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1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Kharkiv, Kharkivska Oblast(18:31). Red Alert: aerial threat. Sirens sounding. Take cover now!</text:span>
</text:h>
      <text:p text:style-name="P4">
Authors: liveuamap (Language: en)</text:p>
      <text:p text:style-name="P4">
Time: 2023-04-12T-34:32:00</text:p>
      <text:p text:style-name="P4">
Location: Kharkiv (Latitude:49.98044 Longtitude:36.25157)</text:p>
      <text:p text:style-name="P4">
Videos: []</text:p>
      <text:p text:style-name="P4">
Images: []</text:p>
      <text:p text:style-name="P4">
Tags: ["Europe", "Central and Eastern Europe"]</text:p>
      <text:p text:style-name="P4">
ID: 22555643</text:p>
      <!--METADATA-->
      <text:p text:style-name="P4">
Kharkiv, Kharkivska Oblast(18:31). Red Alert: aerial threat. Sirens sounding.Take cover now!</text:p>
      <text:p text:style-name="P4">
News Collection Link: <text:a xlink:type="simple" xlink:href="https://liveuamap.com/en/2023/12-april-kharkiv-kharkivska-oblast1831-red-alg" text:style-name="Internet_20_link" text:visited-style-name="Visited_20_Internet_20_Link">
https://liveuamap.com/en/2023/12-april-kharkiv-kharkivska-oblast1831-red-alg</text:a>
</text:p>
      <text:p text:style-name="P4">
Source: <text:a xlink:type="simple" xlink:href="https://t.me/air_alert_ua/42941" text:style-name="Internet_20_link" text:visited-style-name="Visited_20_Internet_20_Link">
https://t.me/air_alert_ua/42941</text:a>
</text:p>
      <!--NEWS-->
      <text:h text:style-name="P10" text:outline-level="1">
<text:span text:style-name="T4">
At Kupiansk direction Russian army shelled Kolodyazne, Kamyanka, Topoli, Krasne Pershe, Ridko...</text:span>
</text:h>
      <text:p text:style-name="P4">
Authors: liveuamap (Language: en)</text:p>
      <text:p text:style-name="P4">
Time: 2023-04-12T-51:19:00</text:p>
      <text:p text:style-name="P4">
Location: Kharkiv (Latitude:49.51875 Longtitude:37.95467)</text:p>
      <text:p text:style-name="P4">
Videos: []</text:p>
      <text:p text:style-name="P4">
Images: []</text:p>
      <text:p text:style-name="P4">
Tags: ["Russia"]</text:p>
      <text:p text:style-name="P4">
ID: 22555560</text:p>
      <!--METADATA-->
      <text:p text:style-name="P4">
At Kupiansk direction Russian army shelled Kolodyazne, Kamyanka, Topoli,Krasne Pershe, Ridkodub, Novomlynsk, Dvorichna, Kindrashivka, Pischane andBerestove of Kharkiv region and Novoselivske of Luhansk region, - GeneralStaff of Armed Forces of Ukraine says in the morning report</text:p>
      <text:p text:style-name="P4">
News Collection Link: <text:a xlink:type="simple" xlink:href="https://liveuamap.com/en/2023/12-april-at-kupiansk-direction-russian-army-shelled-kolodyazne" text:style-name="Internet_20_link" text:visited-style-name="Visited_20_Internet_20_Link">
https://liveuamap.com/en/2023/12-april-at-kupiansk-direction-russian-army-shelled-kolodyazne</text:a>
</text:p>
      <text:p text:style-name="P4">
Source: <text:a xlink:type="simple" xlink:href="https://t.me/lumsrc/4471" text:style-name="Internet_20_link" text:visited-style-name="Visited_20_Internet_20_Link">
https://t.me/lumsrc/4471</text:a>
</text:p>
      <!--NEWS-->
      <text:h text:style-name="P10" text:outline-level="1">
<text:span text:style-name="T4">
At Lyman direction Russian army shelled Makiyivka, Nevske, Bilohorivka of Luhansk region and ...</text:span>
</text:h>
      <text:p text:style-name="P4">
Authors: liveuamap (Language: en)</text:p>
      <text:p text:style-name="P4">
Time: 2023-04-12T-53:19:00</text:p>
      <text:p text:style-name="P4">
Location: Bakhmut (Latitude:48.80607 Longtitude:38.24444)</text:p>
      <text:p text:style-name="P4">
Videos: []</text:p>
      <text:p text:style-name="P4">
Images: []</text:p>
      <text:p text:style-name="P4">
Tags: ["Russia"]</text:p>
      <text:p text:style-name="P4">
ID: 22555559</text:p>
      <!--METADATA-->
      <text:p text:style-name="P4">
At Lyman direction Russian army shelled Makiyivka, Nevske, Bilohorivka ofLuhansk region and Yampolivka, Torske, Spirne of Donetsk region, - GeneralStaff of Armed Forces of Ukraine says in the morning report</text:p>
      <text:p text:style-name="P4">
News Collection Link: <text:a xlink:type="simple" xlink:href="https://liveuamap.com/en/2023/12-april-at-lyman-direction-russian-army-shelled-makiyivka" text:style-name="Internet_20_link" text:visited-style-name="Visited_20_Internet_20_Link">
https://liveuamap.com/en/2023/12-april-at-lyman-direction-russian-army-shelled-makiyivka</text:a>
</text:p>
      <text:p text:style-name="P4">
Source: <text:a xlink:type="simple" xlink:href="https://t.me/lumsrc/4472" text:style-name="Internet_20_link" text:visited-style-name="Visited_20_Internet_20_Link">
https://t.me/lumsrc/4472</text:a>
</text:p>
      <!--NEWS-->
      <text:h text:style-name="P10" text:outline-level="1">
<text:span text:style-name="T4">
At Avdiyivka and Maryinka directions Russian army shelled Novokalynove, Orlivka, Avdiyivka, T...</text:span>
</text:h>
      <text:p text:style-name="P4">
Authors: liveuamap (Language: en)</text:p>
      <text:p text:style-name="P4">
Time: 2023-04-12T-55:19:00</text:p>
      <text:p text:style-name="P4">
Location: Donetsk Oblast (Latitude:47.91588 Longtitude:37.46441)</text:p>
      <text:p text:style-name="P4">
Videos: []</text:p>
      <text:p text:style-name="P4">
Images: []</text:p>
      <text:p text:style-name="P4">
Tags: ["Russia"]</text:p>
      <text:p text:style-name="P4">
ID: 22555557</text:p>
      <!--METADATA-->
      <text:p text:style-name="P4">
At Avdiyivka and Maryinka directions Russian army shelled Novokalynove,Orlivka, Avdiyivka, Tonenke, Syeverne, Pervomayske, Netaylove, Karlivka,Krasnohorivka, Heorhiyivka, Maryinka and Pobyeda of Donetsk region, - GeneralStaff of Armed Forces of Ukraine says in the morning report</text:p>
      <text:p text:style-name="P4">
News Collection Link: <text:a xlink:type="simple" xlink:href="https://liveuamap.com/en/2023/12-april-at-avdiyivka-and-maryinka-directions-russian-army" text:style-name="Internet_20_link" text:visited-style-name="Visited_20_Internet_20_Link">
https://liveuamap.com/en/2023/12-april-at-avdiyivka-and-maryinka-directions-russian-army</text:a>
</text:p>
      <text:p text:style-name="P4">
Source: <text:a xlink:type="simple" xlink:href="https://t.me/lumsrc/4474" text:style-name="Internet_20_link" text:visited-style-name="Visited_20_Internet_20_Link">
https://t.me/lumsrc/4474</text:a>
</text:p>
      <!--NEWS-->
      <text:h text:style-name="P10" text:outline-level="1">
<text:span text:style-name="T4">
At Shaktarske direction Russian army shelled Novomykhaylivka, Shakhtarske, Novoukrayinka, Vel...</text:span>
</text:h>
      <text:p text:style-name="P4">
Authors: liveuamap (Language: en)</text:p>
      <text:p text:style-name="P4">
Time: 2023-04-12T-57:19:00</text:p>
      <text:p text:style-name="P4">
Location: Vuhledar (Latitude:47.83229 Longtitude:37.10289)</text:p>
      <text:p text:style-name="P4">
Videos: []</text:p>
      <text:p text:style-name="P4">
Images: []</text:p>
      <text:p text:style-name="P4">
Tags: ["Russia"]</text:p>
      <text:p text:style-name="P4">
ID: 22555556</text:p>
      <!--METADATA-->
      <text:p text:style-name="P4">
At Shaktarske direction Russian army shelled Novomykhaylivka, Shakhtarske,Novoukrayinka, Velyka Novosilka, Vuhledar, Prechystivka of Donetsk region, -General Staff of Armed Forces of Ukraine says in the morning report</text:p>
      <text:p text:style-name="P4">
News Collection Link: <text:a xlink:type="simple" xlink:href="https://liveuamap.com/en/2023/12-april-at-shaktarske-direction-russian-army-shelled-novomykhaylivka" text:style-name="Internet_20_link" text:visited-style-name="Visited_20_Internet_20_Link">
https://liveuamap.com/en/2023/12-april-at-shaktarske-direction-russian-army-shelled-novomykhaylivka</text:a>
</text:p>
      <text:p text:style-name="P4">
Source: <text:a xlink:type="simple" xlink:href="https://t.me/lumsrc/4475" text:style-name="Internet_20_link" text:visited-style-name="Visited_20_Internet_20_Link">
https://t.me/lumsrc/4475</text:a>
</text:p>
      <!--NEWS-->
      <text:h text:style-name="P10" text:outline-level="1">
<text:span text:style-name="T4">
At Zaporizhzhia and Kherson directions Russian army shelled Vremivka, Novopil of Donetsk regi...</text:span>
</text:h>
      <text:p text:style-name="P4">
Authors: liveuamap (Language: en)</text:p>
      <text:p text:style-name="P4">
Time: 2023-04-12T-59:19:00</text:p>
      <text:p text:style-name="P4">
Location: Kherson (Latitude:46.63863 Longtitude:32.61265)</text:p>
      <text:p text:style-name="P4">
Videos: []</text:p>
      <text:p text:style-name="P4">
Images: []</text:p>
      <text:p text:style-name="P4">
Tags: ["Russia"]</text:p>
      <text:p text:style-name="P4">
ID: 22555555</text:p>
      <!--METADATA-->
      <text:p text:style-name="P4">
At Zaporizhzhia and Kherson directions Russian army shelled Vremivka, Novopilof Donetsk region; Novosilka, Olhivske, Malynivka, Chervone, Huliaipole,Charivne, Mala Tokmachka, Orikhiv of Zaporizhzhia region; Zolota Balka,Kachkarivka, Beryslav, Kozatske, Burhunka, Ivanivka, Mykilske, Antonivka,Bilozerka, Dniprovske, Veletenske of Kherson region and Kherson city, -General Staff of Armed Forces of Ukraine says in the morning report</text:p>
      <text:p text:style-name="P4">
News Collection Link: <text:a xlink:type="simple" xlink:href="https://liveuamap.com/en/2023/12-april-at-zaporizhzhia-and-kherson-directions-russian-army" text:style-name="Internet_20_link" text:visited-style-name="Visited_20_Internet_20_Link">
https://liveuamap.com/en/2023/12-april-at-zaporizhzhia-and-kherson-directions-russian-army</text:a>
</text:p>
      <text:p text:style-name="P4">
Source: <text:a xlink:type="simple" xlink:href="https://t.me/lumsrc/4476" text:style-name="Internet_20_link" text:visited-style-name="Visited_20_Internet_20_Link">
https://t.me/lumsrc/4476</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2T-61:19:00</text:p>
      <text:p text:style-name="P4">
Location: Marinka, Donetsk Oblast (Latitude:47.94349 Longtitude:37.50149)</text:p>
      <text:p text:style-name="P4">
Videos: []</text:p>
      <text:p text:style-name="P4">
Images: []</text:p>
      <text:p text:style-name="P4">
Tags: ["Russia"]</text:p>
      <text:p text:style-name="P4">
ID: 22555554</text:p>
      <!--METADATA-->
      <text:p text:style-name="P4">
Russian forces conducting offensive actions at Lyman, Bakhmut, Avdiivka andMaryinka directions. Ukrainian military repelled 72 Russian attacks. Russianforces attempting to advance near Bilohorivka and Spirne, Bakhmut andBohdanivka, Avdiyivka, Pervomayske, Nevelske and Maryinka of Donetsk region, -General Staff of Armed Forces of Ukraine says in the morning report</text:p>
      <text:p text:style-name="P4">
News Collection Link: <text:a xlink:type="simple" xlink:href="https://liveuamap.com/en/2023/12-april-russian-forces-conducting-offensive-actions-at-lyman" text:style-name="Internet_20_link" text:visited-style-name="Visited_20_Internet_20_Link">
https://liveuamap.com/en/2023/12-april-russian-forces-conducting-offensive-actions-at-lyman</text:a>
</text:p>
      <text:p text:style-name="P4">
Source: <text:a xlink:type="simple" xlink:href="https://t.me/lumsrc/4477" text:style-name="Internet_20_link" text:visited-style-name="Visited_20_Internet_20_Link">
https://t.me/lumsrc/4477</text:a>
</text:p>
      <!--NEWS-->
      <text:h text:style-name="P10" text:outline-level="1">
<text:span text:style-name="T4">
Dnipro, Dnipropetrovska Oblast(18:31). Red Alert: aerial threat. Sirens sounding. Take cover ...</text:span>
</text:h>
      <text:p text:style-name="P4">
Authors: liveuamap (Language: en)</text:p>
      <text:p text:style-name="P4">
Time: 2023-04-12T12:31:00</text:p>
      <text:p text:style-name="P4">
Location: Dnipro (Latitude:48.45805 Longtitude:35.03951)</text:p>
      <text:p text:style-name="P4">
Videos: []</text:p>
      <text:p text:style-name="P4">
Images: []</text:p>
      <text:p text:style-name="P4">
Tags: ["Europe", "Central and Eastern Europe"]</text:p>
      <text:p text:style-name="P4">
ID: 22555642</text:p>
      <!--METADATA-->
      <text:p text:style-name="P4">
Dnipro, Dnipropetrovska Oblast(18:31). Red Alert: aerial threat. Sirenssounding. Take cover now!</text:p>
      <text:p text:style-name="P4">
News Collection Link: <text:a xlink:type="simple" xlink:href="https://liveuamap.com/en/2023/12-april-dnipro-dnipropetrovska-oblast1831-reg" text:style-name="Internet_20_link" text:visited-style-name="Visited_20_Internet_20_Link">
https://liveuamap.com/en/2023/12-april-dnipro-dnipropetrovska-oblast1831-reg</text:a>
</text:p>
      <text:p text:style-name="P4">
Source: <text:a xlink:type="simple" xlink:href="https://t.me/suspilnednipro/14320" text:style-name="Internet_20_link" text:visited-style-name="Visited_20_Internet_20_Link">
https://t.me/suspilnednipro/14320</text:a>
</text:p>
      <!--NEWS-->
      <text:h text:style-name="P10" text:outline-level="1">
<text:span text:style-name="T4">
Zaporizka Oblast(18:31). Red Alert: aerial threat. Sirens sounding. Take cover now!</text:span>
</text:h>
      <text:p text:style-name="P4">
Authors: liveuamap (Language: en)</text:p>
      <text:p text:style-name="P4">
Time: 2023-04-12T12:32:00</text:p>
      <text:p text:style-name="P4">
Location: Zaporizka Oblast (Latitude:47.612691 Longtitude:35.766471)</text:p>
      <text:p text:style-name="P4">
Videos: []</text:p>
      <text:p text:style-name="P4">
Images: []</text:p>
      <text:p text:style-name="P4">
Tags: ["Europe", "Central and Eastern Europe"]</text:p>
      <text:p text:style-name="P4">
ID: 22555644</text:p>
      <!--METADATA-->
      <text:p text:style-name="P4">
Zaporizka Oblast(18:31). Red Alert: aerial threat. Sirens sounding. Take covernow!</text:p>
      <text:p text:style-name="P4">
News Collection Link: <text:a xlink:type="simple" xlink:href="https://liveuamap.com/en/2023/12-april-zaporizka-oblast1831-red-alert-aeriag" text:style-name="Internet_20_link" text:visited-style-name="Visited_20_Internet_20_Link">
https://liveuamap.com/en/2023/12-april-zaporizka-oblast1831-red-alert-aeriag</text:a>
</text:p>
      <text:p text:style-name="P4">
Source: <text:a xlink:type="simple" xlink:href="https://t.me/suspilnezaporizhzhya/12052" text:style-name="Internet_20_link" text:visited-style-name="Visited_20_Internet_20_Link">
https://t.me/suspilnezaporizhzhya/12052</text:a>
</text:p>
      <!--NEWS-->
      <text:h text:style-name="P10" text:outline-level="1">
<text:span text:style-name="T4">
Poltavska Oblast(18:31). Red Alert: aerial threat. Sirens sounding. Take cover now!</text:span>
</text:h>
      <text:p text:style-name="P4">
Authors: liveuamap (Language: en)</text:p>
      <text:p text:style-name="P4">
Time: 2023-04-12T12:33:00</text:p>
      <text:p text:style-name="P4">
Location: Poltavska Oblast (Latitude:49.47657 Longtitude:33.81761)</text:p>
      <text:p text:style-name="P4">
Videos: []</text:p>
      <text:p text:style-name="P4">
Images: []</text:p>
      <text:p text:style-name="P4">
Tags: ["Europe", "Central and Eastern Europe"]</text:p>
      <text:p text:style-name="P4">
ID: 22555645</text:p>
      <!--METADATA-->
      <text:p text:style-name="P4">
Poltavska Oblast(18:31). Red Alert: aerial threat. Sirens sounding. Take covernow!</text:p>
      <text:p text:style-name="P4">
News Collection Link: <text:a xlink:type="simple" xlink:href="https://liveuamap.com/en/2023/12-april-poltavska-oblast1831-red-alert-aeriag" text:style-name="Internet_20_link" text:visited-style-name="Visited_20_Internet_20_Link">
https://liveuamap.com/en/2023/12-april-poltavska-oblast1831-red-alert-aeriag</text:a>
</text:p>
      <text:p text:style-name="P4">
Source: <text:a xlink:type="simple" xlink:href="https://t.me/suspilnepoltava/10760" text:style-name="Internet_20_link" text:visited-style-name="Visited_20_Internet_20_Link">
https://t.me/suspilnepoltava/10760</text:a>
</text:p>
      <!--NEWS-->
      <text:h text:style-name="P10" text:outline-level="1">
<text:span text:style-name="T4">
Donetsk Oblast(18:32). Red Alert: aerial threat. Sirens sounding. Take cover now!</text:span>
</text:h>
      <text:p text:style-name="P4">
Authors: liveuamap (Language: en)</text:p>
      <text:p text:style-name="P4">
Time: 2023-04-12T12:34:00</text:p>
      <text:p text:style-name="P4">
Location: Donetsk Oblast (Latitude:48.72719 Longtitude:37.57819)</text:p>
      <text:p text:style-name="P4">
Videos: []</text:p>
      <text:p text:style-name="P4">
Images: []</text:p>
      <text:p text:style-name="P4">
Tags: ["Europe", "Central and Eastern Europe"]</text:p>
      <text:p text:style-name="P4">
ID: 22555646</text:p>
      <!--METADATA-->
      <text:p text:style-name="P4">
Donetsk Oblast(18:32). Red Alert: aerial threat. Sirens sounding. Take covernow!</text:p>
      <text:p text:style-name="P4">
News Collection Link: <text:a xlink:type="simple" xlink:href="https://liveuamap.com/en/2023/12-april-donetsk-oblast1832-red-alert-aerial-g" text:style-name="Internet_20_link" text:visited-style-name="Visited_20_Internet_20_Link">
https://liveuamap.com/en/2023/12-april-donetsk-oblast1832-red-alert-aerial-g</text:a>
</text:p>
      <text:p text:style-name="P4">
Source: <text:a xlink:type="simple" xlink:href="https://t.me/air_alert_ua/42945" text:style-name="Internet_20_link" text:visited-style-name="Visited_20_Internet_20_Link">
https://t.me/air_alert_ua/42945</text:a>
</text:p>
      <!--NEWS-->
      <text:h text:style-name="P10" text:outline-level="1">
<text:span text:style-name="T4">
Donetsk Oblast(19:26). Red Alert: aerial threat. Sirens sounding. Take cover now!</text:span>
</text:h>
      <text:p text:style-name="P4">
Authors: liveuamap (Language: en)</text:p>
      <text:p text:style-name="P4">
Time: 2023-04-12T13:26:00</text:p>
      <text:p text:style-name="P4">
Location: Donetsk Oblast (Latitude:48.72731 Longtitude:37.57744)</text:p>
      <text:p text:style-name="P4">
Videos: []</text:p>
      <text:p text:style-name="P4">
Images: []</text:p>
      <text:p text:style-name="P4">
Tags: ["Europe", "Central and Eastern Europe"]</text:p>
      <text:p text:style-name="P4">
ID: 22555666</text:p>
      <!--METADATA-->
      <text:p text:style-name="P4">
Donetsk Oblast(19:26). Red Alert: aerial threat. Sirens sounding. Take covernow!</text:p>
      <text:p text:style-name="P4">
News Collection Link: <text:a xlink:type="simple" xlink:href="https://liveuamap.com/en/2023/12-april-donetsk-oblast1926-red-alert-aerial-g" text:style-name="Internet_20_link" text:visited-style-name="Visited_20_Internet_20_Link">
https://liveuamap.com/en/2023/12-april-donetsk-oblast1926-red-alert-aerial-g</text:a>
</text:p>
      <text:p text:style-name="P4">
Source: <text:a xlink:type="simple" xlink:href="https://t.me/air_alert_ua/42951" text:style-name="Internet_20_link" text:visited-style-name="Visited_20_Internet_20_Link">
https://t.me/air_alert_ua/42951</text:a>
</text:p>
      <!--NEWS-->
      <text:h text:style-name="P10" text:outline-level="1">
<text:span text:style-name="T4">
Kherson, Khersonska Oblast(20:38). Red Alert: aerial threat. Sirens sounding. Take cover now!</text:span>
</text:h>
      <text:p text:style-name="P4">
Authors: liveuamap (Language: en)</text:p>
      <text:p text:style-name="P4">
Time: 2023-04-12T14:39:00</text:p>
      <text:p text:style-name="P4">
Location: Kherson (Latitude:46.65581000 Longtitude:32.61780000)</text:p>
      <text:p text:style-name="P4">
Videos: []</text:p>
      <text:p text:style-name="P4">
Images: []</text:p>
      <text:p text:style-name="P4">
Tags: ["Europe", "Central and Eastern Europe"]</text:p>
      <text:p text:style-name="P4">
ID: 22555679</text:p>
      <!--METADATA-->
      <text:p text:style-name="P4">
Kherson, Khersonska Oblast(20:38). Red Alert: aerial threat. Sirens sounding.Take cover now!</text:p>
      <text:p text:style-name="P4">
News Collection Link: <text:a xlink:type="simple" xlink:href="https://liveuamap.com/en/2023/12-april-kherson-khersonska-oblast2038-red-alg" text:style-name="Internet_20_link" text:visited-style-name="Visited_20_Internet_20_Link">
https://liveuamap.com/en/2023/12-april-kherson-khersonska-oblast2038-red-alg</text:a>
</text:p>
      <text:p text:style-name="P4">
Source: <text:a xlink:type="simple" xlink:href="https://t.me/air_alert_ua/42953" text:style-name="Internet_20_link" text:visited-style-name="Visited_20_Internet_20_Link">
https://t.me/air_alert_ua/42953</text:a>
</text:p>
      <!--NEWS-->
      <text:h text:style-name="P10" text:outline-level="1">
<text:span text:style-name="T4">
Donetsk Oblast(22:49). Red Alert: aerial threat. Sirens sounding. Take cover now!</text:span>
</text:h>
      <text:p text:style-name="P4">
Authors: liveuamap (Language: en)</text:p>
      <text:p text:style-name="P4">
Time: 2023-04-12T16:50:00</text:p>
      <text:p text:style-name="P4">
Location: Donetsk Oblast (Latitude:48.72757 Longtitude:37.57817)</text:p>
      <text:p text:style-name="P4">
Videos: []</text:p>
      <text:p text:style-name="P4">
Images: []</text:p>
      <text:p text:style-name="P4">
Tags: ["Europe", "Central and Eastern Europe"]</text:p>
      <text:p text:style-name="P4">
ID: 22555686</text:p>
      <!--METADATA-->
      <text:p text:style-name="P4">
Donetsk Oblast(22:49). Red Alert: aerial threat. Sirens sounding. Take covernow!</text:p>
      <text:p text:style-name="P4">
News Collection Link: <text:a xlink:type="simple" xlink:href="https://liveuamap.com/en/2023/12-april-donetsk-oblast2249-red-alert-aerial-g" text:style-name="Internet_20_link" text:visited-style-name="Visited_20_Internet_20_Link">
https://liveuamap.com/en/2023/12-april-donetsk-oblast2249-red-alert-aerial-g</text:a>
</text:p>
      <text:p text:style-name="P4">
Source: <text:a xlink:type="simple" xlink:href="https://t.me/air_alert_ua/42956" text:style-name="Internet_20_link" text:visited-style-name="Visited_20_Internet_20_Link">
https://t.me/air_alert_ua/42956</text:a>
</text:p>
      <!--NEWS-->
      <text:h text:style-name="P10" text:outline-level="1">
<text:span text:style-name="T4">
Kharkiv, Kharkivska Oblast(00:26). Red Alert: aerial threat. Sirens sounding. Take cover now!</text:span>
</text:h>
      <text:p text:style-name="P4">
Authors: liveuamap (Language: en)</text:p>
      <text:p text:style-name="P4">
Time: 2023-04-12T18:26:00</text:p>
      <text:p text:style-name="P4">
Location: Kharkiv (Latitude:49.98081000 Longtitude:36.25272000)</text:p>
      <text:p text:style-name="P4">
Videos: []</text:p>
      <text:p text:style-name="P4">
Images: []</text:p>
      <text:p text:style-name="P4">
Tags: ["Europe", "Central and Eastern Europe"]</text:p>
      <text:p text:style-name="P4">
ID: 22555687</text:p>
      <!--METADATA-->
      <text:p text:style-name="P4">
Kharkiv, Kharkivska Oblast(00:26). Red Alert: aerial threat. Sirens sounding.Take cover now!</text:p>
      <text:p text:style-name="P4">
News Collection Link: <text:a xlink:type="simple" xlink:href="https://liveuamap.com/en/2023/12-april-kharkiv-kharkivska-oblast0026-red-alg" text:style-name="Internet_20_link" text:visited-style-name="Visited_20_Internet_20_Link">
https://liveuamap.com/en/2023/12-april-kharkiv-kharkivska-oblast0026-red-alg</text:a>
</text:p>
      <text:p text:style-name="P4">
Source: <text:a xlink:type="simple" xlink:href="https://t.me/air_alert_ua/42958" text:style-name="Internet_20_link" text:visited-style-name="Visited_20_Internet_20_Link">
https://t.me/air_alert_ua/42958</text:a>
</text:p>
      <!--NEWS-->
      <text:h text:style-name="P10" text:outline-level="1">
<text:span text:style-name="T4">
Donetsk Oblast(00:26). Red Alert: aerial threat. Sirens sounding. Take cover now!</text:span>
</text:h>
      <text:p text:style-name="P4">
Authors: liveuamap (Language: en)</text:p>
      <text:p text:style-name="P4">
Time: 2023-04-12T18:29:00</text:p>
      <text:p text:style-name="P4">
Location: Donetsk Oblast (Latitude:48.72744 Longtitude:37.5781)</text:p>
      <text:p text:style-name="P4">
Videos: []</text:p>
      <text:p text:style-name="P4">
Images: []</text:p>
      <text:p text:style-name="P4">
Tags: ["Europe", "Central and Eastern Europe"]</text:p>
      <text:p text:style-name="P4">
ID: 22555688</text:p>
      <!--METADATA-->
      <text:p text:style-name="P4">
Donetsk Oblast(00:26). Red Alert: aerial threat. Sirens sounding. Take covernow!</text:p>
      <text:p text:style-name="P4">
News Collection Link: <text:a xlink:type="simple" xlink:href="https://liveuamap.com/en/2023/12-april-donetsk-oblast0026-red-alert-aerial-g" text:style-name="Internet_20_link" text:visited-style-name="Visited_20_Internet_20_Link">
https://liveuamap.com/en/2023/12-april-donetsk-oblast0026-red-alert-aerial-g</text:a>
</text:p>
      <text:p text:style-name="P4">
Source: <text:a xlink:type="simple" xlink:href="https://t.me/air_alert_ua/42959" text:style-name="Internet_20_link" text:visited-style-name="Visited_20_Internet_20_Link">
https://t.me/air_alert_ua/42959</text:a>
</text:p>
      <!--NEWS-->
      <text:h text:style-name="P10" text:outline-level="1">
<text:span text:style-name="T4">
Last September the Russian pilot had misinterpreted what a radar operator on the ground was s...</text:span>
</text:h>
      <text:p text:style-name="P4">
Authors: liveuamap (Language: en)</text:p>
      <text:p text:style-name="P4">
Time: 2023-04-12T20:47:00</text:p>
      <text:p text:style-name="P4">
Location: Black Sea (Latitude:43.33692 Longtitude:33.15605)</text:p>
      <text:p text:style-name="P4">
Videos: []</text:p>
      <text:p text:style-name="P4">
Images: ["<text:a xlink:type="simple" xlink:href="https://liveuamap.com/pics/2023/04/13/22555713_0.png" text:style-name="Internet_20_link" text:visited-style-name="Visited_20_Internet_20_Link">
22555713_0.png</text:a>
"]</text:p>
      <text:p text:style-name="P4">
Tags: ["Russia", "UK"]</text:p>
      <text:p text:style-name="P4">
ID: 22555713</text:p>
      <!--METADATA-->
      <text:p text:style-name="P4">
Last September the Russian pilot had misinterpreted what a radar operator onthe ground was saying to him and thought he had permission to fire. The pilot,who had locked on the British aircraft, fired, but the missile did not launchproperly</text:p>
      <text:p text:style-name="P4">
<draw:frame draw:style-name="fr1" draw:name="Image2" text:anchor-type="as-char" svg:width="6.9236in" svg:height="3.798213in" draw:z-index="0">
<draw:image xlink:href="../Images/liveuamap/2023-04-12T20-47-00/22555713_0.png" xlink:type="simple" xlink:show="embed" xlink:actuate="onLoad" draw:mime-type="image/png"/>
</draw:frame>
</text:p>
      <text:p text:style-name="P4">
News Collection Link: <text:a xlink:type="simple" xlink:href="https://liveuamap.com/en/2023/13-april-last-september-the-russian-pilot-had-misinterpreted" text:style-name="Internet_20_link" text:visited-style-name="Visited_20_Internet_20_Link">
https://liveuamap.com/en/2023/13-april-last-september-the-russian-pilot-had-misinterpreted</text:a>
</text:p>
      <text:p text:style-name="P4">
Source: <text:a xlink:type="simple" xlink:href="https://twitter.com/RALee85/status/1646298946552352768" text:style-name="Internet_20_link" text:visited-style-name="Visited_20_Internet_20_Link">
https://twitter.com/RALee85/status/1646298946552352768</text:a>
</text:p>
      <!--NEWS-->
      <text:h text:style-name="P10" text:outline-level="1">
<text:span text:style-name="T4">
Верховна Рада заборонила використання феєрверків та салютів в Україні</text:span>
</text:h>
      <text:p text:style-name="P4">
Author: ['АРМІЯINFORM']</text:p>
      <text:p text:style-name="P4">
Time: 2023-04-12T28:00:00-04:00</text:p>
      <text:p text:style-name="P4">
Description: Верховна Рада України заборонила використання на території України феєрверків та салют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ejerverky.jpg" text:style-name="Internet_20_link" text:visited-style-name="Visited_20_Internet_20_Link">
fejerverky.jpg</text:a>
']</text:p>
      <text:p text:style-name="P4">
Tags: ['STOPRUSSIA', 'АГРЕСІЯ РФ', 'ВЕРХОВНА РАДА УКРАЇНИ']</text:p>
      <text:p text:style-name="P4">
Category: News</text:p>
      <!--METADATA-->
      <text:p text:style-name="P4">
<draw:frame draw:style-name="fr1" draw:name="Image3" text:anchor-type="as-char" svg:width="6.9236in" svg:height="4.235614in" draw:z-index="0">
<draw:image xlink:href="../Images/AРМІЯINFORM/2023-04-12T28-00-00-04-00/fejerverky.jpg" xlink:type="simple" xlink:show="embed" xlink:actuate="onLoad" draw:mime-type="image/jpeg"/>
</draw:frame>
</text:p>
      <text:p text:style-name="P4">
Верховна Рада України заборонила використання на території України феєрверківта салютів.</text:p>
      <text:p text:style-name="P4">
За законопроєкт <text:a xlink:type="simple" xlink:href="https://itd.rada.gov.ua/billInfo/Bills/Card/39750" text:style-name="Internet_20_link" text:visited-style-name="Visited_20_Internet_20_Link">
№ 7438</text:a>
проголосувало 290 народних депутатів України.</text:p>
      <text:p text:style-name="P4">
Метою прийняття Закону є впровадження європейських гуманних цінностей тастандартів щодо людей і тварин у сфері використання піротехнічних виробів.</text:p>
      <text:p text:style-name="P4">
Документ спрямований на посилення контролю за використанням та обігомпіротехнічних виробів. Йдеться про заборону використання, продаж та передачуфеєрверків, салютів та петард.</text:p>
      <text:p text:style-name="P4">
«Безпечне використання та контрольований обіг піротехнічних виробів натериторії України є важливою запорукою підтримання громадського порядку всуспільстві, захисту життя та здоров’я людей, а також охорони довкілля,зокрема тварин, від негативних наслідків такого використання», — йдеться упояснювальній записці до законопроєкту.</text:p>
      <text:p text:style-name="P4">
Однак під час встановлених законом святкових і неробочих днів, днів міст,інших свят відповідно до рішення місцевої ради, проведення спортивних змаганьдозволяється використання феєрверків лише класу F1, що мають дуже низькийрівень небезпеки і незначний рівень шуму, який не перевищує 60 дБ, а такожсценічних піротехнічних виробів.</text:p>
      <text:p text:style-name="P4">
Source: <text:a xlink:type="simple" xlink:href="https://armyinform.com.ua/2023/04/12/verhovna-rada-zaboronyla-vykorystannya-feyerverkiv-ta-salyutiv-v-ukrayini/" text:style-name="Internet_20_link" text:visited-style-name="Visited_20_Internet_20_Link">
https://armyinform.com.ua/2023/04/12/verhovna-rada-zaboronyla-vykorystannya-feyerverkiv-ta-salyutiv-v-ukrayini/</text:a>
</text:p>
      <!--NEWS-->
      <text:h text:style-name="P10" text:outline-level="1">
<text:span text:style-name="T4">
Володимир Зеленський з американським бізнесменом обговорили допомогу Україні</text:span>
</text:h>
      <text:p text:style-name="P4">
Author: ['АРМІЯINFORM']</text:p>
      <text:p text:style-name="P4">
Time: 2023-04-12T29:00:00-04:00</text:p>
      <text:p text:style-name="P4">
Description: Президент України Володимир Зеленський провів зустріч з американським бізнесменом 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c9cbd6a234adb68e70cdac981ad4cac_1681236630_extra_large.jpeg" text:style-name="Internet_20_link" text:visited-style-name="Visited_20_Internet_20_Link">
3c9cbd6a234adb68e70cdac981ad4cac_1681236630_extra_large.jpeg</text:a>
']</text:p>
      <text:p text:style-name="P4">
Tags: ['ПРЕЗИДЕНТ']</text:p>
      <text:p text:style-name="P4">
Category: News</text:p>
      <!--METADATA-->
      <text:p text:style-name="P4">
<draw:frame draw:style-name="fr1" draw:name="Image4" text:anchor-type="as-char" svg:width="6.9236in" svg:height="4.617948in" draw:z-index="0">
<draw:image xlink:href="../Images/AРМІЯINFORM/2023-04-12T29-00-00-04-00/3c9cbd6a234adb68e70cdac981ad4cac_1681236630_extra_large.jpeg" xlink:type="simple" xlink:show="embed" xlink:actuate="onLoad" draw:mime-type="image/jpeg"/>
</draw:frame>
</text:p>
      <text:p text:style-name="P4">
Президент України Володимир Зеленський провів зустріч з американськимбізнесменом і філантропом Говардом Баффетом, який перебуває в нашій країні звізитом.</text:p>
      <text:p text:style-name="P4">
Про це <text:a xlink:type="simple" xlink:href="https://www.president.gov.ua/news/volodimir-zelenskij-i-govard-baffet-obgovorili-dopomogu-ukra-82201" text:style-name="Internet_20_link" text:visited-style-name="Visited_20_Internet_20_Link">
повідомляє</text:a>
 Офіс Президента України.</text:p>
      <text:p text:style-name="P4">
Глава держави подякував Говарду Баффету за підтримку українського народу тапроекти, які благодійник втілює в Україні. Зокрема, Президент відзначив проектфабрики-кухні, який є частиною реформи шкільного харчування, ініційованоїпершою леді Оленою Зеленською, а також допомогу в реалізації «зерновоїініціативи», підтримку розмінування, закупівлі генераторів і ліквідаціїнаслідків ворожих обстрілів цивільної інфраструктури України.</text:p>
      <text:p text:style-name="P4">
Володимир Зеленський поінформував бізнесмена про ситуацію в нашій країні тавідсіч російській збройній агресії на полі бою. Він наголосив на прагненніщодня робити кроки, які б забезпечували стійкість українських воїнів,підтримували суспільство та бізнес.</text:p>
      <text:p text:style-name="P4">
«Ми намагаємося наближати перемогу щодня», – констатував глава держави.</text:p>
      <text:p text:style-name="P4">
Зі свого боку американський бізнесмен зазначив, що, крім підтримки низкипроектів безпосередньо в нашій країні, він намагається розповідати про Українута український народ у США на різноманітних публічних майданчиках.</text:p>
      <text:p text:style-name="P4">
Під час зустрічі Володимир Зеленський і Говард Баффет обговорили питаннядопомоги в гуманітарному розмінуванні українських земель, зокрема територіїХерсонської області.</text:p>
      <text:p text:style-name="P4">
Source: <text:a xlink:type="simple" xlink:href="https://armyinform.com.ua/2023/04/12/volodymyr-zelenskyj-z-amerykanskym-biznesmenom-obgovoryly-dopomogu-ukrayini/" text:style-name="Internet_20_link" text:visited-style-name="Visited_20_Internet_20_Link">
https://armyinform.com.ua/2023/04/12/volodymyr-zelenskyj-z-amerykanskym-biznesmenom-obgovoryly-dopomogu-ukrayini/</text:a>
</text:p>
      <!--NEWS-->
      <text:h text:style-name="P10" text:outline-level="1">
<text:span text:style-name="T4">
Як військовослужбовцям отримати безоплатну правову допомогу — роз’яснення уряду</text:span>
</text:h>
      <text:p text:style-name="P4">
Author: ['АРМІЯINFORM']</text:p>
      <text:p text:style-name="P4">
Time: 2023-04-12T30:00:00-04:00</text:p>
      <text:p text:style-name="P4">
Description: Військовослужбовці, яким потрібна правова допомога у розв’язанні питань, пов’язаних з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13_1521813278_613x415_3_0-e1681194977677.jpg" text:style-name="Internet_20_link" text:visited-style-name="Visited_20_Internet_20_Link">
1513_1521813278_613x415_3_0-e1681194977677.jpg</text:a>
']</text:p>
      <text:p text:style-name="P4">
Tags: ['STOPRUSSIA', 'ВЕТЕРАНИ ВІЙНИ', 'ПРАВОВА ДОПОМОГА', 'СОЦЗАХИСТ ПІД ЧАС ВІЙНИ']</text:p>
      <text:p text:style-name="P4">
Category: News</text:p>
      <!--METADATA-->
      <text:p text:style-name="P4">
<draw:frame draw:style-name="fr1" draw:name="Image5" text:anchor-type="as-char" svg:width="6.9236in" svg:height="5.19583in" draw:z-index="0">
<draw:image xlink:href="../Images/AРМІЯINFORM/2023-04-12T30-00-00-04-00/1513_1521813278_613x415_3_0-e1681194977677.jpg" xlink:type="simple" xlink:show="embed" xlink:actuate="onLoad" draw:mime-type="image/jpeg"/>
</draw:frame>
</text:p>
      <text:p text:style-name="P4">
Військовослужбовці, яким потрібна правова допомога у розв’язанні питань,пов’язаних зі службою чи з іншими життєвими ситуаціями, можуть її отримати відсистеми безоплатної правової допомоги (БПД).</text:p>
      <text:p text:style-name="P4">
Про це <text:a xlink:type="simple" xlink:href="https://www.kmu.gov.ua/news/yak-viiskovosluzhbovtsiam-otrymaty-bezoplatnu-pravovu-dopomohu" text:style-name="Internet_20_link" text:visited-style-name="Visited_20_Internet_20_Link">
повідомляє</text:a>
 Кабінет Міністрів України.</text:p>
      <text:p text:style-name="P4">
Як роз’яснили фахівці системи безоплатної правової допомоги, правові послугиможна отримати дистанційно або очно у бюро правової допомоги.</text:p>
      <text:p text:style-name="P4">
Так, усі військовослужбовці можуть отримати безоплатно первинну правовудопомогу. Це такі правові послуги як: правова інформація, консультації іроз’яснення з правових питань, допомога у складанні заяв, скарг та іншихдокументів правового характеру (крім процесуальних).</text:p>
      <text:p text:style-name="P4">
Ті, хто мають статус учасників бойових дій, ветеранів війни, осіб зінвалідністю внаслідок війни, учасників війни можуть отримати безоплатно івторинну правову допомогу: захист і здійснення представництва інтересів всудах, інших державних органах, органах місцевого самоврядування, перед іншимиособами, складення документів процесуального характеру.</text:p>
      <text:p text:style-name="P4">
Зокрема, система БПД надає правову підтримку щодо:</text:p>
      <ul>
        <li>
отримання належного грошового забезпечення військовослужбовцями;  * оформлення грошової допомоги у зв’язку з пораненням військовослужбовця;  * оскарження рішення ВЛК, дії чи бездіяльності військової частини, органів влади;  * використання належної відпустки;  * звільнення з військової служби;  * вирішення сімейних та соціальних питань (розлучень, аліментів, спадщини тощо);  * перерахунку пенсії, інших соціальних виплат та пільг й інших правових проблем.</li>
      </ul>
      <text:p text:style-name="P4">
<text:span text:style-name="T5">
<text:span text:style-name="T4">
Як отримати безоплатну правову допомогу?</text:span>
</text:span>
</text:p>
      <text:p text:style-name="P4">
Усну консультацію можна отримати у контактному центрі системи безоплатноїправової допомоги: 0 800 213 103 (дзвінки у межах України безкоштовні). Номердля дзвінків з <text:a xlink:type="simple" xlink:href="https://t.me/+380677213103" text:style-name="Internet_20_link" text:visited-style-name="Visited_20_Internet_20_Link">
Telegram</text:a>
.</text:p>
      <text:p text:style-name="P4">
Якщо потрібно отримати правову допомогу письмово — напишіть у <text:a xlink:type="simple" xlink:href="https://t.me/LegalAidUkraineBo" text:style-name="Internet_20_link" text:visited-style-name="Visited_20_Internet_20_Link">
телеграм-бот</text:a>
.</text:p>
      <text:p text:style-name="P4">
Також можна одразу звертатися до найближчого <text:a xlink:type="simple" xlink:href="https://bit.ly/bpd_buro" text:style-name="Internet_20_link" text:visited-style-name="Visited_20_Internet_20_Link">
бюро</text:a>
.</text:p>
      <text:p text:style-name="P4">
Source: <text:a xlink:type="simple" xlink:href="https://armyinform.com.ua/2023/04/12/yak-vijskovosluzhbovczyam-otrymaty-bezoplatnu-pravovu-dopomogu-rozyasnennya-uryadu/" text:style-name="Internet_20_link" text:visited-style-name="Visited_20_Internet_20_Link">
https://armyinform.com.ua/2023/04/12/yak-vijskovosluzhbovczyam-otrymaty-bezoplatnu-pravovu-dopomogu-rozyasnennya-uryadu/</text:a>
</text:p>
      <!--NEWS-->
      <text:h text:style-name="P10" text:outline-level="1">
<text:span text:style-name="T4">
Дмитро Кулеба обговорив із главою МЗС Канади допомогу Україні та майбутній саміт НАТО</text:span>
</text:h>
      <text:p text:style-name="P4">
Author: ['АРМІЯINFORM']</text:p>
      <text:p text:style-name="P4">
Time: 2023-04-12T31:00:00-04:00</text:p>
      <text:p text:style-name="P4">
Description: Міністр закордонних справ України Дмитро Кулеба поспілкувався з міністеркою закорд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87b6cd9d3a1385785854.jpg" text:style-name="Internet_20_link" text:visited-style-name="Visited_20_Internet_20_Link">
6387b6cd9d3a1385785854.jpg</text:a>
']</text:p>
      <text:p text:style-name="P4">
Tags: ['STOPRUSSIA', 'ГЛАВА МЗС УКРАЇНИ', 'ДМИТРО КУЛЕБА']</text:p>
      <text:p text:style-name="P4">
Category: News</text:p>
      <!--METADATA-->
      <text:p text:style-name="P4">
<draw:frame draw:style-name="fr1" draw:name="Image6" text:anchor-type="as-char" svg:width="6.9236in" svg:height="4.116547in" draw:z-index="0">
<draw:image xlink:href="../Images/AРМІЯINFORM/2023-04-12T31-00-00-04-00/6387b6cd9d3a1385785854.jpg" xlink:type="simple" xlink:show="embed" xlink:actuate="onLoad" draw:mime-type="image/jpeg"/>
</draw:frame>
</text:p>
      <text:p text:style-name="P4">
Міністр закордонних справ України Дмитро Кулеба поспілкувався з міністеркоюзакордонних справ Канади Мелані Жолі.</text:p>
      <text:p text:style-name="P4">
Про це він<text:a xlink:type="simple" xlink:href="https://twitter.com/DmytroKuleba/status/1645819915922808832" text:style-name="Internet_20_link" text:visited-style-name="Visited_20_Internet_20_Link">
повідомив</text:a>
у Twitter.</text:p>
      <text:p text:style-name="P4">
«Під час розмови Мелані Жолі та я обговорили способи прискорення допомогиКанади у гарантуванні безпеки України та майбутній саміт НАТО у Вільнюсі», —написав він.</text:p>
      <text:p text:style-name="P4">
Дмитро Кулеба також подякував Канаді за підтримку України.</text:p>
      <text:p text:style-name="P4">
Як відомо, саміт НАТО відбудеться у Вільнюсі 11–12 липня. У ньому візьмутьучасть приблизно 40 делегацій країн – членів та партнерів Альянсу.</text:p>
      <text:p text:style-name="P4">
Source: <text:a xlink:type="simple" xlink:href="https://armyinform.com.ua/2023/04/12/dmytro-kuleba-obgovoryv-iz-glavoyu-mzs-kanady-dopomogu-ukrayini-ta-majbutnij-samit-nato/" text:style-name="Internet_20_link" text:visited-style-name="Visited_20_Internet_20_Link">
https://armyinform.com.ua/2023/04/12/dmytro-kuleba-obgovoryv-iz-glavoyu-mzs-kanady-dopomogu-ukrayini-ta-majbutnij-samit-nato/</text:a>
</text:p>
      <!--NEWS-->
      <text:h text:style-name="P10" text:outline-level="1">
<text:span text:style-name="T4">
На зібрані через United24 гроші закуплять іще 40 «швидких»</text:span>
</text:h>
      <text:p text:style-name="P4">
Author: ['АРМІЯINFORM']</text:p>
      <text:p text:style-name="P4">
Time: 2023-04-12T32:00:00-04:00</text:p>
      <text:p text:style-name="P4">
Description: Медичні закупівлі України уклали контракти на придбання 40 автомобілів швидкої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5494-photo_2023_04_10_22_14_40.jpg" text:style-name="Internet_20_link" text:visited-style-name="Visited_20_Internet_20_Link">
45494-photo_2023_04_10_22_14_40.jpg</text:a>
']</text:p>
      <text:p text:style-name="P4">
Tags: ['STOPRUSSIA', 'МОЗ']</text:p>
      <text:p text:style-name="P4">
Category: News</text:p>
      <!--METADATA-->
      <text:p text:style-name="P4">
<draw:frame draw:style-name="fr1" draw:name="Image7" text:anchor-type="as-char" svg:width="6.9236in" svg:height="4.599594in" draw:z-index="0">
<draw:image xlink:href="../Images/AРМІЯINFORM/2023-04-12T32-00-00-04-00/45494-photo_2023_04_10_22_14_40.jpg" xlink:type="simple" xlink:show="embed" xlink:actuate="onLoad" draw:mime-type="image/jpeg"/>
</draw:frame>
</text:p>
      <text:p text:style-name="P4">
Медичні закупівлі України уклали контракти на придбання 40 автомобілів швидкоїдопомоги за кошти, зібрані через платформу United24.</text:p>
      <text:p text:style-name="P4">
Про це <text:a xlink:type="simple" xlink:href="https://moz.gov.ua/article/news/na-104-mln-grn-ukladeno-kontrakti-na-zakupivlju-sche-40-shvidkih-za-koshti-zibrani-cherez-united24" text:style-name="Internet_20_link" text:visited-style-name="Visited_20_Internet_20_Link">
повідомляє</text:a>
Міністерство охорони здоров’я.</text:p>
      <text:p text:style-name="P4">
«Відповідно до рішення комісії з питань розподілу коштів для задоволенняпотреб охорони здоров’я Медичні закупівлі України уклали контракти напридбання 40 автівок швидкої допомоги загальною вартістю 104 000 000 грн дляпотреб медичної сфери за кошти, зібрані через фандрейзингову платформуUnited24», — йдеться у повідомленні.</text:p>
      <text:p text:style-name="P4">
У МОЗ зазначили, що це автомобілі швидкої допомоги типу С, які облаштованівсім необхідним. Зокрема, кисневими балонами, кардіомоніторами,дефібриляторами, електрокардіографами та апаратами штучної вентиляції легень.У них можна рятувати людину у разі кардіогенного шоку, надавати допомогу підчас пологів, проводити реанімацію пацієнтів, здійснювати загальне знеболення,первинну хірургічну обробку ран.</text:p>
      <text:p text:style-name="P4">
«Поповнення автопарків центрів екстреної медичної допомоги та медициникатастроф є вкрай важливим. Адже зараз в умовах війни 103 «швидкі» пошкоджено,250 — знищено, 125 захоплено. Нові автівки допоможуть нашим бригадам Е(Ш)МДнавіть у складних умовах воєнного часу успішно виконувати виклики до хворих іпотерпілих», – підкреслила заступник міністра охорони здоров’я з питаньцифрового розвитку Марія Карчевич.</text:p>
      <text:p text:style-name="P4">
Загалом уже закуплено або укладено контракти на 176 одиниць.</text:p>
      <text:p text:style-name="P4">
Source: <text:a xlink:type="simple" xlink:href="https://armyinform.com.ua/2023/04/12/na-zibrani-cherez-united24-groshi-zakuplyat-ishhe-40-shvydkyh/" text:style-name="Internet_20_link" text:visited-style-name="Visited_20_Internet_20_Link">
https://armyinform.com.ua/2023/04/12/na-zibrani-cherez-united24-groshi-zakuplyat-ishhe-40-shvydkyh/</text:a>
</text:p>
      <!--NEWS-->
      <text:h text:style-name="P10" text:outline-level="1">
<text:span text:style-name="T4">
Окупант просить дружину якомога швидше звернутись до прокуратури, щоб «витягнути» його з України — перехоплення ГУР</text:span>
</text:h>
      <text:p text:style-name="P4">
Author: ['АРМІЯINFORM']</text:p>
      <text:p text:style-name="P4">
Time: 2023-04-12T33:00:00-04:00</text:p>
      <text:p text:style-name="P4">
Description: Військовослужбовець рф розповідає про втрати та просить дружину якомога швидше звернутис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ГУР ПЕРЕХОПЛЕННЯ']</text:p>
      <text:p text:style-name="P4">
Category: News</text:p>
      <!--METADATA-->
      <text:p text:style-name="P4">
<draw:frame draw:style-name="fr1" draw:name="Image8" text:anchor-type="as-char" svg:width="6.9236in" svg:height="3.894525in" draw:z-index="0">
<draw:image xlink:href="../Images/AРМІЯINFORM/2023-04-12T33-00-00-04-00/gurperehoplennya.jpg" xlink:type="simple" xlink:show="embed" xlink:actuate="onLoad" draw:mime-type="image/jpeg"/>
</draw:frame>
</text:p>
      <text:p text:style-name="P4">
Військовослужбовець рф розповідає про втрати та просить дружину якомога швидшезвернутись до прокуратури, щоб витягнути його з України:</text:p>
      <text:p text:style-name="P4">
Цю розмову у Telegram <text:a xlink:type="simple" xlink:href="https://t.me/DIUkraine" text:style-name="Internet_20_link" text:visited-style-name="Visited_20_Internet_20_Link">
опублікувало</text:a>
 Головнеуправління розвідки України Міністерства оборони України.</text:p>
      <text:p text:style-name="P4">
«Це все красиво у путіна в телевізорі. ми тут, немов гарматне м’ясо», —йдеться у повідомленні.</text:p>
      <ul>
        <li>
«тут лінія оточення скоро, мабуть, потрапимо»;  * в роті мало би бути 100 осіб, проте лишилося 35;  * «додому тілько 300-м, якщо тільки або 200-м»;  * окупант висловлює скептичні сподівання на відпустку;  * «командиру тут по барабану, вони в штабі, якщо щось станеться, вони перші втічуть»;  * «ні грошей не платять, постачання немає, ані ротації, нічого немає».</li>
      </ul>
      <text:p text:style-name="P4">
Source: <text:a xlink:type="simple" xlink:href="https://armyinform.com.ua/2023/04/12/okupant-prosyt-druzhynu-yakomoga-shvydshe-zvernutys-do-prokuratury-shhob-vytyagnuty-jogo-z-ukrayiny-perehoplennya-gur/" text:style-name="Internet_20_link" text:visited-style-name="Visited_20_Internet_20_Link">
https://armyinform.com.ua/2023/04/12/okupant-prosyt-druzhynu-yakomoga-shvydshe-zvernutys-do-prokuratury-shhob-vytyagnuty-jogo-z-ukrayiny-perehoplennya-gur/</text:a>
</text:p>
      <!--NEWS-->
      <text:h text:style-name="P10" text:outline-level="1">
<text:span text:style-name="T4">
«Узаконили» окупацію України: суддям конституційного суду рф загрожує довічне ув’язнення</text:span>
</text:h>
      <text:p text:style-name="P4">
Author: ['АРМІЯINFORM']</text:p>
      <text:p text:style-name="P4">
Time: 2023-04-12T34:00:00-04:00</text:p>
      <text:p text:style-name="P4">
Description: Завершено спеціальні досудові розслідування щодо 10 суддів конституційного суду рф,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55792678896297.webp" text:style-name="Internet_20_link" text:visited-style-name="Visited_20_Internet_20_Link">
755792678896297.webp</text:a>
']</text:p>
      <text:p text:style-name="P4">
Tags: ['STOPRUSSIA', 'СБУ']</text:p>
      <text:p text:style-name="P4">
Category: News</text:p>
      <!--METADATA-->
      <text:p text:style-name="P4">
<draw:frame draw:style-name="fr1" draw:name="Image9" text:anchor-type="as-char" svg:width="6.9236in" svg:height="4.281093in" draw:z-index="0">
<draw:image xlink:href="../ConvertedIMGs/AРМІЯINFORM/2023-04-12T34-00-00-04-00/755792678896297.png" xlink:type="simple" xlink:show="embed" xlink:actuate="onLoad" draw:mime-type="image/png"/>
</draw:frame>
</text:p>
      <text:p text:style-name="P4">
Завершено спеціальні досудові розслідування щодо 10 суддів конституційногосуду рф, які причетні до «легітимізації» кремлівського режиму у тимчасовозахоплених районах України.</text:p>
      <text:p text:style-name="P4">
Про це <text:a xlink:type="simple" xlink:href="https://ssu.gov.ua/novyny/za-materialamy-sbu-dovichne-uviaznennia-zahrozhuie-suddiam-konstytutsiinoho-sudu-rf-yaki-uzakonyly-okupatsiiu-ukrainy" text:style-name="Internet_20_link" text:visited-style-name="Visited_20_Internet_20_Link">
повідомила</text:a>
 пресслужба СБУ.</text:p>
      <text:p text:style-name="P4">
Наразі обвинувальний акт скеровано до суду.</text:p>
      <text:p text:style-name="P4">
За даними слідства, 2 жовтня 2022 року російські судді підписали постанови проприйняття до складу країни-агресора так званих «донецької та луганськоїнародних республік», а також частини Херсонської та Запорізької областей.</text:p>
      <text:p text:style-name="P4">
«Тим самим вони визнали «законними» кремлівські договори про «приєднання» дорф тимчасово окупованих територій України.</text:p>
      <text:p text:style-name="P4">
На той момент конституційний суд росії складався з 10 чинних суддів, включаючиголову цієї установи. Таким чином, за злочини проти України відповідатимеповний склад кс рф, який підтримав це рішення.</text:p>
      <text:p text:style-name="P4">
На підставі зібраних доказів слідчі Служби безпеки повідомили російськимсуддям про підозру у пособництві у посяганні на територіальну цілісність танедоторканність України.</text:p>
      <text:p text:style-name="P4">
Зловмисникам загрожує покарання до 15 років ув’язнення або довічне позбавленняволі з конфіскацією майна», — йдеться у повідомленні.</text:p>
      <text:p text:style-name="P4">
Source: <text:a xlink:type="simple" xlink:href="https://armyinform.com.ua/2023/04/12/uzakonyly-okupacziyu-ukrayiny-suddyam-konstytuczijnogo-sudu-rf-zagrozhuye-dovichne-uvyaznennya/" text:style-name="Internet_20_link" text:visited-style-name="Visited_20_Internet_20_Link">
https://armyinform.com.ua/2023/04/12/uzakonyly-okupacziyu-ukrayiny-suddyam-konstytuczijnogo-sudu-rf-zagrozhuye-dovichne-uvyaznennya/</text:a>
</text:p>
      <!--NEWS-->
      <text:h text:style-name="P10" text:outline-level="1">
<text:span text:style-name="T4">
В Україні стартувала грантова програма на розвиток бізнесу для ветеранів</text:span>
</text:h>
      <text:p text:style-name="P4">
Author: ['АРМІЯINFORM']</text:p>
      <text:p text:style-name="P4">
Time: 2023-04-12T35:00:00-04:00</text:p>
      <text:p text:style-name="P4">
Description: За ініціативи Прем’єр-міністра Міністерство економіки України у співпраці з Мінветера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20628144913.jpg" text:style-name="Internet_20_link" text:visited-style-name="Visited_20_Internet_20_Link">
20220628144913.jpg</text:a>
', '<text:a xlink:type="simple" xlink:href="https://armyinform.com.ua/wp-content/uploads/2023/04/340308269_1188385798518563_8189021030872496306_n.jpg" text:style-name="Internet_20_link" text:visited-style-name="Visited_20_Internet_20_Link">
340308269_1188385798518563_8189021030872496306_n.jpg</text:a>
']</text:p>
      <text:p text:style-name="P4">
Tags: []</text:p>
      <text:p text:style-name="P4">
Category: News</text:p>
      <!--METADATA-->
      <text:p text:style-name="P4">
<draw:frame draw:style-name="fr1" draw:name="Image10" text:anchor-type="as-char" svg:width="6.9236in" svg:height="3.724058in" draw:z-index="0">
<draw:image xlink:href="../Images/AРМІЯINFORM/2023-04-12T35-00-00-04-00/20220628144913.jpg" xlink:type="simple" xlink:show="embed" xlink:actuate="onLoad" draw:mime-type="image/jpeg"/>
</draw:frame>
Ілюстративне фото</text:p>
      <text:p text:style-name="P4">
За ініціативи Прем’єр-міністра Міністерство економіки України у співпраці зМінветеранів, Мінцифрою, Мінюстом, іншими державними установами таветеранською спільнотою запустило грантову програму із фінансування створення,або розвитку власного бізнесу ветеранами війни.</text:p>
      <text:p text:style-name="P4">
Гранти доступні для ветеранів і ветеранок та їхніх дружин/чоловіків. Отриманефінансування надасть змогу почати власну справу або розширити бізнес усім, хтомає план, необхідні навички та бажання.</text:p>
      <text:p text:style-name="P4">
<draw:frame draw:style-name="fr1" draw:name="Image11" text:anchor-type="as-char" svg:width="6.9236in" svg:height="6.9236in" draw:z-index="0">
<draw:image xlink:href="../Images/AРМІЯINFORM/2023-04-12T35-00-00-04-00/340308269_1188385798518563_8189021030872496306_n.jpg" xlink:type="simple" xlink:show="embed" xlink:actuate="onLoad" draw:mime-type="image/jpeg"/>
</draw:frame>
</text:p>
      <text:p text:style-name="P4">
Програмою передбачено надання таких грантів:</text:p>
      <ul>
        <li>
250 тис грн — для учасника бойових дій та/або особи з інвалідністю внаслідок війни за умови створення одного робочого місця;  * 500 тис грн — для дружини/чоловіка учасника бойових дій та/або особи з інвалідністю внаслідок війни за умови створення двох робочих місць;  * 1 млн грн — для учасника бойових дій та/або особи з інвалідністю внаслідок війни, які зареєстровані як ФОП не менше ніж 3 роки, за умови створення чотирьох робочих місць, мінімум 2 з яких займуть ветерани або особи з інвалідністю внаслідок війни.</li>
      </ul>
      <text:p text:style-name="P4">
Окрім цього, учасники програми зможуть отримати безоплатну допомогу віддержави у вигляді навчання з питань організації та провадження підприємницькоїдіяльності, а також безкоштовні консультації у регіональних центрах Дія.Бізнеста регіональних центрах зайнятості.</text:p>
      <text:p text:style-name="P4">
Надіслати електронні заяви на участь у програмі, а також ознайомитися зумовами програми можна на порталі Дія за<text:a xlink:type="simple" xlink:href="https://diia.gov.ua/services/grant-dlya-veteraniv-ta-chleniv-yihnih-simej" text:style-name="Internet_20_link" text:visited-style-name="Visited_20_Internet_20_Link">
посиланням</text:a>
.</text:p>
      <text:p text:style-name="P4">
<text:span text:style-name="T5">
Джерело:<text:a xlink:type="simple" xlink:href="https://mva.gov.ua/ua/news/vid-250-tis-do-1-mln-grn-v-ukrayini-startuvala-grantova-programa-na-rozvitok-biznesu-dlya-veteraniv" text:style-name="Internet_20_link" text:visited-style-name="Visited_20_Internet_20_Link">
Міністерство у справах ветеранівУкраїни</text:a>
</text:span>
</text:p>
      <text:p text:style-name="P4">
Source: <text:a xlink:type="simple" xlink:href="https://armyinform.com.ua/2023/04/12/v-ukrayini-startuvala-grantova-programa-na-rozvytok-biznesu-dlya-veteraniv/" text:style-name="Internet_20_link" text:visited-style-name="Visited_20_Internet_20_Link">
https://armyinform.com.ua/2023/04/12/v-ukrayini-startuvala-grantova-programa-na-rozvytok-biznesu-dlya-veteraniv/</text:a>
</text:p>
      <!--NEWS-->
      <text:h text:style-name="P10" text:outline-level="1">
<text:span text:style-name="T4">
ЗСУ знищили два безпілотники «Орлан-10» та дві станції РЕБ окупантів</text:span>
</text:h>
      <text:p text:style-name="P4">
Author: ['АРМІЯINFORM']</text:p>
      <text:p text:style-name="P4">
Time: 2023-04-12T36:00:00-04:00</text:p>
      <text:p text:style-name="P4">
Description: Наші захисники за добу збили 2 ворожих БПЛА типу «Орлан-10», а також 2 станц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836873_228535893058660_7842946212120837350_n.jpg" text:style-name="Internet_20_link" text:visited-style-name="Visited_20_Internet_20_Link">
340836873_228535893058660_7842946212120837350_n.jpg</text:a>
']</text:p>
      <text:p text:style-name="P4">
Tags: ['STOPRUSSIA', 'ГШ ЗСУ', 'ОПЕРАТИВНА ІНФОРМАЦІЯ']</text:p>
      <text:p text:style-name="P4">
Category: News</text:p>
      <!--METADATA-->
      <text:p text:style-name="P4">
<draw:frame draw:style-name="fr1" draw:name="Image12" text:anchor-type="as-char" svg:width="6.9236in" svg:height="4.615733in" draw:z-index="0">
<draw:image xlink:href="../Images/AРМІЯINFORM/2023-04-12T36-00-00-04-00/340836873_228535893058660_7842946212120837350_n.jpg" xlink:type="simple" xlink:show="embed" xlink:actuate="onLoad" draw:mime-type="image/jpeg"/>
</draw:frame>
</text:p>
      <text:p text:style-name="P4">
<text:span text:style-name="T4">
<text:span text:style-name="T5">
*🔥 Ситуація щодо російського вторгнення</text:span>
</text:span>
*</text:p>
      <text:p text:style-name="P4">
Наші захисники за добу збили 2 ворожих БПЛА типу «Орлан-10», а також 2 станціїрадіоелектронної боротьби противника.</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Авіація Сил оборони завдала 13 ударів по районах зосередження особового складута військової техніки окупантів.</text:p>
      <text:p text:style-name="P4">
Підрозділи ракетних військ і артилерії протягом доби уразили 5 районівзосередження живої сили, озброєння та військової техніки.</text:p>
      <text:p text:style-name="P4">
Source: <text:a xlink:type="simple" xlink:href="https://armyinform.com.ua/2023/04/12/zsu-znyshhyly-dva-bezpilotnyka-orlan-10-ta-dvi-stancziyi-reb-okupantiv/" text:style-name="Internet_20_link" text:visited-style-name="Visited_20_Internet_20_Link">
https://armyinform.com.ua/2023/04/12/zsu-znyshhyly-dva-bezpilotnyka-orlan-10-ta-dvi-stancziyi-reb-okupantiv/</text:a>
</text:p>
      <!--NEWS-->
      <text:h text:style-name="P10" text:outline-level="1">
<text:span text:style-name="T4">
Протягом минулої доби загарбники обстріляли понад сто населених пунктів України</text:span>
</text:h>
      <text:p text:style-name="P4">
Author: ['АРМІЯINFORM']</text:p>
      <text:p text:style-name="P4">
Time: 2023-04-12T37:00:00-04:00</text:p>
      <text:p text:style-name="P4">
Description: Протягом минулої доби противник завдав 1 ракетного та 21 авіаційного удару,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ramatorsk-1.jpeg" text:style-name="Internet_20_link" text:visited-style-name="Visited_20_Internet_20_Link">
kramatorsk-1.jpeg</text:a>
']</text:p>
      <text:p text:style-name="P4">
Tags: ['ГШ ЗСУ', 'ОПЕРАТИВНА ІНФОРМАЦІЯ']</text:p>
      <text:p text:style-name="P4">
Category: News</text:p>
      <!--METADATA-->
      <text:p text:style-name="P4">
<draw:frame draw:style-name="fr1" draw:name="Image13" text:anchor-type="as-char" svg:width="6.9236in" svg:height="4.32725in" draw:z-index="0">
<draw:image xlink:href="../Images/AРМІЯINFORM/2023-04-12T37-00-00-04-00/kramatorsk-1.jpeg" xlink:type="simple" xlink:show="embed" xlink:actuate="onLoad" draw:mime-type="image/jpeg"/>
</draw:frame>
</text:p>
      <text:p text:style-name="P4">
<text:span text:style-name="T4">
<text:span text:style-name="T5">
*🔥 Ситуація щодо російського вторгнення</text:span>
</text:span>
*</text:p>
      <text:p text:style-name="P4">
Протягом минулої доби противник завдав 1 ракетного та 21 авіаційного удару,здійснив 33 обстріли з реактивних систем залпового вогню по позиціях нашихвійськ та цивільній інфраструктурі населених пунктів.</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Протягом минулої доби противник здійснив обстріли населених пунктів Блешня,Кам'янська Слобода, Грем’яч Чернігівської області; Волфине, КатеринівкаСумської області, а також Ветеринарне, Глибоке, Гатище, Вовчанськ, Зибине,Волохівка, Охрімівка, Черняків, Комісарове, Бударки та Довжанка на Харківщині.</text:p>
      <text:p text:style-name="P4">
На Куп’янському напрямку ворожих обстрілів зазнали населені пункти Колодязне,Кам'янка, Тополі, Красне Перше, Рідкодуб, Новомлинськ, Дворічна, Кіндрашівка,Піщане і Берестове Харківської області та Новоселівське Луганської області.</text:p>
      <text:p text:style-name="P4">
На Лиманському напрямку протягом минулої доби противник вів безуспішнінаступальні дії поблизу населених пунктів Білогорівка та Спірне.Артилерійських обстрілів зазнали Макіївка, Невське, Білогорівка Луганськоїобласті та Ямполівка, Торське, Спірне Донецької області.</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минулої добипротивник вів безуспішні наступальні дії неподалік населеного пунктуБогданівка. Від ворожих обстрілів постраждали Никифорівка, Васюківка,Міньківка, Оріхово-Василівка, Новомаркове, Маркове, Бахмут, Хромове, Часів Яр,Іванівське, Ступочки, Предтечине, Олександро-Шультине, Курдюмівка, Озарянівка,Дружба, Торецьк та Нью-Йорк Донецької області.</text:p>
      <text:p text:style-name="P4">
На Авдіївському та Мар’їнському напрямках противник вів наступальні дії врайонах населених пунктів Авдіївка, Первомайське, Невельське та Мар’їнкаДонецької області, успіху не мав. Найзапекліші бої тривають за Мар’їнку. В тойже час, ворожих обстрілів зазнали населені пункти Новокалинове, Орлівка,Авдіївка, Тоненьке, Сєверне, Первомайське, Нетайлове, Карлівка, Красногорівка,Георгіївка, Мар’їнка та Побєда Донецької області.</text:p>
      <text:p text:style-name="P4">
На Шахтарському напрямку протягом доби, що минула, ворог наступальних дій непроводив. Здійснив обстріли населених пунктів Новомихайлівка, Шахтарське,Новоукраїнка, Велика Новосілка, Вугледар, Пречистівка на Донеччині.</text:p>
      <text:p text:style-name="P4">
На Запорізькому та Херсонському напрямках противник продовжує вести обороннідії. Протягом минулої доби здійснив обстріли понад 30 населених пунктів. Середних – Времівка, Новопіль Донецької області; Новосілка, Ольгівське, Малинівка,Червоне, Гуляйполе, Чарівне, Мала Токмачка, Оріхів Запорізької області; ЗолотаБалка, Качкарівка, Берислав, Козацьке, Бургунка, Іванівка, Микільське,Антонівка, Білозерка, Дніпровське, Велетенське Херсонської області та містоХерсон.</text:p>
      <text:p text:style-name="P4">
Source: <text:a xlink:type="simple" xlink:href="https://armyinform.com.ua/2023/04/12/protyagom-mynuloyi-doby-zagarbnyky-obstrilyaly-bilshe-sta-naselenyh-punktiv-ukrayiny/" text:style-name="Internet_20_link" text:visited-style-name="Visited_20_Internet_20_Link">
https://armyinform.com.ua/2023/04/12/protyagom-mynuloyi-doby-zagarbnyky-obstrilyaly-bilshe-sta-naselenyh-punktiv-ukrayiny/</text:a>
</text:p>
      <!--NEWS-->
      <text:h text:style-name="P10" text:outline-level="1">
<text:span text:style-name="T4">
Тривають жорстокі бої за Бахмут та Мар’їнку — Генштаб ЗСУ</text:span>
</text:h>
      <text:p text:style-name="P4">
Author: ['АРМІЯINFORM']</text:p>
      <text:p text:style-name="P4">
Time: 2023-04-12T38: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74231_166620776310712_7462345269416254200_n-640x360-1.webp" text:style-name="Internet_20_link" text:visited-style-name="Visited_20_Internet_20_Link">
339274231_166620776310712_7462345269416254200_n-640x360-1.webp</text:a>
']</text:p>
      <text:p text:style-name="P4">
Tags: ['ГШ ЗСУ', 'ОПЕРАТИВНА ІНФОРМАЦІЯ']</text:p>
      <text:p text:style-name="P4">
Category: News</text:p>
      <!--METADATA-->
      <text:p text:style-name="P4">
<draw:frame draw:style-name="fr1" draw:name="Image14" text:anchor-type="as-char" svg:width="6.9236in" svg:height="3.894525in" draw:z-index="0">
<draw:image xlink:href="../ConvertedIMGs/AРМІЯINFORM/2023-04-12T38-00-00-04-00/339274231_166620776310712_7462345269416254200_n-640x360-1.png" xlink:type="simple" xlink:show="embed" xlink:actuate="onLoad" draw:mime-type="image/png"/>
</draw:frame>
<text:span text:style-name="T4">
🔥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бої тривають.</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Протягом минулої доби противник вів безуспішні наступальні дії неподалікнаселеного пункту Богданівка. Від ворожих обстрілів постраждали Никифорівка,Васюківка, Міньківка, Оріхово-Василівка, Новомаркове, Маркове, Бахмут,Хромове, Часів Яр, Іванівське, Ступочки, Предтечине, Олександро-Шультине,Курдюмівка, Озарянівка, Дружба, Торецьк та Нью-Йорк Донецької області.</text:p>
      <text:p text:style-name="P4">
На Авдіївському та Мар’їнському напрямках противник вів наступальні дії врайонах населених пунктів Авдіївка, Первомайське, Невельське та Мар’їнкаДонецької області, успіху не мав.</text:p>
      <text:p text:style-name="P4">
Найзапекліші бої тривають за Мар’їнку. Водночас ворожих обстрілів зазналинаселені пункти Новокалинове, Орлівка, Авдіївка, Тоненьке, Сєверне,Первомайське, Нетайлове, Карлівка, Красногорівка, Георгіївка, Мар’їнка таПобєда Донецької області.</text:p>
      <text:p text:style-name="P4">
Source: <text:a xlink:type="simple" xlink:href="https://armyinform.com.ua/2023/04/12/tryvayut-zhorstoki-boyi-za-bahmut-ta-maryinku-genshtab-zsu/" text:style-name="Internet_20_link" text:visited-style-name="Visited_20_Internet_20_Link">
https://armyinform.com.ua/2023/04/12/tryvayut-zhorstoki-boyi-za-bahmut-ta-maryinku-genshtab-zsu/</text:a>
</text:p>
      <!--NEWS-->
      <text:h text:style-name="P10" text:outline-level="1">
<text:span text:style-name="T4">
Понад 180 тисяч військових втратила армія рф з початку широкомасштабної агресії</text:span>
</text:h>
      <text:p text:style-name="P4">
Author: ['АРМІЯINFORM']</text:p>
      <text:p text:style-name="P4">
Time: 2023-04-12T39:00:00-04:00</text:p>
      <text:p text:style-name="P4">
Description: Загальні бойові втрати противника з 24.02.22 по 12.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b979308-b6ca-4de8-a941-706d8e91f3be.jpg" text:style-name="Internet_20_link" text:visited-style-name="Visited_20_Internet_20_Link">
3b979308-b6ca-4de8-a941-706d8e91f3be.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75919in" draw:z-index="0">
<draw:image xlink:href="../Images/AРМІЯINFORM/2023-04-12T39-00-00-04-00/3b979308-b6ca-4de8-a941-706d8e91f3be.jpg" xlink:type="simple" xlink:show="embed" xlink:actuate="onLoad" draw:mime-type="image/jpeg"/>
</draw:frame>
</text:p>
      <text:p text:style-name="P4">
Загальні бойові втрати противника з 24.02.22 по 12.04.23 орієнтовностановлять:</text:p>
      <ul>
        <li>
<text:span text:style-name="T4">
особового складу ‒</text:span>
 180050 (+730) осіб ліквідовано  * <text:span text:style-name="T4">
танків ‒</text:span>
 3646 (+2)  * <text:span text:style-name="T4">
бойових броньованих машин ‒</text:span>
 7043 (+5)  * <text:span text:style-name="T4">
артилерійських систем ‒</text:span>
 2770 (+5)  * <text:span text:style-name="T4">
РСЗВ ‒</text:span>
 535 (0)  * <text:span text:style-name="T4">
засоби ППО ‒</text:span>
 282 (0)  * <text:span text:style-name="T4">
літаків ‒</text:span>
 307 (0)  * <text:span text:style-name="T4">
гелікоптерів ‒</text:span>
 293 (0)  * <text:span text:style-name="T4">
БПЛА оперативно-тактичного рівня ‒</text:span>
 2334 (+2)  * <text:span text:style-name="T4">
крилаті ракети ‒</text:span>
 911 (0)  * <text:span text:style-name="T4">
кораблі / катери ‒</text:span>
 18 (0)  * <text:span text:style-name="T4">
автомобільної техніки та автоцистерн ‒</text:span>
 5630 (+10)  * <text:span text:style-name="T4">
спеціальна техніка ‒</text:span>
 319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2.04.23.</text:p>
      <text:p text:style-name="P4">
Source: <text:a xlink:type="simple" xlink:href="https://armyinform.com.ua/2023/04/12/ponad-180-tysyach-vijskovyh-vtratyla-armiya-rf-z-pochatku-shyrokomasshtabnoyi-agresiyi/" text:style-name="Internet_20_link" text:visited-style-name="Visited_20_Internet_20_Link">
https://armyinform.com.ua/2023/04/12/ponad-180-tysyach-vijskovyh-vtratyla-armiya-rf-z-pochatku-shyrokomasshtabnoyi-agresiyi/</text:a>
</text:p>
      <!--NEWS-->
      <text:h text:style-name="P10" text:outline-level="1">
<text:span text:style-name="T4">
Ворог зберігає військову присутність у прикордонних з Україною районах</text:span>
</text:h>
      <text:p text:style-name="P4">
Author: ['АРМІЯINFORM']</text:p>
      <text:p text:style-name="P4">
Time: 2023-04-12T40:00:00-04:00</text:p>
      <text:p text:style-name="P4">
Description: Ворог і надалі зберігає військову присутність у прикордонних з Україною район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yhovana-mobilizacziya.jpg" text:style-name="Internet_20_link" text:visited-style-name="Visited_20_Internet_20_Link">
pryhovana-mobilizacziya.jpg</text:a>
']</text:p>
      <text:p text:style-name="P4">
Tags: ['STOPRUSSIA', 'ГШ ЗСУ', 'ОПЕРАТИВНА ІНФОРМАЦІЯ']</text:p>
      <text:p text:style-name="P4">
Category: News</text:p>
      <!--METADATA-->
      <text:p text:style-name="P4">
<draw:frame draw:style-name="fr1" draw:name="Image16" text:anchor-type="as-char" svg:width="6.9236in" svg:height="3.952222in" draw:z-index="0">
<draw:image xlink:href="../Images/AРМІЯINFORM/2023-04-12T40-00-00-04-00/pryhovana-mobilizacziya.jpg" xlink:type="simple" xlink:show="embed" xlink:actuate="onLoad" draw:mime-type="image/jpeg"/>
</draw:frame>
 <text:span text:style-name="T4">
🔥 Ситуація щодо російського вторгнення</text:span>
</text:p>
      <text:p text:style-name="P4">
Ворог і надалі зберігає військову присутність у прикордонних з Україноюрайонах Курської та Бєлгородської областей, продовжує здійснювати інженернеобладнання місцевості.</text:p>
      <text:p text:style-name="P4">
Про це<text:a xlink:type="simple" xlink:href="https://m.facebook.com/story.php" text:style-name="Internet_20_link" text:visited-style-name="Visited_20_Internet_20_Link">
повідомляє</text:a>
Генеральний штаб Збройних Сил України.</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text:p>
      <text:p text:style-name="P4">
Source: <text:a xlink:type="simple" xlink:href="https://armyinform.com.ua/2023/04/12/vorog-zberigaye-vijskovu-prysutnist-u-prykordonnyh-z-ukrayinoyu-rajonah-2/" text:style-name="Internet_20_link" text:visited-style-name="Visited_20_Internet_20_Link">
https://armyinform.com.ua/2023/04/12/vorog-zberigaye-vijskovu-prysutnist-u-prykordonnyh-z-ukrayinoyu-rajonah-2/</text:a>
</text:p>
      <!--NEWS-->
      <text:h text:style-name="P10" text:outline-level="1">
<text:span text:style-name="T4">
Основним джерелом інформації про полонених є свідчення звільнених захисників — Координаційний штаб</text:span>
</text:h>
      <text:p text:style-name="P4">
Author: ['АРМІЯINFORM']</text:p>
      <text:p text:style-name="P4">
Time: 2023-04-12T41:00:00-04:00</text:p>
      <text:p text:style-name="P4">
Description: У Координаційному штабі відбулася зустріч з родинами полонених музикантів оркес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5.jpg" text:style-name="Internet_20_link" text:visited-style-name="Visited_20_Internet_20_Link">
bez-imeni-5.jpg</text:a>
']</text:p>
      <text:p text:style-name="P4">
Tags: ['ВІЙСЬКОВОПОЛОНЕНІ', 'ВТОРГНЕННЯ РФ', 'КООРДИНАЦІЙНИЙ ШТАБ З ПИТАНЬ ПОВОДЖЕННЯ З ВІЙСЬКОВОПОЛОНЕНИМИ', 'НЕКОМБАТАНТИ']</text:p>
      <text:p text:style-name="P4">
Category: News</text:p>
      <!--METADATA-->
      <text:p text:style-name="P4">
<draw:frame draw:style-name="fr1" draw:name="Image17" text:anchor-type="as-char" svg:width="6.9236in" svg:height="3.900523in" draw:z-index="0">
<draw:image xlink:href="../Images/AРМІЯINFORM/2023-04-12T41-00-00-04-00/bez-imeni-5.jpg" xlink:type="simple" xlink:show="embed" xlink:actuate="onLoad" draw:mime-type="image/jpeg"/>
</draw:frame>
</text:p>
      <text:p text:style-name="P4">
У Координаційному штабі відбулася зустріч з родинами полонених музикантіворкестру бригади морської піхоти імені контрадмірала Михайла Білинського. Назапитання близьких відповіли представники Координаційного штабу таМіністерства закордонних справ України.</text:p>
      <text:p text:style-name="P4">
Про це <text:a xlink:type="simple" xlink:href="https://t.me/Koord_shtab/831" text:style-name="Internet_20_link" text:visited-style-name="Visited_20_Internet_20_Link">
повідомляє</text:a>
 Координаційний штаб з питаньповодження з військовополоненими.</text:p>
      <text:p text:style-name="P4">
У зустрічі взяли участь також представники правозахисних організацій. Заїхніми словами, один із варіантів пошуку місцезнаходження українськихвійськовополонених на території країни-агресорки — адвокатські запити. Протедосі одним із основних джерел інформації про полонених залишаються свідченнятих, хто повернувся з полону.</text:p>
      <text:p text:style-name="P4">
Учасники військового оркестру згідно з міжнародним гуманітарним правом єнекомбатантами, тобто військовослужбовцями, які не беруть участі у бойовихдіях.</text:p>
      <text:p text:style-name="P4">
Source: <text:a xlink:type="simple" xlink:href="https://armyinform.com.ua/2023/04/12/osnovnym-dzherelom-informacziyi-pro-polonenyh-ye-svidchennya-zvilnenyh-zahysnykiv-koordynaczijnyj-shtab/" text:style-name="Internet_20_link" text:visited-style-name="Visited_20_Internet_20_Link">
https://armyinform.com.ua/2023/04/12/osnovnym-dzherelom-informacziyi-pro-polonenyh-ye-svidchennya-zvilnenyh-zahysnykiv-koordynaczijnyj-shtab/</text:a>
</text:p>
      <!--NEWS-->
      <text:h text:style-name="P10" text:outline-level="1">
<text:span text:style-name="T4">
Попри численні втрати, російські загарбники намагаються взяти під повний контроль Бахмут</text:span>
</text:h>
      <text:p text:style-name="P4">
Author: ['АРМІЯINFORM']</text:p>
      <text:p text:style-name="P4">
Time: 2023-04-12T86:00:00-04:00</text:p>
      <text:p text:style-name="P4">
Description: На Бахмутському напрямку ворог продовжує вести наступальні дії, намагається взяти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3.jpg" text:style-name="Internet_20_link" text:visited-style-name="Visited_20_Internet_20_Link">
bahmut-3.jpg</text:a>
']</text:p>
      <text:p text:style-name="P4">
Tags: ['STOPRUSSIA', 'БАХМУТСЬКИЙ НАПРЯМОК', 'ВІЙНА', 'ВТОРГНЕННЯ РФ', 'ГШ ЗСУ']</text:p>
      <text:p text:style-name="P4">
Category: News</text:p>
      <!--METADATA-->
      <text:p text:style-name="P4">
<draw:frame draw:style-name="fr1" draw:name="Image18" text:anchor-type="as-char" svg:width="6.9236in" svg:height="3.894525in" draw:z-index="0">
<draw:image xlink:href="../Images/AРМІЯINFORM/2023-04-12T86-00-00-04-00/bahmut-3.jpg" xlink:type="simple" xlink:show="embed" xlink:actuate="onLoad" draw:mime-type="image/jpeg"/>
</draw:frame>
 <text:span text:style-name="T4">
🔥Ситуація щодо російського вторгнення</text:span>
</text:p>
      <text:p text:style-name="P4">
На Бахмутському напрямку ворог продовжує вести наступальні дії, намагаєтьсявзяти під повний контроль місто Бахмут, тривають жорстокі бої. Протягом добипротивник вів безуспішні наступальні дії в районі північніше Хромового та біляБогданівки. Підрозділи сил оборони відбили близько 18 атак противника назазначеній ділянці фронту. Від ворожих обстрілів постраждали, зокрема,Васюківка, Григорівка, Богданівка, Бахмут, Іванівське, Курдюмівка, Дружба таЗалізне Донецької області,<text:a xlink:type="simple" xlink:href="https://www.facebook.com/GeneralStaff.ua/posts/pfbid02tiNNw4Z8rmn7hnkNGBLtuPeLajrHiKU8nsAC89XmYKoRs3BUq2oD84u4nH8aejjNl" text:style-name="Internet_20_link" text:visited-style-name="Visited_20_Internet_20_Link">
повідомляє</text:a>
Генеральний штаб ЗС України.</text:p>
      <text:p text:style-name="P4">
На Авдіївському та Мар’їнському напрямках противник вів наступальні дії, врайонах Мар’їнки, Побєди та Новомихайлівки Донецької області успіху не мав.Найзапекліші бої на зазначеній ділянці фронту тривають за Мар’їнку, де буловідбито 14 ворожих атак. В той же час ворожих обстрілів зазнали населеніпункти: Керамік, Новокалинове, Красногорівка, Авдіївка, Водяне, Нетайлове,Невельське, Карлівка, Георгіївка, Мар’їнка Донецької області.</text:p>
      <text:p text:style-name="P4">
На Шахтарському напрямку протягом доби ворог наступальних дій не проводив.Здійснив обстріли населених пунктів Новомихайлівка, Шахтарське, Новоукраїнка,Велика Новосілка, Вугледар, Пречистівка Донецької області.</text:p>
      <text:p text:style-name="P4">
Source: <text:a xlink:type="simple" xlink:href="https://armyinform.com.ua/2023/04/12/ne-zvazhayuchy-na-chyselni-vtraty-rosijski-zagarbnyky-namagayutsya-vzyaty-pid-povnyj-kontrol-bahmut/" text:style-name="Internet_20_link" text:visited-style-name="Visited_20_Internet_20_Link">
https://armyinform.com.ua/2023/04/12/ne-zvazhayuchy-na-chyselni-vtraty-rosijski-zagarbnyky-namagayutsya-vzyaty-pid-povnyj-kontrol-bahmut/</text:a>
</text:p>
      <!--NEWS-->
      <text:h text:style-name="P10" text:outline-level="1">
<text:span text:style-name="T4">
Іспанія поставить в Україну 6 танків Leopard й 20 БТР до кінця квітня</text:span>
</text:h>
      <text:p text:style-name="P4">
Author: ['В’ячеслав Ржеуцький']</text:p>
      <text:p text:style-name="P4">
Time: 2023-04-12T93:00:00-04:00</text:p>
      <text:p text:style-name="P4">
Description: Іспанія до кінця квітня поставить в Україну 6 основних бойових танків Leopard, які бу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inistr-2.jpg" text:style-name="Internet_20_link" text:visited-style-name="Visited_20_Internet_20_Link">
ministr-2.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19" text:anchor-type="as-char" svg:width="6.9236in" svg:height="5.103575in" draw:z-index="0">
<draw:image xlink:href="../Images/AРМІЯINFORM/2023-04-12T93-00-00-04-00/ministr-2.jpg" xlink:type="simple" xlink:show="embed" xlink:actuate="onLoad" draw:mime-type="image/jpeg"/>
</draw:frame>
</text:p>
      <text:p text:style-name="P4">
Іспанія до кінця квітня поставить в Україну 6 основних бойових танків Leopard,які були відновлені за рахунок уряду країни в рамках відповідних зобов’язань.</text:p>
      <text:p text:style-name="P4">
Про це повідомила Міністерка оборони Іспанії Маргарита Роблес на спільнійпресконференції з Міністром оборони України Олексієм Резніковим у вівторок, 12квітня, у Мадриді.</text:p>
      <text:p text:style-name="P4">
«Незабаром з Іспанії виїдуть 6 Leopard, які були відновлені, і разом з ними минадішлемо також 20 БТР. Ми розраховуємо, що до кінця місяця вони мають досягтиУкраїни», — сказала Маргарита Роблес, додавши, що наразі відбуваєтьсявідновлення ще 4 Leopard, які також згодом планується направити в Україну.</text:p>
      <text:p text:style-name="P4">
Також Маргарита Роблес повідомила, що за підсумками сьогоднішньої зустрічідосягнуті домовленості про продовження підготовки українськихвійськовослужбовців в Іспанії, зазначивши що на сьогоднішній день іспанськасторона вже провела відповідну підготовку 1 тис. українських воїнів.</text:p>
      <text:p text:style-name="P4">
Вона додала, що в рамках зустрічі з українським колегою сторони розглянулитакож інші важливі шляхи подальшого співробітництва.</text:p>
      <text:p text:style-name="P4">
— Україна зараз не тільки захищає свій суверенітет і свою територіальнуцілісність, вона захищає наші спільні цінності. Саме тому наша підтримка, як іпідтримка всієї Європи, буде продовжуватися і буде тривати стільки, скількибуде необхідно, — зазначила Маргарита Роблес.</text:p>
      <text:p text:style-name="P4">
Зі свого боку Міністр оборони України Олексій Резніков подякував уряду танароду Іспанії за надану Україні оборонну і гуманітарну допомогу,підкресливши, що саме Іспанія була одним з ініціаторів створення «танковоїкоаліції», завдяки якій Україна отримує сучасні бойові машини.</text:p>
      <text:p text:style-name="P4">
— Для мене особливим пріоритетом є збереження життя наших воїнів на полі бою,і тому я дуже вдячний за те, що ми отримуємо від Іспанії бойові машини — танкиLeopard, М-113, і я маю надію, що ми отримаємо ще більше. Іспанія приєдналасядо «танкової коаліції», яка була створена на полях клубу «Рамштайн», томунаприкінці місяця, я сподіваюсь, в Україні почують як Leopard гарчать зіспанським акцентом, — зазначив Олексій Резніков.</text:p>
      <text:p text:style-name="P4">
Source: <text:a xlink:type="simple" xlink:href="https://armyinform.com.ua/2023/04/12/ispaniya-postavyt-v-ukrayinu-6-tankiv-leopard-j-20-btr-do-kinczya-kvitnya/" text:style-name="Internet_20_link" text:visited-style-name="Visited_20_Internet_20_Link">
https://armyinform.com.ua/2023/04/12/ispaniya-postavyt-v-ukrayinu-6-tankiv-leopard-j-20-btr-do-kinczya-kvitnya/</text:a>
</text:p>
      <!--NEWS-->
      <text:h text:style-name="P10" text:outline-level="1">
<text:span text:style-name="T4">
Безоплатна правнича допомога для внутрішньо переміщених осіб та громадян із тимчасово окупованих територій стане ще доступнішою</text:span>
</text:h>
      <text:p text:style-name="P4">
Author: ['АРМІЯINFORM']</text:p>
      <text:p text:style-name="P4">
Time: 2023-04-12T94:00:00-04:00</text:p>
      <text:p text:style-name="P4">
Description: Верховна Рада ухвалила Закон (проєкт № 7473-д ), який розширює доступ ВПО і громадян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reintegracziyi-01.jpg" text:style-name="Internet_20_link" text:visited-style-name="Visited_20_Internet_20_Link">
minreintegracziyi-01.jpg</text:a>
']</text:p>
      <text:p text:style-name="P4">
Tags: ['ВНУТРІШНЬО ПЕРЕМІЩЕНІ ОСОБИ', 'ДОПОМОГА ВПО', 'МІНРЕІНТЕГРАЦІЇ']</text:p>
      <text:p text:style-name="P4">
Category: News</text:p>
      <!--METADATA-->
      <text:p text:style-name="P4">
<draw:frame draw:style-name="fr1" draw:name="Image20" text:anchor-type="as-char" svg:width="6.9236in" svg:height="5.1927in" draw:z-index="0">
<draw:image xlink:href="../Images/AРМІЯINFORM/2023-04-12T94-00-00-04-00/minreintegracziyi-01.jpg" xlink:type="simple" xlink:show="embed" xlink:actuate="onLoad" draw:mime-type="image/jpeg"/>
</draw:frame>
</text:p>
      <text:p text:style-name="P4">
Верховна Рада ухвалила Закон (проєкт № 7473-д ), який розширює доступ ВПО ігромадян із тимчасово окупованих територій до безоплатної вторинної правничоїдопомоги, <text:a xlink:type="simple" xlink:href="https://minre.gov.ua/2023/04/12/bezoplatna-pravnycha-dopomoga-dlya-vnutrishno-peremishhenyh-osib-ta-gromadyan-iz-tymchasovo-okupovanyh-terytorij-stane-shhe-dostupnishoyu-rishennya-vru/" text:style-name="Internet_20_link" text:visited-style-name="Visited_20_Internet_20_Link">
повідомляє</text:a>
 Мінреінтеграції.</text:p>
      <text:p text:style-name="P4">
Йдеться про такі види правових послуг:</text:p>
      <ul>
        <li>
здійснення представництва інтересів у судах, інших державних органах, органах місцевого самоврядування, перед іншими особами;  * складення документів процесуального характеру.</li>
      </ul>
      <text:p text:style-name="P4">
Зокрема, громадяни, які проживають на ТОТ, зможуть звертатися за безоплатноюправничою допомогою з питань відшкодування шкоди внаслідок знищення чипошкодження нерухомого майна у зв’язку з агресією росії.</text:p>
      <text:p text:style-name="P4">
Передбачено, що звернутися за такою допомогою можна буде телефоном або онлайн.</text:p>
      <text:p text:style-name="P4">
Source: <text:a xlink:type="simple" xlink:href="https://armyinform.com.ua/2023/04/12/bezoplatna-pravnycha-dopomoga-dlya-vnutrishno-peremishhenyh-osib-ta-gromadyan-iz-tymchasovo-okupovanyh-terytorij-stane-shhe-dostupnishoyu/" text:style-name="Internet_20_link" text:visited-style-name="Visited_20_Internet_20_Link">
https://armyinform.com.ua/2023/04/12/bezoplatna-pravnycha-dopomoga-dlya-vnutrishno-peremishhenyh-osib-ta-gromadyan-iz-tymchasovo-okupovanyh-terytorij-stane-shhe-dostupnishoyu/</text:a>
</text:p>
      <!--NEWS-->
      <text:h text:style-name="P10" text:outline-level="1">
<text:span text:style-name="T4">
Україна й Іспанія обговорили питання співробітництва у сфері військово-морських операцій</text:span>
</text:h>
      <text:p text:style-name="P4">
Author: ['В’ячеслав Ржеуцький']</text:p>
      <text:p text:style-name="P4">
Time: 2023-04-12T96:00:00-04:00</text:p>
      <text:p text:style-name="P4">
Description: Міністри оборони України та Іспанії під час сьогоднішніх переговорів у Мадриді обговор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30_360_1599734550-215.jpg" text:style-name="Internet_20_link" text:visited-style-name="Visited_20_Internet_20_Link">
630_360_1599734550-215.jpg</text:a>
']</text:p>
      <text:p text:style-name="P4">
Tags: ['STOPRUSSIA', 'ПІДТРИМКА ПАРТНЕРІВ', 'СВІТ ПІДТРИМУЄ УКРАЇНУ', 'УКРАЇНА - ІСПАНІЯ']</text:p>
      <text:p text:style-name="P4">
Category: News</text:p>
      <!--METADATA-->
      <text:p text:style-name="P4">
<draw:frame draw:style-name="fr1" draw:name="Image21" text:anchor-type="as-char" svg:width="6.9236in" svg:height="3.956343in" draw:z-index="0">
<draw:image xlink:href="../Images/AРМІЯINFORM/2023-04-12T96-00-00-04-00/630_360_1599734550-215.jpg" xlink:type="simple" xlink:show="embed" xlink:actuate="onLoad" draw:mime-type="image/jpeg"/>
</draw:frame>
</text:p>
      <text:p text:style-name="P4">
Міністри оборони України та Іспанії під час сьогоднішніх переговорів у Мадридіобговорили питання співробітництва у сфері військово-морських операцій. Про цеповідомив на пресконференції за підсумками переговорів Міністр оборони УкраїниОлексій Резніков.</text:p>
      <text:p text:style-name="P4">
За його словами, сторони обговорили, зокрема, питання посилення спроможностейУкраїни для забезпечення деокупації українського узбережжя Чорного таАзовського морів, розмінування акваторії в межах територіальних вод України, атакож технічного і тренінгового посилення підрозділів морської піхоти ВМС ЗСУкраїни.</text:p>
      <text:p text:style-name="P4">
«Нас цікавить досвід і експертиза іспанського флоту в напрямку амфібійнихоперацій. Наші морські піхотинці мають можливість отримати тренінговий курс івідповідне обладнання, яке використовує іспанський флот», — сказав Міністроборони Олексій Резніков, зазначивши, що сторони продовжать обговоренняможливостей надання відповідної допомоги, яка при цьому не зменшуватимеобороноздатності військово-морських сил Іспанії.</text:p>
      <text:p text:style-name="P4">
Source: <text:a xlink:type="simple" xlink:href="https://armyinform.com.ua/2023/04/12/ukrayina-i-ispaniya-obgovoryly-pytannya-spivrobitnycztva-u-sferi-vijskovo-morskyh-operaczij/" text:style-name="Internet_20_link" text:visited-style-name="Visited_20_Internet_20_Link">
https://armyinform.com.ua/2023/04/12/ukrayina-i-ispaniya-obgovoryly-pytannya-spivrobitnycztva-u-sferi-vijskovo-morskyh-operaczij/</text:a>
</text:p>
      <!--NEWS-->
      <text:h text:style-name="P10" text:outline-level="1">
<text:span text:style-name="T4">
Володимир Зеленський: Жодної руїни в Україні не буде — це наша мета</text:span>
</text:h>
      <text:p text:style-name="P4">
Author: ['АРМІЯINFORM']</text:p>
      <text:p text:style-name="P4">
Time: 2023-04-12T97:00:00-04:00</text:p>
      <text:p text:style-name="P4">
Description: Бажаю здоровʼя, шановні українці!    Щойно взяв участь у зустрічі спеціального форма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ДЕОЗВЕРНЕННЯ ПРЕЗИДЕНТА УКРАЇНИ', 'ВІЙНА', 'ВОЛОДИМИР ЗЕЛЕНСЬКИЙ', 'ВТОРГНЕННЯ РФ', 'ПРЕЗИДЕНТ УКРАЇНИ']</text:p>
      <text:p text:style-name="P4">
Category: News</text:p>
      <!--METADATA-->
      <text:p text:style-name="P4">
<text:span text:style-name="T4">
<text:span text:style-name="T5">
Бажаю здоровʼя, шановні українці!</text:span>
</text:span>
</text:p>
      <text:p text:style-name="P4">
Щойно взяв участь у зустрічі спеціального формату підтримки України —фінансового. Цей захід відбувається у Вашингтоні й обʼєднує міністрів фінансівміцних демократій — наших партнерів, Єврокомісію, керівників міжнароднихфінансових інституцій: МВФ, Світовий банк, Європейський банк реконструкції тарозвитку. Тема — передусім відновлення. Відновлення нашої країни після бойовихдій.</text:p>
      <text:p text:style-name="P4">
Я подякував партнерам за те, що вони допомагають нам зберігати стійкістьУкраїни, нашу фінансову стабільність. І закликав бути активнішими, щоб Українамогла бути активнішою у відбудові, у поверненні українцям нормального життя.</text:p>
      <text:p text:style-name="P4">
Жодної руїни в Україні не буде. Це наша мета. І це буде цілком конкретнийдоказ повного програшу держави-терориста.</text:p>
      <text:p text:style-name="P4">
Тим паче, що світ знає рішення — щодо активів росії, російських посадовців,олігархів, які багатіли, поки їхня держава ставала терористом… Усі ці активимають піти на компенсацію збитків тим, кому росія принесла біль і страждання.російські активи повинні піти на відновлення після агресії. Війна повиннавийти найдорожчою саме для агресора. І все для цього ми робимо. Дякуюпартнерам, які нас підтримують.</text:p>
      <text:p text:style-name="P4">
Зустрівся сьогодні в Києві з делегацією Сенату США — двопартійною делегацією.Поінформував про те, що відбувається зараз на полі бою, і про наші можливості.Як і завжди, ми продемонстрували, що наші відносини з Америкою в постачаннізброї, у фінансовій підтримці є повністю чистими, повністю прозорими. Щодокожного цента й кожної одиниці зброї партнери мають повне бачення. І цеважливо, щоб жодні штучні маніпуляції не псували нашої довіри.</text:p>
      <text:p text:style-name="P4">
Звичайно, мені було приємно почути від наших гостей зі Сполучених Штатівцілком позитивні слова про Україну й те, чого нам вдається досягати разом узахисті від терору.</text:p>
      <text:p text:style-name="P4">
Дуже емоційно й почесно для мене було сьогодні привітати наших молодихофіцерів поліції та рятувальників ДСНС із завершенням навчання. Понад 3 тисячімолодих людей — професійних і патріотичних — приєднуються зараз до тих, хтовже захищає безпеку й нормальність життя. Вони працюватимуть зокрема й у тихрегіонах, де найбільш небезпечно. За розподілом служитимуть у прифронтовихобластях, у прикордонні — на Харківщині, Сумщині. Є й ті, хто воюватиме внаших нових штурмових бригадах.</text:p>
      <text:p text:style-name="P4">
Я дякую всім, хто обрав саме зараз і саме цей шлях безпосередньої допомогилюдям. Без сумлінної роботи ДСНС і поліції просто не уявити нормального життя,не врятувати багатьох людей. Це, власне, те, що становить сутність їхньоїроботи — безпосередня допомога людям.</text:p>
      <text:p text:style-name="P4">
Я вірю, що сьогоднішні випускники навчальних закладів системи МВС виправдаютьлюдські надії.</text:p>
      <text:p text:style-name="P4">
До речі, хочу зараз відзначити саме таких наших захисників — таких нашихрятувальників, зокрема з Нікополя. Працівників ДСНС майора Артема Шульдякова,лейтенанта Федора Заякіна, старшого сержанта Василя Музиченка, молодшогосержанта Віталія Булкіна. Дякую вам, хлопці, за порятунок українців післяросійських ракетних ударів!</text:p>
      <text:p text:style-name="P4">
Відзначу й поліцейські екіпажі — «білих янголів», які рятують наших людей наДонеччині, здійснюють евакуацію, доправляють гуманітарну допомогу, реанімуютьпоранених…</text:p>
      <text:p text:style-name="P4">
Дякую поліцейському Геннадію Юдіну з Авдіївки за порятунок дітей, парамедикуВасилеві Піпі, одному з «білих янголів» на Мар’їнському напрямку фронту. Вониврятували вже сотні наших людей, зокрема й важкопоранених.</text:p>
      <text:p text:style-name="P4">
Дякую також сьогодні особливо вибухотехніку Національної поліції ВолодимируПерепелиці, який працює для розмінування на Херсонщині, працює дуже ефективно.Дякую!</text:p>
      <text:p text:style-name="P4">
І ще одне.</text:p>
      <text:p text:style-name="P4">
Сьогодні в нашій країні традиційно відзначається День працівників ракетно-космічної галузі. Тієї галузі, яка завжди робила славу Україні. І я впевнений,що робитиме!</text:p>
      <text:p text:style-name="P4">
Дякую всім, хто зберіг цей наш потенціал. Наш теперішній рівень інтеграції вміжнародні відносини, наш рівень сили — і держави, і суспільства, — на якийУкраїна заслуговує, рівень наших людей — усе це дасть Україні змогу братиучасть в освоєнні космічного простору нарівні з передовими державами, а нашомубізнесу — нарівні з передовими компаніями.</text:p>
      <text:p text:style-name="P4">
Але спочатку — переможемо! Зокрема, завдяки й українським ракетам.</text:p>
      <text:p text:style-name="P4">
Слава всім нашим воїнам, хто зараз у бою!</text:p>
      <text:p text:style-name="P4">
Дякую всім, хто допомагає Україні!</text:p>
      <text:p text:style-name="P4">
Дякую кожному й кожній, хто захищає наших людей і береже українське життя!</text:p>
      <text:p text:style-name="P4">
<text:span text:style-name="T4">
<text:span text:style-name="T5">
Слава Україні!</text:span>
</text:span>
</text:p>
      <text:p text:style-name="P4">
Джерело: <text:a xlink:type="simple" xlink:href="https://www.president.gov.ua/news/zhodnoyi-ruyini-v-ukrayini-ne-bude-ce-nasha-meta-zvernennya-82237" text:style-name="Internet_20_link" text:visited-style-name="Visited_20_Internet_20_Link">
Офіс Президента України</text:a>
</text:p>
      <text:p text:style-name="P4">
Source: <text:a xlink:type="simple" xlink:href="https://armyinform.com.ua/2023/04/12/my-nichogo-ne-zbyrayemosya-zabuvaty-j-proshhaty-vbyvczyam-zakonna-vidpovidalnist-bude-za-vse-prezydent-ukrayiny/" text:style-name="Internet_20_link" text:visited-style-name="Visited_20_Internet_20_Link">
https://armyinform.com.ua/2023/04/12/my-nichogo-ne-zbyrayemosya-zabuvaty-j-proshhaty-vbyvczyam-zakonna-vidpovidalnist-bude-za-vse-prezydent-ukrayiny/</text:a>
</text:p>
      <!--NEWS-->
      <text:h text:style-name="P10" text:outline-level="1">
<text:span text:style-name="T4">
Спроба заволодіння землею «Держбудкомбінату»: ВАКС призначив понад 6 мільйонів застави депутату</text:span>
</text:h>
      <text:p text:style-name="P4">
Authors: Ukrinform (Person)</text:p>
      <text:p text:style-name="P4">
Publisher: Укринформ (Organization)</text:p>
      <text:p text:style-name="P4">
Published Time: 2023-04-13T-108:24:00+03:00</text:p>
      <text:p text:style-name="P4">
Modified Time: 2023-04-13T18:24:00+03:00</text:p>
      <text:p text:style-name="P4">
Description: Вищій антикорупційний суд обрав запобіжний захід у вигляді застави у понад 6 млн грн чинному народному депутату, який підозрюється у спробі незаконного заволодіння землею та майном «Держбудкомбінату». — Укрінформ.</text:p>
      <text:p text:style-name="P4">
Images: ["<text:a xlink:type="simple" xlink:href="https://static.ukrinform.com/photos/2020_06/thumb_files/630_360_1592145934-312.jpg" text:style-name="Internet_20_link" text:visited-style-name="Visited_20_Internet_20_Link">
630_360_15921...</text:a>
"]</text:p>
      <text:p text:style-name="P4">
Tags: ['Антикорупційний суд']</text:p>
      <text:p text:style-name="P4">
Type: Article</text:p>
      <!--METADATA-->
      <text:p text:style-name="P4">
<draw:frame draw:style-name="fr1" draw:name="Image22" text:anchor-type="as-char" svg:width="6.9236in" svg:height="3.956343in" draw:z-index="0">
<draw:image xlink:href="../Images/yкринформ/2023-04-13T-108-24-00-03-00/630_360_1592145934-312.jpg" xlink:type="simple" xlink:show="embed" xlink:actuate="onLoad" draw:mime-type="image/jpeg"/>
</draw:frame>
 Вищійантикорупційний суд обрав запобіжний захід у вигляді застави у понад 6 млн грнчинному народному депутату, який підозрюється у спробі незаконного заволодінняземлею та майном «Держбудкомбінату».</text:p>
      <text:p text:style-name="P4">
Як передає Укрінформ, про це і Спеціалізована антикорупційна прокуратураповідомляє у <text:a xlink:type="simple" xlink:href="https://t.me/sap_gov_ua/1298" text:style-name="Internet_20_link" text:visited-style-name="Visited_20_Internet_20_Link">
 </text:a>
 <text:a xlink:type="simple" xlink:href="https://t.me/sap_gov_ua/1298" text:style-name="Internet_20_link" text:visited-style-name="Visited_20_Internet_20_Link">
</text:a>
 <text:a xlink:type="simple" xlink:href="https://t.me/sap_gov_ua/1298" text:style-name="Internet_20_link" text:visited-style-name="Visited_20_Internet_20_Link">
 </text:a>
</text:p>
      <text:p text:style-name="P4">
13 квітня 2023 року за клопотанням детективів Національного антикорупційногобюро, погодженим прокурором САП, слідчий суддя ВАКС обрав запобіжний захід увигляді застави у розмірі 6,012 млн грн чинному народному депутату, якийобґрунтовано підозрюється в організації <text:a xlink:type="simple" xlink:href="https://www.ukrinform.ua/tag-zamah" text:style-name="Internet_20_link" text:visited-style-name="Visited_20_Internet_20_Link">
 </text:a>
 на зловживання службовим становищем з метою незаконного отримання підзабудову земельної ділянки, що належить державі і перебуває в постійномукористуванні державного підприємства ДП «Державний будівельний комбінат»Апарату ВРУ.</text:p>
      <text:p text:style-name="P4">
На підозрюваного покладено ряд обов’язків. Насамперед, прибувати за першоювимогою до детектива, прокурора та суду. Повідомляти про зміну свого місцяпроживання та місця роботи. Утримуватись від спілкування з іншимипідозрюваними у справі та свідками. Йому не дозволено виїжджати з Києва таКиївської області без дозволу детектива чи прокурора. Підозрюванийзобов’язується здати на зберігання до відповідних органів державної владипаспорти для виїзду за кордон, інші документи, що дають право на виїзд зУкраїни і в’їзд в Україну.</text:p>
      <text:p text:style-name="P4">
Термін дії обов’язків – до 10 травня.</text:p>
      <text:p text:style-name="P4">
<text:span text:style-name="T4">
Читайте також:</text:span>
 <text:a xlink:type="simple" xlink:href="https://www.ukrinform.ua/rubric-economy/3695105-nabu-povtorno-klopotatime-pro-prodovzenna-terminiv-slidstva-u-spravi-koboleva.html" text:style-name="Internet_20_link" text:visited-style-name="Visited_20_Internet_20_Link">
 </text:a>
</text:p>
      <text:p text:style-name="P4">
Прокурор не погоджується з указаним рішенням суду в частині розміру застави таоскаржить його в апеляційному порядку.</text:p>
      <text:p text:style-name="P4">
Як повідомляв Укрінформ, раніше Національне антикорупційне бюро іСпеціалізована антикорупційна прокуратура <text:a xlink:type="simple" xlink:href="https://www.ukrinform.ua/rubric-kyiv/3680820-narodnomu-deputatu-ogolosili-pidozru-u-sprobi-zavolodinna-8-gektarami-zemli-u-kievi.html" text:style-name="Internet_20_link" text:visited-style-name="Visited_20_Internet_20_Link">
 </text:a>
 чинному народному депутату унезаконній спробі заволодіння земельною ділянкою у столиці площею 8 га.</text:p>
      <text:p text:style-name="P4">
Source: <text:a xlink:type="simple" xlink:href="https://www.ukrinform.ua/rubric-economy/3695541-sproba-zavolodinna-zemleu-derzbudkombinatu-vaks-priznaciv-ponad-6-miljoniv-zastavi-deputatu.html" text:style-name="Internet_20_link" text:visited-style-name="Visited_20_Internet_20_Link">
https://www.ukrinform.ua/rubric-economy/3695541-sproba-zavolodinna-zemleu-derzbudkombinatu-vaks-priznaciv-ponad-6-miljoniv-zastavi-deputatu.html</text:a>
</text:p>
      <!--NEWS-->
      <text:h text:style-name="P10" text:outline-level="1">
<text:span text:style-name="T4">
Chernihivska Oblast(10:29). Red Alert: aerial threat. Sirens sounding. Take cover now!</text:span>
</text:h>
      <text:p text:style-name="P4">
Authors: liveuamap (Language: en)</text:p>
      <text:p text:style-name="P4">
Time: 2023-04-13T-12:31:00</text:p>
      <text:p text:style-name="P4">
Location: Chernihivska Oblast (Latitude:51.33333000 Longtitude:32.00000000)</text:p>
      <text:p text:style-name="P4">
Videos: []</text:p>
      <text:p text:style-name="P4">
Images: []</text:p>
      <text:p text:style-name="P4">
Tags: ["Europe", "Central and Eastern Europe"]</text:p>
      <text:p text:style-name="P4">
ID: 22555816</text:p>
      <!--METADATA-->
      <text:p text:style-name="P4">
Chernihivska Oblast(10:29). Red Alert: aerial threat. Sirens sounding. Takecover now!</text:p>
      <text:p text:style-name="P4">
News Collection Link: <text:a xlink:type="simple" xlink:href="https://liveuamap.com/en/2023/13-april-chernihivska-oblast1029-red-alert-aeg" text:style-name="Internet_20_link" text:visited-style-name="Visited_20_Internet_20_Link">
https://liveuamap.com/en/2023/13-april-chernihivska-oblast1029-red-alert-aeg</text:a>
</text:p>
      <text:p text:style-name="P4">
Source: <text:a xlink:type="simple" xlink:href="https://t.me/suspilnechernihiv/17553" text:style-name="Internet_20_link" text:visited-style-name="Visited_20_Internet_20_Link">
https://t.me/suspilnechernihiv/17553</text:a>
</text:p>
      <!--NEWS-->
      <text:h text:style-name="P10" text:outline-level="1">
<text:span text:style-name="T4">
В Україні утримається небезпека підтоплення у низці областей</text:span>
</text:h>
      <text:p text:style-name="P4">
Authors: Ukrinform (Person)</text:p>
      <text:p text:style-name="P4">
Publisher: Укринформ (Organization)</text:p>
      <text:p text:style-name="P4">
Published Time: 2023-04-13T-147:38:00+03:00</text:p>
      <text:p text:style-name="P4">
Modified Time: 2023-04-13T16:38:00+03:00</text:p>
      <text:p text:style-name="P4">
Description: У Державній службі з надзвичайних ситуацій застерігають щодо небезпеки підтоплення в низці регіонів України через підвищення рівня води в річках. — Укрінформ.</text:p>
      <text:p text:style-name="P4">
Images: ["<text:a xlink:type="simple" xlink:href="https://static.ukrinform.com/photos/2023_04/thumb_files/630_360_1681387624-172.jpg" text:style-name="Internet_20_link" text:visited-style-name="Visited_20_Internet_20_Link">
630_360_16813...</text:a>
"]</text:p>
      <text:p text:style-name="P4">
Tags: ['ДСНС', 'Вода', 'Прогноз']</text:p>
      <text:p text:style-name="P4">
Type: Article</text:p>
      <!--METADATA-->
      <text:p text:style-name="P4">
<draw:frame draw:style-name="fr1" draw:name="Image23" text:anchor-type="as-char" svg:width="6.9236in" svg:height="3.945292in" draw:z-index="0">
<draw:image xlink:href="../Images/yкринформ/2023-04-13T-147-38-00-03-00/630_360_1681387624-172.jpg" xlink:type="simple" xlink:show="embed" xlink:actuate="onLoad" draw:mime-type="image/jpeg"/>
</draw:frame>
 УДержавній службі з надзвичайних ситуацій застерігають щодо небезпекипідтоплення в низці регіонів України через підвищення рівня води в річках.</text:p>
      <text:p text:style-name="P4">
Про це пресофіцер ДСНС України Олександр Хорунжий сказав на брифінгу "Питаннябезпеки під час Великодня — застереження та рекомендації ДСНС" в <text:a xlink:type="simple" xlink:href="https://www.youtube.com/watch" text:style-name="Internet_20_link" text:visited-style-name="Visited_20_Internet_20_Link">
</text:a>
 <text:a xlink:type="simple" xlink:href="https://www.youtube.com/watch" text:style-name="Internet_20_link" text:visited-style-name="Visited_20_Internet_20_Link">
</text:a>
 <text:a xlink:type="simple" xlink:href="https://www.youtube.com/watch" text:style-name="Internet_20_link" text:visited-style-name="Visited_20_Internet_20_Link">
</text:a>
</text:p>
      <text:p text:style-name="P4">
"Ми робили попередження перед підйомами, які сталися 12-13 квітня. Зокрема, цеділянки річок Дністер – Галич (Івано-Франківська область), Заліщики(Тернопільська область), там продовжується і наразі підвищення рівня води на1,2–1,7 м на поточних відмітках", – зазначив він.</text:p>
      <text:p text:style-name="P4">
Пресофіцер ДСНС попередив, що в найближчі дні в Україні спостерігатиметьсязростання рівня <text:a xlink:type="simple" xlink:href="https://www.ukrinform.ua/tag-voda" text:style-name="Internet_20_link" text:visited-style-name="Visited_20_Internet_20_Link">
 </text:a>
 в межах верхньої течіїрічки Дніпро на 0,1–0,3 м.</text:p>
      <text:p text:style-name="P4">
<text:span text:style-name="T4">
Читайте також:</text:span>
 <text:a xlink:type="simple" xlink:href="https://www.ukrinform.ua/rubric-regions/3695423-ukrainciv-poperedili-pro-pidvisenna-rivniv-vodi-na-verhnomu-dnipri.html" text:style-name="Internet_20_link" text:visited-style-name="Visited_20_Internet_20_Link">
 </text:a>
</text:p>
      <text:p text:style-name="P4">
Хорунжий також повідомив, що в Чернігівській області є затоплення окремихсільськогосподарських ділянок та оголошено другий рівень небезпеки –помаранчевий.</text:p>
      <text:p text:style-name="P4">
"Щодо роботи ДСНС на цих ділянках, які були підтоплені, хочу повідомити, щостаном на 7.00 сьогоднішнього ранку річкою Дніпро підтоплено в Чернігівськомурайоні 275 господарств у семи населених пунктах. Це саме дворогосподарства,підтоплених житлових будинків немає", – уточнив він.</text:p>
      <text:p text:style-name="P4">
Окрім того, за словами представника ДСНС, за добу відбулося затоплення заплавиі окремих ділянок водойм, зокрема в Новгород-Сіверському, Корюківському таЧернігівському районі Чернігівської області. Також утворюється затопленнязаплави і перевищення небезпечної відмітки річкою Снов на Чернігівщині.</text:p>
      <text:p text:style-name="P4">
Хорунжий також поінформував, що очікується підйом води на рівні 0,1-0,6 м нарічці Ворона, що тече біля міста Тисмениця, Івано-Франківської області.</text:p>
      <text:p text:style-name="P4">
<text:span text:style-name="T4">
Читайте також:</text:span>
 <text:a xlink:type="simple" xlink:href="https://www.ukrinform.ua/rubric-kyiv/3695453-u-kievi-ta-oblasti-cerez-zagrozu-pidtoplenna-ogolosenij-drugij-riven-nebezpeki.html" text:style-name="Internet_20_link" text:visited-style-name="Visited_20_Internet_20_Link">
 <text:span text:style-name="T4">
област</text:span>
 </text:a>
</text:p>
      <text:p text:style-name="P4">
Водночас він повідомив, що 12 квітня силами ДСНС через річку Десна та річкуВіть, між Новгородським Сумської області та селом Бирине Чернігівськоїобласті, моторним човном було перевезено 37 осіб, а всього з початку робіт –понад 500 осіб.</text:p>
      <text:p text:style-name="P4">
"Ситуація контрольована, сили і засоби ДСНС залучені, постраждалих та жертвнемає. Ситуація тимчасова, і я думаю, що при поліпшенні погодних умов водазійде самопливом", – запевнив Хорунжий.</text:p>
      <text:p text:style-name="P4">
Як повідомляв Укрінформ, <text:a xlink:type="simple" xlink:href="https://www.ukrinform.ua/rubric-regions/3695158-vnaslidok-vesnanogo-vodopilla-u-dnipri-moze-pidnatisa-riven-vodi-ukrgidrometcentr.html" text:style-name="Internet_20_link" text:visited-style-name="Visited_20_Internet_20_Link">
 </text:a>
</text:p>
      <text:p text:style-name="P4">
Source: <text:a xlink:type="simple" xlink:href="https://www.ukrinform.ua/rubric-regions/3695487-v-ukraini-utrimuetsa-nebezpeka-pidtoplenna-u-nizci-oblastej.html" text:style-name="Internet_20_link" text:visited-style-name="Visited_20_Internet_20_Link">
https://www.ukrinform.ua/rubric-regions/3695487-v-ukraini-utrimuetsa-nebezpeka-pidtoplenna-u-nizci-oblastej.html</text:a>
</text:p>
      <!--NEWS-->
      <text:h text:style-name="P10" text:outline-level="1">
<text:span text:style-name="T4">
At Kupiansk direction Russian army shelled Topoli, Krasne Pershe, Novomlynsk, Dvorichna, Zapa...</text:span>
</text:h>
      <text:p text:style-name="P4">
Authors: liveuamap (Language: en)</text:p>
      <text:p text:style-name="P4">
Time: 2023-04-13T-18:27:00</text:p>
      <text:p text:style-name="P4">
Location: Kupiansk, Kharkiv (Latitude:49.17362 Longtitude:37.43111)</text:p>
      <text:p text:style-name="P4">
Videos: []</text:p>
      <text:p text:style-name="P4">
Images: []</text:p>
      <text:p text:style-name="P4">
Tags: ["Russia"]</text:p>
      <text:p text:style-name="P4">
ID: 22555812</text:p>
      <!--METADATA-->
      <text:p text:style-name="P4">
At Kupiansk direction Russian army shelled Topoli, Krasne Pershe, Novomlynsk,Dvorichna, Zapadne, Kindrashivka and Oskil of Kharkiv region, - General Staffof Armed Forces of Ukraine says in the morning report</text:p>
      <text:p text:style-name="P4">
News Collection Link: <text:a xlink:type="simple" xlink:href="https://liveuamap.com/en/2023/13-april-at-kupiansk-direction-russian-army-shelled-topoli" text:style-name="Internet_20_link" text:visited-style-name="Visited_20_Internet_20_Link">
https://liveuamap.com/en/2023/13-april-at-kupiansk-direction-russian-army-shelled-topoli</text:a>
</text:p>
      <text:p text:style-name="P4">
Source: <text:a xlink:type="simple" xlink:href="https://t.me/lumsrc/4479" text:style-name="Internet_20_link" text:visited-style-name="Visited_20_Internet_20_Link">
https://t.me/lumsrc/4479</text:a>
</text:p>
      <!--NEWS-->
      <text:h text:style-name="P10" text:outline-level="1">
<text:span text:style-name="T4">
У Південній Кореї проведуть «радіаційні» тести на 89 втікачах із КНДР</text:span>
</text:h>
      <text:p text:style-name="P4">
Authors: Ukrinform (Person)</text:p>
      <text:p text:style-name="P4">
Publisher: Укринформ (Organization)</text:p>
      <text:p text:style-name="P4">
Published Time: 2023-04-13T-18:51:00+03:00</text:p>
      <text:p text:style-name="P4">
Modified Time: 2023-04-13T23:51:00+03:00</text:p>
      <text:p text:style-name="P4">
Description: Влада Південної Кореї планує провести тести на радіаційне опромінення на 89 втікачах із Північної Кореї. — Укрінформ.</text:p>
      <text:p text:style-name="P4">
Images: ["<text:a xlink:type="simple" xlink:href="https://static.ukrinform.com/photos/2023_04/thumb_files/630_360_1681388671-424.jpg" text:style-name="Internet_20_link" text:visited-style-name="Visited_20_Internet_20_Link">
630_360_16813...</text:a>
"]</text:p>
      <text:p text:style-name="P4">
Tags: ['КНДР', 'Корея', 'Втеча']</text:p>
      <text:p text:style-name="P4">
Type: Article</text:p>
      <!--METADATA-->
      <text:p text:style-name="P4">
<draw:frame draw:style-name="fr1" draw:name="Image24" text:anchor-type="as-char" svg:width="6.9236in" svg:height="3.956343in" draw:z-index="0">
<draw:image xlink:href="../Images/yкринформ/2023-04-13T-18-51-00-03-00/630_360_1681388671-424.jpg" xlink:type="simple" xlink:show="embed" xlink:actuate="onLoad" draw:mime-type="image/jpeg"/>
</draw:frame>
 ВладаПівденної Кореї планує провести тести на радіаційне опромінення на 89 втікачахіз Північної Кореї.</text:p>
      <text:p text:style-name="P4">
Як передає Укрінформ, про це повідомляє <text:a xlink:type="simple" xlink:href="https://en.yna.co.kr/view/AEN20230413004751325" text:style-name="Internet_20_link" text:visited-style-name="Visited_20_Internet_20_Link">
</text:a>
 .</text:p>
      <text:p text:style-name="P4">
За даними Міністерства з об'єднання Південної Кореї, з травня та впродовжнаступних шести місяців на північнокорейських біженцях родом з районів поблизупівнічнокорейського ядерного полігону Пунгері буде проводитись тестування нарадіаційне опромінення.</text:p>
      <text:p text:style-name="P4">
Всі вони проживали в окрузі Кілджу і після першого ядерного випробування <text:a xlink:type="simple" xlink:href="https://www.ukrinform.ua/tag-kndr" text:style-name="Internet_20_link" text:visited-style-name="Visited_20_Internet_20_Link">
</text:a>
 в 2006 році втекли з Північної Кореї.</text:p>
      <text:p text:style-name="P4">
Раніше уряд уже проводив подібні випробування над 40 північнокорейськимибіженцями у 2017 та 2018 роках.</text:p>
      <text:p text:style-name="P4">
<text:span text:style-name="T4">
Читайте також:</text:span>
 <text:a xlink:type="simple" xlink:href="https://www.ukrinform.ua/rubric-world/3695156-u-aponii-spracuvala-povitrana-trivoga-cerez-pusk-raketi-kndr.html" text:style-name="Internet_20_link" text:visited-style-name="Visited_20_Internet_20_Link">
 <text:span text:style-name="T4">
КНДР</text:span>
 </text:a>
</text:p>
      <text:p text:style-name="P4">
"Важливо заздалегідь перевірити можливість впливу радіоактивних витоків ізагальний стан здоров'я тих, хто міг зазнати шкоди від ядерних випробуваньПівнічної Кореї", - заявив журналістам представник міністерства.</text:p>
      <text:p text:style-name="P4">
Як повідомляв Укрінформ, Північна Корея у четвер, 13 квітня, <text:a xlink:type="simple" xlink:href="https://www.ukrinform.ua/rubric-world/3695140-kndr-zapustila-balisticnu-raketu-v-bik-shidnogo-mora.html" text:style-name="Internet_20_link" text:visited-style-name="Visited_20_Internet_20_Link">
</text:a>
</text:p>
      <text:p text:style-name="P4">
Source: <text:a xlink:type="simple" xlink:href="https://www.ukrinform.ua/rubric-world/3695436-u-pivdennij-korei-provedut-radiacijni-testi-na-89-vtikacah-iz-kndr.html" text:style-name="Internet_20_link" text:visited-style-name="Visited_20_Internet_20_Link">
https://www.ukrinform.ua/rubric-world/3695436-u-pivdennij-korei-provedut-radiacijni-testi-na-89-vtikacah-iz-kndr.html</text:a>
</text:p>
      <!--NEWS-->
      <text:h text:style-name="P10" text:outline-level="1">
<text:span text:style-name="T4">
At Lyman direction Russian army shelled Novoselivske, Nevske, Kuzmyne, Bilohorivka of Luhansk...</text:span>
</text:h>
      <text:p text:style-name="P4">
Authors: liveuamap (Language: en)</text:p>
      <text:p text:style-name="P4">
Time: 2023-04-13T-20:27:00</text:p>
      <text:p text:style-name="P4">
Location: Bakhmut (Latitude:49.02177000 Longtitude:37.95759000)</text:p>
      <text:p text:style-name="P4">
Videos: []</text:p>
      <text:p text:style-name="P4">
Images: []</text:p>
      <text:p text:style-name="P4">
Tags: ["Russia"]</text:p>
      <text:p text:style-name="P4">
ID: 22555811</text:p>
      <!--METADATA-->
      <text:p text:style-name="P4">
At Lyman direction Russian army shelled Novoselivske, Nevske, Kuzmyne,Bilohorivka of Luhansk region and Torske and Spirne of Donetsk region, -General Staff of Armed Forces of Ukraine says in the morning report</text:p>
      <text:p text:style-name="P4">
News Collection Link: <text:a xlink:type="simple" xlink:href="https://liveuamap.com/en/2023/13-april-at-lyman-direction-russian-army-shelled-novoselivske" text:style-name="Internet_20_link" text:visited-style-name="Visited_20_Internet_20_Link">
https://liveuamap.com/en/2023/13-april-at-lyman-direction-russian-army-shelled-novoselivske</text:a>
</text:p>
      <text:p text:style-name="P4">
Source: <text:a xlink:type="simple" xlink:href="https://t.me/lumsrc/4480" text:style-name="Internet_20_link" text:visited-style-name="Visited_20_Internet_20_Link">
https://t.me/lumsrc/4480</text:a>
</text:p>
      <!--NEWS-->
      <text:h text:style-name="P10" text:outline-level="1">
<text:span text:style-name="T4">
Поразка України означатиме кінець «золотого віку» Заходу - Моравецький</text:span>
</text:h>
      <text:p text:style-name="P4">
Authors: Ukrinform (Person)</text:p>
      <text:p text:style-name="P4">
Publisher: Укринформ (Organization)</text:p>
      <text:p text:style-name="P4">
Published Time: 2023-04-13T-20:35:00+03:00</text:p>
      <text:p text:style-name="P4">
Modified Time: 2023-04-13T23:35:00+03:00</text:p>
      <text:p text:style-name="P4">
Description: Якщо Захід допустить поразку України у розв’язаній росією агресивній війні, це стане початком кінця його “золотого віку”.  — Укрінформ.</text:p>
      <text:p text:style-name="P4">
Images: ["<text:a xlink:type="simple" xlink:href="https://static.ukrinform.com/photos/2021_09/thumb_files/630_360_1632404103-972.jpg" text:style-name="Internet_20_link" text:visited-style-name="Visited_20_Internet_20_Link">
630_360_16324...</text:a>
"]</text:p>
      <text:p text:style-name="P4">
Tags: ['Польща', 'Україна', 'Моравецький', 'Війна з росією']</text:p>
      <text:p text:style-name="P4">
Type: Article</text:p>
      <!--METADATA-->
      <text:p text:style-name="P4">
<draw:frame draw:style-name="fr1" draw:name="Image25" text:anchor-type="as-char" svg:width="6.9236in" svg:height="3.956343in" draw:z-index="0">
<draw:image xlink:href="../Images/yкринформ/2023-04-13T-20-35-00-03-00/630_360_1632404103-972.jpg" xlink:type="simple" xlink:show="embed" xlink:actuate="onLoad" draw:mime-type="image/jpeg"/>
</draw:frame>
 ЯкщоЗахід допустить поразку України у розв’язаній росією агресивній війні, цестане початком кінця його “золотого віку”.</text:p>
      <text:p text:style-name="P4">
Як повідомляє кореспондент Укрінформу, про це заявив прем’єр-міністр ПольщіМатеуш Моравецький під час виступу в Atlantic Counсil у Вашингтоні.</text:p>
      <text:p text:style-name="P4">
“Якщо ми втратимо Україну, то втратимо мир на десятиліття. Поразка Україниможе стати початком кінця “золотого віку” Заходу”, - сказав Моравецький.</text:p>
      <text:p text:style-name="P4">
На його переконання, перемога України “гарантуватиме не лише відновлення, а йзміцнення нашої економічної сили”.</text:p>
      <text:p text:style-name="P4">
<text:span text:style-name="T4">
Читайте також:</text:span>
 <text:a xlink:type="simple" xlink:href="https://www.ukrinform.ua/rubric-ato/3695562-polsa-peredae-ukraini-cergovu-partiu-mig29-moraveckij.html" text:style-name="Internet_20_link" text:visited-style-name="Visited_20_Internet_20_Link">
 <text:span text:style-name="T4">
Моравецький</text:span>
 </text:a>
</text:p>
      <text:p text:style-name="P4">
Як повідомляв Укрінформ, уряд Німеччини схвалив заявку Польщі на експорт вУкраїну <text:a xlink:type="simple" xlink:href="https://www.ukrinform.ua/tag-vinisuvac" text:style-name="Internet_20_link" text:visited-style-name="Visited_20_Internet_20_Link">
 </text:a>
 МіГ-29 зі складівколишньої НДР.</text:p>
      <text:p text:style-name="P4">
Минулого тижня президент Польщі Анджей Дуда поінформував, що Польща вжепередала Україні вісім літаків МіГ-29 та готує до передачі ще шістьвинищувачів цього типу.</text:p>
      <text:p text:style-name="P4">
<text:span text:style-name="T5">
Фото: РАР</text:span>
</text:p>
      <text:p text:style-name="P4">
Source: <text:a xlink:type="simple" xlink:href="https://www.ukrinform.ua/rubric-ato/3695588-porazka-ukraini-oznacatime-kinec-zolotogo-viku-zahodu-moraveckij.html" text:style-name="Internet_20_link" text:visited-style-name="Visited_20_Internet_20_Link">
https://www.ukrinform.ua/rubric-ato/3695588-porazka-ukraini-oznacatime-kinec-zolotogo-viku-zahodu-moraveckij.html</text:a>
</text:p>
      <!--NEWS-->
      <text:h text:style-name="P10" text:outline-level="1">
<text:span text:style-name="T4">
Україна отримує зброю від партнерів, але її все одно недостатньо - секретар РНБО</text:span>
</text:h>
      <text:p text:style-name="P4">
Authors: Ukrinform (Person)</text:p>
      <text:p text:style-name="P4">
Publisher: Укринформ (Organization)</text:p>
      <text:p text:style-name="P4">
Published Time: 2023-04-13T-22:26:00+03:00</text:p>
      <text:p text:style-name="P4">
Modified Time: 2023-04-13T23:26:00+03:00</text:p>
      <text:p text:style-name="P4">
Description: Секретар Ради національної безпеки і оборони України Олексій Данілов відзначає, що Україна дедалі більше отримує зброї від партнерів, але говорити про те, що її достатньо, українські військові не можуть. — Укрінформ.</text:p>
      <text:p text:style-name="P4">
Images: ["<text:a xlink:type="simple" xlink:href="https://static.ukrinform.com/photos/2022_05/thumb_files/630_360_1653987256-796.jpg" text:style-name="Internet_20_link" text:visited-style-name="Visited_20_Internet_20_Link">
630_360_16539...</text:a>
"]</text:p>
      <text:p text:style-name="P4">
Tags: ['РНБО', 'Зброя', 'Данілов', 'Війна з росією', 'Єдині новини']</text:p>
      <text:p text:style-name="P4">
Type: Article</text:p>
      <!--METADATA-->
      <text:p text:style-name="P4">
<draw:frame draw:style-name="fr1" draw:name="Image26" text:anchor-type="as-char" svg:width="6.9236in" svg:height="3.956343in" draw:z-index="0">
<draw:image xlink:href="../Images/yкринформ/2023-04-13T-22-26-00-03-00/630_360_1653987256-796.jpg" xlink:type="simple" xlink:show="embed" xlink:actuate="onLoad" draw:mime-type="image/jpeg"/>
</draw:frame>
 СекретарРади національної безпеки і оборони України Олексій Данілов відзначає, щоУкраїна дедалі більше отримує зброї від партнерів, але говорити про те, що їїдостатньо, українські військові не можуть.</text:p>
      <text:p text:style-name="P4">
Про це він заявив в ефірі національного телемарафону "Єдині новини",коментуючи інформацію про рішення Польщі передати Україні чергову партіюлітаків МіГ-29, повідомляє Укрінформ.</text:p>
      <text:p text:style-name="P4">
"Сьогодні ми отримуємо дедалі більше і більше допомоги від наших партнерів.Але те, що стосується достатньо чи не достатньо цієї зброї, то я вам скажу, щовійськовим ніколи не буде її достатньо. Такого словосполучення, як "достатньозброї" на війні не існує. Наші <text:a xlink:type="simple" xlink:href="https://www.ukrinform.ua/tag-vijskovi" text:style-name="Internet_20_link" text:visited-style-name="Visited_20_Internet_20_Link">
 </text:a>
мають велике бажання мати якомога більше зброї для того, щоб якогомога швидшезнищити тих терористів, які вдерлися на нашу територію", - сказав Данілов.</text:p>
      <text:p text:style-name="P4">
Водночас він додав, що є «певні затримки» у постачанні зброї, яку обіцялипартнери України, ще не усі партнери відгукнулися на таке постачання.</text:p>
      <text:p text:style-name="P4">
<text:span text:style-name="T4">
Читайте також:</text:span>
 <text:a xlink:type="simple" xlink:href="https://www.ukrinform.ua/rubric-ato/3695431-rada-es-zatverdila-nadanna-ukraini-1-milard-na-boepripasi.html" text:style-name="Internet_20_link" text:visited-style-name="Visited_20_Internet_20_Link">
 </text:a>
</text:p>
      <text:p text:style-name="P4">
"Хочу звернути увагу на слова Президента, що ми чекаємо на обіцяну допомогувід наших партнерів. Я можу зауважити, на превеликий жаль, ще не всі партнеривідгукнулися. Постачання зараз йде – я не можу сказати, що його немає – але єпевні затримки по тих чи інших питаннях. Будемо вважати, що це тимчасоваситуація, яка буде відпрацьована", – сказав Данілов.</text:p>
      <text:p text:style-name="P4">
При цьому він не уточнив, про який саме вид озброєння йдеться.</text:p>
      <text:p text:style-name="P4">
Секретар РНБО наголосив, що Україна покладається не лише на партнерів, а й на«багато інших каналів», які дають змогу закуповувати зброю для Сил оборони, іцей процес триває щодня.</text:p>
      <text:p text:style-name="P4">
Як повідомляв Укрінформ, прем’єр-міністр Польщі Матеуш Моравецький 13 квітнязаявив, що Варшава незабаром передасть Києву чергову партію літаків МіГ-29.</text:p>
      <text:p text:style-name="P4">
Раніше Федеральний уряд Німеччини  <text:a xlink:type="simple" xlink:href="https://www.ukrinform.ua/rubric-ato/3695533-berlin-dozvoliv-polsi-peredati-ukraini-vinisuvaci-mig29-spiegel.html" text:style-name="Internet_20_link" text:visited-style-name="Visited_20_Internet_20_Link">
 </text:a>
 зі складів колишньої НДР.</text:p>
      <text:p text:style-name="P4">
Минулого тижня президент Польщі Анджей Дуда повідомив, що Польща вже передалаУкраїні загалом вісім літаків МіГ-29 та готує до передачі шість винищувачівцього типу.</text:p>
      <text:p text:style-name="P4">
Source: <text:a xlink:type="simple" xlink:href="https://www.ukrinform.ua/rubric-ato/3695641-ukraina-otrimue-zbrou-vid-partneriv-ale-ii-vse-odno-nedostatno-sekretar-rnbo.html" text:style-name="Internet_20_link" text:visited-style-name="Visited_20_Internet_20_Link">
https://www.ukrinform.ua/rubric-ato/3695641-ukraina-otrimue-zbrou-vid-partneriv-ale-ii-vse-odno-nedostatno-sekretar-rnbo.html</text:a>
</text:p>
      <!--NEWS-->
      <text:h text:style-name="P10" text:outline-level="1">
<text:span text:style-name="T4">
At Bakhmut direction Russian army shelled Vasukivka, Orikhovo-Vasylivka, Novomarkove, Hryhori...</text:span>
</text:h>
      <text:p text:style-name="P4">
Authors: liveuamap (Language: en)</text:p>
      <text:p text:style-name="P4">
Time: 2023-04-13T-22:27:00</text:p>
      <text:p text:style-name="P4">
Location: Donetsk Oblast (Latitude:48.37495 Longtitude:37.88936)</text:p>
      <text:p text:style-name="P4">
Videos: []</text:p>
      <text:p text:style-name="P4">
Images: []</text:p>
      <text:p text:style-name="P4">
Tags: ["Russia"]</text:p>
      <text:p text:style-name="P4">
ID: 22555810</text:p>
      <!--METADATA-->
      <text:p text:style-name="P4">
At Bakhmut direction Russian army shelled Vasukivka, Orikhovo-Vasylivka,Novomarkove, Hryhorivka, Bohdanivka, Bakhmut, Ivanivske, Novodmytrivka,Kurdumivka, Druzhba, Pivnichne and Zalizne of Donetsk region, - General Staffof Armed Forces of Ukraine says in the morning report</text:p>
      <text:p text:style-name="P4">
News Collection Link: <text:a xlink:type="simple" xlink:href="https://liveuamap.com/en/2023/13-april-at-bakhmut-direction-russian-army-shelled-vasukivka" text:style-name="Internet_20_link" text:visited-style-name="Visited_20_Internet_20_Link">
https://liveuamap.com/en/2023/13-april-at-bakhmut-direction-russian-army-shelled-vasukivka</text:a>
</text:p>
      <text:p text:style-name="P4">
Source: <text:a xlink:type="simple" xlink:href="https://t.me/lumsrc/4481" text:style-name="Internet_20_link" text:visited-style-name="Visited_20_Internet_20_Link">
https://t.me/lumsrc/4481</text:a>
</text:p>
      <!--NEWS-->
      <text:h text:style-name="P10" text:outline-level="1">
<text:span text:style-name="T4">
Шмигаль у США: Допомога Україні - це інвестиція у новий світ без агресії</text:span>
</text:h>
      <text:p text:style-name="P4">
Authors: Ukrinform (Person)</text:p>
      <text:p text:style-name="P4">
Publisher: Укринформ (Organization)</text:p>
      <text:p text:style-name="P4">
Published Time: 2023-04-13T-24:10:00+03:00</text:p>
      <text:p text:style-name="P4">
Modified Time: 2023-04-13T23:10:00+03:00</text:p>
      <text:p text:style-name="P4">
Description: Прем'єр-міністр Денис Шмигаль подякував Америці за «безпрецедентну» допомогу Україні в умовах війни та висловив сподівання, що цей процес продовжуватиметься далі за лідерства США як інвестиція у світ без агресії рф. — Укрінформ.</text:p>
      <text:p text:style-name="P4">
Images: ["<text:a xlink:type="simple" xlink:href="https://static.ukrinform.com/photos/2023_04/thumb_files/630_360_1681418402-2038.jpeg" text:style-name="Internet_20_link" text:visited-style-name="Visited_20_Internet_20_Link">
630_360_16814...</text:a>
", "<text:a xlink:type="simple" xlink:href="https://static.ukrinform.com/photos/2023_04/thumb_files/630_360_1681418036-9976.jpeg" text:style-name="Internet_20_link" text:visited-style-name="Visited_20_Internet_20_Link">
630_360_16814...</text:a>
", "<text:a xlink:type="simple" xlink:href="https://static.ukrinform.com/photos/2023_04/thumb_files/630_360_1681418036-8625.jpeg" text:style-name="Internet_20_link" text:visited-style-name="Visited_20_Internet_20_Link">
630_360_16814...</text:a>
", "<text:a xlink:type="simple" xlink:href="https://static.ukrinform.com/photos/2023_04/thumb_files/630_360_1681418036-1089.jpeg" text:style-name="Internet_20_link" text:visited-style-name="Visited_20_Internet_20_Link">
630_360_16814...</text:a>
", "<text:a xlink:type="simple" xlink:href="https://static.ukrinform.com/photos/2023_04/thumb_files/630_360_1681418036-7467.jpeg" text:style-name="Internet_20_link" text:visited-style-name="Visited_20_Internet_20_Link">
630_360_16814...</text:a>
", "<text:a xlink:type="simple" xlink:href="https://static.ukrinform.com/photos/2023_04/thumb_files/630_360_1681418036-2697.jpeg" text:style-name="Internet_20_link" text:visited-style-name="Visited_20_Internet_20_Link">
630_360_16814...</text:a>
", "<text:a xlink:type="simple" xlink:href="https://static.ukrinform.com/photos/2023_04/thumb_files/630_360_1681418036-9849.jpeg" text:style-name="Internet_20_link" text:visited-style-name="Visited_20_Internet_20_Link">
630_360_16814...</text:a>
", "<text:a xlink:type="simple" xlink:href="https://static.ukrinform.com/photos/2023_04/thumb_files/630_360_1681418037-1533.jpeg" text:style-name="Internet_20_link" text:visited-style-name="Visited_20_Internet_20_Link">
630_360_16814...</text:a>
", "<text:a xlink:type="simple" xlink:href="https://static.ukrinform.com/photos/2023_04/thumb_files/630_360_1681418037-6048.jpeg" text:style-name="Internet_20_link" text:visited-style-name="Visited_20_Internet_20_Link">
630_360_16814...</text:a>
", "<text:a xlink:type="simple" xlink:href="https://static.ukrinform.com/photos/2023_04/thumb_files/630_360_1681418037-2885.jpeg" text:style-name="Internet_20_link" text:visited-style-name="Visited_20_Internet_20_Link">
630_360_16814...</text:a>
", "<text:a xlink:type="simple" xlink:href="https://static.ukrinform.com/photos/2023_04/thumb_files/630_360_1681418402-5016.jpeg" text:style-name="Internet_20_link" text:visited-style-name="Visited_20_Internet_20_Link">
630_360_16814...</text:a>
", "<text:a xlink:type="simple" xlink:href="https://static.ukrinform.com/photos/2023_04/1681417021-378.jpg" text:style-name="Internet_20_link" text:visited-style-name="Visited_20_Internet_20_Link">
1681417021-37...</text:a>
"]</text:p>
      <text:p text:style-name="P4">
Tags: ['Мінфін', 'США', 'Візит', 'Гроші', 'Шмигаль']</text:p>
      <text:p text:style-name="P4">
Type: Article</text:p>
      <!--METADATA-->
      <text:p text:style-name="P4">
<draw:frame draw:style-name="fr1" draw:name="Image27" text:anchor-type="as-char" svg:width="6.9236in" svg:height="3.956343in" draw:z-index="0">
<draw:image xlink:href="../Images/yкринформ/2023-04-13T-24-10-00-03-00/630_360_1681418402-2038.jpeg" xlink:type="simple" xlink:show="embed" xlink:actuate="onLoad" draw:mime-type="image/jpeg"/>
</draw:frame>
Прем'єр-міністр Денис Шмигаль подякував Америці за «безпрецедентну» допомогуУкраїні в умовах війни та висловив сподівання, що цей процеспродовжуватиметься далі за лідерства США як інвестиція у світ без агресії рф.</text:p>
      <text:p text:style-name="P4">
Про це він заявив у четвер під час спільної пресконференції з міністромфінансів США Джанет Єллен у Білому домі, передає власний кореспондентУкрінформу.</text:p>
      <text:p text:style-name="P4">
<draw:frame draw:style-name="fr1" draw:name="Image28" text:anchor-type="as-char" svg:width="6.9236in" svg:height="3.956343in" draw:z-index="0">
<draw:image xlink:href="../Images/yкринформ/2023-04-13T-24-10-00-03-00/630_360_1681418036-9976.jpeg" xlink:type="simple" xlink:show="embed" xlink:actuate="onLoad" draw:mime-type="image/jpeg"/>
</draw:frame>
 ЗустрічПрем'єр-міністра Дениса Шмигаля з міністеркою фінансів США Джанет Єллен/Фото:kmu.gov.ua  <text:a xlink:type="simple" xlink:href="https://static.ukrinform.com/photos/2023_04/1681418036-9976.jpeg" text:style-name="Internet_20_link" text:visited-style-name="Visited_20_Internet_20_Link">
<draw:frame draw:style-name="fr1" draw:name="Image29" text:anchor-type="as-char" svg:width="6.9236in" svg:height="3.956343in" draw:z-index="0">
<draw:image xlink:href="../Images/yкринформ/2023-04-13T-24-10-00-03-00/630_360_1681418036-9976.jpeg" xlink:type="simple" xlink:show="embed" xlink:actuate="onLoad" draw:mime-type="image/jpeg"/>
</draw:frame>
</text:a>
 <text:a xlink:type="simple" xlink:href="https://static.ukrinform.com/photos/2023_04/1681418036-8625.jpeg" text:style-name="Internet_20_link" text:visited-style-name="Visited_20_Internet_20_Link">
<draw:frame draw:style-name="fr1" draw:name="Image30" text:anchor-type="as-char" svg:width="6.9236in" svg:height="3.956343in" draw:z-index="0">
<draw:image xlink:href="../Images/yкринформ/2023-04-13T-24-10-00-03-00/630_360_1681418036-8625.jpeg" xlink:type="simple" xlink:show="embed" xlink:actuate="onLoad" draw:mime-type="image/jpeg"/>
</draw:frame>
</text:a>
 <text:a xlink:type="simple" xlink:href="https://static.ukrinform.com/photos/2023_04/1681418036-1089.jpeg" text:style-name="Internet_20_link" text:visited-style-name="Visited_20_Internet_20_Link">
<draw:frame draw:style-name="fr1" draw:name="Image31" text:anchor-type="as-char" svg:width="6.9236in" svg:height="3.956343in" draw:z-index="0">
<draw:image xlink:href="../Images/yкринформ/2023-04-13T-24-10-00-03-00/630_360_1681418036-1089.jpeg" xlink:type="simple" xlink:show="embed" xlink:actuate="onLoad" draw:mime-type="image/jpeg"/>
</draw:frame>
</text:a>
 <text:a xlink:type="simple" xlink:href="https://static.ukrinform.com/photos/2023_04/1681418036-7467.jpeg" text:style-name="Internet_20_link" text:visited-style-name="Visited_20_Internet_20_Link">
<draw:frame draw:style-name="fr1" draw:name="Image32" text:anchor-type="as-char" svg:width="6.9236in" svg:height="3.956343in" draw:z-index="0">
<draw:image xlink:href="../Images/yкринформ/2023-04-13T-24-10-00-03-00/630_360_1681418036-7467.jpeg" xlink:type="simple" xlink:show="embed" xlink:actuate="onLoad" draw:mime-type="image/jpeg"/>
</draw:frame>
</text:a>
 <text:a xlink:type="simple" xlink:href="https://static.ukrinform.com/photos/2023_04/1681418036-2697.jpeg" text:style-name="Internet_20_link" text:visited-style-name="Visited_20_Internet_20_Link">
<draw:frame draw:style-name="fr1" draw:name="Image33" text:anchor-type="as-char" svg:width="6.9236in" svg:height="3.956343in" draw:z-index="0">
<draw:image xlink:href="../Images/yкринформ/2023-04-13T-24-10-00-03-00/630_360_1681418036-2697.jpeg" xlink:type="simple" xlink:show="embed" xlink:actuate="onLoad" draw:mime-type="image/jpeg"/>
</draw:frame>
</text:a>
 <text:a xlink:type="simple" xlink:href="https://static.ukrinform.com/photos/2023_04/1681418036-9849.jpeg" text:style-name="Internet_20_link" text:visited-style-name="Visited_20_Internet_20_Link">
<draw:frame draw:style-name="fr1" draw:name="Image34" text:anchor-type="as-char" svg:width="6.9236in" svg:height="3.956343in" draw:z-index="0">
<draw:image xlink:href="../Images/yкринформ/2023-04-13T-24-10-00-03-00/630_360_1681418036-9849.jpeg" xlink:type="simple" xlink:show="embed" xlink:actuate="onLoad" draw:mime-type="image/jpeg"/>
</draw:frame>
</text:a>
 <text:a xlink:type="simple" xlink:href="https://static.ukrinform.com/photos/2023_04/1681418037-1533.jpeg" text:style-name="Internet_20_link" text:visited-style-name="Visited_20_Internet_20_Link">
<draw:frame draw:style-name="fr1" draw:name="Image35" text:anchor-type="as-char" svg:width="6.9236in" svg:height="3.956343in" draw:z-index="0">
<draw:image xlink:href="../Images/yкринформ/2023-04-13T-24-10-00-03-00/630_360_1681418037-1533.jpeg" xlink:type="simple" xlink:show="embed" xlink:actuate="onLoad" draw:mime-type="image/jpeg"/>
</draw:frame>
</text:a>
 <text:a xlink:type="simple" xlink:href="https://static.ukrinform.com/photos/2023_04/1681418037-6048.jpeg" text:style-name="Internet_20_link" text:visited-style-name="Visited_20_Internet_20_Link">
<draw:frame draw:style-name="fr1" draw:name="Image36" text:anchor-type="as-char" svg:width="6.9236in" svg:height="3.956343in" draw:z-index="0">
<draw:image xlink:href="../Images/yкринформ/2023-04-13T-24-10-00-03-00/630_360_1681418037-6048.jpeg" xlink:type="simple" xlink:show="embed" xlink:actuate="onLoad" draw:mime-type="image/jpeg"/>
</draw:frame>
</text:a>
 <text:a xlink:type="simple" xlink:href="https://static.ukrinform.com/photos/2023_04/1681418037-2885.jpeg" text:style-name="Internet_20_link" text:visited-style-name="Visited_20_Internet_20_Link">
<draw:frame draw:style-name="fr1" draw:name="Image37" text:anchor-type="as-char" svg:width="6.9236in" svg:height="3.956343in" draw:z-index="0">
<draw:image xlink:href="../Images/yкринформ/2023-04-13T-24-10-00-03-00/630_360_1681418037-2885.jpeg" xlink:type="simple" xlink:show="embed" xlink:actuate="onLoad" draw:mime-type="image/jpeg"/>
</draw:frame>
</text:a>
 <text:a xlink:type="simple" xlink:href="https://static.ukrinform.com/photos/2023_04/1681418402-2038.jpeg" text:style-name="Internet_20_link" text:visited-style-name="Visited_20_Internet_20_Link">
<draw:frame draw:style-name="fr1" draw:name="Image38" text:anchor-type="as-char" svg:width="6.9236in" svg:height="3.956343in" draw:z-index="0">
<draw:image xlink:href="../Images/yкринформ/2023-04-13T-24-10-00-03-00/630_360_1681418402-2038.jpeg" xlink:type="simple" xlink:show="embed" xlink:actuate="onLoad" draw:mime-type="image/jpeg"/>
</draw:frame>
</text:a>
 <text:a xlink:type="simple" xlink:href="https://static.ukrinform.com/photos/2023_04/1681418402-5016.jpeg" text:style-name="Internet_20_link" text:visited-style-name="Visited_20_Internet_20_Link">
<draw:frame draw:style-name="fr1" draw:name="Image39" text:anchor-type="as-char" svg:width="6.9236in" svg:height="3.956343in" draw:z-index="0">
<draw:image xlink:href="../Images/yкринформ/2023-04-13T-24-10-00-03-00/630_360_1681418402-5016.jpeg" xlink:type="simple" xlink:show="embed" xlink:actuate="onLoad" draw:mime-type="image/jpeg"/>
</draw:frame>
</text:a>
</text:p>
      <text:p text:style-name="P4">
«США стали лідером цього процесу (фінансової підтримки – ред.) і основнимдонором для фінансування дефіциту державного бюджету України», - підкреслив <text:a xlink:type="simple" xlink:href="https://www.ukrinform.ua/tag-smigal" text:style-name="Internet_20_link" text:visited-style-name="Visited_20_Internet_20_Link">
</text:a>
 .</text:p>
      <text:p text:style-name="P4">
Він нагадав про заяву США щодо <text:a xlink:type="simple" xlink:href="http://Шмигаль" text:style-name="Internet_20_link" text:visited-style-name="Visited_20_Internet_20_Link">
 </text:a>
 , висловивши вдячністьпартнера.</text:p>
      <text:p text:style-name="P4">
<text:span text:style-name="T4">
Читайте також:</text:span>
 <text:a xlink:type="simple" xlink:href="https://www.ukrinform.ua/rubric-vidbudova/3695346-smigal-pidpisav-ugodu-z-usaid-aka-spriatime-zrostannu-inozemnih-investicij-v-ukrainu.html" text:style-name="Internet_20_link" text:visited-style-name="Visited_20_Internet_20_Link">
 <text:span text:style-name="T4">
Шмигаль</text:span>
 </text:a>
</text:p>
      <text:p text:style-name="P4">
У цьому зв’язку Шмигаль висловив вдячність американському народу, а такожуряду й Конгресу США за «безпрецедентну підтримку України» у її боротьбі протиросійської агресії.</text:p>
      <text:p text:style-name="P4">
<draw:frame draw:style-name="fr1" draw:name="Image40" text:anchor-type="as-char" svg:width="6.9236in" svg:height="4.596501in" draw:z-index="0">
<draw:image xlink:href="../Images/yкринформ/2023-04-13T-24-10-00-03-00/1681417021-378.jpg" xlink:type="simple" xlink:show="embed" xlink:actuate="onLoad" draw:mime-type="image/jpeg"/>
</draw:frame>
 <text:span text:style-name="T5">
Фото: ЯрославДовгопол</text:span>
</text:p>
      <text:p text:style-name="P4">
«Для нас надзвичайно важливо розпочати швидке відновлення України вже цьогороку», - зауважив Прем’єр.</text:p>
      <text:p text:style-name="P4">
За його словами, уряд уже визначив п’ять пріоритетних напрямків для досягненняпоставлених цілей щодо відновлення, і цього року на це знадобляться щонайменше<text:a xlink:type="simple" xlink:href="https://www.ukrinform.ua/rubric-economy/3695113-smigal-u-vasingtoni-cogoric-ukraini-znadobitsa-sonajmense-141-milarda.html" text:style-name="Internet_20_link" text:visited-style-name="Visited_20_Internet_20_Link">
 </text:a>
</text:p>
      <text:p text:style-name="P4">
«Упевнений, що Сполучені Штати будуть лідерами у цьому процесі»,- зауваживПрем’єр, додавши, що вони вже демонструють це.</text:p>
      <text:p text:style-name="P4">
Шмигаль підкреслив, що допомога Україні сьогодні – це інвестиція у глобальнубезпеку та мир, заснований на праві, «це інвестиція у світ, де агресія,подібна до російської, ніколи не повториться».</text:p>
      <text:p text:style-name="P4">
<text:span text:style-name="T4">
Читайте також:</text:span>
 <text:a xlink:type="simple" xlink:href="https://www.ukrinform.ua/rubric-economy/3695538-vijna-rosii-proti-ukraini-mae-tragicni-naslidki-dla-vsiei-globalnoi-ekonomiki-glava-mvf.html" text:style-name="Internet_20_link" text:visited-style-name="Visited_20_Internet_20_Link">
 </text:a>
</text:p>
      <text:p text:style-name="P4">
У цьому контексті він наголосив, що українська сторона запровадила «виключнізаходи контролю» за використанням американської допомоги та надає всінеобхідні звіти адміністрації США й Світовому банку за кожний використанийдолар.</text:p>
      <text:p text:style-name="P4">
Крім того, він подякував США за широкі санкціі проти росії, а також проти осібта організацій, які сприяли рф обходити введені обмеження. Прем’єр-міністрУкраіни окремо наголосив на ефективності механізму обмеження цін дляросійської нафти та закликав знизити ціновий поріг для росіі, щоби позбавитиїї можливості підживлювати свою агресію.</text:p>
      <text:p text:style-name="P4">
«Ми виграємо у цій війні, ми будемо відновлені, ми відбудуємо нашу економіку йінфраструктуру. Це буде найкращим свідченням сили демократії, міжнародноїсолідарності, верховенства права, інклюзивності та соціальної справедливості.Переконаний, що Сполучені Штати і надалі відіграватимуть роль у цьомупроцесі», - наголосив Шмигаль.</text:p>
      <text:p text:style-name="P4">
<text:span text:style-name="T4">
Читайте також:</text:span>
 <text:a xlink:type="simple" xlink:href="https://www.ukrinform.ua/rubric-economy/3695132-miznarodni-partneri-nadadut-ukraini-115-milardiv-smigal.html" text:style-name="Internet_20_link" text:visited-style-name="Visited_20_Internet_20_Link">
 <text:span text:style-name="T4">
Шмигаль</text:span>
 </text:a>
</text:p>
      <text:p text:style-name="P4">
Як повідомляв Укрінформ, Прем’єр-міністр України Денис Шмигаль 12 квітнярозпочав основну частину свого візиту до США. Програмою перебування ДенисаШмигаля у Вашингтоні передбачена його участь у щорічному форумі SpringMeetings, що проводиться Групою Світового банку та Міжнародним валютнимфондом. Крім того, були заплановані його зустрічі з міністром оборони СШАЛлойдом Остіном, міністром торгівлі США Джиною Раймондо, міністром фінансівДжанет Єллен, а також із керівництвом МВФ, Світового банку, Європейськогоінвестиційного банку.</text:p>
      <text:p text:style-name="P4">
Source: <text:a xlink:type="simple" xlink:href="https://www.ukrinform.ua/rubric-economy/3695643-smigal-u-ssa-dopomoga-ukraini-ce-investicia-u-novij-svit-bez-agresii.html" text:style-name="Internet_20_link" text:visited-style-name="Visited_20_Internet_20_Link">
https://www.ukrinform.ua/rubric-economy/3695643-smigal-u-ssa-dopomoga-ukraini-ce-investicia-u-novij-svit-bez-agresii.html</text:a>
</text:p>
      <!--NEWS-->
      <text:h text:style-name="P10" text:outline-level="1">
<text:span text:style-name="T4">
At Avdiyivka and Maryinka directions Russian army shelled Keramik, Novokalynove, Krasnohorivk...</text:span>
</text:h>
      <text:p text:style-name="P4">
Authors: liveuamap (Language: en)</text:p>
      <text:p text:style-name="P4">
Time: 2023-04-13T-24:27:00</text:p>
      <text:p text:style-name="P4">
Location: Donetsk Oblast (Latitude:47.91174 Longtitude:37.45411)</text:p>
      <text:p text:style-name="P4">
Videos: []</text:p>
      <text:p text:style-name="P4">
Images: []</text:p>
      <text:p text:style-name="P4">
Tags: ["Russia"]</text:p>
      <text:p text:style-name="P4">
ID: 22555809</text:p>
      <!--METADATA-->
      <text:p text:style-name="P4">
At Avdiyivka and Maryinka directions Russian army shelled Keramik,Novokalynove, Krasnohorivka, Stepove, Avdiyivka, Tonenke, Syeverne, Vodyane,Pervomayske, Netaylove, Nevelske, Karlivka, Heorhiyivka, Maryinka and Pobyedaof Donetsk region, - General Staff of Armed Forces of Ukraine says in themorning report</text:p>
      <text:p text:style-name="P4">
News Collection Link: <text:a xlink:type="simple" xlink:href="https://liveuamap.com/en/2023/13-april-at-avdiyivka-and-maryinka-directions-russian-army" text:style-name="Internet_20_link" text:visited-style-name="Visited_20_Internet_20_Link">
https://liveuamap.com/en/2023/13-april-at-avdiyivka-and-maryinka-directions-russian-army</text:a>
</text:p>
      <text:p text:style-name="P4">
Source: <text:a xlink:type="simple" xlink:href="https://t.me/lumsrc/4482" text:style-name="Internet_20_link" text:visited-style-name="Visited_20_Internet_20_Link">
https://t.me/lumsrc/4482</text:a>
</text:p>
      <!--NEWS-->
      <text:h text:style-name="P10" text:outline-level="1">
<text:span text:style-name="T4">
Треба перезавантажити Раду Безпеки ООН, аби виключити звідти рф - Кулеба</text:span>
</text:h>
      <text:p text:style-name="P4">
Authors: Ukrinform (Person)</text:p>
      <text:p text:style-name="P4">
Publisher: Укринформ (Organization)</text:p>
      <text:p text:style-name="P4">
Published Time: 2023-04-13T-26:01:00+03:00</text:p>
      <text:p text:style-name="P4">
Modified Time: 2023-04-13T23:01:00+03:00</text:p>
      <text:p text:style-name="P4">
Description: Міністр закордонних справ України Дмитро Кулеба переконаний в тому, що треба перезавантажити Раду Безпеки Організації Об'єднаних Націй, аби виключити звідти росію. — Укрінформ.</text:p>
      <text:p text:style-name="P4">
Images: ["<text:a xlink:type="simple" xlink:href="https://static.ukrinform.com/photos/2022_12/thumb_files/630_360_1670861604-745.jpg" text:style-name="Internet_20_link" text:visited-style-name="Visited_20_Internet_20_Link">
630_360_16708...</text:a>
"]</text:p>
      <text:p text:style-name="P4">
Tags: ['Кулеба', 'МЗС', 'Реформа', 'росія', 'Радбез ООН']</text:p>
      <text:p text:style-name="P4">
Type: Article</text:p>
      <!--METADATA-->
      <text:p text:style-name="P4">
<draw:frame draw:style-name="fr1" draw:name="Image41" text:anchor-type="as-char" svg:width="6.9236in" svg:height="3.956343in" draw:z-index="0">
<draw:image xlink:href="../Images/yкринформ/2023-04-13T-26-01-00-03-00/630_360_1670861604-745.jpg" xlink:type="simple" xlink:show="embed" xlink:actuate="onLoad" draw:mime-type="image/jpeg"/>
</draw:frame>
 Міністрзакордонних справ України Дмитро Кулеба переконаний в тому, що требаперезавантажити Раду Безпеки Організації Об'єднаних Націй, аби виключитизвідти росію.</text:p>
      <text:p text:style-name="P4">
Про це він заявив в ефірі телемарафону «Єдині новини» повідомляє Укрінформ.</text:p>
      <text:p text:style-name="P4">
«Я завжди чесно говорю, як є. Це не швидкий процес, тому що потрібно повністюперезавантажити Раду Безпеки ООН для того, щоб виключити з неї росію. Але і цевідбудеться. Головне, бути наполегливими та робити те, що ми робимо. А цеймісяць (1 квітня рф розпочала місячне головування - ред) , який росія головуєв Радбезі ООН ми максимально використаємо для того, щоб наблизити цю мету», -сказав <text:a xlink:type="simple" xlink:href="https://www.ukrinform.ua/tag-kuleba" text:style-name="Internet_20_link" text:visited-style-name="Visited_20_Internet_20_Link">
 </text:a>
 .</text:p>
      <text:p text:style-name="P4">
За його словами, питання щодо виключення росії є актуальним вже не перший рік,але саме Україна стала першої державою, яка у грудні минулого офіційнопоставила на міжнародних порядок денний питання нелегітимності присутностіросії в Раді Безпеки ООН. І коли це зробили, реакція навіть наших друзів буламовчазною, але нині крига скресла.</text:p>
      <text:p text:style-name="P4">
<text:span text:style-name="T4">
Читайте також:</text:span>
 <text:a xlink:type="simple" xlink:href="https://www.ukrinform.ua/rubric-world/3693244-rosia-prograla-vibori-do-troh-organiv-oon.html" text:style-name="Internet_20_link" text:visited-style-name="Visited_20_Internet_20_Link">
 </text:a>
</text:p>
      <text:p text:style-name="P4">
Міністр закордонних справ також відреагував на відео зі стратою українськоговійськовополоненого російськими військовими, зазначивши, що страшно подуматипро ті всі смерті, які не потрапили на відео та не отримали публічногорозголосу. Українські дипломати зробили чимало для того, аби відео побачилимаксимально багато людей.</text:p>
      <text:p text:style-name="P4">
«Воєнні злочини на території України припиняться лише тоді, коли останніросійський солдат залишить нашу країну. Допоки хоч один з них буде на нашійземлі, він буде намагатися ґвалтувати, вбивати, відрізати голову, тому що такаїхня ідеологія». – сказав глава МЗС.</text:p>
      <text:p text:style-name="P4">
Як повідомляв Укрінформ, у інтернеті з’явилися <text:a xlink:type="simple" xlink:href="https://www.ukrinform.ua/rubric-ato/3694808-zelenskij-pro-stratu-ukrainskogo-voina-ce-video-rosii-akou-vona-e.html" text:style-name="Internet_20_link" text:visited-style-name="Visited_20_Internet_20_Link">
</text:a>
 українських захисників.Служба безпеки України розпочала досудове розслідування щодо відео того, якросіяни відрізають голову українському полоненому. Правоохоронні органиУкраїни вживають заходів для встановлення осіб, які вчинили цей страшнийзлочин.</text:p>
      <text:p text:style-name="P4">
Посол Великої Британії в Україні Мелінда Сіммонс заявила, що стратаукраїнського полоненого поповнює список звинувачень, з яким росії потрібнобуде зіткнутися за свої злочини в Україні.</text:p>
      <text:p text:style-name="P4">
<text:span text:style-name="T4">
Читайте також:</text:span>
 <text:a xlink:type="simple" xlink:href="https://www.ukrinform.ua/rubric-polytics/3691673-erdogan-kaze-pro-nagalnu-potrebu-reformuvati-radbez-oon.html" text:style-name="Internet_20_link" text:visited-style-name="Visited_20_Internet_20_Link">
 <text:span text:style-name="T4">
Радбез</text:span>
 <text:span text:style-name="T4">
ООН</text:span>
 </text:a>
</text:p>
      <text:p text:style-name="P4">
Президент Грузії Саломе Зурабішвілі заявила, що жорстока страта полоненогоукраїнського воїна є ще одним злочином проти людяності.</text:p>
      <text:p text:style-name="P4">
Франція з жахом сприйняла відео обезголовлення ймовірного українськоговійськовополоненого російськими збройними силами в Україні і вимагає покараннявинних у всіх злочинах рф в Україні.</text:p>
      <text:p text:style-name="P4">
Source: <text:a xlink:type="simple" xlink:href="https://www.ukrinform.ua/rubric-polytics/3695639-treba-perezavantaziti-radu-bezpeki-oon-abi-vikluciti-zvidti-rf-kuleba.html" text:style-name="Internet_20_link" text:visited-style-name="Visited_20_Internet_20_Link">
https://www.ukrinform.ua/rubric-polytics/3695639-treba-perezavantaziti-radu-bezpeki-oon-abi-vikluciti-zvidti-rf-kuleba.html</text:a>
</text:p>
      <!--NEWS-->
      <text:h text:style-name="P10" text:outline-level="1">
<text:span text:style-name="T4">
At Shaktarske direction Russian army shelled Novomykhaylivka, Shakhtarske, Novoukrayinka, Vel...</text:span>
</text:h>
      <text:p text:style-name="P4">
Authors: liveuamap (Language: en)</text:p>
      <text:p text:style-name="P4">
Time: 2023-04-13T-26:27:00</text:p>
      <text:p text:style-name="P4">
Location: Zaporizhzhia (Latitude:47.77902 Longtitude:37.06478)</text:p>
      <text:p text:style-name="P4">
Videos: []</text:p>
      <text:p text:style-name="P4">
Images: []</text:p>
      <text:p text:style-name="P4">
Tags: ["Russia"]</text:p>
      <text:p text:style-name="P4">
ID: 22555808</text:p>
      <!--METADATA-->
      <text:p text:style-name="P4">
At Shaktarske direction Russian army shelled Novomykhaylivka, Shakhtarske,Novoukrayinka, Velyka Novosilka, Vuhledar and Prechystivka of Donetsk region,- General Staff of Armed Forces of Ukraine says in the morning report</text:p>
      <text:p text:style-name="P4">
News Collection Link: <text:a xlink:type="simple" xlink:href="https://liveuamap.com/en/2023/13-april-at-shaktarske-direction-russian-army-shelled-novomykhaylivka" text:style-name="Internet_20_link" text:visited-style-name="Visited_20_Internet_20_Link">
https://liveuamap.com/en/2023/13-april-at-shaktarske-direction-russian-army-shelled-novomykhaylivka</text:a>
</text:p>
      <text:p text:style-name="P4">
Source: <text:a xlink:type="simple" xlink:href="https://t.me/lumsrc/4483" text:style-name="Internet_20_link" text:visited-style-name="Visited_20_Internet_20_Link">
https://t.me/lumsrc/4483</text:a>
</text:p>
      <!--NEWS-->
      <text:h text:style-name="P10" text:outline-level="1">
<text:span text:style-name="T4">
At Zaporizhzhia and Kherson directions Russian army shelled Olhivske, Chervone, Charivne, Nov...</text:span>
</text:h>
      <text:p text:style-name="P4">
Authors: liveuamap (Language: en)</text:p>
      <text:p text:style-name="P4">
Time: 2023-04-13T-28:27:00</text:p>
      <text:p text:style-name="P4">
Location: Kherson (Latitude:46.63895 Longtitude:32.62167)</text:p>
      <text:p text:style-name="P4">
Videos: []</text:p>
      <text:p text:style-name="P4">
Images: []</text:p>
      <text:p text:style-name="P4">
Tags: ["Russia"]</text:p>
      <text:p text:style-name="P4">
ID: 22555807</text:p>
      <!--METADATA-->
      <text:p text:style-name="P4">
At Zaporizhzhia and Kherson directions Russian army shelled Olhivske,Chervone, Charivne, Novodanylivka, Orikhiv, Novoandriyivka, Mali Scherbaky,Stepnohirsk of Zaporizhzhia region; Kozatske, Odradokamyanka, Mykolayivka,Olhivka, Tyahynka, Kizomys of Kherson region and Kherson city, - General Staffof Armed Forces of Ukraine says in the morning report</text:p>
      <text:p text:style-name="P4">
News Collection Link: <text:a xlink:type="simple" xlink:href="https://liveuamap.com/en/2023/13-april-at-zaporizhzhia-and-kherson-directions-russian-army" text:style-name="Internet_20_link" text:visited-style-name="Visited_20_Internet_20_Link">
https://liveuamap.com/en/2023/13-april-at-zaporizhzhia-and-kherson-directions-russian-army</text:a>
</text:p>
      <text:p text:style-name="P4">
Source: <text:a xlink:type="simple" xlink:href="https://t.me/lumsrc/4484" text:style-name="Internet_20_link" text:visited-style-name="Visited_20_Internet_20_Link">
https://t.me/lumsrc/4484</text:a>
</text:p>
      <!--NEWS-->
      <text:h text:style-name="P10" text:outline-level="1">
<text:span text:style-name="T4">
Мінмолодьспорту підготувало офіційний наказ про бойкот змагань з російськими та білоруськими спортсменами</text:span>
</text:h>
      <text:p text:style-name="P4">
Authors: Ukrinform (Person)</text:p>
      <text:p text:style-name="P4">
Publisher: Укринформ (Organization)</text:p>
      <text:p text:style-name="P4">
Published Time: 2023-04-13T-29:57:00+03:00</text:p>
      <text:p text:style-name="P4">
Modified Time: 2023-04-13T22:57:00+03:00</text:p>
      <text:p text:style-name="P4">
Description: В разі порушення українську делегацію відкличуть, а відповідну федерацію позбавлять статусу національної. — Укрінформ.</text:p>
      <text:p text:style-name="P4">
Images: ["<text:a xlink:type="simple" xlink:href="https://static.ukrinform.com/photos/2023_04/thumb_files/630_360_1681415639-463.jpg" text:style-name="Internet_20_link" text:visited-style-name="Visited_20_Internet_20_Link">
630_360_16814...</text:a>
", "<text:a xlink:type="simple" xlink:href="https://static.ukrinform.com/photos/2023_04/1681415809-383.jpg" text:style-name="Internet_20_link" text:visited-style-name="Visited_20_Internet_20_Link">
1681415809-38...</text:a>
", "<text:a xlink:type="simple" xlink:href="https://static.ukrinform.com/photos/2023_04/1681415822-714.jpg" text:style-name="Internet_20_link" text:visited-style-name="Visited_20_Internet_20_Link">
1681415822-71...</text:a>
"]</text:p>
      <text:p text:style-name="P4">
Tags: ['Міністерство молоді та спорту']</text:p>
      <text:p text:style-name="P4">
Type: Article</text:p>
      <!--METADATA-->
      <text:p text:style-name="P4">
<draw:frame draw:style-name="fr1" draw:name="Image42" text:anchor-type="as-char" svg:width="6.9236in" svg:height="3.956343in" draw:z-index="0">
<draw:image xlink:href="../Images/yкринформ/2023-04-13T-29-57-00-03-00/630_360_1681415639-463.jpg" xlink:type="simple" xlink:show="embed" xlink:actuate="onLoad" draw:mime-type="image/jpeg"/>
</draw:frame>
 В разіпорушення українську делегацію відкличуть, а відповідну федерацію позбавлятьстатусу національної.</text:p>
      <text:p text:style-name="P4">
Олімпійський чемпіон та народний депутат Жан Беленюк опублікував <text:a xlink:type="simple" xlink:href="https://t.me/zhanbeleniuk/217" text:style-name="Internet_20_link" text:visited-style-name="Visited_20_Internet_20_Link">
</text:a>
 наказу Міністерства молоді та спорту прозаборону офіційним делегаціям українських збірних брати участь у міжнароднихзмаганнях, у яких беруть участь росіяни та білоруси, передає Укрінформ.</text:p>
      <text:p text:style-name="P4">
Наказ поширюється на офіційні делегації національних збірних України золімпійських та неолімпійських видів спорту. В разі порушення делегатіввідкличуть із таких змагань, а відповідну федерацію позбавлять статусунаціональної. Також здійснюватиметься моніторинг участі українськихспортсменів на змаганнях, де будуть росіяни та білоруси.</text:p>
      <text:p text:style-name="P4">
Зазначимо, що наказ підписано електроним підписом.</text:p>
      <text:p text:style-name="P4">
<draw:frame draw:style-name="fr1" draw:name="Image43" text:anchor-type="as-char" svg:width="6.9236in" svg:height="9.611939in" draw:z-index="0">
<draw:image xlink:href="../Images/yкринформ/2023-04-13T-29-57-00-03-00/1681415809-383.jpg" xlink:type="simple" xlink:show="embed" xlink:actuate="onLoad" draw:mime-type="image/jpeg"/>
</draw:frame>
<draw:frame draw:style-name="fr1" draw:name="Image44" text:anchor-type="as-char" svg:width="6.9236in" svg:height="9.622376in" draw:z-index="0">
<draw:image xlink:href="../Images/yкринформ/2023-04-13T-29-57-00-03-00/1681415822-714.jpg" xlink:type="simple" xlink:show="embed" xlink:actuate="onLoad" draw:mime-type="image/jpeg"/>
</draw:frame>
</text:p>
      <text:p text:style-name="P4">
Нагадаємо, Кабінет міністрів України ухвалив <text:a xlink:type="simple" xlink:href="https://www.ukrinform.ua/rubric-sports/3689645-ukraina-bojkotuvatime-zmaganna-de-budut-atleti-z-rosii-risenna-uradu.html" text:style-name="Internet_20_link" text:visited-style-name="Visited_20_Internet_20_Link">
</text:a>
 про бойкот відбірковихтурнірів на Олімпійські ігри-2024 у Парижі, на які буде допущено російських ібілоруських спортсменів. Міжнародний олімпійський комітет (МОК) вжевідреагував на рішення Уряду України про бойкот відбіркових турнірів наОлімпійські ігри-2024 у Парижі.</text:p>
      <text:p text:style-name="P4">
<text:span text:style-name="T4">
Читайте також:</text:span>
 <text:a xlink:type="simple" xlink:href="https://www.ukrinform.ua/rubric-sports/3695395-dopusk-rosian-i-bilorusiv-mok-zajnav-vicikuvalnu-poziciu.html" text:style-name="Internet_20_link" text:visited-style-name="Visited_20_Internet_20_Link">
 <text:span text:style-name="T4">
МОК</text:span>
 </text:a>
</text:p>
      <text:p text:style-name="P4">
Як повідомляв Укрінформ, раніше Виконком МОК рекомендував повернути російськихта 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Фото: Getty Image, t.me/zhanbeleniuk</text:p>
      <text:p text:style-name="P4">
Source: <text:a xlink:type="simple" xlink:href="https://www.ukrinform.ua/rubric-sports/3695638-minmolodsportu-pidgotuvalo-oficijnij-nakaz-pro-bojkot-zmagan-z-rosijskimi-ta-biloruskimi-sportsmenami.html" text:style-name="Internet_20_link" text:visited-style-name="Visited_20_Internet_20_Link">
https://www.ukrinform.ua/rubric-sports/3695638-minmolodsportu-pidgotuvalo-oficijnij-nakaz-pro-bojkot-zmagan-z-rosijskimi-ta-biloruskimi-sportsmenami.html</text:a>
</text:p>
      <!--NEWS-->
      <text:h text:style-name="P10" text:outline-level="1">
<text:span text:style-name="T4">
ЗСУ мають не один варіант розвитку подій на фронті - Данілов</text:span>
</text:h>
      <text:p text:style-name="P4">
Authors: Ukrinform (Person)</text:p>
      <text:p text:style-name="P4">
Publisher: Укринформ (Organization)</text:p>
      <text:p text:style-name="P4">
Published Time: 2023-04-13T-31:46:00+03:00</text:p>
      <text:p text:style-name="P4">
Modified Time: 2023-04-13T22:46:00+03:00</text:p>
      <text:p text:style-name="P4">
Description: Збройні Сили України мають не один варіант розвитку подій на фронті.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ЗСУ', 'Данілов', 'Контрнаступ', 'Єдині новини']</text:p>
      <text:p text:style-name="P4">
Type: Article</text:p>
      <!--METADATA-->
      <text:p text:style-name="P4">
<draw:frame draw:style-name="fr1" draw:name="Image45" text:anchor-type="as-char" svg:width="6.9236in" svg:height="3.956343in" draw:z-index="0">
<draw:image xlink:href="../Images/yкринформ/2023-04-13T-31-46-00-03-00/630_360_1680783784-260.jpg" xlink:type="simple" xlink:show="embed" xlink:actuate="onLoad" draw:mime-type="image/jpeg"/>
</draw:frame>
 ЗбройніСили України мають не один варіант розвитку подій на фронті.</text:p>
      <text:p text:style-name="P4">
Про це заявив Секретар Ради національної безпеки і оборони України ОлексійДанілов в ефірі телемарафону "Єдині новини", повідомляє Укрінформ.</text:p>
      <text:p text:style-name="P4">
"Ми свідомі про всі процеси, що відбуваються на фронті. Усі припущеннястосовно планів українських військових, в тому числі щодо контрнаступу, немають під собою ніякого підґрунтя. Це все буде вирішуватися в останній момент,коли буде прийматися остаточне рішення", - сказав Данілов.</text:p>
      <text:p text:style-name="P4">
За його словами, українські військові мають "не один, не два, не три і нечотири варіанти розвитку подій на фронті", бо це залежить від багатьохфакторів, які оцінюються кожного дня.</text:p>
      <text:p text:style-name="P4">
<text:span text:style-name="T4">
Читайте також:</text:span>
 <text:a xlink:type="simple" xlink:href="https://www.ukrinform.ua/rubric-ato/3694666-ukraina-vze-mae-bagato-mozlivostej-sobi-dosagti-uspihu-ostin.html" text:style-name="Internet_20_link" text:visited-style-name="Visited_20_Internet_20_Link">
 <text:span text:style-name="T4">
контрнаступ</text:span>
 </text:a>
</text:p>
      <text:p text:style-name="P4">
"І усі повинні розуміти, що у нас немає розмов тільки про контрнаступ. У нас єрозуміння, що треба звільнити усі наші території до <text:a xlink:type="simple" xlink:href="https://www.ukrinform.ua/tag-kordon" text:style-name="Internet_20_link" text:visited-style-name="Visited_20_Internet_20_Link">
</text:a>
 1991 року. До того часу, поки ми це незробимо, поки цього не зроблять наші ЗСУ, мова про закінчення війни йти неможе", - наголосив Секретар РНБО.</text:p>
      <text:p text:style-name="P4">
Як повідомляв Укрінформ, Прем’єр-міністр України Денис Шмигаль заявив, щомасштабний контрнаступ українських сил проти російських загарбників можерозпочатися вже влітку.</text:p>
      <text:p text:style-name="P4">
Source: <text:a xlink:type="simple" xlink:href="https://www.ukrinform.ua/rubric-ato/3695634-zsu-maut-ne-odin-variant-rozvitku-podij-na-fronti-danilov.html" text:style-name="Internet_20_link" text:visited-style-name="Visited_20_Internet_20_Link">
https://www.ukrinform.ua/rubric-ato/3695634-zsu-maut-ne-odin-variant-rozvitku-podij-na-fronti-danilov.html</text:a>
</text:p>
      <!--NEWS-->
      <text:h text:style-name="P10" text:outline-level="1">
<text:span text:style-name="T4">
У США арештували лідера чат-групи, в якій з’явилися секретні дані Пентагону</text:span>
</text:h>
      <text:p text:style-name="P4">
Authors: Ukrinform (Person)</text:p>
      <text:p text:style-name="P4">
Publisher: Укринформ (Organization)</text:p>
      <text:p text:style-name="P4">
Published Time: 2023-04-13T-33:33:00+03:00</text:p>
      <text:p text:style-name="P4">
Modified Time: 2023-04-13T22:33:00+03:00</text:p>
      <text:p text:style-name="P4">
Description: ФБР арештувала 21-річного очільника ігрової онлайн чат-групи, у якій з’явилися публікації секретних документів Пентагону. — Укрінформ.</text:p>
      <text:p text:style-name="P4">
Images: ["<text:a xlink:type="simple" xlink:href="https://static.ukrinform.com/photos/2016_05/thumb_files/630_360_1464332501-2066-fbr.jpg" text:style-name="Internet_20_link" text:visited-style-name="Visited_20_Internet_20_Link">
630_360_14643...</text:a>
"]</text:p>
      <text:p text:style-name="P4">
Tags: ['Арешт', 'ФБР', 'Пентагон', 'США', 'Витік']</text:p>
      <text:p text:style-name="P4">
Type: Article</text:p>
      <!--METADATA-->
      <text:p text:style-name="P4">
<draw:frame draw:style-name="fr1" draw:name="Image46" text:anchor-type="as-char" svg:width="6.9236in" svg:height="3.956343in" draw:z-index="0">
<draw:image xlink:href="../Images/yкринформ/2023-04-13T-33-33-00-03-00/630_360_1464332501-2066-fbr.jpg" xlink:type="simple" xlink:show="embed" xlink:actuate="onLoad" draw:mime-type="image/jpeg"/>
</draw:frame>
 ФБРарештувала 21-річного очільника ігрової онлайн чат-групи, у якій з’явилисяпублікації секретних документів Пентагону.</text:p>
      <text:p text:style-name="P4">
Як повідомляє кореспондент Укрінформу, про це пише <text:a xlink:type="simple" xlink:href="https://edition.cnn.com/politics/live-news/pentagon-documents-leak-04-13-23/index.html" text:style-name="Internet_20_link" text:visited-style-name="Visited_20_Internet_20_Link">
</text:a>
 .</text:p>
      <text:p text:style-name="P4">
“Генеральний прокурор Мерік Гарланд підтвердив, що ФБР арештувала ДжекаТейшейра, члена Національної повітряної гвардії Масcачусетса через йогозв’язок із витоком засекречених документів <text:a xlink:type="simple" xlink:href="https://www.ukrinform.ua/tag-pentagon" text:style-name="Internet_20_link" text:visited-style-name="Visited_20_Internet_20_Link">
 </text:a>
 ”, - йдеться у матеріалі.</text:p>
      <text:p text:style-name="P4">
Зазначається, що арешт було проведено через “вірогідне несанкціонованеотримання, зберігання та передачу секретної інформації стосовно національноїоборони”.</text:p>
      <text:p text:style-name="P4">
<text:span text:style-name="T4">
Читайте також:</text:span>
 <text:a xlink:type="simple" xlink:href="https://www.ukrinform.ua/rubric-world/3695486-pentagon-obmeziv-dostup-do-zlitih-sekretnih-dokumentiv-bilij-dim.html" text:style-name="Internet_20_link" text:visited-style-name="Visited_20_Internet_20_Link">
 <text:span text:style-name="T4">
Пентагон</text:span>
 </text:a>
</text:p>
      <text:p text:style-name="P4">
Гарланд додав, що справу Тейксейра розглядатиме федеральний суд США.</text:p>
      <text:p text:style-name="P4">
Як повідомлялося, видання New York Times раніше опублікувало матеріал, у якомуйдеться про те, що <text:a xlink:type="simple" xlink:href="https://www.ukrinform.ua/rubric-world/3694664-glava-pentagonu-perevernemo-kozen-kamin-sobi-znajti-dzerelo-vitokiv.html" text:style-name="Internet_20_link" text:visited-style-name="Visited_20_Internet_20_Link">
 </text:a>
 нібитосекретних документів у соцмережі, які стосуються планів щодо контрнаступу ЗСУ.</text:p>
      <text:p text:style-name="P4">
Група розслідувачів <text:a xlink:type="simple" xlink:href="https://www.ukrinform.ua/rubric-world/3693674-u-bellingcat-vstanovili-persodzerela-zlitih-dokumentiv-pentagonu.html" text:style-name="Internet_20_link" text:visited-style-name="Visited_20_Internet_20_Link">
 </text:a>
 злитих документів Пентагону, що почали з’являтися ще у січні2023 року на деяких Discord-серверах.</text:p>
      <text:p text:style-name="P4">
Нацгвардієць Джек Тейшейра <text:a xlink:type="simple" xlink:href="https://www.ukrinform.ua/rubric-world/3695601-u-ssa-vstanovili-osobu-lidera-catgrupi-v-akij-zavilisa-sekretni-dani-pentagonu-nyt.html" text:style-name="Internet_20_link" text:visited-style-name="Visited_20_Internet_20_Link">
 </text:a>
 під назвою «Thug Shaker Central», яка об’єднуєблизько 20-30 людей через спільну прихильність до зброї, расистських онлайн-мемів та відеоігр.</text:p>
      <text:p text:style-name="P4">
Source: <text:a xlink:type="simple" xlink:href="https://www.ukrinform.ua/rubric-world/3695633-u-ssa-arestuvali-lidera-catgrupi-v-akij-zavilisa-sekretni-dani-pentagonu.html" text:style-name="Internet_20_link" text:visited-style-name="Visited_20_Internet_20_Link">
https://www.ukrinform.ua/rubric-world/3695633-u-ssa-arestuvali-lidera-catgrupi-v-akij-zavilisa-sekretni-dani-pentagonu.html</text:a>
</text:p>
      <!--NEWS-->
      <text:h text:style-name="P10" text:outline-level="1">
<text:span text:style-name="T4">
В Україні потенційно забруднені вибухівкою 174 тисячі квадратних кілометрів – ДСНС</text:span>
</text:h>
      <text:p text:style-name="P4">
Authors: Ukrinform (Person)</text:p>
      <text:p text:style-name="P4">
Publisher: Укринформ (Organization)</text:p>
      <text:p text:style-name="P4">
Published Time: 2023-04-13T-35:21:00+03:00</text:p>
      <text:p text:style-name="P4">
Modified Time: 2023-04-13T22:21:00+03:00</text:p>
      <text:p text:style-name="P4">
Description: Потенційно забрудненими вибухонебезпечними предметами є 174 тис. квадратних кілометрів території України. — Укрінформ.</text:p>
      <text:p text:style-name="P4">
Images: ["<text:a xlink:type="simple" xlink:href="https://static.ukrinform.com/photos/2022_10/thumb_files/630_360_1666439593-782.jpg" text:style-name="Internet_20_link" text:visited-style-name="Visited_20_Internet_20_Link">
630_360_16664...</text:a>
", "<text:a xlink:type="simple" xlink:href="https://static.ukrinform.com/photos/2023_03/1680172121-435.jpg" text:style-name="Internet_20_link" text:visited-style-name="Visited_20_Internet_20_Link">
1680172121-43...</text:a>
"]</text:p>
      <text:p text:style-name="P4">
Tags: ['ДСНС', 'Розмінування', 'Вибухівка', 'Рятувальники']</text:p>
      <text:p text:style-name="P4">
Type: Article</text:p>
      <!--METADATA-->
      <text:p text:style-name="P4">
<draw:frame draw:style-name="fr1" draw:name="Image47" text:anchor-type="as-char" svg:width="6.9236in" svg:height="3.956343in" draw:z-index="0">
<draw:image xlink:href="../Images/yкринформ/2023-04-13T-35-21-00-03-00/630_360_1666439593-782.jpg" xlink:type="simple" xlink:show="embed" xlink:actuate="onLoad" draw:mime-type="image/jpeg"/>
</draw:frame>
Потенційно забрудненими вибухонебезпечними предметами є 174 тис. квадратнихкілометрів території України.</text:p>
      <text:p text:style-name="P4">
Про це повідомив пресофіцер ДСНС Олександр Хорунжий на брифінгу "Питаннябезпеки під час Великодня — застереження та рекомендації ДСНС" в  <text:a xlink:type="simple" xlink:href="https://www.youtube.com/watch" text:style-name="Internet_20_link" text:visited-style-name="Visited_20_Internet_20_Link">
</text:a>
 .</text:p>
      <text:p text:style-name="P4">
"Я нагадаю, що 174 тис. квадратних кілометрів потенційно забрудненівибухонебезпечними предметами. Люди мають про це пам'ятати. І у нас фактичнощодня приходять повідомлення про надзвичайні випадки, коли люди травмуютьсяабо гинуть на мінах та боєприпасах, на розірваних боєприпасах", – зазначиввін.</text:p>
      <text:p text:style-name="P4">
<draw:frame draw:style-name="fr1" draw:name="Image48" text:anchor-type="as-char" svg:width="6.9236in" svg:height="4.615733in" draw:z-index="0">
<draw:image xlink:href="../Images/yкринформ/2023-04-13T-35-21-00-03-00/1680172121-435.jpg" xlink:type="simple" xlink:show="embed" xlink:actuate="onLoad" draw:mime-type="image/jpeg"/>
</draw:frame>
</text:p>
      <text:p text:style-name="P4">
<text:span text:style-name="T4">
Читайте також:</text:span>
 <text:a xlink:type="simple" xlink:href="https://www.ukrinform.ua/rubric-vidbudova/3694139-ukraini-potribno-pat-tisac-fahivciv-dla-rozminuvanna-reznikov.html" text:style-name="Internet_20_link" text:visited-style-name="Visited_20_Internet_20_Link">
 <text:span text:style-name="T4">
розмінуванн</text:span>
 </text:a>
</text:p>
      <text:p text:style-name="P4">
Пресофіцер ДСНС України назвав регіони, де забруднення вибухонебезпечнимипредметами є найбільшим. Серед них – території Херсонської, Харківської,частково Миколаївської, Запорізької, Донецької, Сумської, Чернігівської таКиївської областей.</text:p>
      <text:p text:style-name="P4">
"Але на Київщині фактично всі об'єкти критичної інфраструктури іжиттєзабезпечення вже очищені. Залишаються, можливо, деякі ділянки лісовихмасивів і поля", – уточнив Хорунжий.</text:p>
      <text:p text:style-name="P4">
Як повідомляв Укрінформ, для розмінування територій України  <text:a xlink:type="simple" xlink:href="https://www.ukrinform.ua/rubric-vidbudova/3694139-ukraini-potribno-pat-tisac-fahivciv-dla-rozminuvanna-reznikov.html" text:style-name="Internet_20_link" text:visited-style-name="Visited_20_Internet_20_Link">
</text:a>
 , а також спеціалісти з іншихкраїн світу.</text:p>
      <text:p text:style-name="P4">
У червні 2022 року в ДСНС заявляли, що  <text:a xlink:type="simple" xlink:href="https://www.ukrinform.ua/rubric-ato/3498151-v-ukraini-300-tisac-kvadratnih-kilometriv-potrebuut-rozminuvanna.html" text:style-name="Internet_20_link" text:visited-style-name="Visited_20_Internet_20_Link">
 </text:a>
</text:p>
      <text:p text:style-name="P4">
Source: <text:a xlink:type="simple" xlink:href="https://www.ukrinform.ua/rubric-society/3695629-v-ukraini-potencijno-zabrudneni-vibuhivkou-174-tisaci-kvadratnih-kilometriv-dsns.html" text:style-name="Internet_20_link" text:visited-style-name="Visited_20_Internet_20_Link">
https://www.ukrinform.ua/rubric-society/3695629-v-ukraini-potencijno-zabrudneni-vibuhivkou-174-tisaci-kvadratnih-kilometriv-dsns.html</text:a>
</text:p>
      <!--NEWS-->
      <text:h text:style-name="P10" text:outline-level="1">
<text:span text:style-name="T4">
Ліга конференцій УЄФА: «Гент» та «Вест Гем» поділили очки</text:span>
</text:h>
      <text:p text:style-name="P4">
Authors: Ukrinform (Person)</text:p>
      <text:p text:style-name="P4">
Publisher: Укринформ (Organization)</text:p>
      <text:p text:style-name="P4">
Published Time: 2023-04-13T-37:11:40+03:00</text:p>
      <text:p text:style-name="P4">
Modified Time: 2023-04-13T22:11:40+03:00</text:p>
      <text:p text:style-name="P4">
Description: Матч-відповідь запланований на 20 квітня. — Укрінформ.</text:p>
      <text:p text:style-name="P4">
Images: ["<text:a xlink:type="simple" xlink:href="https://static.ukrinform.com/photos/2023_04/thumb_files/630_360_1681413031-371.jpg" text:style-name="Internet_20_link" text:visited-style-name="Visited_20_Internet_20_Link">
630_360_16814...</text:a>
"]</text:p>
      <text:p text:style-name="P4">
Tags: ['Футбол', 'Ліга конференцій УЄФА']</text:p>
      <text:p text:style-name="P4">
Type: Article</text:p>
      <!--METADATA-->
      <text:p text:style-name="P4">
<draw:frame draw:style-name="fr1" draw:name="Image49" text:anchor-type="as-char" svg:width="6.9236in" svg:height="3.956343in" draw:z-index="0">
<draw:image xlink:href="../Images/yкринформ/2023-04-13T-37-11-40-03-00/630_360_1681413031-371.jpg" xlink:type="simple" xlink:show="embed" xlink:actuate="onLoad" draw:mime-type="image/jpeg"/>
</draw:frame>
 Матч-відповідь запланований на 20 квітня.</text:p>
      <text:p text:style-name="P4">
В стартовому матчі ігрового дня «Гент» на своєму полі зіграв внічию з «ВестГемом» (1:1) в 1/4 фіналу Ліги конференцій, передає Укрінформ.</text:p>
      <text:p text:style-name="P4">
На гол Денні Інгза бельгійська команда відповіла влучним ударом Уго Кейперса.</text:p>
      <text:p text:style-name="P4">
Також сьогодні зіграють «Андерлехт» – «АЗ», «Базель» – «Ніцца» та «Лех» –«Фіорентина». Початок – о 22:00 за київським часом.</text:p>
      <text:p text:style-name="P4">
<text:span text:style-name="T4">
Читайте також:</text:span>
 <text:a xlink:type="simple" xlink:href="https://www.ukrinform.ua/rubric-sports/3695625-liga-evropi-uefa-roma-postupilas-feenordu.html" text:style-name="Internet_20_link" text:visited-style-name="Visited_20_Internet_20_Link">
 <text:span text:style-name="T4">
Рома</text:span>
 </text:a>
</text:p>
      <text:p text:style-name="P4">
Як повідомляв Укрінформ, «Феєнорд» обіграв «Рому» в першому чвертьфінальномупоєдинку Ліги Європи.</text:p>
      <text:p text:style-name="P4">
Фото: Getty Image</text:p>
      <text:p text:style-name="P4">
Source: <text:a xlink:type="simple" xlink:href="https://www.ukrinform.ua/rubric-sports/3695628-liga-konferencij-uefa-gent-ta-vest-gem-podilili-ocki.html" text:style-name="Internet_20_link" text:visited-style-name="Visited_20_Internet_20_Link">
https://www.ukrinform.ua/rubric-sports/3695628-liga-konferencij-uefa-gent-ta-vest-gem-podilili-ocki.html</text:a>
</text:p>
      <!--NEWS-->
      <text:h text:style-name="P10" text:outline-level="1">
<text:span text:style-name="T4">
У Молдові засудили до 15 років в’язниці лідера проросійської партії «Шор»</text:span>
</text:h>
      <text:p text:style-name="P4">
Authors: Ukrinform (Person)</text:p>
      <text:p text:style-name="P4">
Publisher: Укринформ (Organization)</text:p>
      <text:p text:style-name="P4">
Published Time: 2023-04-13T-39:05:00+03:00</text:p>
      <text:p text:style-name="P4">
Modified Time: 2023-04-13T22:05:00+03:00</text:p>
      <text:p text:style-name="P4">
Description: У четвер Апеляційна палата Кишенева засудила депутата-втікача лідера партії «Шор» Ілана Шора до 15 років в’язниці із конфіскацією майна на 5 мільярдів леїв (понад 270 мільйонів доларів США). — Укрінформ.</text:p>
      <text:p text:style-name="P4">
Images: ["<text:a xlink:type="simple" xlink:href="https://static.ukrinform.com/photos/2023_04/thumb_files/630_360_1681412597-135.jpg" text:style-name="Internet_20_link" text:visited-style-name="Visited_20_Internet_20_Link">
630_360_16814...</text:a>
"]</text:p>
      <text:p text:style-name="P4">
Tags: ['Молдова', 'Суд', 'Вирок', 'Партія']</text:p>
      <text:p text:style-name="P4">
Type: Article</text:p>
      <!--METADATA-->
      <text:p text:style-name="P4">
<draw:frame draw:style-name="fr1" draw:name="Image50" text:anchor-type="as-char" svg:width="6.9236in" svg:height="3.956343in" draw:z-index="0">
<draw:image xlink:href="../Images/yкринформ/2023-04-13T-39-05-00-03-00/630_360_1681412597-135.jpg" xlink:type="simple" xlink:show="embed" xlink:actuate="onLoad" draw:mime-type="image/jpeg"/>
</draw:frame>
 У четверАпеляційна палата Кишенева засудила депутата-втікача лідера партії «Шор» ІланаШора до 15 років в’язниці із конфіскацією майна на 5 мільярдів леїв (понад 270мільйонів доларів США).</text:p>
      <text:p text:style-name="P4">
Як передає Укрінформ, про це повідомляє  <text:a xlink:type="simple" xlink:href="https://newsmaker.md/rus/novosti/v-kishineve-shora-prigovorili-k-15-godam-tyurmy-i-konfiskatsii-imuschestva-na-5-mlrd-leev/" text:style-name="Internet_20_link" text:visited-style-name="Visited_20_Internet_20_Link">
</text:a>
 .</text:p>
      <text:p text:style-name="P4">
«Апеляційна палата засудила Шора до 15 років в’язниці. Де б він не відбувавпокарання, в Ізраїлі чи у <text:a xlink:type="simple" xlink:href="https://www.ukrinform.ua/tag-moldova" text:style-name="Internet_20_link" text:visited-style-name="Visited_20_Internet_20_Link">
 </text:a>
 , усеарештоване майно тепер конфіскують на користь держави – це 5 мільярдів леїв»,– повідомила голова парламентської юридичної комісії, депутат від партії «Діяі солідарність» Олеся Стамате.</text:p>
      <text:p text:style-name="P4">
За словами Стамате, йдеться лише про одну справу проти Шора, і судам щедоведеться прийняти рішення щодо решти. Водночас вона не вказала, за якою самесправою було засуджено депутата.</text:p>
      <text:p text:style-name="P4">
<text:span text:style-name="T4">
Читайте також:</text:span>
 <text:a xlink:type="simple" xlink:href="https://www.ukrinform.ua/rubric-world/3608127-u-moldovi-zatrimali-predstavnikiv-prorosijskoi-partii-sor.html" text:style-name="Internet_20_link" text:visited-style-name="Visited_20_Internet_20_Link">
 <text:span text:style-name="T4">
Шор</text:span>
 </text:a>
</text:p>
      <text:p text:style-name="P4">
У 2015 році Ілана Шора засудили за справою про «крадіжку мільярда» до 7,5років за ґратами за шахрайство та «відмивання» грошей. Суд встановив, що вирокне набуде чинності, поки не стане остаточним. Справа перебувала на розгляді вАпеляційній палаті Кишенева. Судові слухання багаторазово відтерміновували.</text:p>
      <text:p text:style-name="P4">
У 2019 році, після відходу від влади Демократичної партії Молдови, Ілан Шорвиїхав з країни. За деякими даними, наразі він перебуває в Ізраїлі.</text:p>
      <text:p text:style-name="P4">
Як повідомляв Укрінформ, 12 квітня у столиці Молдови пройшла проросійськаакція протесту, яку організувала партія «Шор» та її прихильники.</text:p>
      <text:p text:style-name="P4">
Source: <text:a xlink:type="simple" xlink:href="https://www.ukrinform.ua/rubric-world/3695626-u-moldovi-zasudili-do-15-rokiv-vaznici-lidera-prorosijskoi-partii-sor.html" text:style-name="Internet_20_link" text:visited-style-name="Visited_20_Internet_20_Link">
https://www.ukrinform.ua/rubric-world/3695626-u-moldovi-zasudili-do-15-rokiv-vaznici-lidera-prorosijskoi-partii-sor.html</text:a>
</text:p>
      <!--NEWS-->
      <text:h text:style-name="P10" text:outline-level="1">
<text:span text:style-name="T4">
Ліга Європи УЄФА: «Рома» поступилась «Феєнорду»</text:span>
</text:h>
      <text:p text:style-name="P4">
Authors: Ukrinform (Person)</text:p>
      <text:p text:style-name="P4">
Publisher: Укринформ (Organization)</text:p>
      <text:p text:style-name="P4">
Published Time: 2023-04-13T-41:04:00+03:00</text:p>
      <text:p text:style-name="P4">
Modified Time: 2023-04-13T22:04:00+03:00</text:p>
      <text:p text:style-name="P4">
Description: Єдиний гол у матчі на рахунку Віффера. — Укрінформ.</text:p>
      <text:p text:style-name="P4">
Images: ["<text:a xlink:type="simple" xlink:href="https://static.ukrinform.com/photos/2023_04/thumb_files/630_360_1681412597-185.jpg" text:style-name="Internet_20_link" text:visited-style-name="Visited_20_Internet_20_Link">
630_360_16814...</text:a>
"]</text:p>
      <text:p text:style-name="P4">
Tags: ['Футбол', 'Ліга Європи', 'Рома']</text:p>
      <text:p text:style-name="P4">
Type: Article</text:p>
      <!--METADATA-->
      <text:p text:style-name="P4">
<draw:frame draw:style-name="fr1" draw:name="Image51" text:anchor-type="as-char" svg:width="6.9236in" svg:height="3.956343in" draw:z-index="0">
<draw:image xlink:href="../Images/yкринформ/2023-04-13T-41-04-00-03-00/630_360_1681412597-185.jpg" xlink:type="simple" xlink:show="embed" xlink:actuate="onLoad" draw:mime-type="image/jpeg"/>
</draw:frame>
 Єдинийгол у матчі на рахунку Віффера.</text:p>
      <text:p text:style-name="P4">
«Феєнорд» обіграв «Рому» в першому чвертьфінальному поєдинку Ліги Європи –1:0, передає Укрінформ.</text:p>
      <text:p text:style-name="P4">
«Вовки» мали змогу відкрити рахунок наприкінці першого тайму, проте ЛоренцоПеллегріні не реалізував пенальті.</text:p>
      <text:p text:style-name="P4">
Після перерви півзахисник Матс Віффер відзначився з подачі Уссами Ідріссі іприніс перемогу господарям.</text:p>
      <text:p text:style-name="P4">
Матч-відповідь пройде в Римі 20 квітня. У півфіналі переможець зустрінеться зпереможцем протистояння «Баєр» – «Уніон».</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text:p>
      <text:p text:style-name="P4">
Як повідомляв Укрінформ, сьогодні пройдуть ще три поєдинки першихчвертьфіналів ЛЄ. «Манчестер Юнайтед» приймає «Севілью», «Ювентус» грає зі«Спортінгом», а «Баєр» – з «Уніоном».</text:p>
      <text:p text:style-name="P4">
Фото: Getty Image</text:p>
      <text:p text:style-name="P4">
Source: <text:a xlink:type="simple" xlink:href="https://www.ukrinform.ua/rubric-sports/3695625-liga-evropi-uefa-roma-postupilas-feenordu.html" text:style-name="Internet_20_link" text:visited-style-name="Visited_20_Internet_20_Link">
https://www.ukrinform.ua/rubric-sports/3695625-liga-evropi-uefa-roma-postupilas-feenordu.html</text:a>
</text:p>
      <!--NEWS-->
      <text:h text:style-name="P10" text:outline-level="1">
<text:span text:style-name="T4">
Чорне море має стратегічне значення для безпеки країн НАТО - заступник Столтенберга</text:span>
</text:h>
      <text:p text:style-name="P4">
Authors: Ukrinform (Person)</text:p>
      <text:p text:style-name="P4">
Publisher: Укринформ (Organization)</text:p>
      <text:p text:style-name="P4">
Published Time: 2023-04-13T-44:50:32+03:00</text:p>
      <text:p text:style-name="P4">
Modified Time: 2023-04-13T21:50:32+03:00</text:p>
      <text:p text:style-name="P4">
Description: Чорноморський регіон знаходиться у центрі протистояння між глобальними силами, має ключове значення для регіональної безпеки і саме тому має стратегічну вагу для всієї системи євроатлантичної безпеки. — Укрінформ.</text:p>
      <text:p text:style-name="P4">
Images: ["<text:a xlink:type="simple" xlink:href="https://static.ukrinform.com/photos/2022_02/thumb_files/630_360_1645283822-167.jpg" text:style-name="Internet_20_link" text:visited-style-name="Visited_20_Internet_20_Link">
630_360_16452...</text:a>
"]</text:p>
      <text:p text:style-name="P4">
Tags: ['НАТО', ' Чорне море', 'Безпека', 'Кримська платформа']</text:p>
      <text:p text:style-name="P4">
Type: Article</text:p>
      <!--METADATA-->
      <text:p text:style-name="P4">
<draw:frame draw:style-name="fr1" draw:name="Image52" text:anchor-type="as-char" svg:width="6.9236in" svg:height="3.956343in" draw:z-index="0">
<draw:image xlink:href="../Images/yкринформ/2023-04-13T-44-50-32-03-00/630_360_1645283822-167.jpg" xlink:type="simple" xlink:show="embed" xlink:actuate="onLoad" draw:mime-type="image/jpeg"/>
</draw:frame>
Чорноморський регіон знаходиться у центрі протистояння між глобальними силами,має ключове значення для регіональної безпеки і саме тому має стратегічну вагудля всієї системи євроатлантичної безпеки.</text:p>
      <text:p text:style-name="P4">
Про це у четвер у Бухаресті під час виступу на Першій Чорноморській безпековійконференції Міжнародної "Кримської платформи" заявив заступник Генеральногосекретаря НАТО Мірча Джоане, повідомляє кореспондент Укрінформу.</text:p>
      <text:p text:style-name="P4">
«Ми живемо у світі, який є конкурентним та небезпечним, і не лише внаслідокцієї війни (в Україні – ред.), але й внаслідок глобальних зсувів таконкуренції між глобальними силами, що нині визначається боротьбою міждемократіями та авторитарними режимами. Чорноморський регіон перебуває уцентрі цих дискусій. Це той регіон, який має стратегічне значення дляєвроатлантичної безпеки», - сказав Джоане.</text:p>
      <text:p text:style-name="P4">
<text:span text:style-name="T4">
Читайте також:</text:span>
 <text:a xlink:type="simple" xlink:href="https://www.ukrinform.ua/rubric-world/3669582-rosia-ne-mae-ani-sil-ani-bazanna-pocinati-vijnu-z-nato-zastupnik-stoltenberga.html" text:style-name="Internet_20_link" text:visited-style-name="Visited_20_Internet_20_Link">
 </text:a>
</text:p>
      <text:p text:style-name="P4">
Він зауважив, що росія намагається встановити контроль над цим регіоном,використовувати його для проекції сили на інші регіони світу, включаючи Африкута Близький Схід, на Середземне та Адріатичне моря, та навіть на Індійськийокеан. Саме росія докладає системних зусиль для мілітаризації Чорного моря.</text:p>
      <text:p text:style-name="P4">
«Чорноморський регіон був об’єктом військового нарощування росії вже більшедвох десятків років. Незаконна анексія Криму у 2014 році та захоплення частиниДонбасу були лише початком. Але ці події мали вплив також на Західні Балкани,на наших друзів в Боснії і Герцеговині, у Грузії і в Молдові. Безвідповідальната ворожа поведінка росії у ширшому Чорноморському регіоні глибоко вражаєбезпеку усього Альянсу», - підкреслив заступник генерального секретаря НАТО.</text:p>
      <text:p text:style-name="P4">
Він нагадав, що після початку військової агресії союзники по НАТО надалиУкраїні безпрецедентну допомогу, поставили зброю та військове обладнання насуму, що перевищує 65 мільярдів доларів, і будуть продовжувати таку підтримкутак довго, скільки це буде необхідним.</text:p>
      <text:p text:style-name="P4">
<text:span text:style-name="T4">
Читайте також:</text:span>
 <text:a xlink:type="simple" xlink:href="https://www.ukrinform.ua/rubric-polytics/3695599-nato-mae-nadati-ukraini-bezpekovi-garantii-vlitku-premer-polsi.html" text:style-name="Internet_20_link" text:visited-style-name="Visited_20_Internet_20_Link">
 <text:span text:style-name="T4">
НАТО</text:span>
 </text:a>
</text:p>
      <text:p text:style-name="P4">
«Ми будемо продовжувати підтримувати вас на тривалому шляху євроатлантичноїінтеграції. Я, як міністр закордонних справ цієї країни (Румунії – ред.),піднімав її прапор у НАТО вже 19 років тому. Зараз це зробила Фінляндія,невдовзі зробить Швеція. Ми знаємо, що і ви (українці – ред.) є європейськоюкраїною та належите до євроатлантичної родини. Я стоятиму поряд з вами нацьому шляху…. Ми сподіваємося привітати Президента Зеленського під час саміту,який має відбутися у Вільнюсі всередині липня», - сказав Джоане.</text:p>
      <text:p text:style-name="P4">
Як повідомлялося, у четвер у Бухаресті відбулася безпекова конференція у межахМіжнародної "Кримської платформи", в якій взяли участь представники урядів,дипломати та науковці провідних країн Європи та світу. Головною метоюКримської платформи, яка довела своє значення як потужний міжнародний форум, єповна деокупація Кримського півострова та звільнення України від російськихзагарбників.</text:p>
      <text:p text:style-name="P4">
<text:span text:style-name="T5">
Фото: NATO</text:span>
</text:p>
      <text:p text:style-name="P4">
Source: <text:a xlink:type="simple" xlink:href="https://www.ukrinform.ua/rubric-world/3695623-corne-more-mae-strategicne-znacenna-dla-bezpeki-krain-nato-zastupnik-stoltenberga.html" text:style-name="Internet_20_link" text:visited-style-name="Visited_20_Internet_20_Link">
https://www.ukrinform.ua/rubric-world/3695623-corne-more-mae-strategicne-znacenna-dla-bezpeki-krain-nato-zastupnik-stoltenberga.html</text:a>
</text:p>
      <!--NEWS-->
      <text:h text:style-name="P10" text:outline-level="1">
<text:span text:style-name="T4">
Торік в Ірані стратили понад 582 людини - найбільше з 2015 року</text:span>
</text:h>
      <text:p text:style-name="P4">
Authors: Ukrinform (Person)</text:p>
      <text:p text:style-name="P4">
Publisher: Укринформ (Organization)</text:p>
      <text:p text:style-name="P4">
Published Time: 2023-04-13T-46:48:00+03:00</text:p>
      <text:p text:style-name="P4">
Modified Time: 2023-04-13T21:48:00+03:00</text:p>
      <text:p text:style-name="P4">
Description: Згідно з дослідженням правозахисних організацій, минулого року в Ірані стратили щонайменше 582 людини, що є найбільшою кількістю з 2015 року. — Укрінформ.</text:p>
      <text:p text:style-name="P4">
Images: ["<text:a xlink:type="simple" xlink:href="https://static.ukrinform.com/photos/2020_01/thumb_files/630_360_1578254791-696.jpg" text:style-name="Internet_20_link" text:visited-style-name="Visited_20_Internet_20_Link">
630_360_15782...</text:a>
"]</text:p>
      <text:p text:style-name="P4">
Tags: ['Іран', 'Смерть', 'Страта']</text:p>
      <text:p text:style-name="P4">
Type: Article</text:p>
      <!--METADATA-->
      <text:p text:style-name="P4">
<draw:frame draw:style-name="fr1" draw:name="Image53" text:anchor-type="as-char" svg:width="6.9236in" svg:height="3.956343in" draw:z-index="0">
<draw:image xlink:href="../Images/yкринформ/2023-04-13T-46-48-00-03-00/630_360_1578254791-696.jpg" xlink:type="simple" xlink:show="embed" xlink:actuate="onLoad" draw:mime-type="image/jpeg"/>
</draw:frame>
 Згідно здослідженням правозахисних організацій, минулого року в Ірані стратилищонайменше 582 людини, що є найбільшою кількістю з 2015 року.</text:p>
      <text:p text:style-name="P4">
Про це повідомляє Укрінформ із посиланням на  <text:a xlink:type="simple" xlink:href="https://nos.nl/artikel/2471271-hoogste-aantal-executies-in-iran-sinds-2015" text:style-name="Internet_20_link" text:visited-style-name="Visited_20_Internet_20_Link">
</text:a>
.</text:p>
      <text:p text:style-name="P4">
“Згідно з  <text:a xlink:type="simple" xlink:href="https://www.ecpm.org/en/death-penalty-in-iran-highest-number-of-executions-since-2015/" text:style-name="Internet_20_link" text:visited-style-name="Visited_20_Internet_20_Link">
 </text:a>
 іранської та французької правозахисних організаційIranian Human Rights (IHR) і Ensemble Contre La Peine de Mort минулого року вІрані стратили щонайменше 582 людини, що є найбільшою кількістю з 2015 року”,- йдеться у повідомленні.</text:p>
      <text:p text:style-name="P4">
Зазначається, що кількість страт зросла на 75% порівняно з роком раніше, колибуло страчено щонайменше 333 людини.</text:p>
      <text:p text:style-name="P4">
Звіт також показує, що страти різко зросли в місяці після спалаху протестівпроти іранського режиму.</text:p>
      <text:p text:style-name="P4">
<text:span text:style-name="T4">
Читайте також:</text:span>
 <text:a xlink:type="simple" xlink:href="https://www.ukrinform.ua/rubric-world/3694182-parlament-iranu-posilit-pokaranna-za-nasilstvo-sodo-zinok.html" text:style-name="Internet_20_link" text:visited-style-name="Visited_20_Internet_20_Link">
 <text:span text:style-name="T4">
Іран</text:span>
 </text:a>
</text:p>
      <text:p text:style-name="P4">
Як повідомлялося, Іран сколихнули протести після смерті 22-річної Махси Аміні16 вересня, яка померла після затримання поліцією моралі. Відтоді протести невщухають і перетворилися на один із найсерйозніших викликів правлячому в Іранітеократичному режиму, встановленому Ісламською революцією 1979 року.</text:p>
      <text:p text:style-name="P4">
Наприкінці грудня минулого року в <text:a xlink:type="simple" xlink:href="https://www.ukrinform.ua/tag-iran" text:style-name="Internet_20_link" text:visited-style-name="Visited_20_Internet_20_Link">
 </text:a>
почали виконувати смертні вироки затриманим протестувальникам.</text:p>
      <text:p text:style-name="P4">
За участь в антиурядових мітингах, за даними інформресурсу протестувальниківHRANA, іранський режим заарештував понад 20 000 людей.</text:p>
      <text:p text:style-name="P4">
Source: <text:a xlink:type="simple" xlink:href="https://www.ukrinform.ua/rubric-world/3695622-torik-v-irani-stratili-sonajmense-582-ludini-so-e-najbilsou-kilkistu-z-2015-roku.html" text:style-name="Internet_20_link" text:visited-style-name="Visited_20_Internet_20_Link">
https://www.ukrinform.ua/rubric-world/3695622-torik-v-irani-stratili-sonajmense-582-ludini-so-e-najbilsou-kilkistu-z-2015-roku.html</text:a>
</text:p>
      <!--NEWS-->
      <text:h text:style-name="P10" text:outline-level="1">
<text:span text:style-name="T4">
У Мелітополі пролунали вибух і стрілянина - мер</text:span>
</text:h>
      <text:p text:style-name="P4">
Authors: Ukrinform (Person)</text:p>
      <text:p text:style-name="P4">
Publisher: Укринформ (Organization)</text:p>
      <text:p text:style-name="P4">
Published Time: 2023-04-13T-48:37:00+03:00</text:p>
      <text:p text:style-name="P4">
Modified Time: 2023-04-13T21:37:00+03:00</text:p>
      <text:p text:style-name="P4">
Description: У тимчасово захопленому Мелітополі пролунав вибух, після якого почалась стрілянин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Стрілянина', 'Вибух']</text:p>
      <text:p text:style-name="P4">
Type: Article</text:p>
      <!--METADATA-->
      <text:p text:style-name="P4">
<draw:frame draw:style-name="fr1" draw:name="Image54" text:anchor-type="as-char" svg:width="6.9236in" svg:height="3.956343in" draw:z-index="0">
<draw:image xlink:href="../Images/yкринформ/2023-04-13T-48-37-00-03-00/630_360_1669987737-966.jpg" xlink:type="simple" xlink:show="embed" xlink:actuate="onLoad" draw:mime-type="image/jpeg"/>
</draw:frame>
 Утимчасово захопленому Мелітополі пролунав вибух, після якого почаласьстрілянина.</text:p>
      <text:p text:style-name="P4">
Про це в <text:a xlink:type="simple" xlink:href="https://t.me/ivan_fedorov_melitopol/1716" text:style-name="Internet_20_link" text:visited-style-name="Visited_20_Internet_20_Link">
 </text:a>
 повідомляє міськийголова Мелітополя Іван Федоров, передає Укрінформ.</text:p>
      <text:p text:style-name="P4">
"У <text:a xlink:type="simple" xlink:href="https://www.ukrinform.ua/tag-melitopol" text:style-name="Internet_20_link" text:visited-style-name="Visited_20_Internet_20_Link">
 </text:a>
 знову гучно: вдруге за день.Жителі фіксують одиночний вибух і стрільбу у північній частині міста", -написав він.</text:p>
      <text:p text:style-name="P4">
<text:span text:style-name="T4">
Читайте також:</text:span>
 <text:a xlink:type="simple" xlink:href="https://www.ukrinform.ua/rubric-regions/3695506-u-melitopoli-ta-berdansku-prohodit-flesmob-vidderi-rasizm.html" text:style-name="Internet_20_link" text:visited-style-name="Visited_20_Internet_20_Link">
 <text:span text:style-name="T4">
Мелітоп</text:span>
 </text:a>
</text:p>
      <text:p text:style-name="P4">
Раніше повідомлялось, що в першій половині дня у центрі міста було чутисильний вибух.</text:p>
      <text:p text:style-name="P4">
Подробиці наразі не повідомляються.</text:p>
      <text:p text:style-name="P4">
<text:span text:style-name="T5">
Фото ілюстративне</text:span>
</text:p>
      <text:p text:style-name="P4">
Source: <text:a xlink:type="simple" xlink:href="https://www.ukrinform.ua/rubric-regions/3695619-u-melitopoli-prolunali-vibuh-i-strilanina-mer.html" text:style-name="Internet_20_link" text:visited-style-name="Visited_20_Internet_20_Link">
https://www.ukrinform.ua/rubric-regions/3695619-u-melitopoli-prolunali-vibuh-i-strilanina-mer.html</text:a>
</text:p>
      <!--NEWS-->
      <text:h text:style-name="P10" text:outline-level="1">
<text:span text:style-name="T4">
На Донеччині всі Великодні богослужіння пройдуть в онлайновому форматі</text:span>
</text:h>
      <text:p text:style-name="P4">
Authors: Ukrinform (Person)</text:p>
      <text:p text:style-name="P4">
Publisher: Укринформ (Organization)</text:p>
      <text:p text:style-name="P4">
Published Time: 2023-04-13T-50:36:00+03:00</text:p>
      <text:p text:style-name="P4">
Modified Time: 2023-04-13T21:36:00+03:00</text:p>
      <text:p text:style-name="P4">
Description: На Донеччині цьогоріч святкування Великодня, всі богослужіння та релігійні обряди 15 та 16 квітня пройдуть в онлайновому форматі задля безпеки мешканців регіону. — Укрінформ.</text:p>
      <text:p text:style-name="P4">
Images: ["<text:a xlink:type="simple" xlink:href="https://static.ukrinform.com/photos/2018_04/thumb_files/630_360_1523029027-4426.jpg" text:style-name="Internet_20_link" text:visited-style-name="Visited_20_Internet_20_Link">
630_360_15230...</text:a>
"]</text:p>
      <text:p text:style-name="P4">
Tags: ['Донеччина', 'Кириленко', 'Свято', 'Великдень']</text:p>
      <text:p text:style-name="P4">
Type: Article</text:p>
      <!--METADATA-->
      <text:p text:style-name="P4">
<draw:frame draw:style-name="fr1" draw:name="Image55" text:anchor-type="as-char" svg:width="6.9236in" svg:height="3.956343in" draw:z-index="0">
<draw:image xlink:href="../Images/yкринформ/2023-04-13T-50-36-00-03-00/630_360_1523029027-4426.jpg" xlink:type="simple" xlink:show="embed" xlink:actuate="onLoad" draw:mime-type="image/jpeg"/>
</draw:frame>
 НаДонеччині цьогоріч святкування Великодня, всі богослужіння та релігійні обряди15 та 16 квітня пройдуть в онлайновому форматі задля безпеки мешканціврегіону.</text:p>
      <text:p text:style-name="P4">
Про це заявив начальник Донецької обласної військової адміністрації ПавлоКириленко під час брифінгу, передає кореспондент Укрінформу.</text:p>
      <text:p text:style-name="P4">
За його словами, згідно з вимогами оперативно-стратегічних угруповань військ«Хортиця» і «Таврія» підписав розпорядження щодо заборони масових зібрань уцей період.</text:p>
      <text:p text:style-name="P4">
«Всі богослужіння та релігійні обряди мають пройти в онлайновому форматі, аджедля росіян будь-яке зібрання. скупчення людей може стати бажаною мішенню», -зазначив очільник області.</text:p>
      <text:p text:style-name="P4">
Він підкреслив, що влада області не має права допустити жертв, яких можнауникнути.</text:p>
      <text:p text:style-name="P4">
«Наше завдання - максимально вживати заходи для безпеки життя та здоров'яжителів Донеччини і всіх, хто перебуває на території області», - наголосивКириленко.</text:p>
      <text:p text:style-name="P4">
<text:span text:style-name="T4">
Читайте також:</text:span>
 <text:a xlink:type="simple" xlink:href="https://www.ukrinform.ua/rubric-society/3695378-velikden-osoblive-svato-dla-ukrainciv.html" text:style-name="Internet_20_link" text:visited-style-name="Visited_20_Internet_20_Link">
 <text:span text:style-name="T4">
Великд</text:span>
 </text:a>
</text:p>
      <text:p text:style-name="P4">
Присутній на брифінгу начальник Головного управління Нацполіції в Донецькійобласті Руслан Осипенко нагадав, що на території регіону з 21.00 до 5.00 дієкомендантська година, в цей час громадянам заборонено перебувати на вулицяхнаселених пунктів без спеціальних дозволів. Відповідно, загальний доступ докультових споруд у неділю, 16 квітня, буде дозволений після закінченнякомендантської години, а освячення пасхальних справ розпочнеться орієнтовно о5.00.</text:p>
      <text:p text:style-name="P4">
«Взагалі по області планується проведення заходів у 121 культовій споруді, анічні служби будуть проводитися у 42 культових спорудах…Нічна служба будедозволена лише священослужителям, які мешкають там же та перебувають напостійній основі. Таких у нас 42 споруди. Ми продовжуватимемо контролюватикомендантську годину, після закінчення якої за закритими дверима длясвященослужителів, які перебувають там на місцях, о 5-ій ранку, храми будутьвідкриті», - пояснив Осипенко.</text:p>
      <text:p text:style-name="P4">
<text:span text:style-name="T4">
Читайте також:</text:span>
 <text:a xlink:type="simple" xlink:href="https://www.ukrinform.ua/rubric-society/3695420-svasennikiv-zaklikali-projti-bezpekovi-instruktazi-naperedodni-velikodna.html" text:style-name="Internet_20_link" text:visited-style-name="Visited_20_Internet_20_Link">
 <text:span text:style-name="T4">
Священників</text:span>
 <text:span text:style-name="T4">
закликали</text:span>
 <text:span text:style-name="T4">
пройти</text:span>
 <text:span text:style-name="T4">
безпекові</text:span>
<text:span text:style-name="T4">
інструктажі</text:span>
 <text:span text:style-name="T4">
напередодні</text:span>
 <text:span text:style-name="T4">
Великодня</text:span>
</text:a>
</text:p>
      <text:p text:style-name="P4">
Він додав, що для оперативного реагування на можливі різні події під часрелігійних заходів в області створені робочі групи, в які увійшли представникиобласної військової адміністрації, ГУ Нацполіції, <text:a xlink:type="simple" xlink:href="https://www.ukrinform.ua/tag-sbu" text:style-name="Internet_20_link" text:visited-style-name="Visited_20_Internet_20_Link">
</text:a>
 , ДСНС, представники прокуратури.</text:p>
      <text:p text:style-name="P4">
Як повідомлялося, Донеччина постійно перебуває під обстрілами російськихвійськ, щодня ворог вбиває та травмує цивільних мешканців, руйнуєінфраструктурні об’єкти.</text:p>
      <text:p text:style-name="P4">
Великдень або свято Воскресіння Ісуса Христа за юліанським календарем, за якимвідзначають всі свята християни східного обряду, православні та греко-католики, 2023 року припадає на 16 квітня.</text:p>
      <text:p text:style-name="P4">
Source: <text:a xlink:type="simple" xlink:href="https://www.ukrinform.ua/rubric-regions/3695617-na-doneccini-vsi-velikodni-bogosluzinna-projdut-v-onlajnovomu-formati.html" text:style-name="Internet_20_link" text:visited-style-name="Visited_20_Internet_20_Link">
https://www.ukrinform.ua/rubric-regions/3695617-na-doneccini-vsi-velikodni-bogosluzinna-projdut-v-onlajnovomu-formati.html</text:a>
</text:p>
      <!--NEWS-->
      <text:h text:style-name="P10" text:outline-level="1">
<text:span text:style-name="T4">
Жодна політсила не матиме у ПЦУ якоїсь виняткової та контролюючої ролі – Епіфаній</text:span>
</text:h>
      <text:p text:style-name="P4">
Authors: Ukrinform (Person)</text:p>
      <text:p text:style-name="P4">
Publisher: Укринформ (Organization)</text:p>
      <text:p text:style-name="P4">
Published Time: 2023-04-13T-52:34:00+03:00</text:p>
      <text:p text:style-name="P4">
Modified Time: 2023-04-13T21:34:00+03:00</text:p>
      <text:p text:style-name="P4">
Description: Жодна політична сила, партія чи окремий лідер не можуть і не будуть мати в Православній Церкві України якоїсь виняткової, чи тим більше контролюючої ролі. — Укрінформ.</text:p>
      <text:p text:style-name="P4">
Images: ["<text:a xlink:type="simple" xlink:href="https://static.ukrinform.com/photos/2023_01/thumb_files/630_360_1673007223-146.jpeg" text:style-name="Internet_20_link" text:visited-style-name="Visited_20_Internet_20_Link">
630_360_16730...</text:a>
"]</text:p>
      <text:p text:style-name="P4">
Tags: ['Партія', 'Епіфаній', 'Православна церква України', 'Політика']</text:p>
      <text:p text:style-name="P4">
Type: Article</text:p>
      <!--METADATA-->
      <text:p text:style-name="P4">
<draw:frame draw:style-name="fr1" draw:name="Image56" text:anchor-type="as-char" svg:width="6.9236in" svg:height="3.956343in" draw:z-index="0">
<draw:image xlink:href="../Images/yкринформ/2023-04-13T-52-34-00-03-00/630_360_1673007223-146.jpeg" xlink:type="simple" xlink:show="embed" xlink:actuate="onLoad" draw:mime-type="image/jpeg"/>
</draw:frame>
 Жоднаполітична сила, партія чи окремий лідер не можуть і не будуть мати вПравославній Церкві України якоїсь виняткової, чи тим більше контролюючоїролі.</text:p>
      <text:p text:style-name="P4">
Про це йдеться у <text:a xlink:type="simple" xlink:href="https://www.youtube.com/watch" text:style-name="Internet_20_link" text:visited-style-name="Visited_20_Internet_20_Link">
 </text:a>
 ПредстоятеляПравославної церкви України митрополита Епіфанія, передає Укрінформ.</text:p>
      <text:p text:style-name="P4">
<text:span text:style-name="T5">
<text:span text:style-name="T4">
Відео</text:span>
 : <text:a xlink:type="simple" xlink:href="https://www.youtube.com/watch" text:style-name="Internet_20_link" text:visited-style-name="Visited_20_Internet_20_Link">
</text:a>
</text:span>
</text:p>
      <text:p text:style-name="P4">
«За сприяння розбудові Помісної Церкви ми вдячні всім політичним силам,незалежно від того, чи вони представляють у певний проміжок історії владу абоопозицію. Але жодна політична сила, партія чи окремий лідер не можуть і небудуть мати у Православній Церкві України якоїсь виняткової, чи тим більшеконтролюючої ролі», - зазначив Епіфаній.</text:p>
      <text:p text:style-name="P4">
За його словами, ПЦУ не дозволяла дотепер і надалі не дозволятиме зробити себезаручницею чи учасницею партійної боротьби.</text:p>
      <text:p text:style-name="P4">
«Роками структура московського патріархату в Україні розбудовувалася саме затакою хибною моделлю тіньового контролю. деркач, новінський, медведчук та іншіподібні діячі вважали себе ніби учасниками «акціонерного товариства», щовирішують за спиною «найнятих менеджерів» у рясах всі ключові питання. Такамодель значною мірою спричинилася до нинішньої публічної катастрофимосковського патріархату в Україні», - вважає Предстоятель ПЦУ.</text:p>
      <text:p text:style-name="P4">
<text:span text:style-name="T4">
Читайте також:</text:span>
 <text:a xlink:type="simple" xlink:href="https://www.ukrinform.ua/rubric-society/3694538-epifanij-osvativ-paski-dla-ukrainskih-zahisnikiv.html" text:style-name="Internet_20_link" text:visited-style-name="Visited_20_Internet_20_Link">
 <text:span text:style-name="T4">
Епіфаній</text:span>
 </text:a>
</text:p>
      <text:p text:style-name="P4">
Він додав, що нині супротивники наполегливо намагаються дискредитуватиПравославну Церкву України, нав’язуючи їй імідж церкви певного відомогополітика.</text:p>
      <text:p text:style-name="P4">
Як повідомляв Укрінформ, 15 грудня 2018 року у соборі Святої Софії у Києвівідбувся Об'єднавчий собор православних церков України. На ньому духовенствоУПЦ Київського патріархату, УПЦ Московського патріархату та Українськоїавтокефальної православної церкви створили єдину помісну Православну церквуУкраїни, ухвалили її статут і обрали предстоятеля - митрополита Київського івсієї України Епіфанія.</text:p>
      <text:p text:style-name="P4">
6 січня 2019 р. відбулася церемонія передачі Томоса про автокефалію об’єднаноїПЦУ.</text:p>
      <text:p text:style-name="P4">
Source: <text:a xlink:type="simple" xlink:href="https://www.ukrinform.ua/rubric-society/3695616-zodna-politsila-ne-matime-u-pcu-akois-vinatkovoi-ta-kontroluucoi-roli-epifanij.html" text:style-name="Internet_20_link" text:visited-style-name="Visited_20_Internet_20_Link">
https://www.ukrinform.ua/rubric-society/3695616-zodna-politsila-ne-matime-u-pcu-akois-vinatkovoi-ta-kontroluucoi-roli-epifanij.html</text:a>
</text:p>
      <!--NEWS-->
      <text:h text:style-name="P10" text:outline-level="1">
<text:span text:style-name="T4">
Джокович поступився в 1/8 фіналу турніру в Монте-Карло</text:span>
</text:h>
      <text:p text:style-name="P4">
Authors: Ukrinform (Person)</text:p>
      <text:p text:style-name="P4">
Publisher: Укринформ (Organization)</text:p>
      <text:p text:style-name="P4">
Published Time: 2023-04-13T-54:29:10+03:00</text:p>
      <text:p text:style-name="P4">
Modified Time: 2023-04-13T21:29:10+03:00</text:p>
      <text:p text:style-name="P4">
Description: Першу ракетку світу переграв італієць Лоренцо Музетті. — Укрінформ.</text:p>
      <text:p text:style-name="P4">
Images: ["<text:a xlink:type="simple" xlink:href="https://static.ukrinform.com/photos/2023_04/thumb_files/630_360_1681410415-862.jpg" text:style-name="Internet_20_link" text:visited-style-name="Visited_20_Internet_20_Link">
630_360_16814...</text:a>
"]</text:p>
      <text:p text:style-name="P4">
Tags: ['Теніс', 'Новак Джокович']</text:p>
      <text:p text:style-name="P4">
Type: Article</text:p>
      <!--METADATA-->
      <text:p text:style-name="P4">
<draw:frame draw:style-name="fr1" draw:name="Image57" text:anchor-type="as-char" svg:width="6.9236in" svg:height="3.956343in" draw:z-index="0">
<draw:image xlink:href="../Images/yкринформ/2023-04-13T-54-29-10-03-00/630_360_1681410415-862.jpg" xlink:type="simple" xlink:show="embed" xlink:actuate="onLoad" draw:mime-type="image/jpeg"/>
</draw:frame>
 Першуракетку світу переграв італієць Лоренцо Музетті.</text:p>
      <text:p text:style-name="P4">
Перша ракетка світу Новак Джокович програв в 1/8 фіналу турніру ATP Masters1000 у Монте-Карло, передає Укрінформ.</text:p>
      <text:p text:style-name="P4">
Сербський тенісист в трьох сетах поступився італійцеві Лоренцо Музетті - 6:4,5:7, 4:6.</text:p>
      <text:p text:style-name="P4">
Поєдинок тривав майже три години.</text:p>
      <text:p text:style-name="P4">
Для Джоковича турнір в Монте-Карло став першим після виступу у Дубаї напочатку березня. Серб не зміг зіграти на американських Мастерсах в Індіан-Веллсі та Маямі через відсутність щеплення від коронавірусу.</text:p>
      <text:p text:style-name="P4">
<text:span text:style-name="T4">
Читайте також:</text:span>
 <text:a xlink:type="simple" xlink:href="https://www.ukrinform.ua/rubric-sports/3695546-svitolina-prograla-ignatik-u-drugomu-koli-turniru-itf-u-svejcarii.html" text:style-name="Internet_20_link" text:visited-style-name="Visited_20_Internet_20_Link">
 <text:span text:style-name="T4">
Світоліна</text:span>
 </text:a>
</text:p>
      <text:p text:style-name="P4">
Як повідомляв Укрінформ, Світоліна програла румунці Александрі Ігнатік удругому колі турніру ITF у Швейцарії.</text:p>
      <text:p text:style-name="P4">
Фото: Getty Image</text:p>
      <text:p text:style-name="P4">
Source: <text:a xlink:type="simple" xlink:href="https://www.ukrinform.ua/rubric-sports/3695615-dzokovic-postupivsa-v-18-finalu-turniru-v-montekarlo.html" text:style-name="Internet_20_link" text:visited-style-name="Visited_20_Internet_20_Link">
https://www.ukrinform.ua/rubric-sports/3695615-dzokovic-postupivsa-v-18-finalu-turniru-v-montekarlo.html</text:a>
</text:p>
      <!--NEWS-->
      <text:h text:style-name="P10" text:outline-level="1">
<text:span text:style-name="T4">
Священників закликали пройти безпекові інструктажі напередодні Великодня</text:span>
</text:h>
      <text:p text:style-name="P4">
Authors: Ukrinform (Person)</text:p>
      <text:p text:style-name="P4">
Publisher: Укринформ (Organization)</text:p>
      <text:p text:style-name="P4">
Published Time: 2023-04-13T-56:18:00+03:00</text:p>
      <text:p text:style-name="P4">
Modified Time: 2023-04-13T21:18:00+03:00</text:p>
      <text:p text:style-name="P4">
Description: Державна служба з надзвичайних ситуацій рекомендує священнослужителям напередодні відзначення Великодня пройти інструктажі на випадок виникнення небезпечної ситуації. — Укрінформ.</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86833-468.jpg" text:style-name="Internet_20_link" text:visited-style-name="Visited_20_Internet_20_Link">
1681386833-46...</text:a>
"]</text:p>
      <text:p text:style-name="P4">
Tags: ['ДСНС', 'Великдень', 'Священник', 'Рятувальники']</text:p>
      <text:p text:style-name="P4">
Type: Article</text:p>
      <!--METADATA-->
      <text:p text:style-name="P4">
<draw:frame draw:style-name="fr1" draw:name="Image58" text:anchor-type="as-char" svg:width="6.9236in" svg:height="3.956343in" draw:z-index="0">
<draw:image xlink:href="../Images/yкринформ/2023-04-13T-56-18-00-03-00/630_360_1680610780-609.jpg" xlink:type="simple" xlink:show="embed" xlink:actuate="onLoad" draw:mime-type="image/jpeg"/>
</draw:frame>
 Державнаслужба з надзвичайних ситуацій рекомендує священнослужителям напередоднівідзначення Великодня пройти інструктажі на випадок виникнення небезпечноїситуації.</text:p>
      <text:p text:style-name="P4">
Відповідну рекомендацію висловив заступник директора Департаменту запобіганнянадзвичайним ситуаціям ДСНС Роман Рудак під час брифінгу “Питання безпеки підчас Великодня — застереження та рекомендації ДСНС” в  <text:a xlink:type="simple" xlink:href="https://www.youtube.com/watch" text:style-name="Internet_20_link" text:visited-style-name="Visited_20_Internet_20_Link">
</text:a>
 .</text:p>
      <text:p text:style-name="P4">
“Ми не маємо забувати про те, що під час святкування Великодня в приміщеннях,що несуть духовну цінність, буде велике скупчення громадян. Ці всі факторинесуть певні загрози, тому як священнослужителям, так і відповідальним особамнеобхідно за день до відзначення <text:a xlink:type="simple" xlink:href="https://www.ukrinform.ua/tag-velikden" text:style-name="Internet_20_link" text:visited-style-name="Visited_20_Internet_20_Link">
 </text:a>
пройти первинні інструктажі для розуміння своїх дій у разі виникнення тієї чиіншої ситуації”, - підкреслив Рудак.</text:p>
      <text:p text:style-name="P4">
<draw:frame draw:style-name="fr1" draw:name="Image59" text:anchor-type="as-char" svg:width="6.9236in" svg:height="4.615733in" draw:z-index="0">
<draw:image xlink:href="../Images/yкринформ/2023-04-13T-56-18-00-03-00/1681386833-468.jpg" xlink:type="simple" xlink:show="embed" xlink:actuate="onLoad" draw:mime-type="image/jpeg"/>
</draw:frame>
</text:p>
      <text:p text:style-name="P4">
Також він наголосив на тому, що будівлі храмів мають бути обладнані системамипожежогасіння, системами сповіщення про виникнення надзвичайної події. Крімтого, там мають дотримуватися вимоги під час встановлення свічок – вони немають розміщуватися ближче, ніж один метр до горючих основ, а підсвічникимають бути стаціонарно зафіксовані, щоб не перекинулися.</text:p>
      <text:p text:style-name="P4">
<text:span text:style-name="T4">
Читайте також:</text:span>
 <text:a xlink:type="simple" xlink:href="https://www.ukrinform.ua/rubric-kyiv/3695362-u-kievi-na-velikden-virani-zmozut-zalisitisa-na-nicne-bogosluzinna-u-hramah.html" text:style-name="Internet_20_link" text:visited-style-name="Visited_20_Internet_20_Link">
 <text:span text:style-name="T4">
Великд</text:span>
 </text:a>
</text:p>
      <text:p text:style-name="P4">
“Персоналу потрібно звертати увагу на скупчення людей, запобігти переповненнюкультових споруд, звернути особливу увагу на шляхи евакуації", – додавпредставник ДСНС.</text:p>
      <text:p text:style-name="P4">
Рудак нагадав, що в країні триває воєнний стан, тому закликав облаштуватибомбосховища для вірян та не ігнорувати сигнали повітряної тривоги.</text:p>
      <text:p text:style-name="P4">
Як повідомляв Укрінформ, у Києві  <text:a xlink:type="simple" xlink:href="https://www.ukrinform.ua/rubric-kyiv/3694755-velikodne-bogosluzinna-projde-u-163-hramah-kieva.html" text:style-name="Internet_20_link" text:visited-style-name="Visited_20_Internet_20_Link">
 </text:a>
 в 163-хкультових спорудах, святкові молебні заплановані ввечері 15-го та зранку 16-гоквітня.</text:p>
      <text:p text:style-name="P4">
Source: <text:a xlink:type="simple" xlink:href="https://www.ukrinform.ua/rubric-society/3695420-svasennikiv-zaklikali-projti-bezpekovi-instruktazi-naperedodni-velikodna.html" text:style-name="Internet_20_link" text:visited-style-name="Visited_20_Internet_20_Link">
https://www.ukrinform.ua/rubric-society/3695420-svasennikiv-zaklikali-projti-bezpekovi-instruktazi-naperedodni-velikodna.html</text:a>
</text:p>
      <!--NEWS-->
      <text:h text:style-name="P10" text:outline-level="1">
<text:span text:style-name="T4">
У межах Всеукраїнської програми ментального здоров’я визначили пріоритетні проєкти</text:span>
</text:h>
      <text:p text:style-name="P4">
Authors: Ukrinform (Person)</text:p>
      <text:p text:style-name="P4">
Publisher: Укринформ (Organization)</text:p>
      <text:p text:style-name="P4">
Published Time: 2023-04-13T-58:12:00+03:00</text:p>
      <text:p text:style-name="P4">
Modified Time: 2023-04-13T21:12:00+03:00</text:p>
      <text:p text:style-name="P4">
Description: Керівники міністерств і державних служб спільно опрацювали пріоритетні проєкти, розроблені у межах Всеукраїнської програми ментального здоров’я «Ти як?», на дводенному воркшопі. — Укрінформ.</text:p>
      <text:p text:style-name="P4">
Images: ["<text:a xlink:type="simple" xlink:href="https://static.ukrinform.com/photos/2023_04/thumb_files/630_360_1681410130-548.png" text:style-name="Internet_20_link" text:visited-style-name="Visited_20_Internet_20_Link">
630_360_16814...</text:a>
"]</text:p>
      <text:p text:style-name="P4">
Tags: ['Уряд', 'Психолог', 'Олена Зеленська', 'Офіс Президента', 'Верещук']</text:p>
      <text:p text:style-name="P4">
Type: Article</text:p>
      <!--METADATA-->
      <text:p text:style-name="P4">
<draw:frame draw:style-name="fr1" draw:name="Image60" text:anchor-type="as-char" svg:width="6.9236in" svg:height="3.956343in" draw:z-index="0">
<draw:image xlink:href="../Images/yкринформ/2023-04-13T-58-12-00-03-00/630_360_1681410130-548.png" xlink:type="simple" xlink:show="embed" xlink:actuate="onLoad" draw:mime-type="image/png"/>
</draw:frame>
 Керівникиміністерств і державних служб спільно опрацювали пріоритетні проєкти,розроблені у межах Всеукраїнської програми ментального здоров’я «Ти як?», надводенному воркшопі.</text:p>
      <text:p text:style-name="P4">
Про це йдеться в релізі, який організатори програми передали Укрінформу.</text:p>
      <text:p text:style-name="P4">
«Міністерства наразі розробляють власні програми у сфері психологічноїдопомоги. Але щоб кожен напрям спрацював якнайкраще, потрібно скоординуватисяй об’єднати зусилля... Ментальна реінтеграція кожного з нас сьогодніпочинається з простого та щирого: «Ти як?». Сподіваюся, вже найближчим часомна це запитання українці спокійно і впевнено відповідатимуть: «Все добре!», –зазначила віцепрем’єрка-міністерка з питань реінтеграції тимчасово окупованихтериторій Ірина Верещук.</text:p>
      <text:p text:style-name="P4">
Згідно з повідомленням, дводенна стратегічна сесія «Координація. Спроможність.Сталість» передбачала ознайомлення, фахову експертизу й тестуванняпріоритетних проєктів окремих міністерств і відомств. Ці ініціативи зумовлятьподальше скоординоване напрацювання механізму, що дозволить уявити, як самемає виглядати державна послуга з психосоціальної підтримки, та зробити їївідчутною для громадян, які такої послуги потребують.</text:p>
      <text:p text:style-name="P4">
«Коли ми будемо чітко розуміти, як і куди потрапляє людина, хто це фінансує,яка якість послуг, хто їх надає і за якими протоколами… Якщо подумаємо про всіці наче дрібні, механічні, технічні речі, тільки тоді у нас з'явиться якіснапослуга», - підкреслила заступниця голови Офісу Президента Юлія Соколовська.</text:p>
      <text:p text:style-name="P4">
<text:span text:style-name="T4">
Читайте також:</text:span>
 <text:a xlink:type="simple" xlink:href="https://www.ukrinform.ua/rubric-society/3692490-dla-rozuminna-vplivu-stresu-na-organizm-stvorili-specialnij-videorolik-zelenska.html" text:style-name="Internet_20_link" text:visited-style-name="Visited_20_Internet_20_Link">
 </text:a>
</text:p>
      <text:p text:style-name="P4">
Під час воркшопу учасники зосередилися на питаннях, як позбавити українцівнегативних стигм щодо психічного здоров’я і розвинути звичку дбати про свійментальний стан не менше, ніж про фізичний.</text:p>
      <text:p text:style-name="P4">
Зазначається, що програма ментального <text:a xlink:type="simple" xlink:href="https://www.ukrinform.ua/tag-medicina" text:style-name="Internet_20_link" text:visited-style-name="Visited_20_Internet_20_Link">
 </text:a>
 «Ти як?» створена за ініціативи першої леді Олени Зеленської. Воназумовлена потребою у психосоціальній підтримці щонайменше у 15 мільйонівгромадян, які, за даними МОЗ, відчуватимуть погіршення психоемоційного станурізного ступеня тяжкості. За експертними оцінками, 40-50% населення Українипотребуватиме психологічної підтримки різного ступеня інтенсивності: зокрема1,8 млн – серед військових та ветеранів, 7 млн – серед людей старшого віку,близько 4 млн – це діти та підлітки. Прогнозована потреба в допомозі з питаньпсихічного здоров’я на первинній ланці медицини – 27 мільйонів звернень.</text:p>
      <text:p text:style-name="P4">
Метою програми є навчити українців піклуватися про ментальне благополуччя і«бути у себе на часі», а також створити дієву державну систему психосоціальноїпідтримки та супровід для громадян, які потребують фахової допомоги.</text:p>
      <text:p text:style-name="P4">
<text:span text:style-name="T4">
Читайте також:</text:span>
 <text:a xlink:type="simple" xlink:href="https://www.ukrinform.ua/rubric-society/3689516-zelenska-radit-dla-dopomogi-postrazdalim-vid-vijni-koristuvatisa-danimi-specialnoi-platformi.html" text:style-name="Internet_20_link" text:visited-style-name="Visited_20_Internet_20_Link">
 </text:a>
</text:p>
      <text:p text:style-name="P4">
«Досвід війни – це спільна велика травма і наш біль. Боротьба триває. Саме втакі часи розумієш, наскільки важливою є робота держави у формуванні єдиноїполітики з ментального здоров’я нації. Дякую першій леді за її сміливістьговорити про проблему ментального здоров’я нації на світовому рівні» , -зауважила Верещук.</text:p>
      <text:p text:style-name="P4">
Повідомляється, що супроводження розробки та впровадження Всеукраїнськоїпрограми ментального здоров’я «Ти як?» забезпечує Координаційний центрпсихічного здоров'я при Кабінеті Міністрів за експертного партнерства тапідтримки ВООЗ. Майданчиком для ухвалення рішень є Міжвідомча координаційнарада з питань охорони психічного здоров’я та надання психологічної допомогипри Кабміну.</text:p>
      <text:p text:style-name="P4">
У межах кампанії створено спеціальну сторінку <text:a xlink:type="simple" xlink:href="https://howareu.com/" text:style-name="Internet_20_link" text:visited-style-name="Visited_20_Internet_20_Link">
 </text:a>
 <text:a xlink:type="simple" xlink:href="https://howareu.com/" text:style-name="Internet_20_link" text:visited-style-name="Visited_20_Internet_20_Link">
</text:a>
 та запущено кампанію в соціальних мережах <text:a xlink:type="simple" xlink:href="https://www.facebook.com/howareu.program" text:style-name="Internet_20_link" text:visited-style-name="Visited_20_Internet_20_Link">
</text:a>
 <text:a xlink:type="simple" xlink:href="https://www.facebook.com/howareu.program" text:style-name="Internet_20_link" text:visited-style-name="Visited_20_Internet_20_Link">
</text:a>
 , <text:a xlink:type="simple" xlink:href="https://www.instagram.com/howareu_program" text:style-name="Internet_20_link" text:visited-style-name="Visited_20_Internet_20_Link">
</text:a>
 <text:a xlink:type="simple" xlink:href="https://www.instagram.com/howareu_program/" text:style-name="Internet_20_link" text:visited-style-name="Visited_20_Internet_20_Link">
</text:a>
 , <text:a xlink:type="simple" xlink:href="http://t.me/howareu_program" text:style-name="Internet_20_link" text:visited-style-name="Visited_20_Internet_20_Link">
</text:a>
 <text:a xlink:type="simple" xlink:href="https://t.me/howareu_program" text:style-name="Internet_20_link" text:visited-style-name="Visited_20_Internet_20_Link">
 </text:a>
 , <text:a xlink:type="simple" xlink:href="https://invite.viber.com/" text:style-name="Internet_20_link" text:visited-style-name="Visited_20_Internet_20_Link">
</text:a>
<text:a xlink:type="simple" xlink:href="https://invite.viber.com/" text:style-name="Internet_20_link" text:visited-style-name="Visited_20_Internet_20_Link">
</text:a>
, де зібрані техніки самодопомоги та підтримки людей поруч, зокрема увідеоформатах, у PDF-Аптечці, онлайн- та офлайн-ресурси, щоб звертатися задопомогою до перевірених, контакти гарячих ліній – для дзвінків в Україні таза кордоном.</text:p>
      <text:p text:style-name="P4">
Комунікаційна кампанія реалізується за підтримки Агентства США з міжнародногорозвитку (USAID).</text:p>
      <text:p text:style-name="P4">
Source: <text:a xlink:type="simple" xlink:href="https://www.ukrinform.ua/rubric-society/3695613-u-mezah-vseukrainskoi-programi-mentalnogo-zdorova-viznacili-prioritetni-proekti.html" text:style-name="Internet_20_link" text:visited-style-name="Visited_20_Internet_20_Link">
https://www.ukrinform.ua/rubric-society/3695613-u-mezah-vseukrainskoi-programi-mentalnogo-zdorova-viznacili-prioritetni-proekti.html</text:a>
</text:p>
      <!--NEWS-->
      <text:h text:style-name="P10" text:outline-level="1">
<text:span text:style-name="T4">
росія збільшила експорт бензину в країни Африки майже на 50%</text:span>
</text:h>
      <text:p text:style-name="P4">
Authors: Ukrinform (Person)</text:p>
      <text:p text:style-name="P4">
Publisher: Укринформ (Organization)</text:p>
      <text:p text:style-name="P4">
Published Time: 2023-04-13T-60:10:00+03:00</text:p>
      <text:p text:style-name="P4">
Modified Time: 2023-04-13T21:10:00+03:00</text:p>
      <text:p text:style-name="P4">
Description: російська федерація збільшила експорт бензину країнам Африки майже на 50% у порівнянні з аналогічним періодом минулого року у першому кварталі. Вантажі доставляють безпосередньо в Африку. — Укрінформ.</text:p>
      <text:p text:style-name="P4">
Images: ["<text:a xlink:type="simple" xlink:href="https://static.ukrinform.com/photos/2021_03/thumb_files/630_360_1616685530-631.jpg" text:style-name="Internet_20_link" text:visited-style-name="Visited_20_Internet_20_Link">
630_360_16166...</text:a>
"]</text:p>
      <text:p text:style-name="P4">
Tags: ['Африка', 'Бензин', 'Експорт', 'росія']</text:p>
      <text:p text:style-name="P4">
Type: Article</text:p>
      <!--METADATA-->
      <text:p text:style-name="P4">
<draw:frame draw:style-name="fr1" draw:name="Image61" text:anchor-type="as-char" svg:width="6.9236in" svg:height="3.956343in" draw:z-index="0">
<draw:image xlink:href="../Images/yкринформ/2023-04-13T-60-10-00-03-00/630_360_1616685530-631.jpg" xlink:type="simple" xlink:show="embed" xlink:actuate="onLoad" draw:mime-type="image/jpeg"/>
</draw:frame>
 російськафедерація збільшила експорт бензину країнам Африки майже на 50% у порівнянні заналогічним періодом минулого року у першому кварталі. Вантажі доставляютьбезпосередньо в Африку.</text:p>
      <text:p text:style-name="P4">
Як передає Укрінформ, про це повідомляє  <text:a xlink:type="simple" xlink:href="https://www.reuters.com/business/energy/russia-boosts-q1-gasoline-exports-finds-buyers-africa-replace-europeans-2023-04-13/" text:style-name="Internet_20_link" text:visited-style-name="Visited_20_Internet_20_Link">
</text:a>
 .</text:p>
      <text:p text:style-name="P4">
росія активізувала поставки моторного палива до таких африканських країн якНігерія, Туніс і Лівія після того, як Євросоюз ввів санкції проти російськоїнафти.</text:p>
      <text:p text:style-name="P4">
Гранична ціна на російський бензин та газойль у 100 доларів США за барель,введена країнами Великої Сімки (G7), ЄС та Австралією, змусила москву шукатинові ринки.</text:p>
      <text:p text:style-name="P4">
Зусиллям рф збільшити продажі бензину в Африку також сприяло скороченняекспорту з Нідерландів, де з 1 квітня набули чинності нові правила, відповіднодо яких паливні суміші для експортних ринків мають відповідати стандартам щодовмісту сірки, бензолу та марганцю.</text:p>
      <text:p text:style-name="P4">
<text:span text:style-name="T4">
Читайте також:</text:span>
 <text:a xlink:type="simple" xlink:href="https://www.ukrinform.ua/rubric-world/3694557-rosia-pocala-eksportuvati-palivo-do-iranu-zalizniceu-reuters.html" text:style-name="Internet_20_link" text:visited-style-name="Visited_20_Internet_20_Link">
 </text:a>
</text:p>
      <text:p text:style-name="P4">
В період з січня до березня 2023 року росія експортувала 1,9 мільйона тоннбензину. У першому кварталі минулого року обсяг експорту становив 1,3 мільйонатонн.</text:p>
      <text:p text:style-name="P4">
За іншими даними, експорт палива росії у січні-березні цього року був на рівні2,2 мільйона тонн, тоді як у 2022 році за той самий період показникидорівнювали 1,5 мільйона тонн.</text:p>
      <text:p text:style-name="P4">
Як повідомляв Укрінформ, китайський <text:a xlink:type="simple" xlink:href="https://www.ukrinform.ua/tag-eksport" text:style-name="Internet_20_link" text:visited-style-name="Visited_20_Internet_20_Link">
 </text:a>
до росії у березні зріс більш, ніж удвічі порівняно з роком раніше.</text:p>
      <text:p text:style-name="P4">
Source: <text:a xlink:type="simple" xlink:href="https://www.ukrinform.ua/rubric-economy/3695611-rosia-zbilsila-eksport-benzinu-v-kraini-afriki-majze-na-50.html" text:style-name="Internet_20_link" text:visited-style-name="Visited_20_Internet_20_Link">
https://www.ukrinform.ua/rubric-economy/3695611-rosia-zbilsila-eksport-benzinu-v-kraini-afriki-majze-na-50.html</text:a>
</text:p>
      <!--NEWS-->
      <text:h text:style-name="P10" text:outline-level="1">
<text:span text:style-name="T4">
На сході ворог сконцентрував усі свої сили на чотирьох напрямках - Маляр</text:span>
</text:h>
      <text:p text:style-name="P4">
Authors: Ukrinform (Person)</text:p>
      <text:p text:style-name="P4">
Publisher: Укринформ (Organization)</text:p>
      <text:p text:style-name="P4">
Published Time: 2023-04-13T-63:59:00+03:00</text:p>
      <text:p text:style-name="P4">
Modified Time: 2023-04-13T20:59:00+03:00</text:p>
      <text:p text:style-name="P4">
Description: На чотирьох напрямках на сході - Мар'їнський, Лиманський, Бахмутський і Авдіївка - ворог сконцентрував усі свої професійні ударні сили, тому і Україна має зосередити там більше свого військового потенціалу, аби зупинити противника.  — Укрінформ.</text:p>
      <text:p text:style-name="P4">
Images: ["<text:a xlink:type="simple" xlink:href="https://static.ukrinform.com/photos/2022_08/thumb_files/630_360_1659616970-117.jpg" text:style-name="Internet_20_link" text:visited-style-name="Visited_20_Internet_20_Link">
630_360_16596...</text:a>
"]</text:p>
      <text:p text:style-name="P4">
Tags: ['Бахмут', "Мар'їнка", 'Авдіївка', 'Лиман', 'Війна з росією', 'Ганна Маляр', 'Єдині новини']</text:p>
      <text:p text:style-name="P4">
Type: Article</text:p>
      <!--METADATA-->
      <text:p text:style-name="P4">
<draw:frame draw:style-name="fr1" draw:name="Image62" text:anchor-type="as-char" svg:width="6.9236in" svg:height="3.956343in" draw:z-index="0">
<draw:image xlink:href="../Images/yкринформ/2023-04-13T-63-59-00-03-00/630_360_1659616970-117.jpg" xlink:type="simple" xlink:show="embed" xlink:actuate="onLoad" draw:mime-type="image/jpeg"/>
</draw:frame>
 Начотирьох напрямках на сході - Мар'їнський, Лиманський, Бахмутський і Авдіївка- ворог сконцентрував усі свої професійні ударні сили, тому і Україна маєзосередити там більше свого військового потенціалу, аби зупинити противника.</text:p>
      <text:p text:style-name="P4">
Про це сказала заступник міністра оборони Ганна Маляр в ефірі телемарафону"Єдині новини", передає Укрінформ.</text:p>
      <text:p text:style-name="P4">
"Це і є повномасштабний наступ росіян на сході, що триває з січня. Це чотиринапрямки: Бахмут, Мар'їнка, Авдіївка і Лиман, де ворог сконцентрував своїпрофесійні ударні сили. Це не тільки "вагнерівці", там і спецпризначенці. Вони(росіяни - ред.) уже усіх туди кинули. Зараз їх мета - вийти на рубежіЛуганської і Донецької областей. Кінцева мета - вся територія України. Саметому ми повинні розуміти, що і ми у відповідь повинні сконцентрувати тамбільше зусиль, щоб їх зупиняти", - зазначила Маляр.</text:p>
      <text:p text:style-name="P4">
Вона зауважила, що росіяни програють у вуличних боях українським воїнам, атому використовують сьогодні "ту страшну тактику, яку вони уже застосовували уСирії, - просто рівняють з землею будинки, приміщення, споруди". "І такимчином вони практично позбавляють наших захисників можливості тримати позиції.Це їх почерк війни, вони по-іншому не можуть, бо по-іншому не вміють", -сказала заступниця міністра.</text:p>
      <text:p text:style-name="P4">
<text:span text:style-name="T4">
Читайте також:</text:span>
 <text:a xlink:type="simple" xlink:href="https://www.ukrinform.ua/rubric-ato/3695564-zelenskij-proviv-vijskovij-kabinet-obgovorili-upravlinna-peredovou.html" text:style-name="Internet_20_link" text:visited-style-name="Visited_20_Internet_20_Link">
 <text:span text:style-name="T4">
Зеленський</text:span>
 <text:span text:style-name="T4">
провів</text:span>
 <text:span text:style-name="T4">
військовий</text:span>
 <text:span text:style-name="T4">
кабінет</text:span>
<text:span text:style-name="T4">
обговорили</text:span>
 <text:span text:style-name="T4">
управління</text:span>
 <text:span text:style-name="T4">
передовою</text:span>
 </text:a>
</text:p>
      <text:p text:style-name="P4">
Вона наголосила, що для нас вкрай важливо утримати Бахмут і не дозволитиворогу рушити далі.</text:p>
      <text:p text:style-name="P4">
Крім цього, за словами Маляр, треба розуміти, що за ці вісім місяцівукраїнські бійці знищили тисячі найпрофесійніших російських військових,зменшивши таким чином їх наступальний потенціал. "Тому зосередившись на бояхсаме там, ми не даємо ворогу просуватись в якесь інше місце", - наголосилавона.</text:p>
      <text:p text:style-name="P4">
Як повідомляв Укрінформ, упродовж останніх двох тижнів у районі міста Бахмут <text:a xlink:type="simple" xlink:href="https://www.ukrinform.ua/tag-doneccina" text:style-name="Internet_20_link" text:visited-style-name="Visited_20_Internet_20_Link">
</text:a>
 області російська федерація втратилавбитими та пораненими майже 4,5 тисячі військовослужбовців регулярних збройнихсил рф і бойовиків приватної військової компанії “вагнер”.</text:p>
      <text:p text:style-name="P4">
Source: <text:a xlink:type="simple" xlink:href="https://www.ukrinform.ua/rubric-ato/3695607-na-shodi-vorog-skoncentruvav-usi-svoi-sili-na-cotiroh-napramkah-malar.html" text:style-name="Internet_20_link" text:visited-style-name="Visited_20_Internet_20_Link">
https://www.ukrinform.ua/rubric-ato/3695607-na-shodi-vorog-skoncentruvav-usi-svoi-sili-na-cotiroh-napramkah-malar.html</text:a>
</text:p>
      <!--NEWS-->
      <text:h text:style-name="P10" text:outline-level="1">
<text:span text:style-name="T4">
Бойко повернувся у загальну групу «Динамо»</text:span>
</text:h>
      <text:p text:style-name="P4">
Authors: Ukrinform (Person)</text:p>
      <text:p text:style-name="P4">
Publisher: Укринформ (Organization)</text:p>
      <text:p text:style-name="P4">
Published Time: 2023-04-13T-65:58:46+03:00</text:p>
      <text:p text:style-name="P4">
Modified Time: 2023-04-13T20:58:46+03:00</text:p>
      <text:p text:style-name="P4">
Description: У поточному сезоні він провів 5 ігор. — Укрінформ.</text:p>
      <text:p text:style-name="P4">
Images: ["<text:a xlink:type="simple" xlink:href="https://static.ukrinform.com/photos/2023_04/thumb_files/630_360_1681408574-419.jpg" text:style-name="Internet_20_link" text:visited-style-name="Visited_20_Internet_20_Link">
630_360_16814...</text:a>
"]</text:p>
      <text:p text:style-name="P4">
Tags: ['Бойко', 'Динамо', 'Футбол']</text:p>
      <text:p text:style-name="P4">
Type: Article</text:p>
      <!--METADATA-->
      <text:p text:style-name="P4">
<draw:frame draw:style-name="fr1" draw:name="Image63" text:anchor-type="as-char" svg:width="6.9236in" svg:height="3.956343in" draw:z-index="0">
<draw:image xlink:href="../Images/yкринформ/2023-04-13T-65-58-46-03-00/630_360_1681408574-419.jpg" xlink:type="simple" xlink:show="embed" xlink:actuate="onLoad" draw:mime-type="image/jpeg"/>
</draw:frame>
 Употочному сезоні він провів 5 ігор.</text:p>
      <text:p text:style-name="P4">
Голкіпер «Динамо» Денис Бойко повернувся у загальну групу команди, <text:a xlink:type="simple" xlink:href="https://www.instagram.com/stories/fc_dynamo_kyiv/3080153431943723427/" text:style-name="Internet_20_link" text:visited-style-name="Visited_20_Internet_20_Link">
</text:a>
пресслужба клубу, передає Укрінформ.</text:p>
      <text:p text:style-name="P4">
Пресслужба киян показала, як 35-річний воротар готується до матчу з «Рухом»разом з іншими партнерами.</text:p>
      <text:p text:style-name="P4">
Українець з жовтня відновлювався після розриву хрестоподібної зв'язки коліна.У поточному сезоні він провів 5 ігор.</text:p>
      <text:p text:style-name="P4">
<text:span text:style-name="T4">
Читайте також:</text:span>
 <text:a xlink:type="simple" xlink:href="https://www.ukrinform.ua/rubric-sports/3694948-sahtar-virvav-peremogu-u-lvova-u-matci-premerligi.html" text:style-name="Internet_20_link" text:visited-style-name="Visited_20_Internet_20_Link">
 </text:a>
</text:p>
      <text:p text:style-name="P4">
Як повідомляв Укрінформ, завтра, 14 квітня «Динамо» проведе матч із «Рухом» ,початок гри – о 15.00.</text:p>
      <text:p text:style-name="P4">
Фото: fcdynamo.com</text:p>
      <text:p text:style-name="P4">
Source: <text:a xlink:type="simple" xlink:href="https://www.ukrinform.ua/rubric-sports/3695606-bojko-povernuvsa-u-zagalnu-grupu-dinamo.html" text:style-name="Internet_20_link" text:visited-style-name="Visited_20_Internet_20_Link">
https://www.ukrinform.ua/rubric-sports/3695606-bojko-povernuvsa-u-zagalnu-grupu-dinamo.html</text:a>
</text:p>
      <!--NEWS-->
      <text:h text:style-name="P10" text:outline-level="1">
<text:span text:style-name="T4">
НАТО має надати Україні безпекові гарантії влітку – прем’єр Польщі</text:span>
</text:h>
      <text:p text:style-name="P4">
Authors: Ukrinform (Person)</text:p>
      <text:p text:style-name="P4">
Publisher: Укринформ (Organization)</text:p>
      <text:p text:style-name="P4">
Published Time: 2023-04-13T-67:54:00+03:00</text:p>
      <text:p text:style-name="P4">
Modified Time: 2023-04-13T20:54:00+03:00</text:p>
      <text:p text:style-name="P4">
Description: Північноатлантичному альянсу варто якомога швидше надати Україні надійні безпекові гарантії. — Укрінформ.</text:p>
      <text:p text:style-name="P4">
Images: ["<text:a xlink:type="simple" xlink:href="https://static.ukrinform.com/photos/2022_07/thumb_files/630_360_1656697020-473.jpg" text:style-name="Internet_20_link" text:visited-style-name="Visited_20_Internet_20_Link">
630_360_16566...</text:a>
"]</text:p>
      <text:p text:style-name="P4">
Tags: ['НАТО', 'Польща', 'Україна', 'Моравецький', 'Гарантії безпеки']</text:p>
      <text:p text:style-name="P4">
Type: Article</text:p>
      <!--METADATA-->
      <text:p text:style-name="P4">
<draw:frame draw:style-name="fr1" draw:name="Image64" text:anchor-type="as-char" svg:width="6.9236in" svg:height="3.956343in" draw:z-index="0">
<draw:image xlink:href="../Images/yкринформ/2023-04-13T-67-54-00-03-00/630_360_1656697020-473.jpg" xlink:type="simple" xlink:show="embed" xlink:actuate="onLoad" draw:mime-type="image/jpeg"/>
</draw:frame>
Північноатлантичному альянсу варто якомога швидше надати Україні надійнібезпекові гарантії.</text:p>
      <text:p text:style-name="P4">
Як повідомляє кореспондент Укрінформу, таку думку під час виступу в AtlanticCounсil у Вашингтоні висловив прем’єр-міністр Польщі Матеуш Моравецький.</text:p>
      <text:p text:style-name="P4">
“На мою думку, Україні варто запропонувати чіткий план до членства у НАТО,включно із безпековими гарантіями”, - сказав Моравецький.</text:p>
      <text:p text:style-name="P4">
За його словами, саміт НАТО, що пройде в липні у Вільнюсі, - “найкраще місце,аби зробити це”. “Я сподіваюся, що це станеться, але це буде непросто”, -зазначив прем’єр-міністр Польщі.</text:p>
      <text:p text:style-name="P4">
<text:span text:style-name="T4">
Читайте також:</text:span>
 <text:a xlink:type="simple" xlink:href="https://www.ukrinform.ua/rubric-polytics/3695545-reznikov-obgovoriv-iz-zastupnikom-genseka-nato-pidgotovku-do-samitu-u-vilnusi.html" text:style-name="Internet_20_link" text:visited-style-name="Visited_20_Internet_20_Link">
 <text:span text:style-name="T4">
НАТО</text:span>
 </text:a>
</text:p>
      <text:p text:style-name="P4">
Він додав, що Україна довела свою приналежність до вільного світу. “Вонихочуть захищати наші цінності свободи, суверенітету, солідарності. Це -європейські та американські цінності”, - підсумував глава уряду Польщі.</text:p>
      <text:p text:style-name="P4">
Як повідомлялося, раніше Моравецький заявив, що Польща передає Україні черговупартію <text:a xlink:type="simple" xlink:href="https://www.ukrinform.ua/tag-vinisuvac" text:style-name="Internet_20_link" text:visited-style-name="Visited_20_Internet_20_Link">
 </text:a>
 МіГ-29.</text:p>
      <text:p text:style-name="P4">
Source: <text:a xlink:type="simple" xlink:href="https://www.ukrinform.ua/rubric-polytics/3695599-nato-mae-nadati-ukraini-bezpekovi-garantii-vlitku-premer-polsi.html" text:style-name="Internet_20_link" text:visited-style-name="Visited_20_Internet_20_Link">
https://www.ukrinform.ua/rubric-polytics/3695599-nato-mae-nadati-ukraini-bezpekovi-garantii-vlitku-premer-polsi.html</text:a>
</text:p>
      <!--NEWS-->
      <text:h text:style-name="P10" text:outline-level="1">
<text:span text:style-name="T4">
У США встановили особу лідера чат-групи, в якій з’явилися секретні дані Пентагону – NYT</text:span>
</text:h>
      <text:p text:style-name="P4">
Authors: Ukrinform (Person)</text:p>
      <text:p text:style-name="P4">
Publisher: Укринформ (Organization)</text:p>
      <text:p text:style-name="P4">
Published Time: 2023-04-13T-69:40:00+03:00</text:p>
      <text:p text:style-name="P4">
Modified Time: 2023-04-13T20:40:00+03:00</text:p>
      <text:p text:style-name="P4">
Description: Очільником ігрової онлайн-чат-групи, у якій з’явилися публікації секретних документів Пентагону, є 21-річний військовослужбовець Нацгвардії США.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США', 'Документи']</text:p>
      <text:p text:style-name="P4">
Type: Article</text:p>
      <!--METADATA-->
      <text:p text:style-name="P4">
<draw:frame draw:style-name="fr1" draw:name="Image65" text:anchor-type="as-char" svg:width="6.9236in" svg:height="3.956343in" draw:z-index="0">
<draw:image xlink:href="../Images/yкринформ/2023-04-13T-69-40-00-03-00/630_360_1681170438-481.png" xlink:type="simple" xlink:show="embed" xlink:actuate="onLoad" draw:mime-type="image/png"/>
</draw:frame>
Очільником ігрової онлайн-чат-групи, у якій з’явилися публікації секретнихдокументів Пентагону, є 21-річний військовослужбовець Нацгвардії США.</text:p>
      <text:p text:style-name="P4">
Як передає Укрінформ, про це повідомляє <text:a xlink:type="simple" xlink:href="https://www.nytimes.com/live/2023/04/13/us/documents-leak-pentagon" text:style-name="Internet_20_link" text:visited-style-name="Visited_20_Internet_20_Link">
</text:a>
</text:p>
      <text:p text:style-name="P4">
«Керівником невеликої ігрової онлайн-чат-групи, куди за останні кілька місяцівпотрапила купа секретних документів розвідки США, є 21-річний членрозвідувального крила Повітряних сил Національної Гвардії Массачусетса», –йдеться у повідомленні.</text:p>
      <text:p text:style-name="P4">
Нацгвардієць Джек Тейшейра керував приватною онлайн-групою під назвою «ThugShaker Central», яка об’єднує близько 20-30 людей через спільну прихильністьдо зброї, расистських онлайн-мемів та відеоігр.</text:p>
      <text:p text:style-name="P4">
«Двоє офіційних осіб США підтвердили, що слідчі хочуть поговорити з авіаторомТейшейрою про витік урядових <text:a xlink:type="simple" xlink:href="https://www.ukrinform.ua/tag-dokumenti" text:style-name="Internet_20_link" text:visited-style-name="Visited_20_Internet_20_Link">
 </text:a>
 доприватної онлайн-групи. Один із чиновників сказав, що пілот Тейшейра можеволодіти інформацією, яка має значення для розслідування», – зазначає The NewYork Times.</text:p>
      <text:p text:style-name="P4">
Федеральні слідчі США кілька днів шукали особу, яка оприлюднила у мережінадсекретні матеріали, але не ідентифікували Тейшейру чи когось іншого якпідозрюваного.</text:p>
      <text:p text:style-name="P4">
У ФБР від коментарів відмовилися.</text:p>
      <text:p text:style-name="P4">
Один з учасників онлайн-групи сказав, що знає людину, яка «злила» інформацію.За його словами, він називав ймовірного винуватця «O.G.».</text:p>
      <text:p text:style-name="P4">
<text:span text:style-name="T4">
Читайте також:</text:span>
 <text:a xlink:type="simple" xlink:href="https://www.ukrinform.ua/rubric-world/3695486-pentagon-obmeziv-dostup-do-zlitih-sekretnih-dokumentiv-bilij-dim.html" text:style-name="Internet_20_link" text:visited-style-name="Visited_20_Internet_20_Link">
 <text:span text:style-name="T4">
Пентагон</text:span>
 </text:a>
</text:p>
      <text:p text:style-name="P4">
Ймовірний підозрюваний доросліший від інших учасників групи, і через своюроботу мав доступ до документів розвідки.</text:p>
      <text:p text:style-name="P4">
Як повідомлялося, <text:a xlink:type="simple" xlink:href="https://www.ukrinform.ua/rubric-ato/3692686-nyt-pentagon-rozslidue-vitik-taemnih-dokumentiv-pro-pidgotovku-kontrnastupu-zsu.html" text:style-name="Internet_20_link" text:visited-style-name="Visited_20_Internet_20_Link">
 </text:a>
 , у якому йдеться про те, що Пентагон розслідує витік нібитосекретних документів у соцмережі, які стосуються планів щодо контрнаступу ЗСУ.</text:p>
      <text:p text:style-name="P4">
Група розслідувачів <text:a xlink:type="simple" xlink:href="https://www.ukrinform.ua/rubric-world/3693674-u-bellingcat-vstanovili-persodzerela-zlitih-dokumentiv-pentagonu.html" text:style-name="Internet_20_link" text:visited-style-name="Visited_20_Internet_20_Link">
 </text:a>
 , що почали з’являтися ще у січні 2023 року на деяких Discord-серверах.</text:p>
      <text:p text:style-name="P4">
Source: <text:a xlink:type="simple" xlink:href="https://www.ukrinform.ua/rubric-world/3695601-u-ssa-vstanovili-osobu-lidera-catgrupi-v-akij-zavilisa-sekretni-dani-pentagonu-nyt.html" text:style-name="Internet_20_link" text:visited-style-name="Visited_20_Internet_20_Link">
https://www.ukrinform.ua/rubric-world/3695601-u-ssa-vstanovili-osobu-lidera-catgrupi-v-akij-zavilisa-sekretni-dani-pentagonu-nyt.html</text:a>
</text:p>
      <!--NEWS-->
      <text:h text:style-name="P10" text:outline-level="1">
<text:span text:style-name="T4">
Зеленський провів військовий кабінет - обговорили управління передовою</text:span>
</text:h>
      <text:p text:style-name="P4">
Authors: Ukrinform (Person)</text:p>
      <text:p text:style-name="P4">
Publisher: Укринформ (Organization)</text:p>
      <text:p text:style-name="P4">
Published Time: 2023-04-13T-91:14:00+03:00</text:p>
      <text:p text:style-name="P4">
Modified Time: 2023-04-13T19:14:00+03:00</text:p>
      <text:p text:style-name="P4">
Description: Президент України Володимир Зеленський провів військовий кабінет - особливий формат роботи з керівниками сектору оборони, в ході якого обговорювалося найнеобхідніше для управління передовою. — Укрінформ.</text:p>
      <text:p text:style-name="P4">
Images: ["<text:a xlink:type="simple" xlink:href="https://static.ukrinform.com/photos/2023_03/thumb_files/630_360_1678086625-925.png" text:style-name="Internet_20_link" text:visited-style-name="Visited_20_Internet_20_Link">
630_360_16780...</text:a>
"]</text:p>
      <text:p text:style-name="P4">
Tags: ['Оборона', 'Зеленський', 'Війна з росією']</text:p>
      <text:p text:style-name="P4">
Type: Article</text:p>
      <!--METADATA-->
      <text:p text:style-name="P4">
<draw:frame draw:style-name="fr1" draw:name="Image66" text:anchor-type="as-char" svg:width="6.9236in" svg:height="3.956343in" draw:z-index="0">
<draw:image xlink:href="../Images/yкринформ/2023-04-13T-91-14-00-03-00/630_360_1678086625-925.png" xlink:type="simple" xlink:show="embed" xlink:actuate="onLoad" draw:mime-type="image/png"/>
</draw:frame>
 ПрезидентУкраїни Володимир Зеленський провів військовий кабінет - особливий форматроботи з керівниками сектору оборони, в ході якого обговорювалосянайнеобхідніше для управління передовою.</text:p>
      <text:p text:style-name="P4">
Як передає Укрінформ, про це глава держави сказав у своєму <text:a xlink:type="simple" xlink:href="https://t.me/V_Zelenskiy_official/5841" text:style-name="Internet_20_link" text:visited-style-name="Visited_20_Internet_20_Link">
</text:a>
</text:p>
      <text:p text:style-name="P4">
"Сьогодні провів військовий кабінет – особливий формат роботи з керівникаминашого сектору оборони, нашими командувачами, розвідкою, Офісом. Лише те, щопрямо необхідно для управління передовою і забезпечення активних дій України,захисту нашої держави від російського терору. Це було змістовно", - розповівПрезидент.</text:p>
      <text:p text:style-name="P4">
<text:span text:style-name="T5">
Джерело:<text:a xlink:type="simple" xlink:href="https://www.youtube.com/redirect" text:style-name="Internet_20_link" text:visited-style-name="Visited_20_Internet_20_Link">
</text:a>
</text:span>
</text:p>
      <text:p text:style-name="P4">
<text:span text:style-name="T4">
Читайте також:</text:span>
 <text:a xlink:type="simple" xlink:href="https://www.ukrinform.ua/rubric-ato/3695428-zelenskij-vidznaciv-derzavnimi-nagorodami-284-zahisnikiv-iz-nih-186-posmertno.html" text:style-name="Internet_20_link" text:visited-style-name="Visited_20_Internet_20_Link">
 <text:span text:style-name="T4">
Зеленський</text:span>
 </text:a>
</text:p>
      <text:p text:style-name="P4">
Він запевнив, що дії українських військових будуть потужними. "Готуємохлопців. І дуже чекаємо постачання зброї, обіцяної партнерами. І по максимуму– наближаємо перемогу. По максимуму – дух єдності. По максимуму –ефективність. Підготовка – теж по максимуму", - наголосив <text:a xlink:type="simple" xlink:href="https://www.ukrinform.ua/tag-zelenskij" text:style-name="Internet_20_link" text:visited-style-name="Visited_20_Internet_20_Link">
</text:a>
 .</text:p>
      <text:p text:style-name="P4">
Source: <text:a xlink:type="simple" xlink:href="https://www.ukrinform.ua/rubric-ato/3695564-zelenskij-proviv-vijskovij-kabinet-obgovorili-upravlinna-peredovou.html" text:style-name="Internet_20_link" text:visited-style-name="Visited_20_Internet_20_Link">
https://www.ukrinform.ua/rubric-ato/3695564-zelenskij-proviv-vijskovij-kabinet-obgovorili-upravlinna-peredovou.html</text:a>
</text:p>
      <!--NEWS-->
      <text:h text:style-name="P10" text:outline-level="1">
<text:span text:style-name="T4">
Пропагандист Медведчука, який закликав до «поділу України», затриманий за державну зраду</text:span>
</text:h>
      <text:p text:style-name="P4">
Author: ['АРМІЯINFORM']</text:p>
      <text:p text:style-name="P4">
Time: 2023-04-13T00:00:00-04:00</text:p>
      <text:p text:style-name="P4">
Description: Служба безпеки України затримала у Хмельницькому проросійського пропаганди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ropagandyst-0.jpg" text:style-name="Internet_20_link" text:visited-style-name="Visited_20_Internet_20_Link">
propagandyst-0.jpg</text:a>
', '<text:a xlink:type="simple" xlink:href="https://armyinform.com.ua/wp-content/uploads/2023/04/propagandyst-1.jpg" text:style-name="Internet_20_link" text:visited-style-name="Visited_20_Internet_20_Link">
propagandyst-1.jpg</text:a>
']</text:p>
      <text:p text:style-name="P4">
Tags: ['ДЕРЖАВНА ЗРАДА', 'ЗРАДНИКИ', 'ПРОПАГАНДИСТИ', 'СБУ']</text:p>
      <text:p text:style-name="P4">
Category: News</text:p>
      <!--METADATA-->
      <text:p text:style-name="P4">
<draw:frame draw:style-name="fr1" draw:name="Image67" text:anchor-type="as-char" svg:width="6.9236in" svg:height="4.615733in" draw:z-index="0">
<draw:image xlink:href="../Images/AРМІЯINFORM/2023-04-13T00-00-00-04-00/propagandyst-0.jpg" xlink:type="simple" xlink:show="embed" xlink:actuate="onLoad" draw:mime-type="image/jpeg"/>
</draw:frame>
</text:p>
      <text:p text:style-name="P4">
Служба безпеки України затримала у Хмельницькому проросійського пропагандиста,що допомагав агресору у війні проти України.</text:p>
      <text:p text:style-name="P4">
Про це <text:a xlink:type="simple" xlink:href="https://ssu.gov.ua/novyny/sbu-zatrymala-propahandysta-medvedchuka-yakyi-zaklykav-do-podilu-ukrainy" text:style-name="Internet_20_link" text:visited-style-name="Visited_20_Internet_20_Link">
повідомляє</text:a>
 пресслужба СБУ.</text:p>
      <text:p text:style-name="P4">
«Ще до початку повномасштабного вторгнення він входив до пулу політичнихпіарників, які працювали на Медведчука. Встановлено, що фігурант займався„розкруткою“ медійного образу поплічника кремля як „миротворця“, якого „чують“у москві. Для цього регулярно публікував свої дописи на пропагандистськихінтернет-платформах», — йдеться в повідомленні.</text:p>
      <text:p text:style-name="P4">
Крім того, на початку 2020 року він добровільно почав працювати на російськеінформагентство «News-front», яке зареєстроване у тимчасово окупованому Криму.</text:p>
      <text:p text:style-name="P4">
Після початку повномасштабної агресії рф фігурант перебував у Хмельницькому ізвідти неодноразово поширював публікації, в яких ставив під сумнів існуванняукраїнської державності у міжнародно визнаних кордонах.</text:p>
      <text:p text:style-name="P4">
Також він займався дискредитацією Сил оборони та поширював фейки провнутрішньополітичну обстановку в Україні. Ініційовані СБУ лінгвістичніекспертизи підтвердили факти підривної діяльності фігуранта.</text:p>
      <text:p text:style-name="P4">
<draw:frame draw:style-name="fr1" draw:name="Image68" text:anchor-type="as-char" svg:width="6.9236in" svg:height="4.615733in" draw:z-index="0">
<draw:image xlink:href="../Images/AРМІЯINFORM/2023-04-13T00-00-00-04-00/propagandyst-1.jpg" xlink:type="simple" xlink:show="embed" xlink:actuate="onLoad" draw:mime-type="image/jpeg"/>
</draw:frame>
</text:p>
      <text:p text:style-name="P4">
Під час обшуків за місцем проживання зловмисника у Хмельницькому виявленокомп’ютерну техніку і мобільні телефони, які він використовував у злочиннихдіях. На підставі зібраних доказів слідчі Служби безпеки повідомили йому пропідозру за ч. 1 ст. 111 Кримінального кодексу України (державна зрада).</text:p>
      <text:p text:style-name="P4">
Фігуранту обрано запобіжний захід — тримання під вартою без права внесеннязастави.</text:p>
      <text:p text:style-name="P4">
Source: <text:a xlink:type="simple" xlink:href="https://armyinform.com.ua/2023/04/13/propagandyst-medvedchuka-yakyj-zaklykav-do-podilu-ukrayiny/" text:style-name="Internet_20_link" text:visited-style-name="Visited_20_Internet_20_Link">
https://armyinform.com.ua/2023/04/13/propagandyst-medvedchuka-yakyj-zaklykav-do-podilu-ukrayiny/</text:a>
</text:p>
      <!--NEWS-->
      <text:h text:style-name="P10" text:outline-level="1">
<text:span text:style-name="T4">
«На війні всі фронти потребують уваги та міцності, фінансовий фронт — особливо» — Президент України</text:span>
</text:h>
      <text:p text:style-name="P4">
Author: ['АРМІЯINFORM']</text:p>
      <text:p text:style-name="P4">
Time: 2023-04-13T01:00:00-04:00</text:p>
      <text:p text:style-name="P4">
Description: Президент України Володимир Зеленський виступив на третьому засіданні міністер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2-4.jpg" text:style-name="Internet_20_link" text:visited-style-name="Visited_20_Internet_20_Link">
12-4.jpg</text:a>
', '<text:a xlink:type="simple" xlink:href="https://armyinform.com.ua/wp-content/uploads/2023/04/13-4.jpg" text:style-name="Internet_20_link" text:visited-style-name="Visited_20_Internet_20_Link">
13-4.jpg</text:a>
']</text:p>
      <text:p text:style-name="P4">
Tags: ['STOPRUSSIA', 'АГРЕСІЯ РФ', 'ВОЛОДИМИР ЗЕЛЕНСЬКИЙ', 'ВТОРГНЕННЯ РФ', 'КРУГЛИЙ СТІЛ', 'ПІДТРИМКА УКРАЇНИ', 'ПРЕЗИДЕНТ УКРАЇНИ']</text:p>
      <text:p text:style-name="P4">
Category: News</text:p>
      <!--METADATA-->
      <text:p text:style-name="P4">
Президент України Володимир Зеленський виступив на третьому засіданніміністерського круглого столу <text:a xlink:type="simple" xlink:href="https://www.worldbank.org/uk/country/ukraine" text:style-name="Internet_20_link" text:visited-style-name="Visited_20_Internet_20_Link">
Світовогобанку</text:a>
 щодо підтримки України.</text:p>
      <text:p text:style-name="P4">
<text:span text:style-name="T5">
Текст виступу:</text:span>
</text:p>
      <text:p text:style-name="P4">
<text:span text:style-name="T4">
<text:span text:style-name="T5">
Президенте Малпасс, дякую вам за підтримку. Пані директор-розпорядникКрісталіна, пане віцепрезидент Домбровскіс.</text:span>
</text:span>
</text:p>
      <text:p text:style-name="P4">
<text:span text:style-name="T4">
<text:span text:style-name="T5">
Пані та панове міністри, секретарі, керівники міжнародних фінансовихінституцій …</text:span>
</text:span>
</text:p>
      <text:p text:style-name="P4">
Вдячний вам усім за цю зустріч, за вашу роботу в такому форматі.</text:p>
      <text:p text:style-name="P4">
Зараз Україна переживає особливі емоції. Вчора з російських джерел булопоширено в Інтернеті відео звірячого вбивства нашого солдата окупантами.</text:p>
      <text:p text:style-name="P4">
Вони там, на відео, вихваляються своїм умінням убивати. Певно, всі ви бачили вновинах, про що йдеться. І ви знаєте, що такий рівень насильства, такий рівеньзвірства російська армія намагається зробити рутиною всюди на українськихземлях.</text:p>
      <text:p text:style-name="P4">
До цього не можна звикнути. Щоразу шок, як уперше, коли вони роблять щосьподібне.</text:p>
      <text:p text:style-name="P4">
Смерті, які несе росія, не повинні стати рутиною! Довга історія російськоїбезкарності нарешті має зупинитися.</text:p>
      <text:p text:style-name="P4">
Я дякую всім у світі, дякую кожному й кожній із вас, хто допомагає Українівистояти! Але щодня… Щодня ми втрачаємо наших людей — чоловіків і жінок,дорослих і дітей, які гинуть від російських рук…</text:p>
      <text:p text:style-name="P4">
Прошу вас зараз ушанувати хвилиною мовчання памʼять цього українця, чию смертьсвіт побачив учора, і пам’ять усіх наших людей, чиї життя були забраніросійським вторгненням.</text:p>
      <text:p text:style-name="P4">
Дякую. Це дуже важливо для всіх нас.</text:p>
      <text:p text:style-name="P4">
<draw:frame draw:style-name="fr1" draw:name="Image69" text:anchor-type="as-char" svg:width="6.9236in" svg:height="4.617948in" draw:z-index="0">
<draw:image xlink:href="../Images/AРМІЯINFORM/2023-04-13T01-00-00-04-00/12-4.jpg" xlink:type="simple" xlink:show="embed" xlink:actuate="onLoad" draw:mime-type="image/jpeg"/>
</draw:frame>
</text:p>
      <text:p text:style-name="P4">
<text:span text:style-name="T4">
<text:span text:style-name="T5">
Шановні присутні!</text:span>
</text:span>
</text:p>
      <text:p text:style-name="P4">
Україна переможе в цій війні. Лише питання часу, коли російська агресія зазнаєпоразки.</text:p>
      <text:p text:style-name="P4">
Але у держави-зла не має залишитися жодного шансу все ж перемогти руїнами.</text:p>
      <text:p text:style-name="P4">
У чому завжди мета терориста? Зламати життя. Якщо не вбити, то скалічити. Якщоне знищити, то змусити страждати.</text:p>
      <text:p text:style-name="P4">
Будь-який агресор, який ненавидить життя — чи то він діє на рівні держави, якросія, чи то на рівні терористичної групи, чи то на рівні однієї деградованоїособистості… Агресор завжди насолоджується, коли руйнує. І коли руїни післяагресії доводиться долати десятиліттями.</text:p>
      <text:p text:style-name="P4">
Тисячі й тисячі обʼєктів в Україні зруйновані. Завдяки партнерам на цей рікзабезпечено фінансово більшість поточних витрат на підтримку нормальногожиття. Але залишаються незакритими базові потреби у відновленні — житло,енергетика, транспорт, соціальна й гуманітарна сфера, публічні послуги.Нещодавно я відвідав усі прифронтові та прикордонні регіони нашої країни, щомежують із росією. Боляче це бачити. Розбиті боями міста, спалені села, мертві— бо заміновані — поля…</text:p>
      <text:p text:style-name="P4">
Підтримка швидкого відновлення — це буквально частина антитерористичноїроботи. Прибираючи те, що було зруйновано, ми перемагаємо й головну метутерору — повертаємо нормальне життя.</text:p>
      <text:p text:style-name="P4">
Другий пункт — активи держави-зла.</text:p>
      <text:p text:style-name="P4">
Чи не вперше в історії світ має таку масштабну можливість покластивідшкодування збитків від неспровокованої й незаконної війни на агресора — натого, хто винен у війні.</text:p>
      <text:p text:style-name="P4">
Наприклад, Світовий банк дав нову оцінку збитків і потреб України обсягом 411мільярдів доларів. Щодня росія збільшує цей рахунок. Світ має російські жактиви різних видів, що покривають такий рівень збитків!</text:p>
      <text:p text:style-name="P4">
Потенційні агресори у світі зараз дивляться на те, чи вчините ви правильно.Конфіскувати російські активи, а також активи осіб, що повʼязані з керівноюверхівкою держави-зла реально. Конфіскувати й спрямувати на те, щоб життя вУкраїні могло відновлюватися. росія має відчути повну ціну своєї агресії.</text:p>
      <text:p text:style-name="P4">
<draw:frame draw:style-name="fr1" draw:name="Image70" text:anchor-type="as-char" svg:width="6.9236in" svg:height="4.617948in" draw:z-index="0">
<draw:image xlink:href="../Images/AРМІЯINFORM/2023-04-13T01-00-00-04-00/13-4.jpg" xlink:type="simple" xlink:show="embed" xlink:actuate="onLoad" draw:mime-type="image/jpeg"/>
</draw:frame>
</text:p>
      <text:p text:style-name="P4">
<text:span text:style-name="T4">
<text:span text:style-name="T5">
Пані та панове!</text:span>
</text:span>
</text:p>
      <text:p text:style-name="P4">
Україна звертається до вас із двома закликами. Перший: першочергові потреби увідбудові.</text:p>
      <text:p text:style-name="P4">
Я дякую вам за нову програму співпраці з МВФ, що є вагомим стабілізаційнимчинником для України. Це допоможе нам і далі боротися. Але щоб людиповерталися в Україну, щоб агресор програвав не лише на полі бою, а буквальнов усьому, нам потрібне погодження програми підтримки для покриттяпершочергових проєктів швидкого відновлення. Загальний обсяг таких проєктів —14,1 мільярда доларів США. Наші урядовці, які зараз у Вашингтоні, представлятьдеталі.</text:p>
      <text:p text:style-name="P4">
І друге. Вже треба працювати над конкретними механізмами спрямуваннязаморожених російських активів на компенсацію завданих росією збитків. Требачітко заявити, що активи, включно передусім з активами російськогоЦентрального банку, будуть конфісковані. Це буде саме миротворчий акт — углобальному масштабі. Потенційні агресори повинні це бачити. І пам’ятати, щосвіт може бути сильним.</text:p>
      <text:p text:style-name="P4">
Можуть бути різні формати рішень, але що швидші й дієвіші будуть рішення, тонадійнішим і довготривалішим буде мир після цієї війни.</text:p>
      <text:p text:style-name="P4">
<text:span text:style-name="T4">
<text:span text:style-name="T5">
Пані та панове!</text:span>
</text:span>
</text:p>
      <text:p text:style-name="P4">
На війні не буває другорядних фронтів. Усі потребують уваги та міцності.Фінансовий фронт — особливо. Ми робимо свою частину роботи, і я вдячний усім,хто допомагає. Але фундаментальні рішення залежать від вас.</text:p>
      <text:p text:style-name="P4">
Вірю, що вони будуть ухвалені!</text:p>
      <text:p text:style-name="P4">
Дякую вам за увагу! Слава всім, хто зараз у бою за життя й свободу для нашихлюдей!</text:p>
      <text:p text:style-name="P4">
<text:span text:style-name="T4">
<text:span text:style-name="T5">
Слава Україні!</text:span>
</text:span>
</text:p>
      <text:p text:style-name="P4">
читайте також:</text:p>
      <text:p text:style-name="P4">
<text:a xlink:type="simple" xlink:href="https://armyinform.com.ua/2022/10/12/vystup-prezydenta-ukrayiny-na-drugomu-zasidanni-ministerskogo-kruglogo-stolu-shhodo-pidtrymky-ukrayiny/" text:style-name="Internet_20_link" text:visited-style-name="Visited_20_Internet_20_Link">
Виступ Президента України на другому засіданні міністерського круглого столущодо підтримки України</text:a>
</text:p>
      <text:p text:style-name="P4">
<text:span text:style-name="T5">
Джерело:<text:a xlink:type="simple" xlink:href="https://www.president.gov.ua/news/na-vijni-vsi-fronti-potrebuyut-uvagi-ta-micnosti-finansovij-82241" text:style-name="Internet_20_link" text:visited-style-name="Visited_20_Internet_20_Link">
Офіс Президента України</text:a>
</text:span>
</text:p>
      <text:p text:style-name="P4">
Source: <text:a xlink:type="simple" xlink:href="https://armyinform.com.ua/2023/04/13/na-vijni-vsi-fronty-potrebuyut-uvagy-ta-micznosti-finansovyj-front-prezydent-ukrayiny/" text:style-name="Internet_20_link" text:visited-style-name="Visited_20_Internet_20_Link">
https://armyinform.com.ua/2023/04/13/na-vijni-vsi-fronty-potrebuyut-uvagy-ta-micznosti-finansovyj-front-prezydent-ukrayiny/</text:a>
</text:p>
      <!--NEWS-->
      <text:h text:style-name="P10" text:outline-level="1">
<text:span text:style-name="T4">
Нові фейки від роспропаганди</text:span>
</text:h>
      <text:p text:style-name="P4">
Author: ['АРМІЯINFORM']</text:p>
      <text:p text:style-name="P4">
Time: 2023-04-13T02:00:00-04:00</text:p>
      <text:p text:style-name="P4">
Description: Добірку нових фейків оприлюднив на своїй сторінці у Facebook Центр проти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fake-news-blurred-woman-wearing-gloves-scaled.jpg" text:style-name="Internet_20_link" text:visited-style-name="Visited_20_Internet_20_Link">
stop-fake-news-blurred-woman-wearing-gloves-scaled.jpg</text:a>
', '<text:a xlink:type="simple" xlink:href="https://armyinform.com.ua/wp-content/uploads/2023/04/340814580_957123915443101_6905894541533759366_n.jpg" text:style-name="Internet_20_link" text:visited-style-name="Visited_20_Internet_20_Link">
340814580_957123915443101_6905894541533759366_n.jpg</text:a>
']</text:p>
      <text:p text:style-name="P4">
Tags: ['STOPRUSSIA', 'ВІЙНА', 'ВТОРГНЕННЯ РФ', 'РОСІЙСЬКІ ФЕЙКИ']</text:p>
      <text:p text:style-name="P4">
Category: News</text:p>
      <!--METADATA-->
      <text:p text:style-name="P4">
<draw:frame draw:style-name="fr1" draw:name="Image71" text:anchor-type="as-char" svg:width="6.9236in" svg:height="5.1927in" draw:z-index="0">
<draw:image xlink:href="../Images/AРМІЯINFORM/2023-04-13T02-00-00-04-00/stop-fake-news-blurred-woman-wearing-gloves-scaled.jpg" xlink:type="simple" xlink:show="embed" xlink:actuate="onLoad" draw:mime-type="image/jpeg"/>
</draw:frame>
</text:p>
      <text:p text:style-name="P4">
Добірку нових фейків<text:a xlink:type="simple" xlink:href="https://www.facebook.com/protydiyadezinformatsiyi.cpd/posts/pfbid07y6qS5w4WmSxqyDTuk98X68dLNbdoQJUGWFcPmx9jVLXEBFJspD1hs4bmHmjSd16l" text:style-name="Internet_20_link" text:visited-style-name="Visited_20_Internet_20_Link">
оприлюднив</text:a>
на своїй сторінці у Facebook Центр протидії дезінформації.</text:p>
      <text:p text:style-name="P4">
<draw:frame draw:style-name="fr1" draw:name="Image72" text:anchor-type="as-char" svg:width="6.9236in" svg:height="6.9236in" draw:z-index="0">
<draw:image xlink:href="../Images/AРМІЯINFORM/2023-04-13T02-00-00-04-00/340814580_957123915443101_6905894541533759366_n.jpg" xlink:type="simple" xlink:show="embed" xlink:actuate="onLoad" draw:mime-type="image/jpeg"/>
</draw:frame>
</text:p>
      <text:p text:style-name="P4">
ЦПД виявив:</text:p>
      <text:p text:style-name="P4">
<text:span text:style-name="T4">
Дезінформація</text:span>
</text:p>
      <text:p text:style-name="P4">
У держдумі рф ухвалили заяву щодо «знищення канонічної українськоїправославної церкви», в якій зазначено, що «Київ підтримує кримінальнуактивність розкольницьких структур і неонацистських організацій, якізахоплюють православні церкви, примусово ліквідують громади, скоюють погроми ухрамах і напади на священників».</text:p>
      <text:p text:style-name="P4">
<text:span text:style-name="T4">
Фейк</text:span>
</text:p>
      <text:p text:style-name="P4">
«Західна зброя, що надходить в Україну, зокрема ПЗРК і ПТРК, через корупціюрозповзається світом, потрапляє в руки організованої злочинності, терористів іекстремістів. Незабаром можна буде ставити питання про безпеку цивільногоавіасполучення над Європою», — заявили в мзс рф.</text:p>
      <text:p text:style-name="P4">
<text:span text:style-name="T4">
Дезінформація</text:span>
</text:p>
      <text:p text:style-name="P4">
«Геополітична ситуація через біозброю США нагадує початок «атомної ери», —заявили в комісії держдуми рф з розслідування роботи біолабораторій США вУкраїні. Водночас речник президента рф д.пєсков повідомив, що «рф привертатимеувагу світу до незаконної роботи біолабораторій США».</text:p>
      <text:p text:style-name="P4">
Source: <text:a xlink:type="simple" xlink:href="https://armyinform.com.ua/2023/04/13/dezinformaczijnyj-dajdzhest-za-12-kvitnya/" text:style-name="Internet_20_link" text:visited-style-name="Visited_20_Internet_20_Link">
https://armyinform.com.ua/2023/04/13/dezinformaczijnyj-dajdzhest-za-12-kvitnya/</text:a>
</text:p>
      <!--NEWS-->
      <text:h text:style-name="P10" text:outline-level="1">
<text:span text:style-name="T4">
Russian Foreign Ministry: NATO seeks to turn the Baltics into an area of military competition</text:span>
</text:h>
      <text:p text:style-name="P4">
Authors: liveuamap (Language: en)</text:p>
      <text:p text:style-name="P4">
Time: 2023-04-13T02:27:00</text:p>
      <text:p text:style-name="P4">
Location: Moskva, Moscow (Latitude:55.74528 Longtitude:37.58526)</text:p>
      <text:p text:style-name="P4">
Videos: []</text:p>
      <text:p text:style-name="P4">
Images: []</text:p>
      <text:p text:style-name="P4">
Tags: ["Baltics", "Russia"]</text:p>
      <text:p text:style-name="P4">
ID: 22555844</text:p>
      <!--METADATA-->
      <text:p text:style-name="P4">
Russian Foreign Ministry: NATO seeks to turn the Baltics into an area ofmilitary competition</text:p>
      <text:p text:style-name="P4">
News Collection Link: <text:a xlink:type="simple" xlink:href="https://baltics.liveuamap.com/en/2023/13-april-russian-foreign-ministry-nato-seeks-to-turn-the" text:style-name="Internet_20_link" text:visited-style-name="Visited_20_Internet_20_Link">
https://baltics.liveuamap.com/en/2023/13-april-russian-foreign-ministry-nato-seeks-to-turn-the</text:a>
</text:p>
      <text:p text:style-name="P4">
Source: <text:a xlink:type="simple" xlink:href="https://twitter.com/AlArabiya_Brk/status/1646384488086224896" text:style-name="Internet_20_link" text:visited-style-name="Visited_20_Internet_20_Link">
https://twitter.com/AlArabiya_Brk/status/1646384488086224896</text:a>
</text:p>
      <!--NEWS-->
      <text:h text:style-name="P10" text:outline-level="1">
<text:span text:style-name="T4">
Ukraine's Foreign Minister: True peace is in the restoration of all our lands and borders</text:span>
</text:h>
      <text:p text:style-name="P4">
Authors: liveuamap (Language: en)</text:p>
      <text:p text:style-name="P4">
Time: 2023-04-13T02:47:19</text:p>
      <text:p text:style-name="P4">
Location: Kyiv, Kyiv city (Latitude:50.45586 Longtitude:30.52213)</text:p>
      <text:p text:style-name="P4">
Videos: []</text:p>
      <text:p text:style-name="P4">
Images: []</text:p>
      <text:p text:style-name="P4">
Tags: ["Europe"]</text:p>
      <text:p text:style-name="P4">
ID: 22555766</text:p>
      <!--METADATA-->
      <text:p text:style-name="P4">
Ukraine's Foreign Minister: True peace is in the restoration of all our landsand borders</text:p>
      <text:p text:style-name="P4">
News Collection Link: <text:a xlink:type="simple" xlink:href="https://liveuamap.com/en/2023/13-april-ukraines-foreign-minister-true-peace-is-in-the-restoration" text:style-name="Internet_20_link" text:visited-style-name="Visited_20_Internet_20_Link">
https://liveuamap.com/en/2023/13-april-ukraines-foreign-minister-true-peace-is-in-the-restoration</text:a>
</text:p>
      <text:p text:style-name="P4">
Source: <text:a xlink:type="simple" xlink:href="https://twitter.com/AlArabiya_Brk/status/1646404088236482561" text:style-name="Internet_20_link" text:visited-style-name="Visited_20_Internet_20_Link">
https://twitter.com/AlArabiya_Brk/status/1646404088236482561</text:a>
</text:p>
      <!--NEWS-->
      <text:h text:style-name="P10" text:outline-level="1">
<text:span text:style-name="T4">
Ukrainian Foreign Minister: It's time for the Black Sea to belong to NATO</text:span>
</text:h>
      <text:p text:style-name="P4">
Authors: liveuamap (Language: en)</text:p>
      <text:p text:style-name="P4">
Time: 2023-04-13T02:48:19</text:p>
      <text:p text:style-name="P4">
Location: Kyiv, Kyiv city (Latitude:50.45671 Longtitude:30.5213)</text:p>
      <text:p text:style-name="P4">
Videos: []</text:p>
      <text:p text:style-name="P4">
Images: []</text:p>
      <text:p text:style-name="P4">
Tags: ["Europe", "Central and Eastern Europe"]</text:p>
      <text:p text:style-name="P4">
ID: 22555768</text:p>
      <!--METADATA-->
      <text:p text:style-name="P4">
Ukrainian Foreign Minister: It's time for the Black Sea to belong to NATO</text:p>
      <text:p text:style-name="P4">
News Collection Link: <text:a xlink:type="simple" xlink:href="https://liveuamap.com/en/2023/13-april-ukrainian-foreign-minister-its-time-for-the-black" text:style-name="Internet_20_link" text:visited-style-name="Visited_20_Internet_20_Link">
https://liveuamap.com/en/2023/13-april-ukrainian-foreign-minister-its-time-for-the-black</text:a>
</text:p>
      <text:p text:style-name="P4">
Source: <text:a xlink:type="simple" xlink:href="https://twitter.com/SkyNewsArabia_B/status/1646403760862687233" text:style-name="Internet_20_link" text:visited-style-name="Visited_20_Internet_20_Link">
https://twitter.com/SkyNewsArabia_B/status/1646403760862687233</text:a>
</text:p>
      <!--NEWS-->
      <text:h text:style-name="P10" text:outline-level="1">
<text:span text:style-name="T4">
Домовленості України і Канади про співпрацю пришвидшать витіснення росії з ринку ядерного палива — Герман Галущенко</text:span>
</text:h>
      <text:p text:style-name="P4">
Author: ['АРМІЯINFORM']</text:p>
      <text:p text:style-name="P4">
Time: 2023-04-13T03:00:00-04:00</text:p>
      <text:p text:style-name="P4">
Description: 12 квітня ДП «НАЕК «Енергоатом» підписав з канадською компанією САМЕСО Меморандум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stop-russia.jpg" text:style-name="Internet_20_link" text:visited-style-name="Visited_20_Internet_20_Link">
stop-russia.jpg</text:a>
']</text:p>
      <text:p text:style-name="P4">
Tags: ['STOPRUSSIA', 'АНТИРОСІЙСЬКІ САНКЦІЇ', 'ГЕРМАН ГАЛУЩЕНКО', 'ДОПОМОГА ПАРТНЕРІВ']</text:p>
      <text:p text:style-name="P4">
Category: News</text:p>
      <!--METADATA-->
      <text:p text:style-name="P4">
<draw:frame draw:style-name="fr1" draw:name="Image73" text:anchor-type="as-char" svg:width="6.9236in" svg:height="3.851253in" draw:z-index="0">
<draw:image xlink:href="../Images/AРМІЯINFORM/2023-04-13T03-00-00-04-00/stop-russia.jpg" xlink:type="simple" xlink:show="embed" xlink:actuate="onLoad" draw:mime-type="image/jpeg"/>
</draw:frame>
</text:p>
      <text:p text:style-name="P4">
12 квітня ДП «НАЕК «Енергоатом» підписав з канадською компанією САМЕСОМеморандум про співробітництво в урановидобувній галузі. Документомвизначається, що САМЕСО буде залучена для технічної підтримки й розвитку вУкраїні ефективного та конкурентного уранового виробництва задля забезпеченняповної потреби Енергоатому в урановому оксидному концентраті,<text:a xlink:type="simple" xlink:href="https://www.kmu.gov.ua/news/domovlenosti-ukrainy-i-kanady-pro-spivpratsiu-v-uranovydobuvnii-haluzi-pryshvydshat-vytisnennia-rosii-z-rynku-iadernoho-palyv-herman-halushchenko" text:style-name="Internet_20_link" text:visited-style-name="Visited_20_Internet_20_Link">
повідомляє</text:a>
 Урядовий портал.</text:p>
      <text:p text:style-name="P4">
За словами Міністра енергетики України Германа Галущенка, співпраця міжкомпаніями дозволить залучити ресурс для модернізації та розвитку виробничоїінфраструктури Східного гірничо — збагачувального комбінату, що максимальнопозитивно вплине на розвиток урановидобувної галузі України.</text:p>
      <text:p text:style-name="P4">
«Досягнення відповідних домовленостей важливе для зміцнення енергетичноїнезалежності України. Разом з канадськими партнерами робимо вагомий крок довитіснення росії зі світових ринків ядерного палива», — підкреслив ГерманГалущенко.</text:p>
      <text:p text:style-name="P4">
Нагадаємо, співробітництво САМЕСО, ДП «СхідГЗК» та ДП «НАЕК «Енергоатом» щодопідвищення ефективності уранового виробництва Східного гірничо-збагачувальногокомбінату розпочалась у грудні 2021 року. Тоді для забезпечення обмінуінформацією було підписано тристоронню Угоду про конфіденційність.</text:p>
      <text:p text:style-name="P4">
19 березня 2023 року в Лондоні Енергоатом і CAMECO, за участі Міністраенергетики України Германа Галущенка, уклали угоди про забезпеченнястабільного постачання урану для виробництва ядерного палива.</text:p>
      <text:p text:style-name="P4">
Підписання нинішнього Меморандуму є наступним важливим кроком для збереженнята розвитку урановидобувної галузі України.</text:p>
      <text:p text:style-name="P4">
Слід зазначити, що CAMECO є одним із найбільших у світі виробників природногоурану та надавачем послуг з його конверсії.</text:p>
      <text:p text:style-name="P4">
Source: <text:a xlink:type="simple" xlink:href="https://armyinform.com.ua/2023/04/13/domovlenosti-ukrayiny-i-kanady-pro-spivpraczyu-pryshvydshat-vytisnennya-rosiyi-z-rynku-yadernogo-palyva-german-galushhenko/" text:style-name="Internet_20_link" text:visited-style-name="Visited_20_Internet_20_Link">
https://armyinform.com.ua/2023/04/13/domovlenosti-ukrayiny-i-kanady-pro-spivpraczyu-pryshvydshat-vytisnennya-rosiyi-z-rynku-yadernogo-palyva-german-galushhenko/</text:a>
</text:p>
      <!--NEWS-->
      <text:h text:style-name="P10" text:outline-level="1">
<text:span text:style-name="T4">
Russian FSB accused Ukrainian citizen Yuriy Denisov in co-assisting of murder of Vladlen Tata...</text:span>
</text:h>
      <text:p text:style-name="P4">
Authors: liveuamap (Language: en)</text:p>
      <text:p text:style-name="P4">
Time: 2023-04-13T03:05:28</text:p>
      <text:p text:style-name="P4">
Location: St.Petersburg (Latitude:59.9385 Longtitude:30.29446)</text:p>
      <text:p text:style-name="P4">
Videos: []</text:p>
      <text:p text:style-name="P4">
Images: []</text:p>
      <text:p text:style-name="P4">
Tags: ["Russia"]</text:p>
      <text:p text:style-name="P4">
ID: 22555789</text:p>
      <!--METADATA-->
      <text:p text:style-name="P4">
Russian FSB accused Ukrainian citizen Yuriy Denisov in co-assisting of murderof Vladlen Tatarsky, put blame on Ukrainian special services and Russianopposition</text:p>
      <text:p text:style-name="P4">
News Collection Link: <text:a xlink:type="simple" xlink:href="https://liveuamap.com/en/2023/13-april-russian-fsb-accused-ukrainian-citizen-yuriy-denisov" text:style-name="Internet_20_link" text:visited-style-name="Visited_20_Internet_20_Link">
https://liveuamap.com/en/2023/13-april-russian-fsb-accused-ukrainian-citizen-yuriy-denisov</text:a>
</text:p>
      <text:p text:style-name="P4">
Source: <text:a xlink:type="simple" xlink:href="https://t.me/rusbrief/108625" text:style-name="Internet_20_link" text:visited-style-name="Visited_20_Internet_20_Link">
https://t.me/rusbrief/108625</text:a>
</text:p>
      <!--NEWS-->
      <text:h text:style-name="P10" text:outline-level="1">
<text:span text:style-name="T4">
At Sivershchyna and Slobozhanschyna directions Russian army shelled Halahanivka, Zaliznyy Mis...</text:span>
</text:h>
      <text:p text:style-name="P4">
Authors: liveuamap (Language: en)</text:p>
      <text:p text:style-name="P4">
Time: 2023-04-13T03:27:00</text:p>
      <text:p text:style-name="P4">
Location: Dvorichna (Latitude:49.17651000 Longtitude:37.42381000)</text:p>
      <text:p text:style-name="P4">
Videos: []</text:p>
      <text:p text:style-name="P4">
Images: []</text:p>
      <text:p text:style-name="P4">
Tags: ["Russia"]</text:p>
      <text:p text:style-name="P4">
ID: 22555813</text:p>
      <!--METADATA-->
      <text:p text:style-name="P4">
At Sivershchyna and Slobozhanschyna directions Russian army shelledHalahanivka, Zaliznyy Mist, Arkhypivka of Chernihiv region; Mefodivka,Seredyna-Buda, Esman, Khodyne, Bilopillya, Iskryskivschyna, Volfyne, Pavlivka,Obody, Kindrativka, Varachyne, Basivka, Zapsillya and Myropillya of Sumyregion, also Veterynarne, Lukyantsi, Neskuchne, Vovchansk, Varvarivka,Nesterne, Zemlyanky, Komisarove, Kolodyazne, Novomlynsk and Oskil of Kharkivregion, - General Staff of Armed Forces of Ukraine says in the morning report</text:p>
      <text:p text:style-name="P4">
News Collection Link: <text:a xlink:type="simple" xlink:href="https://liveuamap.com/en/2023/13-april-at-sivershchyna-and-slobozhanschyna-directions-russian" text:style-name="Internet_20_link" text:visited-style-name="Visited_20_Internet_20_Link">
https://liveuamap.com/en/2023/13-april-at-sivershchyna-and-slobozhanschyna-directions-russian</text:a>
</text:p>
      <text:p text:style-name="P4">
Source: <text:a xlink:type="simple" xlink:href="https://t.me/lumsrc/4478" text:style-name="Internet_20_link" text:visited-style-name="Visited_20_Internet_20_Link">
https://t.me/lumsrc/447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13T03:31:29</text:p>
      <text:p text:style-name="P4">
Location: Donetsk (Latitude:47.85026 Longtitude:37.50544)</text:p>
      <text:p text:style-name="P4">
Videos: []</text:p>
      <text:p text:style-name="P4">
Images: []</text:p>
      <text:p text:style-name="P4">
Tags: ["Russia"]</text:p>
      <text:p text:style-name="P4">
ID: 22555806</text:p>
      <!--METADATA-->
      <text:p text:style-name="P4">
Russian forces conducting offensive actions at Lyman, Bakhmut, Avdiivka andMaryinka directions. Ukrainian military repelled over 45 Russian attacks.Russian forces attempting to advance near Bilohorivka, Bakhmut, Khromove,Bohdanivka and Predtechyne, Syeverne, Maryinka, Pobyeda, Novomykhaylivka ofDonetsk region, - General Staff of Armed Forces of Ukraine says in the morningreport</text:p>
      <text:p text:style-name="P4">
News Collection Link: <text:a xlink:type="simple" xlink:href="https://liveuamap.com/en/2023/13-april-russian-forces-conducting-offensive-actions-at-lyman" text:style-name="Internet_20_link" text:visited-style-name="Visited_20_Internet_20_Link">
https://liveuamap.com/en/2023/13-april-russian-forces-conducting-offensive-actions-at-lyman</text:a>
</text:p>
      <text:p text:style-name="P4">
Source: <text:a xlink:type="simple" xlink:href="https://t.me/lumsrc/4485" text:style-name="Internet_20_link" text:visited-style-name="Visited_20_Internet_20_Link">
https://t.me/lumsrc/4485</text:a>
</text:p>
      <!--NEWS-->
      <text:h text:style-name="P10" text:outline-level="1">
<text:span text:style-name="T4">
Окупанти вивозять до росії пенсійні справи мешканців окупованих територій</text:span>
</text:h>
      <text:p text:style-name="P4">
Author: ['АРМІЯINFORM']</text:p>
      <text:p text:style-name="P4">
Time: 2023-04-13T04:00:00-04:00</text:p>
      <text:p text:style-name="P4">
Description: Ворог вивозить документацію з пенсійних фондів на тимчасово окупованих територіях (ТОТ).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ОКУПАНТИ', 'ТИМЧАСОВО ОКУПОВАНІ ТЕРИТОРІЇ']</text:p>
      <text:p text:style-name="P4">
Category: News</text:p>
      <!--METADATA-->
      <text:p text:style-name="P4">
<draw:frame draw:style-name="fr1" draw:name="Image74" text:anchor-type="as-char" svg:width="6.9236in" svg:height="4.615733in" draw:z-index="0">
<draw:image xlink:href="../Images/AРМІЯINFORM/2023-04-13T04-00-00-04-00/okupanty-na-donechchyni.-ilyustratyvne-foto.jpg" xlink:type="simple" xlink:show="embed" xlink:actuate="onLoad" draw:mime-type="image/jpeg"/>
</draw:frame>
 Окупанти на Донеччині. Ілюстративне фото</text:p>
      <text:p text:style-name="P4">
Ворог вивозить документацію з пенсійних фондів на тимчасово окупованихтериторіях (ТОТ).</text:p>
      <text:p text:style-name="P4">
Про це <text:a xlink:type="simple" xlink:href="https://sprotyv.mod.gov.ua/2023/04/12/vorog-vyvozyt-do-rf-pensijni-spravy-meshkancziv-tot/" text:style-name="Internet_20_link" text:visited-style-name="Visited_20_Internet_20_Link">
повідомляє</text:a>
 Центр національного спротиву Сил спеціальнихоперацій.</text:p>
      <text:p text:style-name="P4">
«Зокрема з Донеччини до рф вивозять пенсійні справи з усіх великих населенихпунктів, які тимчасово захоплені ворогом. При цьому, москва поставила завданнявивезти всі справи до серпня.</text:p>
      <text:p text:style-name="P4">
Водночас це подається, як нібито через технічну неспроможність обробитиінформацію на ТОТ, а також для „полегшення евакуації“ людей пенсійного віку»,— йдеться в повідомленні.</text:p>
      <text:p text:style-name="P4">
Центр національного спротиву нагадує, що з 1 березня виплати пенсій на ТОТздійснюються за наявності паспорта ворога. Водночас паспортизація в регіонітриває повільно, й велика кількість населення ігнорує отримання паспортівворога.</text:p>
      <text:p text:style-name="P4">
Source: <text:a xlink:type="simple" xlink:href="https://armyinform.com.ua/2023/04/13/okupanty-vyvozyat-do-rosiyi-pensijni-spravy-meshkancziv-okupovanyh-terytorij/" text:style-name="Internet_20_link" text:visited-style-name="Visited_20_Internet_20_Link">
https://armyinform.com.ua/2023/04/13/okupanty-vyvozyat-do-rosiyi-pensijni-spravy-meshkancziv-okupovanyh-terytorij/</text:a>
</text:p>
      <!--NEWS-->
      <text:h text:style-name="P10" text:outline-level="1">
<text:span text:style-name="T4">
Kyiv(10:28). Red Alert: aerial threat. Sirens sounding. Take cover now!</text:span>
</text:h>
      <text:p text:style-name="P4">
Authors: liveuamap (Language: en)</text:p>
      <text:p text:style-name="P4">
Time: 2023-04-13T04:29:00</text:p>
      <text:p text:style-name="P4">
Location: Kyiv (Latitude:50.44343 Longtitude:30.53022)</text:p>
      <text:p text:style-name="P4">
Videos: []</text:p>
      <text:p text:style-name="P4">
Images: []</text:p>
      <text:p text:style-name="P4">
Tags: ["Europe", "Central and Eastern Europe"]</text:p>
      <text:p text:style-name="P4">
ID: 22555814</text:p>
      <!--METADATA-->
      <text:p text:style-name="P4">
Kyiv(10:28). Red Alert: aerial threat. Sirens sounding. Take cover now!</text:p>
      <text:p text:style-name="P4">
News Collection Link: <text:a xlink:type="simple" xlink:href="https://liveuamap.com/en/2023/13-april-kyiv1028-red-alert-aerial-threat-sirg" text:style-name="Internet_20_link" text:visited-style-name="Visited_20_Internet_20_Link">
https://liveuamap.com/en/2023/13-april-kyiv1028-red-alert-aerial-threat-sirg</text:a>
</text:p>
      <text:p text:style-name="P4">
Source: <text:a xlink:type="simple" xlink:href="https://t.me/KyivCityOfficial/6472" text:style-name="Internet_20_link" text:visited-style-name="Visited_20_Internet_20_Link">
https://t.me/KyivCityOfficial/6472</text:a>
</text:p>
      <!--NEWS-->
      <text:h text:style-name="P10" text:outline-level="1">
<text:span text:style-name="T4">
Zakarpattia Oblast, Mykolaiv, Mykolayivska Oblast, Volynska Oblast, Ternopil, Ternopilska Obl...</text:span>
</text:h>
      <text:p text:style-name="P4">
Authors: liveuamap (Language: en)</text:p>
      <text:p text:style-name="P4">
Time: 2023-04-13T04:30:00</text:p>
      <text:p text:style-name="P4">
Location: Zakarpattia Oblast (Latitude:48.33333000 Longtitude:23.00000000)</text:p>
      <text:p text:style-name="P4">
Videos: []</text:p>
      <text:p text:style-name="P4">
Images: []</text:p>
      <text:p text:style-name="P4">
Tags: ["Europe", "Central and Eastern Europe"]</text:p>
      <text:p text:style-name="P4">
ID: 22555815</text:p>
      <!--METADATA-->
      <text:p text:style-name="P4">
Zakarpattia Oblast, Mykolaiv, Mykolayivska Oblast, Volynska Oblast, Ternopil,Ternopilska Oblast, Kharkiv, Kharkivska Oblast, Khmelnytska Oblast, ZaporizkaOblast, Zhytomyr, Zhytomyrska Oblast, Kyiv Oblast, Cherkaska Oblast, PoltavskaOblast(10:29). Red Alert: aerial threat. Sirens sounding. Take cover now!</text:p>
      <text:p text:style-name="P4">
News Collection Link: <text:a xlink:type="simple" xlink:href="https://liveuamap.com/en/2023/13-april-zakarpattia-oblast-mykolaiv-mykolayig" text:style-name="Internet_20_link" text:visited-style-name="Visited_20_Internet_20_Link">
https://liveuamap.com/en/2023/13-april-zakarpattia-oblast-mykolaiv-mykolayig</text:a>
</text:p>
      <text:p text:style-name="P4">
Source: <text:a xlink:type="simple" xlink:href="https://t.me/air_alert_ua/42974" text:style-name="Internet_20_link" text:visited-style-name="Visited_20_Internet_20_Link">
https://t.me/air_alert_ua/42974</text:a>
</text:p>
      <!--NEWS-->
      <text:h text:style-name="P10" text:outline-level="1">
<text:span text:style-name="T4">
Dnipro, Dnipropetrovska Oblast(10:29). Red Alert: aerial threat. Sirens sounding. Take cover ...</text:span>
</text:h>
      <text:p text:style-name="P4">
Authors: liveuamap (Language: en)</text:p>
      <text:p text:style-name="P4">
Time: 2023-04-13T04:31:00</text:p>
      <text:p text:style-name="P4">
Location: Dnipro (Latitude:48.45930000 Longtitude:35.03865000)</text:p>
      <text:p text:style-name="P4">
Videos: []</text:p>
      <text:p text:style-name="P4">
Images: []</text:p>
      <text:p text:style-name="P4">
Tags: ["Europe", "Central and Eastern Europe"]</text:p>
      <text:p text:style-name="P4">
ID: 22555817</text:p>
      <!--METADATA-->
      <text:p text:style-name="P4">
Dnipro, Dnipropetrovska Oblast(10:29). Red Alert: aerial threat. Sirenssounding. Take cover now!</text:p>
      <text:p text:style-name="P4">
News Collection Link: <text:a xlink:type="simple" xlink:href="https://liveuamap.com/en/2023/13-april-dnipro-dnipropetrovska-oblast1029-reg" text:style-name="Internet_20_link" text:visited-style-name="Visited_20_Internet_20_Link">
https://liveuamap.com/en/2023/13-april-dnipro-dnipropetrovska-oblast1029-reg</text:a>
</text:p>
      <text:p text:style-name="P4">
Source: <text:a xlink:type="simple" xlink:href="https://t.me/suspilnednipro/14330" text:style-name="Internet_20_link" text:visited-style-name="Visited_20_Internet_20_Link">
https://t.me/suspilnednipro/14330</text:a>
</text:p>
      <!--NEWS-->
      <text:h text:style-name="P10" text:outline-level="1">
<text:span text:style-name="T4">
Vinnytska Oblast, Odeska Oblast, Rivne, Rivnenska Oblast, Kherson, Khersonska Oblast, Sumska ...</text:span>
</text:h>
      <text:p text:style-name="P4">
Authors: liveuamap (Language: en)</text:p>
      <text:p text:style-name="P4">
Time: 2023-04-13T04:32:00</text:p>
      <text:p text:style-name="P4">
Location: Vinnytska Oblast (Latitude:48.91667000 Longtitude:28.66667000)</text:p>
      <text:p text:style-name="P4">
Videos: []</text:p>
      <text:p text:style-name="P4">
Images: []</text:p>
      <text:p text:style-name="P4">
Tags: ["Europe", "Central and Eastern Europe"]</text:p>
      <text:p text:style-name="P4">
ID: 22555818</text:p>
      <!--METADATA-->
      <text:p text:style-name="P4">
Vinnytska Oblast, Odeska Oblast, Rivne, Rivnenska Oblast, Kherson, KhersonskaOblast, Sumska Oblast, Donetsk Oblast, Ivano-Frankivsk, Ivano-FrankivskaOblast, Kirovohradska Oblast, Chernivetska Oblast, Lviv, LvivskaOblast(10:31). Red Alert: aerial threat. Sirens sounding. Take cover now!</text:p>
      <text:p text:style-name="P4">
News Collection Link: <text:a xlink:type="simple" xlink:href="https://liveuamap.com/en/2023/13-april-vinnytska-oblast-odeska-oblast-rivneg" text:style-name="Internet_20_link" text:visited-style-name="Visited_20_Internet_20_Link">
https://liveuamap.com/en/2023/13-april-vinnytska-oblast-odeska-oblast-rivneg</text:a>
</text:p>
      <text:p text:style-name="P4">
Source: <text:a xlink:type="simple" xlink:href="https://t.me/air_alert_ua/42987" text:style-name="Internet_20_link" text:visited-style-name="Visited_20_Internet_20_Link">
https://t.me/air_alert_ua/42987</text:a>
</text:p>
      <!--NEWS-->
      <text:h text:style-name="P10" text:outline-level="1">
<text:span text:style-name="T4">
Explosions were reported in Melitopol</text:span>
</text:h>
      <text:p text:style-name="P4">
Authors: liveuamap (Language: en)</text:p>
      <text:p text:style-name="P4">
Time: 2023-04-13T04:49:18</text:p>
      <text:p text:style-name="P4">
Location: Melitopol',Zaporizhia Oblast (Latitude:46.86946 Longtitude:35.35452)</text:p>
      <text:p text:style-name="P4">
Videos: []</text:p>
      <text:p text:style-name="P4">
Images: []</text:p>
      <text:p text:style-name="P4">
Tags: ["Europe", "Central and Eastern Europe"]</text:p>
      <text:p text:style-name="P4">
ID: 22555819</text:p>
      <!--METADATA-->
      <text:p text:style-name="P4">
Explosions were reported in Melitopol</text:p>
      <text:p text:style-name="P4">
News Collection Link: <text:a xlink:type="simple" xlink:href="https://liveuamap.com/en/2023/13-april-explosions-were-reported-in-melitopol" text:style-name="Internet_20_link" text:visited-style-name="Visited_20_Internet_20_Link">
https://liveuamap.com/en/2023/13-april-explosions-were-reported-in-melitopol</text:a>
</text:p>
      <text:p text:style-name="P4">
Source: <text:a xlink:type="simple" xlink:href="https://t.me/info_zp/33006" text:style-name="Internet_20_link" text:visited-style-name="Visited_20_Internet_20_Link">
https://t.me/info_zp/33006</text:a>
</text:p>
      <!--NEWS-->
      <text:h text:style-name="P10" text:outline-level="1">
<text:span text:style-name="T4">
FSB accusing U.S. and NATO in launching cyberattacks against Russia from Ukraine</text:span>
</text:h>
      <text:p text:style-name="P4">
Authors: liveuamap (Language: en)</text:p>
      <text:p text:style-name="P4">
Time: 2023-04-13T04:59:18</text:p>
      <text:p text:style-name="P4">
Location: Moskva, Moscow (Latitude:55.75368 Longtitude:37.62457)</text:p>
      <text:p text:style-name="P4">
Videos: []</text:p>
      <text:p text:style-name="P4">
Images: []</text:p>
      <text:p text:style-name="P4">
Tags: ["Russia", "Cyberwar"]</text:p>
      <text:p text:style-name="P4">
ID: 22555820</text:p>
      <!--METADATA-->
      <text:p text:style-name="P4">
FSB accusing U.S. and NATO in launching cyberattacks against Russia fromUkraine</text:p>
      <text:p text:style-name="P4">
News Collection Link: <text:a xlink:type="simple" xlink:href="https://liveuamap.com/en/2023/13-april-fsb-accusing-us-and-nato-in-launching-cyberattacks" text:style-name="Internet_20_link" text:visited-style-name="Visited_20_Internet_20_Link">
https://liveuamap.com/en/2023/13-april-fsb-accusing-us-and-nato-in-launching-cyberattacks</text:a>
</text:p>
      <text:p text:style-name="P4">
Source: <text:a xlink:type="simple" xlink:href="https://t.me/rian_ru/199739" text:style-name="Internet_20_link" text:visited-style-name="Visited_20_Internet_20_Link">
https://t.me/rian_ru/199739</text:a>
</text:p>
      <!--NEWS-->
      <text:h text:style-name="P10" text:outline-level="1">
<text:span text:style-name="T4">
5 років за ґратами проведе колаборант, який під час окупації Ізюмщини був «завідувачем сектору ЖКГ»</text:span>
</text:h>
      <text:p text:style-name="P4">
Author: ['АРМІЯINFORM']</text:p>
      <text:p text:style-name="P4">
Time: 2023-04-13T05:00:00-04:00</text:p>
      <text:p text:style-name="P4">
Description: За підтримання публічного обвинувачення прокурорами Ізюмської окружної прокурату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2821.jpg" text:style-name="Internet_20_link" text:visited-style-name="Visited_20_Internet_20_Link">
img-2821.jpg</text:a>
']</text:p>
      <text:p text:style-name="P4">
Tags: ['STOPRUSSIA', 'ВТОРГНЕННЯ РФ', 'КОЛАБОРАНТ', 'ОФІС ГЕНЕРАЛЬНОГО ПРОКУРОРА УКРАЇНИ']</text:p>
      <text:p text:style-name="P4">
Category: News</text:p>
      <!--METADATA-->
      <text:p text:style-name="P4">
<draw:frame draw:style-name="fr1" draw:name="Image75" text:anchor-type="as-char" svg:width="6.9236in" svg:height="5.1927in" draw:z-index="0">
<draw:image xlink:href="../Images/AРМІЯINFORM/2023-04-13T05-00-00-04-00/img-2821.jpg" xlink:type="simple" xlink:show="embed" xlink:actuate="onLoad" draw:mime-type="image/jpeg"/>
</draw:frame>
</text:p>
      <text:p text:style-name="P4">
За підтримання публічного обвинувачення прокурорами Ізюмської окружноїпрокуратури Харківської області суд визнав чоловіка винним у колабораційнійдіяльності (ч. 5 ст. 111-1 КК України).</text:p>
      <text:p text:style-name="P4">
Йому призначено покарання у виді 5 років позбавлення волі з позбавленням праваобіймати посади, повʼязані з виконанням організаційно-розпорядчих таадміністративно-господарських функцій в органах влади, установах,підприємствах та організаціях незалежно від форми власності строком на 10років, <text:a xlink:type="simple" xlink:href="https://www.gp.gov.ua/ua/posts/do-5-rokiv-za-gratami-zasudzeno-kolaboranta-yakii-pid-cas-okupaciyi-izyumshhini-obiimav-posadu-zaviduyucogo-sektoru-zkg" text:style-name="Internet_20_link" text:visited-style-name="Visited_20_Internet_20_Link">
повідомляє</text:a>
 Офіс Генерального прокурора України.</text:p>
      <text:p text:style-name="P4">
Прокурори у суді довели, що на початку червня 2022 року у смт Савинці наІзюмщині місцевий мешканець пішов на співпрацю з ворогом.</text:p>
      <text:p text:style-name="P4">
Чоловік погодився на пропозицію представників РФ та обійняв посаду так званого«завідувача сектору житлово-комунального господарства» у селищі. За «роботу»окупанти пообіцяли колаборанту заробітну плату в російських рублях.</text:p>
      <text:p text:style-name="P4">
Псевдозавідувач організовував та проводив колективні наради, надававрозпорядження працівникам щодо виконання робіт, вирішував питання матеріально-технічного забезпечення сектору.</text:p>
      <text:p text:style-name="P4">
Правоохоронці викрили колаборанта наприкінці жовтня 2022 року у м. Балаклія.</text:p>
      <text:p text:style-name="P4">
Досудове розслідування здійснював СВ ВП № 1 Ізюмського РУП ГУНП в Харківськійобласті.</text:p>
      <text:p text:style-name="P4">
Source: <text:a xlink:type="simple" xlink:href="https://armyinform.com.ua/2023/04/13/5-rokiv-za-gratamy-provede-kolaborant-yakyj-pid-chas-okupacziyi-izyumshhyny-buv-zaviduvachem-sektoru-zhkg/" text:style-name="Internet_20_link" text:visited-style-name="Visited_20_Internet_20_Link">
https://armyinform.com.ua/2023/04/13/5-rokiv-za-gratamy-provede-kolaborant-yakyj-pid-chas-okupacziyi-izyumshhyny-buv-zaviduvachem-sektoru-zhkg/</text:a>
</text:p>
      <!--NEWS-->
      <text:h text:style-name="P10" text:outline-level="1">
<text:span text:style-name="T4">
Ukrainian nuclear energy: a Russian mine exploded near a power generator at the Zaporizhia Nu...</text:span>
</text:h>
      <text:p text:style-name="P4">
Authors: liveuamap (Language: en)</text:p>
      <text:p text:style-name="P4">
Time: 2023-04-13T05:54:11</text:p>
      <text:p text:style-name="P4">
Location: Enerhodar,Zaporiz'ka oblast (Latitude:47.50387 Longtitude:34.59011)</text:p>
      <text:p text:style-name="P4">
Videos: []</text:p>
      <text:p text:style-name="P4">
Images: []</text:p>
      <text:p text:style-name="P4">
Tags: ["Russia", "Energy"]</text:p>
      <text:p text:style-name="P4">
ID: 22555834</text:p>
      <!--METADATA-->
      <text:p text:style-name="P4">
Ukrainian nuclear energy: a Russian mine exploded near a power generator atthe Zaporizhia Nuclear Power Plant</text:p>
      <text:p text:style-name="P4">
News Collection Link: <text:a xlink:type="simple" xlink:href="https://liveuamap.com/en/2023/13-april-ukrainian-nuclear-energy-a-russian-mine-exploded" text:style-name="Internet_20_link" text:visited-style-name="Visited_20_Internet_20_Link">
https://liveuamap.com/en/2023/13-april-ukrainian-nuclear-energy-a-russian-mine-exploded</text:a>
</text:p>
      <text:p text:style-name="P4">
Source: <text:a xlink:type="simple" xlink:href="https://twitter.com/AlArabiya_Brk/status/1646451153385799682" text:style-name="Internet_20_link" text:visited-style-name="Visited_20_Internet_20_Link">
https://twitter.com/AlArabiya_Brk/status/1646451153385799682</text:a>
</text:p>
      <!--NEWS-->
      <text:h text:style-name="P10" text:outline-level="1">
<text:span text:style-name="T4">
Kharkiv, Kharkivska Oblast(11:54). Red Alert: aerial threat. Sirens sounding. Take cover now!</text:span>
</text:h>
      <text:p text:style-name="P4">
Authors: liveuamap (Language: en)</text:p>
      <text:p text:style-name="P4">
Time: 2023-04-13T05:55:00</text:p>
      <text:p text:style-name="P4">
Location: Kharkiv (Latitude:49.98057 Longtitude:36.25321)</text:p>
      <text:p text:style-name="P4">
Videos: []</text:p>
      <text:p text:style-name="P4">
Images: []</text:p>
      <text:p text:style-name="P4">
Tags: ["Europe", "Central and Eastern Europe"]</text:p>
      <text:p text:style-name="P4">
ID: 22555835</text:p>
      <!--METADATA-->
      <text:p text:style-name="P4">
Kharkiv, Kharkivska Oblast(11:54). Red Alert: aerial threat. Sirens sounding.Take cover now!</text:p>
      <text:p text:style-name="P4">
News Collection Link: <text:a xlink:type="simple" xlink:href="https://liveuamap.com/en/2023/13-april-kharkiv-kharkivska-oblast1154-red-alg" text:style-name="Internet_20_link" text:visited-style-name="Visited_20_Internet_20_Link">
https://liveuamap.com/en/2023/13-april-kharkiv-kharkivska-oblast1154-red-alg</text:a>
</text:p>
      <text:p text:style-name="P4">
Source: <text:a xlink:type="simple" xlink:href="https://t.me/air_alert_ua/43012" text:style-name="Internet_20_link" text:visited-style-name="Visited_20_Internet_20_Link">
https://t.me/air_alert_ua/43012</text:a>
</text:p>
      <!--NEWS-->
      <text:h text:style-name="P10" text:outline-level="1">
<text:span text:style-name="T4">
Sumska Oblast(11:55). Red Alert: aerial threat. Sirens sounding. Take cover now!</text:span>
</text:h>
      <text:p text:style-name="P4">
Authors: liveuamap (Language: en)</text:p>
      <text:p text:style-name="P4">
Time: 2023-04-13T05:57:00</text:p>
      <text:p text:style-name="P4">
Location: Sumska Oblast (Latitude:51.00000000 Longtitude:34.00000000)</text:p>
      <text:p text:style-name="P4">
Videos: []</text:p>
      <text:p text:style-name="P4">
Images: []</text:p>
      <text:p text:style-name="P4">
Tags: ["Europe", "Central and Eastern Europe"]</text:p>
      <text:p text:style-name="P4">
ID: 22555836</text:p>
      <!--METADATA-->
      <text:p text:style-name="P4">
Sumska Oblast(11:55). Red Alert: aerial threat. Sirens sounding. Take covernow!</text:p>
      <text:p text:style-name="P4">
News Collection Link: <text:a xlink:type="simple" xlink:href="https://liveuamap.com/en/2023/13-april-sumska-oblast1155-red-alert-aerial-tg" text:style-name="Internet_20_link" text:visited-style-name="Visited_20_Internet_20_Link">
https://liveuamap.com/en/2023/13-april-sumska-oblast1155-red-alert-aerial-tg</text:a>
</text:p>
      <text:p text:style-name="P4">
Source: <text:a xlink:type="simple" xlink:href="https://t.me/air_alert_ua/43013" text:style-name="Internet_20_link" text:visited-style-name="Visited_20_Internet_20_Link">
https://t.me/air_alert_ua/43013</text:a>
</text:p>
      <!--NEWS-->
      <text:h text:style-name="P10" text:outline-level="1">
<text:span text:style-name="T4">
російський окупант скиглить, що їх оточили, і скаржиться на брак особового складу — перехоплення ГУР</text:span>
</text:h>
      <text:p text:style-name="P4">
Author: ['АРМІЯINFORM']</text:p>
      <text:p text:style-name="P4">
Time: 2023-04-13T06:00:00-04:00</text:p>
      <text:p text:style-name="P4">
Description: Головне управління розвідки Міноборони України опублікувало черг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ІЙНА', 'ВТОРГНЕННЯ РФ', 'ГУР ПЕРЕХОПЛЕННЯ']</text:p>
      <text:p text:style-name="P4">
Category: News</text:p>
      <!--METADATA-->
      <text:p text:style-name="P4">
Головне управління розвідки Міноборони України<text:a xlink:type="simple" xlink:href="https://gur.gov.ua/content/narodu-vse-ravno-ne-khvataet-voobshche-zhopa-koroche.html" text:style-name="Internet_20_link" text:visited-style-name="Visited_20_Internet_20_Link">
опублікувало</text:a>
 чергове перехоплення телефонної розмовиокупантів, під час якої військовий рф розповів про оточення та брак людей:«Народу все равно не хватает, вообще жопа короче».</text:p>
      <text:p text:style-name="P4">
Source: <text:a xlink:type="simple" xlink:href="https://armyinform.com.ua/2023/04/13/rosijskyj-okupant-skyglyt-shho-yih-otochyly-i-skarzhytsya-na-brak-osobovogo-skladu-perehoplennya-gur/" text:style-name="Internet_20_link" text:visited-style-name="Visited_20_Internet_20_Link">
https://armyinform.com.ua/2023/04/13/rosijskyj-okupant-skyglyt-shho-yih-otochyly-i-skarzhytsya-na-brak-osobovogo-skladu-perehoplennya-gur/</text:a>
</text:p>
      <!--NEWS-->
      <text:h text:style-name="P10" text:outline-level="1">
<text:span text:style-name="T4">
Russian aviation conducted 3 airstrikes at Orikhiv</text:span>
</text:h>
      <text:p text:style-name="P4">
Authors: liveuamap (Language: en)</text:p>
      <text:p text:style-name="P4">
Time: 2023-04-13T06:08:43</text:p>
      <text:p text:style-name="P4">
Location: Ukraine (Latitude:47.56483 Longtitude:35.78247)</text:p>
      <text:p text:style-name="P4">
Videos: []</text:p>
      <text:p text:style-name="P4">
Images: []</text:p>
      <text:p text:style-name="P4">
Tags: ["Europe", "Central and Eastern Europe"]</text:p>
      <text:p text:style-name="P4">
ID: 22555839</text:p>
      <!--METADATA-->
      <text:p text:style-name="P4">
Russian aviation conducted 3 airstrikes at Orikhiv</text:p>
      <text:p text:style-name="P4">
News Collection Link: <text:a xlink:type="simple" xlink:href="https://liveuamap.com/en/2023/13-april-russian-aviation-conducted-3-airstrikes-at-orikhiv" text:style-name="Internet_20_link" text:visited-style-name="Visited_20_Internet_20_Link">
https://liveuamap.com/en/2023/13-april-russian-aviation-conducted-3-airstrikes-at-orikhiv</text:a>
</text:p>
      <text:p text:style-name="P4">
Source: <text:a xlink:type="simple" xlink:href="https://t.me/info_zp/33008" text:style-name="Internet_20_link" text:visited-style-name="Visited_20_Internet_20_Link">
https://t.me/info_zp/33008</text:a>
</text:p>
      <!--NEWS-->
      <text:h text:style-name="P10" text:outline-level="1">
<text:span text:style-name="T4">
Explosions were reported near Krynychky village in occupied Crimea</text:span>
</text:h>
      <text:p text:style-name="P4">
Authors: liveuamap (Language: en)</text:p>
      <text:p text:style-name="P4">
Time: 2023-04-13T06:12:18</text:p>
      <text:p text:style-name="P4">
Location: Simferopol (Latitude:45.06685 Longtitude:35.11316)</text:p>
      <text:p text:style-name="P4">
Videos: []</text:p>
      <text:p text:style-name="P4">
Images: ["<text:a xlink:type="simple" xlink:href="https://liveuamap.com/pics/2023/04/13/22555840_0.jpg" text:style-name="Internet_20_link" text:visited-style-name="Visited_20_Internet_20_Link">
22555840_0.jpg</text:a>
", "<text:a xlink:type="simple" xlink:href="https://liveuamap.com/pics/2023/04/13/22555840_1.jpg" text:style-name="Internet_20_link" text:visited-style-name="Visited_20_Internet_20_Link">
22555840_1.jpg</text:a>
"]</text:p>
      <text:p text:style-name="P4">
Tags: []</text:p>
      <text:p text:style-name="P4">
ID: 22555840</text:p>
      <!--METADATA-->
      <text:p text:style-name="P4">
Explosions were reported near Krynychky village in occupied Crimea</text:p>
      <text:p text:style-name="P4">
<draw:frame draw:style-name="fr1" draw:name="Image76" text:anchor-type="as-char" svg:width="6.9236in" svg:height="6.903055in" draw:z-index="0">
<draw:image xlink:href="../Images/liveuamap/2023-04-13T06-12-18/22555840_0.jpg" xlink:type="simple" xlink:show="embed" xlink:actuate="onLoad" draw:mime-type="image/jpeg"/>
</draw:frame>
<draw:frame draw:style-name="fr1" draw:name="Image77" text:anchor-type="as-char" svg:width="6.9236in" svg:height="3.375255in" draw:z-index="0">
<draw:image xlink:href="../Images/liveuamap/2023-04-13T06-12-18/22555840_1.jpg" xlink:type="simple" xlink:show="embed" xlink:actuate="onLoad" draw:mime-type="image/jpeg"/>
</draw:frame>
</text:p>
      <text:p text:style-name="P4">
News Collection Link: <text:a xlink:type="simple" xlink:href="https://liveuamap.com/en/2023/13-april-explosions-were-reported-near-krynychky-village" text:style-name="Internet_20_link" text:visited-style-name="Visited_20_Internet_20_Link">
https://liveuamap.com/en/2023/13-april-explosions-were-reported-near-krynychky-village</text:a>
</text:p>
      <text:p text:style-name="P4">
Source: <text:a xlink:type="simple" xlink:href="https://t.me/Novoeizdanie/47885" text:style-name="Internet_20_link" text:visited-style-name="Visited_20_Internet_20_Link">
https://t.me/Novoeizdanie/47885</text:a>
</text:p>
      <!--NEWS-->
      <text:h text:style-name="P10" text:outline-level="1">
<text:span text:style-name="T4">
Hague court orders Russia to pay Ukraine's Naftogaz $5 billion in compensation for losses in ...</text:span>
</text:h>
      <text:p text:style-name="P4">
Authors: liveuamap (Language: en)</text:p>
      <text:p text:style-name="P4">
Time: 2023-04-13T06:48:53</text:p>
      <text:p text:style-name="P4">
Location: Den Haag, Zuid-Holland (Latitude:52.08635 Longtitude:4.29574)</text:p>
      <text:p text:style-name="P4">
Videos: []</text:p>
      <text:p text:style-name="P4">
Images: []</text:p>
      <text:p text:style-name="P4">
Tags: ["Russia", "Europe"]</text:p>
      <text:p text:style-name="P4">
ID: 22555849</text:p>
      <!--METADATA-->
      <text:p text:style-name="P4">
Hague court orders Russia to pay Ukraine's Naftogaz $5 billion in compensationfor losses in Crimea. The Permanent Court of Arbitration in The Hague hasordered Russia to pay $5 billion to Ukraine's state oil and gas monopolyNaftogaz, the company said on April 13</text:p>
      <text:p text:style-name="P4">
News Collection Link: <text:a xlink:type="simple" xlink:href="https://liveuamap.com/en/2023/13-april-hague-court-orders-russia-to-pay-ukraines-naftogaz" text:style-name="Internet_20_link" text:visited-style-name="Visited_20_Internet_20_Link">
https://liveuamap.com/en/2023/13-april-hague-court-orders-russia-to-pay-ukraines-naftogaz</text:a>
</text:p>
      <text:p text:style-name="P4">
Source: <text:a xlink:type="simple" xlink:href="https://twitter.com/KyivIndependent/status/1646459383814004736" text:style-name="Internet_20_link" text:visited-style-name="Visited_20_Internet_20_Link">
https://twitter.com/KyivIndependent/status/1646459383814004736</text:a>
</text:p>
      <!--NEWS-->
      <text:h text:style-name="P10" text:outline-level="1">
<text:span text:style-name="T4">
Санкції в дії: Україна і світ — проти російської агресії</text:span>
</text:h>
      <text:p text:style-name="P4">
Author: ['АРМІЯINFORM']</text:p>
      <text:p text:style-name="P4">
Time: 2023-04-13T07:00:00-04:00</text:p>
      <text:p text:style-name="P4">
Description: Служба зовнішньої розвідки України продовжує розповідати про санкції та інші 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jpg" text:style-name="Internet_20_link" text:visited-style-name="Visited_20_Internet_20_Link">
antyrosijski-sankcziyi.jpg</text:a>
']</text:p>
      <text:p text:style-name="P4">
Tags: ['STOPRUSSIA', 'АГРЕСІЯ РФ', 'АНТИРОСІЙСЬКІ САНКЦІЇ', 'ВТОРГНЕННЯ РФ', 'САНКЦІЇ']</text:p>
      <text:p text:style-name="P4">
Category: News</text:p>
      <!--METADATA-->
      <text:p text:style-name="P4">
<draw:frame draw:style-name="fr1" draw:name="Image78" text:anchor-type="as-char" svg:width="6.9236in" svg:height="4.208875in" draw:z-index="0">
<draw:image xlink:href="../Images/AРМІЯINFORM/2023-04-13T07-00-00-04-00/antyrosijski-sankcziyi.jpg" xlink:type="simple" xlink:show="embed" xlink:actuate="onLoad" draw:mime-type="image/jpeg"/>
</draw:frame>
</text:p>
      <text:p text:style-name="P4">
Служба зовнішньої розвідки України <text:a xlink:type="simple" xlink:href="https://www.facebook.com/SZRUkraine/posts/pfbid0PqQztjSk3ayL7iPiPNFiaPActmm8gKHurv7hhYeUuT77H2tcquZLBEJGJRCqNpdkl" text:style-name="Internet_20_link" text:visited-style-name="Visited_20_Internet_20_Link">
продовжуєрозповідати</text:a>
про санкції та інші дії міжнародної спільноти, спрямовані проти країни-терориста.</text:p>
      <text:p text:style-name="P4">
<text:span text:style-name="T4">
Ситуація станом на 12.04.23</text:span>
</text:p>
      <text:p text:style-name="P4">
Данія планує наступного місяця надати Україні самохідні артилерійськіустановки CAESAR та розраховує до літа почати відправку танків Leopard 1.</text:p>
      <text:p text:style-name="P4">
Міністр оборони Данії Троелс Лунд Поульсен не виключив, що рішення Заходу проможливу передачу Україні бойових літаків ухвалять «до літа».</text:p>
      <text:p text:style-name="P4">
В інтересах Польщі будувати союз з американцями та Західною Європою, щобдопомогти Україні, — заявив перед візитом до США прем’єр Польщі МатеушМоравецький.</text:p>
      <text:p text:style-name="P4">
Прем`єр-міністр Польщі Матеуш Моравецький запевнив, що на території країнипродовжать будівництво складів для озброєнь НАТО.</text:p>
      <text:p text:style-name="P4">
США закликають союзників посилити фінансовий тиск на рф і збільшити допомогуУкраїні.</text:p>
      <text:p text:style-name="P4">
Посилення чинних санкцій проти росії може бути ефективнішим за нові, — заявивзаступник міністра фінансів США з міжнародних питань Джей Шамбо.</text:p>
      <text:p text:style-name="P4">
Державний департамент США визнав «неправомірно затриманим» журналіста WSJЕвана Гершковича, якого заарештували в рф за звинуваченням у шпигунстві. Такийстатус прирівнюється до «заручника» та розширює повноваження Держдепу.</text:p>
      <text:p text:style-name="P4">
На зустрічі міністрів фінансів G7 12 квітня у Вашингтоні, де головуватимеЯпонія, учасники обговорюватимуть глобальну економіку та фінансові ринки, атакож зміцнення ланцюгів постачання та війну росії проти України. Міністрфінансів Японії Сунічі Судзукі під час зустрічі представить і пояснить колегаміз G7 модель фінансової підтримки України з боку Японії. Це пов’язано з тим,що уряд країни запроваджує законодавчі зміни, необхідні для надання кредитівта інших заходів підтримки країні, що воює.</text:p>
      <text:p text:style-name="P4">
Іспанія ініціювала кампанію, в якій пропонує країнам Європи прийняти дітей зУкраїни на літні канікули.</text:p>
      <text:p text:style-name="P4">
Україна планує експортувати в Європу більше електроенергії, ніж торік.</text:p>
      <text:p text:style-name="P4">
Україна за час повномасштабної війни отримала через USAID понад 2900електрогенераторів.</text:p>
      <text:p text:style-name="P4">
Молдова за рік на третину скоротила експорт до росії.</text:p>
      <text:p text:style-name="P4">
Конституційний суд Молдови визнав конституційною заборону на використаннясимволів воєнної агресії, зокрема георгіївської стрічки, якщо їхвикористовують для виправдання або прославляння воєнної агресії чи воєннихзлочинів.</text:p>
      <text:p text:style-name="P4">
Міністерка у справах ЄС Австрії Кароліна Едтштадлер підтвердила, що путіназаарештують в разі його візиту до країни. Водночас Едтштадлер запевнила, що їїкраїна і надалі гуманітарно й економічно підтримуватиме Україну.</text:p>
      <text:p text:style-name="P4">
Заступник мера австрійського міста Швехат Давід Штокінгер подав у відставкучерез власне фото у формі нквд під час поїздки в білорусь.</text:p>
      <text:p text:style-name="P4">
Російськомовні латвійці вважають орієнтацію зовнішньої політики країни наЗахід більш бажаною, ніж на Схід.</text:p>
      <text:p text:style-name="P4">
В Естонії нова коаліція планує позбавити російських і білоруських громадянправа голосу на муніципальних виборах, якщо для цього не доведеться змінюватиконституцію.</text:p>
      <text:p text:style-name="P4">
У Фінляндії цьогоріч вдвічі знизилась кількість покупців нерухомості з рф.</text:p>
      <text:p text:style-name="P4">
24 та 25 квітня в столиці Казахстану Астані відбудеться саміт ЄС щодоміжнародних санкцій проти рф та наслідків їхнього обходу.</text:p>
      <text:p text:style-name="P4">
<text:span text:style-name="T4">
рф</text:span>
</text:p>
      <text:p text:style-name="P4">
уповноважену з прав людини в російській федерації татьяну москальковувиключили з Європейської мережі національних інституцій з прав людини(ENNHRI). Це вперше в історії об’єднання, коли одного з членів виключено.</text:p>
      <text:p text:style-name="P4">
Запроваджене США 200 % мито на імпорт російського алюмінію, а також на будь-яку алюмінієву продукцію, незалежно від країни її виробництва, що міститьнавіть мінімальну частку російського металу, суттєво зриває плани російськихвиробників щодо свого подальшого розвитку. Водночас під загрозою стагнаціївиробництва опиняться підприємства Китаю та ОАЕ, які закуповують первиннийалюміній із росії та виготовляють проводи, кабелі, прути, стрижні, труби,фольгу, алюмінієві упаковки та іншу продукцію, не маркуючи сировину походженнякінцевої продукції.</text:p>
      <text:p text:style-name="P4">
Бельгія отримала дохід у € 625 млн за оподаткування відсотків від замороженихросійських активів.</text:p>
      <text:p text:style-name="P4">
Японська фармацевтична компанія Takeda готує до продажу свій завод на рф, щопозбавить населення росії багатьох інноваційних лікарських препаратів.</text:p>
      <text:p text:style-name="P4">
Представникам мін’юсту рф не надали віз для участі в сесії спецкомітету ООН,що відбудеться у Відні.</text:p>
      <text:p text:style-name="P4">
Станом на 1 березня Фінляндія заморозила російських активів на майже € 207млн.</text:p>
      <text:p text:style-name="P4">
Нові правила отримання повісток для явки у військкомати стосуються не лишестроковиків, а й усіх військовозобов’язаних, — повідомив голова комітетугосдуми з оборони картаполов. депутати схвалили поправки до закону, якимиприрівняли електронні повістки військкоматів до паперових. Ухилянтам відвійськової служби заборонили виїжджати за межі рф, керувати транспортнимзасобом, укладати угоди з нерухомістю, реєструвати бізнес, брати кредити тощо.Водночас путінський глашатай пєсков продовжує заспокоювати населення нібито«жодної другої хвилі мобілізації на росії немає».</text:p>
      <text:p text:style-name="P4">
глава втб костін запропонував «наростити державний борг, щоб економікадодатково отримала 70 трлн руб».</text:p>
      <text:p text:style-name="P4">
З метою підтримання авіаційної галузі центробанк рф запропонував авіакомпаніямрф відмовитись від послуги надання пасажирам страховки під час придбанняквитків.</text:p>
      <text:p text:style-name="P4">
госдума хоче дозволити випуск нових банківських карток, не прив’язаних доросійської платіжної системи, щоб дозволити населенню купувати іноземнітовари.</text:p>
      <text:p text:style-name="P4">
Попри заклики путіна центробанк рф офіційно визнав неможливість повної відмовивід американського долара та євро у зовнішній торгівлі росії.</text:p>
      <text:p text:style-name="P4">
сбєрбанк рф ніколи не розглядав тимчасово окупований рф Крим як територію длямайбутньої інвестиції, проте задля заспокоєння путіна пообіцяв можливевідкриття перших відділень до кінця року.</text:p>
      <text:p text:style-name="P4">
губернатор бєлгородської області гладков повідомив, що в кількохмуніципалітетах регіону почали розклеювати пам’ятки щодо евакуації населення,проте «робили це неправильно, що викликало особливу тривогу» у мешканців.</text:p>
      <text:p text:style-name="P4">
антитерористичний комітет рф заявив, що на тимчасово окупованих рф територіяхУкраїни поширюються партизанський рух і протестні настрої людей, тому«протидії молоді треба приділяти особливу увагу».</text:p>
      <text:p text:style-name="P4">
10 квітня в російській інформаційній митній системі стався системний збій,через що рф зазнала колосальних збитків. Митниця не працювала добу, після чогозмогла відновити діяльність лише частково.</text:p>
      <text:p text:style-name="P4">
2022 року диспансеризацію на рф змогли пройти лише 35,3 % населення країни,тоді як мінздрав обіцяв, що перевірить стан здоров’я 53,5 % — 80 млн осіб.</text:p>
      <text:p text:style-name="P4">
гєнпрокуратура заборонила діяльність німецької неурядової організації «Форумгромадянського суспільства росія — ЄС», через «її роботи, зокрема, здискредитації керівництва російської федерації».</text:p>
      <text:p text:style-name="P4">
білоруські підприємства постачали до росії сирову продукцію з грубимпорушенням технології виготовлення. За даними россєльхознадзора, унапівтвердому копченому сирі оао «туровський молочний комбінат» 26,3 %молочного жиру було замінено яловичим, у м’якому вершковому сирі яловичимжиром фальсифіковано 29,1 % молочного жиру. У напівтвердому сирі «цеху звиробництва сирів оао «бабушкіна крінка» 30 % молочного жиру заміненояловичим. При цьому продукція супроводжувалася деклараціями про відповідністьі ветеринарними супровідними документами, виданими компетентним органомбілорусі. россєльхознадзор зажадав зупинити сертифікацію продукції зазначенихпідприємств та провести розслідування щодо встановлення причин події.</text:p>
      <text:p text:style-name="P4">
У січні-лютому експорт до країн снд продукції білоруських підприємствзбільшився на 91 %, а імпорт із них упав на 16,3 %. Картина з інших країнзворотна: експорт просів на 15,9 %, а імпорт збільшився на 41,7 %. За час діїсанкцій росія збільшила свою вагу у білоруській зовнішній торгівлі на 11процентних пунктів, тоді як мінськ у зовнішній торгівлі рф — лише на 4.</text:p>
      <text:p text:style-name="P4">
Рішенням судів ленінського району брєста та барановічєй республіканськийсписок екстремістських матеріалів поповнили три ресурси білоруської діаспори,яка проживає в Норвегії, Австрії та Польщі.</text:p>
      <text:p text:style-name="P4">
На нараді з керівниками установ вищої освіти госсєкрєтар совєта бєзопасностірб алєксандр вольфовіч заявив, що вважає за доцільне повернутися до практикипризову студентів до армії.</text:p>
      <text:p text:style-name="P4">
Source: <text:a xlink:type="simple" xlink:href="https://armyinform.com.ua/2023/04/13/szru-sankcziyi-proty-rosijskoyi-agresiyi/" text:style-name="Internet_20_link" text:visited-style-name="Visited_20_Internet_20_Link">
https://armyinform.com.ua/2023/04/13/szru-sankcziyi-proty-rosijskoyi-agresiyi/</text:a>
</text:p>
      <!--NEWS-->
      <text:h text:style-name="P10" text:outline-level="1">
<text:span text:style-name="T4">
Як український «Краб» знищив російського «Стрижа»</text:span>
</text:h>
      <text:p text:style-name="P4">
Author: ['АРМІЯINFORM']</text:p>
      <text:p text:style-name="P4">
Time: 2023-04-13T08:00:00-04:00</text:p>
      <text:p text:style-name="P4">
Description: Розвідники окремої механізованої бригади імені князя Костянтина Острозького разо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26 БРИГАДА', '30 БРИГАДА', 'AHS KRAB', 'ВІДЕО', 'ВТРАТИ ВОРОГА', 'СТАНЦІЯ РЕБ']</text:p>
      <text:p text:style-name="P4">
Category: News</text:p>
      <!--METADATA-->
      <text:p text:style-name="P4">
Розвідники окремої механізованої бригади імені князя Костянтина Острозькогоразом з артилеристами бригади імені генерал-хорунжого Романа Дашкевича знищилиРЕБ «Стриж».</text:p>
      <text:p text:style-name="P4">
«САУ „Краб“ відпрацювала блискуче!» — повідомляє пресслужба бригади.</text:p>
      <text:p text:style-name="P4">
Source: <text:a xlink:type="simple" xlink:href="https://armyinform.com.ua/2023/04/13/yak-ukrayinskyj-krab-znyshhyv-rosijskogo-stryzha/" text:style-name="Internet_20_link" text:visited-style-name="Visited_20_Internet_20_Link">
https://armyinform.com.ua/2023/04/13/yak-ukrayinskyj-krab-znyshhyv-rosijskogo-stryzha/</text:a>
</text:p>
      <!--NEWS-->
      <text:h text:style-name="P10" text:outline-level="1">
<text:span text:style-name="T4">
На росії під прикриттям призову набирає обертів прихована мобілізація  — ЦПД</text:span>
</text:h>
      <text:p text:style-name="P4">
Author: ['АРМІЯINFORM']</text:p>
      <text:p text:style-name="P4">
Time: 2023-04-13T09:00:00-04:00</text:p>
      <text:p text:style-name="P4">
Description: Під прикриттям призову у російській федерації набирає обертів прихована мобілізація. 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828441_184959941028306_7156829151888425874_n.jpg" text:style-name="Internet_20_link" text:visited-style-name="Visited_20_Internet_20_Link">
340828441_184959941028306_7156829151888425874_n.jpg</text:a>
']</text:p>
      <text:p text:style-name="P4">
Tags: ['STOPRUSSIA', 'ВІЙНА', 'ВТОРГНЕННЯ РФ', 'ЦЕНТР ПРОТИДІЇ ДЕЗІНФОРМАЦІЇ ПРИ РНБО УКРАЇНИ']</text:p>
      <text:p text:style-name="P4">
Category: News</text:p>
      <!--METADATA-->
      <text:p text:style-name="P4">
<draw:frame draw:style-name="fr1" draw:name="Image79" text:anchor-type="as-char" svg:width="6.9236in" svg:height="6.9236in" draw:z-index="0">
<draw:image xlink:href="../Images/AРМІЯINFORM/2023-04-13T09-00-00-04-00/340828441_184959941028306_7156829151888425874_n.jpg" xlink:type="simple" xlink:show="embed" xlink:actuate="onLoad" draw:mime-type="image/jpeg"/>
</draw:frame>
</text:p>
      <text:p text:style-name="P4">
Під прикриттям призову у російській федерації набирає обертів прихованамобілізація. До того ж, на відміну від першої частини часткової мобілізації,для забезпечення необхідних показників до повального призову, крім депресивнихрегіонів рф, приєднались навіть москва та санкт-петербург.</text:p>
      <text:p text:style-name="P4">
30 березня путін підписав указ про проведення піврічного весняного призову настрокову військову службу в період з 1 квітня до 15 липня, під час якого будепризвано 147 тис. росіян у віці від 18 до 27 років. Росія проводить два циклипризову на рік, під час весняного призову зазвичай призивають 134 тис. росіян.Водночас, як стверджує британська розвідка, російська влада готуєтьсярозпочати велику кампанію для набору додаткових 400 тис. військовослужбовців.</text:p>
      <text:p text:style-name="P4">
А щоб у росіян не залишилось шансів уникнути призову, держдума 11 квітняприйняла низку законів про створення єдиного реєстру військовозобов’язаних тавведення електронних повісток.</text:p>
      <text:p text:style-name="P4">
Ухвалений пакет законопроєктів максимально жорсткий та фактично запроваджуєпрезумпцію провини. Він прирівнює електронні повістки до паперових і закриваєвиїзд за кордон громадянам, які потраплять до реєстру. Запроваджена електроннаповістка буде вважатися врученою з моменту розміщення в особистому кабінеті напорталі «Держпослуги» (єдина платформа державних і муніципальних послуг рф).Тобто чоловік може не знати, що йому виписана повістка, але через 7 днів післяїї формування він автоматично стає злочинцем. Нові правила торкнуться якстроковиків, так і всіх військовозобов’язаних, а за їх ігнорування ухилянтамзагрожує низка покарань. Серед обмежень: заборона на реєстраціюіндивідуального підприємця, на державну реєстрацію транспортних засобів,водіння, відмова в укладенні кредитного договору та договору позики.</text:p>
      <text:p text:style-name="P4">
Звичні схеми ухилення за такого механізму неможливі, як неможливо і легальнозмінити військову службу на альтернативну, тобто росіян поставили у безвихідь,якої не було з часів радянського союзу.</text:p>
      <text:p text:style-name="P4">
Характерно, що влада продовжує наполягати, що нововведення не пов’язані змобілізацією, а лише поліпшують процедуру вручення повісток і військовогообліку, а проведення мобілізації зараз в країні нібито не планується.</text:p>
      <text:p text:style-name="P4">
До чого може призвести новий призов і чи посилить він військовий потенціал зсрф?</text:p>
      <text:p text:style-name="P4">
По-перше, у короткостроковій перспективі нові призовники не збільшатьросійську бойову міць, оскільки перш ніж брати участь у бойових діях вУкраїні, мають проходити кількамісячну підготовку і службу. Також збільшеннякількості призовників знижує якість підготовки резервістів і «добровольців»попередніх мобілізаційних кампаній. Адже спрямування обмеженого навчальногопотенціалу на підготовку призовників, які не будуть воювати у 2023 році,позбавляє кремль можливості якісно навчати резервістів і добровольців, якібудуть воювати. Натомість збільшення кількості підготовлених бійців наукраїнському фронті за рахунок підписання військових контрактів призовниками,які навесні 2023 року закінчують однорічну службу, виглядає сумнівним. Наразікремль намагається вирішити проблему, користуючись навчальним потенціаломБілорусі. Для цього в середині березня російські військові з Обуз-Лєсновськогополігону передислокувалися назад у росію, щоб звільнити місце для нових«партій» новобранців. Проте в білорусі може одночасно тренуватися не більш як9000−10 000 призовників, чого недостатньо для вирішення проблеми.</text:p>
      <text:p text:style-name="P4">
По-друге, путін навряд чи зважиться використати нещодавно призвані війська вбойових діях в Україні. Крім того, голова комітету з оборони держдуми рфкартаполов наголосив, що під час весняного призовного циклу 2023 рокупризовники не будуть відправлятися в Україну. На тлі соціальної напруги тамасових акцій протесту через відправку на фронт новобранців зимово-весняногопризову 2022 року, сумнівно, що путін ризикне повторити помилку черезпобоювання за стабільність свого режиму.</text:p>
      <text:p text:style-name="P4">
По-третє, застосування нововведень прогнозовано призведе до різкого сплескуневдоволення та спровокує нову хвилю еміграції та інших способів бойкотупризову. Опитування «Левади» показують збільшення в російському суспільстві«запиту на мир». Якщо у перші місяці за «війну до перемоги» та за «мирніпереговори» висловлювалася рівна кількість громадян (приблизно 44%), то післяпершої хвилі мобілізації — вже 60% за мир, і лише третина — за продовженнявійни. У російському сегменті ігрової платформи Steam навіть набуває вірусногопоширення комп’ютерна гра «Симулятор втечі від військкомату», персонаж якоїмолодий росіянин робить все, щоб уникнути призову.</text:p>
      <text:p text:style-name="P4">
Отже, проведення прихованої мобілізації під виглядом «путінського призову» тавикористання інструментів цифрового авторитаризму не допоможуть кремлю досягтивійськових цілей в Україні та закріпити владу всередині росії.</text:p>
      <text:p text:style-name="P4">
Джерело: <text:a xlink:type="simple" xlink:href="https://www.facebook.com/protydiyadezinformatsiyi.cpd/posts/pfbid0wtAsfNfzjbFNuyAK4zNCcBn85So37SHwRKXRso2X8Akfr8jwHwfHBFDqAZBYFBnYl" text:style-name="Internet_20_link" text:visited-style-name="Visited_20_Internet_20_Link">
Центр протидії дезінформації при РНБОУкраїни</text:a>
</text:p>
      <text:p text:style-name="P4">
Source: <text:a xlink:type="simple" xlink:href="https://armyinform.com.ua/2023/04/13/na-rosiyi-pid-prykryttyam-pryzovu-nabyraye-obertiv-pryhovana-mobilizacziya-czpd/" text:style-name="Internet_20_link" text:visited-style-name="Visited_20_Internet_20_Link">
https://armyinform.com.ua/2023/04/13/na-rosiyi-pid-prykryttyam-pryzovu-nabyraye-obertiv-pryhovana-mobilizacziya-czpd/</text:a>
</text:p>
      <!--NEWS-->
      <text:h text:style-name="P10" text:outline-level="1">
<text:span text:style-name="T4">
Мінветеранів розпочинає моніторинг якості надання послуги з виплати грошової допомоги ветеранам з інвалідністю</text:span>
</text:h>
      <text:p text:style-name="P4">
Author: ['АРМІЯINFORM']</text:p>
      <text:p text:style-name="P4">
Time: 2023-04-13T10:00:00-04:00</text:p>
      <text:p text:style-name="P4">
Description: Міністерство у справах ветеранів спільно з Червоним Хрестом України розпочин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t-minvet.jpg" text:style-name="Internet_20_link" text:visited-style-name="Visited_20_Internet_20_Link">
bot-minvet.jpg</text:a>
']</text:p>
      <text:p text:style-name="P4">
Tags: ['ВЕТЕРАНИ', 'ГРОШОВА ДОПОМОГА', 'ІНВАЛІДНІСТЬ', 'МІНВЕТЕРАНІВ', 'МОНІТОРИНГ', 'ЧЕРВОНИЙ ХРЕСТ УКРАЇНИ']</text:p>
      <text:p text:style-name="P4">
Category: News</text:p>
      <!--METADATA-->
      <text:p text:style-name="P4">
<draw:frame draw:style-name="fr1" draw:name="Image80" text:anchor-type="as-char" svg:width="6.9236in" svg:height="4.613606in" draw:z-index="0">
<draw:image xlink:href="../Images/AРМІЯINFORM/2023-04-13T10-00-00-04-00/bot-minvet.jpg" xlink:type="simple" xlink:show="embed" xlink:actuate="onLoad" draw:mime-type="image/jpeg"/>
</draw:frame>
Мінветеранів. Ілюстративне фото</text:p>
      <text:p text:style-name="P4">
Міністерство у справах ветеранів спільно з Червоним Хрестом України розпочинаєпроміжковий моніторинг якості надання послуги із виплати грошової допомогиветеранам і ветеранкам, які отримали інвалідність І або II групи внаслідоквійни.</text:p>
      <text:p text:style-name="P4">
Про це <text:a xlink:type="simple" xlink:href="https://mva.gov.ua/ua/news/minveteraniv-spilno-z-chervonim-hrestom-ukrayini-provedut-monitoring-yakosti-nadannya-poslugi-z-viplati-groshovoyi-dopomogi-veteranam-z-invalidnistyu" text:style-name="Internet_20_link" text:visited-style-name="Visited_20_Internet_20_Link">
повідомляє</text:a>
 пресслужбаМінветеранів.</text:p>
      <text:p text:style-name="P4">
Моніторинг здійснюватиметься шляхом телефонного опитування осіб — заявників,які подали заяви через портал Е-ветеран на отримання коштів від ЧервоногоХреста України під час першого та другого етапу спільного проєкту, та яким вженадійшли перші виплати у розмірі 4000 гривень. За цей час Мінветеранівотримало 25 000 заяв.</text:p>
      <text:p text:style-name="P4">
Під час опитування будуть поставлені запитання загального характеру з метоюпокращення якості послуги. В жодному разі не можна повідомляти своїперсональні дані, номери банківських рахунків, паролі тощо.</text:p>
      <text:p text:style-name="P4">
Зазначається, що за період від старту проєкту 16 лютого фахівцями Департаментуцифрового розвитку, цифрових трансформацій та цифровізації Мінветеранів</text:p>
      <ul>
        <li>
опрацьовано понад 5 000 дзвінків на телефонну лінію підтримки проєкту - 0632271456;  * надано понад 500 відповідей на запитання через електронну пошту та месенджери;  * надіслано понад 140 відповідей на офіційні запити від ветеранів війни.</li>
      </ul>
      <text:p text:style-name="P4">
<text:span text:style-name="T4">
ВАЖЛИВО!</text:span>
 З 17 квітня вказана телефонна лінія буде закрита. Інформаційна татехнічна підтримка проєкту здійснюватиметься виключно через електронну пошту<text:a xlink:type="simple" xlink:href="https://armyinform.com.ua/cdn-cgi/l/email-protection" text:style-name="Internet_20_link" text:visited-style-name="Visited_20_Internet_20_Link">
[email protected]</text:a>
</text:p>
      <text:p text:style-name="P4">
Також зазначається, що додаткова реєстрація на отримання наступних щомісячнихплатежів тим, хто отримав перші виплати — не потрібна! Червоний Хрест Україниздійснюватиме виплати щоп’ятниці до 7 липня 2023 включно, що означатимезавершення I та II етапів спільного проєкту.</text:p>
      <text:p text:style-name="P4">
Про продовження проєкту щодо виплати грошової допомоги від Червоного ХрестаУкраїни буде повідомлено на інформаційних ресурсах Мінветеранів.</text:p>
      <text:p text:style-name="P4">
Source: <text:a xlink:type="simple" xlink:href="https://armyinform.com.ua/2023/04/13/minveteraniv-provede-monitoryng-yakosti-nadannya-poslugy/" text:style-name="Internet_20_link" text:visited-style-name="Visited_20_Internet_20_Link">
https://armyinform.com.ua/2023/04/13/minveteraniv-provede-monitoryng-yakosti-nadannya-poslugy/</text:a>
</text:p>
      <!--NEWS-->
      <text:h text:style-name="P10" text:outline-level="1">
<text:span text:style-name="T4">
Zaporizka Oblast(16:16). Red Alert: aerial threat. Sirens sounding. Take cover now!</text:span>
</text:h>
      <text:p text:style-name="P4">
Authors: liveuamap (Language: en)</text:p>
      <text:p text:style-name="P4">
Time: 2023-04-13T10:16:00</text:p>
      <text:p text:style-name="P4">
Location: Zaporizka Oblast (Latitude:47.612021 Longtitude:35.765261)</text:p>
      <text:p text:style-name="P4">
Videos: []</text:p>
      <text:p text:style-name="P4">
Images: []</text:p>
      <text:p text:style-name="P4">
Tags: ["Europe", "Central and Eastern Europe"]</text:p>
      <text:p text:style-name="P4">
ID: 22555865</text:p>
      <!--METADATA-->
      <text:p text:style-name="P4">
Zaporizka Oblast(16:16). Red Alert: aerial threat. Sirens sounding. Take covernow!</text:p>
      <text:p text:style-name="P4">
News Collection Link: <text:a xlink:type="simple" xlink:href="https://liveuamap.com/en/2023/13-april-zaporizka-oblast1616-red-alert-aeriag" text:style-name="Internet_20_link" text:visited-style-name="Visited_20_Internet_20_Link">
https://liveuamap.com/en/2023/13-april-zaporizka-oblast1616-red-alert-aeriag</text:a>
</text:p>
      <text:p text:style-name="P4">
Source: <text:a xlink:type="simple" xlink:href="https://t.me/suspilnezaporizhzhya/12066" text:style-name="Internet_20_link" text:visited-style-name="Visited_20_Internet_20_Link">
https://t.me/suspilnezaporizhzhya/12066</text:a>
</text:p>
      <!--NEWS-->
      <text:h text:style-name="P10" text:outline-level="1">
<text:span text:style-name="T4">
Donetsk Oblast(16:17). Red Alert: aerial threat. Sirens sounding. Take cover now!</text:span>
</text:h>
      <text:p text:style-name="P4">
Authors: liveuamap (Language: en)</text:p>
      <text:p text:style-name="P4">
Time: 2023-04-13T10:18:00</text:p>
      <text:p text:style-name="P4">
Location: Donetsk Oblast (Latitude:48.72636 Longtitude:37.57921)</text:p>
      <text:p text:style-name="P4">
Videos: []</text:p>
      <text:p text:style-name="P4">
Images: []</text:p>
      <text:p text:style-name="P4">
Tags: ["Europe", "Central and Eastern Europe"]</text:p>
      <text:p text:style-name="P4">
ID: 22555866</text:p>
      <!--METADATA-->
      <text:p text:style-name="P4">
Donetsk Oblast(16:17). Red Alert: aerial threat. Sirens sounding. Take covernow!</text:p>
      <text:p text:style-name="P4">
News Collection Link: <text:a xlink:type="simple" xlink:href="https://liveuamap.com/en/2023/13-april-donetsk-oblast1617-red-alert-aerial-g" text:style-name="Internet_20_link" text:visited-style-name="Visited_20_Internet_20_Link">
https://liveuamap.com/en/2023/13-april-donetsk-oblast1617-red-alert-aerial-g</text:a>
</text:p>
      <text:p text:style-name="P4">
Source: <text:a xlink:type="simple" xlink:href="https://t.me/air_alert_ua/43021" text:style-name="Internet_20_link" text:visited-style-name="Visited_20_Internet_20_Link">
https://t.me/air_alert_ua/43021</text:a>
</text:p>
      <!--NEWS-->
      <text:h text:style-name="P10" text:outline-level="1">
<text:span text:style-name="T4">
Повідомлено про підозру ще 5 колаборантам, викритим після звільнення тимчасово окупованих територій</text:span>
</text:h>
      <text:p text:style-name="P4">
Author: ['АРМІЯINFORM']</text:p>
      <text:p text:style-name="P4">
Time: 2023-04-13T11:00:00-04:00</text:p>
      <text:p text:style-name="P4">
Description: Служба безпеки України продовжує системно викривати зрадників та колаборан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kolaboranty-sbu.jpg" text:style-name="Internet_20_link" text:visited-style-name="Visited_20_Internet_20_Link">
kolaboranty-sbu.jpg</text:a>
']</text:p>
      <text:p text:style-name="P4">
Tags: ['ДОНЕЧЧИНА', 'ЗРАДНИКИ', 'КОЛАБОРАНТИ', 'ЛУГАНЩИНА', 'СБУ', 'ТИМЧАСОВО ОКУПОВАНІ ТЕРИТОРІЇ', 'ХАРКІВЩИНА', 'ХЕРСОНЩИНА']</text:p>
      <text:p text:style-name="P4">
Category: News</text:p>
      <!--METADATA-->
      <text:p text:style-name="P4">
<draw:frame draw:style-name="fr1" draw:name="Image81" text:anchor-type="as-char" svg:width="6.9236in" svg:height="3.894525in" draw:z-index="0">
<draw:image xlink:href="../Images/AРМІЯINFORM/2023-04-13T11-00-00-04-00/kolaboranty-sbu.jpg" xlink:type="simple" xlink:show="embed" xlink:actuate="onLoad" draw:mime-type="image/jpeg"/>
</draw:frame>
</text:p>
      <text:p text:style-name="P4">
Служба безпеки України продовжує системно викривати зрадників та колаборантівна тимчасово захоплених територіях півдня та сходу України. У результатіслідчо-оперативних дій повідомлено про підозру ще п’ятьом ворожим поплічникам,які добровільно пішли на співпрацю з ворогом.</text:p>
      <text:p text:style-name="P4">
Про це <text:a xlink:type="simple" xlink:href="https://ssu.gov.ua/novyny/sbu-povidomyla-pro-pidozru-shche-5-kolaborantam-sered-nykh-chynovnyk-khersonskoi-miskrady-i-psevdorektory-mistsevykh-vnz" text:style-name="Internet_20_link" text:visited-style-name="Visited_20_Internet_20_Link">
повідомляє</text:a>
 пресслужба СБУ.</text:p>
      <text:p text:style-name="P4">
«Так, кіберфахівці СБУ задокументували злочинні дії колишнього начальникаодного з відділів Департаменту житлово-комунального господарства Херсонськоїміськради», — йдеться в повідомленні.</text:p>
      <text:p text:style-name="P4">
Зазначається, що під час захоплення міста гауляйтер Сальдо особистозапропонував чиновнику очолити створене агресором «унітарне підприємствоХерсонтепломережі». Перебуваючи на «посаді», зловмисник організував так звану«інвентаризацію» майна інфраструктурного об’єкта для його передачі російськиммонополіям.</text:p>
      <text:p text:style-name="P4">
Крім того, контррозвідники СБУ викрили двох посадовиць Управління Державноїміграційної служби у Луганській області, які приєднались до окупаційного «мвслнр». У лавах фейкової установи зловмисниці виконували вказівки москви щодопримусової «паспортизації» місцевих жителів.</text:p>
      <text:p text:style-name="P4">
Ще одна колаборантка під час окупації Херсона очолила так званий «Херсонськийуніверситет». Там вона впроваджувала освітні «стандарти» країни-агресора, апід час звільнення міста втекла до Криму.</text:p>
      <text:p text:style-name="P4">
СБУ також задокументувала підривну діяльність колишнього викладачаХарківського національного університету внутрішніх справ, який звільнився ще у2014 році. На початку широкомасштабного вторгнення він опублікував на одномуіз проросійських телеграм-каналів звернення, де закликав колишніх колег такурсантів допомогти агресору в захопленні Києва. За це наприкінці травня 2022року зловмисника призначили очільником так званого «Мелітопольськогоуніверситету ім. Макаренка». Перебуваючи на «посаді», фігурант поширювавкремлівські наративи, в яких ставив під сумнів існування українськоїдержавності.</text:p>
      <text:p text:style-name="P4">
За викритими фактами тривають слідчі дії у межах кримінальних проваджень затакими статтями Кримінального кодексу України:</text:p>
      <ul>
        <li>
110 (посягання на територіальну цілісність і недоторканність України);  * 111 (державна зрада);  * 111-1(колабораційна діяльність);  * 111-2 (пособництво державі-агресору).</li>
      </ul>
      <text:p text:style-name="P4">
«Наразі підозрювані переховуються від правосуддя на тимчасово окупованихтериторіях України. Тривають комплексні заходи для притягнення зловмисників довідповідальності за злочини проти нашої держави», — повідомляє Служба безпекиУкраїни.</text:p>
      <text:p text:style-name="P4">
Source: <text:a xlink:type="simple" xlink:href="https://armyinform.com.ua/2023/04/13/povidomleno-pro-pidozru-shhe-5-kolaborantam/" text:style-name="Internet_20_link" text:visited-style-name="Visited_20_Internet_20_Link">
https://armyinform.com.ua/2023/04/13/povidomleno-pro-pidozru-shhe-5-kolaborantam/</text:a>
</text:p>
      <!--NEWS-->
      <text:h text:style-name="P10" text:outline-level="1">
<text:span text:style-name="T4">
Евакуаційний потяг із Покровська відтепер прибуватиме на Житомирщину</text:span>
</text:h>
      <text:p text:style-name="P4">
Author: ['АРМІЯINFORM']</text:p>
      <text:p text:style-name="P4">
Time: 2023-04-13T12:00:00-04:00</text:p>
      <text:p text:style-name="P4">
Description: З 18 квітня безплатний евакуаційний поїзд із Покровська, Донецька область, змінює місц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evakuaczijnyj-potyag.jpg" text:style-name="Internet_20_link" text:visited-style-name="Visited_20_Internet_20_Link">
evakuaczijnyj-potyag.jpg</text:a>
']</text:p>
      <text:p text:style-name="P4">
Tags: ['БЕРДИЧІВ', 'ДОНЕЧЧИНА', 'ЕВАКУАЦІЙНИЙ ПОТЯГ', 'ЕВАКУАЦІЯ', 'ЖИТОМИРЩИНА', 'ПОКРОВСЬК']</text:p>
      <text:p text:style-name="P4">
Category: News</text:p>
      <!--METADATA-->
      <text:p text:style-name="P4">
<draw:frame draw:style-name="fr1" draw:name="Image82" text:anchor-type="as-char" svg:width="6.9236in" svg:height="4.622945in" draw:z-index="0">
<draw:image xlink:href="../Images/AРМІЯINFORM/2023-04-13T12-00-00-04-00/evakuaczijnyj-potyag.jpg" xlink:type="simple" xlink:show="embed" xlink:actuate="onLoad" draw:mime-type="image/jpeg"/>
</draw:frame>
 Евакуаційний потяг. Ілюстративне фото</text:p>
      <text:p text:style-name="P4">
З 18 квітня безплатний евакуаційний поїзд із Покровська, Донецька область,змінює місце прибуття. Якщо раніше він курсував на Черкащину, то тепер охочіевакуюватися прибуватимуть до міста Бердичів, Житомирська область.</text:p>
      <text:p text:style-name="P4">
Про це <text:a xlink:type="simple" xlink:href="https://minre.gov.ua/2023/04/12/bezkoshtovnyj-evakuaczijnyj-potyag-iz-donechchyny-vidteper-prybuvatyme-na-zhytomyrshhynu/" text:style-name="Internet_20_link" text:visited-style-name="Visited_20_Internet_20_Link">
повідомляє</text:a>
Міністерство з питань реінтеграції тимчасово окупованих територій України.</text:p>
      <text:p text:style-name="P4">
Рейси здійснюватимуться раз на чотири дні по парних числах. Час відправленняевакуаційного потяга із Покровська — 14:15.</text:p>
      <text:p text:style-name="P4">
Охочі евакуюватися мають попередньо зареєструватися, зателефонувавши заномерами: <text:span text:style-name="T4">
(098) 890-33-18, (066) 285-62-90</text:span>
 , або ж повідомити про своїнаміри на гарячі лінії сільських, селищних рад і військових адміністрацій.</text:p>
      <text:p text:style-name="P4">
Для евакуації тяжкохворих і маломобільних осіб звертайтеся за телефонами:<text:span text:style-name="T4">
(099) 710-48-72, (099) 311-53-14, (099) 311-53-36, (096) 108-60-48, (096)108-52-24.</text:span>
</text:p>
      <text:p text:style-name="P4">
На Житомирщині внутрішньо переміщених осіб розмістять у безплатних прихистках.Їм нададуть фінансову, гуманітарну і психологічну допомогу, а також соціальнийсупровід.</text:p>
      <text:p text:style-name="P4">
Також звернутися за допомогою з евакуації можна на гарячу лініюМінреінтеграції: 15-48, або ж написати в месенджери на номер (096) 078-84-33.</text:p>
      <text:p text:style-name="P4">
З більш детальною інформацією про безплатну евакуацію до Житомирської областіможна ознайомитися за <text:a xlink:type="simple" xlink:href="https://minre.gov.ua/wp-content/uploads/2023/04/photo_2023-04-12_15-21-09.pdf" text:style-name="Internet_20_link" text:visited-style-name="Visited_20_Internet_20_Link">
посиланням</text:a>
.</text:p>
      <text:p text:style-name="P4">
Source: <text:a xlink:type="simple" xlink:href="https://armyinform.com.ua/2023/04/13/evakuaczijnyj-potyag-iz-pokrovska-vidteper-prybuvatyme-na-zhytomyrshhynu/" text:style-name="Internet_20_link" text:visited-style-name="Visited_20_Internet_20_Link">
https://armyinform.com.ua/2023/04/13/evakuaczijnyj-potyag-iz-pokrovska-vidteper-prybuvatyme-na-zhytomyrshhynu/</text:a>
</text:p>
      <!--NEWS-->
      <text:h text:style-name="P10" text:outline-level="1">
<text:span text:style-name="T4">
Russian army shelled Nikopol district today</text:span>
</text:h>
      <text:p text:style-name="P4">
Authors: liveuamap (Language: en)</text:p>
      <text:p text:style-name="P4">
Time: 2023-04-13T12:34:37</text:p>
      <text:p text:style-name="P4">
Location: Zaporizhia (Latitude:47.61912 Longtitude:34.5175)</text:p>
      <text:p text:style-name="P4">
Videos: []</text:p>
      <text:p text:style-name="P4">
Images: ["<text:a xlink:type="simple" xlink:href="https://liveuamap.com/pics/2023/04/13/22555908_0.jpg" text:style-name="Internet_20_link" text:visited-style-name="Visited_20_Internet_20_Link">
22555908_0.jpg</text:a>
", "<text:a xlink:type="simple" xlink:href="https://liveuamap.com/pics/2023/04/13/22555908_1.jpg" text:style-name="Internet_20_link" text:visited-style-name="Visited_20_Internet_20_Link">
22555908_1.jpg</text:a>
", "<text:a xlink:type="simple" xlink:href="https://liveuamap.com/pics/2023/04/13/22555908_2.jpg" text:style-name="Internet_20_link" text:visited-style-name="Visited_20_Internet_20_Link">
22555908_2.jpg</text:a>
", "<text:a xlink:type="simple" xlink:href="https://liveuamap.com/pics/2023/04/13/22555908_3.jpg" text:style-name="Internet_20_link" text:visited-style-name="Visited_20_Internet_20_Link">
22555908_3.jpg</text:a>
", "<text:a xlink:type="simple" xlink:href="https://liveuamap.com/pics/2023/04/13/22555908_4.jpg" text:style-name="Internet_20_link" text:visited-style-name="Visited_20_Internet_20_Link">
22555908_4.jpg</text:a>
"]</text:p>
      <text:p text:style-name="P4">
Tags: []</text:p>
      <text:p text:style-name="P4">
ID: 22555908</text:p>
      <!--METADATA-->
      <text:p text:style-name="P4">
Russian army shelled Nikopol district today</text:p>
      <text:p text:style-name="P4">
<draw:frame draw:style-name="fr1" draw:name="Image83" text:anchor-type="as-char" svg:width="6.9236in" svg:height="3.357946in" draw:z-index="0">
<draw:image xlink:href="../Images/liveuamap/2023-04-13T12-34-37/22555908_0.jpg" xlink:type="simple" xlink:show="embed" xlink:actuate="onLoad" draw:mime-type="image/jpeg"/>
</draw:frame>
<draw:frame draw:style-name="fr1" draw:name="Image84" text:anchor-type="as-char" svg:width="6.9236in" svg:height="3.357946in" draw:z-index="0">
<draw:image xlink:href="../Images/liveuamap/2023-04-13T12-34-37/22555908_1.jpg" xlink:type="simple" xlink:show="embed" xlink:actuate="onLoad" draw:mime-type="image/jpeg"/>
</draw:frame>
<draw:frame draw:style-name="fr1" draw:name="Image85" text:anchor-type="as-char" svg:width="6.9236in" svg:height="5.1927in" draw:z-index="0">
<draw:image xlink:href="../Images/liveuamap/2023-04-13T12-34-37/22555908_2.jpg" xlink:type="simple" xlink:show="embed" xlink:actuate="onLoad" draw:mime-type="image/jpeg"/>
</draw:frame>
<draw:frame draw:style-name="fr1" draw:name="Image86" text:anchor-type="as-char" svg:width="6.9236in" svg:height="3.357946in" draw:z-index="0">
<draw:image xlink:href="../Images/liveuamap/2023-04-13T12-34-37/22555908_3.jpg" xlink:type="simple" xlink:show="embed" xlink:actuate="onLoad" draw:mime-type="image/jpeg"/>
</draw:frame>
<draw:frame draw:style-name="fr1" draw:name="Image87" text:anchor-type="as-char" svg:width="6.9236in" svg:height="3.357946in" draw:z-index="0">
<draw:image xlink:href="../Images/liveuamap/2023-04-13T12-34-37/22555908_4.jpg" xlink:type="simple" xlink:show="embed" xlink:actuate="onLoad" draw:mime-type="image/jpeg"/>
</draw:frame>
</text:p>
      <text:p text:style-name="P4">
News Collection Link: <text:a xlink:type="simple" xlink:href="https://liveuamap.com/en/2023/13-april-russian-army-shelled-nikopol-district-today-" text:style-name="Internet_20_link" text:visited-style-name="Visited_20_Internet_20_Link">
https://liveuamap.com/en/2023/13-april-russian-army-shelled-nikopol-district-today-</text:a>
</text:p>
      <text:p text:style-name="P4">
Source: <text:a xlink:type="simple" xlink:href="https://t.me/dneproperatyv/60135" text:style-name="Internet_20_link" text:visited-style-name="Visited_20_Internet_20_Link">
https://t.me/dneproperatyv/60135</text:a>
</text:p>
      <!--NEWS-->
      <text:h text:style-name="P10" text:outline-level="1">
<text:span text:style-name="T4">
Система комплексної підтримки ветеранів сприятиме переходу до цивільного життя</text:span>
</text:h>
      <text:p text:style-name="P4">
Author: ['АРМІЯINFORM']</text:p>
      <text:p text:style-name="P4">
Time: 2023-04-13T13:00:00-04:00</text:p>
      <text:p text:style-name="P4">
Description: Впровадження затвердженої Урядом «Стратегії формування системи переходу від військов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yuliya-laputina-nova-systema.jpg" text:style-name="Internet_20_link" text:visited-style-name="Visited_20_Internet_20_Link">
yuliya-laputina-nova-systema.jpg</text:a>
']</text:p>
      <text:p text:style-name="P4">
Tags: ['МІНВЕТЕРАНІВ', 'ПІДТРИМКА ВЕТЕРАНІВ', 'СОЦІАЛЬНИЙ ЗАХИСТ', 'ЮЛІЯ ЛАПУТІНА']</text:p>
      <text:p text:style-name="P4">
Category: News</text:p>
      <!--METADATA-->
      <text:p text:style-name="P4">
<draw:frame draw:style-name="fr1" draw:name="Image88" text:anchor-type="as-char" svg:width="6.9236in" svg:height="4.608521in" draw:z-index="0">
<draw:image xlink:href="../Images/AРМІЯINFORM/2023-04-13T13-00-00-04-00/yuliya-laputina-nova-systema.jpg" xlink:type="simple" xlink:show="embed" xlink:actuate="onLoad" draw:mime-type="image/jpeg"/>
</draw:frame>
</text:p>
      <text:p text:style-name="P4">
Впровадження затвердженої Урядом «Стратегії формування системи переходу відвійськової служби до цивільного життя на період до 2032 року» сприятимегарантуванню комплексної психосоціальної підтримки Захисників і ЗахисницьУкраїни та членів їхніх сімей.</text:p>
      <text:p text:style-name="P4">
Як <text:a xlink:type="simple" xlink:href="https://mva.gov.ua/ua/news/yuliya-laputina-vprovadzhennya-sistemi-perehodu-do-civilnogo-zhittya-garantuvatime-kompleksnu-psihosocialnu-pidtrimku-veteranam-ta-yihnim-rodinam" text:style-name="Internet_20_link" text:visited-style-name="Visited_20_Internet_20_Link">
повідомляє</text:a>
 пресслужба Міністерства у справахветеранів України, на цьому наголосила міністр Юлія Лапутіна під час виступуна Міжнародному форумі реабілітації у Львові 12 квітня.</text:p>
      <text:p text:style-name="P4">
Форум відбувся за сприяння Міністерства у справах ветеранів України,Міністерства охорони здоров’я України, Міністерства соціальної політикиУкраїни, Львівської обласної військової адміністрації, Львівської міськоїради, Червоного хреста України.</text:p>
      <text:p text:style-name="P4">
Очільниця Мінветеранів зазначила, що після перемоги України у війні кількістьветеранів, членів їхніх сімей та родин полеглих Воїнів збільшиться в рази.Всіх цих людей треба буде якнайшвидше повернути до мирного життя і надатидієві інструменти для самореалізації у своїх громадах, в економіці країни.Один з найважливіших з них — забезпечити комплексну реабілітацію цих осіб.</text:p>
      <text:p text:style-name="P4">
«Стратегія переходу з військової кар’єри до цивільного життя — це інституційнареформа, яка дозволить інтегрувати до цивільного життя учасників бойових дій,військовослужбовців, які проходили службу, членів їхніх сімей. Держава маєсформувати систему і проаналізувати: куди наші Воїни йдуть після військовоїслужби. А також надати всі необхідні інструменти для безпроблемноїреінтеграції до мирного життя, і окремою складовою є саме комплексуреабілітація», — наголосила Юлія Лапутіна.</text:p>
      <text:p text:style-name="P4">
Стратегію переходу розроблено фахівцями Мінветеранів за підтримки Прем’єр-міністра, Офісу реформ Кабінету Міністрів України спільно з іншими дотичнимиміністерствами та силовими відомствами за принципом людиноцентричного підходу.За словами міністра, він передбачає створення прозорих механізмів забезпеченняусім необхідним українських Захисників і Захисниць — психологічна реабілітаціяі належне медичне обслуговування, освіта і працевлаштування, підтримка узапочаткуванні і розвитку ветеранського підприємництва, забезпеченням житлом,соціальні гарантії.</text:p>
      <text:p text:style-name="P4">
«Впровадженням системи переходу ми надамо всі можливості і скоординуємозусилля усіх дотичних міністерств та відомств, місцевої влади на те, щоблюдина отримала всі необхідні інструменти для успішної реінтеграції до мирногожиття та розвитку», — підкреслила Юлія Лапутіна.</text:p>
      <text:p text:style-name="P4">
Source: <text:a xlink:type="simple" xlink:href="https://armyinform.com.ua/2023/04/13/systema-perehodu-do-czyvilnogo-zhyttya/" text:style-name="Internet_20_link" text:visited-style-name="Visited_20_Internet_20_Link">
https://armyinform.com.ua/2023/04/13/systema-perehodu-do-czyvilnogo-zhyttya/</text:a>
</text:p>
      <!--NEWS-->
      <text:h text:style-name="P10" text:outline-level="1">
<text:span text:style-name="T4">
Авіація ЗСУ завдала шість ударів по районах зосередження ворога</text:span>
</text:h>
      <text:p text:style-name="P4">
Author: ['АРМІЯINFORM']</text:p>
      <text:p text:style-name="P4">
Time: 2023-04-13T14:00:00-04:00</text:p>
      <text:p text:style-name="P4">
Description: Авіація Сил оборони України за добу завдала 6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vicziya_udar-1.jpg" text:style-name="Internet_20_link" text:visited-style-name="Visited_20_Internet_20_Link">
avicziya_udar-1.jpg</text:a>
']</text:p>
      <text:p text:style-name="P4">
Tags: ['STOPRUSSIA', 'ВІЙНА', 'ВТОРГНЕННЯ РФ', 'ВТРАТИ ВОРОГА', 'ГШ ЗСУ', 'ХРОНІКА ОБОРОНИ']</text:p>
      <text:p text:style-name="P4">
Category: News</text:p>
      <!--METADATA-->
      <text:p text:style-name="P4">
<draw:frame draw:style-name="fr1" draw:name="Image89" text:anchor-type="as-char" svg:width="6.9236in" svg:height="4.834981in" draw:z-index="0">
<draw:image xlink:href="../Images/AРМІЯINFORM/2023-04-13T14-00-00-04-00/avicziya_udar-1.jpg" xlink:type="simple" xlink:show="embed" xlink:actuate="onLoad" draw:mime-type="image/jpeg"/>
</draw:frame>
<text:span text:style-name="T4">
🔥 Ситуація щодо російського вторгнення</text:span>
</text:p>
      <text:p text:style-name="P4">
Авіація Сил оборони України за добу завдала 6 ударів по районах зосередженняособового складу та військової техніки окупантів. Також, наші захисники збили2 ворожі БПЛА типу «Орлан-10»,<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Підрозділи ракетних військ і артилерії, в той же час, уразили 4 районизосередження живої сили, озброєння та військової техніки, 2 склади боєприпасівпротивника, а також 1 ворожу радіолокаційну станцію.</text:p>
      <text:p text:style-name="P4">
Source: <text:a xlink:type="simple" xlink:href="https://armyinform.com.ua/2023/04/13/nasha-aviacziya-zavdala-shist-udariv-po-rajonah-zoseredzhennya-voroga/" text:style-name="Internet_20_link" text:visited-style-name="Visited_20_Internet_20_Link">
https://armyinform.com.ua/2023/04/13/nasha-aviacziya-zavdala-shist-udariv-po-rajonah-zoseredzhennya-voroga/</text:a>
</text:p>
      <!--NEWS-->
      <text:h text:style-name="P10" text:outline-level="1">
<text:span text:style-name="T4">
Комплексна перевірка бойової готовності білоруської армії триває</text:span>
</text:h>
      <text:p text:style-name="P4">
Author: ['АРМІЯINFORM']</text:p>
      <text:p text:style-name="P4">
Time: 2023-04-13T15:00:00-04:00</text:p>
      <text:p text:style-name="P4">
Description: На Волинському, Поліському, Сіверському та Слобожанському напрямках оперативна обстанов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mbil.jpeg" text:style-name="Internet_20_link" text:visited-style-name="Visited_20_Internet_20_Link">
armbil.jpeg</text:a>
']</text:p>
      <text:p text:style-name="P4">
Tags: ['STOPRUSSIA', 'АРМІЯ БІЛОРУСІ', 'ГШ ЗСУ', 'РАНКОВЕ ЗВЕДЕННЯ']</text:p>
      <text:p text:style-name="P4">
Category: News</text:p>
      <!--METADATA-->
      <text:p text:style-name="P4">
<draw:frame draw:style-name="fr1" draw:name="Image90" text:anchor-type="as-char" svg:width="6.9236in" svg:height="4.330592in" draw:z-index="0">
<draw:image xlink:href="../Images/AРМІЯINFORM/2023-04-13T15-00-00-04-00/armbil.jpeg" xlink:type="simple" xlink:show="embed" xlink:actuate="onLoad" draw:mime-type="image/jpeg"/>
</draw:frame>
</text:p>
      <text:p text:style-name="P4">
На Волинському, Поліському, Сіверському та Слобожанському напрямках оперативнаобстановка без суттєвих змін. Визначені підрозділи територіальних військзбройних сил російської федерації продовжують перебувати на територіїреспубліки білорусь. Триває комплексна перевірка бойової готовності збройнихсил республіки білорусь. Окремі з’єднання та частини приведені у вищі ступенібойової готовності. Доукомплектування підрозділів, які залучаються доперевірки, здійснено за рахунок призову військовослужбовців запасу,<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Ворог і надалі зберігає військову присутність у прикордонних з Україноюрайонах Курської та Бєлгородської областей, продовжує здійснювати інженернеобладнання місцевості.</text:p>
      <text:p text:style-name="P4">
Source: <text:a xlink:type="simple" xlink:href="https://armyinform.com.ua/2023/04/13/kompleksna-perevirka-bojovoyi-gotovnosti-biloruskoyi-armiyi-tryvaye/" text:style-name="Internet_20_link" text:visited-style-name="Visited_20_Internet_20_Link">
https://armyinform.com.ua/2023/04/13/kompleksna-perevirka-bojovoyi-gotovnosti-biloruskoyi-armiyi-tryvaye/</text:a>
</text:p>
      <!--NEWS-->
      <text:h text:style-name="P10" text:outline-level="1">
<text:span text:style-name="T4">
На Одещині призначили в.о. очільника області</text:span>
</text:h>
      <text:p text:style-name="P4">
Authors: Ukrinform (Person)</text:p>
      <text:p text:style-name="P4">
Publisher: Укринформ (Organization)</text:p>
      <text:p text:style-name="P4">
Published Time: 2023-04-13T15:39:57+03:00</text:p>
      <text:p text:style-name="P4">
Modified Time: 2023-04-13T15:39:57+03:00</text:p>
      <text:p text:style-name="P4">
Description: Першого заступника голови Одеської ОДА Бориса Волошенкова призначили виконувачем обов’язків голови Одеської державної адміністрації. — Укрінформ.</text:p>
      <text:p text:style-name="P4">
Images: ["<text:a xlink:type="simple" xlink:href="https://static.ukrinform.com/photos/2023_04/thumb_files/630_360_1681389576-878.jpeg" text:style-name="Internet_20_link" text:visited-style-name="Visited_20_Internet_20_Link">
630_360_16813...</text:a>
"]</text:p>
      <text:p text:style-name="P4">
Tags: ['Одещина', 'Призначення']</text:p>
      <text:p text:style-name="P4">
Type: Article</text:p>
      <!--METADATA-->
      <text:p text:style-name="P4">
<draw:frame draw:style-name="fr1" draw:name="Image91" text:anchor-type="as-char" svg:width="6.9236in" svg:height="3.956343in" draw:z-index="0">
<draw:image xlink:href="../Images/yкринформ/2023-04-13T15-39-57-03-00/630_360_1681389576-878.jpeg" xlink:type="simple" xlink:show="embed" xlink:actuate="onLoad" draw:mime-type="image/jpeg"/>
</draw:frame>
 Першогозаступника голови Одеської ОДА Бориса Волошенкова призначили виконувачемобов’язків голови Одеської державної адміністрації.</text:p>
      <text:p text:style-name="P4">
Про це Укрінформу повідомили у пресслужбі Одеської ОДА.</text:p>
      <text:p text:style-name="P4">
Фото відповідного <text:a xlink:type="simple" xlink:href="https://t.me/sekretikiotiro4ki/2133" text:style-name="Internet_20_link" text:visited-style-name="Visited_20_Internet_20_Link">
 </text:a>
 оприлюднила одеськажурналістка Ірина Гриб. В документі йдеться, що призначення відбулося 10квітня.</text:p>
      <text:p text:style-name="P4">
Борис Волошенков народився в Бєльцях. З 1973-го до 1979-го року він навчався вОдеському медичному інституті, після чого з 1979-го до 1981-го року працювавстаршим лаборантом кафедри госпітальної хірургії № 1 Одеського медичногоінституту.</text:p>
      <text:p text:style-name="P4">
З 1981 року Волошенков працював в органах державної безпеки, у 2006-2008 рокахбув керівником Головного управління контррозвідувального захисту інтересівдержави у сфері економічної безпеки СБУ в званні генерал-майора, а в грудні2014 року став радником голови Служби зовнішньої розвідки України.</text:p>
      <text:p text:style-name="P4">
З січня 2016 року до грудня 2020 року Волошенков працював радникомадвокатського об'єднання "Адвокатська фірма "Актіо".</text:p>
      <text:p text:style-name="P4">
Із грудня 2020 до лютого 2021 року він був радником патронатної служби апаратуОдеської обласної державної адміністрації.</text:p>
      <text:p text:style-name="P4">
Із лютого 2021 року Волошенков працював першим заступником голови Одеськоїобласної державної адміністрації.</text:p>
      <text:p text:style-name="P4">
<text:span text:style-name="T4">
Читайте також:</text:span>
 <text:a xlink:type="simple" xlink:href="https://www.ukrinform.ua/rubric-regions/3693942-na-odesini-sbu-zatrimala-strokovikazradnika-akij-poluvav-na-himars.html" text:style-name="Internet_20_link" text:visited-style-name="Visited_20_Internet_20_Link">
 <text:span text:style-name="T4">
Одещ</text:span>
 </text:a>
</text:p>
      <text:p text:style-name="P4">
Як повідомлялося, Одеську ОДА до 15 березня 2023 року очолював полковникМаксим Марченко. Після звільнення з посади <text:a xlink:type="simple" xlink:href="https://www.ukrinform.ua/rubric-regions/3682904-eksnacalnik-odeskoi-oda-marcenko-planue-povernutisa-do-zsu.html" text:style-name="Internet_20_link" text:visited-style-name="Visited_20_Internet_20_Link">
</text:a>
</text:p>
      <text:p text:style-name="P4">
Марченко очолював Одеську ОДА з 1 березня 2022 року. У 2015-2017 роках бувкомандиром 24-го окремого штурмового батальйону "Айдар".</text:p>
      <text:p text:style-name="P4">
Source: <text:a xlink:type="simple" xlink:href="https://www.ukrinform.ua/rubric-regions/3695445-na-odesini-priznacili-vo-ocilnika-oblasti.html" text:style-name="Internet_20_link" text:visited-style-name="Visited_20_Internet_20_Link">
https://www.ukrinform.ua/rubric-regions/3695445-na-odesini-priznacili-vo-ocilnika-oblasti.html</text:a>
</text:p>
      <!--NEWS-->
      <text:h text:style-name="P10" text:outline-level="1">
<text:span text:style-name="T4">
Time назвав 100 найвпливовіших людей року, серед них - Зеленська і Матвійчук</text:span>
</text:h>
      <text:p text:style-name="P4">
Authors: Ukrinform (Person)</text:p>
      <text:p text:style-name="P4">
Publisher: Укринформ (Organization)</text:p>
      <text:p text:style-name="P4">
Published Time: 2023-04-13T15:40:00+03:00</text:p>
      <text:p text:style-name="P4">
Modified Time: 2023-04-13T15:40:00+03:00</text:p>
      <text:p text:style-name="P4">
Description: Журнал Time опублікував у четвер, 13 квітня, список 100 найвпливовіших людей планети у 2023 році. — Укрінформ.</text:p>
      <text:p text:style-name="P4">
Images: ["<text:a xlink:type="simple" xlink:href="https://static.ukrinform.com/photos/2022_12/thumb_files/630_360_1670315976-379.jpeg" text:style-name="Internet_20_link" text:visited-style-name="Visited_20_Internet_20_Link">
630_360_16703...</text:a>
"]</text:p>
      <text:p text:style-name="P4">
Tags: ['Рейтинг', 'Журнал Time', 'Олена Зеленська']</text:p>
      <text:p text:style-name="P4">
Type: Article</text:p>
      <!--METADATA-->
      <text:p text:style-name="P4">
<draw:frame draw:style-name="fr1" draw:name="Image92" text:anchor-type="as-char" svg:width="6.9236in" svg:height="3.956343in" draw:z-index="0">
<draw:image xlink:href="../Images/yкринформ/2023-04-13T15-40-00-03-00/630_360_1670315976-379.jpeg" xlink:type="simple" xlink:show="embed" xlink:actuate="onLoad" draw:mime-type="image/jpeg"/>
</draw:frame>
 ЖурналTime опублікував у четвер, 13 квітня, список 100 найвпливовіших людей планетиу 2023 році.</text:p>
      <text:p text:style-name="P4">
Як передає Укрінформ, відповідний перелік розміщений на <text:a xlink:type="simple" xlink:href="https://time.com/collection/100-most-influential-people-2023/" text:style-name="Internet_20_link" text:visited-style-name="Visited_20_Internet_20_Link">
</text:a>
журналу.</text:p>
      <text:p text:style-name="P4">
У списку шість категорій.</text:p>
      <text:p text:style-name="P4">
У категорії «Лідери» - перша леді України Олена Зеленська, лауреаткаНобелівської премії миру Олександра Матвійчук, президент США Джо Байден,канцлер ФРН Олаф Шольц, прем’єр Японії Фуміо Кішіда та заарештований в рфжурналіст The Wall Street Journal, громадянин США Еван Гершкович та інші.</text:p>
      <text:p text:style-name="P4">
До списку «Титани» зарахували Ілона Маска, футболіста Ліонеля Мессі, співачкуБейонсе та розробників вакцини Biontech Угура Шахіна та Озлем Туреджі.</text:p>
      <text:p text:style-name="P4">
<text:span text:style-name="T4">
Читайте також:</text:span>
 <text:a xlink:type="simple" xlink:href="https://www.ukrinform.ua/rubric-ato/3677819-zurnal-time-vkluciv-obkladinku-pro-ukrainu-v-dobirku-znakovih-do-svogo-storicca.html" text:style-name="Internet_20_link" text:visited-style-name="Visited_20_Internet_20_Link">
 <text:span text:style-name="T4">
Журнал</text:span>
 <text:span text:style-name="T4">
Time</text:span>
 </text:a>
</text:p>
      <text:p text:style-name="P4">
Цьогорічними «Новаторами» стали генеральний директор OpenAI Сем Альтман,супермодель Белла Хадід та американська реперка Доджа Кет.</text:p>
      <text:p text:style-name="P4">
У категорії «Кумири» - британський король Чарльз ІІІ, письменник Салман Рушді,американська баскетболістка Брітні Грайнер, яку звільнили з ув'язнення в рф,та інші.</text:p>
      <text:p text:style-name="P4">
Американський актор Майкл Б. Джордан, актори Колін Фарелл та Дрю Берріморпотрапили до списку «Діячі мистецтва».</text:p>
      <text:p text:style-name="P4">
Зазначається, що до категорії «Інноватори» зарахували гендиректора The WaltDisney Company Боба Ігера та футболіста Кілліана Мбаппе.</text:p>
      <text:p text:style-name="P4">
<text:span text:style-name="T4">
Читайте також:</text:span>
 <text:a xlink:type="simple" xlink:href="https://www.ukrinform.ua/rubric-society/3677367-ukrainka-uvijsla-do-spisku-zinka-roku-2023-za-versieu-time.html" text:style-name="Internet_20_link" text:visited-style-name="Visited_20_Internet_20_Link">
 </text:a>
</text:p>
      <text:p text:style-name="P4">
Як повідомляв Укрінформ, минулого року до ста найвпливовіших людей за версієюжурналу Time увійшли <text:a xlink:type="simple" xlink:href="https://www.ukrinform.ua/tag-zelenskij" text:style-name="Internet_20_link" text:visited-style-name="Visited_20_Internet_20_Link">
 </text:a>
 таголовнокомандувач ЗСУ Валерій Залужний.</text:p>
      <text:p text:style-name="P4">
<text:span text:style-name="T5">
Фото: ОП</text:span>
</text:p>
      <text:p text:style-name="P4">
Source: <text:a xlink:type="simple" xlink:href="https://www.ukrinform.ua/rubric-society/3695450-time-nazvav-100-najvplivovisih-ludej-roku-sered-nih-zelenska-i-matvijcuk.html" text:style-name="Internet_20_link" text:visited-style-name="Visited_20_Internet_20_Link">
https://www.ukrinform.ua/rubric-society/3695450-time-nazvav-100-najvplivovisih-ludej-roku-sered-nih-zelenska-i-matvijcuk.html</text:a>
</text:p>
      <!--NEWS-->
      <text:h text:style-name="P10" text:outline-level="1">
<text:span text:style-name="T4">
Russian army shelled Kucherivka in Kharkiv region with MLRS</text:span>
</text:h>
      <text:p text:style-name="P4">
Authors: liveuamap (Language: en)</text:p>
      <text:p text:style-name="P4">
Time: 2023-04-13T15:40:09</text:p>
      <text:p text:style-name="P4">
Location: Kharkiv (Latitude:49.7103 Longtitude:37.66658)</text:p>
      <text:p text:style-name="P4">
Videos: []</text:p>
      <text:p text:style-name="P4">
Images: ["<text:a xlink:type="simple" xlink:href="https://liveuamap.com/pics/2023/04/13/22555936_0.jpg" text:style-name="Internet_20_link" text:visited-style-name="Visited_20_Internet_20_Link">
22555936_0.jpg</text:a>
", "<text:a xlink:type="simple" xlink:href="https://liveuamap.com/pics/2023/04/13/22555936_1.jpg" text:style-name="Internet_20_link" text:visited-style-name="Visited_20_Internet_20_Link">
22555936_1.jpg</text:a>
", "<text:a xlink:type="simple" xlink:href="https://liveuamap.com/pics/2023/04/13/22555936_2.jpg" text:style-name="Internet_20_link" text:visited-style-name="Visited_20_Internet_20_Link">
22555936_2.jpg</text:a>
", "<text:a xlink:type="simple" xlink:href="https://liveuamap.com/pics/2023/04/13/22555936_3.jpg" text:style-name="Internet_20_link" text:visited-style-name="Visited_20_Internet_20_Link">
22555936_3.jpg</text:a>
", "<text:a xlink:type="simple" xlink:href="https://liveuamap.com/pics/2023/04/13/22555936_4.jpg" text:style-name="Internet_20_link" text:visited-style-name="Visited_20_Internet_20_Link">
22555936_4.jpg</text:a>
", "<text:a xlink:type="simple" xlink:href="https://liveuamap.com/pics/2023/04/13/22555936_5.jpg" text:style-name="Internet_20_link" text:visited-style-name="Visited_20_Internet_20_Link">
22555936_5.jpg</text:a>
"]</text:p>
      <text:p text:style-name="P4">
Tags: []</text:p>
      <text:p text:style-name="P4">
ID: 22555936</text:p>
      <!--METADATA-->
      <text:p text:style-name="P4">
Russian army shelled Kucherivka in Kharkiv region with MLRS</text:p>
      <text:p text:style-name="P4">
<draw:frame draw:style-name="fr1" draw:name="Image93" text:anchor-type="as-char" svg:width="6.9236in" svg:height="5.201354in" draw:z-index="0">
<draw:image xlink:href="../Images/liveuamap/2023-04-13T15-40-09/22555936_0.jpg" xlink:type="simple" xlink:show="embed" xlink:actuate="onLoad" draw:mime-type="image/jpeg"/>
</draw:frame>
<draw:frame draw:style-name="fr1" draw:name="Image94" text:anchor-type="as-char" svg:width="6.9236in" svg:height="5.1927in" draw:z-index="0">
<draw:image xlink:href="../Images/liveuamap/2023-04-13T15-40-09/22555936_1.jpg" xlink:type="simple" xlink:show="embed" xlink:actuate="onLoad" draw:mime-type="image/jpeg"/>
</draw:frame>
<draw:frame draw:style-name="fr1" draw:name="Image95" text:anchor-type="as-char" svg:width="6.9236in" svg:height="5.1927in" draw:z-index="0">
<draw:image xlink:href="../Images/liveuamap/2023-04-13T15-40-09/22555936_2.jpg" xlink:type="simple" xlink:show="embed" xlink:actuate="onLoad" draw:mime-type="image/jpeg"/>
</draw:frame>
<draw:frame draw:style-name="fr1" draw:name="Image96" text:anchor-type="as-char" svg:width="6.9236in" svg:height="5.1927in" draw:z-index="0">
<draw:image xlink:href="../Images/liveuamap/2023-04-13T15-40-09/22555936_3.jpg" xlink:type="simple" xlink:show="embed" xlink:actuate="onLoad" draw:mime-type="image/jpeg"/>
</draw:frame>
<draw:frame draw:style-name="fr1" draw:name="Image97" text:anchor-type="as-char" svg:width="6.9236in" svg:height="5.1927in" draw:z-index="0">
<draw:image xlink:href="../Images/liveuamap/2023-04-13T15-40-09/22555936_4.jpg" xlink:type="simple" xlink:show="embed" xlink:actuate="onLoad" draw:mime-type="image/jpeg"/>
</draw:frame>
<draw:frame draw:style-name="fr1" draw:name="Image98" text:anchor-type="as-char" svg:width="6.9236in" svg:height="4.708048in" draw:z-index="0">
<draw:image xlink:href="../Images/liveuamap/2023-04-13T15-40-09/22555936_5.jpg" xlink:type="simple" xlink:show="embed" xlink:actuate="onLoad" draw:mime-type="image/jpeg"/>
</draw:frame>
</text:p>
      <text:p text:style-name="P4">
News Collection Link: <text:a xlink:type="simple" xlink:href="https://liveuamap.com/en/2023/13-april-russian-army-shelled-kucherivka-in-kharkiv-region" text:style-name="Internet_20_link" text:visited-style-name="Visited_20_Internet_20_Link">
https://liveuamap.com/en/2023/13-april-russian-army-shelled-kucherivka-in-kharkiv-region</text:a>
</text:p>
      <text:p text:style-name="P4">
Source: <text:a xlink:type="simple" xlink:href="https://t.me/huyovy_kharkiv/106084" text:style-name="Internet_20_link" text:visited-style-name="Visited_20_Internet_20_Link">
https://t.me/huyovy_kharkiv/106084</text:a>
</text:p>
      <!--NEWS-->
      <text:h text:style-name="P10" text:outline-level="1">
<text:span text:style-name="T4">
Водопілля на Київщині: через загрозу нових підтоплень оголосили другий рівень небезпеки</text:span>
</text:h>
      <text:p text:style-name="P4">
Authors: Ukrinform (Person)</text:p>
      <text:p text:style-name="P4">
Publisher: Укринформ (Organization)</text:p>
      <text:p text:style-name="P4">
Published Time: 2023-04-13T15:49:00+03:00</text:p>
      <text:p text:style-name="P4">
Modified Time: 2023-04-13T15:49:00+03:00</text:p>
      <text:p text:style-name="P4">
Description: Укргідрометцентр попереджає, що внаслідок пропуску весняного водопілля через Київську ГЕС у Києві та деяких районах Київської області 13-14 квітня можливі підтоплення ділянок. — Укрінформ.</text:p>
      <text:p text:style-name="P4">
Images: ["<text:a xlink:type="simple" xlink:href="https://static.ukrinform.com/photos/2023_04/thumb_files/630_360_1681390138-400.jpg" text:style-name="Internet_20_link" text:visited-style-name="Visited_20_Internet_20_Link">
630_360_16813...</text:a>
"]</text:p>
      <text:p text:style-name="P4">
Tags: ['Дніпро', 'Київська ГЕС', 'Київ']</text:p>
      <text:p text:style-name="P4">
Type: Article</text:p>
      <!--METADATA-->
      <text:p text:style-name="P4">
<draw:frame draw:style-name="fr1" draw:name="Image99" text:anchor-type="as-char" svg:width="6.9236in" svg:height="3.956343in" draw:z-index="0">
<draw:image xlink:href="../Images/yкринформ/2023-04-13T15-49-00-03-00/630_360_1681390138-400.jpg" xlink:type="simple" xlink:show="embed" xlink:actuate="onLoad" draw:mime-type="image/jpeg"/>
</draw:frame>
Укргідрометцентр попереджає, що внаслідок пропуску весняного водопілля черезКиївську ГЕС у Києві та деяких районах Київської області 13-14 квітня можливіпідтоплення ділянок.</text:p>
      <text:p text:style-name="P4">
Як передає Укрінформ, про це у <text:a xlink:type="simple" xlink:href="https://t.me/VA_Kyiv/1429" text:style-name="Internet_20_link" text:visited-style-name="Visited_20_Internet_20_Link">
 </text:a>
 повідомляєКиївська міська військова адміністрація.</text:p>
      <text:p text:style-name="P4">
Внаслідок пропуску весняного водопілля через Київську <text:a xlink:type="simple" xlink:href="https://www.ukrinform.ua/tag-ges" text:style-name="Internet_20_link" text:visited-style-name="Visited_20_Internet_20_Link">
</text:a>
 на річці Дніпро у місті Києві,Вишгородському, Броварському та Бориспільському районах Київської областівідмічатиметься затоплення заплавних територій та початкове затоплення низькихділянок садово-дачної забудови, присадибних ділянок у ряді прирічковихнаселених пунктів, ідеться у повідомленні.</text:p>
      <text:p text:style-name="P4">
Оголошено другий рівень небезпеки.</text:p>
      <text:p text:style-name="P4">
Своєю чергою начальник поліції Київщини Андрій Нєбитов повідомив у <text:a xlink:type="simple" xlink:href="https://t.me/andrii_nebytov/1192" text:style-name="Internet_20_link" text:visited-style-name="Visited_20_Internet_20_Link">
</text:a>
, що у селищі Іванків внаслідок тривалих дощових опадів уже розмило дамбумісцевого ставка, вода впала у річку, яка проходить неподалік жилих вулиць.Водою розмило та підтопило дві вулиці.</text:p>
      <text:p text:style-name="P4">
<text:span text:style-name="T4">
Читайте також:</text:span>
 <text:a xlink:type="simple" xlink:href="https://www.ukrinform.ua/rubric-regions/3695423-ukrainciv-poperedili-pro-pidvisenna-rivniv-vodi-na-verhnomu-dnipri.html" text:style-name="Internet_20_link" text:visited-style-name="Visited_20_Internet_20_Link">
 </text:a>
</text:p>
      <text:p text:style-name="P4">
За його словами, поліцейські та рятувальники Державної служби з надзвичайнихситуацій допомагають місцевим жителям подолати лихо, працюють відповідніслужби з очищення водовідвідних каналів. Рівень води поступово знижується.</text:p>
      <text:p text:style-name="P4">
Як повідомляв Укрінформ, рятувальники постійно контролюють рівень води вДніпрі та готові виконати необхідні заходи у разі можливого підтоплення.</text:p>
      <text:p text:style-name="P4">
Source: <text:a xlink:type="simple" xlink:href="https://www.ukrinform.ua/rubric-regions/3695453-u-kievi-ta-oblasti-cerez-zagrozu-pidtoplenna-ogolosenij-drugij-riven-nebezpeki.html" text:style-name="Internet_20_link" text:visited-style-name="Visited_20_Internet_20_Link">
https://www.ukrinform.ua/rubric-regions/3695453-u-kievi-ta-oblasti-cerez-zagrozu-pidtoplenna-ogolosenij-drugij-riven-nebezpeki.html</text:a>
</text:p>
      <!--NEWS-->
      <text:h text:style-name="P10" text:outline-level="1">
<text:span text:style-name="T4">
У Мінекономіки закликали ЄС долучитися до обмежень проти російської атомної галузі</text:span>
</text:h>
      <text:p text:style-name="P4">
Authors: Ukrinform (Person)</text:p>
      <text:p text:style-name="P4">
Publisher: Укринформ (Organization)</text:p>
      <text:p text:style-name="P4">
Published Time: 2023-04-13T15:49:01+03:00</text:p>
      <text:p text:style-name="P4">
Modified Time: 2023-04-13T15:49:01+03:00</text:p>
      <text:p text:style-name="P4">
Description: У Мінекономіки вважають, що до обмежень проти атомної галузі росії мають долучитись країни ЄС. — Укрінформ.</text:p>
      <text:p text:style-name="P4">
Images: ["<text:a xlink:type="simple" xlink:href="https://static.ukrinform.com/photos/2020_06/thumb_files/630_360_1591893289-695.jpg" text:style-name="Internet_20_link" text:visited-style-name="Visited_20_Internet_20_Link">
630_360_15918...</text:a>
"]</text:p>
      <text:p text:style-name="P4">
Tags: ['Євросоюз', 'Мінекономіки', 'Санкції', 'росія']</text:p>
      <text:p text:style-name="P4">
Type: Article</text:p>
      <!--METADATA-->
      <text:p text:style-name="P4">
<draw:frame draw:style-name="fr1" draw:name="Image100" text:anchor-type="as-char" svg:width="6.9236in" svg:height="3.956343in" draw:z-index="0">
<draw:image xlink:href="../Images/yкринформ/2023-04-13T15-49-01-03-00/630_360_1591893289-695.jpg" xlink:type="simple" xlink:show="embed" xlink:actuate="onLoad" draw:mime-type="image/jpeg"/>
</draw:frame>
 УМінекономіки вважають, що до обмежень проти атомної галузі росії маютьдолучитись країни ЄС.</text:p>
      <text:p text:style-name="P4">
Як передає Укрінформ, про це повідомляє  <text:a xlink:type="simple" xlink:href="https://www.me.gov.ua/News/Detail" text:style-name="Internet_20_link" text:visited-style-name="Visited_20_Internet_20_Link">
</text:a>
</text:p>
      <text:p text:style-name="P4">
Київ підготував план посилення санкцій проти росії та закликає союзниківприскорити опрацювання нормативно-правової бази та практичних інструментів длявикористання конфіскованих російських активів за кордоном на потребивідновлення нашої держави.</text:p>
      <text:p text:style-name="P4">
У Мінекономіки підкреслили, що Україна бачить неухильну рішучість партнерівпосилювати санкційний тиск на державу-агресора. Доказом цьому, зокрема, єзапровадження Сполученими Штатами Америки чергових санкцій проти структур « <text:a xlink:type="simple" xlink:href="https://www.ukrinform.ua/tag-rosatom" text:style-name="Internet_20_link" text:visited-style-name="Visited_20_Internet_20_Link">
</text:a>
 ».</text:p>
      <text:p text:style-name="P4">
"Це рішення свідчить, що наша спільна робота дає результат. Влітку минулогороку, коли Президент України Володимир Зеленський закликав світову спільнотузапровадити санкції проти атомної галузі рф, мало хто серед наших партнеріввірив, що такі рішення можливі найближчим часом – з огляду на інтегрованість«росатому» в світову та європейську атомну енергетику та чутливість галузі.Однак сьогодні такі санкції – вже реальність", - зазначила перший віцепрем'єр-міністр – міністр економіки Юлія Свириденко.</text:p>
      <text:p text:style-name="P4">
<text:span text:style-name="T4">
Читайте також:</text:span>
 <text:a xlink:type="simple" xlink:href="https://www.ukrinform.ua/rubric-economy/3688726-galusenko-zaklikae-svit-do-sankcij-proti-atomnogo-sektora-rf-slid-bodaj-rozpocati.html" text:style-name="Internet_20_link" text:visited-style-name="Visited_20_Internet_20_Link">
 <text:span text:style-name="T4">
атомно</text:span>
 </text:a>
</text:p>
      <text:p text:style-name="P4">
Вона підкреслила, що США та Британія запровадили перші обмеження до осіб такомпаній, пов’язаних з «росатомом», у пакетах, ухвалених до річниціширокомасштабного вторгнення рф в Україну. Нині США посилили тиск у цій сфері.</text:p>
      <text:p text:style-name="P4">
"Ми продовжуємо працювати над тим, щоб до обмежень проти атомної галузідолучилися країни Європейського Союзу, і бачимо прогрес у цьому питанні", -наголосила Свириденко.</text:p>
      <text:p text:style-name="P4">
Як повідомлялося, 12 квітня Держдепартамент США запровадив обмеження протикількох структур оборонного сектору рф, а також організацій, які підтримуютьвійну рф проти України, у тому числі пов’язаних із «росатомом».</text:p>
      <text:p text:style-name="P4">
Крім того, Мінфін США запровадив санкції проти 25 осіб і 29 організацій ізконтактними точками у двох десятках юрисдикцій.</text:p>
      <text:p text:style-name="P4">
Source: <text:a xlink:type="simple" xlink:href="https://www.ukrinform.ua/rubric-economy/3695452-u-minekonomiki-zaklikali-es-dolucitisa-do-obmezen-proti-rosijskoi-atomnoi-galuzi.html" text:style-name="Internet_20_link" text:visited-style-name="Visited_20_Internet_20_Link">
https://www.ukrinform.ua/rubric-economy/3695452-u-minekonomiki-zaklikali-es-dolucitisa-do-obmezen-proti-rosijskoi-atomnoi-galuzi.html</text:a>
</text:p>
      <!--NEWS-->
      <text:h text:style-name="P10" text:outline-level="1">
<text:span text:style-name="T4">
Норвегія може створити серіал про культурні та історичні зв’язки з Україною</text:span>
</text:h>
      <text:p text:style-name="P4">
Authors: Ukrinform (Person)</text:p>
      <text:p text:style-name="P4">
Publisher: Укринформ (Organization)</text:p>
      <text:p text:style-name="P4">
Published Time: 2023-04-13T15:56:04+03:00</text:p>
      <text:p text:style-name="P4">
Modified Time: 2023-04-13T15:56:04+03:00</text:p>
      <text:p text:style-name="P4">
Description: Норвегія зацікавлена у створенні серіалу про культурні та історичні зв’язки з Україною. — Укрінформ.</text:p>
      <text:p text:style-name="P4">
Images: ["<text:a xlink:type="simple" xlink:href="https://static.ukrinform.com/photos/2019_05/thumb_files/630_360_1558430211-505.jpg" text:style-name="Internet_20_link" text:visited-style-name="Visited_20_Internet_20_Link">
630_360_15584...</text:a>
", "<text:a xlink:type="simple" xlink:href="https://static.ukrinform.com/photos/2023_04/1681390403-651.jpg" text:style-name="Internet_20_link" text:visited-style-name="Visited_20_Internet_20_Link">
1681390403-65...</text:a>
", "<text:a xlink:type="simple" xlink:href="https://static.ukrinform.com/photos/2023_04/1681390404-755.jpg" text:style-name="Internet_20_link" text:visited-style-name="Visited_20_Internet_20_Link">
1681390404-75...</text:a>
"]</text:p>
      <text:p text:style-name="P4">
Tags: ['Норвегія', 'Україна', 'Серіал', 'Київська Русь']</text:p>
      <text:p text:style-name="P4">
Type: Article</text:p>
      <!--METADATA-->
      <text:p text:style-name="P4">
<draw:frame draw:style-name="fr1" draw:name="Image101" text:anchor-type="as-char" svg:width="6.9236in" svg:height="3.956343in" draw:z-index="0">
<draw:image xlink:href="../Images/yкринформ/2023-04-13T15-56-04-03-00/630_360_1558430211-505.jpg" xlink:type="simple" xlink:show="embed" xlink:actuate="onLoad" draw:mime-type="image/jpeg"/>
</draw:frame>
 Норвегіязацікавлена у створенні серіалу про культурні та історичні зв’язки з Україною.</text:p>
      <text:p text:style-name="P4">
Як передає Укрінформ, про це повідомляє  <text:a xlink:type="simple" xlink:href="https://mkip.gov.ua/news/8954.html" text:style-name="Internet_20_link" text:visited-style-name="Visited_20_Internet_20_Link">
</text:a>
</text:p>
      <text:p text:style-name="P4">
У середу, 12 квітня, у МКІП відбулася зустріч заступниці міністра культури таінформаційної політики Галини Григоренко з послом Королівства Норвегія вУкраїні Еріком Сведалом та керівником норвезької телевізійної виробничоїкомпанії Huldra Film Гаральдом Омландом.</text:p>
      <text:p text:style-name="P4">
<draw:frame draw:style-name="fr1" draw:name="Image102" text:anchor-type="as-char" svg:width="6.9236in" svg:height="4.615733in" draw:z-index="0">
<draw:image xlink:href="../Images/yкринформ/2023-04-13T15-56-04-03-00/1681390403-651.jpg" xlink:type="simple" xlink:show="embed" xlink:actuate="onLoad" draw:mime-type="image/jpeg"/>
</draw:frame>
</text:p>
      <text:p text:style-name="P4">
Посол заявив, що Омланд виявляє щирий інтерес до історичних зв’язків міжУкраїною та Норвегією, зокрема цікавиться Гаральдом Суворим, який одружився зоднією із доньок Ярослава Мудрого Єлизаветою (Еллісів) та згодом став КоролемГаральдом ІІІ майже тисячу років тому.</text:p>
      <text:p text:style-name="P4">
«Зважаючи на те, що норвезький історичний фокус головним чином зосереджувавсяна експансії вікінгів на захід, пан Омланд вважає за потрібне приділити більшеуваги їхнім подорожам на схід та зв’язкам із Київською Руссю та Візантійськоюімперією. Він має на меті створення документально-драматичного <text:a xlink:type="simple" xlink:href="https://www.ukrinform.ua/tag-serial" text:style-name="Internet_20_link" text:visited-style-name="Visited_20_Internet_20_Link">
</text:a>
 про Гаральда Суворого, який будечастково вироблено в Україні та розповідатиме про надзвичайну важливістьісторичних контактів Норвегії та Київської Русі, їхній вплив на формуваннянації Норвегії», - зазначив Сведал.</text:p>
      <text:p text:style-name="P4">
<draw:frame draw:style-name="fr1" draw:name="Image103" text:anchor-type="as-char" svg:width="6.9236in" svg:height="4.615733in" draw:z-index="0">
<draw:image xlink:href="../Images/yкринформ/2023-04-13T15-56-04-03-00/1681390404-755.jpg" xlink:type="simple" xlink:show="embed" xlink:actuate="onLoad" draw:mime-type="image/jpeg"/>
</draw:frame>
</text:p>
      <text:p text:style-name="P4">
Своєю чергою, Григоренко привітала таку ініціативу, акцентувавши увагу наважливості залучення до створення серіалу українських істориків та вчених.</text:p>
      <text:p text:style-name="P4">
«Подібні проєкти важливі як для привернення уваги до спільної історії двохкраїн, так і до висвітлення факту того, що Київська Русь та Україна завждибули невід’ємною частиною європейської історії. Крім того, це протидіяросійським історіографічним намаганням викривити та привласнити історіюКиївської Русі виключно російській імперії», - заявила заступниця міністра.</text:p>
      <text:p text:style-name="P4">
Вона зауважила, що МКІП підтримує ініціативу та сприятиме втіленню проєкту вжиття.</text:p>
      <text:p text:style-name="P4">
Як повідомляв Укрінформ, Україна і Норвегія співпрацюватимуть у сфері  <text:a xlink:type="simple" xlink:href="https://www.ukrinform.ua/rubric-culture/3685044-ukraina-i-norvegia-spivpracuvatimut-u-sferi-zberezenna-kulturnoi-spadsini.html" text:style-name="Internet_20_link" text:visited-style-name="Visited_20_Internet_20_Link">
</text:a>
</text:p>
      <text:p text:style-name="P4">
<text:span text:style-name="T5">
Фото в тексті: МКІП</text:span>
</text:p>
      <text:p text:style-name="P4">
Source: <text:a xlink:type="simple" xlink:href="https://www.ukrinform.ua/rubric-culture/3695456-norvegia-moze-stvoriti-serial-pro-kulturni-ta-istoricni-zvazki-z-ukrainou.html" text:style-name="Internet_20_link" text:visited-style-name="Visited_20_Internet_20_Link">
https://www.ukrinform.ua/rubric-culture/3695456-norvegia-moze-stvoriti-serial-pro-kulturni-ta-istoricni-zvazki-z-ukrainou.html</text:a>
</text:p>
      <!--NEWS-->
      <text:h text:style-name="P10" text:outline-level="1">
<text:span text:style-name="T4">
Посилення НАТО в Чорному морі: Німеччина висунула три пропозиції</text:span>
</text:h>
      <text:p text:style-name="P4">
Authors: Ukrinform (Person)</text:p>
      <text:p text:style-name="P4">
Publisher: Укринформ (Organization)</text:p>
      <text:p text:style-name="P4">
Published Time: 2023-04-13T16:00:00+03:00</text:p>
      <text:p text:style-name="P4">
Modified Time: 2023-04-13T16:00:00+03:00</text:p>
      <text:p text:style-name="P4">
Description: Чорноморський регіон є надзвичайно важливим для ЄС і НАТО, тож вони мають докласти зусиль із забезпечення безпеки в ньому. — Укрінформ.</text:p>
      <text:p text:style-name="P4">
Images: ["<text:a xlink:type="simple" xlink:href="https://static.ukrinform.com/photos/2023_04/thumb_files/630_360_1681390905-219.jpg" text:style-name="Internet_20_link" text:visited-style-name="Visited_20_Internet_20_Link">
630_360_16813...</text:a>
"]</text:p>
      <text:p text:style-name="P4">
Tags: ['НАТО', 'Німеччина', ' Чорне море', 'Кримська платформа', 'Війна з росією', 'Чорноморська безпекова конференція']</text:p>
      <text:p text:style-name="P4">
Type: Article</text:p>
      <!--METADATA-->
      <text:p text:style-name="P4">
<draw:frame draw:style-name="fr1" draw:name="Image104" text:anchor-type="as-char" svg:width="6.9236in" svg:height="3.956343in" draw:z-index="0">
<draw:image xlink:href="../Images/yкринформ/2023-04-13T16-00-00-03-00/630_360_1681390905-219.jpg" xlink:type="simple" xlink:show="embed" xlink:actuate="onLoad" draw:mime-type="image/jpeg"/>
</draw:frame>
Чорноморський регіон є надзвичайно важливим для ЄС і НАТО, тож вони маютьдокласти зусиль із забезпечення безпеки в ньому.</text:p>
      <text:p text:style-name="P4">
Про це сказав державний секретар (заступник міністра) закордонних справ ФРНТобіас Лінднер під час панельної дискусії в рамках Першої Чорноморськоїбезпекової конференції Міжнародної Кримської платформи, передає Укрінформ.</text:p>
      <text:p text:style-name="P4">
«Для нас є очевидним, що стратегічна роль регіону Чорного моря стає дедаліважливішою для Європейського Союзу: всі країни регіону, окрім росії, звісно, єабо членами ЄС або країнами-кандидатами, або мають європейські перспективи.Тому євроатлантичним партнерам важливо об’єднати зусилля», - заявив Лінднер.</text:p>
      <text:p text:style-name="P4">
<text:span text:style-name="T4">
Читайте також:</text:span>
 <text:a xlink:type="simple" xlink:href="https://www.ukrinform.ua/rubric-polytics/3695407-ukraina-prosuvae-v-buharesti-ideu-postijnogo-patruluvanna-cornogo-mora-krainami-nato.html" text:style-name="Internet_20_link" text:visited-style-name="Visited_20_Internet_20_Link">
 <text:span text:style-name="T4">
Чорно</text:span>
 </text:a>
</text:p>
      <text:p text:style-name="P4">
Він висунув три пропозиції щодо посилення ролі НАТО в регіоні. По-перше,посилення військового захисту берегів, по-друге, посилення взаємозв’язків зіншими регіонами, по-третє, посилення зусиль з протидії дезінформації.</text:p>
      <text:p text:style-name="P4">
Він зауважив, що конференція є доброю нагодою поговорити про важливу тему -безпеку в зоні Чорного та Азовського морів. російська агресія проти Українинапряму впливає на це, підкреслив дипломат. Він зазначив, що росіявикористовує свій чорноморський флот і військові бази в незаконно окупованомуКриму для завдання ракетних ударів по Україні. Інші країни регіону, мирнесудноплавство перебувають під загрозою дрейфуючих мін. росія блокуєвідвантаження збіжжя, що впливає на глобальні ланцюги постачання та ціни насвітових продуктових ринках. До того ж завдається величезна шкода іншимгалузям, зокрема, туризму.</text:p>
      <text:p text:style-name="P4">
Це, підсумував Лінднер, укотре показало важливість Чорного моря.</text:p>
      <text:p text:style-name="P4">
«Чорноморський регіон є важливим для держав, які належать до нього, а такождля всієї світової спільноти», - констатував держсекретар.</text:p>
      <text:p text:style-name="P4">
Він зазначив, що світ бачив кричущі та численні порушення росією міжнародногоправа ще до початку агресії 24 лютого 2022 року. рф продовжує робити їх,зокрема, незаконно окуповуючи газові платформи в північно-західній частиніЧорного моря, які належать Україні, блокуючи величезні райони в Чорному таАзовському морях для судноплавства, а також використання міжнародногоповітряного простору.</text:p>
      <text:p text:style-name="P4">
<text:span text:style-name="T4">
Читайте також:</text:span>
 <text:a xlink:type="simple" xlink:href="https://www.ukrinform.ua/rubric-world/3695403-vijna-rf-proti-ukraini-zminila-poradok-bezpeki-vstanovlenij-oon-u-1945-roci-minoboroni-moldovi.html" text:style-name="Internet_20_link" text:visited-style-name="Visited_20_Internet_20_Link">
 <text:span text:style-name="T4">
Молдов</text:span>
 </text:a>
</text:p>
      <text:p text:style-name="P4">
«росія – основна причина, чому тривалі конфлікти в регіоні, зокрема натериторії Молдови та Грузії, продовжують становити загрозу регіону», - заявивдипломат.</text:p>
      <text:p text:style-name="P4">
Він додав, що росія вдається до дезінформації для дестабілізації Молдови тавідмовляється вивести з Придністров’я свої війська, які перебувають тамнелегально, а також розхитує Грузію через контроль Абхазії та ПівденноїОсетії.</text:p>
      <text:p text:style-name="P4">
Німеччина висловлює непохитну підтримку суверенітету, політичної незалежності,територіальної цілісності України. Все це знайшло відображення у підтримціБерліном Кримської платформи.</text:p>
      <text:p text:style-name="P4">
«Важливо не випускати з уваги <text:a xlink:type="simple" xlink:href="https://www.ukrinform.ua/tag-krim" text:style-name="Internet_20_link" text:visited-style-name="Visited_20_Internet_20_Link">
 </text:a>
 . Крим –частина України. Міжнародна спільнота не визнавала та ніколи не визнає анексію2014 року, яка сталася з порушенням міжнародного права. Ми продовжимо говоритипро це голосно та чітко», - заявив Лінднер.</text:p>
      <text:p text:style-name="P4">
Як повідомлялося, у Бухаресті проходить безпекова конференція в рамкахміжнародної Кримської платформи, в якій беруть участь представники урядів,дипломати та науковці провідних країн Європи та світу.</text:p>
      <text:p text:style-name="P4">
Головною метою Кримської платформи є повна деокупація Кримського півострова тазвільнення України від російських загарбників.</text:p>
      <text:p text:style-name="P4">
Source: <text:a xlink:type="simple" xlink:href="https://www.ukrinform.ua/rubric-world/3695461-posilenna-nato-v-cornomu-mori-nimeccina-visunula-tri-propozicii.html" text:style-name="Internet_20_link" text:visited-style-name="Visited_20_Internet_20_Link">
https://www.ukrinform.ua/rubric-world/3695461-posilenna-nato-v-cornomu-mori-nimeccina-visunula-tri-propozicii.html</text:a>
</text:p>
      <!--NEWS-->
      <text:h text:style-name="P10" text:outline-level="1">
<text:span text:style-name="T4">
Протягом доби наші воїни відбили 45 атак противника</text:span>
</text:h>
      <text:p text:style-name="P4">
Author: ['АРМІЯINFORM']</text:p>
      <text:p text:style-name="P4">
Time: 2023-04-13T16:00:00-04:00</text:p>
      <text:p text:style-name="P4">
Description: Протягом минулої доби противник завдав 2 ракетні та 32 авіаційні удари, здійсн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ijna-2.jpg" text:style-name="Internet_20_link" text:visited-style-name="Visited_20_Internet_20_Link">
vijna-2.jpg</text:a>
']</text:p>
      <text:p text:style-name="P4">
Tags: ['STOPRUSSIA', 'ВІЙНА', 'ВТОРГНЕННЯ РФ', 'ГШ ЗСУ', 'ХРОНІКА ОБОРОНИ']</text:p>
      <text:p text:style-name="P4">
Category: News</text:p>
      <!--METADATA-->
      <text:p text:style-name="P4">
<draw:frame draw:style-name="fr1" draw:name="Image105" text:anchor-type="as-char" svg:width="6.9236in" svg:height="4.615733in" draw:z-index="0">
<draw:image xlink:href="../Images/AРМІЯINFORM/2023-04-13T16-00-00-04-00/vijna-2.jpg" xlink:type="simple" xlink:show="embed" xlink:actuate="onLoad" draw:mime-type="image/jpeg"/>
</draw:frame>
 <text:span text:style-name="T4">
🔥Ситуація щодо російського вторгнення</text:span>
</text:p>
      <text:p text:style-name="P4">
Протягом минулої доби противник завдав 2 ракетні та 32 авіаційні удари,здійснив понад 40 обстрілів з реактивних систем залпового вогню по позиціяхнаших військ та цивільній інфраструктурі населених пунктів, є загиблі іпоранені серед цивільних громадян. 2 російські ракети, випущені із ЗРК С-300,влучили в об’єкти цивільної інфраструктури міста Слов’янськ,<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Російська федерація продовжує нехтувати законами та звичаями війни, томуймовірність завдавання ракетних та авіаційних ударів і надалі залишаєтьсявисокою по всій території України.</text:p>
      <text:p text:style-name="P4">
Незважаючи на численні втрати в техніці та живій силі, окупанти продовжуютьзосереджувати основні зусилля на веденні наступальних дій на Лиманському,Бахмутському, Авдіївському та Мар’їнському напрямках. Протягом доби, завдякимужності кожного воїна, було відбито понад 45 атак противника.</text:p>
      <text:p text:style-name="P4">
Source: <text:a xlink:type="simple" xlink:href="https://armyinform.com.ua/2023/04/13/protyagom-doby-nashi-voyiny-vidbyly-45-atak-protyvnyka/" text:style-name="Internet_20_link" text:visited-style-name="Visited_20_Internet_20_Link">
https://armyinform.com.ua/2023/04/13/protyagom-doby-nashi-voyiny-vidbyly-45-atak-protyvnyka/</text:a>
</text:p>
      <!--NEWS-->
      <text:h text:style-name="P10" text:outline-level="1">
<text:span text:style-name="T4">
Українців запросили на Великодню службу в Токіо</text:span>
</text:h>
      <text:p text:style-name="P4">
Authors: Ukrinform (Person)</text:p>
      <text:p text:style-name="P4">
Publisher: Укринформ (Organization)</text:p>
      <text:p text:style-name="P4">
Published Time: 2023-04-13T16:05:00+03:00</text:p>
      <text:p text:style-name="P4">
Modified Time: 2023-04-13T16:05:00+03:00</text:p>
      <text:p text:style-name="P4">
Description: Місія Православної Церкви України в Токіо (St. Jude Ukrainian Orthodox Mission, Tokyo) запросила охочих приєднатися до Великодньої служби, яка відбудеться 15 квітня. — Укрінформ.</text:p>
      <text:p text:style-name="P4">
Images: ["<text:a xlink:type="simple" xlink:href="https://static.ukrinform.com/photos/2023_04/thumb_files/630_360_1681381814-413.jpg" text:style-name="Internet_20_link" text:visited-style-name="Visited_20_Internet_20_Link">
630_360_16813...</text:a>
"]</text:p>
      <text:p text:style-name="P4">
Tags: ['Японія', 'Діаспора', 'Культура', 'Релігія', 'Великдень']</text:p>
      <text:p text:style-name="P4">
Type: Article</text:p>
      <!--METADATA-->
      <text:p text:style-name="P4">
<draw:frame draw:style-name="fr1" draw:name="Image106" text:anchor-type="as-char" svg:width="6.9236in" svg:height="3.956343in" draw:z-index="0">
<draw:image xlink:href="../Images/yкринформ/2023-04-13T16-05-00-03-00/630_360_1681381814-413.jpg" xlink:type="simple" xlink:show="embed" xlink:actuate="onLoad" draw:mime-type="image/jpeg"/>
</draw:frame>
 МісіяПравославної Церкви України в Токіо (St. Jude Ukrainian Orthodox Mission,Tokyo) запросила охочих приєднатися до Великодньої служби, яка відбудеться 15квітня.</text:p>
      <text:p text:style-name="P4">
Як передає Укрінформ, про це повідомляється на сторінці події у <text:a xlink:type="simple" xlink:href="https://www.facebook.com/events/927141755397739/" text:style-name="Internet_20_link" text:visited-style-name="Visited_20_Internet_20_Link">
</text:a>
 .</text:p>
      <text:p text:style-name="P4">
Службу проведуть в <text:a xlink:type="simple" xlink:href="https://www.facebook.com/saintalbanstokyojapan" text:style-name="Internet_20_link" text:visited-style-name="Visited_20_Internet_20_Link">
 </text:a>
 сумішшюукраїнської, англійської та японської мов.</text:p>
      <text:p text:style-name="P4">
«Люди, які запізняться, або залишать службу раніше також вітаються. Мивідшкодуємо транспортні витрати в розмірі до 1000 ієн на особу дляевакуйованих українців, які приїдуть з-за меж Токіо», – йдеться в анонсі.</text:p>
      <text:p text:style-name="P4">
Подробиці доступні за <text:a xlink:type="simple" xlink:href="https://www.facebook.com/events/927141755397739/" text:style-name="Internet_20_link" text:visited-style-name="Visited_20_Internet_20_Link">
</text:a>
 .</text:p>
      <text:p text:style-name="P4">
Нагадаємо, українські Великодні богослужіння <text:a xlink:type="simple" xlink:href="https://www.ukrinform.ua/rubric-diaspora/3694829-u-niderlandah-vidbudutsa-ukrainski-velikodni-bogosluzinna.html" text:style-name="Internet_20_link" text:visited-style-name="Visited_20_Internet_20_Link">
</text:a>
 у низці міст у Нідерландах.</text:p>
      <text:p text:style-name="P4">
Source: <text:a xlink:type="simple" xlink:href="https://www.ukrinform.ua/rubric-diaspora/3695370-ukrainciv-zaprosili-na-velikodnu-sluzbu-v-tokio.html" text:style-name="Internet_20_link" text:visited-style-name="Visited_20_Internet_20_Link">
https://www.ukrinform.ua/rubric-diaspora/3695370-ukrainciv-zaprosili-na-velikodnu-sluzbu-v-tokio.html</text:a>
</text:p>
      <!--NEWS-->
      <text:h text:style-name="P10" text:outline-level="1">
<text:span text:style-name="T4">
У Чорногорії затримали мера Будви – лідера проросійського «Демократичного фронту»</text:span>
</text:h>
      <text:p text:style-name="P4">
Authors: Ukrinform (Person)</text:p>
      <text:p text:style-name="P4">
Publisher: Укринформ (Organization)</text:p>
      <text:p text:style-name="P4">
Published Time: 2023-04-13T16:05:21+03:00</text:p>
      <text:p text:style-name="P4">
Modified Time: 2023-04-13T16:05:21+03:00</text:p>
      <text:p text:style-name="P4">
Description: У Чорногорії затримали мера Будви Міло Божовича, який є одним з лідерів проросійського «Демократичного фронту». — Укрінформ.</text:p>
      <text:p text:style-name="P4">
Images: ["<text:a xlink:type="simple" xlink:href="https://static.ukrinform.com/photos/2023_04/thumb_files/630_360_1681391066-640.jpg" text:style-name="Internet_20_link" text:visited-style-name="Visited_20_Internet_20_Link">
630_360_16813...</text:a>
"]</text:p>
      <text:p text:style-name="P4">
Tags: ['Наркотики', 'Підозра', 'Чорногорія']</text:p>
      <text:p text:style-name="P4">
Type: Article</text:p>
      <!--METADATA-->
      <text:p text:style-name="P4">
<draw:frame draw:style-name="fr1" draw:name="Image107" text:anchor-type="as-char" svg:width="6.9236in" svg:height="3.956343in" draw:z-index="0">
<draw:image xlink:href="../Images/yкринформ/2023-04-13T16-05-21-03-00/630_360_1681391066-640.jpg" xlink:type="simple" xlink:show="embed" xlink:actuate="onLoad" draw:mime-type="image/jpeg"/>
</draw:frame>
 УЧорногорії затримали мера Будви Міло Божовича, який є одним з лідерівпроросійського «Демократичного фронту».</text:p>
      <text:p text:style-name="P4">
Про це повідомляє «Балканський оглядач» у <text:a xlink:type="simple" xlink:href="https://www.facebook.com/photo" text:style-name="Internet_20_link" text:visited-style-name="Visited_20_Internet_20_Link">
</text:a>
передає Укрінформ.</text:p>
      <text:p text:style-name="P4">
Речник спеціального прокурора Чорногорії Вукас Радонич повідомив, щоСпеціальний відділ поліції при матеріально-технічної та оперативної допомозіантитерористичного підрозділу поліції вживає заходів у рамках розслідуваннядвох кримінальних справ. Він додав, що затримання проводилося за наказомпрокуратури, за підтримки та сприяння Агентства Європейського Союзу зіспівробітництва та правоохоронної діяльності – EUROPOL.</text:p>
      <text:p text:style-name="P4">
Лідер «Демократичного фронту», екскандидат в президенти Чорногорії АндріяМандич негайно відреагував, відкинувши підозру у вчиненні будь-якогозлочинного діяння Божовичем.</text:p>
      <text:p text:style-name="P4">
«Я отримав інформацію про те, що в будинку Міло Божовича триває обшук, і йогобізнес-приміщення також буде обшукано, і що його підозрюють у серйознихзлочинах. Якщо хтось не мав підстав займатися незаконним бізнесом, то це він.Спеціальний прокурор повинен буде представити багато доказів, щоб виправдатиці заяви», - сказав Мандич.</text:p>
      <text:p text:style-name="P4">
Як зазначається, 46-річний Міло Божович за фахом економіст. У всіх скликанняхміської ради Будви, з 2005 по 2020 рік, він обирався депутатом ради. Післятого, як опозиція на чолі з просербським і проросійським «Демократичнимфронтом» перемогла в Будві на виборах 2016 року, він був обраний керівникоммуніципалітету, але був обраний депутатом парламенту Чорногорії у 2020 році,після того як «Демократичний фронт» разом зі своїми партнерами по коаліціїздобули більшість на парламентських виборах.</text:p>
      <text:p text:style-name="P4">
Коли в серпні 2022 року голова муніципалітету Будва Марко Царевич пішов увідставку, його змінив Божович, а після місцевих виборів у жовтні йогоповноваження на чолі муніципалітету було підтверджено.</text:p>
      <text:p text:style-name="P4">
<text:span text:style-name="T4">
Читайте також:</text:span>
 <text:a xlink:type="simple" xlink:href="https://www.ukrinform.ua/rubric-world/3692144-49-krain-zasudili-rosiu-za-zlovzivanna-statusom-postijnogo-clena-radbezu-oon.html" text:style-name="Internet_20_link" text:visited-style-name="Visited_20_Internet_20_Link">
 </text:a>
</text:p>
      <text:p text:style-name="P4">
У вересні 2022 року портал «М» оприлюднив листування двох членів Шкалярськогокримінального клану, в якому ймовірна незаконна діяльність Божовича згадуєтьсяв контексті підтримки, яку він міг би надати їм у сфері безпеки. Божович тодібув членом парламентського комітету з оборони та безпеки.</text:p>
      <text:p text:style-name="P4">
Мережа утвердження неурядового сектору (MANS) на початку року оголосила, щоподала заяву на Божовича до Агентства із запобігання корупції за порушенняправового обов’язку декларувати свої активи протягом попередніх двох років.MANS заявив, що дані кадастру Будви показують, «що Божович значно збільшивсвою власність» порівняно з 2019 роком, коли він востаннє повідомляв про це.</text:p>
      <text:p text:style-name="P4">
Source: <text:a xlink:type="simple" xlink:href="https://www.ukrinform.ua/rubric-world/3695462-u-cornogorii-zatrimali-mera-budvi-lidera-prorosijskogo-demokraticnogo-frontu.html" text:style-name="Internet_20_link" text:visited-style-name="Visited_20_Internet_20_Link">
https://www.ukrinform.ua/rubric-world/3695462-u-cornogorii-zatrimali-mera-budvi-lidera-prorosijskogo-demokraticnogo-frontu.html</text:a>
</text:p>
      <!--NEWS-->
      <text:h text:style-name="P10" text:outline-level="1">
<text:span text:style-name="T4">
Hyundai представив компактний електричний кросовер</text:span>
</text:h>
      <text:p text:style-name="P4">
Authors: Ukrinform (Person)</text:p>
      <text:p text:style-name="P4">
Publisher: Укринформ (Organization)</text:p>
      <text:p text:style-name="P4">
Published Time: 2023-04-13T16:09:52+03:00</text:p>
      <text:p text:style-name="P4">
Modified Time: 2023-04-13T16:09:52+03:00</text:p>
      <text:p text:style-name="P4">
Description: Південнокорейська компанія Hyundai Motor Co. представила новий компактний електричний автомобіль Kona Electric. — Укрінформ.</text:p>
      <text:p text:style-name="P4">
Images: ["<text:a xlink:type="simple" xlink:href="https://static.ukrinform.com/photos/2023_04/thumb_files/630_360_1681391018-543.jpg" text:style-name="Internet_20_link" text:visited-style-name="Visited_20_Internet_20_Link">
630_360_16813...</text:a>
"]</text:p>
      <text:p text:style-name="P4">
Tags: ['Автомобіль', 'Електромобілі', 'Hyundai']</text:p>
      <text:p text:style-name="P4">
Type: Article</text:p>
      <!--METADATA-->
      <text:p text:style-name="P4">
<draw:frame draw:style-name="fr1" draw:name="Image108" text:anchor-type="as-char" svg:width="6.9236in" svg:height="3.956343in" draw:z-index="0">
<draw:image xlink:href="../Images/yкринформ/2023-04-13T16-09-52-03-00/630_360_1681391018-543.jpg" xlink:type="simple" xlink:show="embed" xlink:actuate="onLoad" draw:mime-type="image/jpeg"/>
</draw:frame>
Південнокорейська компанія Hyundai Motor Co. представила новий компактнийелектричний автомобіль Kona Electric.</text:p>
      <text:p text:style-name="P4">
Як передає Укрінформ, про це повідомляє  <text:a xlink:type="simple" xlink:href="https://en.yna.co.kr/view/AEN20230413002000320" text:style-name="Internet_20_link" text:visited-style-name="Visited_20_Internet_20_Link">
</text:a>
 .</text:p>
      <text:p text:style-name="P4">
У компанії заявили, що абсолютно новий Kona Electric поставляється закумулятором ємністю 64,8 кіловат-годин і може проїхати до 417 кілометрів наодному заряді.</text:p>
      <text:p text:style-name="P4">
Вартість одного екземпляра стартує від 34 тисяч доларів США.</text:p>
      <text:p text:style-name="P4">
Kona Electric пропонує такі функції як, зокрема, попередження про безпечнийвиїзд і «розумні» системи круїз-контролю на основі навігації.</text:p>
      <text:p text:style-name="P4">
<text:span text:style-name="T4">
Читайте також:</text:span>
 <text:a xlink:type="simple" xlink:href="https://www.ukrinform.ua/rubric-technology/3685543-ford-predstavila-novij-elektrokrosover-explorer-na-bazi-volkswagen.html" text:style-name="Internet_20_link" text:visited-style-name="Visited_20_Internet_20_Link">
 <text:span text:style-name="T4">
електрок</text:span>
 </text:a>
</text:p>
      <text:p text:style-name="P4">
Зазначається, що компактний кросовер також оснащений функцією бездротовогозв’язку, яка дозволить власникам отримувати оновлення карт і відповідногопрограмного забезпечення по бездротовій мережі без необхідності відвідуватидилера.</text:p>
      <text:p text:style-name="P4">
Як повідомляв Укрінформ, італійський виробник Automobili <text:a xlink:type="simple" xlink:href="https://www.ukrinform.ua/tag-lamborghini" text:style-name="Internet_20_link" text:visited-style-name="Visited_20_Internet_20_Link">
</text:a>
 презентував два нові спорткариLamborghini Invencible та Lamborghini Autentica.</text:p>
      <text:p text:style-name="P4">
_ Фото: Yonhap  _</text:p>
      <text:p text:style-name="P4">
Source: <text:a xlink:type="simple" xlink:href="https://www.ukrinform.ua/rubric-technology/3695464-hyundai-predstaviv-kompaktnij-elektricnij-krosover.html" text:style-name="Internet_20_link" text:visited-style-name="Visited_20_Internet_20_Link">
https://www.ukrinform.ua/rubric-technology/3695464-hyundai-predstaviv-kompaktnij-elektricnij-krosover.html</text:a>
</text:p>
      <!--NEWS-->
      <text:h text:style-name="P10" text:outline-level="1">
<text:span text:style-name="T4">
У Перу колишнього міністра засудили за вбивство репортера</text:span>
</text:h>
      <text:p text:style-name="P4">
Authors: Ukrinform (Person)</text:p>
      <text:p text:style-name="P4">
Publisher: Укринформ (Organization)</text:p>
      <text:p text:style-name="P4">
Published Time: 2023-04-13T16:14:00+03:00</text:p>
      <text:p text:style-name="P4">
Modified Time: 2023-04-13T16:14:00+03:00</text:p>
      <text:p text:style-name="P4">
Description: Суд у Перу встановив, що колишній міністр внутрішніх справ Даніель Урресті причетний до вбивства журналіста Уго Бустіоса, який розслідував порушення прав людини у 1988 році. — Укрінформ.</text:p>
      <text:p text:style-name="P4">
Images: ["<text:a xlink:type="simple" xlink:href="https://static.ukrinform.com/photos/2023_04/thumb_files/630_360_1681391401-507.png" text:style-name="Internet_20_link" text:visited-style-name="Visited_20_Internet_20_Link">
630_360_16813...</text:a>
"]</text:p>
      <text:p text:style-name="P4">
Tags: ['Перу', 'Журналіст', 'Вбивство']</text:p>
      <text:p text:style-name="P4">
Type: Article</text:p>
      <!--METADATA-->
      <text:p text:style-name="P4">
<draw:frame draw:style-name="fr1" draw:name="Image109" text:anchor-type="as-char" svg:width="6.9236in" svg:height="3.956343in" draw:z-index="0">
<draw:image xlink:href="../Images/yкринформ/2023-04-13T16-14-00-03-00/630_360_1681391401-507.png" xlink:type="simple" xlink:show="embed" xlink:actuate="onLoad" draw:mime-type="image/png"/>
</draw:frame>
 Суд у Перувстановив, що колишній міністр внутрішніх справ Даніель Урресті причетний довбивства журналіста Уго Бустіоса, який розслідував порушення прав людини у1988 році.</text:p>
      <text:p text:style-name="P4">
Як передає Укрінформ, про це повідомляє <text:a xlink:type="simple" xlink:href="https://www.bbc.com/news/world-latin-america-65261946" text:style-name="Internet_20_link" text:visited-style-name="Visited_20_Internet_20_Link">
 </text:a>
</text:p>
      <text:p text:style-name="P4">
Колишнього міністра Даніеля Урресті засудили до 12 років ув'язнення.</text:p>
      <text:p text:style-name="P4">
Суд постановив, що Урресті, який на той час був офіцером військової розвідки вармії Перу, брав участь у засідці та вбивстві Бустіоса.</text:p>
      <text:p text:style-name="P4">
Уго Бустіос, репортер тижневика "Caretas", був убитий у розпал конфлікту міжперуанськими силами безпеки та повстанцями з маоїстського угруповання «Сяючийшлях».</text:p>
      <text:p text:style-name="P4">
<text:a xlink:type="simple" xlink:href="https://www.ukrinform.ua/tag-zurnalist" text:style-name="Internet_20_link" text:visited-style-name="Visited_20_Internet_20_Link">
 </text:a>
 повідомляв про порушення правлюдини як повстанцями, так і армією Перу в андському регіоні Аякучо, одному знайбільш постраждалих внаслідок збройного конфлікту, в результаті якого 69 000людей загинули або зникли безвісти.</text:p>
      <text:p text:style-name="P4">
Після тривалої судової тяганини командир місцевої армійської бази Віктор ЛаВера Ернандес був визнаний винним у 2007 році в тому, що він віддав наказздійснити напад на журналіста.</text:p>
      <text:p text:style-name="P4">
<text:span text:style-name="T4">
Читайте також:</text:span>
 <text:a xlink:type="simple" xlink:href="https://www.ukrinform.ua/rubric-world/3695114-arest-zurnalista-wsj-dozvoliv-osobisto-putin-bloomberg.html" text:style-name="Internet_20_link" text:visited-style-name="Visited_20_Internet_20_Link">
 <text:span text:style-name="T4">
журналіст</text:span>
 </text:a>
</text:p>
      <text:p text:style-name="P4">
У 2011 році, після показів Ла Вера, Даніеля Урресті визнали причетним довбивства журналіста.</text:p>
      <text:p text:style-name="P4">
У своєму сьогоднішньому рішенні суд зазначив, що загалом шість військових булипричетні до вбивства журналіста, і що Даніель Урресті був одним із них.</text:p>
      <text:p text:style-name="P4">
Source: <text:a xlink:type="simple" xlink:href="https://www.ukrinform.ua/rubric-world/3695468-u-peru-kolisnogo-ministra-zasudili-za-vbivstvo-reportera.html" text:style-name="Internet_20_link" text:visited-style-name="Visited_20_Internet_20_Link">
https://www.ukrinform.ua/rubric-world/3695468-u-peru-kolisnogo-ministra-zasudili-za-vbivstvo-reportera.html</text:a>
</text:p>
      <!--NEWS-->
      <text:h text:style-name="P10" text:outline-level="1">
<text:span text:style-name="T4">
США та Велика Британія планують вийти з IBA та створити нову організацію з боксу</text:span>
</text:h>
      <text:p text:style-name="P4">
Authors: Ukrinform (Person)</text:p>
      <text:p text:style-name="P4">
Publisher: Укринформ (Organization)</text:p>
      <text:p text:style-name="P4">
Published Time: 2023-04-13T16:14:44+03:00</text:p>
      <text:p text:style-name="P4">
Modified Time: 2023-04-13T16:14:44+03:00</text:p>
      <text:p text:style-name="P4">
Description: Група країн на чолі зі США та Великою Британією планують вийти зі складу Міжнародної боксерської асоціації (IBA), яку очолює росіянин Умар Кремльов. — Укрінформ.</text:p>
      <text:p text:style-name="P4">
Images: ["<text:a xlink:type="simple" xlink:href="https://static.ukrinform.com/photos/2023_04/thumb_files/630_360_1681391611-595.jpg" text:style-name="Internet_20_link" text:visited-style-name="Visited_20_Internet_20_Link">
630_360_16813...</text:a>
"]</text:p>
      <text:p text:style-name="P4">
Tags: ['Бокс', 'Олімпіада']</text:p>
      <text:p text:style-name="P4">
Type: Article</text:p>
      <!--METADATA-->
      <text:p text:style-name="P4">
<draw:frame draw:style-name="fr1" draw:name="Image110" text:anchor-type="as-char" svg:width="6.9236in" svg:height="3.956343in" draw:z-index="0">
<draw:image xlink:href="../Images/yкринформ/2023-04-13T16-14-44-03-00/630_360_1681391611-595.jpg" xlink:type="simple" xlink:show="embed" xlink:actuate="onLoad" draw:mime-type="image/jpeg"/>
</draw:frame>
 Групакраїн на чолі зі США та Великою Британією планують вийти зі складу Міжнародноїбоксерської асоціації (IBA), яку очолює росіянин Умар Кремльов.</text:p>
      <text:p text:style-name="P4">
Як передає Укрінформ, з <text:a xlink:type="simple" xlink:href="https://www.insidethegames.biz/articles/1135851/world-boxing-global-announcement" text:style-name="Internet_20_link" text:visited-style-name="Visited_20_Internet_20_Link">
</text:a>
 на Inside the Game.</text:p>
      <text:p text:style-name="P4">
Онлайн-брифінг має відбутися сьогодні, 13 квітня. У ньому візьмуть участь США,Велика Британія та ще кілька європейських країн. Вони хочуть створити новуорганізацію World Boxing.</text:p>
      <text:p text:style-name="P4">
«Чотири лідери боксу дадуть відповідь на запитання про цю світову подію, якапокликана забезпечити постійне місце боксу в центрі олімпійського руху тазабезпечити краще майбутнє для спорту», ​​– йдеться в заяві організаторів.</text:p>
      <text:p text:style-name="P4">
США, Британія та ще 8 країн бойкотували ЧС з боксу під егідою IBA через допускросіян і білорусів до змагань під своїми прапорами.</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text:p>
      <text:p text:style-name="P4">
Як повідомлялося, IBA оприлюднила свою систему кваліфікації на Олімпіаду-2024,а МОК заявив, що IBA не братиме участі в олімпійській кваліфікації з боксу.</text:p>
      <text:p text:style-name="P4">
Фото: Getty Images</text:p>
      <text:p text:style-name="P4">
Source: <text:a xlink:type="simple" xlink:href="https://www.ukrinform.ua/rubric-sports/3695469-ssa-ta-velika-britania-planuut-vijti-z-iba-ta-stvoriti-novu-organizaciu-z-boksu.html" text:style-name="Internet_20_link" text:visited-style-name="Visited_20_Internet_20_Link">
https://www.ukrinform.ua/rubric-sports/3695469-ssa-ta-velika-britania-planuut-vijti-z-iba-ta-stvoriti-novu-organizaciu-z-boksu.html</text:a>
</text:p>
      <!--NEWS-->
      <text:h text:style-name="P10" text:outline-level="1">
<text:span text:style-name="T4">
Українська ППО має дуже високий клас готовності – Наєв</text:span>
</text:h>
      <text:p text:style-name="P4">
Authors: Ukrinform (Person)</text:p>
      <text:p text:style-name="P4">
Publisher: Укринформ (Organization)</text:p>
      <text:p text:style-name="P4">
Published Time: 2023-04-13T16:19:00+03:00</text:p>
      <text:p text:style-name="P4">
Modified Time: 2023-04-13T16:19:00+03:00</text:p>
      <text:p text:style-name="P4">
Description: Командувач Об’єднаних сил Збройних сил України генерал-лейтенант Сергій Наєв заявляє, що наразі українська система протиповітряної оборони має дуже високий клас готовності. — Укрінформ.</text:p>
      <text:p text:style-name="P4">
Images: ["<text:a xlink:type="simple" xlink:href="https://static.ukrinform.com/photos/2023_02/thumb_files/630_360_1676881826-931.jpg" text:style-name="Internet_20_link" text:visited-style-name="Visited_20_Internet_20_Link">
630_360_16768...</text:a>
"]</text:p>
      <text:p text:style-name="P4">
Tags: ['Наєв', 'Війна з росією', 'ППО']</text:p>
      <text:p text:style-name="P4">
Type: Article</text:p>
      <!--METADATA-->
      <text:p text:style-name="P4">
<draw:frame draw:style-name="fr1" draw:name="Image111" text:anchor-type="as-char" svg:width="6.9236in" svg:height="3.956343in" draw:z-index="0">
<draw:image xlink:href="../Images/yкринформ/2023-04-13T16-19-00-03-00/630_360_1676881826-931.jpg" xlink:type="simple" xlink:show="embed" xlink:actuate="onLoad" draw:mime-type="image/jpeg"/>
</draw:frame>
 КомандувачОб’єднаних сил Збройних сил України генерал-лейтенант Сергій Наєв заявляє, щонаразі українська система протиповітряної оборони має дуже високий класготовності.</text:p>
      <text:p text:style-name="P4">
Як передає Укрінформ, про це командування Об’єднаних сил ЗСУ повідомляє у <text:a xlink:type="simple" xlink:href="https://www.facebook.com/watch/" text:style-name="Internet_20_link" text:visited-style-name="Visited_20_Internet_20_Link">
</text:a>
</text:p>
      <text:p text:style-name="P4">
Наєв розповів про готовність до відбиття можливого повітряного нападу на <text:a xlink:type="simple" xlink:href="https://www.ukrinform.ua/tag-velikden" text:style-name="Internet_20_link" text:visited-style-name="Visited_20_Internet_20_Link">
</text:a>
 .</text:p>
      <text:p text:style-name="P4">
«На даний час українська система протиповітряної оборони має дуже високий класготовності. Про це свідчить те, що відсоток повітряних цілей, які знищуютьнаші сили та засоби, набагато перевищує показники інших військових конфліктівминулого», - заявив Наєв.</text:p>
      <text:p text:style-name="P4">
_Відео:<text:a xlink:type="simple" xlink:href="https://t.me/KOS_ZSU/1269" text:style-name="Internet_20_link" text:visited-style-name="Visited_20_Internet_20_Link">
 </text:a>
 _</text:p>
      <text:p text:style-name="P4">
<text:span text:style-name="T4">
Читайте також:</text:span>
 <text:a xlink:type="simple" xlink:href="https://www.ukrinform.ua/rubric-ato/3694756-smuga-pereskod-odrazu-dla-kilkoh-pidrozdiliv-naev-pokazav-ak-zsu-trenuutsa-na-pivnoci.html" text:style-name="Internet_20_link" text:visited-style-name="Visited_20_Internet_20_Link">
 <text:span text:style-name="T4">
Наєв</text:span>
 </text:a>
</text:p>
      <text:p text:style-name="P4">
Як повідомляв Укрінформ, в Україні до забезпечення правопорядку під часВеликодніх свят будуть залучені понад 20 тисяч правоохоронців.</text:p>
      <text:p text:style-name="P4">
Source: <text:a xlink:type="simple" xlink:href="https://www.ukrinform.ua/rubric-ato/3695471-ukrainska-ppo-mae-duze-visokij-klas-gotovnosti-naev.html" text:style-name="Internet_20_link" text:visited-style-name="Visited_20_Internet_20_Link">
https://www.ukrinform.ua/rubric-ato/3695471-ukrainska-ppo-mae-duze-visokij-klas-gotovnosti-naev.html</text:a>
</text:p>
      <!--NEWS-->
      <text:h text:style-name="P10" text:outline-level="1">
<text:span text:style-name="T4">
Китай різко збільшив обсяги торгівлі з росією</text:span>
</text:h>
      <text:p text:style-name="P4">
Authors: Ukrinform (Person)</text:p>
      <text:p text:style-name="P4">
Publisher: Укринформ (Organization)</text:p>
      <text:p text:style-name="P4">
Published Time: 2023-04-13T16:21:47+03:00</text:p>
      <text:p text:style-name="P4">
Modified Time: 2023-04-13T16:21:47+03:00</text:p>
      <text:p text:style-name="P4">
Description: Китайський експорт до росії у березні зріс більш ніж удвічі порівняно з роком раніше, тоді як імпорт також продемонстрував зростання двозначними темпами. — Укрінформ.</text:p>
      <text:p text:style-name="P4">
Images: ["<text:a xlink:type="simple" xlink:href="https://static.ukrinform.com/photos/2023_03/thumb_files/630_360_1680168641-804.jpg" text:style-name="Internet_20_link" text:visited-style-name="Visited_20_Internet_20_Link">
630_360_16801...</text:a>
"]</text:p>
      <text:p text:style-name="P4">
Tags: ['Експорт', 'Імпорт', 'Китай', 'Торгівля', 'росія']</text:p>
      <text:p text:style-name="P4">
Type: Article</text:p>
      <!--METADATA-->
      <text:p text:style-name="P4">
<draw:frame draw:style-name="fr1" draw:name="Image112" text:anchor-type="as-char" svg:width="6.9236in" svg:height="3.956343in" draw:z-index="0">
<draw:image xlink:href="../Images/yкринформ/2023-04-13T16-21-47-03-00/630_360_1680168641-804.jpg" xlink:type="simple" xlink:show="embed" xlink:actuate="onLoad" draw:mime-type="image/jpeg"/>
</draw:frame>
 Китайськийекспорт до росії у березні зріс більш ніж удвічі порівняно з роком раніше,тоді як імпорт також продемонстрував зростання двозначними темпами.</text:p>
      <text:p text:style-name="P4">
Про це з посиланням на дані китайської митниці повідомляє <text:a xlink:type="simple" xlink:href="https://www.reuters.com/world/china/chinas-march-trade-with-russia-was-robust-despite-weak-global-outlook-2023-04-13/" text:style-name="Internet_20_link" text:visited-style-name="Visited_20_Internet_20_Link">
</text:a>
 , передає Укрінформ.</text:p>
      <text:p text:style-name="P4">
Так, експорт Китаю до росії зріс на 136,4% у березні до загального обсягу $9мільярдів, значно вище, ніж зростання на 19,8%, зареєстроване за січень-лютийразом.</text:p>
      <text:p text:style-name="P4">
Імпорт із росії збільшився на 40,5% до $11 мільярдів, також швидше, ніжзростання на 31,3% у січні-лютому.</text:p>
      <text:p text:style-name="P4">
<text:span text:style-name="T4">
Читайте також:</text:span>
 <text:a xlink:type="simple" xlink:href="https://www.ukrinform.ua/rubric-world/3695400-peredcasno-stverdzuvati-so-miz-kitaem-i-rf-isnue-pevnij-alans-eksposol-ssa.html" text:style-name="Internet_20_link" text:visited-style-name="Visited_20_Internet_20_Link">
 </text:a>
</text:p>
      <text:p text:style-name="P4">
Оптимістичні дані щодо торгівлі між двома країнами надійшли на фоніуповільнення світового економічного зростання.</text:p>
      <text:p text:style-name="P4">
Міжнародний валютний фонд у вівторок знизив свої прогнози росту глобальноїекономіки на 2023 рік до 2,8% з 2,9%, попередивши, що вразливість світовоїфінансової системи може спричинити нову кризу.</text:p>
      <text:p text:style-name="P4">
Хоча митна служба <text:a xlink:type="simple" xlink:href="https://www.ukrinform.ua/tag-kitaj" text:style-name="Internet_20_link" text:visited-style-name="Visited_20_Internet_20_Link">
 </text:a>
 не надала подробицьпро те, які саме товари стимулюють двосторонню торгівлю, як відомо, післязапровадження масштабних західних санкцій проти рф, Китай став головнимпокупцем російських нафти й газу, а також різко наростив експорт до росіїелектроніки та різко наростив експорт до росії товарів із високою доданоювартістю, зокрема машин та електроніки.</text:p>
      <text:p text:style-name="P4">
Як повідомляв Укрінформ, наступного тижня <text:a xlink:type="simple" xlink:href="https://www.ukrinform.ua/rubric-polytics/3695291-grupa-ermakamakfola-nastupnogo-tizna-prezentue-plan-posilenna-sankcij-proti-rosii.html" text:style-name="Internet_20_link" text:visited-style-name="Visited_20_Internet_20_Link">
 </text:a>
 , що сприятиме запровадженню подальшихсанкцій проти росії.</text:p>
      <text:p text:style-name="P4">
Source: <text:a xlink:type="simple" xlink:href="https://www.ukrinform.ua/rubric-economy/3695473-kitaj-rizko-zbilsiv-obsagi-torgivli-z-rosieu.html" text:style-name="Internet_20_link" text:visited-style-name="Visited_20_Internet_20_Link">
https://www.ukrinform.ua/rubric-economy/3695473-kitaj-rizko-zbilsiv-obsagi-torgivli-z-rosieu.html</text:a>
</text:p>
      <!--NEWS-->
      <text:h text:style-name="P10" text:outline-level="1">
<text:span text:style-name="T4">
Ольга Харлан виступить на ЧУ з фехтування</text:span>
</text:h>
      <text:p text:style-name="P4">
Authors: Ukrinform (Person)</text:p>
      <text:p text:style-name="P4">
Publisher: Укринформ (Organization)</text:p>
      <text:p text:style-name="P4">
Published Time: 2023-04-13T16:22:13+03:00</text:p>
      <text:p text:style-name="P4">
Modified Time: 2023-04-13T16:22:13+03:00</text:p>
      <text:p text:style-name="P4">
Description: Олімпійська чемпіонка з фехтування на шаблі Ольга Харлан виступить на чемпіонаті України, який пройде з 14 до 15 квітня у Києві. — Укрінформ.</text:p>
      <text:p text:style-name="P4">
Images: ["<text:a xlink:type="simple" xlink:href="https://static.ukrinform.com/photos/2023_04/thumb_files/630_360_1681392064-324.jpg" text:style-name="Internet_20_link" text:visited-style-name="Visited_20_Internet_20_Link">
630_360_16813...</text:a>
"]</text:p>
      <text:p text:style-name="P4">
Tags: ['Фехтування', 'Харлан']</text:p>
      <text:p text:style-name="P4">
Type: Article</text:p>
      <!--METADATA-->
      <text:p text:style-name="P4">
<draw:frame draw:style-name="fr1" draw:name="Image113" text:anchor-type="as-char" svg:width="6.9236in" svg:height="3.956343in" draw:z-index="0">
<draw:image xlink:href="../Images/yкринформ/2023-04-13T16-22-13-03-00/630_360_1681392064-324.jpg" xlink:type="simple" xlink:show="embed" xlink:actuate="onLoad" draw:mime-type="image/jpeg"/>
</draw:frame>
Олімпійська чемпіонка з фехтування на шаблі Ольга Харлан виступить начемпіонаті України, який пройде з 14 до 15 квітня у Києві.</text:p>
      <text:p text:style-name="P4">
Про це повідомила <text:a xlink:type="simple" xlink:href="https://www.facebook.com/fencing.ukraine/posts/776259354058544" text:style-name="Internet_20_link" text:visited-style-name="Visited_20_Internet_20_Link">
</text:a>
 федераціїфехтування України, передає Укрінформ.</text:p>
      <text:p text:style-name="P4">
У змаганнях з фехтування на шаблі також виступлять Олена Кравацька, АлінаКомащук, Олена Вороніна та Юлія Бакастова.</text:p>
      <text:p text:style-name="P4">
Серед чоловіків будуть змагатися Юрій Цап, Андрій Ягодка, Василь Гумен, БогданПлатонов, а також Олексій Стаценко.</text:p>
      <text:p text:style-name="P4">
<text:span text:style-name="T4">
Читайте також:</text:span>
 <text:a xlink:type="simple" xlink:href="https://www.ukrinform.ua/rubric-sports/3691942-polsa-skasuvala-zinocij-etap-kubka-svitu-z-fehtuvanna-cerez-ucast-rf-i-bulorusi.html" text:style-name="Internet_20_link" text:visited-style-name="Visited_20_Internet_20_Link">
 <text:span text:style-name="T4">
фехтування</text:span>
 </text:a>
</text:p>
      <text:p text:style-name="P4">
Кубок України з фехтування на шпагах серед жінок відбудеться за участі чинноїчемпіонки Європи Влади Харькової, Олени Кривицької, Ксенії Пантелеєвої, ЮліїСвистіль, Інни Бровко та Фейбі Бежури.</text:p>
      <text:p text:style-name="P4">
Фото: Getty Images</text:p>
      <text:p text:style-name="P4">
Source: <text:a xlink:type="simple" xlink:href="https://www.ukrinform.ua/rubric-sports/3695474-olga-harlan-vistupit-na-cu-z-fehtuvanna.html" text:style-name="Internet_20_link" text:visited-style-name="Visited_20_Internet_20_Link">
https://www.ukrinform.ua/rubric-sports/3695474-olga-harlan-vistupit-na-cu-z-fehtuvanna.html</text:a>
</text:p>
      <!--NEWS-->
      <text:h text:style-name="P10" text:outline-level="1">
<text:span text:style-name="T4">
Відновлення України стане одним із найбільших інвестпроєктів в історії Європи - Шмигаль</text:span>
</text:h>
      <text:p text:style-name="P4">
Authors: Ukrinform (Person)</text:p>
      <text:p text:style-name="P4">
Publisher: Укринформ (Organization)</text:p>
      <text:p text:style-name="P4">
Published Time: 2023-04-13T16:22:25+03:00</text:p>
      <text:p text:style-name="P4">
Modified Time: 2023-04-13T16:22:25+03:00</text:p>
      <text:p text:style-name="P4">
Description: Відновлення України стане одним із найбільших інвестиційних проєктів в історії Європи, але нині треба зосередитися на швидкій відбудові. — Укрінформ.</text:p>
      <text:p text:style-name="P4">
Images: ["<text:a xlink:type="simple" xlink:href="https://static.ukrinform.com/photos/2023_04/thumb_files/630_360_1681392101-634.jpeg" text:style-name="Internet_20_link" text:visited-style-name="Visited_20_Internet_20_Link">
630_360_16813...</text:a>
"]</text:p>
      <text:p text:style-name="P4">
Tags: ['Європа', 'Шмигаль', 'Відбудова', 'Відновлення України']</text:p>
      <text:p text:style-name="P4">
Type: Article</text:p>
      <!--METADATA-->
      <text:p text:style-name="P4">
<draw:frame draw:style-name="fr1" draw:name="Image114" text:anchor-type="as-char" svg:width="6.9236in" svg:height="3.956343in" draw:z-index="0">
<draw:image xlink:href="../Images/yкринформ/2023-04-13T16-22-25-03-00/630_360_1681392101-634.jpeg" xlink:type="simple" xlink:show="embed" xlink:actuate="onLoad" draw:mime-type="image/jpeg"/>
</draw:frame>
Відновлення України стане одним із найбільших інвестиційних проєктів в історіїЄвропи, але нині треба зосередитися на швидкій відбудові.</text:p>
      <text:p text:style-name="P4">
Про це Прем’єр-міністр України Денис Шмигаль зазначив під час виступу накруглому столі міністерського рівня на підтримку України на полях SpringMeetings, передає Укрінформ із посиланням на  <text:a xlink:type="simple" xlink:href="https://t.me/Denys_Smyhal/4975" text:style-name="Internet_20_link" text:visited-style-name="Visited_20_Internet_20_Link">
</text:a>
 глави уряду.</text:p>
      <text:p text:style-name="P4">
«Відновлення України стане одним із найбільших інвестиційних проєктів вісторії Європи. Але зараз маємо зосередити увагу на швидкій відбудові, потребина яку Світовий банк оцінив у 14 млрд доларів. Для нас пріоритет — забезпечитидоступ людям до базових соціальних та гуманітарних послуг», - зазначив <text:a xlink:type="simple" xlink:href="https://www.ukrinform.ua/tag-smigal" text:style-name="Internet_20_link" text:visited-style-name="Visited_20_Internet_20_Link">
</text:a>
 .</text:p>
      <text:p text:style-name="P4">
За його словами, частину коштів на це Україна вже має, а більше половинирозраховує залучити від партнерів у першій половині цього року.</text:p>
      <text:p text:style-name="P4">
<text:span text:style-name="T4">
Читайте також:</text:span>
 <text:a xlink:type="simple" xlink:href="https://www.ukrinform.ua/rubric-vidbudova/3695039-v-es-sukaut-zakonnij-slah-spramuvanna-zamorozenih-aktiviv-rf-na-vidbudovu-ukraini.html" text:style-name="Internet_20_link" text:visited-style-name="Visited_20_Internet_20_Link">
 <text:span text:style-name="T4">
шукають</text:span>
 <text:span text:style-name="T4">
законний</text:span>
 <text:span text:style-name="T4">
шлях</text:span>
 <text:span text:style-name="T4">
спрямування</text:span>
<text:span text:style-name="T4">
заморожених</text:span>
 <text:span text:style-name="T4">
активів</text:span>
 <text:span text:style-name="T4">
відбудову</text:span>
 <text:span text:style-name="T4">
України</text:span>
</text:a>
</text:p>
      <text:p text:style-name="P4">
Як повідомляв Укрінформ, глава уряду перебуває з робочим візитом у Вашингтоні(США). Там він узяв участь у щорічному форумі Spring Meetings, організованомуГрупою Світового банку та Міжнародним валютним фондом. Шмигаль провів зустрічіз міністром оборони Сполучених Штатів Ллойдом Остіном та американськимивисокопосадовцями .</text:p>
      <text:p text:style-name="P4">
Глава уряду 11 квітня побував з робочим візитом у Канаді. Він зустрівся зПрем’єр-міністром Канади Джастіном Трюдо та віцепрем’єр-міністром — міністромфінансів Канади Христею Фріланд.</text:p>
      <text:p text:style-name="P4">
_ Фото: Телеграм-канал Дениса Шмигаля  _</text:p>
      <text:p text:style-name="P4">
Source: <text:a xlink:type="simple" xlink:href="https://www.ukrinform.ua/rubric-vidbudova/3695476-vidnovlenna-ukraini-stane-odnim-iz-najbilsih-investproektiv-v-istorii-evropi-smigal.html" text:style-name="Internet_20_link" text:visited-style-name="Visited_20_Internet_20_Link">
https://www.ukrinform.ua/rubric-vidbudova/3695476-vidnovlenna-ukraini-stane-odnim-iz-najbilsih-investproektiv-v-istorii-evropi-smigal.html</text:a>
</text:p>
      <!--NEWS-->
      <text:h text:style-name="P10" text:outline-level="1">
<text:span text:style-name="T4">
В Україні цьогоріч може бути засіяно близько 6 мільйонів гектарів соняшника - експерт</text:span>
</text:h>
      <text:p text:style-name="P4">
Authors: Ukrinform (Person)</text:p>
      <text:p text:style-name="P4">
Publisher: Укринформ (Organization)</text:p>
      <text:p text:style-name="P4">
Published Time: 2023-04-13T16:30:36+03:00</text:p>
      <text:p text:style-name="P4">
Modified Time: 2023-04-13T16:30:36+03:00</text:p>
      <text:p text:style-name="P4">
Description: В Україні у 2023 році аграрії надаватимуть перевагу олійним культурам через вищу рентабельність, зокрема очікується, що соняшник буде засіяно на близько 6 млн га. — Укрінформ.</text:p>
      <text:p text:style-name="P4">
Images: ["<text:a xlink:type="simple" xlink:href="https://static.ukrinform.com/photos/2023_04/thumb_files/630_360_1681385343-673.jpg" text:style-name="Internet_20_link" text:visited-style-name="Visited_20_Internet_20_Link">
630_360_16813...</text:a>
"]</text:p>
      <text:p text:style-name="P4">
Tags: ['Посівна', 'Соняшник']</text:p>
      <text:p text:style-name="P4">
Type: Article</text:p>
      <!--METADATA-->
      <text:p text:style-name="P4">
<draw:frame draw:style-name="fr1" draw:name="Image115" text:anchor-type="as-char" svg:width="6.9236in" svg:height="3.956343in" draw:z-index="0">
<draw:image xlink:href="../Images/yкринформ/2023-04-13T16-30-36-03-00/630_360_1681385343-673.jpg" xlink:type="simple" xlink:show="embed" xlink:actuate="onLoad" draw:mime-type="image/jpeg"/>
</draw:frame>
 В Україніу 2023 році аграрії надаватимуть перевагу олійним культурам через вищурентабельність, зокрема очікується, що соняшник буде засіяно на близько 6 млнга.</text:p>
      <text:p text:style-name="P4">
Про це сказав заступник голови Всеукраїнської агарної ради Денис Марчук підчас брифінгу у Медіацентрі Україна – Укрінформ.</text:p>
      <text:p text:style-name="P4">
"Ми будемо бачити збільшення (посівів - ред.) олійних культур. Фактичносоняшник у нас вийде на довоєнний період - порядка 6 млн га має бути засіянопід цією культурою", - заявив він.</text:p>
      <text:p text:style-name="P4">
Марчук зазначив, що загалом у 2023 році українські аграрії сіятимуть більшеолійних через їхню вищу рентабельність.</text:p>
      <text:p text:style-name="P4">
За словами експерта, аграрії західних областей країни цьогоріч будуть сіятибільше сої, південних - більше соняшника, а центральних планують збільшитипосіви і сої і соняшника. Водночас, у 2023 році в Україні буде посіяно меншекукурудзи через те, що ця культура вимагає дуже багато витрат.</text:p>
      <text:p text:style-name="P4">
"Соняшник, соя, ріпак - на них аграрії звертатимуть більшу увагу", - додавМарчук.</text:p>
      <text:p text:style-name="P4">
Він зауважив, що цьогоріч загальне виробництво зернових може скоротитисяприблизно на 10 млн тонн у порівнянні з минулим роком. При цьому, урожай <text:a xlink:type="simple" xlink:href="https://www.ukrinform.ua/tag-zerno" text:style-name="Internet_20_link" text:visited-style-name="Visited_20_Internet_20_Link">
</text:a>
 та зернобобових у 2023 році очікуєтьсяна рівні 44 млн тонн.</text:p>
      <text:p text:style-name="P4">
<text:span text:style-name="T4">
Читайте також:</text:span>
 <text:a xlink:type="simple" xlink:href="https://www.ukrinform.ua/rubric-economy/3691118-agrarii-z-prifrontovih-oblastej-zmozut-otrimati-nasinna-kukurudzi-ta-sonasnika-fao-prijmae-zaavki.html" text:style-name="Internet_20_link" text:visited-style-name="Visited_20_Internet_20_Link">
 </text:a>
</text:p>
      <text:p text:style-name="P4">
Марчук наголосив, що ці цифри є попередніми і точний прогноз давати ще зарано.Він пояснив, що майбутній врожай залежить не лише від посівних площ, а й відврожайності, яка цьогоріч може бути меншою через нестачу добрив.</text:p>
      <text:p text:style-name="P4">
Як повідомляв Укрінформ, за прогнозом Інституту аграрної економіки, у 2023році виробництво соняшника в Україні може зрости на 6,5% у порівнянні з 2022роком.</text:p>
      <text:p text:style-name="P4">
Source: <text:a xlink:type="simple" xlink:href="https://www.ukrinform.ua/rubric-economy/3695477-v-ukraini-cogoric-moze-buti-zasiano-blizko-6-miljoniv-gektariv-sonasnika-ekspert.html" text:style-name="Internet_20_link" text:visited-style-name="Visited_20_Internet_20_Link">
https://www.ukrinform.ua/rubric-economy/3695477-v-ukraini-cogoric-moze-buti-zasiano-blizko-6-miljoniv-gektariv-sonasnika-ekspert.html</text:a>
</text:p>
      <!--NEWS-->
      <text:h text:style-name="P10" text:outline-level="1">
<text:span text:style-name="T4">
На трасі Одеса-Рені обмежили рух транспорту через ДТП з автобусом</text:span>
</text:h>
      <text:p text:style-name="P4">
Authors: Ukrinform (Person)</text:p>
      <text:p text:style-name="P4">
Publisher: Укринформ (Organization)</text:p>
      <text:p text:style-name="P4">
Published Time: 2023-04-13T16:30:55+03:00</text:p>
      <text:p text:style-name="P4">
Modified Time: 2023-04-13T16:30:55+03:00</text:p>
      <text:p text:style-name="P4">
Description: Через дорожню аварію тимчасово зупинено рух автомобілів на трасі Одеса-Рені з боку пункту пропуску "Удобне". — Укрінформ.</text:p>
      <text:p text:style-name="P4">
Images: ["<text:a xlink:type="simple" xlink:href="https://static.ukrinform.com/photos/2023_04/thumb_files/630_360_1681392388-945.jpg" text:style-name="Internet_20_link" text:visited-style-name="Visited_20_Internet_20_Link">
630_360_16813...</text:a>
"]</text:p>
      <text:p text:style-name="P4">
Tags: ['Аварія', 'ДТП', 'Транспорт']</text:p>
      <text:p text:style-name="P4">
Type: Article</text:p>
      <!--METADATA-->
      <text:p text:style-name="P4">
<draw:frame draw:style-name="fr1" draw:name="Image116" text:anchor-type="as-char" svg:width="6.9236in" svg:height="3.956343in" draw:z-index="0">
<draw:image xlink:href="../Images/yкринформ/2023-04-13T16-30-55-03-00/630_360_1681392388-945.jpg" xlink:type="simple" xlink:show="embed" xlink:actuate="onLoad" draw:mime-type="image/jpeg"/>
</draw:frame>
 Черездорожню аварію тимчасово зупинено рух автомобілів на трасі Одеса-Рені з бокупункту пропуску "Удобне".</text:p>
      <text:p text:style-name="P4">
Про це у  <text:a xlink:type="simple" xlink:href="https://www.facebook.com/permalink.php" text:style-name="Internet_20_link" text:visited-style-name="Visited_20_Internet_20_Link">
</text:a>
повідомив мер Ізмаїла Андрій Абрамченко, передає Укрінформ.</text:p>
      <text:p text:style-name="P4">
«У зв’язку із ДТП в с. Маяки прийнято рішення тимчасово зупинити пропусктранспортних засобів на в’їзд на транзитну ділянку автодороги <text:a xlink:type="simple" xlink:href="https://www.ukrinform.ua/tag-odesa" text:style-name="Internet_20_link" text:visited-style-name="Visited_20_Internet_20_Link">
</text:a>
 -Рені зі сторони пункту пропуску«Удобне» з метою уникнення черг між пунктами пропуску Маяки та Удобне», -йдеться у повідомленні.</text:p>
      <text:p text:style-name="P4">
Абрамченко зазначив, що черга транспортних засобів зі сторони пункту пропуску“Маяки” в напрямку села Маяки становить близько 7 км, а черга з боку пунктупропуску “Удобне” в напрямку м. Ізмаїл становить близько 2 км.</text:p>
      <text:p text:style-name="P4">
<text:span text:style-name="T4">
Читайте також:</text:span>
 <text:a xlink:type="simple" xlink:href="https://www.ukrinform.ua/rubric-regions/3695012-na-lvivsini-stalas-potrijna-dtp-e-zagiblij-ta-poraneni.html" text:style-name="Internet_20_link" text:visited-style-name="Visited_20_Internet_20_Link">
 <text:span text:style-name="T4">
ДТП</text:span>
 </text:a>
</text:p>
      <text:p text:style-name="P4">
У соцмережах соцмережах з’явилося  <text:a xlink:type="simple" xlink:href="https://t.me/now_odessa/34094" text:style-name="Internet_20_link" text:visited-style-name="Visited_20_Internet_20_Link">
 </text:a>
 з місцяаварії. В ДТП потрапив автобус.</text:p>
      <text:p text:style-name="P4">
Як повідомлялося, у Львівській області, на автодорозі Київ-Чоп внаслідокпотрійної  <text:a xlink:type="simple" xlink:href="https://www.ukrinform.ua/rubric-regions/3695012-na-lvivsini-stalas-potrijna-dtp-e-zagiblij-ta-poraneni.html" text:style-name="Internet_20_link" text:visited-style-name="Visited_20_Internet_20_Link">
 </text:a>
 одна людина загинула, двіотримали поранення.</text:p>
      <text:p text:style-name="P4">
<text:span text:style-name="T5">
Фото з відкритих джерел</text:span>
</text:p>
      <text:p text:style-name="P4">
Source: <text:a xlink:type="simple" xlink:href="https://www.ukrinform.ua/rubric-regions/3695478-na-trasi-odesareni-obmezili-ruh-transportu-cerez-dtp-z-avtobusom.html" text:style-name="Internet_20_link" text:visited-style-name="Visited_20_Internet_20_Link">
https://www.ukrinform.ua/rubric-regions/3695478-na-trasi-odesareni-obmezili-ruh-transportu-cerez-dtp-z-avtobusom.html</text:a>
</text:p>
      <!--NEWS-->
      <text:h text:style-name="P10" text:outline-level="1">
<text:span text:style-name="T4">
Відео зі стратами українських військових росіянами: Лубінець звернувся до москалькової</text:span>
</text:h>
      <text:p text:style-name="P4">
Authors: Ukrinform (Person)</text:p>
      <text:p text:style-name="P4">
Publisher: Укринформ (Organization)</text:p>
      <text:p text:style-name="P4">
Published Time: 2023-04-13T16:33:33+03:00</text:p>
      <text:p text:style-name="P4">
Modified Time: 2023-04-13T16:33:33+03:00</text:p>
      <text:p text:style-name="P4">
Description: Уповноважений Верховної Ради України з прав людини Дмитро Лубінець звернувся до російського омбудсмана тетяни москалькової щодо відеозаписів щодо страт росіянами українських військовослужбовців. — Укрінформ.</text:p>
      <text:p text:style-name="P4">
Images: ["<text:a xlink:type="simple" xlink:href="https://static.ukrinform.com/photos/2022_10/thumb_files/630_360_1666946580-643.jpg" text:style-name="Internet_20_link" text:visited-style-name="Visited_20_Internet_20_Link">
630_360_16669...</text:a>
"]</text:p>
      <text:p text:style-name="P4">
Tags: ['Страта', 'Воєнні злочини', 'Москалькова', 'Війна з росією', 'Дмитро Лубінець']</text:p>
      <text:p text:style-name="P4">
Type: Article</text:p>
      <!--METADATA-->
      <text:p text:style-name="P4">
<draw:frame draw:style-name="fr1" draw:name="Image117" text:anchor-type="as-char" svg:width="6.9236in" svg:height="3.956343in" draw:z-index="0">
<draw:image xlink:href="../Images/yкринформ/2023-04-13T16-33-33-03-00/630_360_1666946580-643.jpg" xlink:type="simple" xlink:show="embed" xlink:actuate="onLoad" draw:mime-type="image/jpeg"/>
</draw:frame>
Уповноважений Верховної Ради України з прав людини Дмитро Лубінець звернувсядо російського омбудсмана тетяни москалькової щодо відеозаписів щодо стратросіянами українських військовослужбовців.</text:p>
      <text:p text:style-name="P4">
Про це він заявив у інтерв'ю “ <text:a xlink:type="simple" xlink:href="https://www.radiosvoboda.org/a/intervyu-upovnovazhenyy-z-prav-lyudyny-lubints/32362158.html" text:style-name="Internet_20_link" text:visited-style-name="Visited_20_Internet_20_Link">
 </text:a>
”, передає Укрінформ.</text:p>
      <text:p text:style-name="P4">
“Учора, за результатами цього перегляду відео, окрім офіційних листів наміжнародні організації та омбудсменів світу – я відправив лист і домоскалькової. Я не знаю, яка там буде реакція. На щось особливе я несподіваюся. Але лист я відправив. Особисто не спілкувався”, - заявив він.</text:p>
      <text:p text:style-name="P4">
<text:span text:style-name="T4">
Читайте також:</text:span>
 <text:a xlink:type="simple" xlink:href="https://www.ukrinform.ua/rubric-ato/3695385-u-rozvidci-priblizno-znaut-hto-i-de-vidrizav-golovu-ukrainskomu-vijskovomu-lubinec.html" text:style-name="Internet_20_link" text:visited-style-name="Visited_20_Internet_20_Link">
 </text:a>
</text:p>
      <text:p text:style-name="P4">
Відповідаючи на питання, для чого, ймовірно, російські військові спершувдаються до таких воєнних злочинів, а потім ці відео ще й заливають у мережу,Лубінець висловив думку, що росіяни змушують своїх військовослужбовців церобити, таким чином пов’язуючи на крові абсолютно всіх.</text:p>
      <text:p text:style-name="P4">
“Вони ж розуміють, що це не просто злочин, це якесь Середньовіччя! І післяцього той, хто це зробив, і підрозділ, який це зробив – абсолютні злочинці длявсього світу. Отже, виходу немає. Або ви повністю воюєте, ви не можете здатисяу полон. Бо розказують, що українські військовослужбовці будуть з вами робитите ж саме”, - зазначив <text:a xlink:type="simple" xlink:href="https://www.ukrinform.ua/tag-ombudsmen" text:style-name="Internet_20_link" text:visited-style-name="Visited_20_Internet_20_Link">
 </text:a>
 .</text:p>
      <text:p text:style-name="P4">
Уповноважений з прав людини сказав, що відеозапис щодо обезголовленняукраїнського військового саме зараз було оприлюднено, і саме з боку росії. Вінвисловив думку, що це було зроблено напередодні українського наступу.</text:p>
      <text:p text:style-name="P4">
<text:span text:style-name="T4">
Читайте також:</text:span>
 <text:a xlink:type="simple" xlink:href="https://www.ukrinform.ua/rubric-ato/3695096-masstabna-rasaipso-video-z-vidrizannam-golovi-zlivi-u-nyt-ta-zaavi-analitikiv-pro-nevdalij-sturm-zaes.html" text:style-name="Internet_20_link" text:visited-style-name="Visited_20_Internet_20_Link">
 </text:a>
</text:p>
      <text:p text:style-name="P4">
“Таким чином, (росіяни хочуть — ред.) налякати українських військових, що ненаступайте на нас, ми тут кожного, хто потрапить у полон до нас, будемо такимчином відрізати голови. Насправді це, на мій погляд, зіграло у зворотномунапрямку. І це тільки підсилило бажання українських військових, ЗСУ скорішезвільнити всю нашу територію”, - переконаний Лубінець.</text:p>
      <text:p text:style-name="P4">
Як повідомлялося, у інтернеті з’явилися два відео страти українськихзахисників. <text:a xlink:type="simple" xlink:href="https://www.ukrinform.ua/rubric-other_news/3694793-golova-sbu-pro-tih-hto-vidrizav-golovu-ukrainskomu-bijcu-mi-znajdemo-cih-neludiv.html" text:style-name="Internet_20_link" text:visited-style-name="Visited_20_Internet_20_Link">
 </text:a>
щодо відео того, як росіяни відрізають голову українському полоненому.Правоохоронні органи України вживають заходів для встановлення осіб, яківчинили цей страшний злочин.</text:p>
      <text:p text:style-name="P4">
<text:a xlink:type="simple" xlink:href="https://www.ukrinform.ua/rubric-ato/3694863-ukraina-zaklikae-ofis-prokurora-mks-nevidkladno-zvernuti-uvagu-na-stratu-ukrainskogo-bijca.html" text:style-name="Internet_20_link" text:visited-style-name="Visited_20_Internet_20_Link">
 </text:a>
 звимогою невідкладної уваги до факту страти українського полоненого російськимивійськовими в контексті розслідування воєнних злочинів та злочинів протилюдяності, що скоєні в Україні росіянами.</text:p>
      <text:p text:style-name="P4">
Source: <text:a xlink:type="simple" xlink:href="https://www.ukrinform.ua/rubric-polytics/3695481-video-zi-stratami-ukrainskih-vijskovih-rosianami-lubinec-zvernuvsa-do-moskalkovoi.html" text:style-name="Internet_20_link" text:visited-style-name="Visited_20_Internet_20_Link">
https://www.ukrinform.ua/rubric-polytics/3695481-video-zi-stratami-ukrainskih-vijskovih-rosianami-lubinec-zvernuvsa-do-moskalkovoi.html</text:a>
</text:p>
      <!--NEWS-->
      <text:h text:style-name="P10" text:outline-level="1">
<text:span text:style-name="T4">
Пентагон обмежив доступ до «злитих» секретних документів - Білий дім</text:span>
</text:h>
      <text:p text:style-name="P4">
Authors: Ukrinform (Person)</text:p>
      <text:p text:style-name="P4">
Publisher: Укринформ (Organization)</text:p>
      <text:p text:style-name="P4">
Published Time: 2023-04-13T16:38:00+03:00</text:p>
      <text:p text:style-name="P4">
Modified Time: 2023-04-13T16:38:00+03:00</text:p>
      <text:p text:style-name="P4">
Description: Міністерство оборони США вжило заходів для обмеження доступу до секретних документів, які напередодні було "злито" в мережі. — Укрінформ.</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США', 'Білий дім', 'Витік']</text:p>
      <text:p text:style-name="P4">
Type: Article</text:p>
      <!--METADATA-->
      <text:p text:style-name="P4">
<draw:frame draw:style-name="fr1" draw:name="Image118" text:anchor-type="as-char" svg:width="6.9236in" svg:height="3.956343in" draw:z-index="0">
<draw:image xlink:href="../Images/yкринформ/2023-04-13T16-38-00-03-00/630_360_1588051291-728.jpg" xlink:type="simple" xlink:show="embed" xlink:actuate="onLoad" draw:mime-type="image/jpeg"/>
</draw:frame>
Міністерство оборони США вжило заходів для обмеження доступу до секретнихдокументів, які напередодні було "злито" в мережі.</text:p>
      <text:p text:style-name="P4">
Як передає Укрінформ, про це під час спілкування з журналістами  <text:a xlink:type="simple" xlink:href="https://www.whitehouse.gov/briefing-room/press-briefings/2023/04/13/press-gaggle-by-press-secretary-karine-jean-pierre-and-nsc-senior-director-for-europe-amanda-sloat-on-the-presidents-trip-to-ireland/" text:style-name="Internet_20_link" text:visited-style-name="Visited_20_Internet_20_Link">
</text:a>
 речниця Білого ДомуКарін Жан-П'єр.</text:p>
      <text:p text:style-name="P4">
"Ми ставимося до цього дуже серйозно. Розслідування триває. Міністерствооборони <text:a xlink:type="simple" xlink:href="https://www.ukrinform.ua/tag-ssa" text:style-name="Internet_20_link" text:visited-style-name="Visited_20_Internet_20_Link">
 </text:a>
 вжило заходів для обмеженнядоступу до цих документів", - заявила вона.</text:p>
      <text:p text:style-name="P4">
Жан-П'єр нагадала, що Міністерство юстиції проводить розслідування щодо даноїсправи.</text:p>
      <text:p text:style-name="P4">
<text:span text:style-name="T4">
Читайте також:</text:span>
 <text:a xlink:type="simple" xlink:href="https://www.ukrinform.ua/rubric-world/3695359-bilij-dim-provede-zakritij-brifing-dla-senatoriv-sodo-vitoku-dokumentiv-pentagonu.html" text:style-name="Internet_20_link" text:visited-style-name="Visited_20_Internet_20_Link">
 <text:span text:style-name="T4">
Пентагон</text:span>
 </text:a>
</text:p>
      <text:p text:style-name="P4">
Вона також зазначила, що нині американський уряд намагається знизити вплив"злитих" документів на національну безпеку США, союзників і партнерів.</text:p>
      <text:p text:style-name="P4">
Як повідомляв Укрінформ, людина, яка стоїть за масовим витоком секретнихурядових документів США – це молодий «любитель зброї», який працював навійськовій базі і поділився особливо секретними документами з групою учасниківна платформі Discord.</text:p>
      <text:p text:style-name="P4">
Source: <text:a xlink:type="simple" xlink:href="https://www.ukrinform.ua/rubric-world/3695486-pentagon-obmeziv-dostup-do-zlitih-sekretnih-dokumentiv-bilij-dim.html" text:style-name="Internet_20_link" text:visited-style-name="Visited_20_Internet_20_Link">
https://www.ukrinform.ua/rubric-world/3695486-pentagon-obmeziv-dostup-do-zlitih-sekretnih-dokumentiv-bilij-dim.html</text:a>
</text:p>
      <!--NEWS-->
      <text:h text:style-name="P10" text:outline-level="1">
<text:span text:style-name="T4">
Витрати українських аграріїв на посівну цьогоріч зростуть на 19% - експерт</text:span>
</text:h>
      <text:p text:style-name="P4">
Authors: Ukrinform (Person)</text:p>
      <text:p text:style-name="P4">
Publisher: Укринформ (Organization)</text:p>
      <text:p text:style-name="P4">
Published Time: 2023-04-13T16:39:00+03:00</text:p>
      <text:p text:style-name="P4">
Modified Time: 2023-04-13T16:39:00+03:00</text:p>
      <text:p text:style-name="P4">
Description: У поточному сезоні витрати українських аграріїв на посівну зростуть на 19% - до 230 млрд грн. — Укрінформ.</text:p>
      <text:p text:style-name="P4">
Images: ["<text:a xlink:type="simple" xlink:href="https://static.ukrinform.com/photos/2020_04/thumb_files/630_360_1586339444-668.jpg" text:style-name="Internet_20_link" text:visited-style-name="Visited_20_Internet_20_Link">
630_360_15863...</text:a>
", "<text:a xlink:type="simple" xlink:href="https://static.ukrinform.com/photos/2023_04/1681393180-240.jpg" text:style-name="Internet_20_link" text:visited-style-name="Visited_20_Internet_20_Link">
1681393180-24...</text:a>
"]</text:p>
      <text:p text:style-name="P4">
Tags: ['Економіка', 'Аграрії', 'Посівна']</text:p>
      <text:p text:style-name="P4">
Type: Article</text:p>
      <!--METADATA-->
      <text:p text:style-name="P4">
<draw:frame draw:style-name="fr1" draw:name="Image119" text:anchor-type="as-char" svg:width="6.9236in" svg:height="3.956343in" draw:z-index="0">
<draw:image xlink:href="../Images/yкринформ/2023-04-13T16-39-00-03-00/630_360_1586339444-668.jpg" xlink:type="simple" xlink:show="embed" xlink:actuate="onLoad" draw:mime-type="image/jpeg"/>
</draw:frame>
 Употочному сезоні витрати українських аграріїв на посівну зростуть на 19% - до230 млрд грн.</text:p>
      <text:p text:style-name="P4">
Про це сказав заступник голови Всеукраїнської агарної ради Денис Марчук підчас брифінгу в Медіацентрі Україна – Укрінформ.</text:p>
      <text:p text:style-name="P4">
"В цілому затрати на посівну кампанію у цьому сезоні зростуть на 19%. Узагальній сумі потрібно буде витратити близько 230 млрд грн, що є доситьзначними коштами", - розповів він.</text:p>
      <text:p text:style-name="P4">
<draw:frame draw:style-name="fr1" draw:name="Image120" text:anchor-type="as-char" svg:width="6.9236in" svg:height="4.615733in" draw:z-index="0">
<draw:image xlink:href="../Images/yкринформ/2023-04-13T16-39-00-03-00/1681393180-240.jpg" xlink:type="simple" xlink:show="embed" xlink:actuate="onLoad" draw:mime-type="image/jpeg"/>
</draw:frame>
</text:p>
      <text:p text:style-name="P4">
Марчук зазначив, що у 2023 році українські аграрії проводять <text:a xlink:type="simple" xlink:href="https://www.ukrinform.ua/tag-posivna" text:style-name="Internet_20_link" text:visited-style-name="Visited_20_Internet_20_Link">
</text:a>
 у складних умовах через нестачуфінансування. Він додав, що обмежені можливості експорту агропродукції недозволяють українським аграріям накопичувати додаткові кошти, які можна було бвикористати на посівну.</text:p>
      <text:p text:style-name="P4">
Водночас, за його словами, недостатнє фінансування не спричинить зменшенняпосівних площ, які у 2023 році прогнозуються на рівні понад 19 млн га. Марчукзауважив, що через замінування та тимчасову окупацію в Україні цього року небуде засіяно близько 7 млн га землі.</text:p>
      <text:p text:style-name="P4">
<text:span text:style-name="T4">
Читайте також:</text:span>
 <text:a xlink:type="simple" xlink:href="https://www.ukrinform.ua/rubric-economy/3695477-v-ukraini-cogoric-moze-buti-zasiano-blizko-6-miljoniv-gektariv-sonasnika-ekspert.html" text:style-name="Internet_20_link" text:visited-style-name="Visited_20_Internet_20_Link">
 </text:a>
</text:p>
      <text:p text:style-name="P4">
Експерт наголосив, що навіть в умовах зменшення посівних площ Україна будеповністю забезпечена продовольством.</text:p>
      <text:p text:style-name="P4">
Як повідомляв Укрінформ, Міністерство аграрної політики та продовольстваУкраїни прогнозує, <text:a xlink:type="simple" xlink:href="https://www.ukrinform.ua/rubric-economy/3688881-druga-voenna-posivna-visockij-prognozue-mense-zernovih-i-bilse-olijnih-kultur.html" text:style-name="Internet_20_link" text:visited-style-name="Visited_20_Internet_20_Link">
 </text:a>
, що майже співставно з показником 2022 року у 19,8 млн га.</text:p>
      <text:p text:style-name="P4">
Українські аграрії станом на 7 квітня 2023 року вже посіяли 620,5 тис. газернових та зернобобових культур.</text:p>
      <text:p text:style-name="P4">
Source: <text:a xlink:type="simple" xlink:href="https://www.ukrinform.ua/rubric-economy/3695490-vitrati-ukrainskih-agrariiv-na-posivnu-cogoric-zrostut-na-19-ekspert.html" text:style-name="Internet_20_link" text:visited-style-name="Visited_20_Internet_20_Link">
https://www.ukrinform.ua/rubric-economy/3695490-vitrati-ukrainskih-agrariiv-na-posivnu-cogoric-zrostut-na-19-ekspert.html</text:a>
</text:p>
      <!--NEWS-->
      <text:h text:style-name="P10" text:outline-level="1">
<text:span text:style-name="T4">
Глава МЗС Болгарії: Війна росії проти України створила принципово нове безпекове середовище</text:span>
</text:h>
      <text:p text:style-name="P4">
Authors: Ukrinform (Person)</text:p>
      <text:p text:style-name="P4">
Publisher: Укринформ (Organization)</text:p>
      <text:p text:style-name="P4">
Published Time: 2023-04-13T16:40:42+03:00</text:p>
      <text:p text:style-name="P4">
Modified Time: 2023-04-13T16:40:42+03:00</text:p>
      <text:p text:style-name="P4">
Description: Міністр закордонних справ Болгарії Ніколай Мілков заявив, що війна росії проти України створила принципово нове безпекове середовище, і що це агресія не лише проти України. — Укрінформ.</text:p>
      <text:p text:style-name="P4">
Images: ["<text:a xlink:type="simple" xlink:href="https://static.ukrinform.com/photos/2023_04/thumb_files/630_360_1681392994-483.jpeg" text:style-name="Internet_20_link" text:visited-style-name="Visited_20_Internet_20_Link">
630_360_16813...</text:a>
"]</text:p>
      <text:p text:style-name="P4">
Tags: ['Болгарія', 'Війна з росією', 'Чорноморська безпекова конференція']</text:p>
      <text:p text:style-name="P4">
Type: Article</text:p>
      <!--METADATA-->
      <text:p text:style-name="P4">
<draw:frame draw:style-name="fr1" draw:name="Image121" text:anchor-type="as-char" svg:width="6.9236in" svg:height="3.956343in" draw:z-index="0">
<draw:image xlink:href="../Images/yкринформ/2023-04-13T16-40-42-03-00/630_360_1681392994-483.jpeg" xlink:type="simple" xlink:show="embed" xlink:actuate="onLoad" draw:mime-type="image/jpeg"/>
</draw:frame>
 Міністрзакордонних справ Болгарії Ніколай Мілков заявив, що війна росії проти Українистворила принципово нове безпекове середовище, і що це агресія не лише протиУкраїни.</text:p>
      <text:p text:style-name="P4">
Як повідомляє кореспондент Укрінформу про це Мілков сказав у Бухаресті під часпанельної дискусії в рамках Першої Чорноморської безпекової конференціїМіжнародної Кримської платформи.</text:p>
      <text:p text:style-name="P4">
“ <text:a xlink:type="simple" xlink:href="https://www.ukrinform.ua/tag-vijna-z-rosieu" text:style-name="Internet_20_link" text:visited-style-name="Visited_20_Internet_20_Link">
 </text:a>
 створила принципово новебезпекове середовище. Це порушило мир у Європі та прямо атакувало заснованийна правилах міжнародний порядок. Це - агресія не лише проти України, а й протимиру та стабільності на нашому континенті. Я думаю, що паралельно зістратегічною ситуацією російська агресія змінила парадигму мислення на нашомуконтиненті”, - сказав він.</text:p>
      <text:p text:style-name="P4">
Він також зазначив, що зростаючі виклики вимагають комплексної стратегії щодоЧорного моря.</text:p>
      <text:p text:style-name="P4">
“Що нам зараз потрібно, так це узгоджений колективний підхід, тому що єдністьє найпотужнішою перевагою”, - сказав він.</text:p>
      <text:p text:style-name="P4">
<text:span text:style-name="T4">
Читайте також:</text:span>
 <text:a xlink:type="simple" xlink:href="https://www.ukrinform.ua/rubric-polytics/3695279-aspekti-bezpeki-v-cornomorskomu-regioni-treba-pereglanuti-reznikov.html" text:style-name="Internet_20_link" text:visited-style-name="Visited_20_Internet_20_Link">
 </text:a>
</text:p>
      <text:p text:style-name="P4">
Також він підкреслив потребу у переоцінці підходу НАТО та політики щодоЧорного моря.</text:p>
      <text:p text:style-name="P4">
За його словами, війна в Україні також має далекосяжні непередбачуванінаслідки для тривалих конфліктів у сусідніх регіонах, де росія завжди відіграєсвою роль.</text:p>
      <text:p text:style-name="P4">
Важливо не лише реагувати, але й стримувати будь-яку потенційну загрозу,наголосив Мілков.</text:p>
      <text:p text:style-name="P4">
Як повідомлялося, у Бухаресті проходить безпекова конференція в рамкахМіжнародної Кримської платформи, в якій беруть участь представники урядів,дипломати та науковці провідних країн Європи та світу. Головною метоюКримської платформи, яка довела своє значення як потужний міжнародний форум, єповна деокупація Кримського півострова та звільнення України від російськихзагарбників.</text:p>
      <text:p text:style-name="P4">
<text:span text:style-name="T5">
Фото: bta.bg</text:span>
</text:p>
      <text:p text:style-name="P4">
Source: <text:a xlink:type="simple" xlink:href="https://www.ukrinform.ua/rubric-world/3695489-glava-mzs-bolgarii-vijna-rosii-proti-ukraini-stvorila-principovo-nove-bezpekove-seredovise.html" text:style-name="Internet_20_link" text:visited-style-name="Visited_20_Internet_20_Link">
https://www.ukrinform.ua/rubric-world/3695489-glava-mzs-bolgarii-vijna-rosii-proti-ukraini-stvorila-principovo-nove-bezpekove-seredovise.html</text:a>
</text:p>
      <!--NEWS-->
      <text:h text:style-name="P10" text:outline-level="1">
<text:span text:style-name="T4">
Учасники зустрічі Україна-Молдова-Румунія ухвалили в Бухаресті спільну заяву</text:span>
</text:h>
      <text:p text:style-name="P4">
Authors: Ukrinform (Person)</text:p>
      <text:p text:style-name="P4">
Publisher: Укринформ (Organization)</text:p>
      <text:p text:style-name="P4">
Published Time: 2023-04-13T16:42:00+03:00</text:p>
      <text:p text:style-name="P4">
Modified Time: 2023-04-13T16:42:00+03:00</text:p>
      <text:p text:style-name="P4">
Description: Міністри закордонних справ та міністри оборони Румунії, Республіки Молдова та України провели в Бухаресті тристоронню зустріч, щоб обговорити безпекову ситуацію в регіоні та перспективи подальшої співпраці. — Укрінформ.</text:p>
      <text:p text:style-name="P4">
Images: ["<text:a xlink:type="simple" xlink:href="https://static.ukrinform.com/photos/2023_04/thumb_files/630_360_1681392933-154.jpeg" text:style-name="Internet_20_link" text:visited-style-name="Visited_20_Internet_20_Link">
630_360_16813...</text:a>
"]</text:p>
      <text:p text:style-name="P4">
Tags: ['Молдова', 'МЗС', 'Румунія', 'Україна']</text:p>
      <text:p text:style-name="P4">
Type: Article</text:p>
      <!--METADATA-->
      <text:p text:style-name="P4">
<draw:frame draw:style-name="fr1" draw:name="Image122" text:anchor-type="as-char" svg:width="6.9236in" svg:height="3.956343in" draw:z-index="0">
<draw:image xlink:href="../Images/yкринформ/2023-04-13T16-42-00-03-00/630_360_1681392933-154.jpeg" xlink:type="simple" xlink:show="embed" xlink:actuate="onLoad" draw:mime-type="image/jpeg"/>
</draw:frame>
 Міністризакордонних справ та міністри оборони Румунії, Республіки Молдова та Українипровели в Бухаресті тристоронню зустріч, щоб обговорити безпекову ситуацію врегіоні та перспективи подальшої співпраці.</text:p>
      <text:p text:style-name="P4">
Як передає Укрінформ, спільну заяву за підсумками зустрічі оприлюднено на <text:a xlink:type="simple" xlink:href="https://mfa.gov.ua/news/spilna-zayava-ministriv-zakordonnih-sprav-ta-ministriv-oboroni-rumuniyi-respubliki-moldova-ta-ukkrayini" text:style-name="Internet_20_link" text:visited-style-name="Visited_20_Internet_20_Link">
</text:a>
 .</text:p>
      <text:p text:style-name="P4">
«Як партнери, розташовані у східній частині європейського континенту, ми маємосхожі безпекові занепокоєння та однакову зацікавленість у стабільному табезпечному Чорноморському регіоні… Ми продовжуватимемо співпрацювати стільки,скільки буде необхідно, щоб підтримувати право вільно обирати власну зовнішнюполітику та альянси, здійснювати законну самооборону, зміцнювати стійкість ізабезпечувати стабільність, безпеку та процвітання в нашому регіоні», -йдеться у документі.</text:p>
      <text:p text:style-name="P4">
Його автори зазначили, що розширення Європейського Союзу, а також поглибленаспівпраця з НАТО є ключовими в цьому контексті.</text:p>
      <text:p text:style-name="P4">
<text:span text:style-name="T4">
Читайте також:</text:span>
 <text:a xlink:type="simple" xlink:href="https://www.ukrinform.ua/rubric-polytics/3695407-ukraina-prosuvae-v-buharesti-ideu-postijnogo-patruluvanna-cornogo-mora-krainami-nato.html" text:style-name="Internet_20_link" text:visited-style-name="Visited_20_Internet_20_Link">
 <text:span text:style-name="T4">
Бухаресті</text:span>
 </text:a>
</text:p>
      <text:p text:style-name="P4">
«Ми й надалі докладатимемо всіх зусиль, щоб продовжувати сильну європейську таєвроатлантичну підтримку регіону. У цьому контексті ми підкреслюємо важливістьісторичного рішення Європейської Ради від 23 червня 2022 року про наданняРеспубліці Молдова та Україні статусу кандидата в ЄС і погоджуємосяактивізувати зусилля для забезпечення їхнього повноправного членства в ЄС», -заявили глави зовнішньополітичних та оборонних відомств України, Молдови таРумунії.</text:p>
      <text:p text:style-name="P4">
Вони також зазначили, що очікують на оцінку Європейською Комісією досягнутогопрогресу та рішення щодо початку вже цього року переговорів про вступ Українита Республіки Молдова до ЄС.</text:p>
      <text:p text:style-name="P4">
Румунія та Республіка Молдова підтвердили свою готовність підтриматиініціативу України щодо всеосяжного, справедливого та тривалого миру,висловивши підтримку Формулі миру Президента <text:a xlink:type="simple" xlink:href="https://www.ukrinform.ua/tag-zelenskij" text:style-name="Internet_20_link" text:visited-style-name="Visited_20_Internet_20_Link">
 </text:a>
 та зобов’язання активно працювати з Україною над впровадженняммирного плану з 10 пунктів.</text:p>
      <text:p text:style-name="P4">
«Наголошуємо, що Формула миру дає наше спільне бачення щодо необхідних кроків,які забезпечать всеосяжний, справедливий і міцний мир для України та безпекудля всього світу», - акцентується в тристоронній заяві.</text:p>
      <text:p text:style-name="P4">
Автори документа також висловили повну підтримку зусиллям міжнародноїспільноти щодо забезпечення відповідальності осіб, які вчинили тяжкіміжнародно-правові злочини на території України, у тому числі через судовімеханізми.</text:p>
      <text:p text:style-name="P4">
<text:span text:style-name="T4">
Читайте також:</text:span>
 <text:a xlink:type="simple" xlink:href="https://www.ukrinform.ua/rubric-world/3695403-vijna-rf-proti-ukraini-zminila-poradok-bezpeki-vstanovlenij-oon-u-1945-roci-minoboroni-moldovi.html" text:style-name="Internet_20_link" text:visited-style-name="Visited_20_Internet_20_Link">
 </text:a>
</text:p>
      <text:p text:style-name="P4">
Насамкінець міністри поінформували про домовленість організувати за першоїможливості в найближчий період часу новий раунд тристоронніх переговорів міжміністрами закордонних справ за участю міністрів, відповідальних за енергетикута інфраструктуру.</text:p>
      <text:p text:style-name="P4">
Як повідомляв Укрінформ, у столиці Румунії у четвер розпочався другий(офіційний) день Першої Чорноморської безпекової конференції Міжнародноїкримської платформи, яка зібрала в Бухаресті представників понад 50 країн таорганізацій.</text:p>
      <text:p text:style-name="P4">
<text:span text:style-name="T5">
Фото: МЗС</text:span>
</text:p>
      <text:p text:style-name="P4">
Source: <text:a xlink:type="simple" xlink:href="https://www.ukrinform.ua/rubric-polytics/3695488-ucasniki-zustrici-ukrainamoldovarumunia-uhvalili-v-buharesti-spilnu-zaavu.html" text:style-name="Internet_20_link" text:visited-style-name="Visited_20_Internet_20_Link">
https://www.ukrinform.ua/rubric-polytics/3695488-ucasniki-zustrici-ukrainamoldovarumunia-uhvalili-v-buharesti-spilnu-zaavu.html</text:a>
</text:p>
      <!--NEWS-->
      <text:h text:style-name="P10" text:outline-level="1">
<text:span text:style-name="T4">
Україна цьогоріч отримає від Японії $3,5 мільярда - Мінфін</text:span>
</text:h>
      <text:p text:style-name="P4">
Authors: Ukrinform (Person)</text:p>
      <text:p text:style-name="P4">
Publisher: Укринформ (Organization)</text:p>
      <text:p text:style-name="P4">
Published Time: 2023-04-13T16:44:49+03:00</text:p>
      <text:p text:style-name="P4">
Modified Time: 2023-04-13T16:44:49+03:00</text:p>
      <text:p text:style-name="P4">
Description: Уряд Японії планує надати Україні 3,5 млрд доларів США прямої бюджетної підтримки протягом 2023 року. — Укрінформ.</text:p>
      <text:p text:style-name="P4">
Images: ["<text:a xlink:type="simple" xlink:href="https://static.ukrinform.com/photos/2021_11/thumb_files/630_360_1638095829-464.jpg" text:style-name="Internet_20_link" text:visited-style-name="Visited_20_Internet_20_Link">
630_360_16380...</text:a>
"]</text:p>
      <text:p text:style-name="P4">
Tags: ['Японія', 'Мінфін', 'допомога']</text:p>
      <text:p text:style-name="P4">
Type: Article</text:p>
      <!--METADATA-->
      <text:p text:style-name="P4">
<draw:frame draw:style-name="fr1" draw:name="Image123" text:anchor-type="as-char" svg:width="6.9236in" svg:height="3.956343in" draw:z-index="0">
<draw:image xlink:href="../Images/yкринформ/2023-04-13T16-44-49-03-00/630_360_1638095829-464.jpg" xlink:type="simple" xlink:show="embed" xlink:actuate="onLoad" draw:mime-type="image/jpeg"/>
</draw:frame>
 УрядЯпонії планує надати Україні 3,5 млрд доларів США прямої бюджетної підтримкипротягом 2023 року.</text:p>
      <text:p text:style-name="P4">
Як передає Укрінформ, про це повідомляє <text:a xlink:type="simple" xlink:href="https://www.mof.gov.ua/uk/news/ukraine_will_receive_usd_35_billion_from_japan_in_2023_minister_of_finance_of_japan_during_a_meeting_with_sergii_marchenko-3946" text:style-name="Internet_20_link" text:visited-style-name="Visited_20_Internet_20_Link">
</text:a>
за підсумками зустрічі міністра фінансів України Сергія Марченка з міністромфінансів Японії Сунічі Судзукі.</text:p>
      <text:p text:style-name="P4">
“Україна надзвичайно цінує внесок Японії у пришвидшення нашої перемоги увійні, зокрема через системне надання фінансової, гуманітарної допомоги тасанкційний тиск на росію. Головуючи в G7 у 2023 році, <text:a xlink:type="simple" xlink:href="https://www.ukrinform.ua/tag-aponia" text:style-name="Internet_20_link" text:visited-style-name="Visited_20_Internet_20_Link">
</text:a>
 демонструє принципове лідерство упідтримці українського питання на порядку денному міжнародних заходів, а такожу покращенні координації фінансової допомоги для України”, — зазначивМарченко.</text:p>
      <text:p text:style-name="P4">
Він наголосив, що в умовах війни, зовнішнє фінансування має ключову роль узбереженні макроекономічної стабільності через значне збільшення видатків назахист і оборону.</text:p>
      <text:p text:style-name="P4">
Сунічі Судзукі підтвердив наміри уряду Японії спрямувати в Україну 3,5 млрддоларів США прямої бюджетної підтримки протягом 2023 року. Ці кошти дозволятьпрофінансувати пріоритетні, зокрема соціальні та гуманітарні видатки.</text:p>
      <text:p text:style-name="P4">
<text:span text:style-name="T4">
Читайте також:</text:span>
 <text:a xlink:type="simple" xlink:href="https://www.ukrinform.ua/rubric-economy/3694411-aponia-na-zustrici-g7-predstavit-model-finansovoi-pidtrimki-ukraini.html" text:style-name="Internet_20_link" text:visited-style-name="Visited_20_Internet_20_Link">
 <text:span text:style-name="T4">
Японія</text:span>
 </text:a>
</text:p>
      <text:p text:style-name="P4">
Зазначається, що від початку повномасштабної війни, Японія надала Україні 581млн доларів США пільгового фінансування.</text:p>
      <text:p text:style-name="P4">
Як повідомлялось, з початку 2023 року Україна та Японія домовились провиділення на потреби відновлення нашої держави понад 600 млн доларів.</text:p>
      <text:p text:style-name="P4">
Source: <text:a xlink:type="simple" xlink:href="https://www.ukrinform.ua/rubric-economy/3695491-ukraina-cogoric-otrimae-vid-aponii-35-milarda-minfin.html" text:style-name="Internet_20_link" text:visited-style-name="Visited_20_Internet_20_Link">
https://www.ukrinform.ua/rubric-economy/3695491-ukraina-cogoric-otrimae-vid-aponii-35-milarda-minfin.html</text:a>
</text:p>
      <!--NEWS-->
      <text:h text:style-name="P10" text:outline-level="1">
<text:span text:style-name="T4">
Українські аграрії забезпечені міндобривами майже на 60% - експерт</text:span>
</text:h>
      <text:p text:style-name="P4">
Authors: Ukrinform (Person)</text:p>
      <text:p text:style-name="P4">
Publisher: Укринформ (Organization)</text:p>
      <text:p text:style-name="P4">
Published Time: 2023-04-13T16:45:38+03:00</text:p>
      <text:p text:style-name="P4">
Modified Time: 2023-04-13T16:45:38+03:00</text:p>
      <text:p text:style-name="P4">
Description: Станом на середину квітня 2023 року українські аграрії забезпечені мінеральними добривами майже на 60%.  — Укрінформ.</text:p>
      <text:p text:style-name="P4">
Images: ["<text:a xlink:type="simple" xlink:href="https://static.ukrinform.com/photos/2023_04/thumb_files/630_360_1681393181-738.jpg" text:style-name="Internet_20_link" text:visited-style-name="Visited_20_Internet_20_Link">
630_360_16813...</text:a>
"]</text:p>
      <text:p text:style-name="P4">
Tags: ['Ціни', 'Кредит', 'Україна', 'Аграрії']</text:p>
      <text:p text:style-name="P4">
Type: Article</text:p>
      <!--METADATA-->
      <text:p text:style-name="P4">
<draw:frame draw:style-name="fr1" draw:name="Image124" text:anchor-type="as-char" svg:width="6.9236in" svg:height="3.956343in" draw:z-index="0">
<draw:image xlink:href="../Images/yкринформ/2023-04-13T16-45-38-03-00/630_360_1681393181-738.jpg" xlink:type="simple" xlink:show="embed" xlink:actuate="onLoad" draw:mime-type="image/jpeg"/>
</draw:frame>
 Станом насередину квітня 2023 року українські аграрії забезпечені мінеральнимидобривами майже на 60%.</text:p>
      <text:p text:style-name="P4">
Про це сказав заступник голови Всеукраїнської аграрної ради Денис Марчук підчас брифінгу в Медіацентрі Україна – Укрінформ.</text:p>
      <text:p text:style-name="P4">
"Ціна мінеральних добрив почала трошки просідати. Якщо місяць назад миконстатували забезпеченість (добривами-авт.) товаровиробників у межах 30-40%,то зараз уже - до 60% від потрібних норм", - заявив він.</text:p>
      <text:p text:style-name="P4">
Марчук додав, що рівень забезпеченості добривами залишається все щенедостатнім і це матиме вплив на врожайність у 2023 році.</text:p>
      <text:p text:style-name="P4">
<text:span text:style-name="T4">
Читайте також:</text:span>
 <text:a xlink:type="simple" xlink:href="https://www.ukrinform.ua/rubric-economy/3691118-agrarii-z-prifrontovih-oblastej-zmozut-otrimati-nasinna-kukurudzi-ta-sonasnika-fao-prijmae-zaavki.html" text:style-name="Internet_20_link" text:visited-style-name="Visited_20_Internet_20_Link">
 <text:span text:style-name="T4">
Аграрі</text:span>
 </text:a>
</text:p>
      <text:p text:style-name="P4">
За його словами, вирішити цю проблему можна лише забезпечивши українськихсільгосптоваровиробників коштами, у тому числі шляхом пільгового кредитування.Марчук наголосив, що програма "Доступні кредити 5%-7%-9%" вже працює, протеаграріям потрібно збільшити ліміт кредитування. Наразі для аграріїввстановлено ліміт 90 млн грн, але цього недостатньо.</text:p>
      <text:p text:style-name="P4">
Як повідомляв Укрінформ, українські малі та середні сільгосптоваровиробникиможуть отримати мінеральні добрива для весняної посівної у межах проєкту, щовпроваджується програмою <text:a xlink:type="simple" xlink:href="https://www.ukrinform.ua/tag-usaid" text:style-name="Internet_20_link" text:visited-style-name="Visited_20_Internet_20_Link">
 </text:a>
 з аграрногота сільського розвитку (АГРО) у співпраці з Міністерством аграрної політики тапродовольства України.</text:p>
      <text:p text:style-name="P4">
Source: <text:a xlink:type="simple" xlink:href="https://www.ukrinform.ua/rubric-economy/3695492-ukrainski-agrarii-zabezpeceni-mindobrivami-majze-na-60-ekspert.html" text:style-name="Internet_20_link" text:visited-style-name="Visited_20_Internet_20_Link">
https://www.ukrinform.ua/rubric-economy/3695492-ukrainski-agrarii-zabezpeceni-mindobrivami-majze-na-60-ekspert.html</text:a>
</text:p>
      <!--NEWS-->
      <text:h text:style-name="P10" text:outline-level="1">
<text:span text:style-name="T4">
Північна Корея могла випробувати нову ракетну систему - ЗМІ</text:span>
</text:h>
      <text:p text:style-name="P4">
Authors: Ukrinform (Person)</text:p>
      <text:p text:style-name="P4">
Publisher: Укринформ (Organization)</text:p>
      <text:p text:style-name="P4">
Published Time: 2023-04-13T16:50:00+03:00</text:p>
      <text:p text:style-name="P4">
Modified Time: 2023-04-13T16:50:00+03:00</text:p>
      <text:p text:style-name="P4">
Description: Північна Корея сьогодні могла випробувала нову ракетну систему, ймовірно, твердопаливну міжконтинентальну балістичну ракету (МБР). — Укрінформ.</text:p>
      <text:p text:style-name="P4">
Images: ["<text:a xlink:type="simple" xlink:href="https://static.ukrinform.com/photos/2023_03/thumb_files/630_360_1679475823-801.jpg" text:style-name="Internet_20_link" text:visited-style-name="Visited_20_Internet_20_Link">
630_360_16794...</text:a>
"]</text:p>
      <text:p text:style-name="P4">
Tags: ['КНДР', 'Ракета', 'Ракетні випробування КНДР']</text:p>
      <text:p text:style-name="P4">
Type: Article</text:p>
      <!--METADATA-->
      <text:p text:style-name="P4">
<draw:frame draw:style-name="fr1" draw:name="Image125" text:anchor-type="as-char" svg:width="6.9236in" svg:height="3.946452in" draw:z-index="0">
<draw:image xlink:href="../Images/yкринформ/2023-04-13T16-50-00-03-00/630_360_1679475823-801.jpg" xlink:type="simple" xlink:show="embed" xlink:actuate="onLoad" draw:mime-type="image/jpeg"/>
</draw:frame>
 ПівнічнаКорея сьогодні могла випробувала нову ракетну систему, ймовірно, твердопаливнуміжконтинентальну балістичну ракету (МБР).</text:p>
      <text:p text:style-name="P4">
Про це з посиланням на співрозмовника у південнокорейському військовомукомандуванні повідомляє <text:a xlink:type="simple" xlink:href="https://en.yna.co.kr/view/AEN20230413000756325" text:style-name="Internet_20_link" text:visited-style-name="Visited_20_Internet_20_Link">
 </text:a>
 ,передає Укрінформ.</text:p>
      <text:p text:style-name="P4">
За словами чиновника, який говорив на умовах анонімності, військові ПівденноїКореї і Сполучених Штатів «розглядають різні можливі варіанти».</text:p>
      <text:p text:style-name="P4">
Невдовзі після запуску ракети союзники провели координаційну зустріч іпідтвердили, що обидві сторони й надалі зміцнюватимуть свою спільну обороннупозицію проти «будь-яких загроз і провокацій з боку Північної Кореї»,повідомили в JCS.</text:p>
      <text:p text:style-name="P4">
В Сеулі вважають, що метою останнього запуску могла бути демонстрація ядернихсил <text:a xlink:type="simple" xlink:href="https://www.ukrinform.ua/tag-kndr" text:style-name="Internet_20_link" text:visited-style-name="Visited_20_Internet_20_Link">
 </text:a>
 напередодні 111-го дня народженняпокійного Кім Ір Сена, засновника Північної Кореї та діда нинішнього лідера,який відзначатимуть у суботу, а також протест проти нарощування Сеулом іВашингтоном потенціалу стримування Пхеньяна.</text:p>
      <text:p text:style-name="P4">
Попереднього разу Північна Корея здійснила пуск МБР Хвасон-17 16 березня.</text:p>
      <text:p text:style-name="P4">
Сьогоднішнє випробування відбулось на тлі припущень, що Пхеньян найближчимчасом може запустити ракету великої дальності й вивести на орбіту свій першийвійськовий супутник, про що у КНДР неодноразово заявляли раніше.</text:p>
      <text:p text:style-name="P4">
<text:span text:style-name="T4">
Читайте також:</text:span>
 <text:a xlink:type="simple" xlink:href="https://www.ukrinform.ua/rubric-world/3693240-u-kndr-zaavlaut-so-viprobuvali-pidvodnij-adernij-dron.html" text:style-name="Internet_20_link" text:visited-style-name="Visited_20_Internet_20_Link">
 <text:span text:style-name="T4">
КНДР</text:span>
 </text:a>
</text:p>
      <text:p text:style-name="P4">
Крім того, з минулої п’ятниці Північна Корея ігнорує звичайні транскордоннідзвінки через міжкорейські лінії зв’язку та військові канали комунікації, щопороджує занепокоєння з приводу ймовірної підготовки північнокорейськимрежимом провокацій.</text:p>
      <text:p text:style-name="P4">
Нещодавно Пхеньян посилив напруженість через жорсткішу риторику тавипробування, як він стверджував, підводних безпілотних апаратів для атакиядерною зброєю.</text:p>
      <text:p text:style-name="P4">
Як повідомляв Укрінформ, Північна Корея у четвер, 13 квітня, <text:a xlink:type="simple" xlink:href="https://www.ukrinform.ua/rubric-world/3695140-kndr-zapustila-balisticnu-raketu-v-bik-shidnogo-mora.html" text:style-name="Internet_20_link" text:visited-style-name="Visited_20_Internet_20_Link">
</text:a>
</text:p>
      <text:p text:style-name="P4">
<text:span text:style-name="T5">
Фото: Yonhap</text:span>
</text:p>
      <text:p text:style-name="P4">
Source: <text:a xlink:type="simple" xlink:href="https://www.ukrinform.ua/rubric-world/3695498-pivnicna-korea-mogla-viprobuvati-novu-raketnu-sistemu-zmi.html" text:style-name="Internet_20_link" text:visited-style-name="Visited_20_Internet_20_Link">
https://www.ukrinform.ua/rubric-world/3695498-pivnicna-korea-mogla-viprobuvati-novu-raketnu-sistemu-zmi.html</text:a>
</text:p>
      <!--NEWS-->
      <text:h text:style-name="P10" text:outline-level="1">
<text:span text:style-name="T4">
Команда Говарда Баффета допоможе Україні з гуманітарним розмінуванням</text:span>
</text:h>
      <text:p text:style-name="P4">
Authors: Ukrinform (Person)</text:p>
      <text:p text:style-name="P4">
Publisher: Укринформ (Organization)</text:p>
      <text:p text:style-name="P4">
Published Time: 2023-04-13T16:52:17+03:00</text:p>
      <text:p text:style-name="P4">
Modified Time: 2023-04-13T16:52:17+03:00</text:p>
      <text:p text:style-name="P4">
Description: Команда американського інвестора Говарда Баффета долучиться до гуманітарного розмінування територій України. — Укрінформ.</text:p>
      <text:p text:style-name="P4">
Images: ["<text:a xlink:type="simple" xlink:href="https://static.ukrinform.com/photos/2023_04/thumb_files/630_360_1681393368-764.jpg" text:style-name="Internet_20_link" text:visited-style-name="Visited_20_Internet_20_Link">
630_360_16813...</text:a>
"]</text:p>
      <text:p text:style-name="P4">
Tags: ['Мінекономіки', 'Розмінування', 'Баффетт']</text:p>
      <text:p text:style-name="P4">
Type: Article</text:p>
      <!--METADATA-->
      <text:p text:style-name="P4">
<draw:frame draw:style-name="fr1" draw:name="Image126" text:anchor-type="as-char" svg:width="6.9236in" svg:height="3.956343in" draw:z-index="0">
<draw:image xlink:href="../Images/yкринформ/2023-04-13T16-52-17-03-00/630_360_1681393368-764.jpg" xlink:type="simple" xlink:show="embed" xlink:actuate="onLoad" draw:mime-type="image/jpeg"/>
</draw:frame>
 Командаамериканського інвестора Говарда Баффета долучиться до гуманітарногорозмінування територій України.</text:p>
      <text:p text:style-name="P4">
Як передає Укрінформ, про це під час зустрічі домовились перший віцепрем’єр-міністр – міністр економіки України Юлія Свириденко та американський інвесторГовард Баффет, повідомляє <text:a xlink:type="simple" xlink:href="https://www.me.gov.ua/News/Detail" text:style-name="Internet_20_link" text:visited-style-name="Visited_20_Internet_20_Link">
 </text:a>
</text:p>
      <text:p text:style-name="P4">
«Ми розуміємо, що процес розмінування українських земель розтягнеться на роки.Тому уряд намагається максимально пришвидшити його. Ми домовились про участькоманди Говарда Баффета в довгостроковому проєкті з гуманітарного розмінуваннянаших <text:a xlink:type="simple" xlink:href="https://www.ukrinform.ua/tag-zemla" text:style-name="Internet_20_link" text:visited-style-name="Visited_20_Internet_20_Link">
 </text:a>
 . Інноваційні розробки для цієїзадачі вже в роботі», - заявила Свириденко.</text:p>
      <text:p text:style-name="P4">
Вона нагадала, що фундація Баффета має в цьому досвід, адже багато років ведеподібні проєкти в Колумбії.</text:p>
      <text:p text:style-name="P4">
Під час зустрічі Баффет заявив, що його фундація готова працювати разом зукраїнським урядом і підтримувати урядові проєкти, щоб суттєво пришвидшитигуманітарне розмінування. У межах співпраці він пообіцяв провести закупівлімашин для розмінування, задіяти в цьому процесі такі інноваційні рішення, якспеціальні дрони для розмінування.</text:p>
      <text:p text:style-name="P4">
<text:span text:style-name="T4">
Читайте також:</text:span>
 <text:a xlink:type="simple" xlink:href="https://www.ukrinform.ua/rubric-economy/3692945-urad-shvaliv-stvorenna-centru-gumanitarnogo-rozminuvanna.html" text:style-name="Internet_20_link" text:visited-style-name="Visited_20_Internet_20_Link">
 <text:span text:style-name="T4">
гуманітарного</text:span>
 <text:span text:style-name="T4">
розмінування</text:span>
</text:a>
</text:p>
      <text:p text:style-name="P4">
За його словами, він готовий допомагати притягнути росію до відповідальностіза злочини, які завдали збитків українському аграрному сектору. Вже кількавідповідних позовів були направлені до міжнародного суду.</text:p>
      <text:p text:style-name="P4">
Свириденко повідомила, що Міністерство економіки України запустило спеціальнийпроєкт, щоб напрацювати методологію і масштабувати новітню дронотехнологіюзадля пришвидшення розмінування.</text:p>
      <text:p text:style-name="P4">
<text:span text:style-name="T4">
Читайте також:</text:span>
 <text:a xlink:type="simple" xlink:href="https://www.ukrinform.ua/rubric-society/3694629-zelenskij-obgovoriv-iz-govardom-baffetom-dopomogu-ukraini.html" text:style-name="Internet_20_link" text:visited-style-name="Visited_20_Internet_20_Link">
 <text:span text:style-name="T4">
Баффет</text:span>
 </text:a>
</text:p>
      <text:p text:style-name="P4">
«Говард Баффет буде брати активну участь в питанні пришвидшення розмінуванняУкраїни, а також задіє свої контакти та можливості, аби знайти однодумців усвіті, які б долучились до питання гуманітарного розмінування», - зазначилавона.</text:p>
      <text:p text:style-name="P4">
Як повідомлялося, План першочергового розмінування передбачає гуманітарнерозмінування Дніпропетровської, Запорізької, Київської, Миколаївської,Сумської, Харківської, Херсонської, Чернігівської, Черкаської областей.</text:p>
      <text:p text:style-name="P4">
<text:span text:style-name="T5">
Фото: me.gov.ua</text:span>
</text:p>
      <text:p text:style-name="P4">
Source: <text:a xlink:type="simple" xlink:href="https://www.ukrinform.ua/rubric-society/3695495-komanda-govarda-baffeta-dopomoze-ukraini-z-gumanitarnim-rozminuvannam.html" text:style-name="Internet_20_link" text:visited-style-name="Visited_20_Internet_20_Link">
https://www.ukrinform.ua/rubric-society/3695495-komanda-govarda-baffeta-dopomoze-ukraini-z-gumanitarnim-rozminuvannam.html</text:a>
</text:p>
      <!--NEWS-->
      <text:h text:style-name="P10" text:outline-level="1">
<text:span text:style-name="T4">
путін несе відповідальність за жорстоку страту українського військового — Шмигаль</text:span>
</text:h>
      <text:p text:style-name="P4">
Authors: Ukrinform (Person)</text:p>
      <text:p text:style-name="P4">
Publisher: Укринформ (Organization)</text:p>
      <text:p text:style-name="P4">
Published Time: 2023-04-13T16:53:38+03:00</text:p>
      <text:p text:style-name="P4">
Modified Time: 2023-04-13T16:53:38+03:00</text:p>
      <text:p text:style-name="P4">
Description: Прем'єр-міністр України Денис Шмигаль заявив, що російський президент володимир путін несе відповідальність за жорстоку страту українського військового, відео якої нещодавно було поширене. — Укрінформ.</text:p>
      <text:p text:style-name="P4">
Images: ["<text:a xlink:type="simple" xlink:href="https://static.ukrinform.com/photos/2023_03/thumb_files/630_360_1679676099-828.jpg" text:style-name="Internet_20_link" text:visited-style-name="Visited_20_Internet_20_Link">
630_360_16796...</text:a>
"]</text:p>
      <text:p text:style-name="P4">
Tags: ['путін', 'Страта', 'Воєнні злочини', 'Війна з росією']</text:p>
      <text:p text:style-name="P4">
Type: Article</text:p>
      <!--METADATA-->
      <text:p text:style-name="P4">
<draw:frame draw:style-name="fr1" draw:name="Image127" text:anchor-type="as-char" svg:width="6.9236in" svg:height="3.956343in" draw:z-index="0">
<draw:image xlink:href="../Images/yкринформ/2023-04-13T16-53-38-03-00/630_360_1679676099-828.jpg" xlink:type="simple" xlink:show="embed" xlink:actuate="onLoad" draw:mime-type="image/jpeg"/>
</draw:frame>
 Прем'єр-міністр України Денис Шмигаль заявив, що російський президент володимир путіннесе відповідальність за жорстоку страту українського військового, відео якоїнещодавно було поширене.</text:p>
      <text:p text:style-name="P4">
Як передає Укрінформ, про це він сказав в інтерв’ю <text:a xlink:type="simple" xlink:href="https://edition.cnn.com/videos/world/2023/04/12/ukraine-prime-minister-shmyhal-purported-beheaded-soldiers-putin-intv-tsr-intl-vpx.cnn" text:style-name="Internet_20_link" text:visited-style-name="Visited_20_Internet_20_Link">
</text:a>
 <text:a xlink:type="simple" xlink:href="https://edition.cnn.com/videos/world/2023/04/12/ukraine-prime-minister-shmyhal-purported-beheaded-soldiers-putin-intv-tsr-intl-vpx.cnn" text:style-name="Internet_20_link" text:visited-style-name="Visited_20_Internet_20_Link">
</text:a>
 <text:a xlink:type="simple" xlink:href="https://edition.cnn.com/videos/world/2023/04/12/ukraine-prime-minister-shmyhal-purported-beheaded-soldiers-putin-intv-tsr-intl-vpx.cnn" text:style-name="Internet_20_link" text:visited-style-name="Visited_20_Internet_20_Link">
</text:a>
</text:p>
      <text:p text:style-name="P4">
"На жаль, це не перший жорстокий злочин російської армії в Україні... і мипросимо, щоб жоден зі світових лідерів не стояв осторонь, коли скоюються такіжорстокі злочини", - підкреслив глава уряду України.</text:p>
      <text:p text:style-name="P4">
Шмигаль зазначив, що Україна розслідує цей та інші злочини російської <text:a xlink:type="simple" xlink:href="https://www.ukrinform.ua/tag-armia" text:style-name="Internet_20_link" text:visited-style-name="Visited_20_Internet_20_Link">
</text:a>
 в Україні, та наголосив на важливостівідповідальності політичного керівництва рф за ці злочини.</text:p>
      <text:p text:style-name="P4">
На запитання про ступінь особистої відповідальності путіна за цей жорстокийзлочин Шмигаль відповів, що путін несе повну відповідальність за цей та іншізлочини, оскільки він відповідальний за злочин агресії проти України.</text:p>
      <text:p text:style-name="P4">
<text:span text:style-name="T4">
Читайте також:</text:span>
 <text:a xlink:type="simple" xlink:href="https://www.ukrinform.ua/rubric-polytics/3695481-video-zi-stratami-ukrainskih-vijskovih-rosianami-lubinec-zvernuvsa-do-moskalkovoi.html" text:style-name="Internet_20_link" text:visited-style-name="Visited_20_Internet_20_Link">
 <text:span text:style-name="T4">
страт</text:span>
 </text:a>
</text:p>
      <text:p text:style-name="P4">
Як повідомлялося, напередодні в інтернеті з’явилися відео, як росіянивідрізають голову українському військовополоненому. Правоохоронні органиУкраїни вживають заходів для встановлення осіб, які вчинили цей злочин.</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що скоєні в Україні росіянами.</text:p>
      <text:p text:style-name="P4">
Source: <text:a xlink:type="simple" xlink:href="https://www.ukrinform.ua/rubric-polytics/3695497-putin-nese-vidpovidalnist-za-zorstoku-stratu-ukrainskogo-vijskovogo-smigal.html" text:style-name="Internet_20_link" text:visited-style-name="Visited_20_Internet_20_Link">
https://www.ukrinform.ua/rubric-polytics/3695497-putin-nese-vidpovidalnist-za-zorstoku-stratu-ukrainskogo-vijskovogo-smigal.html</text:a>
</text:p>
      <!--NEWS-->
      <text:h text:style-name="P10" text:outline-level="1">
<text:span text:style-name="T4">
У порт Маріуполя зайшло перше цьогоріч судно з Ростова – Андрющенко</text:span>
</text:h>
      <text:p text:style-name="P4">
Authors: Ukrinform (Person)</text:p>
      <text:p text:style-name="P4">
Publisher: Укринформ (Organization)</text:p>
      <text:p text:style-name="P4">
Published Time: 2023-04-13T16:55:54+03:00</text:p>
      <text:p text:style-name="P4">
Modified Time: 2023-04-13T16:55:54+03:00</text:p>
      <text:p text:style-name="P4">
Description: Перше в цьому році судно з Ростова-на-Дону зайшло в порт Маріуполя, привезло будматеріали та завантажило чергову партію металопрокату.  — Укрінформ.</text:p>
      <text:p text:style-name="P4">
Images: ["<text:a xlink:type="simple" xlink:href="https://static.ukrinform.com/photos/2023_01/thumb_files/630_360_1672827568-501.jpeg" text:style-name="Internet_20_link" text:visited-style-name="Visited_20_Internet_20_Link">
630_360_16728...</text:a>
"]</text:p>
      <text:p text:style-name="P4">
Tags: ['Маріуполь', 'Порт', 'Корабель', 'Війна з росією']</text:p>
      <text:p text:style-name="P4">
Type: Article</text:p>
      <!--METADATA-->
      <text:p text:style-name="P4">
<draw:frame draw:style-name="fr1" draw:name="Image128" text:anchor-type="as-char" svg:width="6.9236in" svg:height="3.956343in" draw:z-index="0">
<draw:image xlink:href="../Images/yкринформ/2023-04-13T16-55-54-03-00/630_360_1672827568-501.jpeg" xlink:type="simple" xlink:show="embed" xlink:actuate="onLoad" draw:mime-type="image/jpeg"/>
</draw:frame>
 Перше вцьому році судно з Ростова-на-Дону зайшло в порт Маріуполя, привезлобудматеріали та завантажило чергову партію металопрокату.</text:p>
      <text:p text:style-name="P4">
Як передає Укрінформ, про це у  <text:a xlink:type="simple" xlink:href="https://t.me/andriyshTime/8548" text:style-name="Internet_20_link" text:visited-style-name="Visited_20_Internet_20_Link">
 </text:a>
 повідомиврадник міського голови Маріуполя Петро Андрющенко та опублікував відповідневідео з порту.</text:p>
      <text:p text:style-name="P4">
«Перше в цьому році судно класу РМ3 (річка-море) з Ростова-на-Дону зайшло впорт Маріуполя. Це знов найменше судно, що здатен поки прийняти запотужностями порт. Показово привезли будівельні матеріали. Та потайкиприхопили чергову партію металопрокату. Всього зайшло 1900 тонн», – написавАндрющенко.</text:p>
      <text:p text:style-name="P4">
<text:span text:style-name="T4">
Читайте також:</text:span>
 <text:a xlink:type="simple" xlink:href="https://www.ukrinform.ua/rubric-regions/3694587-u-mariupoli-pisla-dosu-zatopilo-kvartiri-i-dorogi-prorvalo-kanalizaciu.html" text:style-name="Internet_20_link" text:visited-style-name="Visited_20_Internet_20_Link">
 <text:span text:style-name="T4">
Маріуп</text:span>
 </text:a>
</text:p>
      <text:p text:style-name="P4">
Він зазначив, що якщо порт буде здатен швидко розвантажувати кораблі, то такезначне скорочення логістики може покращити швидкість та кількість формуваннявійськових резервів загарбників.</text:p>
      <text:p text:style-name="P4">
Як повідомляв Укрінформ, агресія росії спричинила у <text:a xlink:type="simple" xlink:href="https://www.ukrinform.ua/tag-mariupol" text:style-name="Internet_20_link" text:visited-style-name="Visited_20_Internet_20_Link">
</text:a>
 одну з найбільших гуманітарнихкатастроф. Місто майже на 90% зруйноване внаслідок ворожих обстрілів.</text:p>
      <text:p text:style-name="P4">
Влітку 2022 року росіяни вивозили з Маріупольського порту вкрадене зерно таметалопрокат.</text:p>
      <text:p text:style-name="P4">
Маріуполь та навколишні селища загарбники перетворюють на військово-логістичний хаб російської армії.</text:p>
      <text:p text:style-name="P4">
Source: <text:a xlink:type="simple" xlink:href="https://www.ukrinform.ua/rubric-regions/3695499-u-port-mariupola-zajslo-perse-cogoric-sudno-z-rostova-andrusenko.html" text:style-name="Internet_20_link" text:visited-style-name="Visited_20_Internet_20_Link">
https://www.ukrinform.ua/rubric-regions/3695499-u-port-mariupola-zajslo-perse-cogoric-sudno-z-rostova-andrusenko.html</text:a>
</text:p>
      <!--NEWS-->
      <text:h text:style-name="P10" text:outline-level="1">
<text:span text:style-name="T4">
російська агресія розхитує також і Азію – дипломат</text:span>
</text:h>
      <text:p text:style-name="P4">
Authors: Ukrinform (Person)</text:p>
      <text:p text:style-name="P4">
Publisher: Укринформ (Organization)</text:p>
      <text:p text:style-name="P4">
Published Time: 2023-04-13T16:56:05+03:00</text:p>
      <text:p text:style-name="P4">
Modified Time: 2023-04-13T16:56:05+03:00</text:p>
      <text:p text:style-name="P4">
Description: Війна росії проти України є проблемою не лише для Європи, а й для Азії. — Укрінформ.</text:p>
      <text:p text:style-name="P4">
Images: ["<text:a xlink:type="simple" xlink:href="https://static.ukrinform.com/photos/2023_04/thumb_files/630_360_1681384263-220.jpg" text:style-name="Internet_20_link" text:visited-style-name="Visited_20_Internet_20_Link">
630_360_16813...</text:a>
"]</text:p>
      <text:p text:style-name="P4">
Tags: ['Азія', 'Війна з росією', 'Чорноморська безпекова конференція']</text:p>
      <text:p text:style-name="P4">
Type: Article</text:p>
      <!--METADATA-->
      <text:p text:style-name="P4">
<draw:frame draw:style-name="fr1" draw:name="Image129" text:anchor-type="as-char" svg:width="6.9236in" svg:height="3.956343in" draw:z-index="0">
<draw:image xlink:href="../Images/yкринформ/2023-04-13T16-56-05-03-00/630_360_1681384263-220.jpg" xlink:type="simple" xlink:show="embed" xlink:actuate="onLoad" draw:mime-type="image/jpeg"/>
</draw:frame>
 Війнаросії проти України є проблемою не лише для Європи, а й для Азії.</text:p>
      <text:p text:style-name="P4">
Про це сказав посол Японії Хіроші Уєда під час Першої Чорноморської безпековоїконференції Міжнародної кримської платформи в Бухаресті, передає Укрінформ.</text:p>
      <text:p text:style-name="P4">
«російська агресія проти України розхитує саму основу міжнародного порядку нелише в Європі, а й в Азії. Вона заслуговує на суворе засудження як порушенняміжнародного права…Спроби змінити статус-кво за допомогою сили, як це заразробить росія, не можна толерувати ніде в світі», - сказав дипломат.</text:p>
      <text:p text:style-name="P4">
Він запевнив, що Японія послідовно підтримує суверенітет і територіальнуцілісність України, включно з Кримом, міцно стоїть разом з народом України.</text:p>
      <text:p text:style-name="P4">
<text:span text:style-name="T4">
Читайте також:</text:span>
 <text:a xlink:type="simple" xlink:href="https://www.ukrinform.ua/rubric-world/3695489-glava-mzs-bolgarii-vijna-rosii-proti-ukraini-stvorila-principovo-nove-bezpekove-seredovise.html" text:style-name="Internet_20_link" text:visited-style-name="Visited_20_Internet_20_Link">
 </text:a>
</text:p>
      <text:p text:style-name="P4">
За словами дипломата, Японія працюватиме у тісній координації з міжнароднимспівтовариством заради якнайскорішого відновлення миру та відбудови України.Японія також відіграє важливу роль як головуюча в групі G7, яка ніколи не булатакою важливою як сьогодні, сказав посол.</text:p>
      <text:p text:style-name="P4">
Він нагадав, що прем’єр-міністр <text:a xlink:type="simple" xlink:href="https://www.ukrinform.ua/tag-aponia" text:style-name="Internet_20_link" text:visited-style-name="Visited_20_Internet_20_Link">
 </text:a>
 ФуміоКішида минулого місяця відвідав Київ та заявив про готовність захищатиміжнародний порядок шляхом підтримки України та запровадження жорстких санкційпроти рф.</text:p>
      <text:p text:style-name="P4">
До цього часу Токіо надав підтримку Україні та сусіднім з нею державам вобсязі 7,6 млрд дол доларів, поінформував посол.</text:p>
      <text:p text:style-name="P4">
<text:span text:style-name="T4">
Читайте також:</text:span>
 <text:a xlink:type="simple" xlink:href="https://www.ukrinform.ua/rubric-polytics/3695355-cornomorskij-region-stav-proektorom-nebezpeki-dla-vsiei-evropi-frolova.html" text:style-name="Internet_20_link" text:visited-style-name="Visited_20_Internet_20_Link">
 </text:a>
</text:p>
      <text:p text:style-name="P4">
Уєда звернув увагу на те, що міністр закордонних справ Японії Йошимаса Хаяшиднями взяв участь у зустрічі голів МЗС НАТО та представив нову національнустратегію, яка передбачає посилення співробітництва з Альянсом та іншимипартнерами в умовах найбільшої небезпеки останніх десятиліть.</text:p>
      <text:p text:style-name="P4">
Як повідомлялося, наприкінці цього на початку наступного тижня в Японії пройдезустріч міністрів закордонних справ G7.</text:p>
      <text:p text:style-name="P4">
Фото: gov.ro</text:p>
      <text:p text:style-name="P4">
Source: <text:a xlink:type="simple" xlink:href="https://www.ukrinform.ua/rubric-world/3695500-rosijska-agresia-rozhitue-takoz-i-aziu-diplomat.html" text:style-name="Internet_20_link" text:visited-style-name="Visited_20_Internet_20_Link">
https://www.ukrinform.ua/rubric-world/3695500-rosijska-agresia-rozhitue-takoz-i-aziu-diplomat.html</text:a>
</text:p>
      <!--NEWS-->
      <text:h text:style-name="P10" text:outline-level="1">
<text:span text:style-name="T4">
Суд повернув громаді приміщення майстерень у Дарницькому районі</text:span>
</text:h>
      <text:p text:style-name="P4">
Authors: Ukrinform (Person)</text:p>
      <text:p text:style-name="P4">
Publisher: Укринформ (Organization)</text:p>
      <text:p text:style-name="P4">
Published Time: 2023-04-13T17:00:00+03:00</text:p>
      <text:p text:style-name="P4">
Modified Time: 2023-04-13T17:00:00+03:00</text:p>
      <text:p text:style-name="P4">
Description: Дарницький районний суд повернув міській громаді Києва приміщення майстерень у Дарницькому районі вартістю понад 4 млн гривень. — Укрінформ.</text:p>
      <text:p text:style-name="P4">
Images: ["<text:a xlink:type="simple" xlink:href="https://static.ukrinform.com/photos/2017_07/thumb_files/630_360_1499447517-5115.jpg" text:style-name="Internet_20_link" text:visited-style-name="Visited_20_Internet_20_Link">
630_360_14994...</text:a>
"]</text:p>
      <text:p text:style-name="P4">
Tags: ['Суд', 'Тергромада', 'Київ']</text:p>
      <text:p text:style-name="P4">
Type: Article</text:p>
      <!--METADATA-->
      <text:p text:style-name="P4">
<draw:frame draw:style-name="fr1" draw:name="Image130" text:anchor-type="as-char" svg:width="6.9236in" svg:height="3.956343in" draw:z-index="0">
<draw:image xlink:href="../Images/yкринформ/2023-04-13T17-00-00-03-00/630_360_1499447517-5115.jpg" xlink:type="simple" xlink:show="embed" xlink:actuate="onLoad" draw:mime-type="image/jpeg"/>
</draw:frame>
Дарницький районний суд повернув міській громаді Києва приміщення майстерень уДарницькому районі вартістю понад 4 млн гривень.</text:p>
      <text:p text:style-name="P4">
Як передає Укрінформ, про це Київська міська прокуратура повідомляє у <text:a xlink:type="simple" xlink:href="https://t.me/kyiv_pro_office/1881" text:style-name="Internet_20_link" text:visited-style-name="Visited_20_Internet_20_Link">
</text:a>
</text:p>
      <text:p text:style-name="P4">
"Прокурори Дарницької окружної прокуратури міста Києва відстояли в <text:a xlink:type="simple" xlink:href="https://www.ukrinform.ua/tag-sud" text:style-name="Internet_20_link" text:visited-style-name="Visited_20_Internet_20_Link">
</text:a>
 інтереси мешканців столиці щодовитребування на користь територіальної громади міста Києва нежитловогоприміщення на вулиці Урлівській в Дарницькому районі Києва вартістю понад 4млн гривень", - зазначається у повідомленні.</text:p>
      <text:p text:style-name="P4">
Йдеться про нежитлові приміщення, які розташовані на 25-му поверсібагатоквартирного будинку по вулиці Урлівській та належать до комунальноївласності. Вказані приміщення використовувалися як майстерні.</text:p>
      <text:p text:style-name="P4">
У 2020 році невстановлені особи на підставі підробленого документузареєстрували за фізичною особою право власності на одне з приміщень підвиглядом квартири. У подальшому приміщення двічі впродовж піврокувідчужувалося на користь третіх осіб.</text:p>
      <text:p text:style-name="P4">
З метою захисту інтересів територіальної громади окружна прокуратуразвернулась з позовною заявою до суду про витребування цього майна докомунальної власності.</text:p>
      <text:p text:style-name="P4">
<text:span text:style-name="T4">
Читайте також:</text:span>
 <text:a xlink:type="simple" xlink:href="https://www.ukrinform.ua/rubric-kyiv/3681735-sud-povernuv-gromadi-kieva-zemli-kolisnoi-tipografii.html" text:style-name="Internet_20_link" text:visited-style-name="Visited_20_Internet_20_Link">
 <text:span text:style-name="T4">
громаді</text:span>
 <text:span text:style-name="T4">
Києва</text:span>
 </text:a>
</text:p>
      <text:p text:style-name="P4">
12 квітня 2023 року завдяки активній позиції окружної прокуратури та зібранимдоказам Дарницький районний суд міста Києва погодився з доводами прокурора тазадовольнив позовні вимоги в повному обсязі.</text:p>
      <text:p text:style-name="P4">
Як повідомляв Укрінформ, територіальній громаді Києва <text:a xlink:type="simple" xlink:href="https://www.ukrinform.ua/rubric-kyiv/3692730-sud-povernuv-gromadi-kieva-tvorci-majsterni-na-podoli.html" text:style-name="Internet_20_link" text:visited-style-name="Visited_20_Internet_20_Link">
</text:a>
</text:p>
      <text:p text:style-name="P4">
Source: <text:a xlink:type="simple" xlink:href="https://www.ukrinform.ua/rubric-kyiv/3695503-sud-povernuv-gromadi-kieva-primisenna-majsteren-u-darnickomu-rajoni.html" text:style-name="Internet_20_link" text:visited-style-name="Visited_20_Internet_20_Link">
https://www.ukrinform.ua/rubric-kyiv/3695503-sud-povernuv-gromadi-kieva-primisenna-majsteren-u-darnickomu-rajoni.html</text:a>
</text:p>
      <!--NEWS-->
      <text:h text:style-name="P10" text:outline-level="1">
<text:span text:style-name="T4">
Найзапекліші бої точаться за Мар’їнку</text:span>
</text:h>
      <text:p text:style-name="P4">
Author: ['АРМІЯINFORM']</text:p>
      <text:p text:style-name="P4">
Time: 2023-04-13T17:00:00-04:00</text:p>
      <text:p text:style-name="P4">
Description: На Авдіївському та Мар’їнському напрямках противник вів безуспішні наступальні дії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ojovi-diyi-2.jpg" text:style-name="Internet_20_link" text:visited-style-name="Visited_20_Internet_20_Link">
bojovi-diyi-2.jpg</text:a>
']</text:p>
      <text:p text:style-name="P4">
Tags: ['STOPRUSSIA', 'АГРЕСІЯ РФ', 'ВІЙНА', 'ВТОРГНЕННЯ РФ', 'ГШ ЗСУ', 'ХРОНІКА ОБОРОНИ']</text:p>
      <text:p text:style-name="P4">
Category: News</text:p>
      <!--METADATA-->
      <text:p text:style-name="P4">
<draw:frame draw:style-name="fr1" draw:name="Image131" text:anchor-type="as-char" svg:width="6.9236in" svg:height="3.894525in" draw:z-index="0">
<draw:image xlink:href="../Images/AРМІЯINFORM/2023-04-13T17-00-00-04-00/bojovi-diyi-2.jpg" xlink:type="simple" xlink:show="embed" xlink:actuate="onLoad" draw:mime-type="image/jpeg"/>
</draw:frame>
<text:span text:style-name="T4">
🔥 Ситуація щодо російського вторгнення</text:span>
</text:p>
      <text:p text:style-name="P4">
На Авдіївському та Мар’їнському напрямках противник вів безуспішні наступальнідії в районах населених пунктів Сєверне, Мар’їнка, Побєда, НовомихайлівкаДонецької області. Найзапекліші бої тривають за Мар’їнку. В той же час ворожихобстрілів зазнали Керамік, Новокалинове, Красногорівка, Степове, Авдіївка,Тоненьке, Сєверне, Водяне, Первомайське, Нетайлове, Невельське, Карлівка,Георгіївка, Мар’їнка та Побєда Донецької області,<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На Бахмутському напрямку ворог продовжує вести наступальні дії, намагаєтьсявзяти під повний контроль місто Бахмут, бої тривають. Протягом минулої добипротивник вів безуспішні наступальні дії в районі північніше населеного пунктуХромове та біля Богданівки і Предтечиного. Від ворожих обстрілів постраждалиВасюківка, Оріхово-Василівка, Новомаркове, Григорівка, Богданівка, Бахмут,Іванівське, Новодмитрівка, Курдюмівка, Дружба, Північне та Залізне Донецькоїобласті.</text:p>
      <text:p text:style-name="P4">
На Шахтарському напрямку протягом доби, що минула, ворог наступальних дій непроводив. Здійснив обстріли населених пунктів Новомихайлівка, Шахтарське,Новоукраїнка, Велика Новосілка, Вугледар та Пречистівка Донецької області.</text:p>
      <text:p text:style-name="P4">
Source: <text:a xlink:type="simple" xlink:href="https://armyinform.com.ua/2023/04/13/najzapeklishi-boyi-tryvayut-za-maryinku/" text:style-name="Internet_20_link" text:visited-style-name="Visited_20_Internet_20_Link">
https://armyinform.com.ua/2023/04/13/najzapeklishi-boyi-tryvayut-za-maryinku/</text:a>
</text:p>
      <!--NEWS-->
      <text:h text:style-name="P10" text:outline-level="1">
<text:span text:style-name="T4">
Глава УГКЦ – про події навколо Київської лаври: Боляче за цим спостерігати</text:span>
</text:h>
      <text:p text:style-name="P4">
Authors: Ukrinform (Person)</text:p>
      <text:p text:style-name="P4">
Publisher: Укринформ (Organization)</text:p>
      <text:p text:style-name="P4">
Published Time: 2023-04-13T17:04:59+03:00</text:p>
      <text:p text:style-name="P4">
Modified Time: 2023-04-13T17:04:59+03:00</text:p>
      <text:p text:style-name="P4">
Description: Глава УГКЦ Блаженніший Святослав прокоментував події навколо Києво-Печерської лаври, заявивши, що йому боляче дивитися на ганебну поведінку представників УПЦ МП, а також що держава упродовж 30 років не впорядкувала свої відносини як власник цього національного історичного заповідника з орендарями. — Укрінформ.</text:p>
      <text:p text:style-name="P4">
Images: ["<text:a xlink:type="simple" xlink:href="https://static.ukrinform.com/photos/2022_05/thumb_files/630_360_1653996292-194.jpg" text:style-name="Internet_20_link" text:visited-style-name="Visited_20_Internet_20_Link">
630_360_16539...</text:a>
"]</text:p>
      <text:p text:style-name="P4">
Tags: ['УГКЦ', 'УПЦ МП', 'Київська Лавра']</text:p>
      <text:p text:style-name="P4">
Type: Article</text:p>
      <!--METADATA-->
      <text:p text:style-name="P4">
<draw:frame draw:style-name="fr1" draw:name="Image132" text:anchor-type="as-char" svg:width="6.9236in" svg:height="3.956343in" draw:z-index="0">
<draw:image xlink:href="../Images/yкринформ/2023-04-13T17-04-59-03-00/630_360_1653996292-194.jpg" xlink:type="simple" xlink:show="embed" xlink:actuate="onLoad" draw:mime-type="image/jpeg"/>
</draw:frame>
 Глава УГКЦБлаженніший Святослав прокоментував події навколо Києво-Печерської лаври,заявивши, що йому боляче дивитися на ганебну поведінку представників УПЦ МП, атакож що держава упродовж 30 років не впорядкувала свої відносини як власникцього національного історичного заповідника з орендарями.</text:p>
      <text:p text:style-name="P4">
Як передає Укрінформ з посиланням на <text:a xlink:type="simple" xlink:href="https://ugcc.ua/data/glava-ugkts-pro-podiy-navkolo-kyevo-pecherskoy-lavry-nam-bolyache-za-tsym-sposterigaty-2532/" text:style-name="Internet_20_link" text:visited-style-name="Visited_20_Internet_20_Link">
 </text:a>
, свою позицію глава УГКЦ озвучив в інтерв’ю радіо «Марія».</text:p>
      <text:p text:style-name="P4">
«Нам дуже боляче спостерігати за всім тим, що діється довкола лаври. Цей більмає кілька причин. По-перше, дуже боляче дивитися на ганебну поведінкупредставників Української православної церкви, яка інколи нагадує поведінкуолігархів. І це певний виклик суспільній моралі», — сказав Предстоятель.</text:p>
      <text:p text:style-name="P4">
«Я не хочу нікого осуджувати, але це б’є по всіх, завдає моральних втратавторитету церкви як такої», — зазначив Блаженніший Святослав.</text:p>
      <text:p text:style-name="P4">
Також главі УГКЦ прикро, що Українська держава упродовж понад 30 років невпорядкувала свої відносини як власниця цього національного історичногозаповідника з орендарями.</text:p>
      <text:p text:style-name="P4">
<text:span text:style-name="T4">
Читайте також:</text:span>
 <text:a xlink:type="simple" xlink:href="https://www.ukrinform.ua/rubric-culture/3694900-u-kiivskij-lavri-pocala-robotu-komisia-mkip-aki-porusenna-viavila-perevirka.html" text:style-name="Internet_20_link" text:visited-style-name="Visited_20_Internet_20_Link">
 <text:span text:style-name="T4">
МКІП</text:span>
 </text:a>
</text:p>
      <text:p text:style-name="P4">
«І коли сьогодні держава вимагає дотримуватися законів, очевидно, що в того,хто їх ніколи не шанував, виникає таке відчуття, що його переслідують. Той,для кого закон був неписаний, як і для багатьох олігархів, відчуває образугідності, коли змушений виконувати цей закон», — зазначив архиєрей.</text:p>
      <text:p text:style-name="P4">
Блаженніший Святослав зауважив, що інколи від держави бракує чіткої політикищодо <text:a xlink:type="simple" xlink:href="https://www.ukrinform.ua/tag-upc-mp" text:style-name="Internet_20_link" text:visited-style-name="Visited_20_Internet_20_Link">
 </text:a>
 . «І для того, щоби справдіможна було побачити світло довкола цього великого болю і скандалу, потрібнодотримуватися закону обом сторонам. Ми дуже уважно спостерігатимемо за діямивлади, бо сьогодні вони не до кінця зрозумілі, зокрема міжнародній спільноті»,— вважає глава УГКЦ.</text:p>
      <text:p text:style-name="P4">
Предстоятель пригадав ситуацію в Італії, коли в одному з монументівнаціональної спадщини, що є державною власністю, чернеча спільнота захотілапереобладнати келії, оскільки комфорт монахів XVII століття відрізняється відїхнього комфорту у ХХІ століття. Монахи зробили реконструкцію певнихпросторів, не погодивши з державною службою охорони пам’яток. Тоді ігумен ледьне опинився за ґратами. І нікому не спало на думку звинувачувати державу впереслідуванні церкви.</text:p>
      <text:p text:style-name="P4">
Глава УГКЦ розповів і про інший біль із цього приводу. «Сьогодні ми всечастіше чуємо, що є небезпека разом із водою виплеснути дитину. Такого типускандал довкола лаври формує дуже радикальне ставлення до церковного духовногожиття загалом… Ми чули заяву митрополита Епіфанія з негативною оцінкою танців,які там відбувалися, коли інші особи молилися… Небезпечними для суспільногомиру та злагоди є і заклики суто атеїстичних угруповань, які, беручи як привідтакого типу скандальну поведінку духовенства, намагаються усунути ізсуспільного дискурсу, дискредитувати будь-яке церковне релігійне життя», —сказав він.</text:p>
      <text:p text:style-name="P4">
<text:span text:style-name="T4">
Читайте також:</text:span>
 <text:a xlink:type="simple" xlink:href="https://www.ukrinform.ua/rubric-society/3695085-vseukrainska-rada-cerkov-pidtrimue-zakonoproekt-pro-zaboronu-religijnih-organizacij-povazanih-iz-rf.html" text:style-name="Internet_20_link" text:visited-style-name="Visited_20_Internet_20_Link">
 </text:a>
</text:p>
      <text:p text:style-name="P4">
Блаженніший Святослав зауважив, що скандал у лаврі стає викликом для усьогорелігійного середовища: і для протестантів, і для греко-католиків, і для римо-католиків, і для православних. «Люди втрачають моральні духовні орієнтири,коли якась церква стає небезпечною з погляду державної безпеки… Тут державаповинна карати колаборантів, зрадників. Але ми розуміємо, якщо яка-небудьцерква втрачає кредит довіри, то це може спричинити потужну хвилюсекуляризації. Тому мені дуже боляче», — сказав глава УГКЦ.</text:p>
      <text:p text:style-name="P4">
«Та все ж я вірю в мудрість українського народу. Вірю, що ми є християнським,віруючим народом, і що ті наші духовні критерії оцінки драматичних ситуаційдопоможуть знайти правильне вирішення навіть тих проблем, які не вирішувалисядесятиліттями і загострилися саме тепер, під час війни», — підсумувавБлаженніший Святослав.</text:p>
      <text:p text:style-name="P4">
Як повідомляв Укрінформ, до поліції звернулися представники Міністерствакультури та інформаційної політики із заявою щодо виявлення пошкоджень таруйнувань одного із корпусів Києво-Печерської лаври. Правоохоронці <text:a xlink:type="simple" xlink:href="https://www.ukrinform.ua/rubric-kyiv/3695276-rujnuvanna-obekta-kievopecerskoi-lavri-policia-porusila-spravu.html" text:style-name="Internet_20_link" text:visited-style-name="Visited_20_Internet_20_Link">
</text:a>
 .</text:p>
      <text:p text:style-name="P4">
Раніше комісія МКІП з приймання-передачі майна Національного заповідника"Києво-Печерська лавра" <text:a xlink:type="simple" xlink:href="https://www.ukrinform.ua/rubric-culture/3694946-u-lavri-zafiksuvali-rujnuvanna-knizkovogo-skladu-akij-buv-u-koristuvanni-upc-mp-tkacenko.html" text:style-name="Internet_20_link" text:visited-style-name="Visited_20_Internet_20_Link">
 </text:a>
 , що перебував у користуванні Українськоїправославної церкви московського патріархату.</text:p>
      <text:p text:style-name="P4">
Source: <text:a xlink:type="simple" xlink:href="https://www.ukrinform.ua/rubric-society/3695504-glava-ugkc-pro-podii-navkolo-kiivskoi-lavri-bolace-za-cim-sposterigati.html" text:style-name="Internet_20_link" text:visited-style-name="Visited_20_Internet_20_Link">
https://www.ukrinform.ua/rubric-society/3695504-glava-ugkc-pro-podii-navkolo-kiivskoi-lavri-bolace-za-cim-sposterigati.html</text:a>
</text:p>
      <!--NEWS-->
      <text:h text:style-name="P10" text:outline-level="1">
<text:span text:style-name="T4">
В Україну надійшли генератори з Австралії на суму €1,95 мільйона</text:span>
</text:h>
      <text:p text:style-name="P4">
Authors: Ukrinform (Person)</text:p>
      <text:p text:style-name="P4">
Publisher: Укринформ (Organization)</text:p>
      <text:p text:style-name="P4">
Published Time: 2023-04-13T17:06:56+03:00</text:p>
      <text:p text:style-name="P4">
Modified Time: 2023-04-13T17:06:56+03:00</text:p>
      <text:p text:style-name="P4">
Description: Із використанням інструменту приватних дотацій в рамках механізму ЄС з надзвичайної допомоги rescEU один з австралійських фондів поставив в Україну 169 генераторів, які вже були доставлені до місць призначення з логістичного хабу rescEU у Польщі. — Укрінформ.</text:p>
      <text:p text:style-name="P4">
Images: ["<text:a xlink:type="simple" xlink:href="https://static.ukrinform.com/photos/2022_10/thumb_files/630_360_1666894136-239.jpg" text:style-name="Internet_20_link" text:visited-style-name="Visited_20_Internet_20_Link">
630_360_16668...</text:a>
"]</text:p>
      <text:p text:style-name="P4">
Tags: ['Австралія', 'генератор']</text:p>
      <text:p text:style-name="P4">
Type: Article</text:p>
      <!--METADATA-->
      <text:p text:style-name="P4">
<draw:frame draw:style-name="fr1" draw:name="Image133" text:anchor-type="as-char" svg:width="6.9236in" svg:height="3.956343in" draw:z-index="0">
<draw:image xlink:href="../Images/yкринформ/2023-04-13T17-06-56-03-00/630_360_1666894136-239.jpg" xlink:type="simple" xlink:show="embed" xlink:actuate="onLoad" draw:mime-type="image/jpeg"/>
</draw:frame>
 Ізвикористанням інструменту приватних дотацій в рамках механізму ЄС знадзвичайної допомоги rescEU один з австралійських фондів поставив в Україну169 генераторів, які вже були доставлені до місць призначення з логістичногохабу rescEU у Польщі.</text:p>
      <text:p text:style-name="P4">
Як повідомляє Укрінформ, про це йдеться у повідомленні, оприлюдненому <text:a xlink:type="simple" xlink:href="https://ec.europa.eu/commission/presscorner/detail/en/MEX_23_2222" text:style-name="Internet_20_link" text:visited-style-name="Visited_20_Internet_20_Link">
</text:a>
 <text:a xlink:type="simple" xlink:href="https://ec.europa.eu/commission/presscorner/detail/en/MEX_23_2222" text:style-name="Internet_20_link" text:visited-style-name="Visited_20_Internet_20_Link">
</text:a>
 <text:a xlink:type="simple" xlink:href="https://ec.europa.eu/commission/presscorner/detail/en/MEX_23_2222" text:style-name="Internet_20_link" text:visited-style-name="Visited_20_Internet_20_Link">
</text:a>
</text:p>
      <text:p text:style-name="P4">
«Надзвичайна енергетична допомога за координації зі схемою ЄС із приватнихдотацій вже прибула в Україну. 169 генераторів, що були надані Австралійськимфондом Minderoo були транспортовані в Україну через енергетичний резервний хабrescEU у Польщі. Ці генератори, що варті 1,95 мільйона євро, надані на додатокдо 1000 генераторів, вже доставлених в Україну з резервів rescEU. Усього, закоординації ЄС, в Україну доставлені близько 3000 генераторів електроенергіїза рахунок дотацій від країн-членів, від приватного сектору, від третіх країнта з власних резервів rescEU», - йдеться у повідомленні.</text:p>
      <text:p text:style-name="P4">
Як зазначається, Євросоюз, водночас, виділив 114,9 мільйона євро для Польщі назакупівлю запасних частин для енергетичного резерву rescEU у цій країні. Цеозначає, що логістичний хаб у Польщі може надавати допомогу не лишеенергетичному сектору України, але також відповідати на ймовірні потреби іншихкраїн, які постраждали внаслідок російської агресивної <text:a xlink:type="simple" xlink:href="https://www.ukrinform.ua/tag-vijna" text:style-name="Internet_20_link" text:visited-style-name="Visited_20_Internet_20_Link">
</text:a>
 проти України.</text:p>
      <text:p text:style-name="P4">
<text:span text:style-name="T4">
Читайте також:</text:span>
 <text:a xlink:type="simple" xlink:href="https://www.ukrinform.ua/rubric-ato/3693592-zsu-na-bahmutskomu-napramku-vikoristovuut-avstralijski-bushmaster.html" text:style-name="Internet_20_link" text:visited-style-name="Visited_20_Internet_20_Link">
 <text:span text:style-name="T4">
австрал</text:span>
 </text:a>
</text:p>
      <text:p text:style-name="P4">
Поставлені генератори мають різний розмір та призначення, від забезпеченняелектрики для живлення окремих домогосподарств, до освітлення великихадміністративних будівель, таких як лікарні, школи або централізовані пунктиобігріву.</text:p>
      <text:p text:style-name="P4">
З початку російського вторгнення в Україну ЄС поставив в Україну більше 87тисяч тонн гуманітарної допомоги через Механізм цивільного захисту ЄС та надав630 мільйонів євро для вирішення нагальних гуманітарних потреб населеннякраїни.</text:p>
      <text:p text:style-name="P4">
<text:span text:style-name="T5">
Фото ілюстративне</text:span>
</text:p>
      <text:p text:style-name="P4">
Source: <text:a xlink:type="simple" xlink:href="https://www.ukrinform.ua/rubric-economy/3695505-v-ukrainu-nadijsli-generatori-z-avstralii-na-sumu-195-miljona.html" text:style-name="Internet_20_link" text:visited-style-name="Visited_20_Internet_20_Link">
https://www.ukrinform.ua/rubric-economy/3695505-v-ukrainu-nadijsli-generatori-z-avstralii-na-sumu-195-miljona.html</text:a>
</text:p>
      <!--NEWS-->
      <text:h text:style-name="P10" text:outline-level="1">
<text:span text:style-name="T4">
ЄС перегляне транспортні проєкти, щоб розвинути сполучення з Україною та Молдовою</text:span>
</text:h>
      <text:p text:style-name="P4">
Authors: Ukrinform (Person)</text:p>
      <text:p text:style-name="P4">
Publisher: Укринформ (Organization)</text:p>
      <text:p text:style-name="P4">
Published Time: 2023-04-13T17:08:21+03:00</text:p>
      <text:p text:style-name="P4">
Modified Time: 2023-04-13T17:08:21+03:00</text:p>
      <text:p text:style-name="P4">
Description: Великі проєкти транспортної інфраструктури ЄС мають більше зосереджуватися на стійкому транспорті, уникати затримок і налагоджувати сполучення з Україною та Молдовою. — Укрінформ.</text:p>
      <text:p text:style-name="P4">
Images: ["<text:a xlink:type="simple" xlink:href="https://static.ukrinform.com/photos/2017_07/thumb_files/630_360_1501148874-8334.jpg" text:style-name="Internet_20_link" text:visited-style-name="Visited_20_Internet_20_Link">
630_360_15011...</text:a>
"]</text:p>
      <text:p text:style-name="P4">
Tags: ['Євросоюз', 'Молдова', 'Транспорт', 'Україна']</text:p>
      <text:p text:style-name="P4">
Type: Article</text:p>
      <!--METADATA-->
      <text:p text:style-name="P4">
<draw:frame draw:style-name="fr1" draw:name="Image134" text:anchor-type="as-char" svg:width="6.9236in" svg:height="3.956343in" draw:z-index="0">
<draw:image xlink:href="../Images/yкринформ/2023-04-13T17-08-21-03-00/630_360_1501148874-8334.jpg" xlink:type="simple" xlink:show="embed" xlink:actuate="onLoad" draw:mime-type="image/jpeg"/>
</draw:frame>
 Великіпроєкти транспортної інфраструктури ЄС мають більше зосереджуватися настійкому транспорті, уникати затримок і налагоджувати сполучення з Україною таМолдовою.</text:p>
      <text:p text:style-name="P4">
Як передає Укрінформ, про це повідомляється у <text:a xlink:type="simple" xlink:href="https://www.europarl.europa.eu/news/en/press-room/20230411IPR79503/trans-european-transport-projects-first-go-ahead-to-new-rules" text:style-name="Internet_20_link" text:visited-style-name="Visited_20_Internet_20_Link">
</text:a>
 ЄвропейськогоПарламенту.</text:p>
      <text:p text:style-name="P4">
У четвер Комітет Європарламенту з питань транспорту і туризму ухваливпропозицію щодо перегляду правил транс’європейського транспорту (TENT-T).</text:p>
      <text:p text:style-name="P4">
TENT-T – це план ЄС із побудови мережі залізниць, доріг, внутрішніх воднихшляхів і коротких морських судноплавних маршрутів, з’єднаних через порти татермінали по всій території <text:a xlink:type="simple" xlink:href="https://www.ukrinform.ua/tag-evrosouz" text:style-name="Internet_20_link" text:visited-style-name="Visited_20_Internet_20_Link">
 </text:a>
 .</text:p>
      <text:p text:style-name="P4">
Зазначається також, що з початком повномасштабного вторгнення рф в Україну,транспортний комітет підтримав скорочення проєктів транспортної інфраструктуриз росією та білоруссю, зміцнивши натомість партнерство з Україною та Молдовою.</text:p>
      <text:p text:style-name="P4">
<text:span text:style-name="T4">
Читайте також:</text:span>
 <text:a xlink:type="simple" xlink:href="https://www.ukrinform.ua/rubric-economy/3695051-u-radi-zaklikali-evroparlament-prodovziti-sprosenij-rezim-eksportu-dla-ukrainskih-tovariv.html" text:style-name="Internet_20_link" text:visited-style-name="Visited_20_Internet_20_Link">
 </text:a>
</text:p>
      <text:p text:style-name="P4">
«Депутати Європарламенту також хочуть, щоб уряди ЄС виключили підприємстваз-за меж ЄС із участі у великих проєктах TEN-T, якщо Комісія вважає, що вонистановлять загрозу безпеці», – йдеться у повідомленні.</text:p>
      <text:p text:style-name="P4">
Відповідно до плану, європейські країни повинні забезпечити безперебійнепереміщення військ і військових матеріалів у межах ЄС.</text:p>
      <text:p text:style-name="P4">
Серед основних положень TENT-T є введення уніфікованих технічних таексплуатаційних стандартів для кожного виду транспорту і повна електрифікаціязалізниць в основній мережі TENT-T.</text:p>
      <text:p text:style-name="P4">
Європарламент наполягає, щоб країни-члени ЄС ухвалили плани сталої міськоїмобільності до кінця 2025 року для інтеграції різних видів транспорту, зокремаі велосипедів або мобільної активності.</text:p>
      <text:p text:style-name="P4">
«Цей план має стати однією з умов отримання фінансування від ЄС», – зазначаютьу Європарламенті.</text:p>
      <text:p text:style-name="P4">
<text:span text:style-name="T4">
Читайте також:</text:span>
 <text:a xlink:type="simple" xlink:href="https://www.ukrinform.ua/rubric-vidbudova/3695039-v-es-sukaut-zakonnij-slah-spramuvanna-zamorozenih-aktiviv-rf-na-vidbudovu-ukraini.html" text:style-name="Internet_20_link" text:visited-style-name="Visited_20_Internet_20_Link">
 </text:a>
</text:p>
      <text:p text:style-name="P4">
Депутати Європарламенту підтверджують необхідність завершення основнихпроєктів транспортної інфраструктури в основній мережі TENT-T до кінця 2030року.</text:p>
      <text:p text:style-name="P4">
Як повідомляв Укрінформ, поблизу столиці Молдови Кишинева планують збудуватисучасну військову базу для підготовки особового складу національної армії.</text:p>
      <text:p text:style-name="P4">
Source: <text:a xlink:type="simple" xlink:href="https://www.ukrinform.ua/rubric-economy/3695508-es-pereglane-transportni-proekti-sob-rozvinuti-spolucenna-z-ukrainou-ta-moldovou.html" text:style-name="Internet_20_link" text:visited-style-name="Visited_20_Internet_20_Link">
https://www.ukrinform.ua/rubric-economy/3695508-es-pereglane-transportni-proekti-sob-rozvinuti-spolucenna-z-ukrainou-ta-moldovou.html</text:a>
</text:p>
      <!--NEWS-->
      <text:h text:style-name="P10" text:outline-level="1">
<text:span text:style-name="T4">
Великодній кошик: які продукти подорожчали найбільше</text:span>
</text:h>
      <text:p text:style-name="P4">
Authors: Ukrinform (Person)</text:p>
      <text:p text:style-name="P4">
Publisher: Укринформ (Organization)</text:p>
      <text:p text:style-name="P4">
Published Time: 2023-04-13T17:12:00+03:00</text:p>
      <text:p text:style-name="P4">
Modified Time: 2023-04-13T17:12:00+03:00</text:p>
      <text:p text:style-name="P4">
Description: У 2023 році у Великодньому кошику в порівнянні з 2022 роком, крім курячих яєць, подорожчали свинина і молочні продукти. — Укрінформ.</text:p>
      <text:p text:style-name="P4">
Images: ["<text:a xlink:type="simple" xlink:href="https://static.ukrinform.com/photos/2023_04/thumb_files/630_360_1681394714-147.jpeg" text:style-name="Internet_20_link" text:visited-style-name="Visited_20_Internet_20_Link">
630_360_16813...</text:a>
"]</text:p>
      <text:p text:style-name="P4">
Tags: ['Ціни', 'Продукти', 'Великдень', 'Єдині новини']</text:p>
      <text:p text:style-name="P4">
Type: Article</text:p>
      <!--METADATA-->
      <text:p text:style-name="P4">
<draw:frame draw:style-name="fr1" draw:name="Image135" text:anchor-type="as-char" svg:width="6.9236in" svg:height="3.956343in" draw:z-index="0">
<draw:image xlink:href="../Images/yкринформ/2023-04-13T17-12-00-03-00/630_360_1681394714-147.jpeg" xlink:type="simple" xlink:show="embed" xlink:actuate="onLoad" draw:mime-type="image/jpeg"/>
</draw:frame>
 У 2023році у Великодньому кошику в порівнянні з 2022 роком, крім курячих яєць,подорожчали свинина і молочні продукти.</text:p>
      <text:p text:style-name="P4">
Як передає Укрінформ, про це сказав перший заступник міністра аграрноїполітики та продовольства України Тарас Висоцький в ефірі марафону "Єдиніновини".</text:p>
      <text:p text:style-name="P4">
Він зазначив, що за рік найбільше зросла вартість яєць – вдвічі. На ціну яєцьвплинуло кілька факторів: руйнування окупантами великих птахофабрик, зокреманайбільшої в Україні – в Чорнобаївці, інфляція та енергетична криза.</text:p>
      <text:p text:style-name="P4">
Відео: Телемарафон "Єдині Новини"</text:p>
      <text:p text:style-name="P4">
Крім яєць, суттєво подорожчали свинина, молочні продукти та борошно.</text:p>
      <text:p text:style-name="P4">
«Свинина подорожчала на 30-35%. Борошно - менше ніж на 10%. Молочні <text:a xlink:type="simple" xlink:href="https://www.ukrinform.ua/tag-produkti" text:style-name="Internet_20_link" text:visited-style-name="Visited_20_Internet_20_Link">
</text:a>
 – до 10%. Після Великодня очікуєтьсяпевне здешевлення продуктів. Протягом останнього тижня ціна на яйця вже впалана 7%, і ця тенденція продовжуватиметься. Падіння ціни на м'ясо не будесильним - на 5-7% ближче до кінця весни», - розповів Висоцький.</text:p>
      <text:p text:style-name="P4">
<text:span text:style-name="T4">
Читайте також:</text:span>
 <text:a xlink:type="simple" xlink:href="https://www.ukrinform.ua/rubric-kyiv/3695362-u-kievi-na-velikden-virani-zmozut-zalisitisa-na-nicne-bogosluzinna-u-hramah.html" text:style-name="Internet_20_link" text:visited-style-name="Visited_20_Internet_20_Link">
 <text:span text:style-name="T4">
Великд</text:span>
 </text:a>
</text:p>
      <text:p text:style-name="P4">
Заступник міністра зауважив, що поступово птахівництво в Українівідновлюється, і це вплине на стабілізацію цін на м'ясо птиці і яйця.</text:p>
      <text:p text:style-name="P4">
Як повідомляв Укрінформ, за розрахунками Інституту аграрної економіки, у 2023році великодній кошик із традиційним набором продуктів на сімі'ю з 4 осібкоштує близько 1208,78 грн, що на 24,4% дорожче, ніж торік.</text:p>
      <text:p text:style-name="P4">
Source: <text:a xlink:type="simple" xlink:href="https://www.ukrinform.ua/rubric-economy/3695510-velikodnij-kosik-aki-produkti-podorozcali-najbilse.html" text:style-name="Internet_20_link" text:visited-style-name="Visited_20_Internet_20_Link">
https://www.ukrinform.ua/rubric-economy/3695510-velikodnij-kosik-aki-produkti-podorozcali-najbilse.html</text:a>
</text:p>
      <!--NEWS-->
      <text:h text:style-name="P10" text:outline-level="1">
<text:span text:style-name="T4">
Двоє добровольців із США загинули в боях за Україну</text:span>
</text:h>
      <text:p text:style-name="P4">
Authors: Ukrinform (Person)</text:p>
      <text:p text:style-name="P4">
Publisher: Укринформ (Organization)</text:p>
      <text:p text:style-name="P4">
Published Time: 2023-04-13T17:19:28+03:00</text:p>
      <text:p text:style-name="P4">
Modified Time: 2023-04-13T17:19:28+03:00</text:p>
      <text:p text:style-name="P4">
Description: Двоє американських добровольців Едвард Валтер Вілтон і Грейді Курпасі загинули, захищаючи Україну від російських загарбників. — Укрінформ.</text:p>
      <text:p text:style-name="P4">
Images: ["<text:a xlink:type="simple" xlink:href="https://static.ukrinform.com/photos/2021_04/thumb_files/630_360_1617451420-842.jpg" text:style-name="Internet_20_link" text:visited-style-name="Visited_20_Internet_20_Link">
630_360_16174...</text:a>
"]</text:p>
      <text:p text:style-name="P4">
Tags: ['США', 'Загибель', 'Добровольці', 'Війна з росією']</text:p>
      <text:p text:style-name="P4">
Type: Article</text:p>
      <!--METADATA-->
      <text:p text:style-name="P4">
<draw:frame draw:style-name="fr1" draw:name="Image136" text:anchor-type="as-char" svg:width="6.9236in" svg:height="3.956343in" draw:z-index="0">
<draw:image xlink:href="../Images/yкринформ/2023-04-13T17-19-28-03-00/630_360_1617451420-842.jpg" xlink:type="simple" xlink:show="embed" xlink:actuate="onLoad" draw:mime-type="image/jpeg"/>
</draw:frame>
 Двоєамериканських добровольців Едвард Валтер Вілтон і Грейді Курпасі загинули,захищаючи Україну від російських загарбників.</text:p>
      <text:p text:style-name="P4">
Як передає Укрінформ, про це повідомляє  <text:a xlink:type="simple" xlink:href="https://www.thedailybeast.com/two-american-citizens-killed-in-russias-war-on-ukraine" text:style-name="Internet_20_link" text:visited-style-name="Visited_20_Internet_20_Link">
</text:a>
 .</text:p>
      <text:p text:style-name="P4">
"Ми можемо підтвердити смерть громадянина США в Україні. З поваги доприватного життя сім'ї в цей важкий час нам більше нічого додати", - відповівпредставник Державного департаменту на прохання прокоментувати ситуацію щодоЕдварда Валтера Вілтона.</text:p>
      <text:p text:style-name="P4">
Згідно з даними на платформі зі збору коштів GoFundMe, Грейді Курпасі, ветеранморської піхоти <text:a xlink:type="simple" xlink:href="https://www.ukrinform.ua/tag-ssa" text:style-name="Internet_20_link" text:visited-style-name="Visited_20_Internet_20_Link">
 </text:a>
 , також загинув,захищаючи Україну від російських військ.</text:p>
      <text:p text:style-name="P4">
"Грейді поїхав тренувати солдатів, але через інтенсивність війни і потреби вдосвідчених лідерах Грейді врешті повів загін у бій і загинув", - зазначаєтьсяна сторінці збору коштів.</text:p>
      <text:p text:style-name="P4">
Як повідомляв Укрінформ, у лютому на війні в Україні загинув  <text:a xlink:type="simple" xlink:href="https://www.ukrinform.ua/rubric-ato/3675270-v-ukraini-zaginuv-amerikanskij-dobrovolec-cnn.html" text:style-name="Internet_20_link" text:visited-style-name="Visited_20_Internet_20_Link">
</text:a>
 зі штату Вісконсин Ендрю Пітерс.</text:p>
      <text:p text:style-name="P4">
Source: <text:a xlink:type="simple" xlink:href="https://www.ukrinform.ua/rubric-ato/3695511-dvoe-dobrovolciv-iz-ssa-zaginuli-v-boah-za-ukrainu.html" text:style-name="Internet_20_link" text:visited-style-name="Visited_20_Internet_20_Link">
https://www.ukrinform.ua/rubric-ato/3695511-dvoe-dobrovolciv-iz-ssa-zaginuli-v-boah-za-ukrainu.html</text:a>
</text:p>
      <!--NEWS-->
      <text:h text:style-name="P10" text:outline-level="1">
<text:span text:style-name="T4">
Демонтаж МАФів: бізнес просить столичну владу про компроміс на час війни</text:span>
</text:h>
      <text:p text:style-name="P4">
Authors: Ukrinform (Person)</text:p>
      <text:p text:style-name="P4">
Publisher: Укринформ (Organization)</text:p>
      <text:p text:style-name="P4">
Published Time: 2023-04-13T17:21:35+03:00</text:p>
      <text:p text:style-name="P4">
Modified Time: 2023-04-13T17:21:35+03:00</text:p>
      <text:p text:style-name="P4">
Description: Громадські організації підприємців закликають владу столиці до компромісу в питанні демонтажу й перенесення тимчасових споруд, що використовуються бізнесом, і просять до завершення війни утриматися від таких дій. — Укрінформ.</text:p>
      <text:p text:style-name="P4">
Images: ["<text:a xlink:type="simple" xlink:href="https://static.ukrinform.com/photos/2023_04/thumb_files/630_360_1681395178-194.jpg" text:style-name="Internet_20_link" text:visited-style-name="Visited_20_Internet_20_Link">
630_360_16813...</text:a>
", "<text:a xlink:type="simple" xlink:href="https://static.ukrinform.com/photos/2023_04/1681394807-528.jpg" text:style-name="Internet_20_link" text:visited-style-name="Visited_20_Internet_20_Link">
1681394807-52...</text:a>
"]</text:p>
      <text:p text:style-name="P4">
Tags: ['Бізнес', 'МАФ', 'Київ', 'Демонтаж']</text:p>
      <text:p text:style-name="P4">
Type: Article</text:p>
      <!--METADATA-->
      <text:p text:style-name="P4">
<draw:frame draw:style-name="fr1" draw:name="Image137" text:anchor-type="as-char" svg:width="6.9236in" svg:height="3.956343in" draw:z-index="0">
<draw:image xlink:href="../Images/yкринформ/2023-04-13T17-21-35-03-00/630_360_1681395178-194.jpg" xlink:type="simple" xlink:show="embed" xlink:actuate="onLoad" draw:mime-type="image/jpeg"/>
</draw:frame>
 Громадськіорганізації підприємців закликають владу столиці до компромісу в питаннідемонтажу й перенесення тимчасових споруд, що використовуються бізнесом, іпросять до завершення війни утриматися від таких дій.</text:p>
      <text:p text:style-name="P4">
Відповідну резолюцію під час пресконференції в Укрінформі на тему: “Співпрацямалого бізнесу і столичної влади в умовах воєнного стану” оприлюднив головаГромадської ради при КМДА Геннадій Кривошея.</text:p>
      <text:p text:style-name="P4">
За його словами, документ-звернення створено за підсумками засідання за“круглим столом”, яке відбулося напередодні за участі підприємців іпредставників Київської міськдержадміністрації та військової адміністраціїстолиці. “Це не лише моя позиція чи позиція Громадської ради, це позиція всієїгромадськості, яка захищає малий бізнес у Києві”, - запевнив Кривошея.</text:p>
      <text:p text:style-name="P4">
<draw:frame draw:style-name="fr1" draw:name="Image138" text:anchor-type="as-char" svg:width="6.9236in" svg:height="4.615733in" draw:z-index="0">
<draw:image xlink:href="../Images/yкринформ/2023-04-13T17-21-35-03-00/1681394807-528.jpg" xlink:type="simple" xlink:show="embed" xlink:actuate="onLoad" draw:mime-type="image/jpeg"/>
</draw:frame>
</text:p>
      <text:p text:style-name="P4">
Низка ухвалених останнім часом рішень про демонтаж і примусове переміщеннямалих архітектурних форм лише до визначених владою локацій, за його оцінками,означає фактичне знищення багатьох маленьких бізнесів, позбавлення засобів доіснування родин багатьох підприємців, для яких такі МАФи є єдиним джереломдоходів. Якщо таку практику буде продовжено, то загалом може йтися пропотенційну втрату столицею щонайменше 20 тисяч робочих місць — не тільки длясамозайнятих громадян, а й для найманих працівників, зокрема внутрішньопереміщених осіб.</text:p>
      <text:p text:style-name="P4">
Кривошея нагадав, що саме робота малих підприємців допомагала киянам виживатиу березні-квітні минулого року, коли не працювали великі торговельні заклади.Підприємці не лише забезпечували продаж товарів першої необхідності, а йвипікали та безплатно роздавали людям хліб, пригощали чаєм та кавою, надавалипродуктові набори.</text:p>
      <text:p text:style-name="P4">
Окремо голова Громадської ради при КМДА наголосив, що йдеться винятково протимчасові споруди, розміщені на законних підставах, відповідно до дозвільнихдокументів, виданих київською міською владою. “Ми не захищаємо тих, хто працюєбез документів, хто порушує закони і встановлює споруди на зелених зонах, хтозаважає входу і виходу людей з метро та укриттів. Ми захищаємо лишедобросовісних підприємців, які працюють відповідно до закону”, - запевнивКривошея.</text:p>
      <text:p text:style-name="P4">
При цьому він нагадав про чинну постанову КМУ №314 від 18 березня 2022 року <text:a xlink:type="simple" xlink:href="https://zakon.rada.gov.ua/laws/show/314-2022-%D0%BF#Text" text:style-name="Internet_20_link" text:visited-style-name="Visited_20_Internet_20_Link">
</text:a>
 , згідно з якоютерміни дії чинних строкових ліцензій та документів дозвільного характеруавтоматично подовжуються на воєнний період. Тому столичні підприємці вимагаютьвід влади утриматися від будь-яких дій стосовно законно встановлених об’єктів.</text:p>
      <text:p text:style-name="P4">
<text:span text:style-name="T4">
Читайте також:</text:span>
 <text:a xlink:type="simple" xlink:href="https://www.ukrinform.ua/rubric-vidbudova/3694421-grosi-na-biznes-ak-ukrainci-gospodaruut-na-derzavni-granti.html" text:style-name="Internet_20_link" text:visited-style-name="Visited_20_Internet_20_Link">
 <text:span text:style-name="T4">
бізнес</text:span>
 </text:a>
</text:p>
      <text:p text:style-name="P4">
Поміж основних пунктів резолюції підприємницької спільноти — прохання протермінове скликання засідання Ради оборони столиці із запрошеннямпредставників громадськості, які б могли донести до влади свою позицію. “Назасіданні мають затвердити нові Правила розташування та демонтажу тимчасовихспоруд, розміщення яких несе потенційну загрозу виникнення надзвичайнихситуацій, суперечить державним будівельним нормам і може призвести до загрозижиттю та здоров’ю людей. Відповідні перенесення треба проводити винятковопісля опрацювання уповноваженими державними органами з урахуванням наявнихдозвільних документів. Разом із тим просимо надати власникам розміщених назаконних підставах тимчасових споруд можливість у разі необхідності в30-денний термін самостійно знайти місце для перенесення, із погодженням збалансоутримувачем та вивченням громадської думки”, - процитував Кривошеятекст резолюції. Також підприємці просять столичну владу надати час длясамостійного пошуку нових місць розміщення МАФів, рішення про перенесення якихвже ухвалені міською Комісією з питань розміщення тимчасових споруд.</text:p>
      <text:p text:style-name="P4">
Як повідомлялося, <text:a xlink:type="simple" xlink:href="https://kyivcity.gov.ua/news/u_pitanni_rozmischennya_mafiv_misto_povinne_zabezpechiti_balans_mizh_vimogami_bezpeki_zapitom_kiyan_na_gromadskiy_prostir_ta_interesami_pidpriyemtsiv__petro_panteleyev/" text:style-name="Internet_20_link" text:visited-style-name="Visited_20_Internet_20_Link">
</text:a>
, столична влада готова до конструктивної співпраці з представниками малогобізнесу для актуалізації правил розміщення тимчасових споруд, із дотриманнямвимог безпеки, продиктованих воєнним станом, а також з урахуванням запитівжителів на облаштовані громадські простори. Він також нагадав, що в липніминулого року Рада оборони міста Києва ухвалила рішення про демонтаж МАФів,які розташовані біля входів та виходів зі станцій метро та вздовж прилеглихшляхів.</text:p>
      <text:p text:style-name="P4">
Source: <text:a xlink:type="simple" xlink:href="https://www.ukrinform.ua/rubric-kyiv/3695513-demontaz-mafiv-biznes-prosit-stolicnu-vladu-pro-kompromis-na-cas-vijni.html" text:style-name="Internet_20_link" text:visited-style-name="Visited_20_Internet_20_Link">
https://www.ukrinform.ua/rubric-kyiv/3695513-demontaz-mafiv-biznes-prosit-stolicnu-vladu-pro-kompromis-na-cas-vijni.html</text:a>
</text:p>
      <!--NEWS-->
      <text:h text:style-name="P10" text:outline-level="1">
<text:span text:style-name="T4">
У Грузії назвали страту росіянами полоненого бійця ЗСУ злочином проти людяності</text:span>
</text:h>
      <text:p text:style-name="P4">
Authors: Ukrinform (Person)</text:p>
      <text:p text:style-name="P4">
Publisher: Укринформ (Organization)</text:p>
      <text:p text:style-name="P4">
Published Time: 2023-04-13T17:22:29+03:00</text:p>
      <text:p text:style-name="P4">
Modified Time: 2023-04-13T17:22:29+03:00</text:p>
      <text:p text:style-name="P4">
Description: Президент Грузії Саломе Зурабішвілі заявила, що жорстока страта полоненого українського воїна є ще одним злочином проти людяності. — Укрінформ.</text:p>
      <text:p text:style-name="P4">
Images: ["<text:a xlink:type="simple" xlink:href="https://static.ukrinform.com/photos/2021_07/thumb_files/630_360_1626700245-944.jpeg" text:style-name="Internet_20_link" text:visited-style-name="Visited_20_Internet_20_Link">
630_360_16267...</text:a>
"]</text:p>
      <text:p text:style-name="P4">
Tags: ['Грузія', 'Воєнні злочини', 'Війна з росією']</text:p>
      <text:p text:style-name="P4">
Type: Article</text:p>
      <!--METADATA-->
      <text:p text:style-name="P4">
<draw:frame draw:style-name="fr1" draw:name="Image139" text:anchor-type="as-char" svg:width="6.9236in" svg:height="3.956343in" draw:z-index="0">
<draw:image xlink:href="../Images/yкринформ/2023-04-13T17-22-29-03-00/630_360_1626700245-944.jpeg" xlink:type="simple" xlink:show="embed" xlink:actuate="onLoad" draw:mime-type="image/jpeg"/>
</draw:frame>
 ПрезидентГрузії Саломе Зурабішвілі заявила, що жорстока страта полоненого українськоговоїна є ще одним злочином проти людяності.</text:p>
      <text:p text:style-name="P4">
Як передає Укрінформ, про це повідомляє портал <text:a xlink:type="simple" xlink:href="https://www.newsgeorgia.ge/prezident-gruzii-prokommentirovala-kadry-s-obezglavlivaniem-ukrainskogo-soldata/" text:style-name="Internet_20_link" text:visited-style-name="Visited_20_Internet_20_Link">
</text:a>
 .</text:p>
      <text:p text:style-name="P4">
"Мене обурює жорстоке відео, на якому показано обезголовлення полоненогоукраїнського солдата. На воєнні злочини має бути юридична відповідь. <text:a xlink:type="simple" xlink:href="https://www.ukrinform.ua/tag-gruzia" text:style-name="Internet_20_link" text:visited-style-name="Visited_20_Internet_20_Link">
</text:a>
 стоїть та стоятиме поряд з Україною”, -заявила Зурабішвілі.</text:p>
      <text:p text:style-name="P4">
Як повідомлялося, напередодні в інтернеті з’явилися відео, як росіянивідрізають голову українському військовополоненому. Правоохоронні органиУкраїни вживають заходів для встановлення осіб, які вчинили цей злочин.</text:p>
      <text:p text:style-name="P4">
Президент України Володимир Зеленський заявив, що на цей <text:a xlink:type="simple" xlink:href="https://www.ukrinform.ua/rubric-ato/3694808-zelenskij-pro-stratu-ukrainskogo-voina-ce-video-rosii-akou-vona-e.html" text:style-name="Internet_20_link" text:visited-style-name="Visited_20_Internet_20_Link">
</text:a>
</text:p>
      <text:p text:style-name="P4">
<text:span text:style-name="T4">
Читайте також:</text:span>
 <text:a xlink:type="simple" xlink:href="https://www.ukrinform.ua/rubric-polytics/3695497-putin-nese-vidpovidalnist-za-zorstoku-stratu-ukrainskogo-vijskovogo-smigal.html" text:style-name="Internet_20_link" text:visited-style-name="Visited_20_Internet_20_Link">
 <text:span text:style-name="T4">
страт</text:span>
 </text:a>
</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що скоєні в Україні росіянами.</text:p>
      <text:p text:style-name="P4">
Source: <text:a xlink:type="simple" xlink:href="https://www.ukrinform.ua/rubric-polytics/3695515-u-gruzii-nazvali-stratu-rosianami-polonenogo-bijca-zsu-zlocinom-proti-ludanosti.html" text:style-name="Internet_20_link" text:visited-style-name="Visited_20_Internet_20_Link">
https://www.ukrinform.ua/rubric-polytics/3695515-u-gruzii-nazvali-stratu-rosianami-polonenogo-bijca-zsu-zlocinom-proti-ludanosti.html</text:a>
</text:p>
      <!--NEWS-->
      <text:h text:style-name="P10" text:outline-level="1">
<text:span text:style-name="T4">
Центральний історичний архів України презентував новий е-ресурс документів</text:span>
</text:h>
      <text:p text:style-name="P4">
Authors: Ukrinform (Person)</text:p>
      <text:p text:style-name="P4">
Publisher: Укринформ (Organization)</text:p>
      <text:p text:style-name="P4">
Published Time: 2023-04-13T17:23:00+03:00</text:p>
      <text:p text:style-name="P4">
Modified Time: 2023-04-13T17:23:00+03:00</text:p>
      <text:p text:style-name="P4">
Description: Центральний державний історичний архів України презентував новий електронний ресурс з історичними документами. — Укрінформ.</text:p>
      <text:p text:style-name="P4">
Images: ["<text:a xlink:type="simple" xlink:href="https://static.ukrinform.com/photos/2023_04/thumb_files/630_360_1681395536-469.jpg" text:style-name="Internet_20_link" text:visited-style-name="Visited_20_Internet_20_Link">
630_360_16813...</text:a>
", "<text:a xlink:type="simple" xlink:href="https://static.ukrinform.com/photos/2023_04/1681395489-763.jpg" text:style-name="Internet_20_link" text:visited-style-name="Visited_20_Internet_20_Link">
1681395489-76...</text:a>
", "<text:a xlink:type="simple" xlink:href="https://static.ukrinform.com/photos/2023_04/1681395457-812.jpg" text:style-name="Internet_20_link" text:visited-style-name="Visited_20_Internet_20_Link">
1681395457-81...</text:a>
"]</text:p>
      <text:p text:style-name="P4">
Tags: ['Архів', 'Історія', 'Онлайн', 'Державна архівна служба']</text:p>
      <text:p text:style-name="P4">
Type: Article</text:p>
      <!--METADATA-->
      <text:p text:style-name="P4">
<draw:frame draw:style-name="fr1" draw:name="Image140" text:anchor-type="as-char" svg:width="6.9236in" svg:height="3.956343in" draw:z-index="0">
<draw:image xlink:href="../Images/yкринформ/2023-04-13T17-23-00-03-00/630_360_1681395536-469.jpg" xlink:type="simple" xlink:show="embed" xlink:actuate="onLoad" draw:mime-type="image/jpeg"/>
</draw:frame>
Центральний державний історичний архів України презентував новий електроннийресурс з історичними документами.</text:p>
      <text:p text:style-name="P4">
Презентація відбулася в Укрінформі.</text:p>
      <text:p text:style-name="P4">
"Створення електронного ресурсу було визначено пріоритетом діяльностіісторичного архіву ще на початку 2020 року. І ми з того часу, по суті, почалинад цим працювати. Розуміючи, що створення електронного ресурсу потребує трьохключових речей. Річ перша - повнотекстові описи. Друга річ - оцифровані копії.Третя річ - кошти на придбання програмного забезпечення, забезпечення послугпровайдера", - сказав директор Центрального державного історичного архівуУкраїни Ярослав Файзулін.</text:p>
      <text:p text:style-name="P4">
<draw:frame draw:style-name="fr1" draw:name="Image141" text:anchor-type="as-char" svg:width="6.9236in" svg:height="4.615733in" draw:z-index="0">
<draw:image xlink:href="../Images/yкринформ/2023-04-13T17-23-00-03-00/1681395489-763.jpg" xlink:type="simple" xlink:show="embed" xlink:actuate="onLoad" draw:mime-type="image/jpeg"/>
</draw:frame>
</text:p>
      <text:p text:style-name="P4">
За його словами, впродовж минулого року було оцифровано та удосконаленопрактично половину описів фондів, іншу половину заплановано оцифруватицьогоріч.</text:p>
      <text:p text:style-name="P4">
Він зазначив, що, станом на сьогодні, до е-ресурсу було завантажено 318повнотекстових описів понад 50 фондів. Крім того, до ресурсу вже булозавантажено понад 1 млн цифрових копій документів - 7178 архівних справ звосьми архівних фондів, які висвітлюють історію України 16-20 століть, а такожмістять інформацію генеалогічного характеру.</text:p>
      <text:p text:style-name="P4">
Файзулін також додав, що до ресурсу були завантажені: актові книги, документиГенеральної військової канцелярії, документи Києво-Печерської лаври, документиКиївської духовної консисторії.</text:p>
      <text:p text:style-name="P4">
<text:span text:style-name="T4">
Читайте також:</text:span>
 <text:a xlink:type="simple" xlink:href="https://www.ukrinform.ua/rubric-society/3671061-ukrainski-arhivi-torik-otrimali-ponad-6-miljoniv-blagodijnoi-dopomogi.html" text:style-name="Internet_20_link" text:visited-style-name="Visited_20_Internet_20_Link">
 </text:a>
</text:p>
      <text:p text:style-name="P4">
Голова Державної архівної служби України Анатолій Хромов наголосив, що самесканування документів, історичних рукописів є лише першим кроком для того, щобпредставити <text:a xlink:type="simple" xlink:href="https://www.ukrinform.ua/tag-arhiv" text:style-name="Internet_20_link" text:visited-style-name="Visited_20_Internet_20_Link">
 </text:a>
 у смартфоні. За йогословами, не менш важливим є створення умов для репрезентації цих знімків зналежним довідковим апаратом, пошуковими засобами для того, щоб користувачізмогли з дому або іншого зручного місця опрацьовувати відкриті архіви вУкраїні.</text:p>
      <text:p text:style-name="P4">
<draw:frame draw:style-name="fr1" draw:name="Image142" text:anchor-type="as-char" svg:width="6.9236in" svg:height="4.615733in" draw:z-index="0">
<draw:image xlink:href="../Images/yкринформ/2023-04-13T17-23-00-03-00/1681395457-812.jpg" xlink:type="simple" xlink:show="embed" xlink:actuate="onLoad" draw:mime-type="image/jpeg"/>
</draw:frame>
</text:p>
      <text:p text:style-name="P4">
Новий цифровий ресурс буде доступним на єдиній платформі «Міжархівнийпошуковий портал». Наразі до Міжархівного пошукового порталу Укрдержархівузавантажено близько 3 мільйонів цифрових копій документів, а з документамиЦДІАК ресурс розшириться до понад чотирьох мільйонів копій архівнихдокументів.</text:p>
      <text:p text:style-name="P4">
Як повідомлялося, Національний банк запроваджує інформаційну систему"Електронний архів НБУ", яка покликана забезпечити автоматизацію основнихфункцій архіву, оцифрування архівних документів, легкість та зручність доступудо них працівників.</text:p>
      <text:p text:style-name="P4">
Source: <text:a xlink:type="simple" xlink:href="https://www.ukrinform.ua/rubric-society/3695518-centralnij-istoricnij-arhiv-ukraini-prezentuvav-novij-eresurs-dokumentiv.html" text:style-name="Internet_20_link" text:visited-style-name="Visited_20_Internet_20_Link">
https://www.ukrinform.ua/rubric-society/3695518-centralnij-istoricnij-arhiv-ukraini-prezentuvav-novij-eresurs-dokumentiv.html</text:a>
</text:p>
      <!--NEWS-->
      <text:h text:style-name="P10" text:outline-level="1">
<text:span text:style-name="T4">
BBC назвала українських зірок, які виступатимуть у півфіналах Євробачення</text:span>
</text:h>
      <text:p text:style-name="P4">
Authors: Ukrinform (Person)</text:p>
      <text:p text:style-name="P4">
Publisher: Укринформ (Organization)</text:p>
      <text:p text:style-name="P4">
Published Time: 2023-04-13T17:23:14+03:00</text:p>
      <text:p text:style-name="P4">
Modified Time: 2023-04-13T17:23:14+03:00</text:p>
      <text:p text:style-name="P4">
Description: Британська корпорація BBC оголосила список зірок, серед яких і українські музиканти, які виступлять під час перформанісів півфіналів пісенного конкурсу Євробачення-2023. — Укрінформ.</text:p>
      <text:p text:style-name="P4">
Images: ["<text:a xlink:type="simple" xlink:href="https://static.ukrinform.com/photos/2023_02/thumb_files/630_360_1675352996-430.png" text:style-name="Internet_20_link" text:visited-style-name="Visited_20_Internet_20_Link">
630_360_16753...</text:a>
", "<text:a xlink:type="simple" xlink:href="https://static.ukrinform.com/photos/2023_04/1681395634-340.jpg" text:style-name="Internet_20_link" text:visited-style-name="Visited_20_Internet_20_Link">
1681395634-34...</text:a>
"]</text:p>
      <text:p text:style-name="P4">
Tags: ['Євробачення', 'Конкурс', 'Музика', 'Україна']</text:p>
      <text:p text:style-name="P4">
Type: Article</text:p>
      <!--METADATA-->
      <text:p text:style-name="P4">
<draw:frame draw:style-name="fr1" draw:name="Image143" text:anchor-type="as-char" svg:width="6.9236in" svg:height="3.956343in" draw:z-index="0">
<draw:image xlink:href="../Images/yкринформ/2023-04-13T17-23-14-03-00/630_360_1675352996-430.png" xlink:type="simple" xlink:show="embed" xlink:actuate="onLoad" draw:mime-type="image/png"/>
</draw:frame>
 Британськакорпорація BBC оголосила список зірок, серед яких і українські музиканти, яківиступлять під час перформанісів півфіналів пісенного конкурсуЄвробачення-2023.</text:p>
      <text:p text:style-name="P4">
Як передає Укрінформ, про це повідомляє  <text:a xlink:type="simple" xlink:href="https://www.bbc.com/mediacentre/2023/eurovision-semi-final-performances-announced" text:style-name="Internet_20_link" text:visited-style-name="Visited_20_Internet_20_Link">
</text:a>
 .</text:p>
      <text:p text:style-name="P4">
На початку пісенного конкурсу Євробачення перший півфінал (9 травня)відкриється ведучою Юлією Саніною з гурту The Hardkiss з піснею «Маяк». Цейвиступ багато в чому символізує те, як Велика Британія «об’єднана музикою» зУкраїною через проведення Євробачення 2023 року від імені переможців 2022року.</text:p>
      <text:p text:style-name="P4">
Також під час перерви між піснями учасників від різних країн виступитьбританська зірка Ріта Ора.</text:p>
      <text:p text:style-name="P4">
Пізніше українська співачка Alyosha, яка представляла Україну наЄвробаченні-2010, заспіває разом із ліверпульською співачкою та автором пісеньРебеккою Фергюсон.</text:p>
      <text:p text:style-name="P4">
<draw:frame draw:style-name="fr1" draw:name="Image144" text:anchor-type="as-char" svg:width="6.9236in" svg:height="3.89773in" draw:z-index="0">
<draw:image xlink:href="../Images/yкринформ/2023-04-13T17-23-14-03-00/1681395634-340.jpg" xlink:type="simple" xlink:show="embed" xlink:actuate="onLoad" draw:mime-type="image/jpeg"/>
</draw:frame>
 Фото: ВВС</text:p>
      <text:p text:style-name="P4">
<text:span text:style-name="T4">
Читайте також:</text:span>
 <text:a xlink:type="simple" xlink:href="https://www.ukrinform.ua/rubric-culture/3694468-u-ramkah-evrobacenna2023-startuvala-pisenna-akcia-solidarnosti-z-ukrainou.html" text:style-name="Internet_20_link" text:visited-style-name="Visited_20_Internet_20_Link">
 <text:span text:style-name="T4">
Євробачення</text:span>
 </text:a>
</text:p>
      <text:p text:style-name="P4">
У другому півфіналі (11 травня) буде проведений перформанс «Музика єднаєпокоління» про зв’язок між поколіннями українців і музикою, яку вони люблять.</text:p>
      <text:p text:style-name="P4">
Марія Яремчук, яка представляла Україну на Євробаченні-2014, очолює сучасниймонтаж деяких із найвідоміших музичних творів країни. Перформанс завершуєтьсяприголомшливим спільним виступом репера OTOY, 14-річної українськоїпредставниці дитячого Євробачення Злати Дзюньки та Марії Яремчук. Разом вонипоказують, що для поколінь українців музика є світлом, яке долає темряву.</text:p>
      <text:p text:style-name="P4">
Крім того, у перерві півфіналу виступ під назвою «Будь ким хочеш» відзначить,що Євробачення є місцем для всіх.</text:p>
      <text:p text:style-name="P4">
<text:span text:style-name="T4">
Читайте також:</text:span>
 <text:a xlink:type="simple" xlink:href="https://www.ukrinform.ua/rubric-culture/3694473-na-videolistivkah-ucasnikiv-evrobacenna-budut-lokacii-z-ukraini.html" text:style-name="Internet_20_link" text:visited-style-name="Visited_20_Internet_20_Link">
 <text:span text:style-name="T4">
Євробаченн</text:span>
 </text:a>
</text:p>
      <text:p text:style-name="P4">
Як повідомляв Укрінформ, пісенний конкурс «  <text:a xlink:type="simple" xlink:href="https://www.ukrinform.ua/tag-evrobacenna" text:style-name="Internet_20_link" text:visited-style-name="Visited_20_Internet_20_Link">
 </text:a>
 -2023» пройде у Ліверпулі у Великій Британії після того, якУкраїна, яка перемогла на конкурсі 2022 року з піснею «Stefania» гурту «KalushOrchestra», не змогла задовольнити вимоги щодо проведення конкурсу черезбезпекові побоювання, викликані російським вторгненням.</text:p>
      <text:p text:style-name="P4">
Півфінали конкурсу відбудуться 9 та 11 травня, а фінал – 13 травня. Україну наконкурсі представлятиме гурт TVORCHI з піснею Heart of Steel.</text:p>
      <text:p text:style-name="P4">
Source: <text:a xlink:type="simple" xlink:href="https://www.ukrinform.ua/rubric-culture/3695516-bbc-nazvala-ukrainskih-zirok-aki-vistupatimut-u-pivfinalah-evrobacenna.html" text:style-name="Internet_20_link" text:visited-style-name="Visited_20_Internet_20_Link">
https://www.ukrinform.ua/rubric-culture/3695516-bbc-nazvala-ukrainskih-zirok-aki-vistupatimut-u-pivfinalah-evrobacenna.html</text:a>
</text:p>
      <!--NEWS-->
      <text:h text:style-name="P10" text:outline-level="1">
<text:span text:style-name="T4">
Boeing звільнив українські компанії від сплати $200 мільйонів за проєктом «Морський старт»</text:span>
</text:h>
      <text:p text:style-name="P4">
Authors: Ukrinform (Person)</text:p>
      <text:p text:style-name="P4">
Publisher: Укринформ (Organization)</text:p>
      <text:p text:style-name="P4">
Published Time: 2023-04-13T17:23:45+03:00</text:p>
      <text:p text:style-name="P4">
Modified Time: 2023-04-13T17:23:45+03:00</text:p>
      <text:p text:style-name="P4">
Description: Компанія "Боїнг" оголосила, що звільняє українські компанії від зобов'язання у 200 млн доларів, пов'язаного з проєктом "Морський старт". — Укрінформ.</text:p>
      <text:p text:style-name="P4">
Images: ["<text:a xlink:type="simple" xlink:href="https://static.ukrinform.com/photos/2018_07/thumb_files/630_360_1532156100-3567.jpg" text:style-name="Internet_20_link" text:visited-style-name="Visited_20_Internet_20_Link">
630_360_15321...</text:a>
"]</text:p>
      <text:p text:style-name="P4">
Tags: ['Boeing', 'Шмигаль', 'Космодром']</text:p>
      <text:p text:style-name="P4">
Type: Article</text:p>
      <!--METADATA-->
      <text:p text:style-name="P4">
<draw:frame draw:style-name="fr1" draw:name="Image145" text:anchor-type="as-char" svg:width="6.9236in" svg:height="3.956343in" draw:z-index="0">
<draw:image xlink:href="../Images/yкринформ/2023-04-13T17-23-45-03-00/630_360_1532156100-3567.jpg" xlink:type="simple" xlink:show="embed" xlink:actuate="onLoad" draw:mime-type="image/jpeg"/>
</draw:frame>
 Компанія"Боїнг" оголосила, що звільняє українські компанії від зобов'язання у 200 млндоларів, пов'язаного з проєктом "Морський старт".</text:p>
      <text:p text:style-name="P4">
Про це Прем'єр-міністр Денис Шмигаль написав у <text:a xlink:type="simple" xlink:href="https://twitter.com/Denys_Shmyhal/status/1646504887058849793" text:style-name="Internet_20_link" text:visited-style-name="Visited_20_Internet_20_Link">
</text:a>
 передаєУкрінформ.</text:p>
      <text:p text:style-name="P4">
"Під час зустрічі з американським бізнесом компанія Боїнг оголосила, щозвільняє українські компанії від зобов'язання у $200 млн, пов'язане з проєктом"Морський старт". Дякую за важливе рішення на підтримку України", - зазначив <text:a xlink:type="simple" xlink:href="https://www.ukrinform.ua/tag-smigal" text:style-name="Internet_20_link" text:visited-style-name="Visited_20_Internet_20_Link">
</text:a>
 .</text:p>
      <text:p text:style-name="P4">
Він додав, що розраховує на співпрацю та розвиток інвестицій компанії вУкраїні.</text:p>
      <text:p text:style-name="P4">
«Працюємо для відновлення», - додав прем’єр.</text:p>
      <text:p text:style-name="P4">
<text:span text:style-name="T4">
Читайте також:</text:span>
 <text:a xlink:type="simple" xlink:href="https://www.ukrinform.ua/rubric-world/3661480-mikrosoft-boing-dzeneral-elektrik-ta-insi-tor25-kompanij-ssa-aki-dopomagaut-ukraini-pid-cas-vijni.html" text:style-name="Internet_20_link" text:visited-style-name="Visited_20_Internet_20_Link">
 <text:span text:style-name="T4">
Боїнг</text:span>
 </text:a>
</text:p>
      <text:p text:style-name="P4">
Як повідомлялося, у 1995 році ДП "Виробниче об’єднання "Південний" разом зкомпанією "Боїнг", норвезькою "Кварнер" і російською ракетною корпорацією"Енергія" розпочали створення міжнародного проєкту "Морський старт", алепроєкт в життя досі не втілений.</text:p>
      <text:p text:style-name="P4">
У 2022 році голова Державного космічного агентства заявляв про те, що проєкткосмічної програми України передбачає побудову "Морського старту" — космічногокосмодрому на базі морської платформи, який би дозволяв запуск ракет зАтлантичного та Індійського океанів.</text:p>
      <text:p text:style-name="P4">
Source: <text:a xlink:type="simple" xlink:href="https://www.ukrinform.ua/rubric-economy/3695517-boeing-zvilniv-ukrainski-kompanii-vid-splati-200-miljoniv-za-proektom-morskij-start.html" text:style-name="Internet_20_link" text:visited-style-name="Visited_20_Internet_20_Link">
https://www.ukrinform.ua/rubric-economy/3695517-boeing-zvilniv-ukrainski-kompanii-vid-splati-200-miljoniv-za-proektom-morskij-start.html</text:a>
</text:p>
      <!--NEWS-->
      <text:h text:style-name="P10" text:outline-level="1">
<text:span text:style-name="T4">
МКІП презентує добірку ілюстрацій з нагоди потоплення крейсера «москва»</text:span>
</text:h>
      <text:p text:style-name="P4">
Authors: Ukrinform (Person)</text:p>
      <text:p text:style-name="P4">
Publisher: Укринформ (Organization)</text:p>
      <text:p text:style-name="P4">
Published Time: 2023-04-13T17:28:28+03:00</text:p>
      <text:p text:style-name="P4">
Modified Time: 2023-04-13T17:28:28+03:00</text:p>
      <text:p text:style-name="P4">
Description: МКІП представив ілюстрації українських митців з нагоди потоплення крейсера «москва» Військово-морськими силами України.  — Укрінформ.</text:p>
      <text:p text:style-name="P4">
Images: ["<text:a xlink:type="simple" xlink:href="https://static.ukrinform.com/photos/2023_04/thumb_files/630_360_1681396074-978.jpg" text:style-name="Internet_20_link" text:visited-style-name="Visited_20_Internet_20_Link">
630_360_16813...</text:a>
"]</text:p>
      <text:p text:style-name="P4">
Tags: ['МКІП ', 'Війна з росією', 'Крейсер «Москва» ']</text:p>
      <text:p text:style-name="P4">
Type: Article</text:p>
      <!--METADATA-->
      <text:p text:style-name="P4">
<draw:frame draw:style-name="fr1" draw:name="Image146" text:anchor-type="as-char" svg:width="6.9236in" svg:height="3.956343in" draw:z-index="0">
<draw:image xlink:href="../Images/yкринформ/2023-04-13T17-28-28-03-00/630_360_1681396074-978.jpg" xlink:type="simple" xlink:show="embed" xlink:actuate="onLoad" draw:mime-type="image/jpeg"/>
</draw:frame>
 МКІПпредставив ілюстрації українських митців з нагоди потоплення крейсера «москва»Військово-морськими силами України.</text:p>
      <text:p text:style-name="P4">
Допис із ілюстраціями опублікувала пресслужба Міністерства культури таінформаційної політики в <text:a xlink:type="simple" xlink:href="https://t.me/mkipu/5568" text:style-name="Internet_20_link" text:visited-style-name="Visited_20_Internet_20_Link">
 </text:a>
 , передає Укрінформ.</text:p>
      <text:p text:style-name="P4">
«13 квітня 2022 року флагман чорноморського флоту росії крейсер «москва» пішовна дно після того, як українські військові поцілили по ньому двома <text:a xlink:type="simple" xlink:href="https://www.ukrinform.ua/tag-raketa" text:style-name="Internet_20_link" text:visited-style-name="Visited_20_Internet_20_Link">
</text:a>
 «Нептун». «москва» на дні, де їй імісце», - йдеться в дописі.</text:p>
      <text:p text:style-name="P4">
Зазначається, що тематичні малюнки виконали українські художники Boris Groh,Oleksandr Grekhov, Mykhailo Skop, Yaroslava Yatsuba.</text:p>
      <text:p text:style-name="P4">
<text:span text:style-name="T4">
Читайте також:</text:span>
 <text:a xlink:type="simple" xlink:href="https://www.ukrinform.ua/rubric-ato/3695222-rik-tomu-vms-ukraini-perepisali-vikovu-istoriu-reznikov-nagadav-ak-znisili-krejser-moskva.html" text:style-name="Internet_20_link" text:visited-style-name="Visited_20_Internet_20_Link">
 <text:span text:style-name="T4">
Резнік</text:span>
 </text:a>
</text:p>
      <text:p text:style-name="P4">
Як повідомляв Укрінформ, у річницю потоплення крейсера "москва" вНаціональному військово-історичному музеї України відбудеться відкриття новоїекспозиції, де представлять артефакти з ураженого судна.</text:p>
      <text:p text:style-name="P4">
Українські військові 13 квітня 2022 року підбили російський крейсер "москва"ракетами "Нептун", завдавши йому серйозних ушкоджень. Флагман чорноморськогофлоту вмф росії затонув 14 квітня 2022.</text:p>
      <text:p text:style-name="P4">
Source: <text:a xlink:type="simple" xlink:href="https://www.ukrinform.ua/rubric-society/3695519-mkip-prezentue-dobirku-ilustracij-z-nagodi-potoplenna-krejsera-moskva.html" text:style-name="Internet_20_link" text:visited-style-name="Visited_20_Internet_20_Link">
https://www.ukrinform.ua/rubric-society/3695519-mkip-prezentue-dobirku-ilustracij-z-nagodi-potoplenna-krejsera-moskva.html</text:a>
</text:p>
      <!--NEWS-->
      <text:h text:style-name="P10" text:outline-level="1">
<text:span text:style-name="T4">
Ситуація на фронті і зброя: Залужний зустрівся з начальником генштабу Франції</text:span>
</text:h>
      <text:p text:style-name="P4">
Authors: Ukrinform (Person)</text:p>
      <text:p text:style-name="P4">
Publisher: Укринформ (Organization)</text:p>
      <text:p text:style-name="P4">
Published Time: 2023-04-13T17:31:00+03:00</text:p>
      <text:p text:style-name="P4">
Modified Time: 2023-04-13T17:31:00+03:00</text:p>
      <text:p text:style-name="P4">
Description: Головнокомандувач Збройних сил України Валерій Залужний зустрівся з начальником Об‘єднаного штабу Збройних Сил Французької Республіки генералом армії Тьєрі Бюркаром, який прибув до України з візитом. — Укрінформ.</text:p>
      <text:p text:style-name="P4">
Images: ["<text:a xlink:type="simple" xlink:href="https://static.ukrinform.com/photos/2023_04/thumb_files/630_360_1681396363-337.jpeg" text:style-name="Internet_20_link" text:visited-style-name="Visited_20_Internet_20_Link">
630_360_16813...</text:a>
"]</text:p>
      <text:p text:style-name="P4">
Tags: ['Франція', 'Оборона', 'Візит', 'Валерій Залужний', 'Війна з росією']</text:p>
      <text:p text:style-name="P4">
Type: Article</text:p>
      <!--METADATA-->
      <text:p text:style-name="P4">
<draw:frame draw:style-name="fr1" draw:name="Image147" text:anchor-type="as-char" svg:width="6.9236in" svg:height="3.956343in" draw:z-index="0">
<draw:image xlink:href="../Images/yкринформ/2023-04-13T17-31-00-03-00/630_360_1681396363-337.jpeg" xlink:type="simple" xlink:show="embed" xlink:actuate="onLoad" draw:mime-type="image/jpeg"/>
</draw:frame>
Головнокомандувач Збройних сил України Валерій Залужний зустрівся значальником Об‘єднаного штабу Збройних Сил Французької Республіки генераломармії Тьєрі Бюркаром, який прибув до України з візитом.</text:p>
      <text:p text:style-name="P4">
Як передає Укрінформ, про це Залужний повідомив у <text:a xlink:type="simple" xlink:href="https://t.me/CinCAFU/470" text:style-name="Internet_20_link" text:visited-style-name="Visited_20_Internet_20_Link">
</text:a>
</text:p>
      <text:p text:style-name="P4">
"Був радий вперше вітати в Україні начальника Об‘єднаного штабу Збройних СилФранцузької Республіки генерала армії Тьєрі Бюркара. Це чіткий сигналпідтримки української армії з боку французьких колег у війні проти агресора",- зазначив Залужний.</text:p>
      <text:p text:style-name="P4">
За його словами, він провів із генералом Бюркаром змістовні перемовини.Ознайомив із ситуацією на фронті. Детально зупинився на потребі України вартилерійських снарядах та інших боєприпасах, засобах протиповітряної оборонита винищувачах F-16.</text:p>
      <text:p text:style-name="P4">
"Домовилися продовжувати співпрацю та підтримувати діалог і надалі. Зі свогобоку Збройні Сили України готові ділитися досвідом з партнерами щодо веденняповномасштабної війни. Вдячний генералу Бюркару та народу <text:a xlink:type="simple" xlink:href="https://www.ukrinform.ua/tag-francia" text:style-name="Internet_20_link" text:visited-style-name="Visited_20_Internet_20_Link">
</text:a>
 за допомогу. Ціную солідарність тапідтримку", - наголосив Залужний.</text:p>
      <text:p text:style-name="P4">
<text:span text:style-name="T4">
Читайте також:</text:span>
 <text:a xlink:type="simple" xlink:href="https://www.ukrinform.ua/rubric-ato/3694388-ricnica-vizvolenna-sumsini-zaluznij-pokazav-ak-zsu-nisili-zagarbnikiv.html" text:style-name="Internet_20_link" text:visited-style-name="Visited_20_Internet_20_Link">
 <text:span text:style-name="T4">
Залужний</text:span>
 </text:a>
</text:p>
      <text:p text:style-name="P4">
Як повідомляв Укрінформ, Залужний обговорив із головою Об’єднаного комітетуначальників штабів США генералом Марком Міллі <text:a xlink:type="simple" xlink:href="https://www.ukrinform.ua/rubric-ato/3691605-zaluznij-obgovoriv-iz-generalom-milli-obstanovku-na-fronti-i-majbutni-kroki-zsu.html" text:style-name="Internet_20_link" text:visited-style-name="Visited_20_Internet_20_Link">
</text:a>
</text:p>
      <text:p text:style-name="P4">
<text:span text:style-name="T5">
Фото: Телеграм Головнокомандувач ЗСУ</text:span>
</text:p>
      <text:p text:style-name="P4">
Source: <text:a xlink:type="simple" xlink:href="https://www.ukrinform.ua/rubric-ato/3695521-situacia-na-fronti-i-zbroa-zaluznij-zustrivsa-z-nacalnikom-genstabu-francii.html" text:style-name="Internet_20_link" text:visited-style-name="Visited_20_Internet_20_Link">
https://www.ukrinform.ua/rubric-ato/3695521-situacia-na-fronti-i-zbroa-zaluznij-zustrivsa-z-nacalnikom-genstabu-francii.html</text:a>
</text:p>
      <!--NEWS-->
      <text:h text:style-name="P10" text:outline-level="1">
<text:span text:style-name="T4">
Україна захищає Молдову від дестабілізації з боку росії – Попеску</text:span>
</text:h>
      <text:p text:style-name="P4">
Authors: Ukrinform (Person)</text:p>
      <text:p text:style-name="P4">
Publisher: Укринформ (Organization)</text:p>
      <text:p text:style-name="P4">
Published Time: 2023-04-13T17:31:33+03:00</text:p>
      <text:p text:style-name="P4">
Modified Time: 2023-04-13T17:31:33+03:00</text:p>
      <text:p text:style-name="P4">
Description: На цьому під час брифінгу для ЗМІ в межах Першої Чорноморської безпекової конференції Міжнародної Кримської Платформи у Бухаресті заявив міністр закордонних справ Молдови Ніку Попеску, передає кореспондент Укрінформу. — Укрінформ.</text:p>
      <text:p text:style-name="P4">
Images: ["<text:a xlink:type="simple" xlink:href="https://static.ukrinform.com/photos/2019_09/thumb_files/630_360_1568024892-122.jpg" text:style-name="Internet_20_link" text:visited-style-name="Visited_20_Internet_20_Link">
630_360_15680...</text:a>
"]</text:p>
      <text:p text:style-name="P4">
Tags: ['Молдова', 'Україна', 'Війна з росією', 'Чорноморська безпекова конференція']</text:p>
      <text:p text:style-name="P4">
Type: Article</text:p>
      <!--METADATA-->
      <text:p text:style-name="P4">
<draw:frame draw:style-name="fr1" draw:name="Image148" text:anchor-type="as-char" svg:width="6.9236in" svg:height="3.956343in" draw:z-index="0">
<draw:image xlink:href="../Images/yкринформ/2023-04-13T17-31-33-03-00/630_360_1568024892-122.jpg" xlink:type="simple" xlink:show="embed" xlink:actuate="onLoad" draw:mime-type="image/jpeg"/>
</draw:frame>
 На цьомупід час брифінгу для ЗМІ в межах Першої Чорноморської безпекової конференціїМіжнародної Кримської Платформи у Бухаресті заявив міністр закордонних справМолдови Ніку Попеску, передає кореспондент Укрінформу.</text:p>
      <text:p text:style-name="P4">
Як зазначив міністр, <text:a xlink:type="simple" xlink:href="https://www.ukrinform.ua/tag-moldova" text:style-name="Internet_20_link" text:visited-style-name="Visited_20_Internet_20_Link">
 </text:a>
 підтримуєтериторіальну цілісність України і засуджує неспровоковану агресію рф.</text:p>
      <text:p text:style-name="P4">
За його словами, росія має за це понести покарання, усі злочини росіян повиннірозслідуватися, а воєнні злочинці - понести покарання згідно з міжнароднимзаконодавством.</text:p>
      <text:p text:style-name="P4">
Попеску зауважив, що російська агресія значною мірою впливає на європейськийконтинент, зокрема і на Молдову, громадяни якої відчувають її в багатьохвимірах, зокрема, економічному та гуманітарному.</text:p>
      <text:p text:style-name="P4">
<text:span text:style-name="T4">
Читайте також:</text:span>
 <text:a xlink:type="simple" xlink:href="https://www.ukrinform.ua/rubric-world/3695403-vijna-rf-proti-ukraini-zminila-poradok-bezpeki-vstanovlenij-oon-u-1945-roci-minoboroni-moldovi.html" text:style-name="Internet_20_link" text:visited-style-name="Visited_20_Internet_20_Link">
 <text:span text:style-name="T4">
Молдови</text:span>
 </text:a>
</text:p>
      <text:p text:style-name="P4">
За його словами, Молдова продовжує бути ціллю гібридних спроб дестабілізуватикраїну й ініціатив місцевих олігархів, які координуються з росії.</text:p>
      <text:p text:style-name="P4">
“Опір України й української армії дозволяє нам зберігати стабільність, і яхочу подякувати громадянам Молдови за те, що вони розуміють: українцізахищають нас від дестабілізації й агресії” ,- підкреслив Попеску.</text:p>
      <text:p text:style-name="P4">
Він додав, що Кишинів продовжує перебувати під тиском гібридних спробдестабілізації країни, політичного тиску ззовні, впливу дезінформації іздійснення кібератак.</text:p>
      <text:p text:style-name="P4">
Політик також зазначив, що зараз Молдова готує свою частину до рапорту ЄС щодопрогресу на шляху до членства в Євросоюзі, який буде оприлюднено у жовтні. Вінзауважив, що Україна має схоже завдання.</text:p>
      <text:p text:style-name="P4">
“Наша ціль полягає в тому, щоб Молдова отримала сигнал про відкриття дискусіїщодо членства в ЄC”, - констатував Попеску.</text:p>
      <text:p text:style-name="P4">
Як повідомлялося, у Бухаресті триває Перша Чорноморська безпекова конференціяМіжнародної Кримської платформи. Організаторами конференції є Міністерствозакордонних справ України, Міністерство оборони України, Міністерствозакордонних справ Румунії, Міністерство національної оборони Румунії, упартнерстві з Центром оборонних стратегій (Україна).</text:p>
      <text:p text:style-name="P4">
Source: <text:a xlink:type="simple" xlink:href="https://www.ukrinform.ua/rubric-polytics/3695520-ukraina-zahisae-moldovu-vid-destabilizacii-z-boku-rosii-popesku.html" text:style-name="Internet_20_link" text:visited-style-name="Visited_20_Internet_20_Link">
https://www.ukrinform.ua/rubric-polytics/3695520-ukraina-zahisae-moldovu-vid-destabilizacii-z-boku-rosii-popesku.html</text:a>
</text:p>
      <!--NEWS-->
      <text:h text:style-name="P10" text:outline-level="1">
<text:span text:style-name="T4">
«Аль-Наср» Роналду оголосив про звільнення Руді Гарсії</text:span>
</text:h>
      <text:p text:style-name="P4">
Authors: Ukrinform (Person)</text:p>
      <text:p text:style-name="P4">
Publisher: Укринформ (Organization)</text:p>
      <text:p text:style-name="P4">
Published Time: 2023-04-13T17:34:33+03:00</text:p>
      <text:p text:style-name="P4">
Modified Time: 2023-04-13T17:34:33+03:00</text:p>
      <text:p text:style-name="P4">
Description: «Аль-Наср» офіційно повідомив про звільнення головного тренера Руді Гарсії. — Укрінформ.</text:p>
      <text:p text:style-name="P4">
Images: ["<text:a xlink:type="simple" xlink:href="https://static.ukrinform.com/photos/2023_04/thumb_files/630_360_1681396367-331.jpeg" text:style-name="Internet_20_link" text:visited-style-name="Visited_20_Internet_20_Link">
630_360_16813...</text:a>
"]</text:p>
      <text:p text:style-name="P4">
Tags: ['Футбол']</text:p>
      <text:p text:style-name="P4">
Type: Article</text:p>
      <!--METADATA-->
      <text:p text:style-name="P4">
<draw:frame draw:style-name="fr1" draw:name="Image149" text:anchor-type="as-char" svg:width="6.9236in" svg:height="3.956343in" draw:z-index="0">
<draw:image xlink:href="../Images/yкринформ/2023-04-13T17-34-33-03-00/630_360_1681396367-331.jpeg" xlink:type="simple" xlink:show="embed" xlink:actuate="onLoad" draw:mime-type="image/jpeg"/>
</draw:frame>
 «Аль-Наср» офіційно повідомив про звільнення головного тренера Руді Гарсії.</text:p>
      <text:p text:style-name="P4">
Як передає Укрінформ, з посиланням на <text:a xlink:type="simple" xlink:href="https://twitter.com/AlNassrFC/status/1646508440129540096" text:style-name="Internet_20_link" text:visited-style-name="Visited_20_Internet_20_Link">
</text:a>
 команди уТвіттері.</text:p>
      <text:p text:style-name="P4">
Це трапилося після втрати очок командою у матчі з «Аль Фейхою» (0:0).</text:p>
      <text:p text:style-name="P4">
Раніше була інформація, що роботою Гарсії незадоволений капітан КріштіануРоналду.</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a>
</text:p>
      <text:p text:style-name="P4">
Як повідомлялося, «Аль-Наср» йде другим у турнірній таблиці СаудівськоїАравії, відстаючи від лідера на три очки за 7 турів до фінішу. Руді тренувавкоманду з літа минулого року.</text:p>
      <text:p text:style-name="P4">
Фото: Getty Images</text:p>
      <text:p text:style-name="P4">
Source: <text:a xlink:type="simple" xlink:href="https://www.ukrinform.ua/rubric-sports/3695522-alnasr-ronaldu-ogolosiv-pro-zvilnenna-rudi-garsii.html" text:style-name="Internet_20_link" text:visited-style-name="Visited_20_Internet_20_Link">
https://www.ukrinform.ua/rubric-sports/3695522-alnasr-ronaldu-ogolosiv-pro-zvilnenna-rudi-garsii.html</text:a>
</text:p>
      <!--NEWS-->
      <text:h text:style-name="P10" text:outline-level="1">
<text:span text:style-name="T4">
Джапарова: Саміт НАТО у Вільнюсі має не лише відчинити двері Україні, але й показати коридор</text:span>
</text:h>
      <text:p text:style-name="P4">
Authors: Ukrinform (Person)</text:p>
      <text:p text:style-name="P4">
Publisher: Укринформ (Organization)</text:p>
      <text:p text:style-name="P4">
Published Time: 2023-04-13T17:45:55+03:00</text:p>
      <text:p text:style-name="P4">
Modified Time: 2023-04-13T17:45:55+03:00</text:p>
      <text:p text:style-name="P4">
Description: </text:p>
      <text:p text:style-name="P4">
Перша заступниця міністра закордонних справ Еміне Джапарова впевнена, що членство в України НАТО є лише питанням часу. — Укрінформ.</text:p>
      <text:p text:style-name="P4">
Images: ["<text:a xlink:type="simple" xlink:href="https://static.ukrinform.com/photos/2023_04/thumb_files/630_360_1681384939-379.jpg" text:style-name="Internet_20_link" text:visited-style-name="Visited_20_Internet_20_Link">
630_360_16813...</text:a>
"]</text:p>
      <text:p text:style-name="P4">
Tags: ['Джапарова', 'НАТО', 'Україна', 'Чорноморська безпекова конференція']</text:p>
      <text:p text:style-name="P4">
Type: Article</text:p>
      <!--METADATA-->
      <text:p text:style-name="P4">
<draw:frame draw:style-name="fr1" draw:name="Image150" text:anchor-type="as-char" svg:width="6.9236in" svg:height="3.956343in" draw:z-index="0">
<draw:image xlink:href="../Images/yкринформ/2023-04-13T17-45-55-03-00/630_360_1681384939-379.jpg" xlink:type="simple" xlink:show="embed" xlink:actuate="onLoad" draw:mime-type="image/jpeg"/>
</draw:frame>
 Першазаступниця міністра закордонних справ Еміне Джапарова впевнена, що членство вУкраїни НАТО є лише питанням часу.</text:p>
      <text:p text:style-name="P4">
Про це вона заявила за підсумками зустрічі у форматі Україна-Румунія-Молдова врамках Першої Чорноморської безпекової конференції в Бухаресті, повідомляєкореспондент Укрінформу.</text:p>
      <text:p text:style-name="P4">
«В України є сильне відчуття, що членство в ЄС є лише питанням часу, так самояк і членство в НАТО. Найближчий саміт у Вільнюсі, на наше переконання, має нелише відкрити двері для України, але й показати коридор», - підкреслиладипломат.</text:p>
      <text:p text:style-name="P4">
<text:span text:style-name="T4">
Читайте також:</text:span>
 <text:a xlink:type="simple" xlink:href="https://www.ukrinform.ua/rubric-polytics/3695372-nato-mae-nadislati-ukraini-potuznij-signal-sodo-clenstva-pid-cas-samitu-u-vilnusi-minoboroni-litvi.html" text:style-name="Internet_20_link" text:visited-style-name="Visited_20_Internet_20_Link">
 <text:span text:style-name="T4">
Вільнюсі</text:span>
 </text:a>
</text:p>
      <text:p text:style-name="P4">
Джапарова також повідомила, що глави МЗС трьох країн обговорили питаннябезпеки, інтеграції в Європейський Союз та регіонального співробітництва.</text:p>
      <text:p text:style-name="P4">
За її словами, міністри пройшлися по широкому колу питань безпеки в контекстіКримської платформи.</text:p>
      <text:p text:style-name="P4">
«Урок <text:a xlink:type="simple" xlink:href="https://www.ukrinform.ua/tag-krim" text:style-name="Internet_20_link" text:visited-style-name="Visited_20_Internet_20_Link">
 </text:a>
 навчив нас, що спробу примиренняпутін сприймає як слабкість, тож пропозицію України підтримали Румунія іМолдова, а також багато інших країн – пропозицію про те, що нам варто бутирішучішими, коли мова йде про ізоляцію росії та санкцій, коли мова йде проправосуддя», - зазначила Джапарова.</text:p>
      <text:p text:style-name="P4">
Вона також зауважила, що сторони обговорили інтеграцію України та Молдови вЄвросоюз. За словами заступниці міністра, Україна перебуває на фінальнійстадії завершення наближення законодавства – як-от у питаннях ЗМІ, нацменшинчи боротьби з корупцією.</text:p>
      <text:p text:style-name="P4">
<text:span text:style-name="T4">
Читайте також:</text:span>
 <text:a xlink:type="simple" xlink:href="https://www.ukrinform.ua/rubric-polytics/3695488-ucasniki-zustrici-ukrainamoldovarumunia-uhvalili-v-buharesti-spilnu-zaavu.html" text:style-name="Internet_20_link" text:visited-style-name="Visited_20_Internet_20_Link">
 </text:a>
</text:p>
      <text:p text:style-name="P4">
Крім того, міністри зосередилися на регіональному співробітництві. Джапаровазаявила, що тристороння зустріч Румунії, України і Молдови є ще однимприкладом регіональної співпраці, тоді як багатостороння дипломатія переживаєкризу в Женеві, Нью-Йорку, Відні та інших столицях світу.</text:p>
      <text:p text:style-name="P4">
Як повідомляв Укрінформ, у столиці Румунії в четвер розпочався другий(офіційний) день Першої Чорноморської безпекової конференції Міжнародноїкримської платформи, яка зібрала в Бухаресті представників понад 50 країн таорганізацій.</text:p>
      <text:p text:style-name="P4">
Source: <text:a xlink:type="simple" xlink:href="https://www.ukrinform.ua/rubric-polytics/3695527-dzaparova-samit-nato-u-vilnusi-mae-ne-lise-vidciniti-dveri-ukraini-ale-j-pokazati-koridor.html" text:style-name="Internet_20_link" text:visited-style-name="Visited_20_Internet_20_Link">
https://www.ukrinform.ua/rubric-polytics/3695527-dzaparova-samit-nato-u-vilnusi-mae-ne-lise-vidciniti-dveri-ukraini-ale-j-pokazati-koridor.html</text:a>
</text:p>
      <!--NEWS-->
      <text:h text:style-name="P10" text:outline-level="1">
<text:span text:style-name="T4">
У Києві показали уламки ракети «Нептун», яка уразила крейсер «Москва»</text:span>
</text:h>
      <text:p text:style-name="P4">
Authors: Ukrinform (Person)</text:p>
      <text:p text:style-name="P4">
Publisher: Укринформ (Organization)</text:p>
      <text:p text:style-name="P4">
Published Time: 2023-04-13T17:49:00+03:00</text:p>
      <text:p text:style-name="P4">
Modified Time: 2023-04-13T17:49:00+03:00</text:p>
      <text:p text:style-name="P4">
Description: У Національному військово-історичному музеї показали оригінальний елемент – стабілізатор стартового агрегата ракети «Нептун», що спричинила руйнування російського крейсера “Москва”. — Укрінформ.</text:p>
      <text:p text:style-name="P4">
Images: ["<text:a xlink:type="simple" xlink:href="https://static.ukrinform.com/photos/2023_04/thumb_files/630_360_1681397942-275.jpg" text:style-name="Internet_20_link" text:visited-style-name="Visited_20_Internet_20_Link">
630_360_16813...</text:a>
", "<text:a xlink:type="simple" xlink:href="https://static.ukrinform.com/photos/2023_04/thumb_files/630_360_1681397304-2638.jpeg" text:style-name="Internet_20_link" text:visited-style-name="Visited_20_Internet_20_Link">
630_360_16813...</text:a>
", "<text:a xlink:type="simple" xlink:href="https://static.ukrinform.com/photos/2023_04/thumb_files/630_360_1681397304-6759.jpeg" text:style-name="Internet_20_link" text:visited-style-name="Visited_20_Internet_20_Link">
630_360_16813...</text:a>
", "<text:a xlink:type="simple" xlink:href="https://static.ukrinform.com/photos/2023_04/thumb_files/630_360_1681397303-8835.jpeg" text:style-name="Internet_20_link" text:visited-style-name="Visited_20_Internet_20_Link">
630_360_16813...</text:a>
", "<text:a xlink:type="simple" xlink:href="https://static.ukrinform.com/photos/2023_04/thumb_files/630_360_1681397304-5528.jpeg" text:style-name="Internet_20_link" text:visited-style-name="Visited_20_Internet_20_Link">
630_360_16813...</text:a>
", "<text:a xlink:type="simple" xlink:href="https://static.ukrinform.com/photos/2023_04/thumb_files/630_360_1681397304-9849.jpeg" text:style-name="Internet_20_link" text:visited-style-name="Visited_20_Internet_20_Link">
630_360_16813...</text:a>
", "<text:a xlink:type="simple" xlink:href="https://static.ukrinform.com/photos/2023_04/thumb_files/630_360_1681397304-1640.jpeg" text:style-name="Internet_20_link" text:visited-style-name="Visited_20_Internet_20_Link">
630_360_16813...</text:a>
", "<text:a xlink:type="simple" xlink:href="https://static.ukrinform.com/photos/2023_04/thumb_files/630_360_1681397304-3576.jpeg" text:style-name="Internet_20_link" text:visited-style-name="Visited_20_Internet_20_Link">
630_360_16813...</text:a>
"]</text:p>
      <text:p text:style-name="P4">
Tags: ['Музей', 'Ракета', 'Виставка', 'Київ', 'Крейсер «Москва» ']</text:p>
      <text:p text:style-name="P4">
Type: Article</text:p>
      <!--METADATA-->
      <text:p text:style-name="P4">
<draw:frame draw:style-name="fr1" draw:name="Image151" text:anchor-type="as-char" svg:width="6.9236in" svg:height="3.956343in" draw:z-index="0">
<draw:image xlink:href="../Images/yкринформ/2023-04-13T17-49-00-03-00/630_360_1681397942-275.jpg" xlink:type="simple" xlink:show="embed" xlink:actuate="onLoad" draw:mime-type="image/jpeg"/>
</draw:frame>
 УНаціональному військово-історичному музеї показали оригінальний елемент –стабілізатор стартового агрегата ракети «Нептун», що спричинила руйнуванняросійського крейсера “Москва”.</text:p>
      <text:p text:style-name="P4">
Про це повідомляє кореспондент Укрінформу.</text:p>
      <text:p text:style-name="P4">
Також у музеї представили рятувальний круг та сигнальний буй із затонулогофлагмана російського флоту. Артефакти надало командування Військово-морськихсил ЗСУ.</text:p>
      <text:p text:style-name="P4">
Завідувач Центрального військово-морського музею України (філії Національноговійськово-історичного музею України) Сергій Воронов розповів, як самевідбулося ураження крейсера. За його словами, 13 квітня 2022 року о 14:06відбувся старт першої з двох ракет «Р-360» «Нептун» берегового ракетногокомплексу Військово-морських сил України «РК-360МЦ» «Нептун». В результатіудару було уражено флагман Чорноморського флоту росії - крейсер “Москва”.</text:p>
      <text:p text:style-name="P4">
За офіційними даними, ракети потрапили у лівий борт в район ходового містка,кают-компанії й носового машинного відділення. 14 квітня, надвечір, крейсерзатонув за 75 км від мису Тарханкут.</text:p>
      <text:p text:style-name="P4">
<draw:frame draw:style-name="fr1" draw:name="Image152" text:anchor-type="as-char" svg:width="6.9236in" svg:height="3.956343in" draw:z-index="0">
<draw:image xlink:href="../Images/yкринформ/2023-04-13T17-49-00-03-00/630_360_1681397304-2638.jpeg" xlink:type="simple" xlink:show="embed" xlink:actuate="onLoad" draw:mime-type="image/jpeg"/>
</draw:frame>
Пресконференція, присвячена річниці знищення Військово-морськими силамиУкраїни ракетного крейсера “москва” / Фото: Кирило Чуботін, Укрінформ  <text:a xlink:type="simple" xlink:href="https://static.ukrinform.com/photos/2023_04/1681397304-2638.jpeg" text:style-name="Internet_20_link" text:visited-style-name="Visited_20_Internet_20_Link">
<draw:frame draw:style-name="fr1" draw:name="Image153" text:anchor-type="as-char" svg:width="6.9236in" svg:height="3.956343in" draw:z-index="0">
<draw:image xlink:href="../Images/yкринформ/2023-04-13T17-49-00-03-00/630_360_1681397304-2638.jpeg" xlink:type="simple" xlink:show="embed" xlink:actuate="onLoad" draw:mime-type="image/jpeg"/>
</draw:frame>
</text:a>
 <text:a xlink:type="simple" xlink:href="https://static.ukrinform.com/photos/2023_04/1681397304-6759.jpeg" text:style-name="Internet_20_link" text:visited-style-name="Visited_20_Internet_20_Link">
<draw:frame draw:style-name="fr1" draw:name="Image154" text:anchor-type="as-char" svg:width="6.9236in" svg:height="3.956343in" draw:z-index="0">
<draw:image xlink:href="../Images/yкринформ/2023-04-13T17-49-00-03-00/630_360_1681397304-6759.jpeg" xlink:type="simple" xlink:show="embed" xlink:actuate="onLoad" draw:mime-type="image/jpeg"/>
</draw:frame>
</text:a>
 <text:a xlink:type="simple" xlink:href="https://static.ukrinform.com/photos/2023_04/1681397303-8835.jpeg" text:style-name="Internet_20_link" text:visited-style-name="Visited_20_Internet_20_Link">
<draw:frame draw:style-name="fr1" draw:name="Image155" text:anchor-type="as-char" svg:width="6.9236in" svg:height="3.956343in" draw:z-index="0">
<draw:image xlink:href="../Images/yкринформ/2023-04-13T17-49-00-03-00/630_360_1681397303-8835.jpeg" xlink:type="simple" xlink:show="embed" xlink:actuate="onLoad" draw:mime-type="image/jpeg"/>
</draw:frame>
</text:a>
 <text:a xlink:type="simple" xlink:href="https://static.ukrinform.com/photos/2023_04/1681397304-5528.jpeg" text:style-name="Internet_20_link" text:visited-style-name="Visited_20_Internet_20_Link">
<draw:frame draw:style-name="fr1" draw:name="Image156" text:anchor-type="as-char" svg:width="6.9236in" svg:height="3.956343in" draw:z-index="0">
<draw:image xlink:href="../Images/yкринформ/2023-04-13T17-49-00-03-00/630_360_1681397304-5528.jpeg" xlink:type="simple" xlink:show="embed" xlink:actuate="onLoad" draw:mime-type="image/jpeg"/>
</draw:frame>
</text:a>
 <text:a xlink:type="simple" xlink:href="https://static.ukrinform.com/photos/2023_04/1681397304-9849.jpeg" text:style-name="Internet_20_link" text:visited-style-name="Visited_20_Internet_20_Link">
<draw:frame draw:style-name="fr1" draw:name="Image157" text:anchor-type="as-char" svg:width="6.9236in" svg:height="3.956343in" draw:z-index="0">
<draw:image xlink:href="../Images/yкринформ/2023-04-13T17-49-00-03-00/630_360_1681397304-9849.jpeg" xlink:type="simple" xlink:show="embed" xlink:actuate="onLoad" draw:mime-type="image/jpeg"/>
</draw:frame>
</text:a>
 <text:a xlink:type="simple" xlink:href="https://static.ukrinform.com/photos/2023_04/1681397304-1640.jpeg" text:style-name="Internet_20_link" text:visited-style-name="Visited_20_Internet_20_Link">
<draw:frame draw:style-name="fr1" draw:name="Image158" text:anchor-type="as-char" svg:width="6.9236in" svg:height="3.956343in" draw:z-index="0">
<draw:image xlink:href="../Images/yкринформ/2023-04-13T17-49-00-03-00/630_360_1681397304-1640.jpeg" xlink:type="simple" xlink:show="embed" xlink:actuate="onLoad" draw:mime-type="image/jpeg"/>
</draw:frame>
</text:a>
 <text:a xlink:type="simple" xlink:href="https://static.ukrinform.com/photos/2023_04/1681397304-3576.jpeg" text:style-name="Internet_20_link" text:visited-style-name="Visited_20_Internet_20_Link">
<draw:frame draw:style-name="fr1" draw:name="Image159" text:anchor-type="as-char" svg:width="6.9236in" svg:height="3.956343in" draw:z-index="0">
<draw:image xlink:href="../Images/yкринформ/2023-04-13T17-49-00-03-00/630_360_1681397304-3576.jpeg" xlink:type="simple" xlink:show="embed" xlink:actuate="onLoad" draw:mime-type="image/jpeg"/>
</draw:frame>
</text:a>
</text:p>
      <text:p text:style-name="P4">
Окрім цього, Воронов зазначив, що ракети повинні були стати на бойовечергування лише навесні 2022 року, але у лютому, за три дні до початкуактивних бойових дій, ракети з київського заводу були вивезені на південьОдеської області.</text:p>
      <text:p text:style-name="P4">
<text:a xlink:type="simple" xlink:href="https://www.ukrinform.ua/tag-krejser-moskva" text:style-name="Internet_20_link" text:visited-style-name="Visited_20_Internet_20_Link">
 </text:a>
 - один із шести найбільшихкораблів росії. Це велика фінансова втрата - його вартість була від 700 до 900мільйонів доларів. Це не перша така втрата в історії чорноморського флоту,хоча взагалі з часів Другої світової війни це найбільший бойовий корабель,який затонув”, - сказав завідувач Центрального військово-морського музею.</text:p>
      <text:p text:style-name="P4">
Він додав, що це вже третій флагман, який росія втрачає на чорноморськомутеатрі бойових дій. Перший у 1916 році - “імператриця марія”, який затонувпросто у Севастопольській бухті на стоянці. Другий - лінкор “новороссийск”,який затонув у 1955 році практично у тому самому місці.</text:p>
      <text:p text:style-name="P4">
<text:span text:style-name="T4">
Читайте також:</text:span>
 <text:a xlink:type="simple" xlink:href="https://www.ukrinform.ua/rubric-ato/3695222-rik-tomu-vms-ukraini-perepisali-vikovu-istoriu-reznikov-nagadav-ak-znisili-krejser-moskva.html" text:style-name="Internet_20_link" text:visited-style-name="Visited_20_Internet_20_Link">
 <text:span text:style-name="T4">
крейсер</text:span>
 <text:span text:style-name="T4">
Москва</text:span>
 </text:a>
</text:p>
      <text:p text:style-name="P4">
Також під час заходу Центральний військово-морський музей України за участюгромадської організації "ДНА" анонсували створення експозиції – математичнозмодельоване на основі фактів 3D-шоу "Отріцательноє всплитіє", яке, у томучислі сприятиме розвінчуванню міфів, створених російською пропагандою, щодопотопленого крейсеру "москва". Київ стане першим містом, де презентуютьекспозицію, у травні. Далі шоу демонструватимуть в інших країнах світу.</text:p>
      <text:p text:style-name="P4">
Трейлер 3D-шоу можна переглянути за <text:a xlink:type="simple" xlink:href="https://www.youtube.com/watch" text:style-name="Internet_20_link" text:visited-style-name="Visited_20_Internet_20_Link">
</text:a>
 .</text:p>
      <text:p text:style-name="P4">
_Відео:<text:a xlink:type="simple" xlink:href="https://www.youtube.com/watch" text:style-name="Internet_20_link" text:visited-style-name="Visited_20_Internet_20_Link">
 </text:a>
 _</text:p>
      <text:p text:style-name="P4">
Як повідомлялося, крейсер російського чорноморського флоту "Москва" внаслідокудару українською протикорабельною ракетою "Нептун" 13 квітня 2022 року зазнавістотних ушкоджень та почав тонути після потужного вибуху боєзапасу.</text:p>
      <text:p text:style-name="P4">
Source: <text:a xlink:type="simple" xlink:href="https://www.ukrinform.ua/rubric-kyiv/3695530-u-kievi-pokazali-ulamki-raketi-neptun-aka-urazila-krejser-moskva.html" text:style-name="Internet_20_link" text:visited-style-name="Visited_20_Internet_20_Link">
https://www.ukrinform.ua/rubric-kyiv/3695530-u-kievi-pokazali-ulamki-raketi-neptun-aka-urazila-krejser-moskva.html</text:a>
</text:p>
      <!--NEWS-->
      <text:h text:style-name="P10" text:outline-level="1">
<text:span text:style-name="T4">
Для безпеки регіону необхідна деокупація Криму, і це буде зроблено - Резніков</text:span>
</text:h>
      <text:p text:style-name="P4">
Authors: Ukrinform (Person)</text:p>
      <text:p text:style-name="P4">
Publisher: Укринформ (Organization)</text:p>
      <text:p text:style-name="P4">
Published Time: 2023-04-13T17:56:00+03:00</text:p>
      <text:p text:style-name="P4">
Modified Time: 2023-04-13T17:56:00+03:00</text:p>
      <text:p text:style-name="P4">
Description: Для повної безпеки та свободи судноплавства у Чорному та Азовському морях необхідне звільнення Криму, і це буде зроблено – півострів обов’язково повернеться в українську родину. — Укрінформ.</text:p>
      <text:p text:style-name="P4">
Images: ["<text:a xlink:type="simple" xlink:href="https://static.ukrinform.com/photos/2023_04/thumb_files/630_360_1681397660-719.jpg" text:style-name="Internet_20_link" text:visited-style-name="Visited_20_Internet_20_Link">
630_360_16813...</text:a>
"]</text:p>
      <text:p text:style-name="P4">
Tags: ['Деокупація', 'Крим', 'Стратегія деокупації Криму', 'Чорноморська безпекова конференція']</text:p>
      <text:p text:style-name="P4">
Type: Article</text:p>
      <!--METADATA-->
      <text:p text:style-name="P4">
<draw:frame draw:style-name="fr1" draw:name="Image160" text:anchor-type="as-char" svg:width="6.9236in" svg:height="3.956343in" draw:z-index="0">
<draw:image xlink:href="../Images/yкринформ/2023-04-13T17-56-00-03-00/630_360_1681397660-719.jpg" xlink:type="simple" xlink:show="embed" xlink:actuate="onLoad" draw:mime-type="image/jpeg"/>
</draw:frame>
 Для повноїбезпеки та свободи судноплавства у Чорному та Азовському морях необхіднезвільнення Криму, і це буде зроблено – півострів обов’язково повернеться вукраїнську родину.</text:p>
      <text:p text:style-name="P4">
Як передає кореспондент Укрінформу, про це заявив міністр оборони УкраїниОлексій Резніков на полях Першої Чорноморської безпекової конференції уБухаресті.</text:p>
      <text:p text:style-name="P4">
"Для забезпечення 100-відсоткової безпеки та свободи судноплавства на Чорномута Азовському морях Крим має бути звільнено, і він буде звільнений. Він зновуповернеться в українську родину, як це відбулося у 1991 році. <text:a xlink:type="simple" xlink:href="https://www.ukrinform.ua/tag-krim" text:style-name="Internet_20_link" text:visited-style-name="Visited_20_Internet_20_Link">
</text:a>
 – це Україна", - заявив Резніков,коментуючи запитання кореспондента Укрінформу щодо перспектив звільненняКриму.</text:p>
      <text:p text:style-name="P4">
Міністр наголосив, що Україна "зробить все" для звільнення Криму, і післядеокупації "вже можна буде гарантувати повномасштабну безпекову ситуацію уЧорному морі, разом з країнами-партнерами".</text:p>
      <text:p text:style-name="P4">
"Тому потрібно це вже робити і готуватися. І ми готові ділитися нашим досвідомта знаннями, тому що Республіка Молдова потерпає від гібридної атаки росії вжебагато десятків років, у тому числі з тимчасовою окупацією частини Молдови, згібридними провокаціями, інформаційними вкиданнями, з газовим та електричнимшантажем. І ми бажаємо їм перемог в цьому, разом з нами", - прокоментувавРезніков також тристоронню зустріч керівництва МЗС та МО України, Румунії таМолдови у Бухаресті.</text:p>
      <text:p text:style-name="P4">
<text:span text:style-name="T4">
Читайте також:</text:span>
 <text:a xlink:type="simple" xlink:href="https://www.ukrinform.ua/rubric-world/3695461-posilenna-nato-v-cornomu-mori-nimeccina-visunula-tri-propozicii.html" text:style-name="Internet_20_link" text:visited-style-name="Visited_20_Internet_20_Link">
 </text:a>
</text:p>
      <text:p text:style-name="P4">
Він поінформував, що за результатами зустрічі було підписано тристоронніймеморандум "про продовження нашої плідної співпраці", а також було домовленопро технічні елементи взаємодії.</text:p>
      <text:p text:style-name="P4">
Як повідомляв Укрінформ, у столиці Румунії в четвер <text:a xlink:type="simple" xlink:href="https://www.ukrinform.ua/rubric-polytics/3695230-u-buharesti-rozpocalasa-cornomorska-bezpekova-konferencia.html" text:style-name="Internet_20_link" text:visited-style-name="Visited_20_Internet_20_Link">
</text:a>
 Міжнародної Кримської Платформи, яказібрала в Бухаресті представників понад 50 країн та організацій.</text:p>
      <text:p text:style-name="P4">
Source: <text:a xlink:type="simple" xlink:href="https://www.ukrinform.ua/rubric-ato/3695529-dla-bezpeki-regionu-neobhidna-deokupacia-krimu-i-ce-bude-zrobleno-reznikov.html" text:style-name="Internet_20_link" text:visited-style-name="Visited_20_Internet_20_Link">
https://www.ukrinform.ua/rubric-ato/3695529-dla-bezpeki-regionu-neobhidna-deokupacia-krimu-i-ce-bude-zrobleno-reznikov.html</text:a>
</text:p>
      <!--NEWS-->
      <text:h text:style-name="P10" text:outline-level="1">
<text:span text:style-name="T4">
Окупанти посилили фільтраційні заходи на тимчасово захоплених територіях</text:span>
</text:h>
      <text:p text:style-name="P4">
Author: ['АРМІЯINFORM']</text:p>
      <text:p text:style-name="P4">
Time: 2023-04-13T18:00:00-04:00</text:p>
      <text:p text:style-name="P4">
Description: Російські окупанти продовжують посилювати контррозвідувальний режим на тимчасов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kupant.jpg" text:style-name="Internet_20_link" text:visited-style-name="Visited_20_Internet_20_Link">
okupant.jpg</text:a>
']</text:p>
      <text:p text:style-name="P4">
Tags: ['STOPRUSSIA', 'АГРЕСІЯ РФ', 'ВТОРГНЕННЯ РФ']</text:p>
      <text:p text:style-name="P4">
Category: News</text:p>
      <!--METADATA-->
      <text:p text:style-name="P4">
<draw:frame draw:style-name="fr1" draw:name="Image161" text:anchor-type="as-char" svg:width="6.9236in" svg:height="3.893007in" draw:z-index="0">
<draw:image xlink:href="../Images/AРМІЯINFORM/2023-04-13T18-00-00-04-00/okupant.jpg" xlink:type="simple" xlink:show="embed" xlink:actuate="onLoad" draw:mime-type="image/jpeg"/>
</draw:frame>
</text:p>
      <text:p text:style-name="P4">
Російські окупанти продовжують посилювати контррозвідувальний режим натимчасово окупованих територіях. У населеному пункті Графське Волноваськогорайону Донецької області та навколо збільшилась кількість блокпостів тапатрулів. На блокпостах ворог активно проводить фільтраційні заходи щодомісцевого населення,<text:a xlink:type="simple" xlink:href="https://www.facebook.com/GeneralStaff.ua/posts/pfbid02EaD6qpeHogRqHPCLsMRkhpkYE2uECFoocFVXXdMpGUjMexKndSDyGJLSudgSGyXgl" text:style-name="Internet_20_link" text:visited-style-name="Visited_20_Internet_20_Link">
повідомляє</text:a>
Генеральний штаб ЗС України.</text:p>
      <text:p text:style-name="P4">
Дещо схожа ситуація у Благодатному Донецької області. Побоюючись витокуінформації про місця розташування підрозділів окупантів, загарбники сталиобмежувати певні маршрути руху таксистам, в’їзд місцевим жителям дозволеновиключно за наявності реєстрації.</text:p>
      <text:p text:style-name="P4">
Source: <text:a xlink:type="simple" xlink:href="https://armyinform.com.ua/2023/04/13/okupanty-posylyly-filtraczijni-zahody-na-tymchasovo-zahoplenyh-terytoriyah/" text:style-name="Internet_20_link" text:visited-style-name="Visited_20_Internet_20_Link">
https://armyinform.com.ua/2023/04/13/okupanty-posylyly-filtraczijni-zahody-na-tymchasovo-zahoplenyh-terytoriyah/</text:a>
</text:p>
      <!--NEWS-->
      <text:h text:style-name="P10" text:outline-level="1">
<text:span text:style-name="T4">
Швейцарія планує виділити Україні $1,7 мільярда до 2028 року</text:span>
</text:h>
      <text:p text:style-name="P4">
Authors: Ukrinform (Person)</text:p>
      <text:p text:style-name="P4">
Publisher: Укринформ (Organization)</text:p>
      <text:p text:style-name="P4">
Published Time: 2023-04-13T18:01:33+03:00</text:p>
      <text:p text:style-name="P4">
Modified Time: 2023-04-13T18:01:33+03:00</text:p>
      <text:p text:style-name="P4">
Description: Швейцарський уряд має намір надати Україні додатково щонайменше 1,5 мільярда швейцарських франків (1,7 мільярда доларів) до 2028 року. — Укрінформ.</text:p>
      <text:p text:style-name="P4">
Images: ["<text:a xlink:type="simple" xlink:href="https://static.ukrinform.com/photos/2018_12/thumb_files/630_360_1545154481-916.jpg" text:style-name="Internet_20_link" text:visited-style-name="Visited_20_Internet_20_Link">
630_360_15451...</text:a>
"]</text:p>
      <text:p text:style-name="P4">
Tags: ['Швейцарія', 'Україна', 'Гроші', 'допомога']</text:p>
      <text:p text:style-name="P4">
Type: Article</text:p>
      <!--METADATA-->
      <text:p text:style-name="P4">
<draw:frame draw:style-name="fr1" draw:name="Image162" text:anchor-type="as-char" svg:width="6.9236in" svg:height="3.956343in" draw:z-index="0">
<draw:image xlink:href="../Images/yкринформ/2023-04-13T18-01-33-03-00/630_360_1545154481-916.jpg" xlink:type="simple" xlink:show="embed" xlink:actuate="onLoad" draw:mime-type="image/jpeg"/>
</draw:frame>
Швейцарський уряд має намір надати Україні додатково щонайменше 1,5 мільярдашвейцарських франків (1,7 мільярда доларів) до 2028 року.</text:p>
      <text:p text:style-name="P4">
Як передає Укрінформ, про це повідомляє <text:a xlink:type="simple" xlink:href="https://www.swissinfo.ch/eng/switzerland-to-release-another-chf1.5-billion-for-ukraine/48432418" text:style-name="Internet_20_link" text:visited-style-name="Visited_20_Internet_20_Link">
</text:a>
 .</text:p>
      <text:p text:style-name="P4">
Міністр закордонних справ Швейцарії Ігнаціо Кассіс наголосив на готовностійого країни до довготермінової підтримки України.</text:p>
      <text:p text:style-name="P4">
Підтримку буде надано в рамках стратегії міжнародного співробітництва на2025-2028 роки, повідомили в середу в швейцарському МЗС.</text:p>
      <text:p text:style-name="P4">
Разом із 300 мільйонами швейцарських франків, вже виділеними на період 2023 та2024 років, загальний обсяг підтримки з боку Швейцарії сягатиме щонайменше 1,8мільярдів швейцарських франків (понад 2 млрд доларів, - ред.) протягомнаступних шести років.</text:p>
      <text:p text:style-name="P4">
<text:span text:style-name="T4">
Читайте також:</text:span>
 <text:a xlink:type="simple" xlink:href="https://www.ukrinform.ua/rubric-economy/3695132-miznarodni-partneri-nadadut-ukraini-115-milardiv-smigal.html" text:style-name="Internet_20_link" text:visited-style-name="Visited_20_Internet_20_Link">
 </text:a>
</text:p>
      <text:p text:style-name="P4">
Як відомо, <text:a xlink:type="simple" xlink:href="https://www.ukrinform.ua/tag-svejcaria" text:style-name="Internet_20_link" text:visited-style-name="Visited_20_Internet_20_Link">
 </text:a>
 приєдналася до санкційЄС проти росії, запроваджених у березні 2022 року, які включають заборону наекспорт низки товарів. На додаток до заморожених активів та обмежень напоїздки, санкції також включають заборону на експорт таких товарів, як зброя,вугілля та предмети розкоші.</text:p>
      <text:p text:style-name="P4">
Source: <text:a xlink:type="simple" xlink:href="https://www.ukrinform.ua/rubric-economy/3695532-svejcaria-planue-vidiliti-ukraini-17-milarda-do-2028-roku.html" text:style-name="Internet_20_link" text:visited-style-name="Visited_20_Internet_20_Link">
https://www.ukrinform.ua/rubric-economy/3695532-svejcaria-planue-vidiliti-ukraini-17-milarda-do-2028-roku.html</text:a>
</text:p>
      <!--NEWS-->
      <text:h text:style-name="P10" text:outline-level="1">
<text:span text:style-name="T4">
Берлін дозволив Польщі передати Україні винищувачі МіГ-29 — Spiegel</text:span>
</text:h>
      <text:p text:style-name="P4">
Authors: Ukrinform (Person)</text:p>
      <text:p text:style-name="P4">
Publisher: Укринформ (Organization)</text:p>
      <text:p text:style-name="P4">
Published Time: 2023-04-13T18:06:00+03:00</text:p>
      <text:p text:style-name="P4">
Modified Time: 2023-04-13T18:06:00+03:00</text:p>
      <text:p text:style-name="P4">
Description: Федеральний уряд Німеччини схвалив заявку Польщі на експорт в Україну винищувачів МіГ-29 зі складів колишньої НДР. — Укрінформ.</text:p>
      <text:p text:style-name="P4">
Images: ["<text:a xlink:type="simple" xlink:href="https://static.ukrinform.com/photos/2023_04/thumb_files/630_360_1681398248-633.jpg" text:style-name="Internet_20_link" text:visited-style-name="Visited_20_Internet_20_Link">
630_360_16813...</text:a>
"]</text:p>
      <text:p text:style-name="P4">
Tags: ['Німеччина', 'Польща', 'Україна', 'Винищувач', 'Війна з росією']</text:p>
      <text:p text:style-name="P4">
Type: Article</text:p>
      <!--METADATA-->
      <text:p text:style-name="P4">
<draw:frame draw:style-name="fr1" draw:name="Image163" text:anchor-type="as-char" svg:width="6.9236in" svg:height="3.956343in" draw:z-index="0">
<draw:image xlink:href="../Images/yкринформ/2023-04-13T18-06-00-03-00/630_360_1681398248-633.jpg" xlink:type="simple" xlink:show="embed" xlink:actuate="onLoad" draw:mime-type="image/jpeg"/>
</draw:frame>
Федеральний уряд Німеччини схвалив заявку Польщі на експорт в Українувинищувачів МіГ-29 зі складів колишньої НДР.</text:p>
      <text:p text:style-name="P4">
Про це повідомляє <text:a xlink:type="simple" xlink:href="https://www.spiegel.de/ausland/ukraine-krieg-bundesregierung-erteilt-polen-genehmigung-fuer-kampfjet-lieferungen-a-69dcf09b-e5ec-4f01-a5ed-3eb22653e879" text:style-name="Internet_20_link" text:visited-style-name="Visited_20_Internet_20_Link">
 </text:a>
 , передає Укрінформ.</text:p>
      <text:p text:style-name="P4">
Польща подала відповідну заявку на дозвіл їй поставити літаки в Україну.</text:p>
      <text:p text:style-name="P4">
У березні Варшава вже оголосила про поставку в Україну винищувачів радянськоговиробництва МіГ-29. Однак спочатку машини зі складів колишньої Національноїнародної армії не поставлялися.</text:p>
      <text:p text:style-name="P4">
У 2002 році Німеччина продала Польщі 23 винищувачі МіГ-29, які Бундесверотримав від НДР.</text:p>
      <text:p text:style-name="P4">
<text:span text:style-name="T4">
Читайте також:</text:span>
 <text:a xlink:type="simple" xlink:href="https://www.ukrinform.ua/rubric-ato/3692387-polsa-lobiuvatime-nadanna-ukraini-litakiv-nativskih-standartiv-duda.html" text:style-name="Internet_20_link" text:visited-style-name="Visited_20_Internet_20_Link">
 </text:a>
</text:p>
      <text:p text:style-name="P4">
Радник президента Польщі Анджея Дуди з питань безпеки Яцек Сєвєра наприкінціберезня заявив, що польські ВПС наразі мають близько десяти таких машин. Уконтрактах на продаж озброєння з <text:a xlink:type="simple" xlink:href="https://www.ukrinform.ua/tag-nimeccina" text:style-name="Internet_20_link" text:visited-style-name="Visited_20_Internet_20_Link">
 </text:a>
зазвичай обумовлюється, що федеральний уряд має погодитися на можливу подальшупередачу.</text:p>
      <text:p text:style-name="P4">
<text:span text:style-name="T5">
Фото: dpa</text:span>
</text:p>
      <text:p text:style-name="P4">
Source: <text:a xlink:type="simple" xlink:href="https://www.ukrinform.ua/rubric-ato/3695533-berlin-dozvoliv-polsi-peredati-ukraini-vinisuvaci-mig29-spiegel.html" text:style-name="Internet_20_link" text:visited-style-name="Visited_20_Internet_20_Link">
https://www.ukrinform.ua/rubric-ato/3695533-berlin-dozvoliv-polsi-peredati-ukraini-vinisuvaci-mig29-spiegel.html</text:a>
</text:p>
      <!--NEWS-->
      <text:h text:style-name="P10" text:outline-level="1">
<text:span text:style-name="T4">
Зеленський вручив нагороди представникам Оборонно-промислового комплексу</text:span>
</text:h>
      <text:p text:style-name="P4">
Authors: Ukrinform (Person)</text:p>
      <text:p text:style-name="P4">
Publisher: Укринформ (Organization)</text:p>
      <text:p text:style-name="P4">
Published Time: 2023-04-13T18:10:00+03:00</text:p>
      <text:p text:style-name="P4">
Modified Time: 2023-04-13T18:10:00+03:00</text:p>
      <text:p text:style-name="P4">
Description: Президент України Володимир Зеленський вважає, що оборонно-промисловий комплекс має стати однією з ключових галузей української економіки, а амбітною метою України в майбутньому є експорт озброєння і допомога іншим країнам. — Укрінформ.</text:p>
      <text:p text:style-name="P4">
Images: ["<text:a xlink:type="simple" xlink:href="https://static.ukrinform.com/photos/2023_04/thumb_files/630_360_1681398663-216.jpeg" text:style-name="Internet_20_link" text:visited-style-name="Visited_20_Internet_20_Link">
630_360_16813...</text:a>
", "<text:a xlink:type="simple" xlink:href="https://static.ukrinform.com/photos/2023_04/1681398663-448.jpeg" text:style-name="Internet_20_link" text:visited-style-name="Visited_20_Internet_20_Link">
1681398663-44...</text:a>
", "<text:a xlink:type="simple" xlink:href="https://static.ukrinform.com/photos/2023_04/1681398663-296.jpeg" text:style-name="Internet_20_link" text:visited-style-name="Visited_20_Internet_20_Link">
1681398663-29...</text:a>
", "<text:a xlink:type="simple" xlink:href="https://static.ukrinform.com/photos/2023_04/1681398662-521.jpeg" text:style-name="Internet_20_link" text:visited-style-name="Visited_20_Internet_20_Link">
1681398662-52...</text:a>
"]</text:p>
      <text:p text:style-name="P4">
Tags: ['Нагорода', 'Зеленський', 'ОПК']</text:p>
      <text:p text:style-name="P4">
Type: Article</text:p>
      <!--METADATA-->
      <text:p text:style-name="P4">
<draw:frame draw:style-name="fr1" draw:name="Image164" text:anchor-type="as-char" svg:width="6.9236in" svg:height="3.956343in" draw:z-index="0">
<draw:image xlink:href="../Images/yкринформ/2023-04-13T18-10-00-03-00/630_360_1681398663-216.jpeg" xlink:type="simple" xlink:show="embed" xlink:actuate="onLoad" draw:mime-type="image/jpeg"/>
</draw:frame>
 ПрезидентУкраїни Володимир Зеленський вважає, що оборонно-промисловий комплекс маєстати однією з ключових галузей української економіки, а амбітною метоюУкраїни в майбутньому є експорт озброєння і допомога іншим країнам.</text:p>
      <text:p text:style-name="P4">
Про це він сказав на церемонії з нагоди першого відзначення Дня працівникаОПК, повідомляється на <text:a xlink:type="simple" xlink:href="https://www.president.gov.ua/news/mayemo-znati-svoyu-silu-shanuvati-svij-potencial-i-vsih-hto-82253" text:style-name="Internet_20_link" text:visited-style-name="Visited_20_Internet_20_Link">
 </text:a>
передає Укрінформ.</text:p>
      <text:p text:style-name="P4">
«Український оборонно-промисловий комплекс може стати і, впевнений, станеоднією з ключових галузей нашої економіки, як це й мало б бути від часуздобуття нашої незалежності. Ми бачитимемо відповідні збільшення обсягівдержавного замовлення... Обов’язково після нашої перемоги ми будемо допомагатиіншим. Це наша амбітна мета», – заявив Президент.</text:p>
      <text:p text:style-name="P4">
Він наголосив, що Україна має розвивати й нарощувати виробництво вітчизняногоозброєння, ракет, снарядів, техніки, двигунів тощо. Вже зараз, за йогословами, Україна почала виробляти артилерію, гармати, снаряди, розвиває новітехнології в напрямку виробництва <text:a xlink:type="simple" xlink:href="https://www.ukrinform.ua/tag-bezpilotnik" text:style-name="Internet_20_link" text:visited-style-name="Visited_20_Internet_20_Link">
 </text:a>
 та морських дронів.</text:p>
      <text:p text:style-name="P4">
_Відео:<text:a xlink:type="simple" xlink:href="https://t.me/OP_UA/9227" text:style-name="Internet_20_link" text:visited-style-name="Visited_20_Internet_20_Link">
 </text:a>
 _</text:p>
      <text:p text:style-name="P4">
Амбітною метою ж метою держави Зеленський назвав досягнути спроможностіУкраїни оборонятися, а після перемоги над ворогом – експортувати озброєння.</text:p>
      <text:p text:style-name="P4">
«Але ми вже довели за час цієї війни, що можемо досягти будь-якої амбітноїмети. Україна завжди співпрацюватиме в питаннях оборони із найсильнішимидержавами й компаніями світу. І зробимо все, щоб зацікавленість світу успівпраці з Україною в ОПК завжди була на відповідному, високому рівні», –наголосив він.</text:p>
      <text:p text:style-name="P4">
<draw:frame draw:style-name="fr1" draw:name="Image165" text:anchor-type="as-char" svg:width="6.9236in" svg:height="4.612849in" draw:z-index="0">
<draw:image xlink:href="../Images/yкринформ/2023-04-13T18-10-00-03-00/1681398663-448.jpeg" xlink:type="simple" xlink:show="embed" xlink:actuate="onLoad" draw:mime-type="image/jpeg"/>
</draw:frame>
</text:p>
      <text:p text:style-name="P4">
Зеленський зауважив, що потенціал міцної держави базується на людях, здатнихбудувати ракети, техніку, лінії з виробництва боєприпасів, які можуть робитиоборону технологічною, аналізують розвиток військової науки й глобальнуконкуренцію оборонно-промислових комплексів.</text:p>
      <text:p text:style-name="P4">
Президент повідомив, що підписав указ про відзначення 13 квітня Дня працівникаоборонно-промислового комплексу України та вручив державні нагородипредставникам вітчизняного ОПК.</text:p>
      <text:p text:style-name="P4">
<draw:frame draw:style-name="fr1" draw:name="Image166" text:anchor-type="as-char" svg:width="6.9236in" svg:height="4.612849in" draw:z-index="0">
<draw:image xlink:href="../Images/yкринформ/2023-04-13T18-10-00-03-00/1681398663-296.jpeg" xlink:type="simple" xlink:show="embed" xlink:actuate="onLoad" draw:mime-type="image/jpeg"/>
</draw:frame>
</text:p>
      <text:p text:style-name="P4">
Він зазначив, що саме цього дня рік тому крилатими протикорабельними ракетами«Нептун» українського виробництва було уражено й потоплено флагманчорноморського флоту рф – ракетний крейсер «москва».</text:p>
      <text:p text:style-name="P4">
«Сьогодні в нас – визначний день, коли ми згадуємо історичну подію для нашоїдержави, коли вшановуємо всіх, хто забезпечує саму можливість таких історичнихподій для нашої незалежності, для нашої України, для всього нашогоукраїнського народу», – сказав Президент.</text:p>
      <text:p text:style-name="P4">
За його словами, ракета українського виробництва допомогла навести лад вукраїнській акваторії Чорного моря. Це було перше застосування «Нептуна» убойових умовах, і воно стало історичним.</text:p>
      <text:p text:style-name="P4">
Зеленський звернув увагу на той факт, що нині є багато успішних прикладівзастосування вітчизняної зброї, техніки й снарядів – усього того, щовиробляється в Україні або спільно з Українською державою.</text:p>
      <text:p text:style-name="P4">
«Маємо знати свою силу, шанувати свій потенціал і всіх, хто це щоденнозабезпечує», – наголосив він.</text:p>
      <text:p text:style-name="P4">
Він зазначив, що має честь вітати сьогодні всіх, хто працює в українськомуОПК, модернізує, ремонтує, проєктує й будує українську силу.</text:p>
      <text:p text:style-name="P4">
«Те, що Україна вистояла, що може боротися й звільняти свою землю завдякинашим Збройним силам і завдяки вашій великій роботі, – це промінь для нашогопереможного майбутнього. Я в це дуже вірю, і всі ми дуже віримо. Всі зарадицього живемо, боремося, працюємо. Багато в чому все це базується на нашійвпевненості у ваших уміннях і талантах, розумі й стратегічному мисленні всіх,хто ефективно працює в українському ОПК і здатний його розвивати. А також – насправжньому героїзмі тих, хто попри всі загрози ремонтує щоденно нашу техніку– ремонтує не тільки в тилу, ремонтує всюди, де це потрібно, в дуженебезпечних місцях на передовій, хто оберігає й розвиває наші виробництва тадає Україні зброю», – сказав Зеленський.</text:p>
      <text:p text:style-name="P4">
Присутні вшанували хвилиною мовчання пам’ять усіх героїв, які загинули,працюючи на Україну й забезпечуючи її оборону.</text:p>
      <text:p text:style-name="P4">
Президент вручив високі державні нагороди працівникам ОПК. Зокрема, буловручено: орден Богдана Хмельницького III ступеня, ордени «За заслуги» II і IIIступенів, ордени Данила Галицького та орден княгині Ольги III ступеня, медалі«За працю і звитягу».</text:p>
      <text:p text:style-name="P4">
<draw:frame draw:style-name="fr1" draw:name="Image167" text:anchor-type="as-char" svg:width="6.9236in" svg:height="4.612849in" draw:z-index="0">
<draw:image xlink:href="../Images/yкринформ/2023-04-13T18-10-00-03-00/1681398662-521.jpeg" xlink:type="simple" xlink:show="embed" xlink:actuate="onLoad" draw:mime-type="image/jpeg"/>
</draw:frame>
</text:p>
      <text:p text:style-name="P4">
Крім того, під головуванням Володимира Зеленського відбулася нарада зкерівниками центральних органів виконавчої влади, підприємств оборонно-промислового комплексу, на якій обговорювалася стратегія розвитку вітчизняногоОПК.</text:p>
      <text:p text:style-name="P4">
<text:span text:style-name="T4">
Читайте також:</text:span>
 <text:a xlink:type="simple" xlink:href="https://www.ukrinform.ua/rubric-economy/3685551-smigal-hocemo-pobuduvati-v-ukraini-odin-iz-najpotuznisih-opk-u-sviti.html" text:style-name="Internet_20_link" text:visited-style-name="Visited_20_Internet_20_Link">
 <text:span text:style-name="T4">
ОПК</text:span>
 </text:a>
</text:p>
      <text:p text:style-name="P4">
Генеральний директор ДП КБ «Луч» Олег Коростельов подякував Президентові зате, що ОПК України було піднято на високий рівень.</text:p>
      <text:p text:style-name="P4">
<text:span text:style-name="T5">
Фото: ОП</text:span>
</text:p>
      <text:p text:style-name="P4">
Source: <text:a xlink:type="simple" xlink:href="https://www.ukrinform.ua/rubric-society/3695536-zelenskij-vruciv-nagorodi-predstavnikam-oboronnopromislovogo-kompleksu.html" text:style-name="Internet_20_link" text:visited-style-name="Visited_20_Internet_20_Link">
https://www.ukrinform.ua/rubric-society/3695536-zelenskij-vruciv-nagorodi-predstavnikam-oboronnopromislovogo-kompleksu.html</text:a>
</text:p>
      <!--NEWS-->
      <text:h text:style-name="P10" text:outline-level="1">
<text:span text:style-name="T4">
Молдові загрожують ракети, які росія випускає по Україні – міністр оборони</text:span>
</text:h>
      <text:p text:style-name="P4">
Authors: Ukrinform (Person)</text:p>
      <text:p text:style-name="P4">
Publisher: Укринформ (Organization)</text:p>
      <text:p text:style-name="P4">
Published Time: 2023-04-13T18:13:19+03:00</text:p>
      <text:p text:style-name="P4">
Modified Time: 2023-04-13T18:13:19+03:00</text:p>
      <text:p text:style-name="P4">
Description: російські ракети, які москва випускає по Україні, загрожують Молдові. Кишинів ідентифікує у Придністров’ї певні елементи, які викликають занепокоєння. — Укрінформ.</text:p>
      <text:p text:style-name="P4">
Images: ["<text:a xlink:type="simple" xlink:href="https://static.ukrinform.com/photos/2023_04/thumb_files/630_360_1681398140-837.jpg" text:style-name="Internet_20_link" text:visited-style-name="Visited_20_Internet_20_Link">
630_360_16813...</text:a>
"]</text:p>
      <text:p text:style-name="P4">
Tags: ['Молдова', 'Ракета', 'Війна з росією']</text:p>
      <text:p text:style-name="P4">
Type: Article</text:p>
      <!--METADATA-->
      <text:p text:style-name="P4">
<draw:frame draw:style-name="fr1" draw:name="Image168" text:anchor-type="as-char" svg:width="6.9236in" svg:height="3.956343in" draw:z-index="0">
<draw:image xlink:href="../Images/yкринформ/2023-04-13T18-13-19-03-00/630_360_1681398140-837.jpg" xlink:type="simple" xlink:show="embed" xlink:actuate="onLoad" draw:mime-type="image/jpeg"/>
</draw:frame>
 російськіракети, які москва випускає по Україні, загрожують Молдові. Кишинівідентифікує у Придністров’ї певні елементи, які викликають занепокоєння.</text:p>
      <text:p text:style-name="P4">
Про це під час брифінгу в межах Першої Чорноморської безпекової конференціїМіжнародної Кримської платформи заявив міністр оборони Молдови АнатолійНосатий, передає кореспондент Укрінформу.</text:p>
      <text:p text:style-name="P4">
Як зазначив міністр, <text:a xlink:type="simple" xlink:href="https://www.ukrinform.ua/tag-moldova" text:style-name="Internet_20_link" text:visited-style-name="Visited_20_Internet_20_Link">
 </text:a>
 “вбачає загрозувід ризиків потрапляння на територію країни російських ракет”, зокрема уповітряний простір країни.</text:p>
      <text:p text:style-name="P4">
За його словами, у Кишиневі продовжують відстежувати безпекову ситуацію вПридністров’ї. Він зауважив, що хоча ситуація там відносно спокійна, протевона залишається нестабільною, оскільки там є “деякі непередбачувані елементи,які викликають занепокоєння”.</text:p>
      <text:p text:style-name="P4">
<text:span text:style-name="T4">
Читайте також:</text:span>
 <text:a xlink:type="simple" xlink:href="https://www.ukrinform.ua/rubric-world/3695403-vijna-rf-proti-ukraini-zminila-poradok-bezpeki-vstanovlenij-oon-u-1945-roci-minoboroni-moldovi.html" text:style-name="Internet_20_link" text:visited-style-name="Visited_20_Internet_20_Link">
 <text:span text:style-name="T4">
Молдови</text:span>
 </text:a>
</text:p>
      <text:p text:style-name="P4">
“Водночас ми застерігаємо, що певного роду підривна діяльність ведеться натериторії Молдови, що є свідченням гібридної війни. Це створює додатковий тискна безпекову систему країни”, - підкреслив Носатий.</text:p>
      <text:p text:style-name="P4">
Він додав, що уряд Молдови здійснює кроки щодо гарантування безпеки населеннюі посилення спроможності реагувати на загрози.</text:p>
      <text:p text:style-name="P4">
<text:span text:style-name="T4">
Читайте також:</text:span>
 <text:a xlink:type="simple" xlink:href="https://www.ukrinform.ua/rubric-polytics/3695520-ukraina-zahisae-moldovu-vid-destabilizacii-z-boku-rosii-popesku.html" text:style-name="Internet_20_link" text:visited-style-name="Visited_20_Internet_20_Link">
 <text:span text:style-name="T4">
Молдову</text:span>
 </text:a>
</text:p>
      <text:p text:style-name="P4">
Як повідомлялося, у Бухаресті триває Перша Чорноморська безпекова конференціяМіжнародної Кримської платформи. Організаторами конференції є Міністерствозакордонних справ України, Міністерство оборони України, Міністерствозакордонних справ Румунії, Міністерство національної оборони Румунії, упартнерстві з Центром оборонних стратегій (Україна).</text:p>
      <text:p text:style-name="P4">
Source: <text:a xlink:type="simple" xlink:href="https://www.ukrinform.ua/rubric-world/3695535-moldovi-zagrozuut-raketi-aki-rosia-vipuskae-po-ukraini-ministr-oboroni.html" text:style-name="Internet_20_link" text:visited-style-name="Visited_20_Internet_20_Link">
https://www.ukrinform.ua/rubric-world/3695535-moldovi-zagrozuut-raketi-aki-rosia-vipuskae-po-ukraini-ministr-oboroni.html</text:a>
</text:p>
      <!--NEWS-->
      <text:h text:style-name="P10" text:outline-level="1">
<text:span text:style-name="T4">
росіяни «модернізують» дрони Shahed старими реле, яким по 30 років - Генштаб</text:span>
</text:h>
      <text:p text:style-name="P4">
Authors: Ukrinform (Person)</text:p>
      <text:p text:style-name="P4">
Publisher: Укринформ (Organization)</text:p>
      <text:p text:style-name="P4">
Published Time: 2023-04-13T18:16:53+03:00</text:p>
      <text:p text:style-name="P4">
Modified Time: 2023-04-13T18:16:53+03:00</text:p>
      <text:p text:style-name="P4">
Description: Міжнародні санкції, попри заяви кремля, діють та завдають серйозних проблем державі-агресору, зокрема це стосується низки мікросхем та чипів. — Укрінформ.</text:p>
      <text:p text:style-name="P4">
Images: ["<text:a xlink:type="simple" xlink:href="https://static.ukrinform.com/photos/2022_10/thumb_files/630_360_1666167733-515.jpg" text:style-name="Internet_20_link" text:visited-style-name="Visited_20_Internet_20_Link">
630_360_16661...</text:a>
", "<text:a xlink:type="simple" xlink:href="https://static.ukrinform.com/photos/2023_04/1681398853-561.jpg" text:style-name="Internet_20_link" text:visited-style-name="Visited_20_Internet_20_Link">
1681398853-56...</text:a>
", "<text:a xlink:type="simple" xlink:href="https://static.ukrinform.com/photos/2023_04/1681398853-517.jpg" text:style-name="Internet_20_link" text:visited-style-name="Visited_20_Internet_20_Link">
1681398853-51...</text:a>
", "<text:a xlink:type="simple" xlink:href="https://static.ukrinform.com/photos/2023_04/1681398853-884.jpg" text:style-name="Internet_20_link" text:visited-style-name="Visited_20_Internet_20_Link">
1681398853-88...</text:a>
", "<text:a xlink:type="simple" xlink:href="https://static.ukrinform.com/photos/2023_04/1681398852-603.jpg" text:style-name="Internet_20_link" text:visited-style-name="Visited_20_Internet_20_Link">
1681398852-60...</text:a>
", "<text:a xlink:type="simple" xlink:href="https://static.ukrinform.com/photos/2023_04/1681398852-826.jpg" text:style-name="Internet_20_link" text:visited-style-name="Visited_20_Internet_20_Link">
1681398852-82...</text:a>
"]</text:p>
      <text:p text:style-name="P4">
Tags: ['Безпілотник', 'Генштаб', 'росія', 'Війна з росією', 'Shahed-136']</text:p>
      <text:p text:style-name="P4">
Type: Article</text:p>
      <!--METADATA-->
      <text:p text:style-name="P4">
<draw:frame draw:style-name="fr1" draw:name="Image169" text:anchor-type="as-char" svg:width="6.9236in" svg:height="3.956343in" draw:z-index="0">
<draw:image xlink:href="../Images/yкринформ/2023-04-13T18-16-53-03-00/630_360_1666167733-515.jpg" xlink:type="simple" xlink:show="embed" xlink:actuate="onLoad" draw:mime-type="image/jpeg"/>
</draw:frame>
 Міжнароднісанкції, попри заяви кремля, діють та завдають серйозних проблем державі-агресору, зокрема це стосується низки мікросхем та чипів.</text:p>
      <text:p text:style-name="P4">
Про це сказав представник Центру досліджень трофейного та перспективногоозброєння та військової техніки Генерального штабу Збройних Сил України АндрійРудик, передає Укрінформ із посиланням на <text:a xlink:type="simple" xlink:href="https://armyinform.com.ua/2023/04/13/rf-perejshla-do-taktyk-aby-hoch-kudys-doletilo-j-vybuhnulo-aby-hoch-shhos-pokazalo-pidsvitylo-andrij-rudyk/" text:style-name="Internet_20_link" text:visited-style-name="Visited_20_Internet_20_Link">
</text:a>
 .</text:p>
      <text:p text:style-name="P4">
<draw:frame draw:style-name="fr1" draw:name="Image170" text:anchor-type="as-char" svg:width="6.9236in" svg:height="4.615733in" draw:z-index="0">
<draw:image xlink:href="../Images/yкринформ/2023-04-13T18-16-53-03-00/1681398853-561.jpg" xlink:type="simple" xlink:show="embed" xlink:actuate="onLoad" draw:mime-type="image/jpeg"/>
</draw:frame>
</text:p>
      <text:p text:style-name="P4">
"росія змушена шукати шляхи обходу санкцій, за будь-яку ціну діставати навітьнайпростіші аудіокодеки. Як наслідок, російський ВПК у цій галузіконструктивно деградує. Свідченням цього є виявлення 30-річних релезакордонного походження в <text:a xlink:type="simple" xlink:href="https://www.ukrinform.ua/tag-bezpilotnik" text:style-name="Internet_20_link" text:visited-style-name="Visited_20_Internet_20_Link">
 </text:a>
 Shahed136. Також плати закордонного походження та власне російського. Одразу жпомітною буде різниця в акуратності та ретельності друкування плат іприпаювання до них окремих елементів", — зауважив Рудик.</text:p>
      <text:p text:style-name="P4">
<draw:frame draw:style-name="fr1" draw:name="Image171" text:anchor-type="as-char" svg:width="6.9236in" svg:height="4.615733in" draw:z-index="0">
<draw:image xlink:href="../Images/yкринформ/2023-04-13T18-16-53-03-00/1681398853-517.jpg" xlink:type="simple" xlink:show="embed" xlink:actuate="onLoad" draw:mime-type="image/jpeg"/>
</draw:frame>
<draw:frame draw:style-name="fr1" draw:name="Image172" text:anchor-type="as-char" svg:width="6.9236in" svg:height="4.615733in" draw:z-index="0">
<draw:image xlink:href="../Images/yкринформ/2023-04-13T18-16-53-03-00/1681398853-884.jpg" xlink:type="simple" xlink:show="embed" xlink:actuate="onLoad" draw:mime-type="image/jpeg"/>
</draw:frame>
</text:p>
      <text:p text:style-name="P4">
За словами офіцера, відмовившись від виготовлення навіть найпростішихкомплектуючих БПЛА, росія перейшла до тактики «аби хоч кудись долетіло йвибухнуло» (Shahed 136), «аби хоч щось показало/підсвітило» (ZALA 421-16E).Підтвердженням цього можна вважати удар по гуртожитку в місті Ржищів Київськоїобласті 22 березня 2023 року, в результаті якого загинули дев'ять цивільнихосіб. Попри конструкторську деградацію, російські та іранські БПЛА становлятьнебезпеку для українських захисників та мирних громадян.</text:p>
      <text:p text:style-name="P4">
<text:span text:style-name="T4">
Читайте також:</text:span>
 <text:a xlink:type="simple" xlink:href="https://www.ukrinform.ua/rubric-ato/3690699-sahedi-namagautsa-uniknuti-ppo-tomu-ih-treba-zbivati-z-kulemetiv-naev.html" text:style-name="Internet_20_link" text:visited-style-name="Visited_20_Internet_20_Link">
 </text:a>
</text:p>
      <text:p text:style-name="P4">
<draw:frame draw:style-name="fr1" draw:name="Image173" text:anchor-type="as-char" svg:width="6.9236in" svg:height="4.615733in" draw:z-index="0">
<draw:image xlink:href="../Images/yкринформ/2023-04-13T18-16-53-03-00/1681398852-603.jpg" xlink:type="simple" xlink:show="embed" xlink:actuate="onLoad" draw:mime-type="image/jpeg"/>
</draw:frame>
<draw:frame draw:style-name="fr1" draw:name="Image174" text:anchor-type="as-char" svg:width="6.9236in" svg:height="4.615733in" draw:z-index="0">
<draw:image xlink:href="../Images/yкринформ/2023-04-13T18-16-53-03-00/1681398852-826.jpg" xlink:type="simple" xlink:show="embed" xlink:actuate="onLoad" draw:mime-type="image/jpeg"/>
</draw:frame>
</text:p>
      <text:p text:style-name="P4">
Компоненти і «модифікації» БПЛА Shahed 136 та ZALA 421-16E засвідчують, щоросійська федерація не збирається відмовлятися від агресивних намірів щодоУкраїни і за будь-яку ціну продовжуватиме сіяти руйнування та смерть на нашійземлі. Саме тому вкрай важливо позбавити росію будь-якої можливості та навітьнайменшої здатності проводити агресію та продовжувати скоювати численнізлочини, додав він.</text:p>
      <text:p text:style-name="P4">
Як повідомлялося, у вівторок сили протиповітряної оборони України знищили 14із 17 дронів Shahed-131/136, які атакували Одеську область уночі.</text:p>
      <text:p text:style-name="P4">
Source: <text:a xlink:type="simple" xlink:href="https://www.ukrinform.ua/rubric-ato/3695537-rosiani-modernizuut-droni-shahed-starimi-rele-akim-po-30-rokiv-genstab.html" text:style-name="Internet_20_link" text:visited-style-name="Visited_20_Internet_20_Link">
https://www.ukrinform.ua/rubric-ato/3695537-rosiani-modernizuut-droni-shahed-starimi-rele-akim-po-30-rokiv-genstab.html</text:a>
</text:p>
      <!--NEWS-->
      <text:h text:style-name="P10" text:outline-level="1">
<text:span text:style-name="T4">
Війна росії проти України має трагічні наслідки для всієї глобальної економіки — глава МВФ</text:span>
</text:h>
      <text:p text:style-name="P4">
Authors: Ukrinform (Person)</text:p>
      <text:p text:style-name="P4">
Publisher: Укринформ (Organization)</text:p>
      <text:p text:style-name="P4">
Published Time: 2023-04-13T18:18:00+03:00</text:p>
      <text:p text:style-name="P4">
Modified Time: 2023-04-13T18:18:00+03:00</text:p>
      <text:p text:style-name="P4">
Description: Розв’язана росією війна проти України має трагічні наслідки для всієї глобальної економіки, оскільки створює вкрай негативні меседжі для взаємодії, а також має конкретний вплив на безпеку поставок. — Укрінформ.</text:p>
      <text:p text:style-name="P4">
Images: ["<text:a xlink:type="simple" xlink:href="https://static.ukrinform.com/photos/2023_02/thumb_files/630_360_1676365045-651.jpg" text:style-name="Internet_20_link" text:visited-style-name="Visited_20_Internet_20_Link">
630_360_16763...</text:a>
"]</text:p>
      <text:p text:style-name="P4">
Tags: ['Економіка', 'МВФ', 'COVID-19', 'Війна з росією']</text:p>
      <text:p text:style-name="P4">
Type: Article</text:p>
      <!--METADATA-->
      <text:p text:style-name="P4">
<draw:frame draw:style-name="fr1" draw:name="Image175" text:anchor-type="as-char" svg:width="6.9236in" svg:height="3.956343in" draw:z-index="0">
<draw:image xlink:href="../Images/yкринформ/2023-04-13T18-18-00-03-00/630_360_1676365045-651.jpg" xlink:type="simple" xlink:show="embed" xlink:actuate="onLoad" draw:mime-type="image/jpeg"/>
</draw:frame>
 Розв’язанаросією війна проти України має трагічні наслідки для всієї глобальноїекономіки, оскільки створює вкрай негативні меседжі для взаємодії, а також маєконкретний вплив на безпеку поставок.</text:p>
      <text:p text:style-name="P4">
Про це заявила в четвер під час пресконференції у Вашингтоні директор-розпорядник МВФ Крісталіна Георгієва, передає власний кореспондент Укрінформу.</text:p>
      <text:p text:style-name="P4">
«Вторгнення росії в Україну – це не лише трагедія для українського народу, цетрагедія для світової спільноти, бо це надсилає меседж про те, що витрати наоборону мають зрости, а дивіденд від миру зникає»,- зазначила глава Фонду.</text:p>
      <text:p text:style-name="P4">
Вона підкреслила, що світ більше не може сприймати мир як належне. За їїсловами, у такій ситуації зникає геополітична надійність, що також несенегативний вплив на економіку.</text:p>
      <text:p text:style-name="P4">
Водночас, за словами Георгієвої, світ продовжує відчувати наслідки COVID-19,які вплинули передусім на безпеку ланцюгів поставок. Крім того, зберігаєтьсявплив глобалізації, яка пішла на користь далеко не всім.</text:p>
      <text:p text:style-name="P4">
<text:span text:style-name="T4">
Читайте також:</text:span>
 <text:a xlink:type="simple" xlink:href="https://www.ukrinform.ua/rubric-economy/3694488-mvf-pogirsiv-prognoz-zrostanna-globalnoi-ekonomiki-do-28.html" text:style-name="Internet_20_link" text:visited-style-name="Visited_20_Internet_20_Link">
 </text:a>
</text:p>
      <text:p text:style-name="P4">
Це стало причинами нинішньої ситуації, коли глобальна економіка, хоч і невпала у рецесію, однак, за словами Георгієвої, перебуває у одній із найслабшихфаз розвитку.</text:p>
      <text:p text:style-name="P4">
У цьому зв’язку очільниця <text:a xlink:type="simple" xlink:href="https://www.ukrinform.ua/tag-mvf" text:style-name="Internet_20_link" text:visited-style-name="Visited_20_Internet_20_Link">
 </text:a>
 нагадала, що востанньому огляді Фонду «Перспективи світової економіки» (WEO) прогнозуєтьсяглобальне зростання не вище 2,8%, а впродовж наступних п’яти років – близько3%.</text:p>
      <text:p text:style-name="P4">
«Це найгірший середньостроковий прогноз за десятиліття», - зауважила вона.</text:p>
      <text:p text:style-name="P4">
Водночас Георгієва підкреслила, що існують можливості посилити надійністьпоставок та покращити економічну ситуацію в інших питаннях, і це є предметомактивних обговорень.</text:p>
      <text:p text:style-name="P4">
Як повідомляв Укрінформ, <text:a xlink:type="simple" xlink:href="https://www.ukrinform.ua/rubric-economy/3695113-smigal-u-vasingtoni-cogoric-ukraini-znadobitsa-sonajmense-141-milarda.html" text:style-name="Internet_20_link" text:visited-style-name="Visited_20_Internet_20_Link">
 </text:a>
 , у яких беруть участь глави урядів,центробанків, міністри економічного сектору більшості країн світу. Українськуделегацію очолює Прем’єр-міністр Денис Шмигаль.</text:p>
      <text:p text:style-name="P4">
Source: <text:a xlink:type="simple" xlink:href="https://www.ukrinform.ua/rubric-economy/3695538-vijna-rosii-proti-ukraini-mae-tragicni-naslidki-dla-vsiei-globalnoi-ekonomiki-glava-mvf.html" text:style-name="Internet_20_link" text:visited-style-name="Visited_20_Internet_20_Link">
https://www.ukrinform.ua/rubric-economy/3695538-vijna-rosii-proti-ukraini-mae-tragicni-naslidki-dla-vsiei-globalnoi-ekonomiki-glava-mvf.html</text:a>
</text:p>
      <!--NEWS-->
      <text:h text:style-name="P10" text:outline-level="1">
<text:span text:style-name="T4">
На Херсонщині завершують ще один тимчасовий міст через річку Інгулець</text:span>
</text:h>
      <text:p text:style-name="P4">
Authors: Ukrinform (Person)</text:p>
      <text:p text:style-name="P4">
Publisher: Укринформ (Organization)</text:p>
      <text:p text:style-name="P4">
Published Time: 2023-04-13T18:24:00+03:00</text:p>
      <text:p text:style-name="P4">
Modified Time: 2023-04-13T18:24:00+03:00</text:p>
      <text:p text:style-name="P4">
Description: На Херсонщині закінчують спорудження ще одного тимчасового моста через річку Інгулець - поруч з Великою Олександрівкою. — Укрінформ.</text:p>
      <text:p text:style-name="P4">
Images: ["<text:a xlink:type="simple" xlink:href="https://static.ukrinform.com/photos/2023_04/thumb_files/630_360_1681396558-320.jpeg" text:style-name="Internet_20_link" text:visited-style-name="Visited_20_Internet_20_Link">
630_360_16813...</text:a>
", "<text:a xlink:type="simple" xlink:href="https://static.ukrinform.com/photos/2023_04/1681396558-192.jpeg" text:style-name="Internet_20_link" text:visited-style-name="Visited_20_Internet_20_Link">
1681396558-19...</text:a>
", "<text:a xlink:type="simple" xlink:href="https://static.ukrinform.com/photos/2023_04/1681396557-613.jpeg" text:style-name="Internet_20_link" text:visited-style-name="Visited_20_Internet_20_Link">
1681396557-61...</text:a>
"]</text:p>
      <text:p text:style-name="P4">
Tags: ['Херсонщина', 'Міст', 'Відбудова']</text:p>
      <text:p text:style-name="P4">
Type: Article</text:p>
      <!--METADATA-->
      <text:p text:style-name="P4">
<draw:frame draw:style-name="fr1" draw:name="Image176" text:anchor-type="as-char" svg:width="6.9236in" svg:height="3.956343in" draw:z-index="0">
<draw:image xlink:href="../Images/yкринформ/2023-04-13T18-24-00-03-00/630_360_1681396558-320.jpeg" xlink:type="simple" xlink:show="embed" xlink:actuate="onLoad" draw:mime-type="image/jpeg"/>
</draw:frame>
 НаХерсонщині закінчують спорудження ще одного тимчасового моста через річкуІнгулець - поруч з Великою Олександрівкою.</text:p>
      <text:p text:style-name="P4">
Як передає Укрінформ, про це повідомляє <text:a xlink:type="simple" xlink:href="https://t.me/khersonskaODA/5126" text:style-name="Internet_20_link" text:visited-style-name="Visited_20_Internet_20_Link">
 </text:a>
 .</text:p>
      <text:p text:style-name="P4">
«Добігає завершення спорудження тимчасового мосту через річку Інгулець, щопоруч з Великою Олександрівкою», - йдеться у повідомленні.</text:p>
      <text:p text:style-name="P4">
Як зазначається, <text:a xlink:type="simple" xlink:href="https://www.ukrinform.ua/tag-mist" text:style-name="Internet_20_link" text:visited-style-name="Visited_20_Internet_20_Link">
 </text:a>
 , який був тут раніше,російські війська підірвали ще у травні минулого року.</text:p>
      <text:p text:style-name="P4">
<draw:frame draw:style-name="fr1" draw:name="Image177" text:anchor-type="as-char" svg:width="6.9236in" svg:height="5.1927in" draw:z-index="0">
<draw:image xlink:href="../Images/yкринформ/2023-04-13T18-24-00-03-00/1681396558-192.jpeg" xlink:type="simple" xlink:show="embed" xlink:actuate="onLoad" draw:mime-type="image/jpeg"/>
</draw:frame>
</text:p>
      <text:p text:style-name="P4">
Спорудженням тимчасового моста займаються військовослужбовці Держспецслужбитранспорту Міноборони за підтримки Великоолександрівської СВА та ДУ «Місцевідороги Херсонщини».</text:p>
      <text:p text:style-name="P4">
<draw:frame draw:style-name="fr1" draw:name="Image178" text:anchor-type="as-char" svg:width="6.9236in" svg:height="5.1927in" draw:z-index="0">
<draw:image xlink:href="../Images/yкринформ/2023-04-13T18-24-00-03-00/1681396557-613.jpeg" xlink:type="simple" xlink:show="embed" xlink:actuate="onLoad" draw:mime-type="image/jpeg"/>
</draw:frame>
</text:p>
      <text:p text:style-name="P4">
Переправа облаштована з деревʼяних палет та металевих прогонів. Це реверснийпроїзд, тож одночасно можна пересуватися тільки в один бік.</text:p>
      <text:p text:style-name="P4">
<text:span text:style-name="T4">
Читайте також:</text:span>
 <text:a xlink:type="simple" xlink:href="https://www.ukrinform.ua/rubric-vidbudova/3694550-ukrzaliznica-povnistu-vidnovila-mist-cerez-ricku-irpin.html" text:style-name="Internet_20_link" text:visited-style-name="Visited_20_Internet_20_Link">
 </text:a>
</text:p>
      <text:p text:style-name="P4">
Підкреслюється, що це лише тимчасове рішення. Надалі заплановане відновленнязруйнованого моста.</text:p>
      <text:p text:style-name="P4">
Як повідомляв Укрінформ, на Херсонщині <text:a xlink:type="simple" xlink:href="https://www.ukrinform.ua/rubric-regions/3673572-na-hersonsini-oblastuvali-timcasovij-mist-cerez-ingulec.html" text:style-name="Internet_20_link" text:visited-style-name="Visited_20_Internet_20_Link">
 </text:a>
, що сполучає селище Калинівське та село Краснолюбецьк, замість знищеногоросіянами моста.</text:p>
      <text:p text:style-name="P4">
Також облаштовано ще один тимчасовий міст через річку Інгулець. Знаходитьсявін на дорозі О220419 Шостакове – Старосілля (км 2+900).</text:p>
      <text:p text:style-name="P4">
У соцмережах з'явилися супутникові <text:a xlink:type="simple" xlink:href="https://www.ukrinform.ua/rubric-ato/3612607-suputniki-pokazali-masstabi-rujnuvan-mostiv-na-hersonsini-pidirvanih-rosianami.html" text:style-name="Internet_20_link" text:visited-style-name="Visited_20_Internet_20_Link">
 </text:a>
 , на яких знято мости на Херсонщині, підірваніросійськими військовими під час відступу.</text:p>
      <text:p text:style-name="P4">
<text:span text:style-name="T5">
Фото: Херсонська ОВА</text:span>
</text:p>
      <text:p text:style-name="P4">
Source: <text:a xlink:type="simple" xlink:href="https://www.ukrinform.ua/rubric-vidbudova/3695526-na-hersonsini-zaversuut-se-odin-timcasovij-mist-cerez-ricku-ingulec.html" text:style-name="Internet_20_link" text:visited-style-name="Visited_20_Internet_20_Link">
https://www.ukrinform.ua/rubric-vidbudova/3695526-na-hersonsini-zaversuut-se-odin-timcasovij-mist-cerez-ricku-ingulec.html</text:a>
</text:p>
      <!--NEWS-->
      <text:h text:style-name="P10" text:outline-level="1">
<text:span text:style-name="T4">
Ісландія виділила $500 тисяч на підтримку зеленої енергетики в Україні</text:span>
</text:h>
      <text:p text:style-name="P4">
Authors: Ukrinform (Person)</text:p>
      <text:p text:style-name="P4">
Publisher: Укринформ (Organization)</text:p>
      <text:p text:style-name="P4">
Published Time: 2023-04-13T18:31:00+03:00</text:p>
      <text:p text:style-name="P4">
Modified Time: 2023-04-13T18:31:00+03:00</text:p>
      <text:p text:style-name="P4">
Description: Уряд Ісландії сьогодні виділив 500 000 доларів США на підтримку відновлення екологічно сталої та стійкої енергетичної інфраструктури України. — Укрінформ.</text:p>
      <text:p text:style-name="P4">
Images: ["<text:a xlink:type="simple" xlink:href="https://static.ukrinform.com/photos/2016_06/thumb_files/630_360_1465217065-7750-dollary.jpg" text:style-name="Internet_20_link" text:visited-style-name="Visited_20_Internet_20_Link">
630_360_14652...</text:a>
"]</text:p>
      <text:p text:style-name="P4">
Tags: ['Електроенергія', 'Енергетика', 'Ісландія', 'допомога']</text:p>
      <text:p text:style-name="P4">
Type: Article</text:p>
      <!--METADATA-->
      <text:p text:style-name="P4">
<draw:frame draw:style-name="fr1" draw:name="Image179" text:anchor-type="as-char" svg:width="6.9236in" svg:height="3.956343in" draw:z-index="0">
<draw:image xlink:href="../Images/yкринформ/2023-04-13T18-31-00-03-00/630_360_1465217065-7750-dollary.jpg" xlink:type="simple" xlink:show="embed" xlink:actuate="onLoad" draw:mime-type="image/jpeg"/>
</draw:frame>
Уряд Ісландії сьогодні виділив 500 000 доларів США на підтримку відновленняекологічно сталої та стійкої енергетичної інфраструктури України.</text:p>
      <text:p text:style-name="P4">
Про це Укрінформу в релізі повідомила пресслужба Програми розвитку ООН(ПРООН).</text:p>
      <text:p text:style-name="P4">
«Умисні атаки росії на критично важливу цивільну енергетичну інфраструктуру вУкраїні становлять серйозні порушення міжнародного гуманітарного права тазавдають масових страждань українським цивільним громадянам. Відбудова сталоїта стійкої енергетичної інфраструктури є невід’ємною частиною того, щоб якполегшити ці страждання, так і закласти основи для довгостроковоговідновлення. <text:a xlink:type="simple" xlink:href="https://www.ukrinform.ua/tag-islandia" text:style-name="Internet_20_link" text:visited-style-name="Visited_20_Internet_20_Link">
 </text:a>
 залишається непохитноюу своїй підтримці та солідарності з Україною та пишається партнерством ізПРООН у її реагуванні щодо гуманітарної допомоги та сприяння розвитку вУкраїні», – сказала міністр закордонних справ Ісландії Тордіс КолбрунРейкфьорд Гильфадоттір.</text:p>
      <text:p text:style-name="P4">
Передбачається, що фінансування буде спрямовано через тематичне «Вікнофінансування у напрямках природи, клімату та енергетики» ПРООН, яке підтримуєініціативи з питань зміни клімату та сприяє сталому розвитку.</text:p>
      <text:p text:style-name="P4">
<text:span text:style-name="T4">
Читайте також:</text:span>
 <text:a xlink:type="simple" xlink:href="https://www.ukrinform.ua/rubric-economy/3642615-ukraina-stane-liderom-v-pobudovi-sucasnoi-zelenoi-energetiki-zelenskij.html" text:style-name="Internet_20_link" text:visited-style-name="Visited_20_Internet_20_Link">
 </text:a>
</text:p>
      <text:p text:style-name="P4">
Однією з ключових цілей фінансування є термінова закупівля обладнання длявисоковольтної генерації електроенергії – критично важливого для наданняосновних послуг постраждалому від війни населенню і забезпеченняжиттєдіяльності та стійкості напередодні наступного зимового сезону.</text:p>
      <text:p text:style-name="P4">
Як повідомлялося, «Вікна фінансування» ПРООН — це гнучкий мультидонорськиймеханізм фінансування, який надає партнерам стратегічну можливість зробитисвій внесок у досягнення порядку денного у сфері сталого розвитку на період до2030 року. Вони об'єднані навколо чотирьох тематичних напрямів: бідність танерівність; врядування, розбудова миру, криза та стійкість; гендерна рівністьта розширення прав і можливостей жінок; природа, клімат та енергетика. Іншимикраїнами-партнерами є Данія, Німеччина, Люксембург, Нідерланди, Норвегія,Республіка Корея, Швеція, Швейцарія та Велика Британія.</text:p>
      <text:p text:style-name="P4">
Source: <text:a xlink:type="simple" xlink:href="https://www.ukrinform.ua/rubric-economy/3695549-islandia-vidilila-500-tisac-na-pidtrimku-zelenoi-energetiki-v-ukraini.html" text:style-name="Internet_20_link" text:visited-style-name="Visited_20_Internet_20_Link">
https://www.ukrinform.ua/rubric-economy/3695549-islandia-vidilila-500-tisac-na-pidtrimku-zelenoi-energetiki-v-ukraini.html</text:a>
</text:p>
      <!--NEWS-->
      <text:h text:style-name="P10" text:outline-level="1">
<text:span text:style-name="T4">
Резніков обговорив із заступником генсека НАТО підготовку до саміту у Вільнюсі</text:span>
</text:h>
      <text:p text:style-name="P4">
Authors: Ukrinform (Person)</text:p>
      <text:p text:style-name="P4">
Publisher: Укринформ (Organization)</text:p>
      <text:p text:style-name="P4">
Published Time: 2023-04-13T18:35:00+03:00</text:p>
      <text:p text:style-name="P4">
Modified Time: 2023-04-13T18:35:00+03:00</text:p>
      <text:p text:style-name="P4">
Description: Міністр оборони України Олексій Резніков обговорив із заступником генсека НАТО Мірчою Джоане "деякі цікаві речі" щодо підготовки України до саміту у Вільнюсі. — Укрінформ.</text:p>
      <text:p text:style-name="P4">
Images: ["<text:a xlink:type="simple" xlink:href="https://static.ukrinform.com/photos/2023_04/thumb_files/630_360_1681398232-763.jpg" text:style-name="Internet_20_link" text:visited-style-name="Visited_20_Internet_20_Link">
630_360_16813...</text:a>
"]</text:p>
      <text:p text:style-name="P4">
Tags: ['НАТО', 'Саміт НАТО', 'Резніков']</text:p>
      <text:p text:style-name="P4">
Type: Article</text:p>
      <!--METADATA-->
      <text:p text:style-name="P4">
<draw:frame draw:style-name="fr1" draw:name="Image180" text:anchor-type="as-char" svg:width="6.9236in" svg:height="3.956343in" draw:z-index="0">
<draw:image xlink:href="../Images/yкринформ/2023-04-13T18-35-00-03-00/630_360_1681398232-763.jpg" xlink:type="simple" xlink:show="embed" xlink:actuate="onLoad" draw:mime-type="image/jpeg"/>
</draw:frame>
 Міністроборони України Олексій Резніков обговорив із заступником генсека НАТО МірчоюДжоане "деякі цікаві речі" щодо підготовки України до саміту у Вільнюсі.</text:p>
      <text:p text:style-name="P4">
Як передає кореспондент Укрінформу, про це Резніков повідомив на полях ПершоїЧорноморської безпекової конференції у Бухаресті.</text:p>
      <text:p text:style-name="P4">
"Ми також проговорили деякі цікаві речі щодо підготовки України до саміту уВільнюсі, який ми чекаємо. Накидали план роботи і домовилися, що наступна моязустріч з паном Єнсом Столтенбергом відбудеться буквально незабаром на полях"Рамштайну", - прокоментував Резніков свою зустріч у Бухаресті зі своїм "дужедобрим другом" заступником генсека <text:a xlink:type="simple" xlink:href="https://www.ukrinform.ua/tag-nato" text:style-name="Internet_20_link" text:visited-style-name="Visited_20_Internet_20_Link">
 </text:a>
Мірчою Джоане.</text:p>
      <text:p text:style-name="P4">
За його словами, зустріч мала робочий характер, і було обговорено "різнідеталі"та здійснено "необхідний обмін думками".</text:p>
      <text:p text:style-name="P4">
<text:span text:style-name="T4">
Читайте також:</text:span>
 <text:a xlink:type="simple" xlink:href="https://www.ukrinform.ua/rubric-polytics/3695527-dzaparova-samit-nato-u-vilnusi-mae-ne-lise-vidciniti-dveri-ukraini-ale-j-pokazati-koridor.html" text:style-name="Internet_20_link" text:visited-style-name="Visited_20_Internet_20_Link">
 <text:span text:style-name="T4">
Саміт</text:span>
 <text:span text:style-name="T4">
НАТО</text:span>
 </text:a>
</text:p>
      <text:p text:style-name="P4">
Резніков додав, що Україна готується до саміту НАТО у Вільнюсі і сподіваєтьсяотримати "максимально позитиву та плюсів" від нього.</text:p>
      <text:p text:style-name="P4">
Як повідомляв Укрінформ, у столиці Румунії в четвер <text:a xlink:type="simple" xlink:href="https://www.ukrinform.ua/rubric-polytics/3695230-u-buharesti-rozpocalasa-cornomorska-bezpekova-konferencia.html" text:style-name="Internet_20_link" text:visited-style-name="Visited_20_Internet_20_Link">
</text:a>
 Міжнародної Кримської платформи, яказібрала в Бухаресті представників понад 50 країн та організацій.</text:p>
      <text:p text:style-name="P4">
Source: <text:a xlink:type="simple" xlink:href="https://www.ukrinform.ua/rubric-polytics/3695545-reznikov-obgovoriv-iz-zastupnikom-genseka-nato-pidgotovku-do-samitu-u-vilnusi.html" text:style-name="Internet_20_link" text:visited-style-name="Visited_20_Internet_20_Link">
https://www.ukrinform.ua/rubric-polytics/3695545-reznikov-obgovoriv-iz-zastupnikom-genseka-nato-pidgotovku-do-samitu-u-vilnusi.html</text:a>
</text:p>
      <!--NEWS-->
      <text:h text:style-name="P10" text:outline-level="1">
<text:span text:style-name="T4">
Світоліна програла Ігнатік у другому колі турніру ITF у Швейцарії</text:span>
</text:h>
      <text:p text:style-name="P4">
Authors: Ukrinform (Person)</text:p>
      <text:p text:style-name="P4">
Publisher: Укринформ (Organization)</text:p>
      <text:p text:style-name="P4">
Published Time: 2023-04-13T18:42:17+03:00</text:p>
      <text:p text:style-name="P4">
Modified Time: 2023-04-13T18:42:17+03:00</text:p>
      <text:p text:style-name="P4">
Description: Українська тенісистка Еліна Світоліна (№1344 WTA) програла румунці Александрі Ігнатік (№217 WTA) у другому колі турніру ITF у Швейцарії. — Укрінформ.</text:p>
      <text:p text:style-name="P4">
Images: ["<text:a xlink:type="simple" xlink:href="https://static.ukrinform.com/photos/2023_04/thumb_files/630_360_1681400488-445.jpg" text:style-name="Internet_20_link" text:visited-style-name="Visited_20_Internet_20_Link">
630_360_16814...</text:a>
"]</text:p>
      <text:p text:style-name="P4">
Tags: ['Світоліна', 'Теніс']</text:p>
      <text:p text:style-name="P4">
Type: Article</text:p>
      <!--METADATA-->
      <text:p text:style-name="P4">
<draw:frame draw:style-name="fr1" draw:name="Image181" text:anchor-type="as-char" svg:width="6.9236in" svg:height="3.956343in" draw:z-index="0">
<draw:image xlink:href="../Images/yкринформ/2023-04-13T18-42-17-03-00/630_360_1681400488-445.jpg" xlink:type="simple" xlink:show="embed" xlink:actuate="onLoad" draw:mime-type="image/jpeg"/>
</draw:frame>
 Українськатенісистка Еліна Світоліна (№1344 WTA) програла румунці Александрі Ігнатік(№217 WTA) у другому колі турніру ITF у Швейцарії.</text:p>
      <text:p text:style-name="P4">
Українка поступилась з рахунком 6:1, 2:6, 5:7, передає Укрінформ.</text:p>
      <text:p text:style-name="P4">
Матч тривав 2 години і 28 хвилин. Ігнатік зрівняла рахунок в особистихзустрічах - 2:2.</text:p>
      <text:p text:style-name="P4">
<text:span text:style-name="T4">
Читайте також:</text:span>
 <text:a xlink:type="simple" xlink:href="https://www.ukrinform.ua/rubric-sports/3695345-kostuk-ta-zavacka-zigraut-u-persij-den-tenisnogo-matcu-proti-cehii.html" text:style-name="Internet_20_link" text:visited-style-name="Visited_20_Internet_20_Link">
 <text:span text:style-name="T4">
теніс</text:span>
 </text:a>
</text:p>
      <text:p text:style-name="P4">
У першому колі українка, яка отримала wild card, обіграла ще одну представницюРумунії Єлену-Габріелу Русе. Це був другий матч Еліни після народження дитинита перша перемога.</text:p>
      <text:p text:style-name="P4">
Фото: btu.org.ua</text:p>
      <text:p text:style-name="P4">
Source: <text:a xlink:type="simple" xlink:href="https://www.ukrinform.ua/rubric-sports/3695546-svitolina-prograla-ignatik-u-drugomu-koli-turniru-itf-u-svejcarii.html" text:style-name="Internet_20_link" text:visited-style-name="Visited_20_Internet_20_Link">
https://www.ukrinform.ua/rubric-sports/3695546-svitolina-prograla-ignatik-u-drugomu-koli-turniru-itf-u-svejcarii.html</text:a>
</text:p>
      <!--NEWS-->
      <text:h text:style-name="P10" text:outline-level="1">
<text:span text:style-name="T4">
Дмитро Кулеба назвав три негайних кроки, необхідних для успіху України на полі бою</text:span>
</text:h>
      <text:p text:style-name="P4">
Authors: Ukrinform (Person)</text:p>
      <text:p text:style-name="P4">
Publisher: Укринформ (Organization)</text:p>
      <text:p text:style-name="P4">
Published Time: 2023-04-13T18:44:01+03:00</text:p>
      <text:p text:style-name="P4">
Modified Time: 2023-04-13T18:44:01+03:00</text:p>
      <text:p text:style-name="P4">
Description: Щоб забезпечити успіх України на полі бою, треба зробити три негайні кроки: прискорити доставку обіцяної зброї, забезпечити довгострокові поставки, розпочати підготовку українських льотчиків. — Укрінформ.</text:p>
      <text:p text:style-name="P4">
Images: ["<text:a xlink:type="simple" xlink:href="https://static.ukrinform.com/photos/2022_02/thumb_files/630_360_1644425630-831.jpg" text:style-name="Internet_20_link" text:visited-style-name="Visited_20_Internet_20_Link">
630_360_16444...</text:a>
"]</text:p>
      <text:p text:style-name="P4">
Tags: ['Кулеба', 'Зброя', 'Військові навчання', 'Боєприпаси', 'Війна з росією']</text:p>
      <text:p text:style-name="P4">
Type: Article</text:p>
      <!--METADATA-->
      <text:p text:style-name="P4">
<draw:frame draw:style-name="fr1" draw:name="Image182" text:anchor-type="as-char" svg:width="6.9236in" svg:height="3.956343in" draw:z-index="0">
<draw:image xlink:href="../Images/yкринформ/2023-04-13T18-44-01-03-00/630_360_1644425630-831.jpg" xlink:type="simple" xlink:show="embed" xlink:actuate="onLoad" draw:mime-type="image/jpeg"/>
</draw:frame>
 Щобзабезпечити успіх України на полі бою, треба зробити три негайні кроки:прискорити доставку обіцяної зброї, забезпечити довгострокові поставки,розпочати підготовку українських льотчиків.</text:p>
      <text:p text:style-name="P4">
На цьому наголосив міністр закордонних справ України Дмитро Кулеба у  <text:a xlink:type="simple" xlink:href="https://twitter.com/DmytroKuleba/status/1646525827432214532" text:style-name="Internet_20_link" text:visited-style-name="Visited_20_Internet_20_Link">
</text:a>
 , повідомляєУкрінформ.</text:p>
      <text:p text:style-name="P4">
«Треба зробити три негайних кроки, щоб забезпечити успіх України на полі бою.1. Прискорити доставку обіцяної раніше <text:a xlink:type="simple" xlink:href="https://www.ukrinform.ua/tag-zbroa" text:style-name="Internet_20_link" text:visited-style-name="Visited_20_Internet_20_Link">
 </text:a>
та боєприпасів; 2. Забезпечити довгострокові додаткові поставки; 3. Розпочатипідготовку українських льотчиків до керування бойовими літаками західноготипу», - зазначив глава української дипломатії.</text:p>
      <text:p text:style-name="P4">
<text:span text:style-name="T4">
Читайте також:</text:span>
 <text:a xlink:type="simple" xlink:href="https://www.ukrinform.ua/rubric-polytics/3694569-kuleba-pisla-rozmovi-z-blinkenom-u-ssa-vpevneni-so-ukraina-zdatna-peremagati-na-poli-bou.html" text:style-name="Internet_20_link" text:visited-style-name="Visited_20_Internet_20_Link">
 <text:span text:style-name="T4">
полі</text:span>
 <text:span text:style-name="T4">
бою</text:span>
 </text:a>
</text:p>
      <text:p text:style-name="P4">
Як повідомлялося, 11 квітня Прем’єр-міністр України Денис Шмигаль заявив, щомасштабний контрнаступ українських сил проти російських загарбників можерозпочатися вже влітку.</text:p>
      <text:p text:style-name="P4">
Source: <text:a xlink:type="simple" xlink:href="https://www.ukrinform.ua/rubric-ato/3695547-dmitro-kuleba-nazvav-tri-negajnih-kroki-neobhidnih-dla-uspihu-ukraini-na-poli-bou.html" text:style-name="Internet_20_link" text:visited-style-name="Visited_20_Internet_20_Link">
https://www.ukrinform.ua/rubric-ato/3695547-dmitro-kuleba-nazvav-tri-negajnih-kroki-neobhidnih-dla-uspihu-ukraini-na-poli-bou.html</text:a>
</text:p>
      <!--NEWS-->
      <text:h text:style-name="P10" text:outline-level="1">
<text:span text:style-name="T4">
Зірка «Зоряних воєн» Марк Гемілл зустрівся онлайн із українськими військовими</text:span>
</text:h>
      <text:p text:style-name="P4">
Authors: Ukrinform (Person)</text:p>
      <text:p text:style-name="P4">
Publisher: Укринформ (Organization)</text:p>
      <text:p text:style-name="P4">
Published Time: 2023-04-13T18:44:15+03:00</text:p>
      <text:p text:style-name="P4">
Modified Time: 2023-04-13T18:44:15+03:00</text:p>
      <text:p text:style-name="P4">
Description: Зірка "Зоряних воєн" та амбасадор UNITED24 Марк Гемілл зустрівся онлайн з українськими військовими. — Укрінформ.</text:p>
      <text:p text:style-name="P4">
Images: ["<text:a xlink:type="simple" xlink:href="https://static.ukrinform.com/photos/2022_12/thumb_files/630_360_1671246078-363.jpg" text:style-name="Internet_20_link" text:visited-style-name="Visited_20_Internet_20_Link">
630_360_16712...</text:a>
"]</text:p>
      <text:p text:style-name="P4">
Tags: ['Зоряні війни', 'Військові', 'United24', 'Амбасадор']</text:p>
      <text:p text:style-name="P4">
Type: Article</text:p>
      <!--METADATA-->
      <text:p text:style-name="P4">
<draw:frame draw:style-name="fr1" draw:name="Image183" text:anchor-type="as-char" svg:width="6.9236in" svg:height="3.956343in" draw:z-index="0">
<draw:image xlink:href="../Images/yкринформ/2023-04-13T18-44-15-03-00/630_360_1671246078-363.jpg" xlink:type="simple" xlink:show="embed" xlink:actuate="onLoad" draw:mime-type="image/jpeg"/>
</draw:frame>
 Зірка"Зоряних воєн" та амбасадор UNITED24 Марк Гемілл зустрівся онлайн зукраїнськими військовими.</text:p>
      <text:p text:style-name="P4">
Як повідомляв Укрінформ, про це віцепрем'єр-міністр з інновацій, розвиткуосвіти, науки та технологій – міністр цифрової трансформації Михайло Федоровповідомив у <text:a xlink:type="simple" xlink:href="https://t.me/zedigital/3045" text:style-name="Internet_20_link" text:visited-style-name="Visited_20_Internet_20_Link">
 </text:a>
 .</text:p>
      <text:p text:style-name="P4">
«Воїни розповіли Марку про конкретні кейси, як розвідувальні дрони зберігаютьжиття не тільки військовим, а й цивільним. Подякували за збір на потужнібезпілотники RQ35 Heidrun. Актор зібрав на них уже понад 705 тис. доларів іпродовжує це робити», - зазначив Федоров.</text:p>
      <text:p text:style-name="P4">
Гемілл підкреслив, що не сумнівається в перемозі України та допомагатиместільки, скільки буде потрібно. Також він назвав українських військовихсправжніми героями.</text:p>
      <text:p text:style-name="P4">
<text:span text:style-name="T4">
Читайте також:</text:span>
 <text:a xlink:type="simple" xlink:href="https://www.ukrinform.ua/rubric-ato/3695428-zelenskij-vidznaciv-derzavnimi-nagorodami-284-zahisnikiv-iz-nih-186-posmertno.html" text:style-name="Internet_20_link" text:visited-style-name="Visited_20_Internet_20_Link">
 <text:span text:style-name="T4">
Зеленсь</text:span>
 </text:a>
</text:p>
      <text:p text:style-name="P4">
На зустрічі були присутні військовослужбовці 92-ї окремої механізованоїбригади імені Івана Сірка, 45-ї окремої артилерійської бригади, аеророзвідки98-го батальйону, 47-ї бригади «Маґура», 21-го окремого батальйону «Сармат»,25-ї окремої повітряної десантної бригади, спецпідрозділу «Омега», 120-горозвідувального батальйону та 93-ї бригади «Холодний Яр».</text:p>
      <text:p text:style-name="P4">
Як повідомляв Укрінформ, зірка серіалу «Вікінги» Кетрін Винник <text:a xlink:type="simple" xlink:href="https://www.ukrinform.ua/rubric-uarazom/3676719-zirka-serialu-vikingi-ketrin-vinnik-stala-ambasadorom-united24.html" text:style-name="Internet_20_link" text:visited-style-name="Visited_20_Internet_20_Link">
</text:a>
</text:p>
      <text:p text:style-name="P4">
Source: <text:a xlink:type="simple" xlink:href="https://www.ukrinform.ua/rubric-culture/3695548-zirka-zoranih-voen-mark-gemill-zustrivsa-onlajn-iz-ukrainskimi-vijskovimi.html" text:style-name="Internet_20_link" text:visited-style-name="Visited_20_Internet_20_Link">
https://www.ukrinform.ua/rubric-culture/3695548-zirka-zoranih-voen-mark-gemill-zustrivsa-onlajn-iz-ukrainskimi-vijskovimi.html</text:a>
</text:p>
      <!--NEWS-->
      <text:h text:style-name="P10" text:outline-level="1">
<text:span text:style-name="T4">
Група країн, зокрема США і Британія, створили нову організацію любительського боксу</text:span>
</text:h>
      <text:p text:style-name="P4">
Authors: Ukrinform (Person)</text:p>
      <text:p text:style-name="P4">
Publisher: Укринформ (Organization)</text:p>
      <text:p text:style-name="P4">
Published Time: 2023-04-13T18:48:00+03:00</text:p>
      <text:p text:style-name="P4">
Modified Time: 2023-04-13T18:48:00+03:00</text:p>
      <text:p text:style-name="P4">
Description: Сьогодні було оголошено про створення World Boxing - організації любительського боксу, метою якої є збереження цього виду спорту на Олімпійських іграх. — Укрінформ.</text:p>
      <text:p text:style-name="P4">
Images: ["<text:a xlink:type="simple" xlink:href="https://static.ukrinform.com/photos/2023_04/thumb_files/630_360_1681400831-946.jpg" text:style-name="Internet_20_link" text:visited-style-name="Visited_20_Internet_20_Link">
630_360_16814...</text:a>
"]</text:p>
      <text:p text:style-name="P4">
Tags: ['Бокс']</text:p>
      <text:p text:style-name="P4">
Type: Article</text:p>
      <!--METADATA-->
      <text:p text:style-name="P4">
<draw:frame draw:style-name="fr1" draw:name="Image184" text:anchor-type="as-char" svg:width="6.9236in" svg:height="3.956343in" draw:z-index="0">
<draw:image xlink:href="../Images/yкринформ/2023-04-13T18-48-00-03-00/630_360_1681400831-946.jpg" xlink:type="simple" xlink:show="embed" xlink:actuate="onLoad" draw:mime-type="image/jpeg"/>
</draw:frame>
 Сьогоднібуло оголошено про створення World Boxing - організації любительського боксу,метою якої є збереження цього виду спорту на Олімпійських іграх.</text:p>
      <text:p text:style-name="P4">
Як передає Укрінформ, з <text:a xlink:type="simple" xlink:href="https://www.insidethegames.biz/articles/1135886/world-boxing" text:style-name="Internet_20_link" text:visited-style-name="Visited_20_Internet_20_Link">
</text:a>
 на Inside theGames.</text:p>
      <text:p text:style-name="P4">
Це сталося на тлі конфлікту між Міжнародним олімпійським комітетом (МОК) іМіжнародною асоціацією боксу (IBA).</text:p>
      <text:p text:style-name="P4">
Орган очолює Тимчасовий виконавчий комітет, до складу якого входятьпредставники національних федерацій США, Німеччини, Великої Британії,Нідерландів, Філіппін, Швеції.</text:p>
      <text:p text:style-name="P4">
У World Boxing заявили, що вони надають пріоритет збереженню боксу в центріолімпійського руху, ставленню інтересів спортсменів на перше місце тазабезпеченню проведення чесних змагань.</text:p>
      <text:p text:style-name="P4">
Основне занепокоєння МОК пов’язане з фінансуванням IBA, оскільки більшу йогочастину забезпечує «Газпром».</text:p>
      <text:p text:style-name="P4">
<text:span text:style-name="T4">
Читайте також:</text:span>
 <text:a xlink:type="simple" xlink:href="https://www.ukrinform.ua/rubric-sports/3693359-usik-ocolue-rejting-zurnalu-the-ring-nezalezno-vid-vagovoi-kategorii.html" text:style-name="Internet_20_link" text:visited-style-name="Visited_20_Internet_20_Link">
 </text:a>
</text:p>
      <text:p text:style-name="P4">
Як повідомлялося, США, Британія та ще 8 країн бойкотували ЧС з боксу підегідою IBA через допуск росіян і білорусів до змагань під своїми прапорами.</text:p>
      <text:p text:style-name="P4">
IBA оприлюднила свою систему кваліфікації на Олімпіаду-2024, а МОК заявив, щоIBA не братиме участі в олімпійській кваліфікації з боксу.</text:p>
      <text:p text:style-name="P4">
Фото: Freepik</text:p>
      <text:p text:style-name="P4">
Source: <text:a xlink:type="simple" xlink:href="https://www.ukrinform.ua/rubric-sports/3695552-grupa-krain-zokrema-ssa-i-britania-stvorili-novu-organizaciu-lubitelskogo-boksu.html" text:style-name="Internet_20_link" text:visited-style-name="Visited_20_Internet_20_Link">
https://www.ukrinform.ua/rubric-sports/3695552-grupa-krain-zokrema-ssa-i-britania-stvorili-novu-organizaciu-lubitelskogo-boksu.html</text:a>
</text:p>
      <!--NEWS-->
      <text:h text:style-name="P10" text:outline-level="1">
<text:span text:style-name="T4">
МЗС Молдови відреагувало на страту росіянами українського військового</text:span>
</text:h>
      <text:p text:style-name="P4">
Authors: Ukrinform (Person)</text:p>
      <text:p text:style-name="P4">
Publisher: Укринформ (Organization)</text:p>
      <text:p text:style-name="P4">
Published Time: 2023-04-13T18:54:53+03:00</text:p>
      <text:p text:style-name="P4">
Modified Time: 2023-04-13T18:54:53+03:00</text:p>
      <text:p text:style-name="P4">
Description: Міністерство закордонних справ і євроінтеграції Молдови засуджує жорстоку страту російськими загарбниками українського військовополоненого. — Укрінформ.</text:p>
      <text:p text:style-name="P4">
Images: ["<text:a xlink:type="simple" xlink:href="https://static.ukrinform.com/photos/2022_04/thumb_files/630_360_1649857838-528.jpg" text:style-name="Internet_20_link" text:visited-style-name="Visited_20_Internet_20_Link">
630_360_16498...</text:a>
"]</text:p>
      <text:p text:style-name="P4">
Tags: ['Молдова', 'Страта', 'Військові', 'Війна з росією']</text:p>
      <text:p text:style-name="P4">
Type: Article</text:p>
      <!--METADATA-->
      <text:p text:style-name="P4">
<draw:frame draw:style-name="fr1" draw:name="Image185" text:anchor-type="as-char" svg:width="6.9236in" svg:height="3.956343in" draw:z-index="0">
<draw:image xlink:href="../Images/yкринформ/2023-04-13T18-54-53-03-00/630_360_1649857838-528.jpg" xlink:type="simple" xlink:show="embed" xlink:actuate="onLoad" draw:mime-type="image/jpeg"/>
</draw:frame>
Міністерство закордонних справ і євроінтеграції Молдови засуджує жорстокустрату російськими загарбниками українського військовополоненого.</text:p>
      <text:p text:style-name="P4">
Як передає Укрінформ, про це повідомляє  <text:a xlink:type="simple" xlink:href="https://newsmaker.md/rus/novosti/osuzhdaem-etot-varvarskiy-akt-moldova-otreagirovala-na-video-zhestokogo-ubiystva-predpolozhitelno-ukrainskogo-voennoplennogo/" text:style-name="Internet_20_link" text:visited-style-name="Visited_20_Internet_20_Link">
</text:a>
 .</text:p>
      <text:p text:style-name="P4">
«Ми рішуче засуджуємо цей варварський акт, який є ще одним серйознимпорушенням міжнародного гуманітарного права», – наголосили в МЗС Молдови.</text:p>
      <text:p text:style-name="P4">
Влада Молдови також закликала провести детальне розслідування злочинів,скоєних російською армією в Україні.</text:p>
      <text:p text:style-name="P4">
«Ми як і раніше солідарні з українським народом і підтримуємо створенняспеціального трибуналу для розслідування воєнних злочинів (рф – ред.) протиУкраїни», – заявили в МЗС Молдови.</text:p>
      <text:p text:style-name="P4">
<text:span text:style-name="T4">
Читайте також:</text:span>
 <text:a xlink:type="simple" xlink:href="https://www.ukrinform.ua/rubric-polytics/3695481-video-zi-stratami-ukrainskih-vijskovih-rosianami-lubinec-zvernuvsa-do-moskalkovoi.html" text:style-name="Internet_20_link" text:visited-style-name="Visited_20_Internet_20_Link">
 <text:span text:style-name="T4">
Відео</text:span>
 <text:span text:style-name="T4">
стратами</text:span>
 <text:span text:style-name="T4">
українських</text:span>
 <text:span text:style-name="T4">
військових</text:span>
<text:span text:style-name="T4">
росіянами</text:span>
 <text:span text:style-name="T4">
Лубінець</text:span>
 <text:span text:style-name="T4">
звернувся</text:span>
 <text:span text:style-name="T4">
москалькової</text:span>
</text:a>
</text:p>
      <text:p text:style-name="P4">
Як повідомлялося, напередодні в інтернеті з’явилися відео, як росіянивідрізають голову українському військовополоненому. Правоохоронні органиУкраїни вживають заходів для встановлення осіб, які вчинили цей злочин.</text:p>
      <text:p text:style-name="P4">
Президент України Володимир <text:a xlink:type="simple" xlink:href="https://www.ukrinform.ua/tag-zelenskij" text:style-name="Internet_20_link" text:visited-style-name="Visited_20_Internet_20_Link">
 </text:a>
заявив, що на цей злочин має відреагувати кожен світовий лідер.</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що скоєні в Україні росіянами.</text:p>
      <text:p text:style-name="P4">
Source: <text:a xlink:type="simple" xlink:href="https://www.ukrinform.ua/rubric-polytics/3695553-mzs-moldovi-vidreaguvalo-na-stratu-rosianami-ukrainskogo-vijskovogo.html" text:style-name="Internet_20_link" text:visited-style-name="Visited_20_Internet_20_Link">
https://www.ukrinform.ua/rubric-polytics/3695553-mzs-moldovi-vidreaguvalo-na-stratu-rosianami-ukrainskogo-vijskovogo.html</text:a>
</text:p>
      <!--NEWS-->
      <text:h text:style-name="P10" text:outline-level="1">
<text:span text:style-name="T4">
Рідні військовополонених у Оленівці поскаржилися Лубінцю на бездіяльність МКЧХ</text:span>
</text:h>
      <text:p text:style-name="P4">
Authors: Ukrinform (Person)</text:p>
      <text:p text:style-name="P4">
Publisher: Укринформ (Organization)</text:p>
      <text:p text:style-name="P4">
Published Time: 2023-04-13T18:55:55+03:00</text:p>
      <text:p text:style-name="P4">
Modified Time: 2023-04-13T18:55:55+03:00</text:p>
      <text:p text:style-name="P4">
Description: Рідні загиблих і поранених військовополонених у Оленівці розчаровані невиконанням своїх обов’язків представниками Міжнародного Комітету Червоного Хреста. Зокрема, вони поінформували про те, що представники МКЧХ неякісно здійснювали анкетування під час виходу військових з “Азовсталі”. — Укрінформ.</text:p>
      <text:p text:style-name="P4">
Images: ["<text:a xlink:type="simple" xlink:href="https://static.ukrinform.com/photos/2023_04/thumb_files/630_360_1681400968-933.jpg" text:style-name="Internet_20_link" text:visited-style-name="Visited_20_Internet_20_Link">
630_360_16814...</text:a>
", "<text:a xlink:type="simple" xlink:href="https://static.ukrinform.com/photos/2023_04/1681400969-357.jpg" text:style-name="Internet_20_link" text:visited-style-name="Visited_20_Internet_20_Link">
1681400969-35...</text:a>
", "<text:a xlink:type="simple" xlink:href="https://static.ukrinform.com/photos/2023_04/1681400969-324.jpg" text:style-name="Internet_20_link" text:visited-style-name="Visited_20_Internet_20_Link">
1681400969-32...</text:a>
", "<text:a xlink:type="simple" xlink:href="https://static.ukrinform.com/photos/2023_04/1681400968-980.jpg" text:style-name="Internet_20_link" text:visited-style-name="Visited_20_Internet_20_Link">
1681400968-98...</text:a>
", "<text:a xlink:type="simple" xlink:href="https://static.ukrinform.com/photos/2023_04/1681400967-407.jpg" text:style-name="Internet_20_link" text:visited-style-name="Visited_20_Internet_20_Link">
1681400967-40...</text:a>
", "<text:a xlink:type="simple" xlink:href="https://static.ukrinform.com/photos/2023_04/1681400968-383.jpg" text:style-name="Internet_20_link" text:visited-style-name="Visited_20_Internet_20_Link">
1681400968-38...</text:a>
"]</text:p>
      <text:p text:style-name="P4">
Tags: ['Омбудсмен', 'Червоний Хрест', 'Дмитро Лубінець', 'Теракт в Оленівці']</text:p>
      <text:p text:style-name="P4">
Type: Article</text:p>
      <!--METADATA-->
      <text:p text:style-name="P4">
<draw:frame draw:style-name="fr1" draw:name="Image186" text:anchor-type="as-char" svg:width="6.9236in" svg:height="3.956343in" draw:z-index="0">
<draw:image xlink:href="../Images/yкринформ/2023-04-13T18-55-55-03-00/630_360_1681400968-933.jpg" xlink:type="simple" xlink:show="embed" xlink:actuate="onLoad" draw:mime-type="image/jpeg"/>
</draw:frame>
 Ріднізагиблих і поранених військовополонених у Оленівці розчаровані невиконаннямсвоїх обов’язків представниками Міжнародного Комітету Червоного Хреста.Зокрема, вони поінформували про те, що представники МКЧХ неякісно здійснювалианкетування під час виходу військових з “Азовсталі”.</text:p>
      <text:p text:style-name="P4">
Про це йшлося під час зустрічі з ними представників низки державних установУкраїни і МКЧХ у стінах Офісу омбудсмена, поінформував у <text:a xlink:type="simple" xlink:href="https://www.facebook.com/dmytro.lubinets/posts/pfbid02eVqJC9woWRvnsFab6Qvy2dNHEttECHXhsk77y2WN1jPotSSoP11axaeaPVxP6x8tl" text:style-name="Internet_20_link" text:visited-style-name="Visited_20_Internet_20_Link">
</text:a>
Уповноважений Верховної Ради із прав людини Дмитро Лубінець, передаєУкрінформ.</text:p>
      <text:p text:style-name="P4">
<draw:frame draw:style-name="fr1" draw:name="Image187" text:anchor-type="as-char" svg:width="6.9236in" svg:height="4.615733in" draw:z-index="0">
<draw:image xlink:href="../Images/yкринформ/2023-04-13T18-55-55-03-00/1681400969-357.jpg" xlink:type="simple" xlink:show="embed" xlink:actuate="onLoad" draw:mime-type="image/jpeg"/>
</draw:frame>
</text:p>
      <text:p text:style-name="P4">
“Родичі висловили розчарування щодо діяльності та невиконання своїх обов’язківпредставниками <text:a xlink:type="simple" xlink:href="https://www.ukrinform.ua/tag-cervonij-hrest" text:style-name="Internet_20_link" text:visited-style-name="Visited_20_Internet_20_Link">
 </text:a>
 . Рідніповідомляли про те, що вони (МКЧХ – ред.) не можуть надати інформацію проумови перебування українських полонених та неякісно здійснювали анкетуванняпід час виходу військових з “Азовсталі”, - заявив він.</text:p>
      <text:p text:style-name="P4">
<draw:frame draw:style-name="fr1" draw:name="Image188" text:anchor-type="as-char" svg:width="6.9236in" svg:height="4.615733in" draw:z-index="0">
<draw:image xlink:href="../Images/yкринформ/2023-04-13T18-55-55-03-00/1681400969-324.jpg" xlink:type="simple" xlink:show="embed" xlink:actuate="onLoad" draw:mime-type="image/jpeg"/>
</draw:frame>
</text:p>
      <text:p text:style-name="P4">
Зі слів представника Департаменту протидії злочинам, вчинених в умовахзбройного конфлікту, від Офісу Генпрокурора, Андрія Атаманчука, ниніздійснюється експертиза, яка дозволить встановити, від якого типу озброєннязагинули українські захисники, які перебували у російському полоні.</text:p>
      <text:p text:style-name="P4">
“Ми намагалися залучити міжнародних експертів, які би відібрали хімічні зразкидля того, щоб надалі можна було встановити, який тип озброєннявикористовувався – від чого загинули наші люди. У нас було 100 уламків, мипризначили комплексну експертизу і це потребує багато час”, - сказавАтаманчук.</text:p>
      <text:p text:style-name="P4">
<draw:frame draw:style-name="fr1" draw:name="Image189" text:anchor-type="as-char" svg:width="6.9236in" svg:height="4.615733in" draw:z-index="0">
<draw:image xlink:href="../Images/yкринформ/2023-04-13T18-55-55-03-00/1681400968-980.jpg" xlink:type="simple" xlink:show="embed" xlink:actuate="onLoad" draw:mime-type="image/jpeg"/>
</draw:frame>
</text:p>
      <text:p text:style-name="P4">
Також родичі зазначили, що для них важливим є зворотній зв'язок зі слідчими тапредставниками інших державних органів, які покликані допомагати урозслідуванні цієї трагедії.</text:p>
      <text:p text:style-name="P4">
<draw:frame draw:style-name="fr1" draw:name="Image190" text:anchor-type="as-char" svg:width="6.9236in" svg:height="4.615733in" draw:z-index="0">
<draw:image xlink:href="../Images/yкринформ/2023-04-13T18-55-55-03-00/1681400967-407.jpg" xlink:type="simple" xlink:show="embed" xlink:actuate="onLoad" draw:mime-type="image/jpeg"/>
</draw:frame>
</text:p>
      <text:p text:style-name="P4">
Відповідаючи на питання присутніх, Лубінець уточнив, що треба на всіх рівняхпривертати увагу до Оленівки, але для повернення наших захисників, якіперебувають у полоні, не варто наголошувати на прізвищах, бо росіяни в такомувипадку відмовляються від повернення названого захисника чи захисниці.</text:p>
      <text:p text:style-name="P4">
<draw:frame draw:style-name="fr1" draw:name="Image191" text:anchor-type="as-char" svg:width="6.9236in" svg:height="4.615733in" draw:z-index="0">
<draw:image xlink:href="../Images/yкринформ/2023-04-13T18-55-55-03-00/1681400968-383.jpg" xlink:type="simple" xlink:show="embed" xlink:actuate="onLoad" draw:mime-type="image/jpeg"/>
</draw:frame>
</text:p>
      <text:p text:style-name="P4">
За інформацією омбудсмена, під час цієї зустрічі за понад три годиниспілкування вдалося з’ясувати ряд проблемних питань, з якими стикнулися родичінаших захисників, та напрацювати механізми їх розв’язання.</text:p>
      <text:p text:style-name="P4">
<text:span text:style-name="T4">
Читайте також:</text:span>
 <text:a xlink:type="simple" xlink:href="https://www.ukrinform.ua/rubric-ato/3662714-koordinator-oon-v-ukraini-vvazae-so-misia-do-olenivki-vse-se-mozliva.html" text:style-name="Internet_20_link" text:visited-style-name="Visited_20_Internet_20_Link">
 </text:a>
</text:p>
      <text:p text:style-name="P4">
Окремо Уповноважений ВР із прав людини заявив, що наприкінці зустрічі зрідними поспілкувався військовослужбовець полку “Азов”, який раніше був уполоні та утримувався в Оленівці. Цей військовий розвінчав рідним чимало міфівта небилиць, які тиражувалися у ЗМІ.</text:p>
      <text:p text:style-name="P4">
Лубінець запевнив, що Україна і, зокрема, він особисто та його представник зправ людини в системі органів сектору безпеки й оборони Олександр Кононенко,які входять у Координаційний штаб, працюють для того, щоб кожен українецьповернувся на батьківщину.</text:p>
      <text:p text:style-name="P4">
“Також на всіх міжнародних майданчиках привертаємо увагу до трагедії вОленівці і схиляємо до того, що варто провести розслідування для з’ясуваннявсіх обставин трагедії. Наша робота триватиме й надалі, бо ця трагедія болитькожному патріоту нашої країни. Не зупиняємося ні на мить”, - заявив він.</text:p>
      <text:p text:style-name="P4">
Як повідомлялося, у ніч на 29 липня 2022 року на території колишньої виправноїколонії №210 смт Оленівка на тимчасово захопленій території Донецької областіу будівлі, де утримували українських військовополонених, стався потужнийвибух.</text:p>
      <text:p text:style-name="P4">
29 липня 2022 року у Офісі генерального прокурора заявили, що правоохоронці <text:a xlink:type="simple" xlink:href="https://www.ukrinform.ua/rubric-ato/3661593-lubinec-pro-trerakt-v-olenivci-ce-se-odin-okremij-fakt-dla-specialnogo-tribunalu.html" text:style-name="Internet_20_link" text:visited-style-name="Visited_20_Internet_20_Link">
</text:a>
 , унаслідок чого,зокрема, було поранено 130 осіб.</text:p>
      <text:p text:style-name="P4">
<text:span text:style-name="T5">
Фото: Лубінець/Фейсбук</text:span>
</text:p>
      <text:p text:style-name="P4">
Source: <text:a xlink:type="simple" xlink:href="https://www.ukrinform.ua/rubric-society/3695554-ridni-vijskovopolonenih-u-olenivci-poskarzilisa-lubincu-na-bezdialnist-mkch.html" text:style-name="Internet_20_link" text:visited-style-name="Visited_20_Internet_20_Link">
https://www.ukrinform.ua/rubric-society/3695554-ridni-vijskovopolonenih-u-olenivci-poskarzilisa-lubincu-na-bezdialnist-mkch.html</text:a>
</text:p>
      <!--NEWS-->
      <text:h text:style-name="P10" text:outline-level="1">
<text:span text:style-name="T4">
ЗСУ за день відбили 20 ворожих атак</text:span>
</text:h>
      <text:p text:style-name="P4">
Authors: Ukrinform (Person)</text:p>
      <text:p text:style-name="P4">
Publisher: Укринформ (Organization)</text:p>
      <text:p text:style-name="P4">
Published Time: 2023-04-13T18:57:47+03:00</text:p>
      <text:p text:style-name="P4">
Modified Time: 2023-04-13T18:57:47+03:00</text:p>
      <text:p text:style-name="P4">
Description: Ворог продовжує зосереджувати основні зусилля на веденні наступальних дій на Лиманському, Бахмутському, Авдіївському та Мар’їнському напрямках. Упродовж дня підрозділи Сил оборони відбили близько 20 атак противника. — Укрінформ.</text:p>
      <text:p text:style-name="P4">
Images: ["<text:a xlink:type="simple" xlink:href="https://static.ukrinform.com/photos/2023_03/thumb_files/630_360_1678804860-462.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92" text:anchor-type="as-char" svg:width="6.9236in" svg:height="3.956343in" draw:z-index="0">
<draw:image xlink:href="../Images/yкринформ/2023-04-13T18-57-47-03-00/630_360_1678804860-462.jpg" xlink:type="simple" xlink:show="embed" xlink:actuate="onLoad" draw:mime-type="image/jpeg"/>
</draw:frame>
 Ворогпродовжує зосереджувати основні зусилля на веденні наступальних дій наЛиманському, Бахмутському, Авдіївському та Мар’їнському напрямках. Упродовждня підрозділи Сил оборони відбили близько 20 атак противника.</text:p>
      <text:p text:style-name="P4">
Як передає Укрінформ, про це Генеральний штаб Збройних сил України повідомив у<text:a xlink:type="simple" xlink:href="https://www.facebook.com/GeneralStaff.ua/posts/pfbid02b4CQRgHnSvYWqoVLmtcshtaK3Abamq51TfgqJAERcuAJoNkHnvdqBLAiVJZXTHgbl" text:style-name="Internet_20_link" text:visited-style-name="Visited_20_Internet_20_Link">
</text:a>
оприлюднивши оперативну інформацію станом на 18:00 13 квітня.</text:p>
      <text:p text:style-name="P4">
Зокрема, у Генштабі зазначили, що протягом доби ворог завдав 11 авіаційнихударів, здійснив близько 20 <text:a xlink:type="simple" xlink:href="https://www.ukrinform.ua/tag-obstril" text:style-name="Internet_20_link" text:visited-style-name="Visited_20_Internet_20_Link">
 </text:a>
 зреактивних систем залпового вогню, є постраждалі серед цивільного населення.Ймовірність завдання ракетних та авіаційних ударів по всій території Українизалишається високою.</text:p>
      <text:p text:style-name="P4">
«Противник поки що не відмовляється від своїх планів з окупації нашоїтериторії, незважаючи на значні втрати. Продовжує зосереджувати основнізусилля на веденні наступальних дій на Лиманському, Бахмутському, Авдіївськомута Мар’їнському напрямках. Найзапекліші бої тривають за Бахмут та Мар’їнку.Протягом доби, завдяки злагодженості дій підрозділів Сил оборони та стійкостінаших воїнів, було відбито близько 20 атак противника», - поінформували уГенштабі.</text:p>
      <text:p text:style-name="P4">
<text:span text:style-name="T4">
Читайте також:</text:span>
 <text:a xlink:type="simple" xlink:href="https://www.ukrinform.ua/rubric-ato/3695278-zsu-znisili-rosijskij-sklad-z-boepripasami-na-bahmutskomu-napramku.html" text:style-name="Internet_20_link" text:visited-style-name="Visited_20_Internet_20_Link">
 <text:span text:style-name="T4">
знищ</text:span>
 </text:a>
</text:p>
      <text:p text:style-name="P4">
<text:span text:style-name="T4">
<text:span text:style-name="T5">
На Волинському, Поліському, Сіверському та Слобожанському напрямках</text:span>
 </text:span>
оперативна обстановка без особливих змін, ознак формування наступальнихугруповань ворога не виявлено. На території республіки білорусь продовжуютьперебувати деякі підрозділи територіальних військ збройних сил російськоїфедерації. Триває комплексна перевірка бойової готовності збройних силбілорусі.</text:p>
      <text:p text:style-name="P4">
Зберігається військова присутність ворога у прикордонних з Україною районахКурської та Бєлгородської областей.</text:p>
      <text:p text:style-name="P4">
Протягом доби загарбники обстріляли населені пункти Студенок, Іскрисківщина,Волфине Сумської області, а також Уди, Козача Лопань, Тернова, Стариця, Гатищета Бударки на Харківщині.</text:p>
      <text:p text:style-name="P4">
_<text:span text:style-name="T4">
На Куп’янському напрямку</text:span>
 _ ворожих обстрілів зазнали Красне Перше,Дворічна, Западне, Масютівка та Табаївка Харківської області.</text:p>
      <text:p text:style-name="P4">
На Лиманському напрямку протягом доби російські війська вели безуспішнінаступальні дії в районі Білогорівки. Артилерійських обстрілів зазналиНовоселівське, Стельмахівка, Невське, Білогорівка Луганської області та Спірнена Донеччині.</text:p>
      <text:p text:style-name="P4">
_<text:span text:style-name="T4">
На Бахмутському напрямку</text:span>
 _ ворог продовжує вести наступальні дії.Тривають важкі бої за місто Бахмут. Противник провів атаку в районі населеногопункту Предтечине, проте успіху не мав. Від ворожих обстрілів постраждалиОріхово-Василівка, Новомаркове, Григорівка, Богданівка, Хромове, Бахмут,Іванівське, Біла Гора, Новодмитрівка, Курдюмівка, Північне та ЗалізнеДонецької області.</text:p>
      <text:p text:style-name="P4">
_<text:span text:style-name="T4">
На Авдіївському напрямку</text:span>
 _ російські війська здійснили артилерійськіобстріли населених пунктів Степове, Авдіївка, Водяне, Первомайське та КарлівкаДонецької області.</text:p>
      <text:p text:style-name="P4">
_<text:span text:style-name="T4">
На Мар’їнському напрямку</text:span>
 _ протягом доби українські захисники відбиличисленні ворожі атаки в районі Мар’їнки Донецької області. В той же час,ворожих обстрілів зазнали Невельське, Красногорівка, Мар’їнка, Побєда таНовомихайлівка.</text:p>
      <text:p text:style-name="P4">
_<text:span text:style-name="T4">
На Шахтарському напрямку</text:span>
 _ ворог наступальних дій не проводив. Здійснивобстріли населених пунктів Шахтарське, Велика Новосілка, Вугледар,Пречистівка, Золота Нива Донецької області.</text:p>
      <text:p text:style-name="P4">
_<text:span text:style-name="T4">
На Запорізькому та Херсонському напрямках</text:span>
 _ загарбники продовжують вестиоборонні дії. Протягом доби здійснили обстріли населених пунктів, що поряд злінією бойового зіткнення. Серед них - Ольгівське, Червоне, Гуляйполе,Чарівне, Мала Токмачка, Новоданилівка, Оріхів, Новоандріївка, СтепногірськЗапорізької області; Степанівка і Антонівка Херсонської області та Херсон.</text:p>
      <text:p text:style-name="P4">
У Генштабі повідомляють, що в окремих населених пунктах Троїцького районуЛуганської області російські загарбники посилюють контррозвідувальний режимчерез побоювання витоку інформації щодо дислокації їхніх підрозділів. Такожзбільшилась кількість патрулів. Під час обходу помешкань у людей відбираютьсямобільні телефони. Введено заборону щодо залишення населених пунктів.</text:p>
      <text:p text:style-name="P4">
<text:span text:style-name="T4">
Читайте також:</text:span>
 <text:a xlink:type="simple" xlink:href="https://www.ukrinform.ua/rubric-ato/3695471-ukrainska-ppo-mae-duze-visokij-klas-gotovnosti-naev.html" text:style-name="Internet_20_link" text:visited-style-name="Visited_20_Internet_20_Link">
 </text:a>
</text:p>
      <text:p text:style-name="P4">
«Авіація Сил оборони за добу завдала три удари по районах зосередженняособового складу та військової техніки окупантів, а підрозділи ракетних війські артилерії уразили два пункти управління, два райони зосередження живої сили,озброєння та військової техніки противника, а також радіолокаційну станцію тастанцію радіоелектронної боротьби», - підсумували у відомстві.</text:p>
      <text:p text:style-name="P4">
Як повідомляв Укрінформ, Сили оборони України з 24 лютого 2022 року по 13квітня 2023 року <text:a xlink:type="simple" xlink:href="https://www.ukrinform.ua/rubric-ato/3695169-zsu-znisili-vze-180-590-rosijskih-zagarbnikiv.html" text:style-name="Internet_20_link" text:visited-style-name="Visited_20_Internet_20_Link">
 </text:a>
 <text:a xlink:type="simple" xlink:href="https://www.ukrinform.ua/rubric-ato/3695169-zsu-znisili-vze-180-590-rosijskih-zagarbnikiv.html" text:style-name="Internet_20_link" text:visited-style-name="Visited_20_Internet_20_Link">
 </text:a>
 <text:a xlink:type="simple" xlink:href="https://www.ukrinform.ua/rubric-ato/3695169-zsu-znisili-vze-180-590-rosijskih-zagarbnikiv.html" text:style-name="Internet_20_link" text:visited-style-name="Visited_20_Internet_20_Link">
</text:a>
 , при цьому за минулу добу - ще 540осіб.</text:p>
      <text:p text:style-name="P4">
Source: <text:a xlink:type="simple" xlink:href="https://www.ukrinform.ua/rubric-ato/3695555-zsu-za-den-vidbili-20-vorozih-atak.html" text:style-name="Internet_20_link" text:visited-style-name="Visited_20_Internet_20_Link">
https://www.ukrinform.ua/rubric-ato/3695555-zsu-za-den-vidbili-20-vorozih-atak.html</text:a>
</text:p>
      <!--NEWS-->
      <text:h text:style-name="P10" text:outline-level="1">
<text:span text:style-name="T4">
Україна та Європейський альянс інформагентств планують створити платформу з розслідування злочинів рф</text:span>
</text:h>
      <text:p text:style-name="P4">
Authors: Ukrinform (Person)</text:p>
      <text:p text:style-name="P4">
Publisher: Укринформ (Organization)</text:p>
      <text:p text:style-name="P4">
Published Time: 2023-04-13T18:58:00+03:00</text:p>
      <text:p text:style-name="P4">
Modified Time: 2023-04-13T18:58:00+03:00</text:p>
      <text:p text:style-name="P4">
Description: Одним із заходів «Інформаційного Рамштайну» може стати створення єдиної медіаплатформи, де будуть зібрані розслідування національних і зарубіжних медіа з приводу російських злочинів в Україні. — Укрінформ.</text:p>
      <text:p text:style-name="P4">
Images: ["<text:a xlink:type="simple" xlink:href="https://static.ukrinform.com/photos/2023_04/thumb_files/630_360_1681401135-222.jpeg" text:style-name="Internet_20_link" text:visited-style-name="Visited_20_Internet_20_Link">
630_360_16814...</text:a>
"]</text:p>
      <text:p text:style-name="P4">
Tags: ['Ткаченко', 'Воєнні злочини', 'Війна з росією', 'Інформаційний Рамштайн']</text:p>
      <text:p text:style-name="P4">
Type: Article</text:p>
      <!--METADATA-->
      <text:p text:style-name="P4">
<draw:frame draw:style-name="fr1" draw:name="Image193" text:anchor-type="as-char" svg:width="6.9236in" svg:height="3.956343in" draw:z-index="0">
<draw:image xlink:href="../Images/yкринформ/2023-04-13T18-58-00-03-00/630_360_1681401135-222.jpeg" xlink:type="simple" xlink:show="embed" xlink:actuate="onLoad" draw:mime-type="image/jpeg"/>
</draw:frame>
 Одним іззаходів «Інформаційного Рамштайну» може стати створення єдиної медіаплатформи,де будуть зібрані розслідування національних і зарубіжних медіа з приводуросійських злочинів в Україні.</text:p>
      <text:p text:style-name="P4">
Про результати зустрічі з генеральним секретарем Європейського альянсуінформаційних агентств (ЕАNА) Алексом Гібоєм повідомив міністр культури таінформаційної політики Олександр Ткаченко у <text:a xlink:type="simple" xlink:href="https://t.me/otkachenkokyiv/3415" text:style-name="Internet_20_link" text:visited-style-name="Visited_20_Internet_20_Link">
</text:a>
 , передає Укрінформ.</text:p>
      <text:p text:style-name="P4">
«Обговорили можливість в межах напрямку ініціативи «Інформаційний Рамштайн»створення єдиної платформи, на якій буде зібрано всі розслідування українськихта іноземних ЗМІ щодо російських злочинів в Україні», - написав він.</text:p>
      <text:p text:style-name="P4">
Водночас Ткаченко підкреслив, що Україна прагне об’єднати потенціалмедіаспільноти демократичних країн у формат «Інформаційного Рамштайну».Зокрема, спільні зусилля необхідні у боротьбі з російською дезінформацією й угалузі журналістських розслідувань <text:a xlink:type="simple" xlink:href="https://www.ukrinform.ua/tag-vijskovi-zlocini" text:style-name="Internet_20_link" text:visited-style-name="Visited_20_Internet_20_Link">
 </text:a>
 в Україні.</text:p>
      <text:p text:style-name="P4">
Також, за словами очільника МКІП, спільними цілями України та ЕАNА мають стативизнання медіа, контрольованих російською владою, інструментами пропаганди, ане ЗМІ, а також у проєктах, спрямованих на висвітлення війни в Україні,реальної ситуації на окупованих територіях, а також у самій росії, деможливості роботи демократичних медіа все більше звужуються.</text:p>
      <text:p text:style-name="P4">
<text:span text:style-name="T4">
Читайте також:</text:span>
 <text:a xlink:type="simple" xlink:href="https://www.ukrinform.ua/rubric-society/3685820-informacijnij-ramstajn-potriben-dla-sirsoi-ekspertnoi-koordinacii-z-partnerami-tkacenko.html" text:style-name="Internet_20_link" text:visited-style-name="Visited_20_Internet_20_Link">
 <text:span text:style-name="T4">
Інформаційний</text:span>
 <text:span text:style-name="T4">
Рамштайн</text:span>
</text:a>
</text:p>
      <text:p text:style-name="P4">
"До складу Альянсу входять 32 інформаційні агентства Європи. Це потужний пулмедіа, який стоїть на варті захисту інформаційного простору. І в цьому мимаємо співпрацювати", - зауважив міністр.</text:p>
      <text:p text:style-name="P4">
Як повідомлялося, в Україні запропонували нову форму для партнерства насвітовій арені. Це "Інформаційний Рамштайн", що має об'єднати Європу, США таУкраїну в протидії російській пропаганді.</text:p>
      <text:p text:style-name="P4">
Source: <text:a xlink:type="simple" xlink:href="https://www.ukrinform.ua/rubric-society/3695556-ukraina-ta-evropejskij-alans-informagentstv-planuut-stvoriti-platformu-z-rozsliduvanna-zlociniv-rf.html" text:style-name="Internet_20_link" text:visited-style-name="Visited_20_Internet_20_Link">
https://www.ukrinform.ua/rubric-society/3695556-ukraina-ta-evropejskij-alans-informagentstv-planuut-stvoriti-platformu-z-rozsliduvanna-zlociniv-rf.html</text:a>
</text:p>
      <!--NEWS-->
      <text:h text:style-name="P10" text:outline-level="1">
<text:span text:style-name="T4">
Сили оборони за добу ліквідували понад 500 окупантів, знищили 10 ББМ і 7 артсистем</text:span>
</text:h>
      <text:p text:style-name="P4">
Author: ['АРМІЯINFORM']</text:p>
      <text:p text:style-name="P4">
Time: 2023-04-13T19:00:00-04:00</text:p>
      <text:p text:style-name="P4">
Description: Загальні бойові втрати противника з 24.02.22 по 13.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936a23d-c219-4281-b646-f74c02b08998-scaled.jpg" text:style-name="Internet_20_link" text:visited-style-name="Visited_20_Internet_20_Link">
1936a23d-c219-4281-b646-f74c02b08998-scaled.jpg</text:a>
']</text:p>
      <text:p text:style-name="P4">
Tags: ['STOPRUSSIA', 'АГРЕСІЯ РФ', 'ВТОРГНЕННЯ РФ', 'ВТРАТИ ВОРОГА', 'ГШ ЗСУ']</text:p>
      <text:p text:style-name="P4">
Category: News</text:p>
      <!--METADATA-->
      <text:p text:style-name="P4">
<draw:frame draw:style-name="fr1" draw:name="Image194" text:anchor-type="as-char" svg:width="6.9236in" svg:height="6.952448in" draw:z-index="0">
<draw:image xlink:href="../Images/AРМІЯINFORM/2023-04-13T19-00-00-04-00/1936a23d-c219-4281-b646-f74c02b08998-scaled.jpg" xlink:type="simple" xlink:show="embed" xlink:actuate="onLoad" draw:mime-type="image/jpeg"/>
</draw:frame>
</text:p>
      <text:p text:style-name="P4">
Загальні бойові втрати противника з 24.02.22 по 13.04.23 орієнтовностановлять:</text:p>
      <ul>
        <li>
<text:span text:style-name="T4">
особового складу ‒</text:span>
 180590 (+540) осіб ліквідовано  * <text:span text:style-name="T4">
танків ‒</text:span>
 3646 (0)  * <text:span text:style-name="T4">
бойових броньованих машин ‒</text:span>
 7053 (+10)  * <text:span text:style-name="T4">
артилерійських систем ‒</text:span>
 2777 (+7)  * <text:span text:style-name="T4">
РСЗВ ‒</text:span>
 535 (0)  * <text:span text:style-name="T4">
засоби ППО ‒</text:span>
 283 (+1)  * <text:span text:style-name="T4">
літаків ‒</text:span>
 307 (0)  * <text:span text:style-name="T4">
гелікоптерів ‒</text:span>
 293 (0)  * <text:span text:style-name="T4">
БПЛА оперативно-тактичного рівня ‒</text:span>
 2339 (+5)  * <text:span text:style-name="T4">
крилаті ракети ‒</text:span>
 911 (0)  * <text:span text:style-name="T4">
кораблі / катери ‒</text:span>
 18 (0)  * <text:span text:style-name="T4">
автомобільної техніки та автоцистерн ‒</text:span>
 5637 (+7)  * <text:span text:style-name="T4">
спеціальна техніка ‒</text:span>
 320 (+1)</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3.04.23.</text:p>
      <text:p text:style-name="P4">
Source: <text:a xlink:type="simple" xlink:href="https://armyinform.com.ua/2023/04/13/syly-oborony-za-dobu-likviduvaly-ponad-500-okupantiv-znyshhyly-10-bbm-i-7-artsystem/" text:style-name="Internet_20_link" text:visited-style-name="Visited_20_Internet_20_Link">
https://armyinform.com.ua/2023/04/13/syly-oborony-za-dobu-likviduvaly-ponad-500-okupantiv-znyshhyly-10-bbm-i-7-artsystem/</text:a>
</text:p>
      <!--NEWS-->
      <text:h text:style-name="P10" text:outline-level="1">
<text:span text:style-name="T4">
Рада ЄС запровадила санкції проти пвк «вагнер»</text:span>
</text:h>
      <text:p text:style-name="P4">
Authors: Ukrinform (Person)</text:p>
      <text:p text:style-name="P4">
Publisher: Укринформ (Organization)</text:p>
      <text:p text:style-name="P4">
Published Time: 2023-04-13T19:04:51+03:00</text:p>
      <text:p text:style-name="P4">
Modified Time: 2023-04-13T19:04:51+03:00</text:p>
      <text:p text:style-name="P4">
Description: Рада ЄС офіційно оголосила сьогодні про рішення застосувати обмежувальні заходи проти російської ПВК «Вагнера», яку кремль активно залучає до агресивної війни проти України та для військових операцій за кордоном, зокрема у країнах Африки.  — Укрінформ.</text:p>
      <text:p text:style-name="P4">
Images: ["<text:a xlink:type="simple" xlink:href="https://static.ukrinform.com/photos/2023_03/thumb_files/630_360_1679564904-243.jpg" text:style-name="Internet_20_link" text:visited-style-name="Visited_20_Internet_20_Link">
630_360_16795...</text:a>
"]</text:p>
      <text:p text:style-name="P4">
Tags: ['Євросоюз', 'Санкції', 'ПВК "Вагнера"', 'Пригожин']</text:p>
      <text:p text:style-name="P4">
Type: Article</text:p>
      <!--METADATA-->
      <text:p text:style-name="P4">
<draw:frame draw:style-name="fr1" draw:name="Image195" text:anchor-type="as-char" svg:width="6.9236in" svg:height="3.956343in" draw:z-index="0">
<draw:image xlink:href="../Images/yкринформ/2023-04-13T19-04-51-03-00/630_360_1679564904-243.jpg" xlink:type="simple" xlink:show="embed" xlink:actuate="onLoad" draw:mime-type="image/jpeg"/>
</draw:frame>
 Рада ЄСофіційно оголосила сьогодні про рішення застосувати обмежувальні заходи протиросійської ПВК «Вагнера», яку кремль активно залучає до агресивної війни протиУкраїни та для військових операцій за кордоном, зокрема у країнах Африки.</text:p>
      <text:p text:style-name="P4">
Як повідомляє Укрінформ, відповідне рішення Ради ЄС за номером 2023/756 (CFSP– спільна зовнішня та безпекова політика) від 13 квітня 2023 року оприлюдненов  <text:a xlink:type="simple" xlink:href="https://eur-lex.europa.eu/legal-content/EN/TXT/" text:style-name="Internet_20_link" text:visited-style-name="Visited_20_Internet_20_Link">
 </text:a>
.</text:p>
      <text:p text:style-name="P4">
«… Доповнюючи рішення 2014/145/CFSP щодо обмежувальних заходів у зв’язку іздіями, що підривають або загрожують територіальній цілісності, суверенітету танезалежності України, Рада Європейського Союзу… вирішила, що дві установимають бути включені до переліку осіб, установ та закладів, на які поширюютьсяобмежувальні заходи, що викладені в додатку до рішення 2014/145/CFSP», -йдеться у документі.</text:p>
      <text:p text:style-name="P4">
Так, до санкційного списку включені «Група Вагнера», що асоційована із ДмитромУткіним та євгеном пригожиним, а також петербурзьке інформагентство RIА FAN.</text:p>
      <text:p text:style-name="P4">
<text:span text:style-name="T4">
Читайте також:</text:span>
 <text:a xlink:type="simple" xlink:href="https://www.ukrinform.ua/rubric-ato/3694845-rosia-vikoristovue-vagnerivciv-u-bahmuti-abi-zmensiti-vtrati-armii-isw.html" text:style-name="Internet_20_link" text:visited-style-name="Visited_20_Internet_20_Link">
 <text:span text:style-name="T4">
вагнер</text:span>
 </text:a>
</text:p>
      <text:p text:style-name="P4">
Як зазначається у супроводі документу, згадана медіаорганізація входить доскладу російської медіагрупи «Патріот», керівну раду якої очолює ЄвгенПригожин. RIА FAN активно залучається до поширення російської урядовоїпропаганди та дезінформації, зокрема, у зв’язку із російською агресивноювійною проти України.</text:p>
      <text:p text:style-name="P4">
Це рішення ради <text:a xlink:type="simple" xlink:href="https://www.ukrinform.ua/tag-evrosouz" text:style-name="Internet_20_link" text:visited-style-name="Visited_20_Internet_20_Link">
 </text:a>
 набуло чинності здня оприлюднення.</text:p>
      <text:p text:style-name="P4">
Як повідомлялося, на осіб та на установи, що включені до санкційного перелікуЄС, поширюється заморожування фінансових активів та заборона надання їм будь-яких фінансових ресурсів від фізичних або юридичних осіб ЄС. Крім того,фізичним особам, на яких поширюються обмежувальні заходи, заборонено в’їзд натериторію ЄС.</text:p>
      <text:p text:style-name="P4">
Після запровадження проти росії десяти пакетів додаткових санкцій за агресіюпроти України, обмежувальні заходи Європейського Союзу  <text:a xlink:type="simple" xlink:href="https://eu-solidarity-ukraine.ec.europa.eu/eu-sanctions-against-russia-following-invasion-ukraine_uk" text:style-name="Internet_20_link" text:visited-style-name="Visited_20_Internet_20_Link">
 </text:a>
 1473 осіб та 205 установ російської федерації.</text:p>
      <text:p text:style-name="P4">
Source: <text:a xlink:type="simple" xlink:href="https://www.ukrinform.ua/rubric-world/3695557-rada-es-zaprovadila-sankcii-proti-pvk-vagner.html" text:style-name="Internet_20_link" text:visited-style-name="Visited_20_Internet_20_Link">
https://www.ukrinform.ua/rubric-world/3695557-rada-es-zaprovadila-sankcii-proti-pvk-vagner.html</text:a>
</text:p>
      <!--NEWS-->
      <text:h text:style-name="P10" text:outline-level="1">
<text:span text:style-name="T4">
Ковтун – бронзовий призер в особистому багатоборстві на ЧЄ зі спортивної гімнастики</text:span>
</text:h>
      <text:p text:style-name="P4">
Authors: Ukrinform (Person)</text:p>
      <text:p text:style-name="P4">
Publisher: Укринформ (Organization)</text:p>
      <text:p text:style-name="P4">
Published Time: 2023-04-13T19:13:18+03:00</text:p>
      <text:p text:style-name="P4">
Modified Time: 2023-04-13T19:13:18+03:00</text:p>
      <text:p text:style-name="P4">
Description: За підсумками змагань Ковтун набрав 83,032 бали. — Укрінформ.</text:p>
      <text:p text:style-name="P4">
Images: ["<text:a xlink:type="simple" xlink:href="https://static.ukrinform.com/photos/2023_04/thumb_files/630_360_1681402322-472.jpg" text:style-name="Internet_20_link" text:visited-style-name="Visited_20_Internet_20_Link">
630_360_16814...</text:a>
"]</text:p>
      <text:p text:style-name="P4">
Tags: ['Гімнастика']</text:p>
      <text:p text:style-name="P4">
Type: Article</text:p>
      <!--METADATA-->
      <text:p text:style-name="P4">
<draw:frame draw:style-name="fr1" draw:name="Image196" text:anchor-type="as-char" svg:width="6.9236in" svg:height="3.956343in" draw:z-index="0">
<draw:image xlink:href="../Images/yкринформ/2023-04-13T19-13-18-03-00/630_360_1681402322-472.jpg" xlink:type="simple" xlink:show="embed" xlink:actuate="onLoad" draw:mime-type="image/jpeg"/>
</draw:frame>
 Запідсумками змагань Ковтун набрав 83,032 бали.</text:p>
      <text:p text:style-name="P4">
Український гімнаст Ілля Ковтун посів третє місце на чемпіонаті Європи зіспортивної гімнастики в особистому багатоборстві, передає Укрінформ.</text:p>
      <text:p text:style-name="P4">
За підсумками змагань Ковтун набрав 83,032 бали та відстав від переможця,турецького спортсмена Адема Асіла майже на два бали. Другим став британецьДжейк Джарман.</text:p>
      <text:p text:style-name="P4">
Для Ковтуна цей подіум став другим на чемпіонатах Європи в особистомубагатоборстві, після третього місця два роки тому.</text:p>
      <text:p text:style-name="P4">
Таким чином, він став третім українським гімнастом в історії, після ОлегаВерняєва та Ігоря Коробчинського, в якого більше однієї медалі ЧЄ в особистомубагатоборстві.</text:p>
      <text:p text:style-name="P4">
<text:span text:style-name="T4">
Читайте також:</text:span>
 <text:a xlink:type="simple" xlink:href="https://www.ukrinform.ua/rubric-sports/3692650-vernaev-za-misacdva-zmozu-povernutisa-do-rezimu-povnih-trenuvan.html" text:style-name="Internet_20_link" text:visited-style-name="Visited_20_Internet_20_Link">
 <text:span text:style-name="T4">
Верняєв</text:span>
 </text:a>
</text:p>
      <text:p text:style-name="P4">
Як повідомляв Укрінформ, Олімпійський чемпіон Олег Верняєв розповів, якпроходить його повернення до професійного спорту.</text:p>
      <text:p text:style-name="P4">
Фото: noc-ukr.org</text:p>
      <text:p text:style-name="P4">
Source: <text:a xlink:type="simple" xlink:href="https://www.ukrinform.ua/rubric-sports/3695561-kovtun-bronzovij-prizer-v-osobistomu-bagatoborstvi-na-ce-zi-sportivnoi-gimnastiki.html" text:style-name="Internet_20_link" text:visited-style-name="Visited_20_Internet_20_Link">
https://www.ukrinform.ua/rubric-sports/3695561-kovtun-bronzovij-prizer-v-osobistomu-bagatoborstvi-na-ce-zi-sportivnoi-gimnastiki.html</text:a>
</text:p>
      <!--NEWS-->
      <text:h text:style-name="P10" text:outline-level="1">
<text:span text:style-name="T4">
Польща передає Україні чергову партію МіГ-29 - Моравецький</text:span>
</text:h>
      <text:p text:style-name="P4">
Authors: Ukrinform (Person)</text:p>
      <text:p text:style-name="P4">
Publisher: Укринформ (Organization)</text:p>
      <text:p text:style-name="P4">
Published Time: 2023-04-13T19:13:55+03:00</text:p>
      <text:p text:style-name="P4">
Modified Time: 2023-04-13T19:13:55+03:00</text:p>
      <text:p text:style-name="P4">
Description: Варшава незабаром передасть Києву чергову партію літаків МіГ-29. — Укрінформ.</text:p>
      <text:p text:style-name="P4">
Images: ["<text:a xlink:type="simple" xlink:href="https://static.ukrinform.com/photos/2017_12/thumb_files/630_360_1513676906-8053.jpeg" text:style-name="Internet_20_link" text:visited-style-name="Visited_20_Internet_20_Link">
630_360_15136...</text:a>
"]</text:p>
      <text:p text:style-name="P4">
Tags: ['Польща', 'Україна', 'Моравецький', 'Винищувач']</text:p>
      <text:p text:style-name="P4">
Type: Article</text:p>
      <!--METADATA-->
      <text:p text:style-name="P4">
<draw:frame draw:style-name="fr1" draw:name="Image197" text:anchor-type="as-char" svg:width="6.9236in" svg:height="3.956343in" draw:z-index="0">
<draw:image xlink:href="../Images/yкринформ/2023-04-13T19-13-55-03-00/630_360_1513676906-8053.jpeg" xlink:type="simple" xlink:show="embed" xlink:actuate="onLoad" draw:mime-type="image/jpeg"/>
</draw:frame>
 Варшаванезабаром передасть Києву чергову партію літаків МіГ-29.</text:p>
      <text:p text:style-name="P4">
Про це під час виступу в Atlantic Counсil у Вашингтоні заявив прем’єр-міністрПольщі Матеуш Моравецький, передає кореспондент Укрінформу.</text:p>
      <text:p text:style-name="P4">
“Триває передача чергової партії (МіГ-29 – ред.)”, - заявив Моравецький.</text:p>
      <text:p text:style-name="P4">
Він зазначив, що польська авіація зараз нараховує 48 літаків F-16, Польщутакож підтримують союзники, зокрема США, які в рамках зміцнення східногофлангу НАТО направили до РП <text:a xlink:type="simple" xlink:href="https://www.ukrinform.ua/tag-vinisuvac" text:style-name="Internet_20_link" text:visited-style-name="Visited_20_Internet_20_Link">
 </text:a>
 F-22.Він нагадав, що наступного року Польща отримає від США багатоцільовівинищувачі F-35. Відтак, за його словами, Польща більше не потребує літаківМіГ-29.</text:p>
      <text:p text:style-name="P4">
<text:span text:style-name="T4">
Читайте також:</text:span>
 <text:a xlink:type="simple" xlink:href="https://www.ukrinform.ua/rubric-ato/3695547-dmitro-kuleba-nazvav-tri-negajnih-kroki-neobhidnih-dla-uspihu-ukraini-na-poli-bou.html" text:style-name="Internet_20_link" text:visited-style-name="Visited_20_Internet_20_Link">
 </text:a>
</text:p>
      <text:p text:style-name="P4">
Як повідомляло агентство, Федеральний уряд Німеччини  <text:a xlink:type="simple" xlink:href="https://www.ukrinform.ua/rubric-ato/3695533-berlin-dozvoliv-polsi-peredati-ukraini-vinisuvaci-mig29-spiegel.html" text:style-name="Internet_20_link" text:visited-style-name="Visited_20_Internet_20_Link">
</text:a>
 зі складів колишньої НДР.</text:p>
      <text:p text:style-name="P4">
Минулого тижня президент Польщі Анджей Дуда повідомив, що Польща вже передалаУкраїні загалом вісім літаків МіГ-29 та готує до передачі шість винищувачівцього типу.</text:p>
      <text:p text:style-name="P4">
Source: <text:a xlink:type="simple" xlink:href="https://www.ukrinform.ua/rubric-ato/3695562-polsa-peredae-ukraini-cergovu-partiu-mig29-moraveckij.html" text:style-name="Internet_20_link" text:visited-style-name="Visited_20_Internet_20_Link">
https://www.ukrinform.ua/rubric-ato/3695562-polsa-peredae-ukraini-cergovu-partiu-mig29-moraveckij.html</text:a>
</text:p>
      <!--NEWS-->
      <text:h text:style-name="P10" text:outline-level="1">
<text:span text:style-name="T4">
МЗС Британії: Відеоролик зі стратою військовополоненого українця - просто жахливий</text:span>
</text:h>
      <text:p text:style-name="P4">
Authors: Ukrinform (Person)</text:p>
      <text:p text:style-name="P4">
Publisher: Укринформ (Organization)</text:p>
      <text:p text:style-name="P4">
Published Time: 2023-04-13T19:14:00+03:00</text:p>
      <text:p text:style-name="P4">
Modified Time: 2023-04-13T19:14:00+03:00</text:p>
      <text:p text:style-name="P4">
Description: Глава МЗС Великої Британії Джеймс Клеверлі у четвер відреагував на відео зі стратою українського бійця російськими військовими. — Укрінформ.</text:p>
      <text:p text:style-name="P4">
Images: ["<text:a xlink:type="simple" xlink:href="https://static.ukrinform.com/photos/2018_09/thumb_files/630_360_1536844454-4770.jpg" text:style-name="Internet_20_link" text:visited-style-name="Visited_20_Internet_20_Link">
630_360_15368...</text:a>
"]</text:p>
      <text:p text:style-name="P4">
Tags: ['Британія', 'росія', 'Воєнні злочини', 'Війна з росією']</text:p>
      <text:p text:style-name="P4">
Type: Article</text:p>
      <!--METADATA-->
      <text:p text:style-name="P4">
<draw:frame draw:style-name="fr1" draw:name="Image198" text:anchor-type="as-char" svg:width="6.9236in" svg:height="3.956343in" draw:z-index="0">
<draw:image xlink:href="../Images/yкринформ/2023-04-13T19-14-00-03-00/630_360_1536844454-4770.jpg" xlink:type="simple" xlink:show="embed" xlink:actuate="onLoad" draw:mime-type="image/jpeg"/>
</draw:frame>
 Глава МЗСВеликої Британії Джеймс Клеверлі у четвер відреагував на відео зі стратоюукраїнського бійця російськими військовими.</text:p>
      <text:p text:style-name="P4">
Як передає Укрінформ, реакція Клеверлі була опублікована <text:a xlink:type="simple" xlink:href="https://twitter.com/JamesCleverly/status/1646530497865207810" text:style-name="Internet_20_link" text:visited-style-name="Visited_20_Internet_20_Link">
</text:a>
</text:p>
      <text:p text:style-name="P4">
«Я не буду поширювати відео, але ролик, який показує, як російські силистрачують військовополоненого, просто жахливий», – написав він.</text:p>
      <text:p text:style-name="P4">
Клеверлі також зазначив, що страта військовополоненого є <text:a xlink:type="simple" xlink:href="https://www.ukrinform.ua/tag-vijskovi-zlocini" text:style-name="Internet_20_link" text:visited-style-name="Visited_20_Internet_20_Link">
</text:a>
 , і що «це варварство лишепосилить рішучість України та підтримку Великої Британії».</text:p>
      <text:p text:style-name="P4">
Як повідомляв Укрінформ, у інтернеті з’явилися <text:a xlink:type="simple" xlink:href="https://www.ukrinform.ua/rubric-ato/3694690-cnn-viavilo-dva-video-iz-nibito-obezgolovlennam-ukrainskih-voiniv.html" text:style-name="Internet_20_link" text:visited-style-name="Visited_20_Internet_20_Link">
</text:a>
 . Служба безпеки України розпочаладосудове розслідування щодо відео того, як росіяни відрізають головуукраїнському полоненому. Правоохоронні органи України вживають заходів длявстановлення осіб, які вчинили цей страшний злочин.</text:p>
      <text:p text:style-name="P4">
Посол Великої Британії в Україні Мелінда Сіммонс заявила, що <text:a xlink:type="simple" xlink:href="https://www.ukrinform.ua/rubric-polytics/3694939-video-zi-stratou-polonenogo-malo-nalakati-ale-vijslo-navpaki-posol-britanii.html" text:style-name="Internet_20_link" text:visited-style-name="Visited_20_Internet_20_Link">
</text:a>
 , з якимросії потрібно буде зіткнутися за свої злочини в Україні.</text:p>
      <text:p text:style-name="P4">
Президент Грузії Саломе Зурабішвілі заявила, що жорстока страта полоненогоукраїнського воїна є ще одним злочином проти людяності.</text:p>
      <text:p text:style-name="P4">
<text:span text:style-name="T4">
Читайте також:</text:span>
 <text:a xlink:type="simple" xlink:href="https://www.ukrinform.ua/rubric-polytics/3695515-u-gruzii-nazvali-stratu-rosianami-polonenogo-bijca-zsu-zlocinom-proti-ludanosti.html" text:style-name="Internet_20_link" text:visited-style-name="Visited_20_Internet_20_Link">
 </text:a>
</text:p>
      <text:p text:style-name="P4">
<text:a xlink:type="simple" xlink:href="https://www.ukrinform.ua/rubric-ato/3695319-francia-z-zahom-sprijnala-video-strati-rosianami-ukrainskogo-vijskovogo.html" text:style-name="Internet_20_link" text:visited-style-name="Visited_20_Internet_20_Link">
 </text:a>
 обезголовлення ймовірногоукраїнського військовополоненого російськими збройними силами в Україні івимагає покарання винних у всіх злочинах рф в Україні.</text:p>
      <text:p text:style-name="P4">
Source: <text:a xlink:type="simple" xlink:href="https://www.ukrinform.ua/rubric-ato/3695563-mzs-britanii-videorolik-zi-stratou-vijskovopolonenogo-ukrainca-prosto-zahlivij.html" text:style-name="Internet_20_link" text:visited-style-name="Visited_20_Internet_20_Link">
https://www.ukrinform.ua/rubric-ato/3695563-mzs-britanii-videorolik-zi-stratou-vijskovopolonenogo-ukrainca-prosto-zahlivij.html</text:a>
</text:p>
      <!--NEWS-->
      <text:h text:style-name="P10" text:outline-level="1">
<text:span text:style-name="T4">
У деяких областях прогнозують дощ і туман, вдень до 15° тепла</text:span>
</text:h>
      <text:p text:style-name="P4">
Authors: Ukrinform (Person)</text:p>
      <text:p text:style-name="P4">
Publisher: Укринформ (Organization)</text:p>
      <text:p text:style-name="P4">
Published Time: 2023-04-13T19:20:00+03:00</text:p>
      <text:p text:style-name="P4">
Modified Time: 2023-04-13T19:20:00+03:00</text:p>
      <text:p text:style-name="P4">
Description: В Україні 14 квітня дощі очікуються на Лівобережжі, Київщині, у східних областях, Карпатах та на Закарпатті, температура вночі 3-8° тепла, вдень 10-15°, на Закарпатті до 22°. — Укрінформ.</text:p>
      <text:p text:style-name="P4">
Images: ["<text:a xlink:type="simple" xlink:href="https://static.ukrinform.com/photos/2023_04/thumb_files/630_360_1680706755-679.jpg" text:style-name="Internet_20_link" text:visited-style-name="Visited_20_Internet_20_Link">
630_360_16807...</text:a>
"]</text:p>
      <text:p text:style-name="P4">
Tags: ['Дощ', 'Погода', 'Прогноз', 'Регіони']</text:p>
      <text:p text:style-name="P4">
Type: Article</text:p>
      <!--METADATA-->
      <text:p text:style-name="P4">
<draw:frame draw:style-name="fr1" draw:name="Image199" text:anchor-type="as-char" svg:width="6.9236in" svg:height="3.956343in" draw:z-index="0">
<draw:image xlink:href="../Images/yкринформ/2023-04-13T19-20-00-03-00/630_360_1680706755-679.jpg" xlink:type="simple" xlink:show="embed" xlink:actuate="onLoad" draw:mime-type="image/jpeg"/>
</draw:frame>
 В Україні14 квітня дощі очікуються на Лівобережжі, Київщині, у східних областях,Карпатах та на Закарпатті, температура вночі 3-8° тепла, вдень 10-15°, наЗакарпатті до 22°.</text:p>
      <text:p text:style-name="P4">
Про це Укрінформу повідомили в Українському гідрометцентрі.</text:p>
      <text:p text:style-name="P4">
"На Лівобережжі, вночі і на Київщині невеликий дощ, у східних областях, вденьтакож на Закарпатті та в Карпатах помірні дощі; на решті території безістотних опадів. У західних, південно-західних та центральних областях вночіта вранці місцями туман. Вітер переважно північно-східний, 5-10 м/с.Температура вночі 3-8°, вдень 10-15°, у південній та західній частинах 13-18°,на Закарпатті до 22°; в Карпатах вночі від 2° тепла до 3° морозу, вдень 9-14°тепла", - йдеться в повідомленні.</text:p>
      <text:p text:style-name="P4">
У Києві та області в п'ятницю вночі пройде невеликий дощ, вдень без істотнихопадів. Вітер північно-східний, 5-10 м/с. У столиці температура вночі 6-8°тепла, вдень 11-13°, на Київщині вночі 3-8° тепла, вдень 10-15°.</text:p>
      <text:p text:style-name="P4">
Синоптики прогнозують 15 квітня вночі у східній частині та Карпатськомурегіоні, вдень на Правобережжі країни, 16 квітня вночі у північних, більшостіцентральних та південних областей, вдень у західній та південно-західнійчастині дощі; вдень місцями <text:a xlink:type="simple" xlink:href="https://www.ukrinform.ua/tag-groza" text:style-name="Internet_20_link" text:visited-style-name="Visited_20_Internet_20_Link">
 </text:a>
 , вокремих районах град; на решті території без опадів. Вітер переважно південно-східний, 7-12 м/с. Температура вночі 4-9° тепла, вдень 10-15°, на півднікраїни 15 квітня місцями 16-21°; у східних та Сумській областях вночі від 4°тепла до 1° морозу, вдень 15 квітня 5-10° тепла, 16 квітня 9-14°; в Карпатахвночі 0-5° морозу, вдень 2-7° тепла.</text:p>
      <text:p text:style-name="P4">
<text:span text:style-name="T4">
Читайте також:</text:span>
 <text:a xlink:type="simple" xlink:href="https://www.ukrinform.ua/rubric-technology/3694782-prognoz-pogodi-za-30-sekund-u-kitai-rozrobili-sistemu-na-osnovi-stucnogo-intelektu.html" text:style-name="Internet_20_link" text:visited-style-name="Visited_20_Internet_20_Link">
 <text:span text:style-name="T4">
Прогноз</text:span>
 <text:span text:style-name="T4">
погоди</text:span>
 <text:span text:style-name="T4">
секунд</text:span>
 <text:span text:style-name="T4">
Китаї</text:span>
 <text:span text:style-name="T4">
розробили</text:span>
<text:span text:style-name="T4">
систему</text:span>
 <text:span text:style-name="T4">
основі</text:span>
 <text:span text:style-name="T4">
штучного</text:span>
 <text:span text:style-name="T4">
інтелекту</text:span>
</text:a>
</text:p>
      <text:p text:style-name="P4">
У Києві та області вдень 15 квітня та вночі 16 квітня очікуються дощ, місцямигроза; в решту часу без опадів. Вітер переважно південно-східний, 7-12 м/с. Устолиці температура вночі 6-8° тепла, вдень 12-14°, на Київщині вночі 4-9°тепла, вдень 10-15°.</text:p>
      <text:p text:style-name="P4">
Згідно з прогнозом, 17 квітня вночі на Правобережжі, вдень місцями у західнихта Одеській областях пройде невеликий дощ, на решті території без опадів; 18квітня у південних, південно-західних областях та в Криму невеликий дощ, нарешті території без опадів. Температура вночі 3-9° тепла, 17 квітня у східнихобластях 1-6° тепла, вдень 11-17°, у західній частині, 18 квітня наПрикарпатті 9-15°.</text:p>
      <text:p text:style-name="P4">
У Києві та області на початку тижня без опадів, лише вночі 17 квітня місцямипройде невеликий дощ. У столиці температура вночі 6-8° тепла, вдень 14-16°; наКиївщині вночі 3-8° тепла, вдень 12-17°.</text:p>
      <text:p text:style-name="P4">
Source: <text:a xlink:type="simple" xlink:href="https://www.ukrinform.ua/rubric-regions/3695460-u-deakih-oblastah-prognozuut-dos-i-tuman-vden-do-15-tepla.html" text:style-name="Internet_20_link" text:visited-style-name="Visited_20_Internet_20_Link">
https://www.ukrinform.ua/rubric-regions/3695460-u-deakih-oblastah-prognozuut-dos-i-tuman-vden-do-15-tepla.html</text:a>
</text:p>
      <!--NEWS-->
      <text:h text:style-name="P10" text:outline-level="1">
<text:span text:style-name="T4">
росіяни обстріляли Харківщину, поранені четверо цивільних</text:span>
</text:h>
      <text:p text:style-name="P4">
Authors: Ukrinform (Person)</text:p>
      <text:p text:style-name="P4">
Publisher: Укринформ (Organization)</text:p>
      <text:p text:style-name="P4">
Published Time: 2023-04-13T19:23:00+03:00</text:p>
      <text:p text:style-name="P4">
Modified Time: 2023-04-13T19:23:00+03:00</text:p>
      <text:p text:style-name="P4">
Description: Внаслідок обстрілу російськими загарбниками Харківської області поранень зазнали четверо цивільних. — Укрінформ.</text:p>
      <text:p text:style-name="P4">
Images: ["<text:a xlink:type="simple" xlink:href="https://static.ukrinform.com/photos/2022_06/thumb_files/630_360_1654768443-794.jpg" text:style-name="Internet_20_link" text:visited-style-name="Visited_20_Internet_20_Link">
630_360_16547...</text:a>
", "<text:a xlink:type="simple" xlink:href="https://static.ukrinform.com/photos/2023_04/1681402901-817.jpeg" text:style-name="Internet_20_link" text:visited-style-name="Visited_20_Internet_20_Link">
1681402901-81...</text:a>
", "<text:a xlink:type="simple" xlink:href="https://static.ukrinform.com/photos/2023_04/1681402901-342.jpeg" text:style-name="Internet_20_link" text:visited-style-name="Visited_20_Internet_20_Link">
1681402901-34...</text:a>
"]</text:p>
      <text:p text:style-name="P4">
Tags: ['Обстріл', 'Поранені', 'Харківщина', 'Війна з росією']</text:p>
      <text:p text:style-name="P4">
Type: Article</text:p>
      <!--METADATA-->
      <text:p text:style-name="P4">
<draw:frame draw:style-name="fr1" draw:name="Image200" text:anchor-type="as-char" svg:width="6.9236in" svg:height="3.956343in" draw:z-index="0">
<draw:image xlink:href="../Images/yкринформ/2023-04-13T19-23-00-03-00/630_360_1654768443-794.jpg" xlink:type="simple" xlink:show="embed" xlink:actuate="onLoad" draw:mime-type="image/jpeg"/>
</draw:frame>
 Внаслідокобстрілу російськими загарбниками Харківської області поранень зазнали четвероцивільних.</text:p>
      <text:p text:style-name="P4">
Як передає Укрінформ, про це Офіс генерального прокурора повідомляє у <text:a xlink:type="simple" xlink:href="https://t.me/pgo_gov_ua/11232" text:style-name="Internet_20_link" text:visited-style-name="Visited_20_Internet_20_Link">
</text:a>
</text:p>
      <text:p text:style-name="P4">
За процесуального керівництва Куп’янської окружної прокуратури Харківськоїобласті розпочато досудові розслідування за фактами порушення законів тазвичаїв війни (ч. 1 ст. 438 Кримінального кодексу України).</text:p>
      <text:p text:style-name="P4">
За даними слідства, 13 квітня близько 11:30 <text:a xlink:type="simple" xlink:href="https://www.ukrinform.ua/tag-rosijski-vijskovi" text:style-name="Internet_20_link" text:visited-style-name="Visited_20_Internet_20_Link">
 </text:a>
 зс рф обстріляли з реактивних систем залпового вогню селоКучерівка Куп‘янського району.</text:p>
      <text:p text:style-name="P4">
<draw:frame draw:style-name="fr1" draw:name="Image201" text:anchor-type="as-char" svg:width="6.9236in" svg:height="4.711894in" draw:z-index="0">
<draw:image xlink:href="../Images/yкринформ/2023-04-13T19-23-00-03-00/1681402901-817.jpeg" xlink:type="simple" xlink:show="embed" xlink:actuate="onLoad" draw:mime-type="image/jpeg"/>
</draw:frame>
<draw:frame draw:style-name="fr1" draw:name="Image202" text:anchor-type="as-char" svg:width="6.9236in" svg:height="5.199111in" draw:z-index="0">
<draw:image xlink:href="../Images/yкринформ/2023-04-13T19-23-00-03-00/1681402901-342.jpeg" xlink:type="simple" xlink:show="embed" xlink:actuate="onLoad" draw:mime-type="image/jpeg"/>
</draw:frame>
</text:p>
      <text:p text:style-name="P4">
"Внаслідок обстрілу загорівся трактор з причепом. Отримали поранення водійтрактора та двоє чоловіків — пасажири причепу. Наразі всіх трьох постраждалихгоспіталізовано до лікарні", - ідеться у повідомленні.</text:p>
      <text:p text:style-name="P4">
<text:span text:style-name="T4">
Читайте також:</text:span>
 <text:a xlink:type="simple" xlink:href="https://www.ukrinform.ua/rubric-ato/3695188-vorog-udariv-dvoma-raketami-s300-po-slovansku-poskodzena-skola.html" text:style-name="Internet_20_link" text:visited-style-name="Visited_20_Internet_20_Link">
 </text:a>
</text:p>
      <text:p text:style-name="P4">
Близько 15:00 загарбники обстріляли смт Дворічна Куп‘янського району,осколкове поранення отримав мирний житель.</text:p>
      <text:p text:style-name="P4">
Як повідомляв Укрінформ, <text:a xlink:type="simple" xlink:href="https://www.ukrinform.ua/rubric-vidbudova/3695253-na-harkivsini-traktor-pidirvavsa-na-vibuhivci-vodij-u-likarni.html" text:style-name="Internet_20_link" text:visited-style-name="Visited_20_Internet_20_Link">
 </text:a>
 внаслідок чого водій дістав поранення.</text:p>
      <text:p text:style-name="P4">
Source: <text:a xlink:type="simple" xlink:href="https://www.ukrinform.ua/rubric-ato/3695566-rosiani-obstrilali-harkivsinu-poraneni-cetvero-civilnih.html" text:style-name="Internet_20_link" text:visited-style-name="Visited_20_Internet_20_Link">
https://www.ukrinform.ua/rubric-ato/3695566-rosiani-obstrilali-harkivsinu-poraneni-cetvero-civilnih.html</text:a>
</text:p>
      <!--NEWS-->
      <text:h text:style-name="P10" text:outline-level="1">
<text:span text:style-name="T4">
Укрнафта завершила І квартал з чистим прибутком ₴4,3 мільярда</text:span>
</text:h>
      <text:p text:style-name="P4">
Authors: Ukrinform (Person)</text:p>
      <text:p text:style-name="P4">
Publisher: Укринформ (Organization)</text:p>
      <text:p text:style-name="P4">
Published Time: 2023-04-13T19:26:25+03:00</text:p>
      <text:p text:style-name="P4">
Modified Time: 2023-04-13T19:26:25+03:00</text:p>
      <text:p text:style-name="P4">
Description: ПАТ «Укрнафта» завершила перший квартал 2023 року з чистим прибутком у розмірі 4,3 млрд грн.  — Укрінформ.</text:p>
      <text:p text:style-name="P4">
Images: ["<text:a xlink:type="simple" xlink:href="https://static.ukrinform.com/photos/2015_09/thumb_files/630_360_1443449299-5526-ukrnafta.jpg" text:style-name="Internet_20_link" text:visited-style-name="Visited_20_Internet_20_Link">
630_360_14434...</text:a>
"]</text:p>
      <text:p text:style-name="P4">
Tags: ['нафта', 'Укрнафта', 'Сергій Корецький']</text:p>
      <text:p text:style-name="P4">
Type: Article</text:p>
      <!--METADATA-->
      <text:p text:style-name="P4">
<draw:frame draw:style-name="fr1" draw:name="Image203" text:anchor-type="as-char" svg:width="6.9236in" svg:height="3.956343in" draw:z-index="0">
<draw:image xlink:href="../Images/yкринформ/2023-04-13T19-26-25-03-00/630_360_1443449299-5526-ukrnafta.jpg" xlink:type="simple" xlink:show="embed" xlink:actuate="onLoad" draw:mime-type="image/jpeg"/>
</draw:frame>
ПАТ «Укрнафта» завершила перший квартал 2023 року з чистим прибутком у розмірі4,3 млрд грн.</text:p>
      <text:p text:style-name="P4">
Як передає Укрінформ, про це повідомляє пресслужба  <text:a xlink:type="simple" xlink:href="https://www.ukrnafta.com/ukrnafta-zavershyla-1-kvartal-z-pybutkom" text:style-name="Internet_20_link" text:visited-style-name="Visited_20_Internet_20_Link">
</text:a>
 .</text:p>
      <text:p text:style-name="P4">
«За попередніми оцінками, у першому кварталі Укрнафта отримала близько 4,3млрд грн чистого прибутку. Цього вдалося досягти за рахунок комплексної роботизі збільшення видобутку, впровадження відкритої ринкової реалізаціївуглеводнів, оптимізації витрат і ліквідації непрозорих схем», - сказавочільник Укрнафти Сергій Корецький.</text:p>
      <text:p text:style-name="P4">
У компанії зауважили, що цей показник дорівнює чистому прибутку, отриманомукомпанією у мирному 2020 році (4,3 млрд грн.) та майже вдвічі перевищуєрезультат за весь 2021 рік – 2,4 млрд грн.</text:p>
      <text:p text:style-name="P4">
<text:span text:style-name="T4">
Читайте також:</text:span>
 <text:a xlink:type="simple" xlink:href="https://www.ukrinform.ua/rubric-economy/3694010-ukrnafta-zaprosue-investoriv-do-proektiv-z-rozvidki-ta-rozrobki-rodovis.html" text:style-name="Internet_20_link" text:visited-style-name="Visited_20_Internet_20_Link">
 <text:span text:style-name="T4">
Укрнафта</text:span>
 </text:a>
</text:p>
      <text:p text:style-name="P4">
«У компанії поставили амбітну фінансову мету – отримання 12 млрд грн чистогоприбутку у 2023 році», – додали в Укрнафті.</text:p>
      <text:p text:style-name="P4">
Як повідомлялося, за фактичними результатами першого кварталу 2023 рокусередньодобовий видобуток нафти ПАТ «Укрнафта» сягнув 3926 тонн проти 3753тонн – середньодобового показника за 2022 рік.</text:p>
      <text:p text:style-name="P4">
Source: <text:a xlink:type="simple" xlink:href="https://www.ukrinform.ua/rubric-economy/3695565-ukrnafta-zaversila-i-kvartal-z-cistim-pributkom-43-milarda.html" text:style-name="Internet_20_link" text:visited-style-name="Visited_20_Internet_20_Link">
https://www.ukrinform.ua/rubric-economy/3695565-ukrnafta-zaversila-i-kvartal-z-cistim-pributkom-43-milarda.html</text:a>
</text:p>
      <!--NEWS-->
      <text:h text:style-name="P10" text:outline-level="1">
<text:span text:style-name="T4">
Зеленський провів з урядом і депутатами нараду щодо євроінтеграції</text:span>
</text:h>
      <text:p text:style-name="P4">
Authors: Ukrinform (Person)</text:p>
      <text:p text:style-name="P4">
Publisher: Укринформ (Organization)</text:p>
      <text:p text:style-name="P4">
Published Time: 2023-04-13T19:28:00+03:00</text:p>
      <text:p text:style-name="P4">
Modified Time: 2023-04-13T19:28:00+03:00</text:p>
      <text:p text:style-name="P4">
Description: Президент Володимир Зеленський провів нараду з урядовцями і представниками Верховної Ради щодо окремих важливих питань євроінтеграції України. — Укрінформ.</text:p>
      <text:p text:style-name="P4">
Images: ["<text:a xlink:type="simple" xlink:href="https://static.ukrinform.com/photos/2023_02/thumb_files/630_360_1676049059-535.png" text:style-name="Internet_20_link" text:visited-style-name="Visited_20_Internet_20_Link">
630_360_16760...</text:a>
"]</text:p>
      <text:p text:style-name="P4">
Tags: ['Євроінтеграція', 'Уряд', 'Верховна Рада', 'Зеленський']</text:p>
      <text:p text:style-name="P4">
Type: Article</text:p>
      <!--METADATA-->
      <text:p text:style-name="P4">
<draw:frame draw:style-name="fr1" draw:name="Image204" text:anchor-type="as-char" svg:width="6.9236in" svg:height="3.956343in" draw:z-index="0">
<draw:image xlink:href="../Images/yкринформ/2023-04-13T19-28-00-03-00/630_360_1676049059-535.png" xlink:type="simple" xlink:show="embed" xlink:actuate="onLoad" draw:mime-type="image/png"/>
</draw:frame>
 ПрезидентВолодимир Зеленський провів нараду з урядовцями і представниками ВерховноїРади щодо окремих важливих питань євроінтеграції України.</text:p>
      <text:p text:style-name="P4">
Про це він розповів у своєму <text:a xlink:type="simple" xlink:href="https://t.me/V_Zelenskiy_official/5841" text:style-name="Internet_20_link" text:visited-style-name="Visited_20_Internet_20_Link">
 </text:a>
 ,передає Укрінформ.</text:p>
      <text:p text:style-name="P4">
"Провів нараду з урядовцями, із представниками Верховної Ради щодо деякихнаших кроків із наближення до Євросоюзу, законодавчих кроків, реалізаціїухвалених змін", - зазначив Президент.</text:p>
      <text:p text:style-name="P4">
<text:span text:style-name="T5">
Відео: Фейсбук Володимир Зеленський</text:span>
</text:p>
      <text:p text:style-name="P4">
Він підкреслив, що мета Української держави – абсолютно досяжна, і Українабуде інтегрованою з усіма інституціями та практиками Євросоюзу та набудеповноправного членства. "З нашого боку – повна готовність", - наголосив <text:a xlink:type="simple" xlink:href="https://www.ukrinform.ua/tag-zelenskij" text:style-name="Internet_20_link" text:visited-style-name="Visited_20_Internet_20_Link">
</text:a>
</text:p>
      <text:p text:style-name="P4">
<text:span text:style-name="T4">
Читайте також:</text:span>
 <text:a xlink:type="simple" xlink:href="https://www.ukrinform.ua/rubric-ato/3695564-zelenskij-proviv-vijskovij-kabinet-obgovorili-upravlinna-peredovou.html" text:style-name="Internet_20_link" text:visited-style-name="Visited_20_Internet_20_Link">
 <text:span text:style-name="T4">
Зеленський</text:span>
 </text:a>
</text:p>
      <text:p text:style-name="P4">
Як повідомлялося, у червні минулого року Європейська рада ухвалила рішення пронадання Україні статусу кандидата на вступ до Європейського Союзу.</text:p>
      <text:p text:style-name="P4">
На сьогодні <text:a xlink:type="simple" xlink:href="https://www.ukrinform.ua/rubric-polytics/3665179-ukraina-vikonala-ponad-70-zobovazan-za-ugodou-pro-asociaciu-z-es-stefanisina.html" text:style-name="Internet_20_link" text:visited-style-name="Visited_20_Internet_20_Link">
 </text:a>
 .</text:p>
      <text:p text:style-name="P4">
<text:span text:style-name="T5">
Фото: ОП</text:span>
</text:p>
      <text:p text:style-name="P4">
Source: <text:a xlink:type="simple" xlink:href="https://www.ukrinform.ua/rubric-polytics/3695572-zelenskij-proviv-z-uradom-i-deputatami-naradu-sodo-evrointegracii.html" text:style-name="Internet_20_link" text:visited-style-name="Visited_20_Internet_20_Link">
https://www.ukrinform.ua/rubric-polytics/3695572-zelenskij-proviv-z-uradom-i-deputatami-naradu-sodo-evrointegracii.html</text:a>
</text:p>
      <!--NEWS-->
      <text:h text:style-name="P10" text:outline-level="1">
<text:span text:style-name="T4">
Шмигаль закликав США до лідерства в конфіскації російських активів</text:span>
</text:h>
      <text:p text:style-name="P4">
Authors: Ukrinform (Person)</text:p>
      <text:p text:style-name="P4">
Publisher: Укринформ (Organization)</text:p>
      <text:p text:style-name="P4">
Published Time: 2023-04-13T19:33:18+03:00</text:p>
      <text:p text:style-name="P4">
Modified Time: 2023-04-13T19:33:18+03:00</text:p>
      <text:p text:style-name="P4">
Description: Україна платить величезну ціну за стримування імперських амбіцій росії і тому може розраховувати на новий «План Маршалла», який відбудує і трансформує українську економіку, в тому числі за рахунок конфіскованих російських активів. — Укрінформ.</text:p>
      <text:p text:style-name="P4">
Images: ["<text:a xlink:type="simple" xlink:href="https://static.ukrinform.com/photos/2022_10/thumb_files/630_360_1667223704-892.jpg" text:style-name="Internet_20_link" text:visited-style-name="Visited_20_Internet_20_Link">
630_360_16672...</text:a>
"]</text:p>
      <text:p text:style-name="P4">
Tags: ['Гроші', 'росія', 'Шмигаль']</text:p>
      <text:p text:style-name="P4">
Type: Article</text:p>
      <!--METADATA-->
      <text:p text:style-name="P4">
<draw:frame draw:style-name="fr1" draw:name="Image205" text:anchor-type="as-char" svg:width="6.9236in" svg:height="3.956343in" draw:z-index="0">
<draw:image xlink:href="../Images/yкринформ/2023-04-13T19-33-18-03-00/630_360_1667223704-892.jpg" xlink:type="simple" xlink:show="embed" xlink:actuate="onLoad" draw:mime-type="image/jpeg"/>
</draw:frame>
 Українаплатить величезну ціну за стримування імперських амбіцій росії і тому можерозраховувати на новий «План Маршалла», який відбудує і трансформує українськуекономіку, в тому числі за рахунок конфіскованих російських активів.</text:p>
      <text:p text:style-name="P4">
Про це сказав Прем’єр-міністр Денис Шмигаль під час виступу на Форуміпартнерства США та України, організованому Американською торговельною палатоюспільно з Адміністрацією США, передає Укрінформ із посиланням на  <text:a xlink:type="simple" xlink:href="https://www.kmu.gov.ua/news/denys-shmyhal-zaklykav-ssha-do-liderstva-v-konfiskatsii-rosiiskykh-aktyviv" text:style-name="Internet_20_link" text:visited-style-name="Visited_20_Internet_20_Link">
</text:a>
</text:p>
      <text:p text:style-name="P4">
«Ми сповнені рішучості не лише вийти з цієї війни переможцями, але й бутиповністю інтегрованими у глобальні ланцюжки доданої вартості та створитиможливості для українських та іноземних компаній процвітати від веденнябізнесу в Україні та з Україною. Ми будемо <text:a xlink:type="simple" xlink:href="https://www.ukrinform.ua/tag-vidbudova" text:style-name="Internet_20_link" text:visited-style-name="Visited_20_Internet_20_Link">
 </text:a>
 краще. За принципом build back better. Приватні іноземніінвестиції, особливо зі Сполучених Штатів, закладуть основу для такоїтрансформації», — сказав Шмигаль.</text:p>
      <text:p text:style-name="P4">
Прем’єр-міністр відзначив перспективність інвестицій у такі галузі, якенергетика, оборонно-промисловий комплекс, аграрний сектор, ІТ, видобутоккритичної сировини, будівництво нової інфраструктури та нового житла.</text:p>
      <text:p text:style-name="P4">
<text:span text:style-name="T4">
Читайте також:</text:span>
 <text:a xlink:type="simple" xlink:href="https://www.ukrinform.ua/rubric-vidbudova/3695039-v-es-sukaut-zakonnij-slah-spramuvanna-zamorozenih-aktiviv-rf-na-vidbudovu-ukraini.html" text:style-name="Internet_20_link" text:visited-style-name="Visited_20_Internet_20_Link">
 <text:span text:style-name="T4">
актив</text:span>
 </text:a>
</text:p>
      <text:p text:style-name="P4">
«Україна пропонує чотири основні джерела фінансування Плану відновлення:конфісковані російські кошти в Україні та світі, кошти міжнародних партнерів,в тому числі міжнародних фінансових організацій, безпосередньо кошти здержавного бюджету України, а також кошти донорів та приватного сектору. Дужеважливо, аби саме конфісковані російські суверенні кошти стали основнимресурсом для відбудови», — підкреслив Шмигаль.</text:p>
      <text:p text:style-name="P4">
Глава уряду нагадав про пропозиції України створити спеціальний Компенсаційниймеханізм та ухвалити відповідне національне законодавство, яке дозволитьконфіскувати заморожені приватні та суверенні російські активи.</text:p>
      <text:p text:style-name="P4">
Він висловив сподівання на лідерство США у цьому питанні.</text:p>
      <text:p text:style-name="P4">
Як повідомляв Укрінформ, Прем’єр-міністр України перебуває з візитом у США.Там він, серед іншого,  <text:a xlink:type="simple" xlink:href="https://www.ukrinform.ua/rubric-vidbudova/3695346-smigal-pidpisav-ugodu-z-usaid-aka-spriatime-zrostannu-inozemnih-investicij-v-ukrainu.html" text:style-name="Internet_20_link" text:visited-style-name="Visited_20_Internet_20_Link">
 </text:a>
 з Агентством США з міжнародного розвитку(USAID) та Американською корпорацією з фінансування міжнародного розвитку(DFC) для сприяння залучення приватного сектору та збільшення інвестицій.</text:p>
      <text:p text:style-name="P4">
Source: <text:a xlink:type="simple" xlink:href="https://www.ukrinform.ua/rubric-economy/3695571-smigal-zaklikav-ssa-do-liderstva-v-konfiskacii-rosijskih-aktiviv.html" text:style-name="Internet_20_link" text:visited-style-name="Visited_20_Internet_20_Link">
https://www.ukrinform.ua/rubric-economy/3695571-smigal-zaklikav-ssa-do-liderstva-v-konfiskacii-rosijskih-aktiviv.html</text:a>
</text:p>
      <!--NEWS-->
      <text:h text:style-name="P10" text:outline-level="1">
<text:span text:style-name="T4">
До «Армії відновлення» залучили вже майже 15 тисяч українців</text:span>
</text:h>
      <text:p text:style-name="P4">
Authors: Ukrinform (Person)</text:p>
      <text:p text:style-name="P4">
Publisher: Укринформ (Organization)</text:p>
      <text:p text:style-name="P4">
Published Time: 2023-04-13T19:34:00+03:00</text:p>
      <text:p text:style-name="P4">
Modified Time: 2023-04-13T19:34:00+03:00</text:p>
      <text:p text:style-name="P4">
Description: До виконання суспільно корисних робіт в межах проєкту «Армія відновлення» долучилися 14,7 тис. безробітних у 16 регіонах України. — Укрінформ.</text:p>
      <text:p text:style-name="P4">
Images: ["<text:a xlink:type="simple" xlink:href="https://static.ukrinform.com/photos/2021_09/thumb_files/630_360_1632464671-382.jpg" text:style-name="Internet_20_link" text:visited-style-name="Visited_20_Internet_20_Link">
630_360_16324...</text:a>
", "<text:a xlink:type="simple" xlink:href="https://static.ukrinform.com/photos/2023_04/1681403923-210.jpeg" text:style-name="Internet_20_link" text:visited-style-name="Visited_20_Internet_20_Link">
1681403923-21...</text:a>
"]</text:p>
      <text:p text:style-name="P4">
Tags: ['Відбудова', 'Армія відновлення']</text:p>
      <text:p text:style-name="P4">
Type: Article</text:p>
      <!--METADATA-->
      <text:p text:style-name="P4">
<draw:frame draw:style-name="fr1" draw:name="Image206" text:anchor-type="as-char" svg:width="6.9236in" svg:height="3.956343in" draw:z-index="0">
<draw:image xlink:href="../Images/yкринформ/2023-04-13T19-34-00-03-00/630_360_1632464671-382.jpg" xlink:type="simple" xlink:show="embed" xlink:actuate="onLoad" draw:mime-type="image/jpeg"/>
</draw:frame>
 Довиконання суспільно корисних робіт в межах проєкту «Армія відновлення»долучилися 14,7 тис. безробітних у 16 регіонах України.</text:p>
      <text:p text:style-name="P4">
Як передає Укрінформ, про це у <text:a xlink:type="simple" xlink:href="https://t.me/SESofUkraine/1028" text:style-name="Internet_20_link" text:visited-style-name="Visited_20_Internet_20_Link">
 </text:a>
 повідомляєДержавна служба зайнятості.</text:p>
      <text:p text:style-name="P4">
До “Армії відновлення” долучились вже 14 696 безробітних, які виконуютьсуспільно корисні роботи з відбудови. Лідером серед регіонів є Полтавськаобласть, де у таких роботах задіяно понад 3,5 тис. осіб.</text:p>
      <text:p text:style-name="P4">
<draw:frame draw:style-name="fr1" draw:name="Image207" text:anchor-type="as-char" svg:width="6.9236in" svg:height="8.220972in" draw:z-index="0">
<draw:image xlink:href="../Images/yкринформ/2023-04-13T19-34-00-03-00/1681403923-210.jpeg" xlink:type="simple" xlink:show="embed" xlink:actuate="onLoad" draw:mime-type="image/jpeg"/>
</draw:frame>
</text:p>
      <text:p text:style-name="P4">
<text:span text:style-name="T5">
Інфографіка: Державна служба зайнятості</text:span>
</text:p>
      <text:p text:style-name="P4">
Крім того, до п’ятірки увійшли Донецька область – 1 887 особи, Київськаобласть – 1 873 осіб, Харківська область – 1 843 осіб та Чернігівська область– 1 508 осіб.</text:p>
      <text:p text:style-name="P4">
Загалом участь у проєкті беруть 16 регіонів.</text:p>
      <text:p text:style-name="P4">
<text:span text:style-name="T4">
Читайте також:</text:span>
 <text:a xlink:type="simple" xlink:href="https://www.ukrinform.ua/rubric-vidbudova/3695476-vidnovlenna-ukraini-stane-odnim-iz-najbilsih-investproektiv-v-istorii-evropi-smigal.html" text:style-name="Internet_20_link" text:visited-style-name="Visited_20_Internet_20_Link">
 </text:a>
</text:p>
      <text:p text:style-name="P4">
За виконання суспільно корисних робіт держава вже виплатила безробітним майже100 млн грн.</text:p>
      <text:p text:style-name="P4">
Як повідомлялося, проєкт <text:a xlink:type="simple" xlink:href="https://www.ukrinform.ua/tag-armia-vidnovlenna" text:style-name="Internet_20_link" text:visited-style-name="Visited_20_Internet_20_Link">
 </text:a>
запроваджений урядом восени 2022 року з метою залучення людей, які тимчасововтратили роботу, до відбудови країни через виконання ними суспільно кориснихробіт. З безробітними укладається строковий трудовий договір на періодвиконання зазначених робіт.</text:p>
      <text:p text:style-name="P4">
Source: <text:a xlink:type="simple" xlink:href="https://www.ukrinform.ua/rubric-vidbudova/3695575-do-armii-vidnovlenna-zalucili-vze-majze-15-tisac-ukrainciv.html" text:style-name="Internet_20_link" text:visited-style-name="Visited_20_Internet_20_Link">
https://www.ukrinform.ua/rubric-vidbudova/3695575-do-armii-vidnovlenna-zalucili-vze-majze-15-tisac-ukrainciv.html</text:a>
</text:p>
      <!--NEWS-->
      <text:h text:style-name="P10" text:outline-level="1">
<text:span text:style-name="T4">
Україна внесла компанію Xiaomi до переліку міжнародних спонсорів війни</text:span>
</text:h>
      <text:p text:style-name="P4">
Authors: Ukrinform (Person)</text:p>
      <text:p text:style-name="P4">
Publisher: Укринформ (Organization)</text:p>
      <text:p text:style-name="P4">
Published Time: 2023-04-13T19:42:00+03:00</text:p>
      <text:p text:style-name="P4">
Modified Time: 2023-04-13T19:42:00+03:00</text:p>
      <text:p text:style-name="P4">
Description: Національне агентство з питань запобігання корупції внесло китайську корпорацію Xiaomi Corporation до переліку міжнародних спонсорів війни.  — Укрінформ.</text:p>
      <text:p text:style-name="P4">
Images: ["<text:a xlink:type="simple" xlink:href="https://static.ukrinform.com/photos/2020_05/thumb_files/630_360_1589616436-284.jpg" text:style-name="Internet_20_link" text:visited-style-name="Visited_20_Internet_20_Link">
630_360_15896...</text:a>
"]</text:p>
      <text:p text:style-name="P4">
Tags: ['НАЗК', 'Xiaomi', 'Війна', 'Ринок']</text:p>
      <text:p text:style-name="P4">
Type: Article</text:p>
      <!--METADATA-->
      <text:p text:style-name="P4">
<draw:frame draw:style-name="fr1" draw:name="Image208" text:anchor-type="as-char" svg:width="6.9236in" svg:height="3.956343in" draw:z-index="0">
<draw:image xlink:href="../Images/yкринформ/2023-04-13T19-42-00-03-00/630_360_1589616436-284.jpg" xlink:type="simple" xlink:show="embed" xlink:actuate="onLoad" draw:mime-type="image/jpeg"/>
</draw:frame>
Національне агентство з питань запобігання корупції внесло китайськукорпорацію Xiaomi Corporation до переліку міжнародних спонсорів війни.</text:p>
      <text:p text:style-name="P4">
Як передає Укрінформ, про це повідомляє  <text:a xlink:type="simple" xlink:href="https://nazk.gov.ua/uk/novyny/pro-nazk/lidera-z-prodazhu-smartfoniv-v-rf-xiaomi-corporation-vneseno-do-pereliku-mizhnarodnyh-sponsoriv-vijny/" text:style-name="Internet_20_link" text:visited-style-name="Visited_20_Internet_20_Link">
</text:a>
 .</text:p>
      <text:p text:style-name="P4">
У 2021 році компанія стала лідером за обсягом виробництва смартфонів у світі,також виробляє побутову техніку, планшети, смарт-годинники, програмнезабезпечення, електросамокати, електровелосипеди та багато іншого.</text:p>
      <text:p text:style-name="P4">
«Причиною внесення до переліку міжнародних спонсорів війни стало те, щокомпанія не просто продовжила свою роботу в рф після повномасштабноговторгнення, але й досі залишається лідером з продажів смартфонів в державі-терористі», - йдеться у повідомленні.</text:p>
      <text:p text:style-name="P4">
У НАЗК зазначають, що з 2018 року й до сьогодні <text:a xlink:type="simple" xlink:href="https://www.ukrinform.ua/tag-xiaomi" text:style-name="Internet_20_link" text:visited-style-name="Visited_20_Internet_20_Link">
</text:a>
 займає перше місце з продажів вінтернет-магазинах росії, а також має велику мережу офіційних авторизованихроздрібних магазинів Mi Store по всій рф.</text:p>
      <text:p text:style-name="P4">
«Поки росіяни бомбили мирні українські міста, Xiaomi встигла збільшитипоставки в рф на 39% у третьому кварталі 2022 року порівняно з попереднім», -ідеться в повідомленні.</text:p>
      <text:p text:style-name="P4">
Так, протягом 2022 року Xiaomi подвоїла свою частку ринку та зараз є лідеромпродажів смартфонів в росії. У липні 2022 року Xiaomi та її суббренд POCOразом займали 42% російського ринку смартфонів, маючи перше місце за обсягомпродажів.</text:p>
      <text:p text:style-name="P4">
<text:span text:style-name="T4">
Читайте також:</text:span>
 <text:a xlink:type="simple" xlink:href="https://www.ukrinform.ua/rubric-economy/3691321-do-spisku-sponsoriv-vijni-vze-vnesli-24-tisaci-osib-nazk.html" text:style-name="Internet_20_link" text:visited-style-name="Visited_20_Internet_20_Link">
 <text:span text:style-name="T4">
спонсорів</text:span>
 <text:span text:style-name="T4">
війни</text:span>
</text:a>
</text:p>
      <text:p text:style-name="P4">
За офіційним даними, у 2021 році російський підрозділ Xiaomi отримав виручкуна 202 млн доларів США. «Це величезні кошти, з яких сплачуються не меншсерйозні суми податків. Потім за рахунок цих самих податків утримується йросійська армія, яка сьогодні вбиває українців», - сказано в повідомленні.</text:p>
      <text:p text:style-name="P4">
У НАЗК зазначають, що російський ринок для цієї китайської компанії єнадзвичайно важливим, саме тому Xiaomi навіть не оголошувала про свої планищодо виходу з рф, хоч і з весни 2022 року не вела маркетингову діяльність урф.</text:p>
      <text:p text:style-name="P4">
«Більше того, Xiaomi зараз активно відновлює набір персоналу до своїхросійських офісів та оголосила про офіційний старт продажів флагманськихсмартфонів, що свідчить про наміри компанії відновити повноцінну присутність уросії. Так, Xiaomi Corporation спонсорує військову агресію терористичноїдержави і має понести як репутаційні, так і юридичні наслідки своїх дій», -ідеться в повідомленні.</text:p>
      <text:p text:style-name="P4">
Як повідомляв Укрінформ, у квітні  <text:a xlink:type="simple" xlink:href="https://www.ukrinform.ua/rubric-economy/3693029-ukraina-vnesla-najbilsu-v-sviti-naftopromislovu-kompaniu-slb-do-spisku-sponsoriv-vijni.html" text:style-name="Internet_20_link" text:visited-style-name="Visited_20_Internet_20_Link">
 </text:a>
 найбільшу світову нафтопромислову компанію SLBдо списку міжнародних спонсорів війни.</text:p>
      <text:p text:style-name="P4">
Source: <text:a xlink:type="simple" xlink:href="https://www.ukrinform.ua/rubric-economy/3695576-ukraina-vnesla-kompaniu-xiaomi-do-pereliku-miznarodnih-sponsoriv-vijni.html" text:style-name="Internet_20_link" text:visited-style-name="Visited_20_Internet_20_Link">
https://www.ukrinform.ua/rubric-economy/3695576-ukraina-vnesla-kompaniu-xiaomi-do-pereliku-miznarodnih-sponsoriv-vijni.html</text:a>
</text:p>
      <!--NEWS-->
      <text:h text:style-name="P10" text:outline-level="1">
<text:span text:style-name="T4">
Причиною появи відео зі стратою військового може бути внутрішня боротьба в рф - Маляр</text:span>
</text:h>
      <text:p text:style-name="P4">
Authors: Ukrinform (Person)</text:p>
      <text:p text:style-name="P4">
Publisher: Укринформ (Organization)</text:p>
      <text:p text:style-name="P4">
Published Time: 2023-04-13T19:44:48+03:00</text:p>
      <text:p text:style-name="P4">
Modified Time: 2023-04-13T19:44:48+03:00</text:p>
      <text:p text:style-name="P4">
Description: У Міноборони припускають, що оприлюднення відео зі стратою українського військового - це частина внутрішньої боротьби рф. — Укрінформ.</text:p>
      <text:p text:style-name="P4">
Images: ["<text:a xlink:type="simple" xlink:href="https://static.ukrinform.com/photos/2022_12/thumb_files/630_360_1669892664-766.jpg" text:style-name="Internet_20_link" text:visited-style-name="Visited_20_Internet_20_Link">
630_360_16698...</text:a>
"]</text:p>
      <text:p text:style-name="P4">
Tags: ['Страта', 'Воєнні злочини', 'Війна з росією', 'Ганна Маляр', 'Єдині новини']</text:p>
      <text:p text:style-name="P4">
Type: Article</text:p>
      <!--METADATA-->
      <text:p text:style-name="P4">
<draw:frame draw:style-name="fr1" draw:name="Image209" text:anchor-type="as-char" svg:width="6.9236in" svg:height="3.956343in" draw:z-index="0">
<draw:image xlink:href="../Images/yкринформ/2023-04-13T19-44-48-03-00/630_360_1669892664-766.jpg" xlink:type="simple" xlink:show="embed" xlink:actuate="onLoad" draw:mime-type="image/jpeg"/>
</draw:frame>
 УМіноборони припускають, що оприлюднення відео зі стратою українськоговійськового - це частина внутрішньої боротьби рф.</text:p>
      <text:p text:style-name="P4">
Про це сказала заступник міністра оборони Ганна Маляр в ефірі телемарафону"Єдині новини", передає Укрінформ.</text:p>
      <text:p text:style-name="P4">
"Варіанти, чому це відео з'явилось зараз, можуть бути різні. Перший - це те,що можливо вони хочуть нас залякати, хоча дуже складно уявити, чим нас можназалякати після того, що ми вже за цей рік пройшли. Друге - це, можливо,боротьба всередині російських силових еліт. Зараз є припущення, представникиякого підрозділу це могли зробити. Можливо, це саме і є внутрішньовидоваборотьба в самій рф. Вони один одного топчуть таким чином, видаючи на публікутакі відео", - зазначила Маляр.</text:p>
      <text:p text:style-name="P4">
<text:span text:style-name="T4">
Читайте також:</text:span>
 <text:a xlink:type="simple" xlink:href="https://www.ukrinform.ua/rubric-polytics/3695497-putin-nese-vidpovidalnist-za-zorstoku-stratu-ukrainskogo-vijskovogo-smigal.html" text:style-name="Internet_20_link" text:visited-style-name="Visited_20_Internet_20_Link">
 </text:a>
</text:p>
      <text:p text:style-name="P4">
Відповідаючи на питання, чому загалом росіяни знімають подібні садистськівідео, заступниця міністра сказала, що тут також може бути кілька варіантівпояснень. Одним з них, за її словами, є звіт підрозділу, що завдання виконано,а другий варіант - люди, які це реалізовували, вочевидь, робили це не вперше іотримують від цього певне задоволення та самоствердження.</text:p>
      <text:p text:style-name="P4">
Водночас Маляр відзначила, що дуже добре, що ці злочини не залишаються гетьприхованими, бо якби не було цього відео, то з великою ймовірністю ми б ужепро це не дізналися, і винні не змогли б бути покарані.</text:p>
      <text:p text:style-name="P4">
"Завдяки цьому відео є шанс на міжнародному рівні засудити людей, які цейзлочин вчиняли. Тут дуже важливо, як світ це оцінює. Адже йдеться про агресію,злочини проти людяності і геноцид українського народу. І тут вкрай важливаміжнародна правова оцінка", - наголосила заступниця міністра.</text:p>
      <text:p text:style-name="P4">
<text:span text:style-name="T4">
Читайте також:</text:span>
 <text:a xlink:type="simple" xlink:href="https://www.ukrinform.ua/rubric-polytics/3695103-gensek-oon-u-zahu-vid-video-zi-stratou-ukrainskogo-polonenogo.html" text:style-name="Internet_20_link" text:visited-style-name="Visited_20_Internet_20_Link">
 <text:span text:style-name="T4">
відео</text:span>
 </text:a>
</text:p>
      <text:p text:style-name="P4">
Як повідомлялося, напередодні в інтернеті з’явилися відео, як росіянивідрізають голову українському військовополоненому. Правоохоронні органиУкраїни вживають заходів для встановлення осіб, які вчинили цей <text:a xlink:type="simple" xlink:href="https://www.ukrinform.ua/tag-zlocin" text:style-name="Internet_20_link" text:visited-style-name="Visited_20_Internet_20_Link">
</text:a>
 .</text:p>
      <text:p text:style-name="P4">
<text:a xlink:type="simple" xlink:href="https://www.ukrinform.ua/rubric-ato/3694863-ukraina-zaklikae-ofis-prokurora-mks-nevidkladno-zvernuti-uvagu-na-stratu-ukrainskogo-bijca.html" text:style-name="Internet_20_link" text:visited-style-name="Visited_20_Internet_20_Link">
 </text:a>
 звимогою невідкладної уваги до факту страти українського полоненого російськимивійськовими в контексті розслідування воєнних злочинів та злочинів протилюдяності, що скоєні в Україні росіянами.</text:p>
      <text:p text:style-name="P4">
Source: <text:a xlink:type="simple" xlink:href="https://www.ukrinform.ua/rubric-ato/3695577-pricinou-poavi-video-zi-stratou-vijskovogo-moze-buti-vnutrisna-borotba-v-rf-malar.html" text:style-name="Internet_20_link" text:visited-style-name="Visited_20_Internet_20_Link">
https://www.ukrinform.ua/rubric-ato/3695577-pricinou-poavi-video-zi-stratou-vijskovogo-moze-buti-vnutrisna-borotba-v-rf-malar.html</text:a>
</text:p>
      <!--NEWS-->
      <text:h text:style-name="P10" text:outline-level="1">
<text:span text:style-name="T4">
У Польщі автобус потрапив у ДТП, постраждали троє українців</text:span>
</text:h>
      <text:p text:style-name="P4">
Authors: Ukrinform (Person)</text:p>
      <text:p text:style-name="P4">
Publisher: Укринформ (Organization)</text:p>
      <text:p text:style-name="P4">
Published Time: 2023-04-13T19:47:00+03:00</text:p>
      <text:p text:style-name="P4">
Modified Time: 2023-04-13T19:47:00+03:00</text:p>
      <text:p text:style-name="P4">
Description: Пасажирський автобус, який здійснював перевезення за маршрутом Івано-Франківськ - Познань, у ніч на 13 квітня потрапив у ДТП в населеному пункті Eлжбецін на південному заході Польщі. — Укрінформ.</text:p>
      <text:p text:style-name="P4">
Images: ["<text:a xlink:type="simple" xlink:href="https://static.ukrinform.com/photos/2023_04/thumb_files/630_360_1681404432-656.jpg" text:style-name="Internet_20_link" text:visited-style-name="Visited_20_Internet_20_Link">
630_360_16814...</text:a>
", "<text:a xlink:type="simple" xlink:href="https://static.ukrinform.com/photos/2023_04/1681404431-339.jpg" text:style-name="Internet_20_link" text:visited-style-name="Visited_20_Internet_20_Link">
1681404431-33...</text:a>
"]</text:p>
      <text:p text:style-name="P4">
Tags: ['ДТП', 'Польща', 'Поранені', 'Автобус']</text:p>
      <text:p text:style-name="P4">
Type: Article</text:p>
      <!--METADATA-->
      <text:p text:style-name="P4">
<draw:frame draw:style-name="fr1" draw:name="Image210" text:anchor-type="as-char" svg:width="6.9236in" svg:height="3.956343in" draw:z-index="0">
<draw:image xlink:href="../Images/yкринформ/2023-04-13T19-47-00-03-00/630_360_1681404432-656.jpg" xlink:type="simple" xlink:show="embed" xlink:actuate="onLoad" draw:mime-type="image/jpeg"/>
</draw:frame>
Пасажирський автобус, який здійснював перевезення за маршрутом Івано-Франківськ - Познань, у ніч на 13 квітня потрапив у ДТП в населеному пунктіEлжбецін на південному заході Польщі.</text:p>
      <text:p text:style-name="P4">
Автобус компанії Flixbus, в якому було 16 осіб, з’їхав у рів і перекинувся, врезультаті чого троє громадян України зазнали травм і їх відвезли до лікарні,передає Укрінформ із посиланням на <text:a xlink:type="simple" xlink:href="https://kielce.wyborcza.pl/kielce/7,47262,29657296,wypadek-autokaru-flixbus-kierowca-prawdopodobnie-chcial-uniknac.html" text:style-name="Internet_20_link" text:visited-style-name="Visited_20_Internet_20_Link">
</text:a>
 .</text:p>
      <text:p text:style-name="P4">
Речник поліції у місті Буско-Здруй Томаш Півоварський зазначив, що інформаціюпро <text:a xlink:type="simple" xlink:href="https://www.ukrinform.ua/tag-dtp" text:style-name="Internet_20_link" text:visited-style-name="Visited_20_Internet_20_Link">
 </text:a>
 було отримано близько шостої ранку(за київським часом). Аварія сталася на дорозі національного значення №73 вEлжбеціні.</text:p>
      <text:p text:style-name="P4">
<draw:frame draw:style-name="fr1" draw:name="Image211" text:anchor-type="as-char" svg:width="6.9236in" svg:height="6.9236in" draw:z-index="0">
<draw:image xlink:href="../Images/yкринформ/2023-04-13T19-47-00-03-00/1681404431-339.jpg" xlink:type="simple" xlink:show="embed" xlink:actuate="onLoad" draw:mime-type="image/jpeg"/>
</draw:frame>
</text:p>
      <text:p text:style-name="P4">
Ймовірною причиною ДТП було бажання водія уникнути зіткнення із сарною, яка утой час перебігала дорогу. Але він з’їхав з дороги і перекинувся.</text:p>
      <text:p text:style-name="P4">
За даними поліції, автобусом, який їхав через Львів, Жешув, Кельце і Лодзь доПознані, подорожувало 16 осіб. Усі є громадянами України. В результатідекілька осіб отримали легкі травми, трьох осіб відвезли до лікарні.</text:p>
      <text:p text:style-name="P4">
<text:span text:style-name="T4">
Читайте також:</text:span>
 <text:a xlink:type="simple" xlink:href="https://www.ukrinform.ua/rubric-regions/3695012-na-lvivsini-stalas-potrijna-dtp-e-zagiblij-ta-poraneni.html" text:style-name="Internet_20_link" text:visited-style-name="Visited_20_Internet_20_Link">
 <text:span text:style-name="T4">
ДТП</text:span>
 </text:a>
</text:p>
      <text:p text:style-name="P4">
Обидва водії автобусу були тверезими.</text:p>
      <text:p text:style-name="P4">
На деякий час рух на цьому відрізу дороги був обмежений.</text:p>
      <text:p text:style-name="P4">
Як повідомлялося, <text:a xlink:type="simple" xlink:href="https://www.ukrinform.ua/rubric-world/3694545-u-polsi-v-dtp-z-mikroavtobusami-postrazdali-dvoe-ukrainciv.html" text:style-name="Internet_20_link" text:visited-style-name="Visited_20_Internet_20_Link">
 </text:a>
 , в яких перебувалиукраїнці. Двоє постраждали.</text:p>
      <text:p text:style-name="P4">
<text:span text:style-name="T5">
Фото: wyborcza.pl</text:span>
</text:p>
      <text:p text:style-name="P4">
Source: <text:a xlink:type="simple" xlink:href="https://www.ukrinform.ua/rubric-society/3695581-u-polsi-avtobus-potrapiv-u-dtp-postrazdali-troe-ukrainciv.html" text:style-name="Internet_20_link" text:visited-style-name="Visited_20_Internet_20_Link">
https://www.ukrinform.ua/rubric-society/3695581-u-polsi-avtobus-potrapiv-u-dtp-postrazdali-troe-ukrainciv.html</text:a>
</text:p>
      <!--NEWS-->
      <text:h text:style-name="P10" text:outline-level="1">
<text:span text:style-name="T4">
Зеленський: Український ОПК може робити усе - від снарядів і ракет до артилерії й безпілотників</text:span>
</text:h>
      <text:p text:style-name="P4">
Authors: Ukrinform (Person)</text:p>
      <text:p text:style-name="P4">
Publisher: Укринформ (Organization)</text:p>
      <text:p text:style-name="P4">
Published Time: 2023-04-13T19:49:00+03:00</text:p>
      <text:p text:style-name="P4">
Modified Time: 2023-04-13T19:49:00+03:00</text:p>
      <text:p text:style-name="P4">
Description: Президент України Володимир Зеленський вірить у потужний розвиток вітчизняного оборонно-промислового комплексу, який уже зараз здатний виробляти для України все - від снарядів і ракет до артилерії і безпілотників. — Укрінформ.</text:p>
      <text:p text:style-name="P4">
Images: ["<text:a xlink:type="simple" xlink:href="https://static.ukrinform.com/photos/2023_02/thumb_files/630_360_1677264924-906.jpg" text:style-name="Internet_20_link" text:visited-style-name="Visited_20_Internet_20_Link">
630_360_16772...</text:a>
"]</text:p>
      <text:p text:style-name="P4">
Tags: ['Ракета', 'Зеленський', 'ОПК', 'Війна з росією', 'Артилерія']</text:p>
      <text:p text:style-name="P4">
Type: Article</text:p>
      <!--METADATA-->
      <text:p text:style-name="P4">
<draw:frame draw:style-name="fr1" draw:name="Image212" text:anchor-type="as-char" svg:width="6.9236in" svg:height="3.956343in" draw:z-index="0">
<draw:image xlink:href="../Images/yкринформ/2023-04-13T19-49-00-03-00/630_360_1677264924-906.jpg" xlink:type="simple" xlink:show="embed" xlink:actuate="onLoad" draw:mime-type="image/jpeg"/>
</draw:frame>
 ПрезидентУкраїни Володимир Зеленський вірить у потужний розвиток вітчизняного оборонно-промислового комплексу, який уже зараз здатний виробляти для України все - відснарядів і ракет до артилерії і безпілотників.</text:p>
      <text:p text:style-name="P4">
Про це Глава держави розповів у своєму <text:a xlink:type="simple" xlink:href="https://t.me/V_Zelenskiy_official/5841" text:style-name="Internet_20_link" text:visited-style-name="Visited_20_Internet_20_Link">
</text:a>
 , нагадавши, що сьогодні впершевідзначається День працівників ОПК, передає Укрінформ.</text:p>
      <text:p text:style-name="P4">
"Сьогодні в Маріїнському палаці, де ми завжди вшановуємо тих, хто найбільшезробив для Української держави, вперше був відзначений день працівників іпрацівниць нашого ОПК. Це доволі несправедливо, що досі в Україні не булотакого спеціального дня, коли можна було б ушанувати працю всіх тих, хтостворює українську зброю, українські снаряди, українську техніку. Хто створюєй наші ракети, які так яскраво проявили себе в акваторії Чорного моря в цейдень рік тому, 13 квітня, коли зупинився морський шлях російськогочорноморського флагмана. Це люди, які створюють наші гармати – 155 міліметрів,які зараз на полі бою і щодо яких чуємо лише позитивні відгуки від нашихбійців і… зрозуміло які «відгуки» окупанта", - зазначив <text:a xlink:type="simple" xlink:href="https://www.ukrinform.ua/tag-zelenskij" text:style-name="Internet_20_link" text:visited-style-name="Visited_20_Internet_20_Link">
</text:a>
 .</text:p>
      <text:p text:style-name="P4">
Джерело: <text:a xlink:type="simple" xlink:href="https://www.youtube.com/redirect" text:style-name="Internet_20_link" text:visited-style-name="Visited_20_Internet_20_Link">
</text:a>
</text:p>
      <text:p text:style-name="P4">
<text:span text:style-name="T4">
Читайте також:</text:span>
 <text:a xlink:type="simple" xlink:href="https://www.ukrinform.ua/rubric-society/3695536-zelenskij-vruciv-nagorodi-predstavnikam-oboronnopromislovogo-kompleksu.html" text:style-name="Internet_20_link" text:visited-style-name="Visited_20_Internet_20_Link">
 </text:a>
</text:p>
      <text:p text:style-name="P4">
За його словами, поки, звісно, не можна розповідати про більшість тихпозитивів, яких досягнуто щодо нашої зброї та наших власних українськихснарядів, але всій нашій державі, всьому суспільству є за що бути вдячними тимпрофесіоналам, які оберігають і розвивають наш оборонно-промисловий комплекс."Вони здатні робити для України все – від снаряда до ракети, від артилерії добезпілотників", - наголосив Президент.</text:p>
      <text:p text:style-name="P4">
<text:span text:style-name="T4">
Читайте також:</text:span>
 <text:a xlink:type="simple" xlink:href="https://www.ukrinform.ua/rubric-other_news/3695569-zelenskij-proviv-vijskovij-kabinet-obgovorili-upravlinna-peredovou.html" text:style-name="Internet_20_link" text:visited-style-name="Visited_20_Internet_20_Link">
 <text:span text:style-name="T4">
Зеленський</text:span>
 </text:a>
</text:p>
      <text:p text:style-name="P4">
Він нагадав, що з нагоди нового професійного свята нагородив представниківгалузі, і висловив впевненість, що український ОПК завжди буде розвиватисясаме так, як розвивається вже кілька років – у постійному зростанні, упостійному розширенні номенклатури продукції та можливостей галузі.</text:p>
      <text:p text:style-name="P4">
Як повідомляв Укрінформ, Президент Володимир Зеленський підписав Указ провстановлення 13 квітня Дня працівників оборонно-промислового комплексу.</text:p>
      <text:p text:style-name="P4">
<text:span text:style-name="T5">
Фото: ОП</text:span>
</text:p>
      <text:p text:style-name="P4">
Source: <text:a xlink:type="simple" xlink:href="https://www.ukrinform.ua/rubric-economy/3695586-zelenskij-ukrainskij-opk-moze-robiti-use-vid-snaradiv-i-raket-do-artilerii-j-bezpilotnikiv.html" text:style-name="Internet_20_link" text:visited-style-name="Visited_20_Internet_20_Link">
https://www.ukrinform.ua/rubric-economy/3695586-zelenskij-ukrainskij-opk-moze-robiti-use-vid-snaradiv-i-raket-do-artilerii-j-bezpilotnikiv.html</text:a>
</text:p>
      <!--NEWS-->
      <text:h text:style-name="P10" text:outline-level="1">
<text:span text:style-name="T4">
АРМА готує до продажу арештовану руду російського олігарха</text:span>
</text:h>
      <text:p text:style-name="P4">
Authors: Ukrinform (Person)</text:p>
      <text:p text:style-name="P4">
Publisher: Укринформ (Organization)</text:p>
      <text:p text:style-name="P4">
Published Time: 2023-04-13T19:50:45+03:00</text:p>
      <text:p text:style-name="P4">
Modified Time: 2023-04-13T19:50:45+03:00</text:p>
      <text:p text:style-name="P4">
Description: Національне агентство з питань виявлення, розшуку та управління активами, одержаними від корупційних та інших злочинів (АРМА) готує до реалізації арештовану залізну руду виробництва Лебединського гірничо-збагачувального комбінату, який належить російському олігарху усманову. — Укрінформ.</text:p>
      <text:p text:style-name="P4">
Images: ["<text:a xlink:type="simple" xlink:href="https://static.ukrinform.com/photos/2023_04/thumb_files/630_360_1681404611-657.jpg" text:style-name="Internet_20_link" text:visited-style-name="Visited_20_Internet_20_Link">
630_360_16814...</text:a>
"]</text:p>
      <text:p text:style-name="P4">
Tags: ['Гроші', 'АРМА', 'Олігархи']</text:p>
      <text:p text:style-name="P4">
Type: Article</text:p>
      <!--METADATA-->
      <text:p text:style-name="P4">
<draw:frame draw:style-name="fr1" draw:name="Image213" text:anchor-type="as-char" svg:width="6.9236in" svg:height="3.956343in" draw:z-index="0">
<draw:image xlink:href="../Images/yкринформ/2023-04-13T19-50-45-03-00/630_360_1681404611-657.jpg" xlink:type="simple" xlink:show="embed" xlink:actuate="onLoad" draw:mime-type="image/jpeg"/>
</draw:frame>
Національне агентство з питань виявлення, розшуку та управління активами,одержаними від корупційних та інших злочинів (АРМА) готує до реалізаціїарештовану залізну руду виробництва Лебединського гірничо-збагачувальногокомбінату, який належить російському олігарху усманову.</text:p>
      <text:p text:style-name="P4">
Про це повідомляє пресслужба  <text:a xlink:type="simple" xlink:href="https://arma.gov.ua/news/typical/arma-gotue-do-prodaju-areshtovanu-zaliznu-rudu-rosiyskogo-oligarha" text:style-name="Internet_20_link" text:visited-style-name="Visited_20_Internet_20_Link">
 </text:a>
 , передає Укрінформ.</text:p>
      <text:p text:style-name="P4">
«Працівники АРМА провели огляд та готують до реалізації арештовану залізнуруду, що знаходиться в порту «Південний». Зокрема, фахівцями агентстваоглянуто на складах залізорудні брикети виробництва Лебединського гірничо-збагачувального комбінату, який належить російському олігарху алішеруусманову», - йдеться у повідомленні.</text:p>
      <text:p text:style-name="P4">
Наголошується, що майно було доставлено до порту із застосуванням митногорежиму «транзит» для накопичення суднової партії з метою подальшоготранспортування до <text:a xlink:type="simple" xlink:href="https://www.ukrinform.ua/tag-kitaj" text:style-name="Internet_20_link" text:visited-style-name="Visited_20_Internet_20_Link">
 </text:a>
 НародноїРеспубліки.</text:p>
      <text:p text:style-name="P4">
Фахівці Нацагентства здійснили також огляд переданих для реалізаціїзалізорудних котунів виробництва Михайлівського ГЗК, які також розміщені взоні митного контролю ДП «Ізмаїльський морський торговельний порт».</text:p>
      <text:p text:style-name="P4">
<text:span text:style-name="T4">
Читайте також:</text:span>
 <text:a xlink:type="simple" xlink:href="https://www.ukrinform.ua/rubric-economy/3694412-arma-za-misac-rozsukalo-aktiviv-majze-na-13-milarda.html" text:style-name="Internet_20_link" text:visited-style-name="Visited_20_Internet_20_Link">
 <text:span text:style-name="T4">
АРМА</text:span>
 </text:a>
</text:p>
      <text:p text:style-name="P4">
Як зауважили в установі, активи зберігаються на різних складах та майданчикахі наразі є нерозмитненими.</text:p>
      <text:p text:style-name="P4">
За результатами огляду майна АРМА зібрало необхідну інформацію, яка будевикористана при оцінці активів. На даний момент Нацгентство здійснює заходищодо передачі вказаного майна на реалізацію торговому майданчику, визначеномув порядку конкурсного відбору.</text:p>
      <text:p text:style-name="P4">
Як повідомлялося, в управління АРМА передали раніше арештовані в декількохморських портах України 166 тисяч тонн залізної руди орієнтовною вартістю 1,8млрд грн, яка є власністю іноземної компанії.</text:p>
      <text:p text:style-name="P4">
<text:span text:style-name="T5">
Фото: АРМА</text:span>
</text:p>
      <text:p text:style-name="P4">
Source: <text:a xlink:type="simple" xlink:href="https://www.ukrinform.ua/rubric-economy/3695580-arma-gotue-do-prodazu-arestovanu-rudu-rosijskogo-oligarha.html" text:style-name="Internet_20_link" text:visited-style-name="Visited_20_Internet_20_Link">
https://www.ukrinform.ua/rubric-economy/3695580-arma-gotue-do-prodazu-arestovanu-rudu-rosijskogo-oligarha.html</text:a>
</text:p>
      <!--NEWS-->
      <text:h text:style-name="P10" text:outline-level="1">
<text:span text:style-name="T4">
Романчук здобув першу олімпійську ліцензію у плаванні для України на Ігри в Парижі</text:span>
</text:h>
      <text:p text:style-name="P4">
Authors: Ukrinform (Person)</text:p>
      <text:p text:style-name="P4">
Publisher: Укринформ (Organization)</text:p>
      <text:p text:style-name="P4">
Published Time: 2023-04-13T19:59:00+03:00</text:p>
      <text:p text:style-name="P4">
Modified Time: 2023-04-13T19:59:00+03:00</text:p>
      <text:p text:style-name="P4">
Description: Українець на фініші показав четвертий результат. — Укрінформ.</text:p>
      <text:p text:style-name="P4">
Images: ["<text:a xlink:type="simple" xlink:href="https://static.ukrinform.com/photos/2023_04/thumb_files/630_360_1681405114-494.jpg" text:style-name="Internet_20_link" text:visited-style-name="Visited_20_Internet_20_Link">
630_360_16814...</text:a>
"]</text:p>
      <text:p text:style-name="P4">
Tags: ['Романчук', 'плавання']</text:p>
      <text:p text:style-name="P4">
Type: Article</text:p>
      <!--METADATA-->
      <text:p text:style-name="P4">
<draw:frame draw:style-name="fr1" draw:name="Image214" text:anchor-type="as-char" svg:width="6.9236in" svg:height="3.956343in" draw:z-index="0">
<draw:image xlink:href="../Images/yкринформ/2023-04-13T19-59-00-03-00/630_360_1681405114-494.jpg" xlink:type="simple" xlink:show="embed" xlink:actuate="onLoad" draw:mime-type="image/jpeg"/>
</draw:frame>
 Українецьна фініші показав четвертий результат.</text:p>
      <text:p text:style-name="P4">
Україна здобула першу олімпійську ліцензію на Ігри у Парижі у плаванні, <text:a xlink:type="simple" xlink:href="https://suspilne.media/445116-mihajlo-romancuk-vikonav-olimpijskij-normativ-na-distancii-400-m-vilnim-stilem-ce-persa-licenzia-ukraini-u-plavanni/" text:style-name="Internet_20_link" text:visited-style-name="Visited_20_Internet_20_Link">
</text:a>
Суспільне Спорт, передає Укрінформ.</text:p>
      <text:p text:style-name="P4">
На турнірі Stockholm Open українець зумів виконати норматив (3:46.78 хв) надистанції 400 метрів вільним стилем, подолавши її за 3:46.68 хв.</text:p>
      <text:p text:style-name="P4">
Це перша ліцензія України у плаванні у відборі на Париж-2024. Також це першауспішна олімпійська кваліфікація Романчука саме на дистанції 400 метріввільним стилем. На Іграх у 2016 та 2020 роках він у ній не змагався.</text:p>
      <text:p text:style-name="P4">
<text:span text:style-name="T4">
Читайте також:</text:span>
 <text:a xlink:type="simple" xlink:href="https://www.ukrinform.ua/rubric-sports/3694466-romancuk-na-turnir-u-stokgolmi-idu-za-olimpijskou-licenzieu.html" text:style-name="Internet_20_link" text:visited-style-name="Visited_20_Internet_20_Link">
 <text:span text:style-name="T4">
Романчук</text:span>
 </text:a>
</text:p>
      <text:p text:style-name="P4">
Як повідомляв Укрінформ, на Олімпійських іграх у Токіо Романчук здобув«срібло» на 1500 метрах, а також «бронзу» на 800-метрівці.</text:p>
      <text:p text:style-name="P4">
Фото: Getty Image</text:p>
      <text:p text:style-name="P4">
Source: <text:a xlink:type="simple" xlink:href="https://www.ukrinform.ua/rubric-sports/3695585-romancuk-zdobuv-persu-olimpijsku-licenziu-u-plavanni-dla-ukraini-na-igri-v-parizi.html" text:style-name="Internet_20_link" text:visited-style-name="Visited_20_Internet_20_Link">
https://www.ukrinform.ua/rubric-sports/3695585-romancuk-zdobuv-persu-olimpijsku-licenziu-u-plavanni-dla-ukraini-na-igri-v-parizi.html</text:a>
</text:p>
      <!--NEWS-->
      <text:h text:style-name="P10" text:outline-level="1">
<text:span text:style-name="T4">
Війська рф тричі обстріляли Нікопольщину, є руйнування</text:span>
</text:h>
      <text:p text:style-name="P4">
Authors: Ukrinform (Person)</text:p>
      <text:p text:style-name="P4">
Publisher: Укринформ (Organization)</text:p>
      <text:p text:style-name="P4">
Published Time: 2023-04-13T19:59:54+03:00</text:p>
      <text:p text:style-name="P4">
Modified Time: 2023-04-13T19:59:54+03:00</text:p>
      <text:p text:style-name="P4">
Description: російські військові тричі за день обстріляли Нікополь, Покровську та Червоногригорівську громади. — Укрінформ.</text:p>
      <text:p text:style-name="P4">
Images: ["<text:a xlink:type="simple" xlink:href="https://static.ukrinform.com/photos/2023_04/thumb_files/630_360_1681404909-673.jpeg" text:style-name="Internet_20_link" text:visited-style-name="Visited_20_Internet_20_Link">
630_360_16814...</text:a>
", "<text:a xlink:type="simple" xlink:href="https://static.ukrinform.com/photos/2023_04/1681404907-190.jpeg" text:style-name="Internet_20_link" text:visited-style-name="Visited_20_Internet_20_Link">
1681404907-19...</text:a>
", "<text:a xlink:type="simple" xlink:href="https://static.ukrinform.com/photos/2023_04/1681404908-273.jpeg" text:style-name="Internet_20_link" text:visited-style-name="Visited_20_Internet_20_Link">
1681404908-27...</text:a>
", "<text:a xlink:type="simple" xlink:href="https://static.ukrinform.com/photos/2023_04/1681404908-154.jpeg" text:style-name="Internet_20_link" text:visited-style-name="Visited_20_Internet_20_Link">
1681404908-15...</text:a>
"]</text:p>
      <text:p text:style-name="P4">
Tags: ['Дніпропетровщина', 'Нікополь', 'Обстріл', 'Війна з росією']</text:p>
      <text:p text:style-name="P4">
Type: Article</text:p>
      <!--METADATA-->
      <text:p text:style-name="P4">
<draw:frame draw:style-name="fr1" draw:name="Image215" text:anchor-type="as-char" svg:width="6.9236in" svg:height="3.956343in" draw:z-index="0">
<draw:image xlink:href="../Images/yкринформ/2023-04-13T19-59-54-03-00/630_360_1681404909-673.jpeg" xlink:type="simple" xlink:show="embed" xlink:actuate="onLoad" draw:mime-type="image/jpeg"/>
</draw:frame>
 російськівійськові тричі за день обстріляли Нікополь, Покровську та Червоногригорівськугромади.</text:p>
      <text:p text:style-name="P4">
Про це в  <text:a xlink:type="simple" xlink:href="https://t.me/dnipropetrovskaODA/4107" text:style-name="Internet_20_link" text:visited-style-name="Visited_20_Internet_20_Link">
 </text:a>
 повідомляє головаДніпропетровської ОВА Сергій Лисак, передає Укрінформ.</text:p>
      <text:p text:style-name="P4">
"За день – три обстріли. З важкої артилерії ворог поцілив по Нікополю,Покровській та Червоногригорівській громадах. Є руйнування", - йдеться удописі.</text:p>
      <text:p text:style-name="P4">
<draw:frame draw:style-name="fr1" draw:name="Image216" text:anchor-type="as-char" svg:width="6.9236in" svg:height="5.1927in" draw:z-index="0">
<draw:image xlink:href="../Images/yкринформ/2023-04-13T19-59-54-03-00/1681404907-190.jpeg" xlink:type="simple" xlink:show="embed" xlink:actuate="onLoad" draw:mime-type="image/jpeg"/>
</draw:frame>
<draw:frame draw:style-name="fr1" draw:name="Image217" text:anchor-type="as-char" svg:width="6.9236in" svg:height="4.077231in" draw:z-index="0">
<draw:image xlink:href="../Images/yкринформ/2023-04-13T19-59-54-03-00/1681404908-273.jpeg" xlink:type="simple" xlink:show="embed" xlink:actuate="onLoad" draw:mime-type="image/jpeg"/>
</draw:frame>
</text:p>
      <text:p text:style-name="P4">
Зазначається, що серйозних ушкоджень зазнало сільськогосподарськепідприємство. Пошкоджена і п’ятиповерхова будівля, 11 приватних будинків та 9господарських споруд, 2 газогони та 3 лінії електропередач.</text:p>
      <text:p text:style-name="P4">
<draw:frame draw:style-name="fr1" draw:name="Image218" text:anchor-type="as-char" svg:width="6.9236in" svg:height="4.077231in" draw:z-index="0">
<draw:image xlink:href="../Images/yкринформ/2023-04-13T19-59-54-03-00/1681404908-273.jpeg" xlink:type="simple" xlink:show="embed" xlink:actuate="onLoad" draw:mime-type="image/jpeg"/>
</draw:frame>
<draw:frame draw:style-name="fr1" draw:name="Image219" text:anchor-type="as-char" svg:width="6.9236in" svg:height="5.1927in" draw:z-index="0">
<draw:image xlink:href="../Images/yкринформ/2023-04-13T19-59-54-03-00/1681404908-154.jpeg" xlink:type="simple" xlink:show="embed" xlink:actuate="onLoad" draw:mime-type="image/jpeg"/>
</draw:frame>
</text:p>
      <text:p text:style-name="P4">
Люди не постраждали.</text:p>
      <text:p text:style-name="P4">
Як повідомляв Укрінформ, російська армія за добу здійснила <text:a xlink:type="simple" xlink:href="https://www.ukrinform.ua/rubric-regions/3695245-rosiani-za-dobu-atakuvali-devat-oblastej-ukraini-zvedenna-ova.html" text:style-name="Internet_20_link" text:visited-style-name="Visited_20_Internet_20_Link">
</text:a>
 , є загиблі і поранені цивільні.</text:p>
      <text:p text:style-name="P4">
Фото: Сергій Лисак</text:p>
      <text:p text:style-name="P4">
Source: <text:a xlink:type="simple" xlink:href="https://www.ukrinform.ua/rubric-ato/3695587-vijska-rf-trici-obstrilali-nikopolsinu-e-rujnuvanna.html" text:style-name="Internet_20_link" text:visited-style-name="Visited_20_Internet_20_Link">
https://www.ukrinform.ua/rubric-ato/3695587-vijska-rf-trici-obstrilali-nikopolsinu-e-rujnuvanna.html</text:a>
</text:p>
      <!--NEWS-->
      <text:h text:style-name="P10" text:outline-level="1">
<text:span text:style-name="T4">
Рівно рік тому Військово-Морські Сили ЗСУ переписали вікову історію — Олексій Резніков</text:span>
</text:h>
      <text:p text:style-name="P4">
Author: ['АРМІЯINFORM']</text:p>
      <text:p text:style-name="P4">
Time: 2023-04-13T20:00:00-04:00</text:p>
      <text:p text:style-name="P4">
Description: Влучним ударом українських ракет «Нептун» було уражено той самий «русский военны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0923509_3472349713041630_8580056637537206316_n.jpg" text:style-name="Internet_20_link" text:visited-style-name="Visited_20_Internet_20_Link">
340923509_3472349713041630_8580056637537206316_n.jpg</text:a>
']</text:p>
      <text:p text:style-name="P4">
Tags: ['STOPRUSSIA', 'ВМС ЗСУ', 'ОЛЕКСІЙ РЕЗНІКОВ']</text:p>
      <text:p text:style-name="P4">
Category: News</text:p>
      <!--METADATA-->
      <text:p text:style-name="P4">
<draw:frame draw:style-name="fr1" draw:name="Image220" text:anchor-type="as-char" svg:width="6.9236in" svg:height="4.183008in" draw:z-index="0">
<draw:image xlink:href="../Images/AРМІЯINFORM/2023-04-13T20-00-00-04-00/340923509_3472349713041630_8580056637537206316_n.jpg" xlink:type="simple" xlink:show="embed" xlink:actuate="onLoad" draw:mime-type="image/jpeg"/>
</draw:frame>
</text:p>
      <text:p text:style-name="P4">
Влучним ударом українських ракет «Нептун» було уражено той самий «русскийвоенный корабль» — флагман чорноморського флоту рф ракетний крейсер «москва»,який наступної доби затонув.</text:p>
      <text:p text:style-name="P4">
Настрій річної давнини<text:a xlink:type="simple" xlink:href="https://www.facebook.com/reznikovoleksii/posts/pfbid02XwZfGTxYvW4kajJJTf1bqayNLh9P4gWW4NMAmC7Hew6TrJGoqGJgEXXe5oYRKiQrl" text:style-name="Internet_20_link" text:visited-style-name="Visited_20_Internet_20_Link">
згадав</text:a>
Міністр оборони України Олексій Резніков.</text:p>
      <text:p text:style-name="P4">
«Подія була настільки надихаючою і водночас неймовірною, що багатьом здавалося— це не може бути правдою. Адже востаннє росія втрачала свій флагман понадсторіччя тому», — зазначив він.</text:p>
      <text:p text:style-name="P4">
Наші воїни, за словами Олексія Резнікова, зробили, здавалося б, неможливе. Іце змінило хід історії. Бо розпочалася ланцюгова реакція. Це був останній деньдомінування російського флоту на Чорному морі.</text:p>
      <text:p text:style-name="P4">
« <text:span text:style-name="T4">
По-перше</text:span>
 , успішне використання українських ракет на таку відстаньпереконало партнерів, що немає сенсу зволікати з передачею ракет Harpoon.</text:p>
      <text:p text:style-name="P4">
<text:span text:style-name="T4">
По-друге</text:span>
 , як тільки були отримані ракети Harpoon, команда віцеадміралаОлексія Неїжпапи успішно застосувала і їх. У підсумку — це призвело до втечіросійських окупантів з острову Зміїний, яку вони назвали «жестом доброї волі».</text:p>
      <text:p text:style-name="P4">
<text:span text:style-name="T4">
По-третє</text:span>
 , звільнення Зміїного дозволило відкрити «зерновий коридор». Світотримав нашу продукцію, Україна отримала ресурси для оборони. Якщо б не булознищено «москву», досягти цього результату було б неможливо.</text:p>
      <text:p text:style-name="P4">
У підсумку російський флот змушений ховатися на південь і схід від Криму.Кремлівські мрії про десант на Одесу залишилися в минулому. Тепер росіяни хібащо можуть боягузливо обстрілювати мирних громадян з повітря», — наголосивглава оборонного відомства України.</text:p>
      <text:p text:style-name="P4">
Олексій Резніков підсумував: головний висновок з цієї історії — це наша країнаі нам вирішувати, як її захищати. Навіть, якщо хтось досі дбає про «обличчякремля».</text:p>
      <text:p text:style-name="P4">
«Доведено у бойових умовах, що зброя «made in Ukraine» здатна впоратися знайскладнішими завданнями і захищати на рівні з найкращими розробкамипартнерів. Розвиток українського ВПК є пріоритетом, бо це елемент нашоїнезалежності.</text:p>
      <text:p text:style-name="P4">
Наш успіх на полі бою — це запорука того, що нас підтримають», — переконанийвін.</text:p>
      <text:p text:style-name="P4">
Тож зараз найважливіше, як зазначив очільник Міністерства оборони України, це— підтримувати наших захисників і захисниць, зберігати єдність, крок за крокомйти до мети. Перемога неминуча.</text:p>
      <text:p text:style-name="P4">
«Впевнений, що після нашої перемоги «москва» стане однією з найпопулярнішихлокацій для дайверів. А туристи зі всього світу будуть в українському Кримупіднімати келихи фантастичного кримського вина під хороший тост — «заросійський воєнний флот — до дна!» — резюмував Олексій Резніков.</text:p>
      <text:p text:style-name="P4">
Source: <text:a xlink:type="simple" xlink:href="https://armyinform.com.ua/2023/04/13/rivno-rik-tomu-vijskovo-morski-syly-zsu-perepysaly-vikovu-istoriyu-oleksij-reznikov/" text:style-name="Internet_20_link" text:visited-style-name="Visited_20_Internet_20_Link">
https://armyinform.com.ua/2023/04/13/rivno-rik-tomu-vijskovo-morski-syly-zsu-perepysaly-vikovu-istoriyu-oleksij-reznikov/</text:a>
</text:p>
      <!--NEWS-->
      <text:h text:style-name="P10" text:outline-level="1">
<text:span text:style-name="T4">
Шмигаль подякував Польщі за підтримку України та винищувачі МіГ-29</text:span>
</text:h>
      <text:p text:style-name="P4">
Authors: Ukrinform (Person)</text:p>
      <text:p text:style-name="P4">
Publisher: Укринформ (Organization)</text:p>
      <text:p text:style-name="P4">
Published Time: 2023-04-13T20:10:00+03:00</text:p>
      <text:p text:style-name="P4">
Modified Time: 2023-04-13T20:10:00+03:00</text:p>
      <text:p text:style-name="P4">
Description: Прем'єр-міністр України Денис Шмигаль під час зустрічі у Вашингтоні подякував Прем’єр-міністру Польщі Матеушу Моравецькому та всьому польському народу за підтримку, яку ця країна надає нашій державі та за готовність надати партію літаків МіГ-29. — Укрінформ.</text:p>
      <text:p text:style-name="P4">
Images: ["<text:a xlink:type="simple" xlink:href="https://static.ukrinform.com/photos/2023_04/thumb_files/630_360_1681405897-475.jpeg" text:style-name="Internet_20_link" text:visited-style-name="Visited_20_Internet_20_Link">
630_360_16814...</text:a>
"]</text:p>
      <text:p text:style-name="P4">
Tags: ['Польща', 'Моравецький', 'Винищувач', 'Шмигаль', 'Війна з росією']</text:p>
      <text:p text:style-name="P4">
Type: Article</text:p>
      <!--METADATA-->
      <text:p text:style-name="P4">
<draw:frame draw:style-name="fr1" draw:name="Image221" text:anchor-type="as-char" svg:width="6.9236in" svg:height="3.956343in" draw:z-index="0">
<draw:image xlink:href="../Images/yкринформ/2023-04-13T20-10-00-03-00/630_360_1681405897-475.jpeg" xlink:type="simple" xlink:show="embed" xlink:actuate="onLoad" draw:mime-type="image/jpeg"/>
</draw:frame>
 Прем'єр-міністр України Денис Шмигаль під час зустрічі у Вашингтоні подякував Прем’єр-міністру Польщі Матеушу Моравецькому та всьому польському народу за підтримку,яку ця країна надає нашій державі та за готовність надати партію літаківМіГ-29.</text:p>
      <text:p text:style-name="P4">
Про це глава уряду написав у <text:a xlink:type="simple" xlink:href="https://twitter.com/Denys_Shmyhal/status/1646552271369404430" text:style-name="Internet_20_link" text:visited-style-name="Visited_20_Internet_20_Link">
</text:a>
 , передаєУкрінформ.</text:p>
      <text:p text:style-name="P4">
"У Вашингтоні провели зустріч з другом України, з Матеушем Моравецьким.Подякував особисто прем'єру та всьому польському народу за підтримку, що <text:a xlink:type="simple" xlink:href="https://www.ukrinform.ua/tag-polsa" text:style-name="Internet_20_link" text:visited-style-name="Visited_20_Internet_20_Link">
</text:a>
 ініціює для перемоги України. Формуємо"коаліцію винищувачів". Чекаємо на МІГ-29 від Польщі", - зазначив Шмигаль.</text:p>
      <text:p text:style-name="P4">
<text:span text:style-name="T4">
Читайте також:</text:span>
 <text:a xlink:type="simple" xlink:href="https://www.ukrinform.ua/rubric-ato/3695024-smigal-zustrivsa-z-glavou-pentagona-j-zaklikav-ssa-nadati-litaki.html" text:style-name="Internet_20_link" text:visited-style-name="Visited_20_Internet_20_Link">
 </text:a>
</text:p>
      <text:p text:style-name="P4">
Як повідомляв Укрінформ, у Вашингтоні Прем’єр-міністр Польщі Матеуш <text:a xlink:type="simple" xlink:href="https://www.ukrinform.ua/rubric-ato/3695562-polsa-peredae-ukraini-cergovu-partiu-mig29-moraveckij.html" text:style-name="Internet_20_link" text:visited-style-name="Visited_20_Internet_20_Link">
</text:a>
</text:p>
      <text:p text:style-name="P4">
<text:a xlink:type="simple" xlink:href="https://www.ukrinform.ua/rubric-ato/3695533-berlin-dozvoliv-polsi-peredati-ukraini-vinisuvaci-mig29-spiegel.html" text:style-name="Internet_20_link" text:visited-style-name="Visited_20_Internet_20_Link">
 </text:a>
 на експорт в Українувинищувачів МіГ-29 зі складів колишньої НДР.</text:p>
      <text:p text:style-name="P4">
<text:span text:style-name="T5">
Фото: Твіттер Дениса Шмигаля</text:span>
</text:p>
      <text:p text:style-name="P4">
Source: <text:a xlink:type="simple" xlink:href="https://www.ukrinform.ua/rubric-ato/3695591-smigal-podakuvav-polsi-za-pidtrimku-ukraini-ta-vinisuvaci-mig29.html" text:style-name="Internet_20_link" text:visited-style-name="Visited_20_Internet_20_Link">
https://www.ukrinform.ua/rubric-ato/3695591-smigal-podakuvav-polsi-za-pidtrimku-ukraini-ta-vinisuvaci-mig29.html</text:a>
</text:p>
      <!--NEWS-->
      <text:h text:style-name="P10" text:outline-level="1">
<text:span text:style-name="T4">
росія добровільно не відмовиться від війни в Україні - Моравецький</text:span>
</text:h>
      <text:p text:style-name="P4">
Authors: Ukrinform (Person)</text:p>
      <text:p text:style-name="P4">
Publisher: Укринформ (Organization)</text:p>
      <text:p text:style-name="P4">
Published Time: 2023-04-13T20:12:00+03:00</text:p>
      <text:p text:style-name="P4">
Modified Time: 2023-04-13T20:12:00+03:00</text:p>
      <text:p text:style-name="P4">
Description: росія не робить висновків з провалів на полі бою в Україні і не має намірів припиняти свою агресивну війну.  — Укрінформ.</text:p>
      <text:p text:style-name="P4">
Images: ["<text:a xlink:type="simple" xlink:href="https://static.ukrinform.com/photos/2022_11/thumb_files/630_360_1669454872-285.jpg" text:style-name="Internet_20_link" text:visited-style-name="Visited_20_Internet_20_Link">
630_360_16694...</text:a>
"]</text:p>
      <text:p text:style-name="P4">
Tags: ['Польща', 'Україна', 'росія', 'Війна', 'Моравецький']</text:p>
      <text:p text:style-name="P4">
Type: Article</text:p>
      <!--METADATA-->
      <text:p text:style-name="P4">
<draw:frame draw:style-name="fr1" draw:name="Image222" text:anchor-type="as-char" svg:width="6.9236in" svg:height="3.956343in" draw:z-index="0">
<draw:image xlink:href="../Images/yкринформ/2023-04-13T20-12-00-03-00/630_360_1669454872-285.jpg" xlink:type="simple" xlink:show="embed" xlink:actuate="onLoad" draw:mime-type="image/jpeg"/>
</draw:frame>
 росія неробить висновків з провалів на полі бою в Україні і не має намірів припинятисвою агресивну війну.</text:p>
      <text:p text:style-name="P4">
Як повідомляє кореспондент Укрінформу, таку думку висловив прем’єр-міністрПольщі Матеуш Моравецький під час виступу в Atlantic Counсil у Вашингтоні.</text:p>
      <text:p text:style-name="P4">
“Не очікуйте, що росіяни зроблять висновки зі своїх провалів на полі бою і,можливо, відмовляться від війни. Я песимістично налаштований щодо цього. Недумаю, що це можливо у ближній перспективі”, - сказав Морацевецький.</text:p>
      <text:p text:style-name="P4">
На його переконання, основна мета росії у цій війні - “руйнація України”. “Цепотрібно для того, аби Україна не могла бути фундаментом для зміцненняЗаходу”, - зазначив прем’єр Польщі.</text:p>
      <text:p text:style-name="P4">
<text:span text:style-name="T4">
Читайте також:</text:span>
 <text:a xlink:type="simple" xlink:href="https://www.ukrinform.ua/rubric-world/3695403-vijna-rf-proti-ukraini-zminila-poradok-bezpeki-vstanovlenij-oon-u-1945-roci-minoboroni-moldovi.html" text:style-name="Internet_20_link" text:visited-style-name="Visited_20_Internet_20_Link">
 <text:span text:style-name="T4">
Війн</text:span>
 </text:a>
</text:p>
      <text:p text:style-name="P4">
Моравецький додав, що “це прагнення, найвірогідніше, поділяє і комуністичнийКитай”. “Це ще один аспект, який об’єднує дві наддержави, навіть якщо росіяпротягом останніх років стала молодшим партнером у цьому союзу”, - підсумувавглава уряду Польщі.</text:p>
      <text:p text:style-name="P4">
Як повідомлялося, у Генштабі <text:a xlink:type="simple" xlink:href="https://www.ukrinform.ua/tag-zsu" text:style-name="Internet_20_link" text:visited-style-name="Visited_20_Internet_20_Link">
 </text:a>
прогнозують, що росія упродовж весняно-літнього періоду нарощуватиме кількісніта якісні показники своїх військ, продовжуватиме формувати стратегічні резервита перекидатиме їх до кордонів України, а також може продовжити проведенняприхованої мобілізації населення. https://www.ukrinform.ua/rubric-ato/3695327-rf-prodovzit-formuvati-strategicni-rezervi-ta-perekidatime-ih-do-kordoniv-ukraini-gromov.html</text:p>
      <text:p text:style-name="P4">
Source: <text:a xlink:type="simple" xlink:href="https://www.ukrinform.ua/rubric-ato/3695593-rosia-dobrovilno-ne-vidmovitsa-vid-vijni-v-ukraini-moraveckij.html" text:style-name="Internet_20_link" text:visited-style-name="Visited_20_Internet_20_Link">
https://www.ukrinform.ua/rubric-ato/3695593-rosia-dobrovilno-ne-vidmovitsa-vid-vijni-v-ukraini-moraveckij.html</text:a>
</text:p>
      <!--NEWS-->
      <text:h text:style-name="P10" text:outline-level="1">
<text:span text:style-name="T4">
Десантники, артилеристи, морпіхи: Зеленський відзначив нагородами 349 військових</text:span>
</text:h>
      <text:p text:style-name="P4">
Authors: Ukrinform (Person)</text:p>
      <text:p text:style-name="P4">
Publisher: Укринформ (Organization)</text:p>
      <text:p text:style-name="P4">
Published Time: 2023-04-13T20:16:00+03:00</text:p>
      <text:p text:style-name="P4">
Modified Time: 2023-04-13T20:16:00+03:00</text:p>
      <text:p text:style-name="P4">
Description: Президент України Володимир Зеленський відзначив державними нагородами 349 українських військовослужбовців, серед яких 45 бійців Повітряних сил, 152 – десантно-штурмових військ і 152 бійці Сухопутних військ. — Укрінформ.</text:p>
      <text:p text:style-name="P4">
Images: ["<text:a xlink:type="simple" xlink:href="https://static.ukrinform.com/photos/2023_01/thumb_files/630_360_1674619992-551.png" text:style-name="Internet_20_link" text:visited-style-name="Visited_20_Internet_20_Link">
630_360_16746...</text:a>
"]</text:p>
      <text:p text:style-name="P4">
Tags: ['Нагорода', 'Військові', 'Зеленський', 'Війна з росією']</text:p>
      <text:p text:style-name="P4">
Type: Article</text:p>
      <!--METADATA-->
      <text:p text:style-name="P4">
<draw:frame draw:style-name="fr1" draw:name="Image223" text:anchor-type="as-char" svg:width="6.9236in" svg:height="3.956343in" draw:z-index="0">
<draw:image xlink:href="../Images/yкринформ/2023-04-13T20-16-00-03-00/630_360_1674619992-551.png" xlink:type="simple" xlink:show="embed" xlink:actuate="onLoad" draw:mime-type="image/png"/>
</draw:frame>
 ПрезидентУкраїни Володимир Зеленський відзначив державними нагородами 349 українськихвійськовослужбовців, серед яких 45 бійців Повітряних сил, 152 – десантно-штурмових військ і 152 бійці Сухопутних військ.</text:p>
      <text:p text:style-name="P4">
Про це Глава держави розповів у своєму <text:a xlink:type="simple" xlink:href="https://t.me/V_Zelenskiy_official/5841" text:style-name="Internet_20_link" text:visited-style-name="Visited_20_Internet_20_Link">
</text:a>
 , передає Укрінформ.</text:p>
      <text:p text:style-name="P4">
"Підписав укази про нагородження наших воїнів. Чотири укази. 349військовослужбовців відзначені державними нагородами. Серед них – 45 бійцівПовітряних сил, 152 – ДШВ, 152 воїни – Сухопутні війська", - сказав <text:a xlink:type="simple" xlink:href="https://www.ukrinform.ua/tag-zelenskij" text:style-name="Internet_20_link" text:visited-style-name="Visited_20_Internet_20_Link">
</text:a>
 .</text:p>
      <text:p text:style-name="P4">
Він особливо відзначив наших бійців, які бʼються на Донеччині у складі ОСУВ«Таврія» генерала Тарнавського. Зокрема, морських піхотинців 35-ї окремоїбригади та артилеристів 55-ї окремої бригади. "Ви, як завжди, хлопці,результативні! Дякую!", - сказав Президент.</text:p>
      <text:p text:style-name="P4">
<text:span text:style-name="T4">
Читайте також:</text:span>
 <text:a xlink:type="simple" xlink:href="https://www.ukrinform.ua/rubric-other_news/3695569-zelenskij-proviv-vijskovij-kabinet-obgovorili-upravlinna-peredovou.html" text:style-name="Internet_20_link" text:visited-style-name="Visited_20_Internet_20_Link">
 <text:span text:style-name="T4">
Зеленськ</text:span>
 </text:a>
</text:p>
      <text:p text:style-name="P4">
Він також висловив вдячність бійцям ОСУВ «Одеса» генерала Москальова – 63-ійокремій механізованій бригаді, яка потужно бʼє окупантів за удари по нашихмістах і селах на Південному напрямку, і воїнів 126-ї окремої бригади сил ТрО– аеророзвідників.</text:p>
      <text:p text:style-name="P4">
"Дякую вам, хлопці, за уважність, яка стає влучністю нашої артилерії. Ворогобовʼязково зазнаватиме втрат у відповідь за кожен удар по українцях", -наголосив Зеленський.</text:p>
      <text:p text:style-name="P4">
<text:span text:style-name="T4">
Читайте також:</text:span>
 <text:a xlink:type="simple" xlink:href="https://www.ukrinform.ua/rubric-ato/3695440-tankovi-manevri-na-leopardah-ukrainskih-bijciv-u-polsi-trenuut-norvezki-instruktori.html" text:style-name="Internet_20_link" text:visited-style-name="Visited_20_Internet_20_Link">
 </text:a>
</text:p>
      <text:p text:style-name="P4">
Як повідомляв Укрінформ, Президент України Володимир Зеленський своїми <text:a xlink:type="simple" xlink:href="https://www.ukrinform.ua/rubric-ato/3695428-zelenskij-vidznaciv-derzavnimi-nagorodami-284-zahisnikiv-iz-nih-186-posmertno.html" text:style-name="Internet_20_link" text:visited-style-name="Visited_20_Internet_20_Link">
</text:a>
 відзначив державниминагородами 284 військовослужбовців, із них 186 - посмертно.</text:p>
      <text:p text:style-name="P4">
<text:span text:style-name="T5">
Фото: ОП</text:span>
</text:p>
      <text:p text:style-name="P4">
Source: <text:a xlink:type="simple" xlink:href="https://www.ukrinform.ua/rubric-ato/3695594-desantniki-artileristi-morpihi-zelenskij-vidznaciv-nagorodami-349-vijskovih.html" text:style-name="Internet_20_link" text:visited-style-name="Visited_20_Internet_20_Link">
https://www.ukrinform.ua/rubric-ato/3695594-desantniki-artileristi-morpihi-zelenskij-vidznaciv-nagorodami-349-vijskovih.html</text:a>
</text:p>
      <!--NEWS-->
      <text:h text:style-name="P10" text:outline-level="1">
<text:span text:style-name="T4">
Комітет ООН має розглянути ситуацію з правами українських військовополонених - Лубінець</text:span>
</text:h>
      <text:p text:style-name="P4">
Authors: Ukrinform (Person)</text:p>
      <text:p text:style-name="P4">
Publisher: Укринформ (Organization)</text:p>
      <text:p text:style-name="P4">
Published Time: 2023-04-13T20:23:00+03:00</text:p>
      <text:p text:style-name="P4">
Modified Time: 2023-04-13T20:23:00+03:00</text:p>
      <text:p text:style-name="P4">
Description: Уповноважений Верховної Ради України з прав людини Дмитро Лубінець вимагає, щоб Комітет ООН з прав людини окремо розглянув ситуацію з правами українських військовополонених. — Укрінформ.</text:p>
      <text:p text:style-name="P4">
Images: ["<text:a xlink:type="simple" xlink:href="https://static.ukrinform.com/photos/2023_04/thumb_files/630_360_1681406550-125.png" text:style-name="Internet_20_link" text:visited-style-name="Visited_20_Internet_20_Link">
630_360_16814...</text:a>
"]</text:p>
      <text:p text:style-name="P4">
Tags: ['ООН', 'Права людини', 'Військові', 'Полонені', 'Дмитро Лубінець']</text:p>
      <text:p text:style-name="P4">
Type: Article</text:p>
      <!--METADATA-->
      <text:p text:style-name="P4">
<draw:frame draw:style-name="fr1" draw:name="Image224" text:anchor-type="as-char" svg:width="6.9236in" svg:height="3.956343in" draw:z-index="0">
<draw:image xlink:href="../Images/yкринформ/2023-04-13T20-23-00-03-00/630_360_1681406550-125.png" xlink:type="simple" xlink:show="embed" xlink:actuate="onLoad" draw:mime-type="image/png"/>
</draw:frame>
Уповноважений Верховної Ради України з прав людини Дмитро Лубінець вимагає,щоб Комітет ООН з прав людини окремо розглянув ситуацію з правами українськихвійськовополонених.</text:p>
      <text:p text:style-name="P4">
Про це він сказав в інтерв'ю “  <text:a xlink:type="simple" xlink:href="https://www.radiosvoboda.org/a/intervyu-upovnovazhenyy-z-prav-lyudyny-lubints/32362158.html" text:style-name="Internet_20_link" text:visited-style-name="Visited_20_Internet_20_Link">
 </text:a>
”, передає Укрінформ.</text:p>
      <text:p text:style-name="P4">
“Я вимагаю, щоб Комітет ООН з прав людини окремо розглянув ситуацію з правамивійськовополонених української армії, які не те що у полоні, а вони підцілодобовим тиском перебувають і тортурами”, - зазначив він.</text:p>
      <text:p text:style-name="P4">
Лубінець додав, що як омбудсмен України отримує десятки відео знущань росіяннад українськими військовими. Їх, звичайно, не публікують, але Офісгенпрокурора відкриває кримінальні провадження. “Але реакція світу повиннабути миттєвою, не тільки слова, не тільки “глибока занепокоєність”, яку мичуємо з 2014 року”, - переконаний Уповноважений.</text:p>
      <text:p text:style-name="P4">
За його словами, потрібно порушувати питання на різних майданчиках, можливо,це і окрема резолюція ООН. І як результат цієї резолюції - виключенняросійської федерації з ООН.</text:p>
      <text:p text:style-name="P4">
<text:span text:style-name="T4">
Читайте також:</text:span>
 <text:a xlink:type="simple" xlink:href="https://www.ukrinform.ua/rubric-polytics/3695497-putin-nese-vidpovidalnist-za-zorstoku-stratu-ukrainskogo-vijskovogo-smigal.html" text:style-name="Internet_20_link" text:visited-style-name="Visited_20_Internet_20_Link">
 </text:a>
</text:p>
      <text:p text:style-name="P4">
Відповідаючи на запитання, чи покарають причетних до обезголовленняукраїнського воїна і чи є взагалі можливість їх притягнути довідповідальності, омбудсмен зазначив, що якщо маються на увазі якісьміжнародні механізми, то він думає, що їх немає.</text:p>
      <text:p text:style-name="P4">
“Але в наших <text:a xlink:type="simple" xlink:href="https://www.ukrinform.ua/tag-zsu" text:style-name="Internet_20_link" text:visited-style-name="Visited_20_Internet_20_Link">
 </text:a>
 та розвідувальних органів єінші механізми, як покарати цих нелюдів”, - сказав він.</text:p>
      <text:p text:style-name="P4">
Лубінець уточнив, що єдина організація, яка має моніторити та фіксувати фактипорушення прав військовополонених – це Міжнародний комітет Червоного Хреста.</text:p>
      <text:p text:style-name="P4">
“Вони взагалі не справляються з цим мандатом. Нічого не роблять. Це позиціястрауса. Це їхні відповіді – ми фіксуємо, що нас російська федерація недопускає до місць тримання українських військовополонених. Таку відмовку мичуємо з 2014 року”, - зазначив він.</text:p>
      <text:p text:style-name="P4">
Як додав Лубінець, Україна не бачить реакції з боку як МКЧХ, так і з боку ООН.</text:p>
      <text:p text:style-name="P4">
<text:span text:style-name="T4">
Читайте також:</text:span>
 <text:a xlink:type="simple" xlink:href="https://www.ukrinform.ua/rubric-society/3695554-ridni-vijskovopolonenih-u-olenivci-poskarzilisa-lubincu-na-bezdialnist-mkch.html" text:style-name="Internet_20_link" text:visited-style-name="Visited_20_Internet_20_Link">
 <text:span text:style-name="T4">
МКЧХ</text:span>
 </text:a>
</text:p>
      <text:p text:style-name="P4">
Як повідомлялося, в інтернеті з’явилися два відео страти українськихзахисників. Служба безпеки України розпочала досудове розслідування щодо відеотого, як росіяни відрізають голову українському полоненому. Правоохоронніоргани України вживають заходів для встановлення осіб, які вчинили цейстрашний злочин.</text:p>
      <text:p text:style-name="P4">
Міністерство закордонних справ України звернулося до прокурора Міжнародногокримінального суду з вимогою невідкладної уваги до факту страти українськогополоненого російськими військовими в контексті розслідування воєнних злочинівта злочинів проти людяності, що скоєні в Україні росіянами.</text:p>
      <text:p text:style-name="P4">
12 квітня представник Головного управління розвідки Міністерства оборониАндрій Юсов заявив, що в росії публікують відеозаписи звірств надвійськовослужбовцями України, у тому числі, для залякування своїх бійців.</text:p>
      <text:p text:style-name="P4">
Source: <text:a xlink:type="simple" xlink:href="https://www.ukrinform.ua/rubric-society/3695595-komitet-oon-mae-okremo-rozglanuti-situaciu-z-pravami-ukrainskih-vijskovopolonenih-lubinec.html" text:style-name="Internet_20_link" text:visited-style-name="Visited_20_Internet_20_Link">
https://www.ukrinform.ua/rubric-society/3695595-komitet-oon-mae-okremo-rozglanuti-situaciu-z-pravami-ukrainskih-vijskovopolonenih-lubinec.html</text:a>
</text:p>
      <!--NEWS-->
      <text:h text:style-name="P10" text:outline-level="1">
<text:span text:style-name="T4">
У Мелітополі та Бердянську проходить флешмоб «Віддери рашизм»</text:span>
</text:h>
      <text:p text:style-name="P4">
Authors: Ukrinform (Person)</text:p>
      <text:p text:style-name="P4">
Publisher: Укринформ (Organization)</text:p>
      <text:p text:style-name="P4">
Published Time: 2023-04-13T20:24:00+03:00</text:p>
      <text:p text:style-name="P4">
Modified Time: 2023-04-13T20:24:00+03:00</text:p>
      <text:p text:style-name="P4">
Description: У містах тимчасово окупованої території України проходить всеукраїнський флешмоб "Віддери рашизм". — Укрінформ.</text:p>
      <text:p text:style-name="P4">
Images: ["<text:a xlink:type="simple" xlink:href="https://static.ukrinform.com/photos/2023_04/thumb_files/630_360_1681394674-723.jpeg" text:style-name="Internet_20_link" text:visited-style-name="Visited_20_Internet_20_Link">
630_360_16813...</text:a>
", "<text:a xlink:type="simple" xlink:href="https://static.ukrinform.com/photos/2023_04/1681394674-924.jpeg" text:style-name="Internet_20_link" text:visited-style-name="Visited_20_Internet_20_Link">
1681394674-92...</text:a>
", "<text:a xlink:type="simple" xlink:href="https://static.ukrinform.com/photos/2023_04/1681394675-596.jpeg" text:style-name="Internet_20_link" text:visited-style-name="Visited_20_Internet_20_Link">
1681394675-59...</text:a>
"]</text:p>
      <text:p text:style-name="P4">
Tags: ['Бердянськ', 'Флешмоб', 'Мелітополь', 'Війна з росією']</text:p>
      <text:p text:style-name="P4">
Type: Article</text:p>
      <!--METADATA-->
      <text:p text:style-name="P4">
<draw:frame draw:style-name="fr1" draw:name="Image225" text:anchor-type="as-char" svg:width="6.9236in" svg:height="3.956343in" draw:z-index="0">
<draw:image xlink:href="../Images/yкринформ/2023-04-13T20-24-00-03-00/630_360_1681394674-723.jpeg" xlink:type="simple" xlink:show="embed" xlink:actuate="onLoad" draw:mime-type="image/jpeg"/>
</draw:frame>
 У містахтимчасово окупованої території України проходить всеукраїнський флешмоб"Віддери рашизм".</text:p>
      <text:p text:style-name="P4">
Про це повідомляє  <text:a xlink:type="simple" xlink:href="https://t.me/brdVP/8983" text:style-name="Internet_20_link" text:visited-style-name="Visited_20_Internet_20_Link">
 </text:a>
 Бердянськ Сьогодні, передаєУкрінформ.</text:p>
      <text:p text:style-name="P4">
“У Мелітополі та Бердянську ми щодня спалюємо кілограми рашистськоїмакулатури: пропагандистські газети, прапори рф, портрети путіна, буклети тапостери рашистів. (...) наші активісти успішно віддирають рашизм в усіх містахтимчасово окупованої території України”, - йдеться в повідомленні.</text:p>
      <text:p text:style-name="P4">
<draw:frame draw:style-name="fr1" draw:name="Image226" text:anchor-type="as-char" svg:width="6.9236in" svg:height="5.660684in" draw:z-index="0">
<draw:image xlink:href="../Images/yкринформ/2023-04-13T20-24-00-03-00/1681394674-924.jpeg" xlink:type="simple" xlink:show="embed" xlink:actuate="onLoad" draw:mime-type="image/jpeg"/>
</draw:frame>
</text:p>
      <text:p text:style-name="P4">
<text:span text:style-name="T4">
Читайте також:</text:span>
 <text:a xlink:type="simple" xlink:href="https://www.ukrinform.ua/rubric-regions/3684484-u-zahoplenomu-berdansku-pidirvali-zitlo-kolaboranta.html" text:style-name="Internet_20_link" text:visited-style-name="Visited_20_Internet_20_Link">
 <text:span text:style-name="T4">
Бердянськ</text:span>
 </text:a>
</text:p>
      <text:p text:style-name="P4">
<draw:frame draw:style-name="fr1" draw:name="Image227" text:anchor-type="as-char" svg:width="5.625in" svg:height="10.0in" draw:z-index="0">
<draw:image xlink:href="../Images/yкринформ/2023-04-13T20-24-00-03-00/1681394675-596.jpeg" xlink:type="simple" xlink:show="embed" xlink:actuate="onLoad" draw:mime-type="image/jpeg"/>
</draw:frame>
</text:p>
      <text:p text:style-name="P4">
Як  <text:a xlink:type="simple" xlink:href="https://www.ukrinform.ua/rubric-regions/3564756-u-hersoni-trivae-akcia-vidderi-rasizm.html" text:style-name="Internet_20_link" text:visited-style-name="Visited_20_Internet_20_Link">
 </text:a>
 Укрінформ, флешмоб "Віддери рашизм"- це акція зізбору агітаційної продукції російських загарбників. Жителів загарбаних містзакликають збирати та здирати листівки й оголошення з під’їздів, російськіпрапори. Рух оприлюднює світлини з результатами роботи активістів і закликаєдолучатися.</text:p>
      <text:p text:style-name="P4">
<text:span text:style-name="T5">
Фото: Бердянськ Сьогодні/Телеграм</text:span>
</text:p>
      <text:p text:style-name="P4">
Source: <text:a xlink:type="simple" xlink:href="https://www.ukrinform.ua/rubric-regions/3695506-u-melitopoli-ta-berdansku-prohodit-flesmob-vidderi-rasizm.html" text:style-name="Internet_20_link" text:visited-style-name="Visited_20_Internet_20_Link">
https://www.ukrinform.ua/rubric-regions/3695506-u-melitopoli-ta-berdansku-prohodit-flesmob-vidderi-rasizm.html</text:a>
</text:p>
      <!--NEWS-->
      <text:h text:style-name="P10" text:outline-level="1">
<text:span text:style-name="T4">
У США встановили особу лідера чат-групи, в якій з’явилися секретні дані Пентагону – NYT</text:span>
</text:h>
      <text:p text:style-name="P4">
Authors: Ukrinform (Person)</text:p>
      <text:p text:style-name="P4">
Publisher: Укринформ (Organization)</text:p>
      <text:p text:style-name="P4">
Published Time: 2023-04-13T20:40:00+03:00</text:p>
      <text:p text:style-name="P4">
Modified Time: 2023-04-13T20:40:00+03:00</text:p>
      <text:p text:style-name="P4">
Description: Очільником ігрової онлайн-чат-групи, у якій з’явилися публікації секретних документів Пентагону, є 21-річний військовослужбовець Нацгвардії США. — Укрінформ.</text:p>
      <text:p text:style-name="P4">
Images: ["<text:a xlink:type="simple" xlink:href="https://static.ukrinform.com/photos/2023_04/thumb_files/630_360_1681170438-481.png" text:style-name="Internet_20_link" text:visited-style-name="Visited_20_Internet_20_Link">
630_360_16811...</text:a>
"]</text:p>
      <text:p text:style-name="P4">
Tags: ['Пентагон', 'США', 'Документи']</text:p>
      <text:p text:style-name="P4">
Type: Article</text:p>
      <!--METADATA-->
      <text:p text:style-name="P4">
<draw:frame draw:style-name="fr1" draw:name="Image228" text:anchor-type="as-char" svg:width="6.9236in" svg:height="3.956343in" draw:z-index="0">
<draw:image xlink:href="../Images/yкринформ/2023-04-13T20-40-00-03-00/630_360_1681170438-481.png" xlink:type="simple" xlink:show="embed" xlink:actuate="onLoad" draw:mime-type="image/png"/>
</draw:frame>
 Очільникомігрової онлайн-чат-групи, у якій з’явилися публікації секретних документівПентагону, є 21-річний військовослужбовець Нацгвардії США.</text:p>
      <text:p text:style-name="P4">
Як передає Укрінформ, про це повідомляє <text:a xlink:type="simple" xlink:href="https://www.nytimes.com/live/2023/04/13/us/documents-leak-pentagon" text:style-name="Internet_20_link" text:visited-style-name="Visited_20_Internet_20_Link">
</text:a>
</text:p>
      <text:p text:style-name="P4">
«Керівником невеликої ігрової онлайн-чат-групи, куди за останні кілька місяцівпотрапила купа секретних документів розвідки США, є 21-річний членрозвідувального крила Повітряних сил Національної Гвардії Массачусетса», –йдеться у повідомленні.</text:p>
      <text:p text:style-name="P4">
Нацгвардієць Джек Тейшейра керував приватною онлайн-групою під назвою «ThugShaker Central», яка об’єднує близько 20-30 людей через спільну прихильністьдо зброї, расистських онлайн-мемів та відеоігр.</text:p>
      <text:p text:style-name="P4">
«Двоє офіційних осіб США підтвердили, що слідчі хочуть поговорити з авіаторомТейшейрою про витік урядових <text:a xlink:type="simple" xlink:href="https://www.ukrinform.ua/tag-dokumenti" text:style-name="Internet_20_link" text:visited-style-name="Visited_20_Internet_20_Link">
 </text:a>
 доприватної онлайн-групи. Один із чиновників сказав, що пілот Тейшейра можеволодіти інформацією, яка має значення для розслідування», – зазначає The NewYork Times.</text:p>
      <text:p text:style-name="P4">
Федеральні слідчі США кілька днів шукали особу, яка оприлюднила у мережінадсекретні матеріали, але не ідентифікували Тейшейру чи когось іншого якпідозрюваного.</text:p>
      <text:p text:style-name="P4">
У ФБР від коментарів відмовилися.</text:p>
      <text:p text:style-name="P4">
Один з учасників онлайн-групи сказав, що знає людину, яка «злила» інформацію.За його словами, він називав ймовірного винуватця «O.G.».</text:p>
      <text:p text:style-name="P4">
<text:span text:style-name="T4">
Читайте також:</text:span>
 <text:a xlink:type="simple" xlink:href="https://www.ukrinform.ua/rubric-world/3695486-pentagon-obmeziv-dostup-do-zlitih-sekretnih-dokumentiv-bilij-dim.html" text:style-name="Internet_20_link" text:visited-style-name="Visited_20_Internet_20_Link">
 <text:span text:style-name="T4">
Пентагон</text:span>
 </text:a>
</text:p>
      <text:p text:style-name="P4">
Ймовірний підозрюваний доросліший від інших учасників групи, і через своюроботу мав доступ до документів розвідки.</text:p>
      <text:p text:style-name="P4">
Як повідомлялося, <text:a xlink:type="simple" xlink:href="https://www.ukrinform.ua/rubric-ato/3692686-nyt-pentagon-rozslidue-vitik-taemnih-dokumentiv-pro-pidgotovku-kontrnastupu-zsu.html" text:style-name="Internet_20_link" text:visited-style-name="Visited_20_Internet_20_Link">
 </text:a>
 , у якому йдеться про те, що Пентагон розслідує витік нібитосекретних документів у соцмережі, які стосуються планів щодо контрнаступу ЗСУ.</text:p>
      <text:p text:style-name="P4">
Група розслідувачів <text:a xlink:type="simple" xlink:href="https://www.ukrinform.ua/rubric-world/3693674-u-bellingcat-vstanovili-persodzerela-zlitih-dokumentiv-pentagonu.html" text:style-name="Internet_20_link" text:visited-style-name="Visited_20_Internet_20_Link">
 </text:a>
 , що почали з’являтися ще у січні 2023 року на деяких Discord-серверах.</text:p>
      <text:p text:style-name="P4">
Source: <text:a xlink:type="simple" xlink:href="https://www.ukrinform.ua/rubric-world/3695601-u-ssa-vstanovili-osobu-lidera-catgrupi-v-akij-zavilisa-sekretni-dani-pentagonu-nyt.html" text:style-name="Internet_20_link" text:visited-style-name="Visited_20_Internet_20_Link">
https://www.ukrinform.ua/rubric-world/3695601-u-ssa-vstanovili-osobu-lidera-catgrupi-v-akij-zavilisa-sekretni-dani-pentagonu-nyt.html</text:a>
</text:p>
      <!--NEWS-->
      <text:h text:style-name="P10" text:outline-level="1">
<text:span text:style-name="T4">
НАТО має надати Україні безпекові гарантії влітку – прем’єр Польщі</text:span>
</text:h>
      <text:p text:style-name="P4">
Authors: Ukrinform (Person)</text:p>
      <text:p text:style-name="P4">
Publisher: Укринформ (Organization)</text:p>
      <text:p text:style-name="P4">
Published Time: 2023-04-13T20:54:00+03:00</text:p>
      <text:p text:style-name="P4">
Modified Time: 2023-04-13T20:54:00+03:00</text:p>
      <text:p text:style-name="P4">
Description: Північноатлантичному альянсу варто якомога швидше надати Україні надійні безпекові гарантії. — Укрінформ.</text:p>
      <text:p text:style-name="P4">
Images: ["<text:a xlink:type="simple" xlink:href="https://static.ukrinform.com/photos/2022_07/thumb_files/630_360_1656697020-473.jpg" text:style-name="Internet_20_link" text:visited-style-name="Visited_20_Internet_20_Link">
630_360_16566...</text:a>
"]</text:p>
      <text:p text:style-name="P4">
Tags: ['НАТО', 'Польща', 'Україна', 'Моравецький', 'Гарантії безпеки']</text:p>
      <text:p text:style-name="P4">
Type: Article</text:p>
      <!--METADATA-->
      <text:p text:style-name="P4">
<draw:frame draw:style-name="fr1" draw:name="Image229" text:anchor-type="as-char" svg:width="6.9236in" svg:height="3.956343in" draw:z-index="0">
<draw:image xlink:href="../Images/yкринформ/2023-04-13T20-54-00-03-00/630_360_1656697020-473.jpg" xlink:type="simple" xlink:show="embed" xlink:actuate="onLoad" draw:mime-type="image/jpeg"/>
</draw:frame>
Північноатлантичному альянсу варто якомога швидше надати Україні надійнібезпекові гарантії.</text:p>
      <text:p text:style-name="P4">
Як повідомляє кореспондент Укрінформу, таку думку під час виступу в AtlanticCounсil у Вашингтоні висловив прем’єр-міністр Польщі Матеуш Моравецький.</text:p>
      <text:p text:style-name="P4">
“На мою думку, Україні варто запропонувати чіткий план до членства у НАТО,включно із безпековими гарантіями”, - сказав Моравецький.</text:p>
      <text:p text:style-name="P4">
За його словами, саміт НАТО, що пройде в липні у Вільнюсі, - “найкраще місце,аби зробити це”. “Я сподіваюся, що це станеться, але це буде непросто”, -зазначив прем’єр-міністр Польщі.</text:p>
      <text:p text:style-name="P4">
<text:span text:style-name="T4">
Читайте також:</text:span>
 <text:a xlink:type="simple" xlink:href="https://www.ukrinform.ua/rubric-polytics/3695545-reznikov-obgovoriv-iz-zastupnikom-genseka-nato-pidgotovku-do-samitu-u-vilnusi.html" text:style-name="Internet_20_link" text:visited-style-name="Visited_20_Internet_20_Link">
 <text:span text:style-name="T4">
НАТО</text:span>
 </text:a>
</text:p>
      <text:p text:style-name="P4">
Він додав, що Україна довела свою приналежність до вільного світу. “Вонихочуть захищати наші цінності свободи, суверенітету, солідарності. Це -європейські та американські цінності”, - підсумував глава уряду Польщі.</text:p>
      <text:p text:style-name="P4">
Як повідомлялося, раніше Моравецький заявив, що Польща передає Україні черговупартію <text:a xlink:type="simple" xlink:href="https://www.ukrinform.ua/tag-vinisuvac" text:style-name="Internet_20_link" text:visited-style-name="Visited_20_Internet_20_Link">
 </text:a>
 МіГ-29.</text:p>
      <text:p text:style-name="P4">
Source: <text:a xlink:type="simple" xlink:href="https://www.ukrinform.ua/rubric-polytics/3695599-nato-mae-nadati-ukraini-bezpekovi-garantii-vlitku-premer-polsi.html" text:style-name="Internet_20_link" text:visited-style-name="Visited_20_Internet_20_Link">
https://www.ukrinform.ua/rubric-polytics/3695599-nato-mae-nadati-ukraini-bezpekovi-garantii-vlitku-premer-polsi.html</text:a>
</text:p>
      <!--NEWS-->
      <text:h text:style-name="P10" text:outline-level="1">
<text:span text:style-name="T4">
Бойко повернувся у загальну групу «Динамо»</text:span>
</text:h>
      <text:p text:style-name="P4">
Authors: Ukrinform (Person)</text:p>
      <text:p text:style-name="P4">
Publisher: Укринформ (Organization)</text:p>
      <text:p text:style-name="P4">
Published Time: 2023-04-13T20:58:46+03:00</text:p>
      <text:p text:style-name="P4">
Modified Time: 2023-04-13T20:58:46+03:00</text:p>
      <text:p text:style-name="P4">
Description: У поточному сезоні він провів 5 ігор. — Укрінформ.</text:p>
      <text:p text:style-name="P4">
Images: ["<text:a xlink:type="simple" xlink:href="https://static.ukrinform.com/photos/2023_04/thumb_files/630_360_1681408574-419.jpg" text:style-name="Internet_20_link" text:visited-style-name="Visited_20_Internet_20_Link">
630_360_16814...</text:a>
"]</text:p>
      <text:p text:style-name="P4">
Tags: ['Бойко', 'Динамо', 'Футбол']</text:p>
      <text:p text:style-name="P4">
Type: Article</text:p>
      <!--METADATA-->
      <text:p text:style-name="P4">
<draw:frame draw:style-name="fr1" draw:name="Image230" text:anchor-type="as-char" svg:width="6.9236in" svg:height="3.956343in" draw:z-index="0">
<draw:image xlink:href="../Images/yкринформ/2023-04-13T20-58-46-03-00/630_360_1681408574-419.jpg" xlink:type="simple" xlink:show="embed" xlink:actuate="onLoad" draw:mime-type="image/jpeg"/>
</draw:frame>
 Употочному сезоні він провів 5 ігор.</text:p>
      <text:p text:style-name="P4">
Голкіпер «Динамо» Денис Бойко повернувся у загальну групу команди, <text:a xlink:type="simple" xlink:href="https://www.instagram.com/stories/fc_dynamo_kyiv/3080153431943723427/" text:style-name="Internet_20_link" text:visited-style-name="Visited_20_Internet_20_Link">
</text:a>
пресслужба клубу, передає Укрінформ.</text:p>
      <text:p text:style-name="P4">
Пресслужба киян показала, як 35-річний воротар готується до матчу з «Рухом»разом з іншими партнерами.</text:p>
      <text:p text:style-name="P4">
Українець з жовтня відновлювався після розриву хрестоподібної зв'язки коліна.У поточному сезоні він провів 5 ігор.</text:p>
      <text:p text:style-name="P4">
<text:span text:style-name="T4">
Читайте також:</text:span>
 <text:a xlink:type="simple" xlink:href="https://www.ukrinform.ua/rubric-sports/3694948-sahtar-virvav-peremogu-u-lvova-u-matci-premerligi.html" text:style-name="Internet_20_link" text:visited-style-name="Visited_20_Internet_20_Link">
 </text:a>
</text:p>
      <text:p text:style-name="P4">
Як повідомляв Укрінформ, завтра, 14 квітня «Динамо» проведе матч із «Рухом» ,початок гри – о 15.00.</text:p>
      <text:p text:style-name="P4">
Фото: fcdynamo.com</text:p>
      <text:p text:style-name="P4">
Source: <text:a xlink:type="simple" xlink:href="https://www.ukrinform.ua/rubric-sports/3695606-bojko-povernuvsa-u-zagalnu-grupu-dinamo.html" text:style-name="Internet_20_link" text:visited-style-name="Visited_20_Internet_20_Link">
https://www.ukrinform.ua/rubric-sports/3695606-bojko-povernuvsa-u-zagalnu-grupu-dinamo.html</text:a>
</text:p>
      <!--NEWS-->
      <text:h text:style-name="P10" text:outline-level="1">
<text:span text:style-name="T4">
На сході ворог сконцентрував усі свої сили на чотирьох напрямках - Маляр</text:span>
</text:h>
      <text:p text:style-name="P4">
Authors: Ukrinform (Person)</text:p>
      <text:p text:style-name="P4">
Publisher: Укринформ (Organization)</text:p>
      <text:p text:style-name="P4">
Published Time: 2023-04-13T20:59:00+03:00</text:p>
      <text:p text:style-name="P4">
Modified Time: 2023-04-13T20:59:00+03:00</text:p>
      <text:p text:style-name="P4">
Description: На чотирьох напрямках на сході - Мар'їнський, Лиманський, Бахмутський і Авдіївка - ворог сконцентрував усі свої професійні ударні сили, тому і Україна має зосередити там більше свого військового потенціалу, аби зупинити противника.  — Укрінформ.</text:p>
      <text:p text:style-name="P4">
Images: ["<text:a xlink:type="simple" xlink:href="https://static.ukrinform.com/photos/2022_08/thumb_files/630_360_1659616970-117.jpg" text:style-name="Internet_20_link" text:visited-style-name="Visited_20_Internet_20_Link">
630_360_16596...</text:a>
"]</text:p>
      <text:p text:style-name="P4">
Tags: ['Бахмут', "Мар'їнка", 'Авдіївка', 'Лиман', 'Війна з росією', 'Ганна Маляр', 'Єдині новини']</text:p>
      <text:p text:style-name="P4">
Type: Article</text:p>
      <!--METADATA-->
      <text:p text:style-name="P4">
<draw:frame draw:style-name="fr1" draw:name="Image231" text:anchor-type="as-char" svg:width="6.9236in" svg:height="3.956343in" draw:z-index="0">
<draw:image xlink:href="../Images/yкринформ/2023-04-13T20-59-00-03-00/630_360_1659616970-117.jpg" xlink:type="simple" xlink:show="embed" xlink:actuate="onLoad" draw:mime-type="image/jpeg"/>
</draw:frame>
 Начотирьох напрямках на сході - Мар'їнський, Лиманський, Бахмутський і Авдіївка- ворог сконцентрував усі свої професійні ударні сили, тому і Україна маєзосередити там більше свого військового потенціалу, аби зупинити противника.</text:p>
      <text:p text:style-name="P4">
Про це сказала заступник міністра оборони Ганна Маляр в ефірі телемарафону"Єдині новини", передає Укрінформ.</text:p>
      <text:p text:style-name="P4">
"Це і є повномасштабний наступ росіян на сході, що триває з січня. Це чотиринапрямки: Бахмут, Мар'їнка, Авдіївка і Лиман, де ворог сконцентрував своїпрофесійні ударні сили. Це не тільки "вагнерівці", там і спецпризначенці. Вони(росіяни - ред.) уже усіх туди кинули. Зараз їх мета - вийти на рубежіЛуганської і Донецької областей. Кінцева мета - вся територія України. Саметому ми повинні розуміти, що і ми у відповідь повинні сконцентрувати тамбільше зусиль, щоб їх зупиняти", - зазначила Маляр.</text:p>
      <text:p text:style-name="P4">
Вона зауважила, що росіяни програють у вуличних боях українським воїнам, атому використовують сьогодні "ту страшну тактику, яку вони уже застосовували уСирії, - просто рівняють з землею будинки, приміщення, споруди". "І такимчином вони практично позбавляють наших захисників можливості тримати позиції.Це їх почерк війни, вони по-іншому не можуть, бо по-іншому не вміють", -сказала заступниця міністра.</text:p>
      <text:p text:style-name="P4">
<text:span text:style-name="T4">
Читайте також:</text:span>
 <text:a xlink:type="simple" xlink:href="https://www.ukrinform.ua/rubric-ato/3695564-zelenskij-proviv-vijskovij-kabinet-obgovorili-upravlinna-peredovou.html" text:style-name="Internet_20_link" text:visited-style-name="Visited_20_Internet_20_Link">
 <text:span text:style-name="T4">
Зеленський</text:span>
 <text:span text:style-name="T4">
провів</text:span>
 <text:span text:style-name="T4">
військовий</text:span>
 <text:span text:style-name="T4">
кабінет</text:span>
<text:span text:style-name="T4">
обговорили</text:span>
 <text:span text:style-name="T4">
управління</text:span>
 <text:span text:style-name="T4">
передовою</text:span>
 </text:a>
</text:p>
      <text:p text:style-name="P4">
Вона наголосила, що для нас вкрай важливо утримати Бахмут і не дозволитиворогу рушити далі.</text:p>
      <text:p text:style-name="P4">
Крім цього, за словами Маляр, треба розуміти, що за ці вісім місяцівукраїнські бійці знищили тисячі найпрофесійніших російських військових,зменшивши таким чином їх наступальний потенціал. "Тому зосередившись на бояхсаме там, ми не даємо ворогу просуватись в якесь інше місце", - наголосилавона.</text:p>
      <text:p text:style-name="P4">
Як повідомляв Укрінформ, упродовж останніх двох тижнів у районі міста Бахмут <text:a xlink:type="simple" xlink:href="https://www.ukrinform.ua/tag-doneccina" text:style-name="Internet_20_link" text:visited-style-name="Visited_20_Internet_20_Link">
</text:a>
 області російська федерація втратилавбитими та пораненими майже 4,5 тисячі військовослужбовців регулярних збройнихсил рф і бойовиків приватної військової компанії “вагнер”.</text:p>
      <text:p text:style-name="P4">
Source: <text:a xlink:type="simple" xlink:href="https://www.ukrinform.ua/rubric-ato/3695607-na-shodi-vorog-skoncentruvav-usi-svoi-sili-na-cotiroh-napramkah-malar.html" text:style-name="Internet_20_link" text:visited-style-name="Visited_20_Internet_20_Link">
https://www.ukrinform.ua/rubric-ato/3695607-na-shodi-vorog-skoncentruvav-usi-svoi-sili-na-cotiroh-napramkah-malar.html</text:a>
</text:p>
      <!--NEWS-->
      <text:h text:style-name="P10" text:outline-level="1">
<text:span text:style-name="T4">
У Бухаресті розпочинає роботу Перша Чорноморська безпекова конференція</text:span>
</text:h>
      <text:p text:style-name="P4">
Author: ['АРМІЯINFORM']</text:p>
      <text:p text:style-name="P4">
Time: 2023-04-13T21:00:00-04:00</text:p>
      <text:p text:style-name="P4">
Description: Сьогодні, 13 квітня, у Бухаресті стартувала Перша Чорноморська безпекова конференц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og-image.png" text:style-name="Internet_20_link" text:visited-style-name="Visited_20_Internet_20_Link">
og-image.png</text:a>
']</text:p>
      <text:p text:style-name="P4">
Tags: ['STOPRUSSIA', 'АГРЕСІЯ РФ', 'КРИМСЬКА МІЖНАРОДНА ПЛАТФОРМА', 'ПЕРША ЧОРНОМОРСЬКА БЕЗПЕКОВА КОНФЕРЕНЦІЯ']</text:p>
      <text:p text:style-name="P4">
Category: News</text:p>
      <!--METADATA-->
      <text:p text:style-name="P4">
<draw:frame draw:style-name="fr1" draw:name="Image232" text:anchor-type="as-char" svg:width="6.9236in" svg:height="3.63489in" draw:z-index="0">
<draw:image xlink:href="../Images/AРМІЯINFORM/2023-04-13T21-00-00-04-00/og-image.png" xlink:type="simple" xlink:show="embed" xlink:actuate="onLoad" draw:mime-type="image/png"/>
</draw:frame>
</text:p>
      <text:p text:style-name="P4">
Сьогодні, 13 квітня, у Бухаресті стартувала Перша Чорноморська безпековаконференція Міжнародної Кримської платформи,<text:a xlink:type="simple" xlink:href="https://www.kmu.gov.ua/events/13-kvitnia-ukraina-ta-rumuniia-provedut-u-bukharesti-pershu-chornomorsku-bezpekovu-konferentsiiu-mizhnarodnoi-krymskoi-platformy" text:style-name="Internet_20_link" text:visited-style-name="Visited_20_Internet_20_Link">
повідомляє</text:a>
 Урядовий портал.</text:p>
      <text:p text:style-name="P4">
Захід організований за участі МЗС України та Міністерства оборони України упартнерстві з Центром оборонних стратегій України спільно з МЗС Румунії таМіністерством національної оборони Румунії .</text:p>
      <text:p text:style-name="P4">
«Перша конференція з питань безпеки Чорного моря під егідою Кримськоїміжнародної платформи представляє важливу можливість оцінити багатовимірнийвплив російської агресивної війни та має на меті обговорити разом з державамирегіону та міжнародними партнерами рішення щодо безпеки Чорного моря», —<text:a xlink:type="simple" xlink:href="https://mae.ro/node/61626" text:style-name="Internet_20_link" text:visited-style-name="Visited_20_Internet_20_Link">
зазначили</text:a>
 в МЗС Румунії.</text:p>
      <text:p text:style-name="P4">
На конференції будуть присутні іноземні делегації з-понад 20 держав таміжнародних організацій на рівні міністрів, державних секретарів та іншихвисоких посадових осіб.</text:p>
      <text:p text:style-name="P4">
<text:a xlink:type="simple" xlink:href="https://armyinform.com.ua/2021/09/10/dmytro-kuleba-krymska-platforma-cze-novyj-instrument-yakyj-formuye-arhitekturu-regionalnoyi-i-globalnoyi-bezpeky/" text:style-name="Internet_20_link" text:visited-style-name="Visited_20_Internet_20_Link">
Кримська міжнародна платформа</text:a>
 — ініціатива України, започаткована уКиєві 23 серпня 2021 року, спрямована на посилення політики невизнаннянезаконної анексії Кримського півострова російською федерацією.</text:p>
      <text:p text:style-name="P4">
Source: <text:a xlink:type="simple" xlink:href="https://armyinform.com.ua/2023/04/13/u-buharesti-rozpochynaye-robotu-persha-chornomorska-bezpekova-konferencziya/" text:style-name="Internet_20_link" text:visited-style-name="Visited_20_Internet_20_Link">
https://armyinform.com.ua/2023/04/13/u-buharesti-rozpochynaye-robotu-persha-chornomorska-bezpekova-konferencziya/</text:a>
</text:p>
      <!--NEWS-->
      <text:h text:style-name="P10" text:outline-level="1">
<text:span text:style-name="T4">
росія збільшила експорт бензину в країни Африки майже на 50%</text:span>
</text:h>
      <text:p text:style-name="P4">
Authors: Ukrinform (Person)</text:p>
      <text:p text:style-name="P4">
Publisher: Укринформ (Organization)</text:p>
      <text:p text:style-name="P4">
Published Time: 2023-04-13T21:10:00+03:00</text:p>
      <text:p text:style-name="P4">
Modified Time: 2023-04-13T21:10:00+03:00</text:p>
      <text:p text:style-name="P4">
Description: російська федерація збільшила експорт бензину країнам Африки майже на 50% у порівнянні з аналогічним періодом минулого року у першому кварталі. Вантажі доставляють безпосередньо в Африку. — Укрінформ.</text:p>
      <text:p text:style-name="P4">
Images: ["<text:a xlink:type="simple" xlink:href="https://static.ukrinform.com/photos/2021_03/thumb_files/630_360_1616685530-631.jpg" text:style-name="Internet_20_link" text:visited-style-name="Visited_20_Internet_20_Link">
630_360_16166...</text:a>
"]</text:p>
      <text:p text:style-name="P4">
Tags: ['Африка', 'Бензин', 'Експорт', 'росія']</text:p>
      <text:p text:style-name="P4">
Type: Article</text:p>
      <!--METADATA-->
      <text:p text:style-name="P4">
<draw:frame draw:style-name="fr1" draw:name="Image233" text:anchor-type="as-char" svg:width="6.9236in" svg:height="3.956343in" draw:z-index="0">
<draw:image xlink:href="../Images/yкринформ/2023-04-13T21-10-00-03-00/630_360_1616685530-631.jpg" xlink:type="simple" xlink:show="embed" xlink:actuate="onLoad" draw:mime-type="image/jpeg"/>
</draw:frame>
 російськафедерація збільшила експорт бензину країнам Африки майже на 50% у порівнянні заналогічним періодом минулого року у першому кварталі. Вантажі доставляютьбезпосередньо в Африку.</text:p>
      <text:p text:style-name="P4">
Як передає Укрінформ, про це повідомляє  <text:a xlink:type="simple" xlink:href="https://www.reuters.com/business/energy/russia-boosts-q1-gasoline-exports-finds-buyers-africa-replace-europeans-2023-04-13/" text:style-name="Internet_20_link" text:visited-style-name="Visited_20_Internet_20_Link">
</text:a>
 .</text:p>
      <text:p text:style-name="P4">
росія активізувала поставки моторного палива до таких африканських країн якНігерія, Туніс і Лівія після того, як Євросоюз ввів санкції проти російськоїнафти.</text:p>
      <text:p text:style-name="P4">
Гранична ціна на російський бензин та газойль у 100 доларів США за барель,введена країнами Великої Сімки (G7), ЄС та Австралією, змусила москву шукатинові ринки.</text:p>
      <text:p text:style-name="P4">
Зусиллям рф збільшити продажі бензину в Африку також сприяло скороченняекспорту з Нідерландів, де з 1 квітня набули чинності нові правила, відповіднодо яких паливні суміші для експортних ринків мають відповідати стандартам щодовмісту сірки, бензолу та марганцю.</text:p>
      <text:p text:style-name="P4">
<text:span text:style-name="T4">
Читайте також:</text:span>
 <text:a xlink:type="simple" xlink:href="https://www.ukrinform.ua/rubric-world/3694557-rosia-pocala-eksportuvati-palivo-do-iranu-zalizniceu-reuters.html" text:style-name="Internet_20_link" text:visited-style-name="Visited_20_Internet_20_Link">
 </text:a>
</text:p>
      <text:p text:style-name="P4">
В період з січня до березня 2023 року росія експортувала 1,9 мільйона тоннбензину. У першому кварталі минулого року обсяг експорту становив 1,3 мільйонатонн.</text:p>
      <text:p text:style-name="P4">
За іншими даними, експорт палива росії у січні-березні цього року був на рівні2,2 мільйона тонн, тоді як у 2022 році за той самий період показникидорівнювали 1,5 мільйона тонн.</text:p>
      <text:p text:style-name="P4">
Як повідомляв Укрінформ, китайський <text:a xlink:type="simple" xlink:href="https://www.ukrinform.ua/tag-eksport" text:style-name="Internet_20_link" text:visited-style-name="Visited_20_Internet_20_Link">
 </text:a>
до росії у березні зріс більш, ніж удвічі порівняно з роком раніше.</text:p>
      <text:p text:style-name="P4">
Source: <text:a xlink:type="simple" xlink:href="https://www.ukrinform.ua/rubric-economy/3695611-rosia-zbilsila-eksport-benzinu-v-kraini-afriki-majze-na-50.html" text:style-name="Internet_20_link" text:visited-style-name="Visited_20_Internet_20_Link">
https://www.ukrinform.ua/rubric-economy/3695611-rosia-zbilsila-eksport-benzinu-v-kraini-afriki-majze-na-50.html</text:a>
</text:p>
      <!--NEWS-->
      <text:h text:style-name="P10" text:outline-level="1">
<text:span text:style-name="T4">
У межах Всеукраїнської програми ментального здоров’я визначили пріоритетні проєкти</text:span>
</text:h>
      <text:p text:style-name="P4">
Authors: Ukrinform (Person)</text:p>
      <text:p text:style-name="P4">
Publisher: Укринформ (Organization)</text:p>
      <text:p text:style-name="P4">
Published Time: 2023-04-13T21:12:00+03:00</text:p>
      <text:p text:style-name="P4">
Modified Time: 2023-04-13T21:12:00+03:00</text:p>
      <text:p text:style-name="P4">
Description: Керівники міністерств і державних служб спільно опрацювали пріоритетні проєкти, розроблені у межах Всеукраїнської програми ментального здоров’я «Ти як?», на дводенному воркшопі. — Укрінформ.</text:p>
      <text:p text:style-name="P4">
Images: ["<text:a xlink:type="simple" xlink:href="https://static.ukrinform.com/photos/2023_04/thumb_files/630_360_1681410130-548.png" text:style-name="Internet_20_link" text:visited-style-name="Visited_20_Internet_20_Link">
630_360_16814...</text:a>
"]</text:p>
      <text:p text:style-name="P4">
Tags: ['Уряд', 'Психолог', 'Олена Зеленська', 'Офіс Президента', 'Верещук']</text:p>
      <text:p text:style-name="P4">
Type: Article</text:p>
      <!--METADATA-->
      <text:p text:style-name="P4">
<draw:frame draw:style-name="fr1" draw:name="Image234" text:anchor-type="as-char" svg:width="6.9236in" svg:height="3.956343in" draw:z-index="0">
<draw:image xlink:href="../Images/yкринформ/2023-04-13T21-12-00-03-00/630_360_1681410130-548.png" xlink:type="simple" xlink:show="embed" xlink:actuate="onLoad" draw:mime-type="image/png"/>
</draw:frame>
 Керівникиміністерств і державних служб спільно опрацювали пріоритетні проєкти,розроблені у межах Всеукраїнської програми ментального здоров’я «Ти як?», надводенному воркшопі.</text:p>
      <text:p text:style-name="P4">
Про це йдеться в релізі, який організатори програми передали Укрінформу.</text:p>
      <text:p text:style-name="P4">
«Міністерства наразі розробляють власні програми у сфері психологічноїдопомоги. Але щоб кожен напрям спрацював якнайкраще, потрібно скоординуватисяй об’єднати зусилля... Ментальна реінтеграція кожного з нас сьогодніпочинається з простого та щирого: «Ти як?». Сподіваюся, вже найближчим часомна це запитання українці спокійно і впевнено відповідатимуть: «Все добре!», –зазначила віцепрем’єрка-міністерка з питань реінтеграції тимчасово окупованихтериторій Ірина Верещук.</text:p>
      <text:p text:style-name="P4">
Згідно з повідомленням, дводенна стратегічна сесія «Координація. Спроможність.Сталість» передбачала ознайомлення, фахову експертизу й тестуванняпріоритетних проєктів окремих міністерств і відомств. Ці ініціативи зумовлятьподальше скоординоване напрацювання механізму, що дозволить уявити, як самемає виглядати державна послуга з психосоціальної підтримки, та зробити їївідчутною для громадян, які такої послуги потребують.</text:p>
      <text:p text:style-name="P4">
«Коли ми будемо чітко розуміти, як і куди потрапляє людина, хто це фінансує,яка якість послуг, хто їх надає і за якими протоколами… Якщо подумаємо про всіці наче дрібні, механічні, технічні речі, тільки тоді у нас з'явиться якіснапослуга», - підкреслила заступниця голови Офісу Президента Юлія Соколовська.</text:p>
      <text:p text:style-name="P4">
<text:span text:style-name="T4">
Читайте також:</text:span>
 <text:a xlink:type="simple" xlink:href="https://www.ukrinform.ua/rubric-society/3692490-dla-rozuminna-vplivu-stresu-na-organizm-stvorili-specialnij-videorolik-zelenska.html" text:style-name="Internet_20_link" text:visited-style-name="Visited_20_Internet_20_Link">
 </text:a>
</text:p>
      <text:p text:style-name="P4">
Під час воркшопу учасники зосередилися на питаннях, як позбавити українцівнегативних стигм щодо психічного здоров’я і розвинути звичку дбати про свійментальний стан не менше, ніж про фізичний.</text:p>
      <text:p text:style-name="P4">
Зазначається, що програма ментального <text:a xlink:type="simple" xlink:href="https://www.ukrinform.ua/tag-medicina" text:style-name="Internet_20_link" text:visited-style-name="Visited_20_Internet_20_Link">
 </text:a>
 «Ти як?» створена за ініціативи першої леді Олени Зеленської. Воназумовлена потребою у психосоціальній підтримці щонайменше у 15 мільйонівгромадян, які, за даними МОЗ, відчуватимуть погіршення психоемоційного станурізного ступеня тяжкості. За експертними оцінками, 40-50% населення Українипотребуватиме психологічної підтримки різного ступеня інтенсивності: зокрема1,8 млн – серед військових та ветеранів, 7 млн – серед людей старшого віку,близько 4 млн – це діти та підлітки. Прогнозована потреба в допомозі з питаньпсихічного здоров’я на первинній ланці медицини – 27 мільйонів звернень.</text:p>
      <text:p text:style-name="P4">
Метою програми є навчити українців піклуватися про ментальне благополуччя і«бути у себе на часі», а також створити дієву державну систему психосоціальноїпідтримки та супровід для громадян, які потребують фахової допомоги.</text:p>
      <text:p text:style-name="P4">
<text:span text:style-name="T4">
Читайте також:</text:span>
 <text:a xlink:type="simple" xlink:href="https://www.ukrinform.ua/rubric-society/3689516-zelenska-radit-dla-dopomogi-postrazdalim-vid-vijni-koristuvatisa-danimi-specialnoi-platformi.html" text:style-name="Internet_20_link" text:visited-style-name="Visited_20_Internet_20_Link">
 </text:a>
</text:p>
      <text:p text:style-name="P4">
«Досвід війни – це спільна велика травма і наш біль. Боротьба триває. Саме втакі часи розумієш, наскільки важливою є робота держави у формуванні єдиноїполітики з ментального здоров’я нації. Дякую першій леді за її сміливістьговорити про проблему ментального здоров’я нації на світовому рівні» , -зауважила Верещук.</text:p>
      <text:p text:style-name="P4">
Повідомляється, що супроводження розробки та впровадження Всеукраїнськоїпрограми ментального здоров’я «Ти як?» забезпечує Координаційний центрпсихічного здоров'я при Кабінеті Міністрів за експертного партнерства тапідтримки ВООЗ. Майданчиком для ухвалення рішень є Міжвідомча координаційнарада з питань охорони психічного здоров’я та надання психологічної допомогипри Кабміну.</text:p>
      <text:p text:style-name="P4">
У межах кампанії створено спеціальну сторінку <text:a xlink:type="simple" xlink:href="https://howareu.com/" text:style-name="Internet_20_link" text:visited-style-name="Visited_20_Internet_20_Link">
 </text:a>
 <text:a xlink:type="simple" xlink:href="https://howareu.com/" text:style-name="Internet_20_link" text:visited-style-name="Visited_20_Internet_20_Link">
</text:a>
 та запущено кампанію в соціальних мережах <text:a xlink:type="simple" xlink:href="https://www.facebook.com/howareu.program" text:style-name="Internet_20_link" text:visited-style-name="Visited_20_Internet_20_Link">
</text:a>
 <text:a xlink:type="simple" xlink:href="https://www.facebook.com/howareu.program" text:style-name="Internet_20_link" text:visited-style-name="Visited_20_Internet_20_Link">
</text:a>
 , <text:a xlink:type="simple" xlink:href="https://www.instagram.com/howareu_program" text:style-name="Internet_20_link" text:visited-style-name="Visited_20_Internet_20_Link">
</text:a>
 <text:a xlink:type="simple" xlink:href="https://www.instagram.com/howareu_program/" text:style-name="Internet_20_link" text:visited-style-name="Visited_20_Internet_20_Link">
</text:a>
 , <text:a xlink:type="simple" xlink:href="http://t.me/howareu_program" text:style-name="Internet_20_link" text:visited-style-name="Visited_20_Internet_20_Link">
</text:a>
 <text:a xlink:type="simple" xlink:href="https://t.me/howareu_program" text:style-name="Internet_20_link" text:visited-style-name="Visited_20_Internet_20_Link">
 </text:a>
 , <text:a xlink:type="simple" xlink:href="https://invite.viber.com/" text:style-name="Internet_20_link" text:visited-style-name="Visited_20_Internet_20_Link">
</text:a>
<text:a xlink:type="simple" xlink:href="https://invite.viber.com/" text:style-name="Internet_20_link" text:visited-style-name="Visited_20_Internet_20_Link">
</text:a>
, де зібрані техніки самодопомоги та підтримки людей поруч, зокрема увідеоформатах, у PDF-Аптечці, онлайн- та офлайн-ресурси, щоб звертатися задопомогою до перевірених, контакти гарячих ліній – для дзвінків в Україні таза кордоном.</text:p>
      <text:p text:style-name="P4">
Комунікаційна кампанія реалізується за підтримки Агентства США з міжнародногорозвитку (USAID).</text:p>
      <text:p text:style-name="P4">
Source: <text:a xlink:type="simple" xlink:href="https://www.ukrinform.ua/rubric-society/3695613-u-mezah-vseukrainskoi-programi-mentalnogo-zdorova-viznacili-prioritetni-proekti.html" text:style-name="Internet_20_link" text:visited-style-name="Visited_20_Internet_20_Link">
https://www.ukrinform.ua/rubric-society/3695613-u-mezah-vseukrainskoi-programi-mentalnogo-zdorova-viznacili-prioritetni-proekti.html</text:a>
</text:p>
      <!--NEWS-->
      <text:h text:style-name="P10" text:outline-level="1">
<text:span text:style-name="T4">
Священників закликали пройти безпекові інструктажі напередодні Великодня</text:span>
</text:h>
      <text:p text:style-name="P4">
Authors: Ukrinform (Person)</text:p>
      <text:p text:style-name="P4">
Publisher: Укринформ (Organization)</text:p>
      <text:p text:style-name="P4">
Published Time: 2023-04-13T21:18:00+03:00</text:p>
      <text:p text:style-name="P4">
Modified Time: 2023-04-13T21:18:00+03:00</text:p>
      <text:p text:style-name="P4">
Description: Державна служба з надзвичайних ситуацій рекомендує священнослужителям напередодні відзначення Великодня пройти інструктажі на випадок виникнення небезпечної ситуації. — Укрінформ.</text:p>
      <text:p text:style-name="P4">
Images: ["<text:a xlink:type="simple" xlink:href="https://static.ukrinform.com/photos/2023_04/thumb_files/630_360_1680610780-609.jpg" text:style-name="Internet_20_link" text:visited-style-name="Visited_20_Internet_20_Link">
630_360_16806...</text:a>
", "<text:a xlink:type="simple" xlink:href="https://static.ukrinform.com/photos/2023_04/1681386833-468.jpg" text:style-name="Internet_20_link" text:visited-style-name="Visited_20_Internet_20_Link">
1681386833-46...</text:a>
"]</text:p>
      <text:p text:style-name="P4">
Tags: ['ДСНС', 'Великдень', 'Священник', 'Рятувальники']</text:p>
      <text:p text:style-name="P4">
Type: Article</text:p>
      <!--METADATA-->
      <text:p text:style-name="P4">
<draw:frame draw:style-name="fr1" draw:name="Image235" text:anchor-type="as-char" svg:width="6.9236in" svg:height="3.956343in" draw:z-index="0">
<draw:image xlink:href="../Images/yкринформ/2023-04-13T21-18-00-03-00/630_360_1680610780-609.jpg" xlink:type="simple" xlink:show="embed" xlink:actuate="onLoad" draw:mime-type="image/jpeg"/>
</draw:frame>
 Державнаслужба з надзвичайних ситуацій рекомендує священнослужителям напередоднівідзначення Великодня пройти інструктажі на випадок виникнення небезпечноїситуації.</text:p>
      <text:p text:style-name="P4">
Відповідну рекомендацію висловив заступник директора Департаменту запобіганнянадзвичайним ситуаціям ДСНС Роман Рудак під час брифінгу “Питання безпеки підчас Великодня — застереження та рекомендації ДСНС” в  <text:a xlink:type="simple" xlink:href="https://www.youtube.com/watch" text:style-name="Internet_20_link" text:visited-style-name="Visited_20_Internet_20_Link">
</text:a>
 .</text:p>
      <text:p text:style-name="P4">
“Ми не маємо забувати про те, що під час святкування Великодня в приміщеннях,що несуть духовну цінність, буде велике скупчення громадян. Ці всі факторинесуть певні загрози, тому як священнослужителям, так і відповідальним особамнеобхідно за день до відзначення <text:a xlink:type="simple" xlink:href="https://www.ukrinform.ua/tag-velikden" text:style-name="Internet_20_link" text:visited-style-name="Visited_20_Internet_20_Link">
 </text:a>
пройти первинні інструктажі для розуміння своїх дій у разі виникнення тієї чиіншої ситуації”, - підкреслив Рудак.</text:p>
      <text:p text:style-name="P4">
<draw:frame draw:style-name="fr1" draw:name="Image236" text:anchor-type="as-char" svg:width="6.9236in" svg:height="4.615733in" draw:z-index="0">
<draw:image xlink:href="../Images/yкринформ/2023-04-13T21-18-00-03-00/1681386833-468.jpg" xlink:type="simple" xlink:show="embed" xlink:actuate="onLoad" draw:mime-type="image/jpeg"/>
</draw:frame>
</text:p>
      <text:p text:style-name="P4">
Також він наголосив на тому, що будівлі храмів мають бути обладнані системамипожежогасіння, системами сповіщення про виникнення надзвичайної події. Крімтого, там мають дотримуватися вимоги під час встановлення свічок – вони немають розміщуватися ближче, ніж один метр до горючих основ, а підсвічникимають бути стаціонарно зафіксовані, щоб не перекинулися.</text:p>
      <text:p text:style-name="P4">
<text:span text:style-name="T4">
Читайте також:</text:span>
 <text:a xlink:type="simple" xlink:href="https://www.ukrinform.ua/rubric-kyiv/3695362-u-kievi-na-velikden-virani-zmozut-zalisitisa-na-nicne-bogosluzinna-u-hramah.html" text:style-name="Internet_20_link" text:visited-style-name="Visited_20_Internet_20_Link">
 <text:span text:style-name="T4">
Великд</text:span>
 </text:a>
</text:p>
      <text:p text:style-name="P4">
“Персоналу потрібно звертати увагу на скупчення людей, запобігти переповненнюкультових споруд, звернути особливу увагу на шляхи евакуації", – додавпредставник ДСНС.</text:p>
      <text:p text:style-name="P4">
Рудак нагадав, що в країні триває воєнний стан, тому закликав облаштуватибомбосховища для вірян та не ігнорувати сигнали повітряної тривоги.</text:p>
      <text:p text:style-name="P4">
Як повідомляв Укрінформ, у Києві  <text:a xlink:type="simple" xlink:href="https://www.ukrinform.ua/rubric-kyiv/3694755-velikodne-bogosluzinna-projde-u-163-hramah-kieva.html" text:style-name="Internet_20_link" text:visited-style-name="Visited_20_Internet_20_Link">
 </text:a>
 в 163-хкультових спорудах, святкові молебні заплановані ввечері 15-го та зранку 16-гоквітня.</text:p>
      <text:p text:style-name="P4">
Source: <text:a xlink:type="simple" xlink:href="https://www.ukrinform.ua/rubric-society/3695420-svasennikiv-zaklikali-projti-bezpekovi-instruktazi-naperedodni-velikodna.html" text:style-name="Internet_20_link" text:visited-style-name="Visited_20_Internet_20_Link">
https://www.ukrinform.ua/rubric-society/3695420-svasennikiv-zaklikali-projti-bezpekovi-instruktazi-naperedodni-velikodna.html</text:a>
</text:p>
      <!--NEWS-->
      <text:h text:style-name="P10" text:outline-level="1">
<text:span text:style-name="T4">
Джокович поступився в 1/8 фіналу турніру в Монте-Карло</text:span>
</text:h>
      <text:p text:style-name="P4">
Authors: Ukrinform (Person)</text:p>
      <text:p text:style-name="P4">
Publisher: Укринформ (Organization)</text:p>
      <text:p text:style-name="P4">
Published Time: 2023-04-13T21:29:10+03:00</text:p>
      <text:p text:style-name="P4">
Modified Time: 2023-04-13T21:29:10+03:00</text:p>
      <text:p text:style-name="P4">
Description: Першу ракетку світу переграв італієць Лоренцо Музетті. — Укрінформ.</text:p>
      <text:p text:style-name="P4">
Images: ["<text:a xlink:type="simple" xlink:href="https://static.ukrinform.com/photos/2023_04/thumb_files/630_360_1681410415-862.jpg" text:style-name="Internet_20_link" text:visited-style-name="Visited_20_Internet_20_Link">
630_360_16814...</text:a>
"]</text:p>
      <text:p text:style-name="P4">
Tags: ['Теніс', 'Новак Джокович']</text:p>
      <text:p text:style-name="P4">
Type: Article</text:p>
      <!--METADATA-->
      <text:p text:style-name="P4">
<draw:frame draw:style-name="fr1" draw:name="Image237" text:anchor-type="as-char" svg:width="6.9236in" svg:height="3.956343in" draw:z-index="0">
<draw:image xlink:href="../Images/yкринформ/2023-04-13T21-29-10-03-00/630_360_1681410415-862.jpg" xlink:type="simple" xlink:show="embed" xlink:actuate="onLoad" draw:mime-type="image/jpeg"/>
</draw:frame>
 Першуракетку світу переграв італієць Лоренцо Музетті.</text:p>
      <text:p text:style-name="P4">
Перша ракетка світу Новак Джокович програв в 1/8 фіналу турніру ATP Masters1000 у Монте-Карло, передає Укрінформ.</text:p>
      <text:p text:style-name="P4">
Сербський тенісист в трьох сетах поступився італійцеві Лоренцо Музетті - 6:4,5:7, 4:6.</text:p>
      <text:p text:style-name="P4">
Поєдинок тривав майже три години.</text:p>
      <text:p text:style-name="P4">
Для Джоковича турнір в Монте-Карло став першим після виступу у Дубаї напочатку березня. Серб не зміг зіграти на американських Мастерсах в Індіан-Веллсі та Маямі через відсутність щеплення від коронавірусу.</text:p>
      <text:p text:style-name="P4">
<text:span text:style-name="T4">
Читайте також:</text:span>
 <text:a xlink:type="simple" xlink:href="https://www.ukrinform.ua/rubric-sports/3695546-svitolina-prograla-ignatik-u-drugomu-koli-turniru-itf-u-svejcarii.html" text:style-name="Internet_20_link" text:visited-style-name="Visited_20_Internet_20_Link">
 <text:span text:style-name="T4">
Світоліна</text:span>
 </text:a>
</text:p>
      <text:p text:style-name="P4">
Як повідомляв Укрінформ, Світоліна програла румунці Александрі Ігнатік удругому колі турніру ITF у Швейцарії.</text:p>
      <text:p text:style-name="P4">
Фото: Getty Image</text:p>
      <text:p text:style-name="P4">
Source: <text:a xlink:type="simple" xlink:href="https://www.ukrinform.ua/rubric-sports/3695615-dzokovic-postupivsa-v-18-finalu-turniru-v-montekarlo.html" text:style-name="Internet_20_link" text:visited-style-name="Visited_20_Internet_20_Link">
https://www.ukrinform.ua/rubric-sports/3695615-dzokovic-postupivsa-v-18-finalu-turniru-v-montekarlo.html</text:a>
</text:p>
      <!--NEWS-->
      <text:h text:style-name="P10" text:outline-level="1">
<text:span text:style-name="T4">
Жодна політсила не матиме у ПЦУ якоїсь виняткової та контролюючої ролі – Епіфаній</text:span>
</text:h>
      <text:p text:style-name="P4">
Authors: Ukrinform (Person)</text:p>
      <text:p text:style-name="P4">
Publisher: Укринформ (Organization)</text:p>
      <text:p text:style-name="P4">
Published Time: 2023-04-13T21:34:00+03:00</text:p>
      <text:p text:style-name="P4">
Modified Time: 2023-04-13T21:34:00+03:00</text:p>
      <text:p text:style-name="P4">
Description: Жодна політична сила, партія чи окремий лідер не можуть і не будуть мати в Православній Церкві України якоїсь виняткової, чи тим більше контролюючої ролі. — Укрінформ.</text:p>
      <text:p text:style-name="P4">
Images: ["<text:a xlink:type="simple" xlink:href="https://static.ukrinform.com/photos/2023_01/thumb_files/630_360_1673007223-146.jpeg" text:style-name="Internet_20_link" text:visited-style-name="Visited_20_Internet_20_Link">
630_360_16730...</text:a>
"]</text:p>
      <text:p text:style-name="P4">
Tags: ['Партія', 'Епіфаній', 'Православна церква України', 'Політика']</text:p>
      <text:p text:style-name="P4">
Type: Article</text:p>
      <!--METADATA-->
      <text:p text:style-name="P4">
<draw:frame draw:style-name="fr1" draw:name="Image238" text:anchor-type="as-char" svg:width="6.9236in" svg:height="3.956343in" draw:z-index="0">
<draw:image xlink:href="../Images/yкринформ/2023-04-13T21-34-00-03-00/630_360_1673007223-146.jpeg" xlink:type="simple" xlink:show="embed" xlink:actuate="onLoad" draw:mime-type="image/jpeg"/>
</draw:frame>
 Жоднаполітична сила, партія чи окремий лідер не можуть і не будуть мати вПравославній Церкві України якоїсь виняткової, чи тим більше контролюючоїролі.</text:p>
      <text:p text:style-name="P4">
Про це йдеться у <text:a xlink:type="simple" xlink:href="https://www.youtube.com/watch" text:style-name="Internet_20_link" text:visited-style-name="Visited_20_Internet_20_Link">
 </text:a>
 ПредстоятеляПравославної церкви України митрополита Епіфанія, передає Укрінформ.</text:p>
      <text:p text:style-name="P4">
<text:span text:style-name="T5">
<text:span text:style-name="T4">
Відео</text:span>
 : <text:a xlink:type="simple" xlink:href="https://www.youtube.com/watch" text:style-name="Internet_20_link" text:visited-style-name="Visited_20_Internet_20_Link">
</text:a>
</text:span>
</text:p>
      <text:p text:style-name="P4">
«За сприяння розбудові Помісної Церкви ми вдячні всім політичним силам,незалежно від того, чи вони представляють у певний проміжок історії владу абоопозицію. Але жодна політична сила, партія чи окремий лідер не можуть і небудуть мати у Православній Церкві України якоїсь виняткової, чи тим більшеконтролюючої ролі», - зазначив Епіфаній.</text:p>
      <text:p text:style-name="P4">
За його словами, ПЦУ не дозволяла дотепер і надалі не дозволятиме зробити себезаручницею чи учасницею партійної боротьби.</text:p>
      <text:p text:style-name="P4">
«Роками структура московського патріархату в Україні розбудовувалася саме затакою хибною моделлю тіньового контролю. деркач, новінський, медведчук та іншіподібні діячі вважали себе ніби учасниками «акціонерного товариства», щовирішують за спиною «найнятих менеджерів» у рясах всі ключові питання. Такамодель значною мірою спричинилася до нинішньої публічної катастрофимосковського патріархату в Україні», - вважає Предстоятель ПЦУ.</text:p>
      <text:p text:style-name="P4">
<text:span text:style-name="T4">
Читайте також:</text:span>
 <text:a xlink:type="simple" xlink:href="https://www.ukrinform.ua/rubric-society/3694538-epifanij-osvativ-paski-dla-ukrainskih-zahisnikiv.html" text:style-name="Internet_20_link" text:visited-style-name="Visited_20_Internet_20_Link">
 <text:span text:style-name="T4">
Епіфаній</text:span>
 </text:a>
</text:p>
      <text:p text:style-name="P4">
Він додав, що нині супротивники наполегливо намагаються дискредитуватиПравославну Церкву України, нав’язуючи їй імідж церкви певного відомогополітика.</text:p>
      <text:p text:style-name="P4">
Як повідомляв Укрінформ, 15 грудня 2018 року у соборі Святої Софії у Києвівідбувся Об'єднавчий собор православних церков України. На ньому духовенствоУПЦ Київського патріархату, УПЦ Московського патріархату та Українськоїавтокефальної православної церкви створили єдину помісну Православну церквуУкраїни, ухвалили її статут і обрали предстоятеля - митрополита Київського івсієї України Епіфанія.</text:p>
      <text:p text:style-name="P4">
6 січня 2019 р. відбулася церемонія передачі Томоса про автокефалію об’єднаноїПЦУ.</text:p>
      <text:p text:style-name="P4">
Source: <text:a xlink:type="simple" xlink:href="https://www.ukrinform.ua/rubric-society/3695616-zodna-politsila-ne-matime-u-pcu-akois-vinatkovoi-ta-kontroluucoi-roli-epifanij.html" text:style-name="Internet_20_link" text:visited-style-name="Visited_20_Internet_20_Link">
https://www.ukrinform.ua/rubric-society/3695616-zodna-politsila-ne-matime-u-pcu-akois-vinatkovoi-ta-kontroluucoi-roli-epifanij.html</text:a>
</text:p>
      <!--NEWS-->
      <text:h text:style-name="P10" text:outline-level="1">
<text:span text:style-name="T4">
На Донеччині всі Великодні богослужіння пройдуть в онлайновому форматі</text:span>
</text:h>
      <text:p text:style-name="P4">
Authors: Ukrinform (Person)</text:p>
      <text:p text:style-name="P4">
Publisher: Укринформ (Organization)</text:p>
      <text:p text:style-name="P4">
Published Time: 2023-04-13T21:36:00+03:00</text:p>
      <text:p text:style-name="P4">
Modified Time: 2023-04-13T21:36:00+03:00</text:p>
      <text:p text:style-name="P4">
Description: На Донеччині цьогоріч святкування Великодня, всі богослужіння та релігійні обряди 15 та 16 квітня пройдуть в онлайновому форматі задля безпеки мешканців регіону. — Укрінформ.</text:p>
      <text:p text:style-name="P4">
Images: ["<text:a xlink:type="simple" xlink:href="https://static.ukrinform.com/photos/2018_04/thumb_files/630_360_1523029027-4426.jpg" text:style-name="Internet_20_link" text:visited-style-name="Visited_20_Internet_20_Link">
630_360_15230...</text:a>
"]</text:p>
      <text:p text:style-name="P4">
Tags: ['Донеччина', 'Кириленко', 'Свято', 'Великдень']</text:p>
      <text:p text:style-name="P4">
Type: Article</text:p>
      <!--METADATA-->
      <text:p text:style-name="P4">
<draw:frame draw:style-name="fr1" draw:name="Image239" text:anchor-type="as-char" svg:width="6.9236in" svg:height="3.956343in" draw:z-index="0">
<draw:image xlink:href="../Images/yкринформ/2023-04-13T21-36-00-03-00/630_360_1523029027-4426.jpg" xlink:type="simple" xlink:show="embed" xlink:actuate="onLoad" draw:mime-type="image/jpeg"/>
</draw:frame>
 НаДонеччині цьогоріч святкування Великодня, всі богослужіння та релігійні обряди15 та 16 квітня пройдуть в онлайновому форматі задля безпеки мешканціврегіону.</text:p>
      <text:p text:style-name="P4">
Про це заявив начальник Донецької обласної військової адміністрації ПавлоКириленко під час брифінгу, передає кореспондент Укрінформу.</text:p>
      <text:p text:style-name="P4">
За його словами, згідно з вимогами оперативно-стратегічних угруповань військ«Хортиця» і «Таврія» підписав розпорядження щодо заборони масових зібрань уцей період.</text:p>
      <text:p text:style-name="P4">
«Всі богослужіння та релігійні обряди мають пройти в онлайновому форматі, аджедля росіян будь-яке зібрання. скупчення людей може стати бажаною мішенню», -зазначив очільник області.</text:p>
      <text:p text:style-name="P4">
Він підкреслив, що влада області не має права допустити жертв, яких можнауникнути.</text:p>
      <text:p text:style-name="P4">
«Наше завдання - максимально вживати заходи для безпеки життя та здоров'яжителів Донеччини і всіх, хто перебуває на території області», - наголосивКириленко.</text:p>
      <text:p text:style-name="P4">
<text:span text:style-name="T4">
Читайте також:</text:span>
 <text:a xlink:type="simple" xlink:href="https://www.ukrinform.ua/rubric-society/3695378-velikden-osoblive-svato-dla-ukrainciv.html" text:style-name="Internet_20_link" text:visited-style-name="Visited_20_Internet_20_Link">
 <text:span text:style-name="T4">
Великд</text:span>
 </text:a>
</text:p>
      <text:p text:style-name="P4">
Присутній на брифінгу начальник Головного управління Нацполіції в Донецькійобласті Руслан Осипенко нагадав, що на території регіону з 21.00 до 5.00 дієкомендантська година, в цей час громадянам заборонено перебувати на вулицяхнаселених пунктів без спеціальних дозволів. Відповідно, загальний доступ докультових споруд у неділю, 16 квітня, буде дозволений після закінченнякомендантської години, а освячення пасхальних справ розпочнеться орієнтовно о5.00.</text:p>
      <text:p text:style-name="P4">
«Взагалі по області планується проведення заходів у 121 культовій споруді, анічні служби будуть проводитися у 42 культових спорудах…Нічна служба будедозволена лише священослужителям, які мешкають там же та перебувають напостійній основі. Таких у нас 42 споруди. Ми продовжуватимемо контролюватикомендантську годину, після закінчення якої за закритими дверима длясвященослужителів, які перебувають там на місцях, о 5-ій ранку, храми будутьвідкриті», - пояснив Осипенко.</text:p>
      <text:p text:style-name="P4">
<text:span text:style-name="T4">
Читайте також:</text:span>
 <text:a xlink:type="simple" xlink:href="https://www.ukrinform.ua/rubric-society/3695420-svasennikiv-zaklikali-projti-bezpekovi-instruktazi-naperedodni-velikodna.html" text:style-name="Internet_20_link" text:visited-style-name="Visited_20_Internet_20_Link">
 <text:span text:style-name="T4">
Священників</text:span>
 <text:span text:style-name="T4">
закликали</text:span>
 <text:span text:style-name="T4">
пройти</text:span>
 <text:span text:style-name="T4">
безпекові</text:span>
<text:span text:style-name="T4">
інструктажі</text:span>
 <text:span text:style-name="T4">
напередодні</text:span>
 <text:span text:style-name="T4">
Великодня</text:span>
</text:a>
</text:p>
      <text:p text:style-name="P4">
Він додав, що для оперативного реагування на можливі різні події під часрелігійних заходів в області створені робочі групи, в які увійшли представникиобласної військової адміністрації, ГУ Нацполіції, <text:a xlink:type="simple" xlink:href="https://www.ukrinform.ua/tag-sbu" text:style-name="Internet_20_link" text:visited-style-name="Visited_20_Internet_20_Link">
</text:a>
 , ДСНС, представники прокуратури.</text:p>
      <text:p text:style-name="P4">
Як повідомлялося, Донеччина постійно перебуває під обстрілами російськихвійськ, щодня ворог вбиває та травмує цивільних мешканців, руйнуєінфраструктурні об’єкти.</text:p>
      <text:p text:style-name="P4">
Великдень або свято Воскресіння Ісуса Христа за юліанським календарем, за якимвідзначають всі свята християни східного обряду, православні та греко-католики, 2023 року припадає на 16 квітня.</text:p>
      <text:p text:style-name="P4">
Source: <text:a xlink:type="simple" xlink:href="https://www.ukrinform.ua/rubric-regions/3695617-na-doneccini-vsi-velikodni-bogosluzinna-projdut-v-onlajnovomu-formati.html" text:style-name="Internet_20_link" text:visited-style-name="Visited_20_Internet_20_Link">
https://www.ukrinform.ua/rubric-regions/3695617-na-doneccini-vsi-velikodni-bogosluzinna-projdut-v-onlajnovomu-formati.html</text:a>
</text:p>
      <!--NEWS-->
      <text:h text:style-name="P10" text:outline-level="1">
<text:span text:style-name="T4">
У Мелітополі пролунали вибух і стрілянина - мер</text:span>
</text:h>
      <text:p text:style-name="P4">
Authors: Ukrinform (Person)</text:p>
      <text:p text:style-name="P4">
Publisher: Укринформ (Organization)</text:p>
      <text:p text:style-name="P4">
Published Time: 2023-04-13T21:37:00+03:00</text:p>
      <text:p text:style-name="P4">
Modified Time: 2023-04-13T21:37:00+03:00</text:p>
      <text:p text:style-name="P4">
Description: У тимчасово захопленому Мелітополі пролунав вибух, після якого почалась стрілянин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Стрілянина', 'Вибух']</text:p>
      <text:p text:style-name="P4">
Type: Article</text:p>
      <!--METADATA-->
      <text:p text:style-name="P4">
<draw:frame draw:style-name="fr1" draw:name="Image240" text:anchor-type="as-char" svg:width="6.9236in" svg:height="3.956343in" draw:z-index="0">
<draw:image xlink:href="../Images/yкринформ/2023-04-13T21-37-00-03-00/630_360_1669987737-966.jpg" xlink:type="simple" xlink:show="embed" xlink:actuate="onLoad" draw:mime-type="image/jpeg"/>
</draw:frame>
 Утимчасово захопленому Мелітополі пролунав вибух, після якого почаласьстрілянина.</text:p>
      <text:p text:style-name="P4">
Про це в <text:a xlink:type="simple" xlink:href="https://t.me/ivan_fedorov_melitopol/1716" text:style-name="Internet_20_link" text:visited-style-name="Visited_20_Internet_20_Link">
 </text:a>
 повідомляє міськийголова Мелітополя Іван Федоров, передає Укрінформ.</text:p>
      <text:p text:style-name="P4">
"У <text:a xlink:type="simple" xlink:href="https://www.ukrinform.ua/tag-melitopol" text:style-name="Internet_20_link" text:visited-style-name="Visited_20_Internet_20_Link">
 </text:a>
 знову гучно: вдруге за день.Жителі фіксують одиночний вибух і стрільбу у північній частині міста", -написав він.</text:p>
      <text:p text:style-name="P4">
<text:span text:style-name="T4">
Читайте також:</text:span>
 <text:a xlink:type="simple" xlink:href="https://www.ukrinform.ua/rubric-regions/3695506-u-melitopoli-ta-berdansku-prohodit-flesmob-vidderi-rasizm.html" text:style-name="Internet_20_link" text:visited-style-name="Visited_20_Internet_20_Link">
 <text:span text:style-name="T4">
Мелітоп</text:span>
 </text:a>
</text:p>
      <text:p text:style-name="P4">
Раніше повідомлялось, що в першій половині дня у центрі міста було чутисильний вибух.</text:p>
      <text:p text:style-name="P4">
Подробиці наразі не повідомляються.</text:p>
      <text:p text:style-name="P4">
<text:span text:style-name="T5">
Фото ілюстративне</text:span>
</text:p>
      <text:p text:style-name="P4">
Source: <text:a xlink:type="simple" xlink:href="https://www.ukrinform.ua/rubric-regions/3695619-u-melitopoli-prolunali-vibuh-i-strilanina-mer.html" text:style-name="Internet_20_link" text:visited-style-name="Visited_20_Internet_20_Link">
https://www.ukrinform.ua/rubric-regions/3695619-u-melitopoli-prolunali-vibuh-i-strilanina-mer.html</text:a>
</text:p>
      <!--NEWS-->
      <text:h text:style-name="P10" text:outline-level="1">
<text:span text:style-name="T4">
Торік в Ірані стратили понад 582 людини - найбільше з 2015 року</text:span>
</text:h>
      <text:p text:style-name="P4">
Authors: Ukrinform (Person)</text:p>
      <text:p text:style-name="P4">
Publisher: Укринформ (Organization)</text:p>
      <text:p text:style-name="P4">
Published Time: 2023-04-13T21:48:00+03:00</text:p>
      <text:p text:style-name="P4">
Modified Time: 2023-04-13T21:48:00+03:00</text:p>
      <text:p text:style-name="P4">
Description: Згідно з дослідженням правозахисних організацій, минулого року в Ірані стратили щонайменше 582 людини, що є найбільшою кількістю з 2015 року. — Укрінформ.</text:p>
      <text:p text:style-name="P4">
Images: ["<text:a xlink:type="simple" xlink:href="https://static.ukrinform.com/photos/2020_01/thumb_files/630_360_1578254791-696.jpg" text:style-name="Internet_20_link" text:visited-style-name="Visited_20_Internet_20_Link">
630_360_15782...</text:a>
"]</text:p>
      <text:p text:style-name="P4">
Tags: ['Іран', 'Смерть', 'Страта']</text:p>
      <text:p text:style-name="P4">
Type: Article</text:p>
      <!--METADATA-->
      <text:p text:style-name="P4">
<draw:frame draw:style-name="fr1" draw:name="Image241" text:anchor-type="as-char" svg:width="6.9236in" svg:height="3.956343in" draw:z-index="0">
<draw:image xlink:href="../Images/yкринформ/2023-04-13T21-48-00-03-00/630_360_1578254791-696.jpg" xlink:type="simple" xlink:show="embed" xlink:actuate="onLoad" draw:mime-type="image/jpeg"/>
</draw:frame>
 Згідно здослідженням правозахисних організацій, минулого року в Ірані стратилищонайменше 582 людини, що є найбільшою кількістю з 2015 року.</text:p>
      <text:p text:style-name="P4">
Про це повідомляє Укрінформ із посиланням на  <text:a xlink:type="simple" xlink:href="https://nos.nl/artikel/2471271-hoogste-aantal-executies-in-iran-sinds-2015" text:style-name="Internet_20_link" text:visited-style-name="Visited_20_Internet_20_Link">
</text:a>
.</text:p>
      <text:p text:style-name="P4">
“Згідно з  <text:a xlink:type="simple" xlink:href="https://www.ecpm.org/en/death-penalty-in-iran-highest-number-of-executions-since-2015/" text:style-name="Internet_20_link" text:visited-style-name="Visited_20_Internet_20_Link">
 </text:a>
 іранської та французької правозахисних організаційIranian Human Rights (IHR) і Ensemble Contre La Peine de Mort минулого року вІрані стратили щонайменше 582 людини, що є найбільшою кількістю з 2015 року”,- йдеться у повідомленні.</text:p>
      <text:p text:style-name="P4">
Зазначається, що кількість страт зросла на 75% порівняно з роком раніше, колибуло страчено щонайменше 333 людини.</text:p>
      <text:p text:style-name="P4">
Звіт також показує, що страти різко зросли в місяці після спалаху протестівпроти іранського режиму.</text:p>
      <text:p text:style-name="P4">
<text:span text:style-name="T4">
Читайте також:</text:span>
 <text:a xlink:type="simple" xlink:href="https://www.ukrinform.ua/rubric-world/3694182-parlament-iranu-posilit-pokaranna-za-nasilstvo-sodo-zinok.html" text:style-name="Internet_20_link" text:visited-style-name="Visited_20_Internet_20_Link">
 <text:span text:style-name="T4">
Іран</text:span>
 </text:a>
</text:p>
      <text:p text:style-name="P4">
Як повідомлялося, Іран сколихнули протести після смерті 22-річної Махси Аміні16 вересня, яка померла після затримання поліцією моралі. Відтоді протести невщухають і перетворилися на один із найсерйозніших викликів правлячому в Іранітеократичному режиму, встановленому Ісламською революцією 1979 року.</text:p>
      <text:p text:style-name="P4">
Наприкінці грудня минулого року в <text:a xlink:type="simple" xlink:href="https://www.ukrinform.ua/tag-iran" text:style-name="Internet_20_link" text:visited-style-name="Visited_20_Internet_20_Link">
 </text:a>
почали виконувати смертні вироки затриманим протестувальникам.</text:p>
      <text:p text:style-name="P4">
За участь в антиурядових мітингах, за даними інформресурсу протестувальниківHRANA, іранський режим заарештував понад 20 000 людей.</text:p>
      <text:p text:style-name="P4">
Source: <text:a xlink:type="simple" xlink:href="https://www.ukrinform.ua/rubric-world/3695622-torik-v-irani-stratili-sonajmense-582-ludini-so-e-najbilsou-kilkistu-z-2015-roku.html" text:style-name="Internet_20_link" text:visited-style-name="Visited_20_Internet_20_Link">
https://www.ukrinform.ua/rubric-world/3695622-torik-v-irani-stratili-sonajmense-582-ludini-so-e-najbilsou-kilkistu-z-2015-roku.html</text:a>
</text:p>
      <!--NEWS-->
      <text:h text:style-name="P10" text:outline-level="1">
<text:span text:style-name="T4">
Чорне море має стратегічне значення для безпеки країн НАТО - заступник Столтенберга</text:span>
</text:h>
      <text:p text:style-name="P4">
Authors: Ukrinform (Person)</text:p>
      <text:p text:style-name="P4">
Publisher: Укринформ (Organization)</text:p>
      <text:p text:style-name="P4">
Published Time: 2023-04-13T21:50:32+03:00</text:p>
      <text:p text:style-name="P4">
Modified Time: 2023-04-13T21:50:32+03:00</text:p>
      <text:p text:style-name="P4">
Description: Чорноморський регіон знаходиться у центрі протистояння між глобальними силами, має ключове значення для регіональної безпеки і саме тому має стратегічну вагу для всієї системи євроатлантичної безпеки. — Укрінформ.</text:p>
      <text:p text:style-name="P4">
Images: ["<text:a xlink:type="simple" xlink:href="https://static.ukrinform.com/photos/2022_02/thumb_files/630_360_1645283822-167.jpg" text:style-name="Internet_20_link" text:visited-style-name="Visited_20_Internet_20_Link">
630_360_16452...</text:a>
"]</text:p>
      <text:p text:style-name="P4">
Tags: ['НАТО', ' Чорне море', 'Безпека', 'Кримська платформа']</text:p>
      <text:p text:style-name="P4">
Type: Article</text:p>
      <!--METADATA-->
      <text:p text:style-name="P4">
<draw:frame draw:style-name="fr1" draw:name="Image242" text:anchor-type="as-char" svg:width="6.9236in" svg:height="3.956343in" draw:z-index="0">
<draw:image xlink:href="../Images/yкринформ/2023-04-13T21-50-32-03-00/630_360_1645283822-167.jpg" xlink:type="simple" xlink:show="embed" xlink:actuate="onLoad" draw:mime-type="image/jpeg"/>
</draw:frame>
Чорноморський регіон знаходиться у центрі протистояння між глобальними силами,має ключове значення для регіональної безпеки і саме тому має стратегічну вагудля всієї системи євроатлантичної безпеки.</text:p>
      <text:p text:style-name="P4">
Про це у четвер у Бухаресті під час виступу на Першій Чорноморській безпековійконференції Міжнародної "Кримської платформи" заявив заступник Генеральногосекретаря НАТО Мірча Джоане, повідомляє кореспондент Укрінформу.</text:p>
      <text:p text:style-name="P4">
«Ми живемо у світі, який є конкурентним та небезпечним, і не лише внаслідокцієї війни (в Україні – ред.), але й внаслідок глобальних зсувів таконкуренції між глобальними силами, що нині визначається боротьбою міждемократіями та авторитарними режимами. Чорноморський регіон перебуває уцентрі цих дискусій. Це той регіон, який має стратегічне значення дляєвроатлантичної безпеки», - сказав Джоане.</text:p>
      <text:p text:style-name="P4">
<text:span text:style-name="T4">
Читайте також:</text:span>
 <text:a xlink:type="simple" xlink:href="https://www.ukrinform.ua/rubric-world/3669582-rosia-ne-mae-ani-sil-ani-bazanna-pocinati-vijnu-z-nato-zastupnik-stoltenberga.html" text:style-name="Internet_20_link" text:visited-style-name="Visited_20_Internet_20_Link">
 </text:a>
</text:p>
      <text:p text:style-name="P4">
Він зауважив, що росія намагається встановити контроль над цим регіоном,використовувати його для проекції сили на інші регіони світу, включаючи Африкута Близький Схід, на Середземне та Адріатичне моря, та навіть на Індійськийокеан. Саме росія докладає системних зусиль для мілітаризації Чорного моря.</text:p>
      <text:p text:style-name="P4">
«Чорноморський регіон був об’єктом військового нарощування росії вже більшедвох десятків років. Незаконна анексія Криму у 2014 році та захоплення частиниДонбасу були лише початком. Але ці події мали вплив також на Західні Балкани,на наших друзів в Боснії і Герцеговині, у Грузії і в Молдові. Безвідповідальната ворожа поведінка росії у ширшому Чорноморському регіоні глибоко вражаєбезпеку усього Альянсу», - підкреслив заступник генерального секретаря НАТО.</text:p>
      <text:p text:style-name="P4">
Він нагадав, що після початку військової агресії союзники по НАТО надалиУкраїні безпрецедентну допомогу, поставили зброю та військове обладнання насуму, що перевищує 65 мільярдів доларів, і будуть продовжувати таку підтримкутак довго, скільки це буде необхідним.</text:p>
      <text:p text:style-name="P4">
<text:span text:style-name="T4">
Читайте також:</text:span>
 <text:a xlink:type="simple" xlink:href="https://www.ukrinform.ua/rubric-polytics/3695599-nato-mae-nadati-ukraini-bezpekovi-garantii-vlitku-premer-polsi.html" text:style-name="Internet_20_link" text:visited-style-name="Visited_20_Internet_20_Link">
 <text:span text:style-name="T4">
НАТО</text:span>
 </text:a>
</text:p>
      <text:p text:style-name="P4">
«Ми будемо продовжувати підтримувати вас на тривалому шляху євроатлантичноїінтеграції. Я, як міністр закордонних справ цієї країни (Румунії – ред.),піднімав її прапор у НАТО вже 19 років тому. Зараз це зробила Фінляндія,невдовзі зробить Швеція. Ми знаємо, що і ви (українці – ред.) є європейськоюкраїною та належите до євроатлантичної родини. Я стоятиму поряд з вами нацьому шляху…. Ми сподіваємося привітати Президента Зеленського під час саміту,який має відбутися у Вільнюсі всередині липня», - сказав Джоане.</text:p>
      <text:p text:style-name="P4">
Як повідомлялося, у четвер у Бухаресті відбулася безпекова конференція у межахМіжнародної "Кримської платформи", в якій взяли участь представники урядів,дипломати та науковці провідних країн Європи та світу. Головною метоюКримської платформи, яка довела своє значення як потужний міжнародний форум, єповна деокупація Кримського півострова та звільнення України від російськихзагарбників.</text:p>
      <text:p text:style-name="P4">
<text:span text:style-name="T5">
Фото: NATO</text:span>
</text:p>
      <text:p text:style-name="P4">
Source: <text:a xlink:type="simple" xlink:href="https://www.ukrinform.ua/rubric-world/3695623-corne-more-mae-strategicne-znacenna-dla-bezpeki-krain-nato-zastupnik-stoltenberga.html" text:style-name="Internet_20_link" text:visited-style-name="Visited_20_Internet_20_Link">
https://www.ukrinform.ua/rubric-world/3695623-corne-more-mae-strategicne-znacenna-dla-bezpeki-krain-nato-zastupnik-stoltenberga.html</text:a>
</text:p>
      <!--NEWS-->
      <text:h text:style-name="P10" text:outline-level="1">
<text:span text:style-name="T4">
В Україні хвилина мовчання</text:span>
</text:h>
      <text:p text:style-name="P4">
Author: ['АРМІЯINFORM']</text:p>
      <text:p text:style-name="P4">
Time: 2023-04-13T2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43" text:anchor-type="as-char" svg:width="6.9236in" svg:height="3.895992in" draw:z-index="0">
<draw:image xlink:href="../Images/AРМІЯINFORM/2023-04-13T22-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13/v-ukrayini-hvylyna-movchannya/" text:style-name="Internet_20_link" text:visited-style-name="Visited_20_Internet_20_Link">
https://armyinform.com.ua/2023/04/13/v-ukrayini-hvylyna-movchannya/</text:a>
</text:p>
      <!--NEWS-->
      <text:h text:style-name="P10" text:outline-level="1">
<text:span text:style-name="T4">
Ліга Європи УЄФА: «Рома» поступилась «Феєнорду»</text:span>
</text:h>
      <text:p text:style-name="P4">
Authors: Ukrinform (Person)</text:p>
      <text:p text:style-name="P4">
Publisher: Укринформ (Organization)</text:p>
      <text:p text:style-name="P4">
Published Time: 2023-04-13T22:04:00+03:00</text:p>
      <text:p text:style-name="P4">
Modified Time: 2023-04-13T22:04:00+03:00</text:p>
      <text:p text:style-name="P4">
Description: Єдиний гол у матчі на рахунку Віффера. — Укрінформ.</text:p>
      <text:p text:style-name="P4">
Images: ["<text:a xlink:type="simple" xlink:href="https://static.ukrinform.com/photos/2023_04/thumb_files/630_360_1681412597-185.jpg" text:style-name="Internet_20_link" text:visited-style-name="Visited_20_Internet_20_Link">
630_360_16814...</text:a>
"]</text:p>
      <text:p text:style-name="P4">
Tags: ['Футбол', 'Ліга Європи', 'Рома']</text:p>
      <text:p text:style-name="P4">
Type: Article</text:p>
      <!--METADATA-->
      <text:p text:style-name="P4">
<draw:frame draw:style-name="fr1" draw:name="Image244" text:anchor-type="as-char" svg:width="6.9236in" svg:height="3.956343in" draw:z-index="0">
<draw:image xlink:href="../Images/yкринформ/2023-04-13T22-04-00-03-00/630_360_1681412597-185.jpg" xlink:type="simple" xlink:show="embed" xlink:actuate="onLoad" draw:mime-type="image/jpeg"/>
</draw:frame>
 Єдиний голу матчі на рахунку Віффера.</text:p>
      <text:p text:style-name="P4">
«Феєнорд» обіграв «Рому» в першому чвертьфінальному поєдинку Ліги Європи –1:0, передає Укрінформ.</text:p>
      <text:p text:style-name="P4">
«Вовки» мали змогу відкрити рахунок наприкінці першого тайму, проте ЛоренцоПеллегріні не реалізував пенальті.</text:p>
      <text:p text:style-name="P4">
Після перерви півзахисник Матс Віффер відзначився з подачі Уссами Ідріссі іприніс перемогу господарям.</text:p>
      <text:p text:style-name="P4">
Матч-відповідь пройде в Римі 20 квітня. У півфіналі переможець зустрінеться зпереможцем протистояння «Баєр» – «Уніон».</text:p>
      <text:p text:style-name="P4">
<text:span text:style-name="T4">
Читайте також:</text:span>
 <text:a xlink:type="simple" xlink:href="https://www.ukrinform.ua/rubric-sports/3695125-liga-cempioniv-uefa-milan-minimalno-peregrav-napoli.html" text:style-name="Internet_20_link" text:visited-style-name="Visited_20_Internet_20_Link">
 <text:span text:style-name="T4">
Ліга</text:span>
 </text:a>
</text:p>
      <text:p text:style-name="P4">
Як повідомляв Укрінформ, сьогодні пройдуть ще три поєдинки першихчвертьфіналів ЛЄ. «Манчестер Юнайтед» приймає «Севілью», «Ювентус» грає зі«Спортінгом», а «Баєр» – з «Уніоном».</text:p>
      <text:p text:style-name="P4">
Фото: Getty Image</text:p>
      <text:p text:style-name="P4">
Source: <text:a xlink:type="simple" xlink:href="https://www.ukrinform.ua/rubric-sports/3695625-liga-evropi-uefa-roma-postupilas-feenordu.html" text:style-name="Internet_20_link" text:visited-style-name="Visited_20_Internet_20_Link">
https://www.ukrinform.ua/rubric-sports/3695625-liga-evropi-uefa-roma-postupilas-feenordu.html</text:a>
</text:p>
      <!--NEWS-->
      <text:h text:style-name="P10" text:outline-level="1">
<text:span text:style-name="T4">
У Молдові засудили до 15 років в’язниці лідера проросійської партії «Шор»</text:span>
</text:h>
      <text:p text:style-name="P4">
Authors: Ukrinform (Person)</text:p>
      <text:p text:style-name="P4">
Publisher: Укринформ (Organization)</text:p>
      <text:p text:style-name="P4">
Published Time: 2023-04-13T22:05:00+03:00</text:p>
      <text:p text:style-name="P4">
Modified Time: 2023-04-13T22:05:00+03:00</text:p>
      <text:p text:style-name="P4">
Description: У четвер Апеляційна палата Кишенева засудила депутата-втікача лідера партії «Шор» Ілана Шора до 15 років в’язниці із конфіскацією майна на 5 мільярдів леїв (понад 270 мільйонів доларів США). — Укрінформ.</text:p>
      <text:p text:style-name="P4">
Images: ["<text:a xlink:type="simple" xlink:href="https://static.ukrinform.com/photos/2023_04/thumb_files/630_360_1681412597-135.jpg" text:style-name="Internet_20_link" text:visited-style-name="Visited_20_Internet_20_Link">
630_360_16814...</text:a>
"]</text:p>
      <text:p text:style-name="P4">
Tags: ['Молдова', 'Суд', 'Вирок', 'Партія']</text:p>
      <text:p text:style-name="P4">
Type: Article</text:p>
      <!--METADATA-->
      <text:p text:style-name="P4">
<draw:frame draw:style-name="fr1" draw:name="Image245" text:anchor-type="as-char" svg:width="6.9236in" svg:height="3.956343in" draw:z-index="0">
<draw:image xlink:href="../Images/yкринформ/2023-04-13T22-05-00-03-00/630_360_1681412597-135.jpg" xlink:type="simple" xlink:show="embed" xlink:actuate="onLoad" draw:mime-type="image/jpeg"/>
</draw:frame>
 У четверАпеляційна палата Кишенева засудила депутата-втікача лідера партії «Шор» ІланаШора до 15 років в’язниці із конфіскацією майна на 5 мільярдів леїв (понад 270мільйонів доларів США).</text:p>
      <text:p text:style-name="P4">
Як передає Укрінформ, про це повідомляє  <text:a xlink:type="simple" xlink:href="https://newsmaker.md/rus/novosti/v-kishineve-shora-prigovorili-k-15-godam-tyurmy-i-konfiskatsii-imuschestva-na-5-mlrd-leev/" text:style-name="Internet_20_link" text:visited-style-name="Visited_20_Internet_20_Link">
</text:a>
 .</text:p>
      <text:p text:style-name="P4">
«Апеляційна палата засудила Шора до 15 років в’язниці. Де б він не відбувавпокарання, в Ізраїлі чи у <text:a xlink:type="simple" xlink:href="https://www.ukrinform.ua/tag-moldova" text:style-name="Internet_20_link" text:visited-style-name="Visited_20_Internet_20_Link">
 </text:a>
 , усеарештоване майно тепер конфіскують на користь держави – це 5 мільярдів леїв»,– повідомила голова парламентської юридичної комісії, депутат від партії «Діяі солідарність» Олеся Стамате.</text:p>
      <text:p text:style-name="P4">
За словами Стамате, йдеться лише про одну справу проти Шора, і судам щедоведеться прийняти рішення щодо решти. Водночас вона не вказала, за якою самесправою було засуджено депутата.</text:p>
      <text:p text:style-name="P4">
<text:span text:style-name="T4">
Читайте також:</text:span>
 <text:a xlink:type="simple" xlink:href="https://www.ukrinform.ua/rubric-world/3608127-u-moldovi-zatrimali-predstavnikiv-prorosijskoi-partii-sor.html" text:style-name="Internet_20_link" text:visited-style-name="Visited_20_Internet_20_Link">
 <text:span text:style-name="T4">
Шор</text:span>
 </text:a>
</text:p>
      <text:p text:style-name="P4">
У 2015 році Ілана Шора засудили за справою про «крадіжку мільярда» до 7,5років за ґратами за шахрайство та «відмивання» грошей. Суд встановив, що вирокне набуде чинності, поки не стане остаточним. Справа перебувала на розгляді вАпеляційній палаті Кишенева. Судові слухання багаторазово відтерміновували.</text:p>
      <text:p text:style-name="P4">
У 2019 році, після відходу від влади Демократичної партії Молдови, Ілан Шорвиїхав з країни. За деякими даними, наразі він перебуває в Ізраїлі.</text:p>
      <text:p text:style-name="P4">
Як повідомляв Укрінформ, 12 квітня у столиці Молдови пройшла проросійськаакція протесту, яку організувала партія «Шор» та її прихильники.</text:p>
      <text:p text:style-name="P4">
Source: <text:a xlink:type="simple" xlink:href="https://www.ukrinform.ua/rubric-world/3695626-u-moldovi-zasudili-do-15-rokiv-vaznici-lidera-prorosijskoi-partii-sor.html" text:style-name="Internet_20_link" text:visited-style-name="Visited_20_Internet_20_Link">
https://www.ukrinform.ua/rubric-world/3695626-u-moldovi-zasudili-do-15-rokiv-vaznici-lidera-prorosijskoi-partii-sor.html</text:a>
</text:p>
      <!--NEWS-->
      <text:h text:style-name="P10" text:outline-level="1">
<text:span text:style-name="T4">
Ліга конференцій УЄФА: «Гент» та «Вест Гем» поділили очки</text:span>
</text:h>
      <text:p text:style-name="P4">
Authors: Ukrinform (Person)</text:p>
      <text:p text:style-name="P4">
Publisher: Укринформ (Organization)</text:p>
      <text:p text:style-name="P4">
Published Time: 2023-04-13T22:11:40+03:00</text:p>
      <text:p text:style-name="P4">
Modified Time: 2023-04-13T22:11:40+03:00</text:p>
      <text:p text:style-name="P4">
Description: Матч-відповідь запланований на 20 квітня. — Укрінформ.</text:p>
      <text:p text:style-name="P4">
Images: ["<text:a xlink:type="simple" xlink:href="https://static.ukrinform.com/photos/2023_04/thumb_files/630_360_1681413031-371.jpg" text:style-name="Internet_20_link" text:visited-style-name="Visited_20_Internet_20_Link">
630_360_16814...</text:a>
"]</text:p>
      <text:p text:style-name="P4">
Tags: ['Футбол', 'Ліга конференцій УЄФА']</text:p>
      <text:p text:style-name="P4">
Type: Article</text:p>
      <!--METADATA-->
      <text:p text:style-name="P4">
<draw:frame draw:style-name="fr1" draw:name="Image246" text:anchor-type="as-char" svg:width="6.9236in" svg:height="3.956343in" draw:z-index="0">
<draw:image xlink:href="../Images/yкринформ/2023-04-13T22-11-40-03-00/630_360_1681413031-371.jpg" xlink:type="simple" xlink:show="embed" xlink:actuate="onLoad" draw:mime-type="image/jpeg"/>
</draw:frame>
 Матч-відповідь запланований на 20 квітня.</text:p>
      <text:p text:style-name="P4">
В стартовому матчі ігрового дня «Гент» на своєму полі зіграв внічию з «ВестГемом» (1:1) в 1/4 фіналу Ліги конференцій, передає Укрінформ.</text:p>
      <text:p text:style-name="P4">
На гол Денні Інгза бельгійська команда відповіла влучним ударом Уго Кейперса.</text:p>
      <text:p text:style-name="P4">
Також сьогодні зіграють «Андерлехт» – «АЗ», «Базель» – «Ніцца» та «Лех» –«Фіорентина». Початок – о 22:00 за київським часом.</text:p>
      <text:p text:style-name="P4">
<text:span text:style-name="T4">
Читайте також:</text:span>
 <text:a xlink:type="simple" xlink:href="https://www.ukrinform.ua/rubric-sports/3695625-liga-evropi-uefa-roma-postupilas-feenordu.html" text:style-name="Internet_20_link" text:visited-style-name="Visited_20_Internet_20_Link">
 <text:span text:style-name="T4">
Рома</text:span>
 </text:a>
</text:p>
      <text:p text:style-name="P4">
Як повідомляв Укрінформ, «Феєнорд» обіграв «Рому» в першому чвертьфінальномупоєдинку Ліги Європи.</text:p>
      <text:p text:style-name="P4">
Фото: Getty Image</text:p>
      <text:p text:style-name="P4">
Source: <text:a xlink:type="simple" xlink:href="https://www.ukrinform.ua/rubric-sports/3695628-liga-konferencij-uefa-gent-ta-vest-gem-podilili-ocki.html" text:style-name="Internet_20_link" text:visited-style-name="Visited_20_Internet_20_Link">
https://www.ukrinform.ua/rubric-sports/3695628-liga-konferencij-uefa-gent-ta-vest-gem-podilili-ocki.html</text:a>
</text:p>
      <!--NEWS-->
      <text:h text:style-name="P10" text:outline-level="1">
<text:span text:style-name="T4">
В Україні потенційно забруднені вибухівкою 174 тисячі квадратних кілометрів – ДСНС</text:span>
</text:h>
      <text:p text:style-name="P4">
Authors: Ukrinform (Person)</text:p>
      <text:p text:style-name="P4">
Publisher: Укринформ (Organization)</text:p>
      <text:p text:style-name="P4">
Published Time: 2023-04-13T22:21:00+03:00</text:p>
      <text:p text:style-name="P4">
Modified Time: 2023-04-13T22:21:00+03:00</text:p>
      <text:p text:style-name="P4">
Description: Потенційно забрудненими вибухонебезпечними предметами є 174 тис. квадратних кілометрів території України. — Укрінформ.</text:p>
      <text:p text:style-name="P4">
Images: ["<text:a xlink:type="simple" xlink:href="https://static.ukrinform.com/photos/2022_10/thumb_files/630_360_1666439593-782.jpg" text:style-name="Internet_20_link" text:visited-style-name="Visited_20_Internet_20_Link">
630_360_16664...</text:a>
", "<text:a xlink:type="simple" xlink:href="https://static.ukrinform.com/photos/2023_03/1680172121-435.jpg" text:style-name="Internet_20_link" text:visited-style-name="Visited_20_Internet_20_Link">
1680172121-43...</text:a>
"]</text:p>
      <text:p text:style-name="P4">
Tags: ['ДСНС', 'Розмінування', 'Вибухівка', 'Рятувальники']</text:p>
      <text:p text:style-name="P4">
Type: Article</text:p>
      <!--METADATA-->
      <text:p text:style-name="P4">
<draw:frame draw:style-name="fr1" draw:name="Image247" text:anchor-type="as-char" svg:width="6.9236in" svg:height="3.956343in" draw:z-index="0">
<draw:image xlink:href="../Images/yкринформ/2023-04-13T22-21-00-03-00/630_360_1666439593-782.jpg" xlink:type="simple" xlink:show="embed" xlink:actuate="onLoad" draw:mime-type="image/jpeg"/>
</draw:frame>
 Потенційнозабрудненими вибухонебезпечними предметами є 174 тис. квадратних кілометрівтериторії України.</text:p>
      <text:p text:style-name="P4">
Про це повідомив пресофіцер ДСНС Олександр Хорунжий на брифінгу "Питаннябезпеки під час Великодня — застереження та рекомендації ДСНС" в  <text:a xlink:type="simple" xlink:href="https://www.youtube.com/watch" text:style-name="Internet_20_link" text:visited-style-name="Visited_20_Internet_20_Link">
</text:a>
 .</text:p>
      <text:p text:style-name="P4">
"Я нагадаю, що 174 тис. квадратних кілометрів потенційно забрудненівибухонебезпечними предметами. Люди мають про це пам'ятати. І у нас фактичнощодня приходять повідомлення про надзвичайні випадки, коли люди травмуютьсяабо гинуть на мінах та боєприпасах, на розірваних боєприпасах", – зазначиввін.</text:p>
      <text:p text:style-name="P4">
<draw:frame draw:style-name="fr1" draw:name="Image248" text:anchor-type="as-char" svg:width="6.9236in" svg:height="4.615733in" draw:z-index="0">
<draw:image xlink:href="../Images/yкринформ/2023-04-13T22-21-00-03-00/1680172121-435.jpg" xlink:type="simple" xlink:show="embed" xlink:actuate="onLoad" draw:mime-type="image/jpeg"/>
</draw:frame>
</text:p>
      <text:p text:style-name="P4">
<text:span text:style-name="T4">
Читайте також:</text:span>
 <text:a xlink:type="simple" xlink:href="https://www.ukrinform.ua/rubric-vidbudova/3694139-ukraini-potribno-pat-tisac-fahivciv-dla-rozminuvanna-reznikov.html" text:style-name="Internet_20_link" text:visited-style-name="Visited_20_Internet_20_Link">
 <text:span text:style-name="T4">
розмінуванн</text:span>
 </text:a>
</text:p>
      <text:p text:style-name="P4">
Пресофіцер ДСНС України назвав регіони, де забруднення вибухонебезпечнимипредметами є найбільшим. Серед них – території Херсонської, Харківської,частково Миколаївської, Запорізької, Донецької, Сумської, Чернігівської таКиївської областей.</text:p>
      <text:p text:style-name="P4">
"Але на Київщині фактично всі об'єкти критичної інфраструктури іжиттєзабезпечення вже очищені. Залишаються, можливо, деякі ділянки лісовихмасивів і поля", – уточнив Хорунжий.</text:p>
      <text:p text:style-name="P4">
Як повідомляв Укрінформ, для розмінування територій України  <text:a xlink:type="simple" xlink:href="https://www.ukrinform.ua/rubric-vidbudova/3694139-ukraini-potribno-pat-tisac-fahivciv-dla-rozminuvanna-reznikov.html" text:style-name="Internet_20_link" text:visited-style-name="Visited_20_Internet_20_Link">
</text:a>
 , а також спеціалісти з іншихкраїн світу.</text:p>
      <text:p text:style-name="P4">
У червні 2022 року в ДСНС заявляли, що  <text:a xlink:type="simple" xlink:href="https://www.ukrinform.ua/rubric-ato/3498151-v-ukraini-300-tisac-kvadratnih-kilometriv-potrebuut-rozminuvanna.html" text:style-name="Internet_20_link" text:visited-style-name="Visited_20_Internet_20_Link">
 </text:a>
</text:p>
      <text:p text:style-name="P4">
Source: <text:a xlink:type="simple" xlink:href="https://www.ukrinform.ua/rubric-society/3695629-v-ukraini-potencijno-zabrudneni-vibuhivkou-174-tisaci-kvadratnih-kilometriv-dsns.html" text:style-name="Internet_20_link" text:visited-style-name="Visited_20_Internet_20_Link">
https://www.ukrinform.ua/rubric-society/3695629-v-ukraini-potencijno-zabrudneni-vibuhivkou-174-tisaci-kvadratnih-kilometriv-dsns.html</text:a>
</text:p>
      <!--NEWS-->
      <text:h text:style-name="P10" text:outline-level="1">
<text:span text:style-name="T4">
У США арештували лідера чат-групи, в якій з’явилися секретні дані Пентагону</text:span>
</text:h>
      <text:p text:style-name="P4">
Authors: Ukrinform (Person)</text:p>
      <text:p text:style-name="P4">
Publisher: Укринформ (Organization)</text:p>
      <text:p text:style-name="P4">
Published Time: 2023-04-13T22:33:00+03:00</text:p>
      <text:p text:style-name="P4">
Modified Time: 2023-04-13T22:33:00+03:00</text:p>
      <text:p text:style-name="P4">
Description: ФБР арештувала 21-річного очільника ігрової онлайн чат-групи, у якій з’явилися публікації секретних документів Пентагону. — Укрінформ.</text:p>
      <text:p text:style-name="P4">
Images: ["<text:a xlink:type="simple" xlink:href="https://static.ukrinform.com/photos/2016_05/thumb_files/630_360_1464332501-2066-fbr.jpg" text:style-name="Internet_20_link" text:visited-style-name="Visited_20_Internet_20_Link">
630_360_14643...</text:a>
"]</text:p>
      <text:p text:style-name="P4">
Tags: ['Арешт', 'ФБР', 'Пентагон', 'США', 'Витік']</text:p>
      <text:p text:style-name="P4">
Type: Article</text:p>
      <!--METADATA-->
      <text:p text:style-name="P4">
<draw:frame draw:style-name="fr1" draw:name="Image249" text:anchor-type="as-char" svg:width="6.9236in" svg:height="3.956343in" draw:z-index="0">
<draw:image xlink:href="../Images/yкринформ/2023-04-13T22-33-00-03-00/630_360_1464332501-2066-fbr.jpg" xlink:type="simple" xlink:show="embed" xlink:actuate="onLoad" draw:mime-type="image/jpeg"/>
</draw:frame>
 ФБРарештувала 21-річного очільника ігрової онлайн чат-групи, у якій з’явилисяпублікації секретних документів Пентагону.</text:p>
      <text:p text:style-name="P4">
Як повідомляє кореспондент Укрінформу, про це пише <text:a xlink:type="simple" xlink:href="https://edition.cnn.com/politics/live-news/pentagon-documents-leak-04-13-23/index.html" text:style-name="Internet_20_link" text:visited-style-name="Visited_20_Internet_20_Link">
</text:a>
 .</text:p>
      <text:p text:style-name="P4">
“Генеральний прокурор Мерік Гарланд підтвердив, що ФБР арештувала ДжекаТейшейра, члена Національної повітряної гвардії Масcачусетса через йогозв’язок із витоком засекречених документів <text:a xlink:type="simple" xlink:href="https://www.ukrinform.ua/tag-pentagon" text:style-name="Internet_20_link" text:visited-style-name="Visited_20_Internet_20_Link">
 </text:a>
 ”, - йдеться у матеріалі.</text:p>
      <text:p text:style-name="P4">
Зазначається, що арешт було проведено через “вірогідне несанкціонованеотримання, зберігання та передачу секретної інформації стосовно національноїоборони”.</text:p>
      <text:p text:style-name="P4">
<text:span text:style-name="T4">
Читайте також:</text:span>
 <text:a xlink:type="simple" xlink:href="https://www.ukrinform.ua/rubric-world/3695486-pentagon-obmeziv-dostup-do-zlitih-sekretnih-dokumentiv-bilij-dim.html" text:style-name="Internet_20_link" text:visited-style-name="Visited_20_Internet_20_Link">
 <text:span text:style-name="T4">
Пентагон</text:span>
 </text:a>
</text:p>
      <text:p text:style-name="P4">
Гарланд додав, що справу Тейксейра розглядатиме федеральний суд США.</text:p>
      <text:p text:style-name="P4">
Як повідомлялося, видання New York Times раніше опублікувало матеріал, у якомуйдеться про те, що <text:a xlink:type="simple" xlink:href="https://www.ukrinform.ua/rubric-world/3694664-glava-pentagonu-perevernemo-kozen-kamin-sobi-znajti-dzerelo-vitokiv.html" text:style-name="Internet_20_link" text:visited-style-name="Visited_20_Internet_20_Link">
 </text:a>
 нібитосекретних документів у соцмережі, які стосуються планів щодо контрнаступу ЗСУ.</text:p>
      <text:p text:style-name="P4">
Група розслідувачів <text:a xlink:type="simple" xlink:href="https://www.ukrinform.ua/rubric-world/3693674-u-bellingcat-vstanovili-persodzerela-zlitih-dokumentiv-pentagonu.html" text:style-name="Internet_20_link" text:visited-style-name="Visited_20_Internet_20_Link">
 </text:a>
 злитих документів Пентагону, що почали з’являтися ще у січні2023 року на деяких Discord-серверах.</text:p>
      <text:p text:style-name="P4">
Нацгвардієць Джек Тейшейра <text:a xlink:type="simple" xlink:href="https://www.ukrinform.ua/rubric-world/3695601-u-ssa-vstanovili-osobu-lidera-catgrupi-v-akij-zavilisa-sekretni-dani-pentagonu-nyt.html" text:style-name="Internet_20_link" text:visited-style-name="Visited_20_Internet_20_Link">
 </text:a>
 під назвою «Thug Shaker Central», яка об’єднуєблизько 20-30 людей через спільну прихильність до зброї, расистських онлайн-мемів та відеоігр.</text:p>
      <text:p text:style-name="P4">
Source: <text:a xlink:type="simple" xlink:href="https://www.ukrinform.ua/rubric-world/3695633-u-ssa-arestuvali-lidera-catgrupi-v-akij-zavilisa-sekretni-dani-pentagonu.html" text:style-name="Internet_20_link" text:visited-style-name="Visited_20_Internet_20_Link">
https://www.ukrinform.ua/rubric-world/3695633-u-ssa-arestuvali-lidera-catgrupi-v-akij-zavilisa-sekretni-dani-pentagonu.html</text:a>
</text:p>
      <!--NEWS-->
      <text:h text:style-name="P10" text:outline-level="1">
<text:span text:style-name="T4">
ЗСУ мають не один варіант розвитку подій на фронті - Данілов</text:span>
</text:h>
      <text:p text:style-name="P4">
Authors: Ukrinform (Person)</text:p>
      <text:p text:style-name="P4">
Publisher: Укринформ (Organization)</text:p>
      <text:p text:style-name="P4">
Published Time: 2023-04-13T22:46:00+03:00</text:p>
      <text:p text:style-name="P4">
Modified Time: 2023-04-13T22:46:00+03:00</text:p>
      <text:p text:style-name="P4">
Description: Збройні Сили України мають не один варіант розвитку подій на фронті.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ЗСУ', 'Данілов', 'Контрнаступ', 'Єдині новини']</text:p>
      <text:p text:style-name="P4">
Type: Article</text:p>
      <!--METADATA-->
      <text:p text:style-name="P4">
<draw:frame draw:style-name="fr1" draw:name="Image250" text:anchor-type="as-char" svg:width="6.9236in" svg:height="3.956343in" draw:z-index="0">
<draw:image xlink:href="../Images/yкринформ/2023-04-13T22-46-00-03-00/630_360_1680783784-260.jpg" xlink:type="simple" xlink:show="embed" xlink:actuate="onLoad" draw:mime-type="image/jpeg"/>
</draw:frame>
 ЗбройніСили України мають не один варіант розвитку подій на фронті.</text:p>
      <text:p text:style-name="P4">
Про це заявив Секретар Ради національної безпеки і оборони України ОлексійДанілов в ефірі телемарафону "Єдині новини", повідомляє Укрінформ.</text:p>
      <text:p text:style-name="P4">
"Ми свідомі про всі процеси, що відбуваються на фронті. Усі припущеннястосовно планів українських військових, в тому числі щодо контрнаступу, немають під собою ніякого підґрунтя. Це все буде вирішуватися в останній момент,коли буде прийматися остаточне рішення", - сказав Данілов.</text:p>
      <text:p text:style-name="P4">
За його словами, українські військові мають "не один, не два, не три і нечотири варіанти розвитку подій на фронті", бо це залежить від багатьохфакторів, які оцінюються кожного дня.</text:p>
      <text:p text:style-name="P4">
<text:span text:style-name="T4">
Читайте також:</text:span>
 <text:a xlink:type="simple" xlink:href="https://www.ukrinform.ua/rubric-ato/3694666-ukraina-vze-mae-bagato-mozlivostej-sobi-dosagti-uspihu-ostin.html" text:style-name="Internet_20_link" text:visited-style-name="Visited_20_Internet_20_Link">
 <text:span text:style-name="T4">
контрнаступ</text:span>
 </text:a>
</text:p>
      <text:p text:style-name="P4">
"І усі повинні розуміти, що у нас немає розмов тільки про контрнаступ. У нас єрозуміння, що треба звільнити усі наші території до <text:a xlink:type="simple" xlink:href="https://www.ukrinform.ua/tag-kordon" text:style-name="Internet_20_link" text:visited-style-name="Visited_20_Internet_20_Link">
</text:a>
 1991 року. До того часу, поки ми це незробимо, поки цього не зроблять наші ЗСУ, мова про закінчення війни йти неможе", - наголосив Секретар РНБО.</text:p>
      <text:p text:style-name="P4">
Як повідомляв Укрінформ, Прем’єр-міністр України Денис Шмигаль заявив, щомасштабний контрнаступ українських сил проти російських загарбників можерозпочатися вже влітку.</text:p>
      <text:p text:style-name="P4">
Source: <text:a xlink:type="simple" xlink:href="https://www.ukrinform.ua/rubric-ato/3695634-zsu-maut-ne-odin-variant-rozvitku-podij-na-fronti-danilov.html" text:style-name="Internet_20_link" text:visited-style-name="Visited_20_Internet_20_Link">
https://www.ukrinform.ua/rubric-ato/3695634-zsu-maut-ne-odin-variant-rozvitku-podij-na-fronti-danilov.html</text:a>
</text:p>
      <!--NEWS-->
      <text:h text:style-name="P10" text:outline-level="1">
<text:span text:style-name="T4">
Мінмолодьспорту підготувало офіційний наказ про бойкот змагань з російськими та білоруськими спортсменами</text:span>
</text:h>
      <text:p text:style-name="P4">
Authors: Ukrinform (Person)</text:p>
      <text:p text:style-name="P4">
Publisher: Укринформ (Organization)</text:p>
      <text:p text:style-name="P4">
Published Time: 2023-04-13T22:57:00+03:00</text:p>
      <text:p text:style-name="P4">
Modified Time: 2023-04-13T22:57:00+03:00</text:p>
      <text:p text:style-name="P4">
Description: В разі порушення українську делегацію відкличуть, а відповідну федерацію позбавлять статусу національної. — Укрінформ.</text:p>
      <text:p text:style-name="P4">
Images: ["<text:a xlink:type="simple" xlink:href="https://static.ukrinform.com/photos/2023_04/thumb_files/630_360_1681415639-463.jpg" text:style-name="Internet_20_link" text:visited-style-name="Visited_20_Internet_20_Link">
630_360_16814...</text:a>
", "<text:a xlink:type="simple" xlink:href="https://static.ukrinform.com/photos/2023_04/1681415809-383.jpg" text:style-name="Internet_20_link" text:visited-style-name="Visited_20_Internet_20_Link">
1681415809-38...</text:a>
", "<text:a xlink:type="simple" xlink:href="https://static.ukrinform.com/photos/2023_04/1681415822-714.jpg" text:style-name="Internet_20_link" text:visited-style-name="Visited_20_Internet_20_Link">
1681415822-71...</text:a>
"]</text:p>
      <text:p text:style-name="P4">
Tags: ['Міністерство молоді та спорту']</text:p>
      <text:p text:style-name="P4">
Type: Article</text:p>
      <!--METADATA-->
      <text:p text:style-name="P4">
<draw:frame draw:style-name="fr1" draw:name="Image251" text:anchor-type="as-char" svg:width="6.9236in" svg:height="3.956343in" draw:z-index="0">
<draw:image xlink:href="../Images/yкринформ/2023-04-13T22-57-00-03-00/630_360_1681415639-463.jpg" xlink:type="simple" xlink:show="embed" xlink:actuate="onLoad" draw:mime-type="image/jpeg"/>
</draw:frame>
 В разіпорушення українську делегацію відкличуть, а відповідну федерацію позбавлятьстатусу національної.</text:p>
      <text:p text:style-name="P4">
Олімпійський чемпіон та народний депутат Жан Беленюк опублікував <text:a xlink:type="simple" xlink:href="https://t.me/zhanbeleniuk/217" text:style-name="Internet_20_link" text:visited-style-name="Visited_20_Internet_20_Link">
</text:a>
 наказу Міністерства молоді та спорту прозаборону офіційним делегаціям українських збірних брати участь у міжнароднихзмаганнях, у яких беруть участь росіяни та білоруси, передає Укрінформ.</text:p>
      <text:p text:style-name="P4">
Наказ поширюється на офіційні делегації національних збірних України золімпійських та неолімпійських видів спорту. В разі порушення делегатіввідкличуть із таких змагань, а відповідну федерацію позбавлять статусунаціональної. Також здійснюватиметься моніторинг участі українськихспортсменів на змаганнях, де будуть росіяни та білоруси.</text:p>
      <text:p text:style-name="P4">
Зазначимо, що наказ підписано електроним підписом.</text:p>
      <text:p text:style-name="P4">
<draw:frame draw:style-name="fr1" draw:name="Image252" text:anchor-type="as-char" svg:width="6.9236in" svg:height="9.611939in" draw:z-index="0">
<draw:image xlink:href="../Images/yкринформ/2023-04-13T22-57-00-03-00/1681415809-383.jpg" xlink:type="simple" xlink:show="embed" xlink:actuate="onLoad" draw:mime-type="image/jpeg"/>
</draw:frame>
<draw:frame draw:style-name="fr1" draw:name="Image253" text:anchor-type="as-char" svg:width="6.9236in" svg:height="9.622376in" draw:z-index="0">
<draw:image xlink:href="../Images/yкринформ/2023-04-13T22-57-00-03-00/1681415822-714.jpg" xlink:type="simple" xlink:show="embed" xlink:actuate="onLoad" draw:mime-type="image/jpeg"/>
</draw:frame>
</text:p>
      <text:p text:style-name="P4">
Нагадаємо, Кабінет міністрів України ухвалив <text:a xlink:type="simple" xlink:href="https://www.ukrinform.ua/rubric-sports/3689645-ukraina-bojkotuvatime-zmaganna-de-budut-atleti-z-rosii-risenna-uradu.html" text:style-name="Internet_20_link" text:visited-style-name="Visited_20_Internet_20_Link">
</text:a>
 про бойкот відбірковихтурнірів на Олімпійські ігри-2024 у Парижі, на які буде допущено російських ібілоруських спортсменів. Міжнародний олімпійський комітет (МОК) вжевідреагував на рішення Уряду України про бойкот відбіркових турнірів наОлімпійські ігри-2024 у Парижі.</text:p>
      <text:p text:style-name="P4">
<text:span text:style-name="T4">
Читайте також:</text:span>
 <text:a xlink:type="simple" xlink:href="https://www.ukrinform.ua/rubric-sports/3695395-dopusk-rosian-i-bilorusiv-mok-zajnav-vicikuvalnu-poziciu.html" text:style-name="Internet_20_link" text:visited-style-name="Visited_20_Internet_20_Link">
 <text:span text:style-name="T4">
МОК</text:span>
 </text:a>
</text:p>
      <text:p text:style-name="P4">
Як повідомляв Укрінформ, раніше Виконком МОК рекомендував повернути російськихта білоруських спортсменів до міжнародних змагань у нейтральному статусі. Прицьому не допускаються до турнірів команди з росії та білорусі, а такожспортсмени, які підтримують війну або мають контракт з арміями росії абобілорусі.</text:p>
      <text:p text:style-name="P4">
Фото: Getty Image, t.me/zhanbeleniuk</text:p>
      <text:p text:style-name="P4">
Source: <text:a xlink:type="simple" xlink:href="https://www.ukrinform.ua/rubric-sports/3695638-minmolodsportu-pidgotuvalo-oficijnij-nakaz-pro-bojkot-zmagan-z-rosijskimi-ta-biloruskimi-sportsmenami.html" text:style-name="Internet_20_link" text:visited-style-name="Visited_20_Internet_20_Link">
https://www.ukrinform.ua/rubric-sports/3695638-minmolodsportu-pidgotuvalo-oficijnij-nakaz-pro-bojkot-zmagan-z-rosijskimi-ta-biloruskimi-sportsmenami.html</text:a>
</text:p>
      <!--NEWS-->
      <text:h text:style-name="P10" text:outline-level="1">
<text:span text:style-name="T4">
Дмитро Кулеба обговорив із главою МЗС Аргентини формулу миру та зміцнення відносин</text:span>
</text:h>
      <text:p text:style-name="P4">
Author: ['АРМІЯINFORM']</text:p>
      <text:p text:style-name="P4">
Time: 2023-04-13T23:00:00-04:00</text:p>
      <text:p text:style-name="P4">
Description: Міністр закордонних справ України Дмитро Кулеба під час розмови з главою МЗС Аргенти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istr-dmytro-kuleba.jpg" text:style-name="Internet_20_link" text:visited-style-name="Visited_20_Internet_20_Link">
ministr-dmytro-kuleba.jpg</text:a>
']</text:p>
      <text:p text:style-name="P4">
Tags: ['АРГЕНТИНА', 'ДМИТРО КУЛЕБА', 'МЗС', 'ФОРМУЛА МИРУ']</text:p>
      <text:p text:style-name="P4">
Category: News</text:p>
      <!--METADATA-->
      <text:p text:style-name="P4">
<draw:frame draw:style-name="fr1" draw:name="Image254" text:anchor-type="as-char" svg:width="6.9236in" svg:height="4.281328in" draw:z-index="0">
<draw:image xlink:href="../Images/AРМІЯINFORM/2023-04-13T23-00-00-04-00/ministr-dmytro-kuleba.jpg" xlink:type="simple" xlink:show="embed" xlink:actuate="onLoad" draw:mime-type="image/jpeg"/>
</draw:frame>
</text:p>
      <text:p text:style-name="P4">
Міністр закордонних справ України Дмитро Кулеба під час розмови з главою МЗСАргентини Сантьяго Кафієро обговорили Формулу миру Президента України як шляхдо справедливого миру.</text:p>
      <text:p text:style-name="P4">
Про це <text:a xlink:type="simple" xlink:href="https://mfa.gov.ua/news/dmitro-kuleba-proviv-telefonnu-rozmovu-z-ministrom-zakordonnih-sprav-argentinskoyi-respubliki-santyago-kafiyero" text:style-name="Internet_20_link" text:visited-style-name="Visited_20_Internet_20_Link">
повідомляє</text:a>
 пресслужба Міністерства закордонних справ України.</text:p>
      <text:p text:style-name="P4">
«Під час сьогоднішньої телефонної розмови ми з аргентинським колегою СантьягоКафієро також обговорили двосторонній порядок денний, зміцнення відносинУкраїни з Латинською Америкою», — йдеться у повідомленні.</text:p>
      <text:p text:style-name="P4">
Також очільник МЗС Аргентини засудив страту росією українськоговійськовополоненого та висловив свої співчуття.</text:p>
      <text:p text:style-name="P4">
Нагадаємо, у вересні минулого року Володимир Зеленський<text:a xlink:type="simple" xlink:href="https://armyinform.com.ua/2023/02/24/genasambleya-oon-pidtrymala-rezolyucziyu-shhodo-myru-v-ukrayini/" text:style-name="Internet_20_link" text:visited-style-name="Visited_20_Internet_20_Link">
представив</text:a>
 на Генасамблеї ООН Формулу миру з п’ятипунктів. Це покарання за агресію, захист життя, відновлення безпеки йтериторіальної цілісності, гарантії безпеки і рішучість захищатися.</text:p>
      <text:p text:style-name="P4">
Source: <text:a xlink:type="simple" xlink:href="https://armyinform.com.ua/2023/04/13/dmytro-kuleba-obgovoryv-z-glavoyu-mzs-aregentyny-formulu-myru-ta-zmicznennya-vidnosyn/" text:style-name="Internet_20_link" text:visited-style-name="Visited_20_Internet_20_Link">
https://armyinform.com.ua/2023/04/13/dmytro-kuleba-obgovoryv-z-glavoyu-mzs-aregentyny-formulu-myru-ta-zmicznennya-vidnosyn/</text:a>
</text:p>
      <!--NEWS-->
      <text:h text:style-name="P10" text:outline-level="1">
<text:span text:style-name="T4">
Треба перезавантажити Раду Безпеки ООН, аби виключити звідти рф - Кулеба</text:span>
</text:h>
      <text:p text:style-name="P4">
Authors: Ukrinform (Person)</text:p>
      <text:p text:style-name="P4">
Publisher: Укринформ (Organization)</text:p>
      <text:p text:style-name="P4">
Published Time: 2023-04-13T23:01:00+03:00</text:p>
      <text:p text:style-name="P4">
Modified Time: 2023-04-13T23:01:00+03:00</text:p>
      <text:p text:style-name="P4">
Description: Міністр закордонних справ України Дмитро Кулеба переконаний в тому, що треба перезавантажити Раду Безпеки Організації Об'єднаних Націй, аби виключити звідти росію. — Укрінформ.</text:p>
      <text:p text:style-name="P4">
Images: ["<text:a xlink:type="simple" xlink:href="https://static.ukrinform.com/photos/2022_12/thumb_files/630_360_1670861604-745.jpg" text:style-name="Internet_20_link" text:visited-style-name="Visited_20_Internet_20_Link">
630_360_16708...</text:a>
"]</text:p>
      <text:p text:style-name="P4">
Tags: ['Кулеба', 'МЗС', 'Реформа', 'росія', 'Радбез ООН']</text:p>
      <text:p text:style-name="P4">
Type: Article</text:p>
      <!--METADATA-->
      <text:p text:style-name="P4">
<draw:frame draw:style-name="fr1" draw:name="Image255" text:anchor-type="as-char" svg:width="6.9236in" svg:height="3.956343in" draw:z-index="0">
<draw:image xlink:href="../Images/yкринформ/2023-04-13T23-01-00-03-00/630_360_1670861604-745.jpg" xlink:type="simple" xlink:show="embed" xlink:actuate="onLoad" draw:mime-type="image/jpeg"/>
</draw:frame>
 Міністрзакордонних справ України Дмитро Кулеба переконаний в тому, що требаперезавантажити Раду Безпеки Організації Об'єднаних Націй, аби виключитизвідти росію.</text:p>
      <text:p text:style-name="P4">
Про це він заявив в ефірі телемарафону «Єдині новини» повідомляє Укрінформ.</text:p>
      <text:p text:style-name="P4">
«Я завжди чесно говорю, як є. Це не швидкий процес, тому що потрібно повністюперезавантажити Раду Безпеки ООН для того, щоб виключити з неї росію. Але і цевідбудеться. Головне, бути наполегливими та робити те, що ми робимо. А цеймісяць (1 квітня рф розпочала місячне головування - ред) , який росія головуєв Радбезі ООН ми максимально використаємо для того, щоб наблизити цю мету», -сказав <text:a xlink:type="simple" xlink:href="https://www.ukrinform.ua/tag-kuleba" text:style-name="Internet_20_link" text:visited-style-name="Visited_20_Internet_20_Link">
 </text:a>
 .</text:p>
      <text:p text:style-name="P4">
За його словами, питання щодо виключення росії є актуальним вже не перший рік,але саме Україна стала першої державою, яка у грудні минулого офіційнопоставила на міжнародних порядок денний питання нелегітимності присутностіросії в Раді Безпеки ООН. І коли це зробили, реакція навіть наших друзів буламовчазною, але нині крига скресла.</text:p>
      <text:p text:style-name="P4">
<text:span text:style-name="T4">
Читайте також:</text:span>
 <text:a xlink:type="simple" xlink:href="https://www.ukrinform.ua/rubric-world/3693244-rosia-prograla-vibori-do-troh-organiv-oon.html" text:style-name="Internet_20_link" text:visited-style-name="Visited_20_Internet_20_Link">
 </text:a>
</text:p>
      <text:p text:style-name="P4">
Міністр закордонних справ також відреагував на відео зі стратою українськоговійськовополоненого російськими військовими, зазначивши, що страшно подуматипро ті всі смерті, які не потрапили на відео та не отримали публічногорозголосу. Українські дипломати зробили чимало для того, аби відео побачилимаксимально багато людей.</text:p>
      <text:p text:style-name="P4">
«Воєнні злочини на території України припиняться лише тоді, коли останніросійський солдат залишить нашу країну. Допоки хоч один з них буде на нашійземлі, він буде намагатися ґвалтувати, вбивати, відрізати голову, тому що такаїхня ідеологія». – сказав глава МЗС.</text:p>
      <text:p text:style-name="P4">
Як повідомляв Укрінформ, у інтернеті з’явилися <text:a xlink:type="simple" xlink:href="https://www.ukrinform.ua/rubric-ato/3694808-zelenskij-pro-stratu-ukrainskogo-voina-ce-video-rosii-akou-vona-e.html" text:style-name="Internet_20_link" text:visited-style-name="Visited_20_Internet_20_Link">
</text:a>
 українських захисників.Служба безпеки України розпочала досудове розслідування щодо відео того, якросіяни відрізають голову українському полоненому. Правоохоронні органиУкраїни вживають заходів для встановлення осіб, які вчинили цей страшнийзлочин.</text:p>
      <text:p text:style-name="P4">
Посол Великої Британії в Україні Мелінда Сіммонс заявила, що стратаукраїнського полоненого поповнює список звинувачень, з яким росії потрібнобуде зіткнутися за свої злочини в Україні.</text:p>
      <text:p text:style-name="P4">
<text:span text:style-name="T4">
Читайте також:</text:span>
 <text:a xlink:type="simple" xlink:href="https://www.ukrinform.ua/rubric-polytics/3691673-erdogan-kaze-pro-nagalnu-potrebu-reformuvati-radbez-oon.html" text:style-name="Internet_20_link" text:visited-style-name="Visited_20_Internet_20_Link">
 <text:span text:style-name="T4">
Радбез</text:span>
 <text:span text:style-name="T4">
ООН</text:span>
 </text:a>
</text:p>
      <text:p text:style-name="P4">
Президент Грузії Саломе Зурабішвілі заявила, що жорстока страта полоненогоукраїнського воїна є ще одним злочином проти людяності.</text:p>
      <text:p text:style-name="P4">
Франція з жахом сприйняла відео обезголовлення ймовірного українськоговійськовополоненого російськими збройними силами в Україні і вимагає покараннявинних у всіх злочинах рф в Україні.</text:p>
      <text:p text:style-name="P4">
Source: <text:a xlink:type="simple" xlink:href="https://www.ukrinform.ua/rubric-polytics/3695639-treba-perezavantaziti-radu-bezpeki-oon-abi-vikluciti-zvidti-rf-kuleba.html" text:style-name="Internet_20_link" text:visited-style-name="Visited_20_Internet_20_Link">
https://www.ukrinform.ua/rubric-polytics/3695639-treba-perezavantaziti-radu-bezpeki-oon-abi-vikluciti-zvidti-rf-kuleba.html</text:a>
</text:p>
      <!--NEWS-->
      <text:h text:style-name="P10" text:outline-level="1">
<text:span text:style-name="T4">
Шмигаль у США: Допомога Україні - це інвестиція у новий світ без агресії</text:span>
</text:h>
      <text:p text:style-name="P4">
Authors: Ukrinform (Person)</text:p>
      <text:p text:style-name="P4">
Publisher: Укринформ (Organization)</text:p>
      <text:p text:style-name="P4">
Published Time: 2023-04-13T23:10:00+03:00</text:p>
      <text:p text:style-name="P4">
Modified Time: 2023-04-13T23:10:00+03:00</text:p>
      <text:p text:style-name="P4">
Description: Прем'єр-міністр Денис Шмигаль подякував Америці за «безпрецедентну» допомогу Україні в умовах війни та висловив сподівання, що цей процес продовжуватиметься далі за лідерства США як інвестиція у світ без агресії рф. — Укрінформ.</text:p>
      <text:p text:style-name="P4">
Images: ["<text:a xlink:type="simple" xlink:href="https://static.ukrinform.com/photos/2023_04/thumb_files/630_360_1681418402-2038.jpeg" text:style-name="Internet_20_link" text:visited-style-name="Visited_20_Internet_20_Link">
630_360_16814...</text:a>
", "<text:a xlink:type="simple" xlink:href="https://static.ukrinform.com/photos/2023_04/thumb_files/630_360_1681418036-9976.jpeg" text:style-name="Internet_20_link" text:visited-style-name="Visited_20_Internet_20_Link">
630_360_16814...</text:a>
", "<text:a xlink:type="simple" xlink:href="https://static.ukrinform.com/photos/2023_04/thumb_files/630_360_1681418036-8625.jpeg" text:style-name="Internet_20_link" text:visited-style-name="Visited_20_Internet_20_Link">
630_360_16814...</text:a>
", "<text:a xlink:type="simple" xlink:href="https://static.ukrinform.com/photos/2023_04/thumb_files/630_360_1681418036-1089.jpeg" text:style-name="Internet_20_link" text:visited-style-name="Visited_20_Internet_20_Link">
630_360_16814...</text:a>
", "<text:a xlink:type="simple" xlink:href="https://static.ukrinform.com/photos/2023_04/thumb_files/630_360_1681418036-7467.jpeg" text:style-name="Internet_20_link" text:visited-style-name="Visited_20_Internet_20_Link">
630_360_16814...</text:a>
", "<text:a xlink:type="simple" xlink:href="https://static.ukrinform.com/photos/2023_04/thumb_files/630_360_1681418036-2697.jpeg" text:style-name="Internet_20_link" text:visited-style-name="Visited_20_Internet_20_Link">
630_360_16814...</text:a>
", "<text:a xlink:type="simple" xlink:href="https://static.ukrinform.com/photos/2023_04/thumb_files/630_360_1681418036-9849.jpeg" text:style-name="Internet_20_link" text:visited-style-name="Visited_20_Internet_20_Link">
630_360_16814...</text:a>
", "<text:a xlink:type="simple" xlink:href="https://static.ukrinform.com/photos/2023_04/thumb_files/630_360_1681418037-1533.jpeg" text:style-name="Internet_20_link" text:visited-style-name="Visited_20_Internet_20_Link">
630_360_16814...</text:a>
", "<text:a xlink:type="simple" xlink:href="https://static.ukrinform.com/photos/2023_04/thumb_files/630_360_1681418037-6048.jpeg" text:style-name="Internet_20_link" text:visited-style-name="Visited_20_Internet_20_Link">
630_360_16814...</text:a>
", "<text:a xlink:type="simple" xlink:href="https://static.ukrinform.com/photos/2023_04/thumb_files/630_360_1681418037-2885.jpeg" text:style-name="Internet_20_link" text:visited-style-name="Visited_20_Internet_20_Link">
630_360_16814...</text:a>
", "<text:a xlink:type="simple" xlink:href="https://static.ukrinform.com/photos/2023_04/thumb_files/630_360_1681418402-5016.jpeg" text:style-name="Internet_20_link" text:visited-style-name="Visited_20_Internet_20_Link">
630_360_16814...</text:a>
", "<text:a xlink:type="simple" xlink:href="https://static.ukrinform.com/photos/2023_04/1681417021-378.jpg" text:style-name="Internet_20_link" text:visited-style-name="Visited_20_Internet_20_Link">
1681417021-37...</text:a>
"]</text:p>
      <text:p text:style-name="P4">
Tags: ['Мінфін', 'США', 'Візит', 'Гроші', 'Шмигаль']</text:p>
      <text:p text:style-name="P4">
Type: Article</text:p>
      <!--METADATA-->
      <text:p text:style-name="P4">
<draw:frame draw:style-name="fr1" draw:name="Image256" text:anchor-type="as-char" svg:width="6.9236in" svg:height="3.956343in" draw:z-index="0">
<draw:image xlink:href="../Images/yкринформ/2023-04-13T23-10-00-03-00/630_360_1681418402-2038.jpeg" xlink:type="simple" xlink:show="embed" xlink:actuate="onLoad" draw:mime-type="image/jpeg"/>
</draw:frame>
 Прем'єр-міністр Денис Шмигаль подякував Америці за «безпрецедентну» допомогу Україні вумовах війни та висловив сподівання, що цей процес продовжуватиметься далі залідерства США як інвестиція у світ без агресії рф.</text:p>
      <text:p text:style-name="P4">
Про це він заявив у четвер під час спільної пресконференції з міністромфінансів США Джанет Єллен у Білому домі, передає власний кореспондентУкрінформу.</text:p>
      <text:p text:style-name="P4">
<draw:frame draw:style-name="fr1" draw:name="Image257" text:anchor-type="as-char" svg:width="6.9236in" svg:height="3.956343in" draw:z-index="0">
<draw:image xlink:href="../Images/yкринформ/2023-04-13T23-10-00-03-00/630_360_1681418036-9976.jpeg" xlink:type="simple" xlink:show="embed" xlink:actuate="onLoad" draw:mime-type="image/jpeg"/>
</draw:frame>
 ЗустрічПрем'єр-міністра Дениса Шмигаля з міністеркою фінансів США Джанет Єллен/Фото:kmu.gov.ua  <text:a xlink:type="simple" xlink:href="https://static.ukrinform.com/photos/2023_04/1681418036-9976.jpeg" text:style-name="Internet_20_link" text:visited-style-name="Visited_20_Internet_20_Link">
<draw:frame draw:style-name="fr1" draw:name="Image258" text:anchor-type="as-char" svg:width="6.9236in" svg:height="3.956343in" draw:z-index="0">
<draw:image xlink:href="../Images/yкринформ/2023-04-13T23-10-00-03-00/630_360_1681418036-9976.jpeg" xlink:type="simple" xlink:show="embed" xlink:actuate="onLoad" draw:mime-type="image/jpeg"/>
</draw:frame>
</text:a>
 <text:a xlink:type="simple" xlink:href="https://static.ukrinform.com/photos/2023_04/1681418036-8625.jpeg" text:style-name="Internet_20_link" text:visited-style-name="Visited_20_Internet_20_Link">
<draw:frame draw:style-name="fr1" draw:name="Image259" text:anchor-type="as-char" svg:width="6.9236in" svg:height="3.956343in" draw:z-index="0">
<draw:image xlink:href="../Images/yкринформ/2023-04-13T23-10-00-03-00/630_360_1681418036-8625.jpeg" xlink:type="simple" xlink:show="embed" xlink:actuate="onLoad" draw:mime-type="image/jpeg"/>
</draw:frame>
</text:a>
 <text:a xlink:type="simple" xlink:href="https://static.ukrinform.com/photos/2023_04/1681418036-1089.jpeg" text:style-name="Internet_20_link" text:visited-style-name="Visited_20_Internet_20_Link">
<draw:frame draw:style-name="fr1" draw:name="Image260" text:anchor-type="as-char" svg:width="6.9236in" svg:height="3.956343in" draw:z-index="0">
<draw:image xlink:href="../Images/yкринформ/2023-04-13T23-10-00-03-00/630_360_1681418036-1089.jpeg" xlink:type="simple" xlink:show="embed" xlink:actuate="onLoad" draw:mime-type="image/jpeg"/>
</draw:frame>
</text:a>
 <text:a xlink:type="simple" xlink:href="https://static.ukrinform.com/photos/2023_04/1681418036-7467.jpeg" text:style-name="Internet_20_link" text:visited-style-name="Visited_20_Internet_20_Link">
<draw:frame draw:style-name="fr1" draw:name="Image261" text:anchor-type="as-char" svg:width="6.9236in" svg:height="3.956343in" draw:z-index="0">
<draw:image xlink:href="../Images/yкринформ/2023-04-13T23-10-00-03-00/630_360_1681418036-7467.jpeg" xlink:type="simple" xlink:show="embed" xlink:actuate="onLoad" draw:mime-type="image/jpeg"/>
</draw:frame>
</text:a>
 <text:a xlink:type="simple" xlink:href="https://static.ukrinform.com/photos/2023_04/1681418036-2697.jpeg" text:style-name="Internet_20_link" text:visited-style-name="Visited_20_Internet_20_Link">
<draw:frame draw:style-name="fr1" draw:name="Image262" text:anchor-type="as-char" svg:width="6.9236in" svg:height="3.956343in" draw:z-index="0">
<draw:image xlink:href="../Images/yкринформ/2023-04-13T23-10-00-03-00/630_360_1681418036-2697.jpeg" xlink:type="simple" xlink:show="embed" xlink:actuate="onLoad" draw:mime-type="image/jpeg"/>
</draw:frame>
</text:a>
 <text:a xlink:type="simple" xlink:href="https://static.ukrinform.com/photos/2023_04/1681418036-9849.jpeg" text:style-name="Internet_20_link" text:visited-style-name="Visited_20_Internet_20_Link">
<draw:frame draw:style-name="fr1" draw:name="Image263" text:anchor-type="as-char" svg:width="6.9236in" svg:height="3.956343in" draw:z-index="0">
<draw:image xlink:href="../Images/yкринформ/2023-04-13T23-10-00-03-00/630_360_1681418036-9849.jpeg" xlink:type="simple" xlink:show="embed" xlink:actuate="onLoad" draw:mime-type="image/jpeg"/>
</draw:frame>
</text:a>
 <text:a xlink:type="simple" xlink:href="https://static.ukrinform.com/photos/2023_04/1681418037-1533.jpeg" text:style-name="Internet_20_link" text:visited-style-name="Visited_20_Internet_20_Link">
<draw:frame draw:style-name="fr1" draw:name="Image264" text:anchor-type="as-char" svg:width="6.9236in" svg:height="3.956343in" draw:z-index="0">
<draw:image xlink:href="../Images/yкринформ/2023-04-13T23-10-00-03-00/630_360_1681418037-1533.jpeg" xlink:type="simple" xlink:show="embed" xlink:actuate="onLoad" draw:mime-type="image/jpeg"/>
</draw:frame>
</text:a>
 <text:a xlink:type="simple" xlink:href="https://static.ukrinform.com/photos/2023_04/1681418037-6048.jpeg" text:style-name="Internet_20_link" text:visited-style-name="Visited_20_Internet_20_Link">
<draw:frame draw:style-name="fr1" draw:name="Image265" text:anchor-type="as-char" svg:width="6.9236in" svg:height="3.956343in" draw:z-index="0">
<draw:image xlink:href="../Images/yкринформ/2023-04-13T23-10-00-03-00/630_360_1681418037-6048.jpeg" xlink:type="simple" xlink:show="embed" xlink:actuate="onLoad" draw:mime-type="image/jpeg"/>
</draw:frame>
</text:a>
 <text:a xlink:type="simple" xlink:href="https://static.ukrinform.com/photos/2023_04/1681418037-2885.jpeg" text:style-name="Internet_20_link" text:visited-style-name="Visited_20_Internet_20_Link">
<draw:frame draw:style-name="fr1" draw:name="Image266" text:anchor-type="as-char" svg:width="6.9236in" svg:height="3.956343in" draw:z-index="0">
<draw:image xlink:href="../Images/yкринформ/2023-04-13T23-10-00-03-00/630_360_1681418037-2885.jpeg" xlink:type="simple" xlink:show="embed" xlink:actuate="onLoad" draw:mime-type="image/jpeg"/>
</draw:frame>
</text:a>
 <text:a xlink:type="simple" xlink:href="https://static.ukrinform.com/photos/2023_04/1681418402-2038.jpeg" text:style-name="Internet_20_link" text:visited-style-name="Visited_20_Internet_20_Link">
<draw:frame draw:style-name="fr1" draw:name="Image267" text:anchor-type="as-char" svg:width="6.9236in" svg:height="3.956343in" draw:z-index="0">
<draw:image xlink:href="../Images/yкринформ/2023-04-13T23-10-00-03-00/630_360_1681418402-2038.jpeg" xlink:type="simple" xlink:show="embed" xlink:actuate="onLoad" draw:mime-type="image/jpeg"/>
</draw:frame>
</text:a>
 <text:a xlink:type="simple" xlink:href="https://static.ukrinform.com/photos/2023_04/1681418402-5016.jpeg" text:style-name="Internet_20_link" text:visited-style-name="Visited_20_Internet_20_Link">
<draw:frame draw:style-name="fr1" draw:name="Image268" text:anchor-type="as-char" svg:width="6.9236in" svg:height="3.956343in" draw:z-index="0">
<draw:image xlink:href="../Images/yкринформ/2023-04-13T23-10-00-03-00/630_360_1681418402-5016.jpeg" xlink:type="simple" xlink:show="embed" xlink:actuate="onLoad" draw:mime-type="image/jpeg"/>
</draw:frame>
</text:a>
</text:p>
      <text:p text:style-name="P4">
«США стали лідером цього процесу (фінансової підтримки – ред.) і основнимдонором для фінансування дефіциту державного бюджету України», - підкреслив <text:a xlink:type="simple" xlink:href="https://www.ukrinform.ua/tag-smigal" text:style-name="Internet_20_link" text:visited-style-name="Visited_20_Internet_20_Link">
</text:a>
 .</text:p>
      <text:p text:style-name="P4">
Він нагадав про заяву США щодо <text:a xlink:type="simple" xlink:href="http://Шмигаль" text:style-name="Internet_20_link" text:visited-style-name="Visited_20_Internet_20_Link">
 </text:a>
 , висловивши вдячністьпартнера.</text:p>
      <text:p text:style-name="P4">
<text:span text:style-name="T4">
Читайте також:</text:span>
 <text:a xlink:type="simple" xlink:href="https://www.ukrinform.ua/rubric-vidbudova/3695346-smigal-pidpisav-ugodu-z-usaid-aka-spriatime-zrostannu-inozemnih-investicij-v-ukrainu.html" text:style-name="Internet_20_link" text:visited-style-name="Visited_20_Internet_20_Link">
 <text:span text:style-name="T4">
Шмигаль</text:span>
 </text:a>
</text:p>
      <text:p text:style-name="P4">
У цьому зв’язку Шмигаль висловив вдячність американському народу, а такожуряду й Конгресу США за «безпрецедентну підтримку України» у її боротьбі протиросійської агресії.</text:p>
      <text:p text:style-name="P4">
<draw:frame draw:style-name="fr1" draw:name="Image269" text:anchor-type="as-char" svg:width="6.9236in" svg:height="4.596501in" draw:z-index="0">
<draw:image xlink:href="../Images/yкринформ/2023-04-13T23-10-00-03-00/1681417021-378.jpg" xlink:type="simple" xlink:show="embed" xlink:actuate="onLoad" draw:mime-type="image/jpeg"/>
</draw:frame>
 <text:span text:style-name="T5">
Фото: ЯрославДовгопол</text:span>
</text:p>
      <text:p text:style-name="P4">
«Для нас надзвичайно важливо розпочати швидке відновлення України вже цьогороку», - зауважив Прем’єр.</text:p>
      <text:p text:style-name="P4">
За його словами, уряд уже визначив п’ять пріоритетних напрямків для досягненняпоставлених цілей щодо відновлення, і цього року на це знадобляться щонайменше<text:a xlink:type="simple" xlink:href="https://www.ukrinform.ua/rubric-economy/3695113-smigal-u-vasingtoni-cogoric-ukraini-znadobitsa-sonajmense-141-milarda.html" text:style-name="Internet_20_link" text:visited-style-name="Visited_20_Internet_20_Link">
 </text:a>
</text:p>
      <text:p text:style-name="P4">
«Упевнений, що Сполучені Штати будуть лідерами у цьому процесі»,- зауваживПрем’єр, додавши, що вони вже демонструють це.</text:p>
      <text:p text:style-name="P4">
Шмигаль підкреслив, що допомога Україні сьогодні – це інвестиція у глобальнубезпеку та мир, заснований на праві, «це інвестиція у світ, де агресія,подібна до російської, ніколи не повториться».</text:p>
      <text:p text:style-name="P4">
<text:span text:style-name="T4">
Читайте також:</text:span>
 <text:a xlink:type="simple" xlink:href="https://www.ukrinform.ua/rubric-economy/3695538-vijna-rosii-proti-ukraini-mae-tragicni-naslidki-dla-vsiei-globalnoi-ekonomiki-glava-mvf.html" text:style-name="Internet_20_link" text:visited-style-name="Visited_20_Internet_20_Link">
 </text:a>
</text:p>
      <text:p text:style-name="P4">
У цьому контексті він наголосив, що українська сторона запровадила «виключнізаходи контролю» за використанням американської допомоги та надає всінеобхідні звіти адміністрації США й Світовому банку за кожний використанийдолар.</text:p>
      <text:p text:style-name="P4">
Крім того, він подякував США за широкі санкціі проти росії, а також проти осібта організацій, які сприяли рф обходити введені обмеження. Прем’єр-міністрУкраіни окремо наголосив на ефективності механізму обмеження цін дляросійської нафти та закликав знизити ціновий поріг для росіі, щоби позбавитиїї можливості підживлювати свою агресію.</text:p>
      <text:p text:style-name="P4">
«Ми виграємо у цій війні, ми будемо відновлені, ми відбудуємо нашу економіку йінфраструктуру. Це буде найкращим свідченням сили демократії, міжнародноїсолідарності, верховенства права, інклюзивності та соціальної справедливості.Переконаний, що Сполучені Штати і надалі відіграватимуть роль у цьомупроцесі», - наголосив Шмигаль.</text:p>
      <text:p text:style-name="P4">
<text:span text:style-name="T4">
Читайте також:</text:span>
 <text:a xlink:type="simple" xlink:href="https://www.ukrinform.ua/rubric-economy/3695132-miznarodni-partneri-nadadut-ukraini-115-milardiv-smigal.html" text:style-name="Internet_20_link" text:visited-style-name="Visited_20_Internet_20_Link">
 <text:span text:style-name="T4">
Шмигаль</text:span>
 </text:a>
</text:p>
      <text:p text:style-name="P4">
Як повідомляв Укрінформ, Прем’єр-міністр України Денис Шмигаль 12 квітнярозпочав основну частину свого візиту до США. Програмою перебування ДенисаШмигаля у Вашингтоні передбачена його участь у щорічному форумі SpringMeetings, що проводиться Групою Світового банку та Міжнародним валютнимфондом. Крім того, були заплановані його зустрічі з міністром оборони СШАЛлойдом Остіном, міністром торгівлі США Джиною Раймондо, міністром фінансівДжанет Єллен, а також із керівництвом МВФ, Світового банку, Європейськогоінвестиційного банку.</text:p>
      <text:p text:style-name="P4">
Source: <text:a xlink:type="simple" xlink:href="https://www.ukrinform.ua/rubric-economy/3695643-smigal-u-ssa-dopomoga-ukraini-ce-investicia-u-novij-svit-bez-agresii.html" text:style-name="Internet_20_link" text:visited-style-name="Visited_20_Internet_20_Link">
https://www.ukrinform.ua/rubric-economy/3695643-smigal-u-ssa-dopomoga-ukraini-ce-investicia-u-novij-svit-bez-agresii.html</text:a>
</text:p>
      <!--NEWS-->
      <text:h text:style-name="P10" text:outline-level="1">
<text:span text:style-name="T4">
Україна отримує зброю від партнерів, але її все одно недостатньо - секретар РНБО</text:span>
</text:h>
      <text:p text:style-name="P4">
Authors: Ukrinform (Person)</text:p>
      <text:p text:style-name="P4">
Publisher: Укринформ (Organization)</text:p>
      <text:p text:style-name="P4">
Published Time: 2023-04-13T23:26:00+03:00</text:p>
      <text:p text:style-name="P4">
Modified Time: 2023-04-13T23:26:00+03:00</text:p>
      <text:p text:style-name="P4">
Description: Секретар Ради національної безпеки і оборони України Олексій Данілов відзначає, що Україна дедалі більше отримує зброї від партнерів, але говорити про те, що її достатньо, українські військові не можуть. — Укрінформ.</text:p>
      <text:p text:style-name="P4">
Images: ["<text:a xlink:type="simple" xlink:href="https://static.ukrinform.com/photos/2022_05/thumb_files/630_360_1653987256-796.jpg" text:style-name="Internet_20_link" text:visited-style-name="Visited_20_Internet_20_Link">
630_360_16539...</text:a>
"]</text:p>
      <text:p text:style-name="P4">
Tags: ['РНБО', 'Зброя', 'Данілов', 'Війна з росією', 'Єдині новини']</text:p>
      <text:p text:style-name="P4">
Type: Article</text:p>
      <!--METADATA-->
      <text:p text:style-name="P4">
<draw:frame draw:style-name="fr1" draw:name="Image270" text:anchor-type="as-char" svg:width="6.9236in" svg:height="3.956343in" draw:z-index="0">
<draw:image xlink:href="../Images/yкринформ/2023-04-13T23-26-00-03-00/630_360_1653987256-796.jpg" xlink:type="simple" xlink:show="embed" xlink:actuate="onLoad" draw:mime-type="image/jpeg"/>
</draw:frame>
 СекретарРади національної безпеки і оборони України Олексій Данілов відзначає, щоУкраїна дедалі більше отримує зброї від партнерів, але говорити про те, що їїдостатньо, українські військові не можуть.</text:p>
      <text:p text:style-name="P4">
Про це він заявив в ефірі національного телемарафону "Єдині новини",коментуючи інформацію про рішення Польщі передати Україні чергову партіюлітаків МіГ-29, повідомляє Укрінформ.</text:p>
      <text:p text:style-name="P4">
"Сьогодні ми отримуємо дедалі більше і більше допомоги від наших партнерів.Але те, що стосується достатньо чи не достатньо цієї зброї, то я вам скажу, щовійськовим ніколи не буде її достатньо. Такого словосполучення, як "достатньозброї" на війні не існує. Наші <text:a xlink:type="simple" xlink:href="https://www.ukrinform.ua/tag-vijskovi" text:style-name="Internet_20_link" text:visited-style-name="Visited_20_Internet_20_Link">
 </text:a>
мають велике бажання мати якомога більше зброї для того, щоб якогомога швидшезнищити тих терористів, які вдерлися на нашу територію", - сказав Данілов.</text:p>
      <text:p text:style-name="P4">
Водночас він додав, що є «певні затримки» у постачанні зброї, яку обіцялипартнери України, ще не усі партнери відгукнулися на таке постачання.</text:p>
      <text:p text:style-name="P4">
<text:span text:style-name="T4">
Читайте також:</text:span>
 <text:a xlink:type="simple" xlink:href="https://www.ukrinform.ua/rubric-ato/3695431-rada-es-zatverdila-nadanna-ukraini-1-milard-na-boepripasi.html" text:style-name="Internet_20_link" text:visited-style-name="Visited_20_Internet_20_Link">
 </text:a>
</text:p>
      <text:p text:style-name="P4">
"Хочу звернути увагу на слова Президента, що ми чекаємо на обіцяну допомогувід наших партнерів. Я можу зауважити, на превеликий жаль, ще не всі партнеривідгукнулися. Постачання зараз йде – я не можу сказати, що його немає – але єпевні затримки по тих чи інших питаннях. Будемо вважати, що це тимчасоваситуація, яка буде відпрацьована", – сказав Данілов.</text:p>
      <text:p text:style-name="P4">
При цьому він не уточнив, про який саме вид озброєння йдеться.</text:p>
      <text:p text:style-name="P4">
Секретар РНБО наголосив, що Україна покладається не лише на партнерів, а й на«багато інших каналів», які дають змогу закуповувати зброю для Сил оборони, іцей процес триває щодня.</text:p>
      <text:p text:style-name="P4">
Як повідомляв Укрінформ, прем’єр-міністр Польщі Матеуш Моравецький 13 квітнязаявив, що Варшава незабаром передасть Києву чергову партію літаків МіГ-29.</text:p>
      <text:p text:style-name="P4">
Раніше Федеральний уряд Німеччини  <text:a xlink:type="simple" xlink:href="https://www.ukrinform.ua/rubric-ato/3695533-berlin-dozvoliv-polsi-peredati-ukraini-vinisuvaci-mig29-spiegel.html" text:style-name="Internet_20_link" text:visited-style-name="Visited_20_Internet_20_Link">
 </text:a>
 зі складів колишньої НДР.</text:p>
      <text:p text:style-name="P4">
Минулого тижня президент Польщі Анджей Дуда повідомив, що Польща вже передалаУкраїні загалом вісім літаків МіГ-29 та готує до передачі шість винищувачівцього типу.</text:p>
      <text:p text:style-name="P4">
Source: <text:a xlink:type="simple" xlink:href="https://www.ukrinform.ua/rubric-ato/3695641-ukraina-otrimue-zbrou-vid-partneriv-ale-ii-vse-odno-nedostatno-sekretar-rnbo.html" text:style-name="Internet_20_link" text:visited-style-name="Visited_20_Internet_20_Link">
https://www.ukrinform.ua/rubric-ato/3695641-ukraina-otrimue-zbrou-vid-partneriv-ale-ii-vse-odno-nedostatno-sekretar-rnbo.html</text:a>
</text:p>
      <!--NEWS-->
      <text:h text:style-name="P10" text:outline-level="1">
<text:span text:style-name="T4">
Поразка України означатиме кінець «золотого віку» Заходу - Моравецький</text:span>
</text:h>
      <text:p text:style-name="P4">
Authors: Ukrinform (Person)</text:p>
      <text:p text:style-name="P4">
Publisher: Укринформ (Organization)</text:p>
      <text:p text:style-name="P4">
Published Time: 2023-04-13T23:35:00+03:00</text:p>
      <text:p text:style-name="P4">
Modified Time: 2023-04-13T23:35:00+03:00</text:p>
      <text:p text:style-name="P4">
Description: Якщо Захід допустить поразку України у розв’язаній росією агресивній війні, це стане початком кінця його “золотого віку”.  — Укрінформ.</text:p>
      <text:p text:style-name="P4">
Images: ["<text:a xlink:type="simple" xlink:href="https://static.ukrinform.com/photos/2021_09/thumb_files/630_360_1632404103-972.jpg" text:style-name="Internet_20_link" text:visited-style-name="Visited_20_Internet_20_Link">
630_360_16324...</text:a>
"]</text:p>
      <text:p text:style-name="P4">
Tags: ['Польща', 'Україна', 'Моравецький', 'Війна з росією']</text:p>
      <text:p text:style-name="P4">
Type: Article</text:p>
      <!--METADATA-->
      <text:p text:style-name="P4">
<draw:frame draw:style-name="fr1" draw:name="Image271" text:anchor-type="as-char" svg:width="6.9236in" svg:height="3.956343in" draw:z-index="0">
<draw:image xlink:href="../Images/yкринформ/2023-04-13T23-35-00-03-00/630_360_1632404103-972.jpg" xlink:type="simple" xlink:show="embed" xlink:actuate="onLoad" draw:mime-type="image/jpeg"/>
</draw:frame>
 Якщо Західдопустить поразку України у розв’язаній росією агресивній війні, це станепочатком кінця його “золотого віку”.</text:p>
      <text:p text:style-name="P4">
Як повідомляє кореспондент Укрінформу, про це заявив прем’єр-міністр ПольщіМатеуш Моравецький під час виступу в Atlantic Counсil у Вашингтоні.</text:p>
      <text:p text:style-name="P4">
“Якщо ми втратимо Україну, то втратимо мир на десятиліття. Поразка Україниможе стати початком кінця “золотого віку” Заходу”, - сказав Моравецький.</text:p>
      <text:p text:style-name="P4">
На його переконання, перемога України “гарантуватиме не лише відновлення, а йзміцнення нашої економічної сили”.</text:p>
      <text:p text:style-name="P4">
<text:span text:style-name="T4">
Читайте також:</text:span>
 <text:a xlink:type="simple" xlink:href="https://www.ukrinform.ua/rubric-ato/3695562-polsa-peredae-ukraini-cergovu-partiu-mig29-moraveckij.html" text:style-name="Internet_20_link" text:visited-style-name="Visited_20_Internet_20_Link">
 <text:span text:style-name="T4">
Моравецький</text:span>
 </text:a>
</text:p>
      <text:p text:style-name="P4">
Як повідомляв Укрінформ, уряд Німеччини схвалив заявку Польщі на експорт вУкраїну <text:a xlink:type="simple" xlink:href="https://www.ukrinform.ua/tag-vinisuvac" text:style-name="Internet_20_link" text:visited-style-name="Visited_20_Internet_20_Link">
 </text:a>
 МіГ-29 зі складівколишньої НДР.</text:p>
      <text:p text:style-name="P4">
Минулого тижня президент Польщі Анджей Дуда поінформував, що Польща вжепередала Україні вісім літаків МіГ-29 та готує до передачі ще шістьвинищувачів цього типу.</text:p>
      <text:p text:style-name="P4">
<text:span text:style-name="T5">
Фото: РАР</text:span>
</text:p>
      <text:p text:style-name="P4">
Source: <text:a xlink:type="simple" xlink:href="https://www.ukrinform.ua/rubric-ato/3695588-porazka-ukraini-oznacatime-kinec-zolotogo-viku-zahodu-moraveckij.html" text:style-name="Internet_20_link" text:visited-style-name="Visited_20_Internet_20_Link">
https://www.ukrinform.ua/rubric-ato/3695588-porazka-ukraini-oznacatime-kinec-zolotogo-viku-zahodu-moraveckij.html</text:a>
</text:p>
      <!--NEWS-->
      <text:h text:style-name="P10" text:outline-level="1">
<text:span text:style-name="T4">
У Південній Кореї проведуть «радіаційні» тести на 89 втікачах із КНДР</text:span>
</text:h>
      <text:p text:style-name="P4">
Authors: Ukrinform (Person)</text:p>
      <text:p text:style-name="P4">
Publisher: Укринформ (Organization)</text:p>
      <text:p text:style-name="P4">
Published Time: 2023-04-13T23:51:00+03:00</text:p>
      <text:p text:style-name="P4">
Modified Time: 2023-04-13T23:51:00+03:00</text:p>
      <text:p text:style-name="P4">
Description: Влада Південної Кореї планує провести тести на радіаційне опромінення на 89 втікачах із Північної Кореї. — Укрінформ.</text:p>
      <text:p text:style-name="P4">
Images: ["<text:a xlink:type="simple" xlink:href="https://static.ukrinform.com/photos/2023_04/thumb_files/630_360_1681388671-424.jpg" text:style-name="Internet_20_link" text:visited-style-name="Visited_20_Internet_20_Link">
630_360_16813...</text:a>
"]</text:p>
      <text:p text:style-name="P4">
Tags: ['КНДР', 'Корея', 'Втеча']</text:p>
      <text:p text:style-name="P4">
Type: Article</text:p>
      <!--METADATA-->
      <text:p text:style-name="P4">
<draw:frame draw:style-name="fr1" draw:name="Image272" text:anchor-type="as-char" svg:width="6.9236in" svg:height="3.956343in" draw:z-index="0">
<draw:image xlink:href="../Images/yкринформ/2023-04-13T23-51-00-03-00/630_360_1681388671-424.jpg" xlink:type="simple" xlink:show="embed" xlink:actuate="onLoad" draw:mime-type="image/jpeg"/>
</draw:frame>
 ВладаПівденної Кореї планує провести тести на радіаційне опромінення на 89 втікачахіз Північної Кореї.</text:p>
      <text:p text:style-name="P4">
Як передає Укрінформ, про це повідомляє <text:a xlink:type="simple" xlink:href="https://en.yna.co.kr/view/AEN20230413004751325" text:style-name="Internet_20_link" text:visited-style-name="Visited_20_Internet_20_Link">
</text:a>
 .</text:p>
      <text:p text:style-name="P4">
За даними Міністерства з об'єднання Південної Кореї, з травня та впродовжнаступних шести місяців на північнокорейських біженцях родом з районів поблизупівнічнокорейського ядерного полігону Пунгері буде проводитись тестування нарадіаційне опромінення.</text:p>
      <text:p text:style-name="P4">
Всі вони проживали в окрузі Кілджу і після першого ядерного випробування <text:a xlink:type="simple" xlink:href="https://www.ukrinform.ua/tag-kndr" text:style-name="Internet_20_link" text:visited-style-name="Visited_20_Internet_20_Link">
</text:a>
 в 2006 році втекли з Північної Кореї.</text:p>
      <text:p text:style-name="P4">
Раніше уряд уже проводив подібні випробування над 40 північнокорейськимибіженцями у 2017 та 2018 роках.</text:p>
      <text:p text:style-name="P4">
<text:span text:style-name="T4">
Читайте також:</text:span>
 <text:a xlink:type="simple" xlink:href="https://www.ukrinform.ua/rubric-world/3695156-u-aponii-spracuvala-povitrana-trivoga-cerez-pusk-raketi-kndr.html" text:style-name="Internet_20_link" text:visited-style-name="Visited_20_Internet_20_Link">
 <text:span text:style-name="T4">
КНДР</text:span>
 </text:a>
</text:p>
      <text:p text:style-name="P4">
"Важливо заздалегідь перевірити можливість впливу радіоактивних витоків ізагальний стан здоров'я тих, хто міг зазнати шкоди від ядерних випробуваньПівнічної Кореї", - заявив журналістам представник міністерства.</text:p>
      <text:p text:style-name="P4">
Як повідомляв Укрінформ, Північна Корея у четвер, 13 квітня, <text:a xlink:type="simple" xlink:href="https://www.ukrinform.ua/rubric-world/3695140-kndr-zapustila-balisticnu-raketu-v-bik-shidnogo-mora.html" text:style-name="Internet_20_link" text:visited-style-name="Visited_20_Internet_20_Link">
</text:a>
</text:p>
      <text:p text:style-name="P4">
Source: <text:a xlink:type="simple" xlink:href="https://www.ukrinform.ua/rubric-world/3695436-u-pivdennij-korei-provedut-radiacijni-testi-na-89-vtikacah-iz-kndr.html" text:style-name="Internet_20_link" text:visited-style-name="Visited_20_Internet_20_Link">
https://www.ukrinform.ua/rubric-world/3695436-u-pivdennij-korei-provedut-radiacijni-testi-na-89-vtikacah-iz-kndr.html</text:a>
</text:p>
      <!--NEWS-->
      <text:h text:style-name="P10" text:outline-level="1">
<text:span text:style-name="T4">
Публікуючи відео з воєнним злочином, росіяни залякують своїх же військових — ГУР</text:span>
</text:h>
      <text:p text:style-name="P4">
Author: ['АРМІЯINFORM']</text:p>
      <text:p text:style-name="P4">
Time: 2023-04-13T24:00:00-04:00</text:p>
      <text:p text:style-name="P4">
Description: Метою публікації відео з воєнним злочином є бажання росіян залякати своїх же військов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13-01.jpg" text:style-name="Internet_20_link" text:visited-style-name="Visited_20_Internet_20_Link">
20230413-01.jpg</text:a>
']</text:p>
      <text:p text:style-name="P4">
Tags: ['STOPRUSSIA', 'АГРЕСІЯ РФ', 'АНДРІЙ ЮСОВ', 'ВТОРГНЕННЯ РФ', 'ГУР МОУ', 'КАТУВАННЯ ЗАХИСНИКА']</text:p>
      <text:p text:style-name="P4">
Category: News</text:p>
      <!--METADATA-->
      <text:p text:style-name="P4">
<draw:frame draw:style-name="fr1" draw:name="Image273" text:anchor-type="as-char" svg:width="6.9236in" svg:height="4.038767in" draw:z-index="0">
<draw:image xlink:href="../Images/AРМІЯINFORM/2023-04-13T24-00-00-04-00/20230413-01.jpg" xlink:type="simple" xlink:show="embed" xlink:actuate="onLoad" draw:mime-type="image/jpeg"/>
</draw:frame>
</text:p>
      <text:p text:style-name="P4">
Метою публікації відео з воєнним злочином є бажання росіян залякати своїх жевійськових, щоб ті не здавалися у полон, та спроба деморалізувати та посіятипаніку в Силах оборони України.</text:p>
      <text:p text:style-name="P4">
Про це повідомив представник ГУР МО України Андрій Юсов,<text:a xlink:type="simple" xlink:href="https://gur.gov.ua/content/publikuiuchy-video-z-voiennym-zlochynom-rosiiany-zaliakuiut-svoikh-zhe-viiskovykh.html" text:style-name="Internet_20_link" text:visited-style-name="Visited_20_Internet_20_Link">
інформує</text:a>
 Головне управління розвідкиМіністерства оборони України.</text:p>
      <text:p text:style-name="P4">
«Це кричущий факт порушення всіх можливих норм і правил ведення війни. Я вжене кажу про Женевські конвенції, міжнародне гуманітарне право та багато іншихречей. Це факт, на який безумовно світ має звернути увагу не лише зіспівчуттям чи обуренням, але й спільною роботою для притягнення довідповідальності всіх винних», — сказав Андрій Юсов.</text:p>
      <text:p text:style-name="P4">
Водночас, за словами представника ГУР МО України, винні не лише виконавціцього воєнного злочину.</text:p>
      <text:p text:style-name="P4">
«Оприлюднення цього відео — це свідчення того, що подібна геноцидна політика,подібна політика воєнних злочинів є державною політикою. Оскільки пропагандана росії централізована, періодично викладення таких звірств російськихвійськових, які ми спостерігаємо… Ми бачили нещодавно страту українськогобійця за гасло «Слава Україні!» і в цілому, раз на кілька тижнів-місяць,з'являється подібний контент. Це цілеспрямована державна політика рф повисвітлення звірств своєї армії проти українських військових. Метою є спробадеморалізувати та посіяти паніку в українських Силах оборони, що їм невдається», — пояснив Андрій Юсов.</text:p>
      <text:p text:style-name="P4">
Він додав, що ще однією метою є також залякування військових рф.</text:p>
      <text:p text:style-name="P4">
«Мовляв, «не думайте здаватися в полон, оскільки в українському полоні з вамиробитимуть те ж, що ми робимо з українськими полоненими», — зазначивпредставник воєнної розвідки України.</text:p>
      <text:p text:style-name="P4">
Source: <text:a xlink:type="simple" xlink:href="https://armyinform.com.ua/2023/04/13/publikuyuchy-video-z-voyennym-zlochynom-rosiyany-zalyakuyut-svoyih-zhe-vijskovyh-gur/" text:style-name="Internet_20_link" text:visited-style-name="Visited_20_Internet_20_Link">
https://armyinform.com.ua/2023/04/13/publikuyuchy-video-z-voyennym-zlochynom-rosiyany-zalyakuyut-svoyih-zhe-vijskovyh-gur/</text:a>
</text:p>
      <!--NEWS-->
      <text:h text:style-name="P10" text:outline-level="1">
<text:span text:style-name="T4">
США запровадили санкції проти структур, наближених до «росатому»</text:span>
</text:h>
      <text:p text:style-name="P4">
Author: ['АРМІЯINFORM']</text:p>
      <text:p text:style-name="P4">
Time: 2023-04-13T25:00:00-04:00</text:p>
      <text:p text:style-name="P4">
Description: Міністерство фінансів США оголосило про запровадження нового пакета санкцій проти рф.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rosatom.jpg" text:style-name="Internet_20_link" text:visited-style-name="Visited_20_Internet_20_Link">
rosatom.jpg</text:a>
']</text:p>
      <text:p text:style-name="P4">
Tags: ['ЕКОНОМІКА РФ', 'КРАХ РОСІЙСЬКОЇ ЕКОНОМІКИ', 'САНКЦІЇ РФ']</text:p>
      <text:p text:style-name="P4">
Category: News</text:p>
      <!--METADATA-->
      <text:p text:style-name="P4">
<draw:frame draw:style-name="fr1" draw:name="Image274" text:anchor-type="as-char" svg:width="6.9236in" svg:height="3.894525in" draw:z-index="0">
<draw:image xlink:href="../Images/AРМІЯINFORM/2023-04-13T25-00-00-04-00/rosatom.jpg" xlink:type="simple" xlink:show="embed" xlink:actuate="onLoad" draw:mime-type="image/jpeg"/>
</draw:frame>
</text:p>
      <text:p text:style-name="P4">
Міністерство фінансів США оголосило про запровадження нового пакета санкційпроти рф.</text:p>
      <text:p text:style-name="P4">
Про це йдеться у <text:a xlink:type="simple" xlink:href="https://home.treasury.gov/news/press-releases/jy1402" text:style-name="Internet_20_link" text:visited-style-name="Visited_20_Internet_20_Link">
повідомленні</text:a>
 пресслужби Мінфіну США.</text:p>
      <text:p text:style-name="P4">
Ці обмеження включають наміри посилити існуючі заходи та подальше перешкоджатиімпорту росією критично важливих технологій, які використовуються у її війніпроти України.</text:p>
      <text:p text:style-name="P4">
Загалом під санкції потрапили 25 фізичних та 29 юридичних осіб.</text:p>
      <text:p text:style-name="P4">
Державний департамент США одночасно визначає кілька організацій, що працюють воборонному секторі економіки рф, та організацій, які підтримують війну росіїпроти України, а також додаткові організації, пов’язані з російською державноюкорпорацією з атомної енергії — «росатом». Зокрема «ковровський механічнийзавод», «русатом оверсіз» та «атомстрой».</text:p>
      <text:p text:style-name="P4">
Source: <text:a xlink:type="simple" xlink:href="https://armyinform.com.ua/2023/04/13/ssha-zaprovadyly-sankcziyi-proty-struktur-nablyzhenyh-do-rosatomu/" text:style-name="Internet_20_link" text:visited-style-name="Visited_20_Internet_20_Link">
https://armyinform.com.ua/2023/04/13/ssha-zaprovadyly-sankcziyi-proty-struktur-nablyzhenyh-do-rosatomu/</text:a>
</text:p>
      <!--NEWS-->
      <text:h text:style-name="P10" text:outline-level="1">
<text:span text:style-name="T4">
За добу рятувальники майже двісті разів виїжджали на ліквідацію наслідків ворожих обстрілів</text:span>
</text:h>
      <text:p text:style-name="P4">
Author: ['АРМІЯINFORM']</text:p>
      <text:p text:style-name="P4">
Time: 2023-04-13T26:00:00-04:00</text:p>
      <text:p text:style-name="P4">
Description: Протягом минулої доби, 12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75" text:anchor-type="as-char" svg:width="6.9236in" svg:height="4.635046in" draw:z-index="0">
<draw:image xlink:href="../Images/AРМІЯINFORM/2023-04-13T26-00-00-04-00/pozhezha-1.jpg" xlink:type="simple" xlink:show="embed" xlink:actuate="onLoad" draw:mime-type="image/jpeg"/>
</draw:frame>
Ілюстративне фото</text:p>
      <text:p text:style-name="P4">
Протягом минулої доби, <text:span text:style-name="T4">
12 квітня,</text:span>
 підрозділи Державної служби України знадзвичайних ситуацій <text:span text:style-name="T4">
здійснили 194 виїзди</text:span>
 на ліквідацію наслідківобстрілів окупантами населених пунктів та об’єктів інфраструктури. Ліквідовано6 пожеж, врятовано 2 особи. Надано психологічну допомогу 156 особам.</text:p>
      <text:p text:style-name="P4">
Про це йдеться у <text:a xlink:type="simple" xlink:href="https://dsns.gov.ua/uk/news/nadzvicaini-podiyi/operativna-informaciia-dsns-shhodo-naslidkiv-vedennia-boiovix-dii-rosiiskoiu-federacijeiu-124" text:style-name="Internet_20_link" text:visited-style-name="Visited_20_Internet_20_Link">
повідомленні</text:a>
 ДСНС України.</text:p>
      <text:p text:style-name="P4">
З початку війни здійснено 88 978 виїздів на ліквідацію наслідків обстрілів,ліквідовано 14 287 пожеж, врятовано 3 994 особи, надано психологічну допомогу209 948 особам.</text:p>
      <text:p text:style-name="P4">
Source: <text:a xlink:type="simple" xlink:href="https://armyinform.com.ua/2023/04/13/za-dobu-ryatuvalnyky-majzhe-dvisti-raziv-vyyizhdzhaly-na-likvidacziyu-naslidkiv-vorozhyh-obstriliv-3/" text:style-name="Internet_20_link" text:visited-style-name="Visited_20_Internet_20_Link">
https://armyinform.com.ua/2023/04/13/za-dobu-ryatuvalnyky-majzhe-dvisti-raziv-vyyizhdzhaly-na-likvidacziyu-naslidkiv-vorozhyh-obstriliv-3/</text:a>
</text:p>
      <!--NEWS-->
      <text:h text:style-name="P10" text:outline-level="1">
<text:span text:style-name="T4">
Елементи знищеної техніки рф продемонстрували представникам дипломатичних місій країн ЄС</text:span>
</text:h>
      <text:p text:style-name="P4">
Author: ['АРМІЯINFORM']</text:p>
      <text:p text:style-name="P4">
Time: 2023-04-13T27:00:00-04:00</text:p>
      <text:p text:style-name="P4">
Description: В Офісі Президента України пройшов брифінг для голів дипломатичних місій краї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56514351f781d0a36e7a2d772415c7_1681300393_wysiwyg.jpeg" text:style-name="Internet_20_link" text:visited-style-name="Visited_20_Internet_20_Link">
3356514351f781d0a36e7a2d772415c7_1681300393_wysiwyg.jpeg</text:a>
']</text:p>
      <text:p text:style-name="P4">
Tags: ['ВИСТАВКА ОЗБРОЄННЯ', 'ЗНИЩЕНА ТЕХНІКА ЗС РФ', 'ОФІС ПРЕЗИДЕНТА УКРАЇНИ']</text:p>
      <text:p text:style-name="P4">
Category: News</text:p>
      <!--METADATA-->
      <text:p text:style-name="P4">
<draw:frame draw:style-name="fr1" draw:name="Image276" text:anchor-type="as-char" svg:width="6.9236in" svg:height="4.612849in" draw:z-index="0">
<draw:image xlink:href="../Images/AРМІЯINFORM/2023-04-13T27-00-00-04-00/3356514351f781d0a36e7a2d772415c7_1681300393_wysiwyg.jpeg" xlink:type="simple" xlink:show="embed" xlink:actuate="onLoad" draw:mime-type="image/jpeg"/>
</draw:frame>
</text:p>
      <text:p text:style-name="P4">
В Офісі Президента України пройшов брифінг для голів дипломатичних місій країнЄвропейського Союзу та Представництва ЄС в Україні, присвячений питаннямсанкційної політики щодо росії.</text:p>
      <text:p text:style-name="P4">
Про це <text:a xlink:type="simple" xlink:href="https://www.president.gov.ua/news/v-ofisi-prezidenta-ukrayini-vidbuvsya-brifing-dlya-goliv-dip-82249" text:style-name="Internet_20_link" text:visited-style-name="Visited_20_Internet_20_Link">
повідомляє</text:a>
 Офіс Президента України.</text:p>
      <text:p text:style-name="P4">
Під час заходу обговорили необхідність подальшого посилення санкційного тискуна країну-агресора, зокрема в контексті підготовки 11-го санкційного пакетуЄС. Також наголосили на важливості реалізації раніше запроваджених обмежень.</text:p>
      <text:p text:style-name="P4">
«Варто зробити акцент на таких санкційних пріоритетах: розширення санкційноготиску на російські банки та<text:a xlink:type="simple" xlink:href="https://armyinform.com.ua/2023/04/13/ssha-zaprovadyly-sankcziyi-proty-struktur-nablyzhenyh-do-rosatomu/" text:style-name="Internet_20_link" text:visited-style-name="Visited_20_Internet_20_Link">
«росатом»</text:a>
, посилення санкцій протипропагандистів і представників шоу-бізнесу рф, подальші обмеження щодоросійського ВПК та високотехнологічних галузей, які мають безпосереднійстосунок до виробництва озброєння», — зазначив радник керівника Офісу главидержави Владислав Власюк.</text:p>
      <text:p text:style-name="P4">
На завершення заходу за сприяння Центрального науково-дослідного інститутуозброєння та військової техніки Збройних Сил України продемонструвалиспеціальну експозицію, де представники дипломатичних місій країн ЄС змоглиознайомитися з рештками знищеної російської військової техніки, які містятьелементи електроніки та побутової техніки західного виробництва.</text:p>
      <text:p text:style-name="P4">
Source: <text:a xlink:type="simple" xlink:href="https://armyinform.com.ua/2023/04/13/elementy-znyshhenoyi-tehniky-rf-prodemonstruvaly-predstavnykam-dyplomatychnyh-misij-krayin-yes/" text:style-name="Internet_20_link" text:visited-style-name="Visited_20_Internet_20_Link">
https://armyinform.com.ua/2023/04/13/elementy-znyshhenoyi-tehniky-rf-prodemonstruvaly-predstavnykam-dyplomatychnyh-misij-krayin-yes/</text:a>
</text:p>
      <!--NEWS-->
      <text:h text:style-name="P10" text:outline-level="1">
<text:span text:style-name="T4">
Україна звернулася до МКЧХ з пропозицією стимулювати роботу місії комітету в рф</text:span>
</text:h>
      <text:p text:style-name="P4">
Author: ['АРМІЯINFORM']</text:p>
      <text:p text:style-name="P4">
Time: 2023-04-13T28:00:00-04:00</text:p>
      <text:p text:style-name="P4">
Description: Українська сторона звернулася до місії Міжнародного комітету Червоного Хреста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889750475220299958_y.jpg" text:style-name="Internet_20_link" text:visited-style-name="Visited_20_Internet_20_Link">
photo_5889750475220299958_y.jpg</text:a>
']</text:p>
      <text:p text:style-name="P4">
Tags: ['КООРДИНАЦІЙНИЙ ШТАБ З ПИТАНЬ ПОВОДЖЕННЯ З ВІЙСЬКОВОПОЛОНЕНИМИ', 'ЧЕРВОНИЙ ХРЕСТ УКРАЇНИ']</text:p>
      <text:p text:style-name="P4">
Category: News</text:p>
      <!--METADATA-->
      <text:p text:style-name="P4">
<draw:frame draw:style-name="fr1" draw:name="Image277" text:anchor-type="as-char" svg:width="6.9236in" svg:height="5.1927in" draw:z-index="0">
<draw:image xlink:href="../Images/AРМІЯINFORM/2023-04-13T28-00-00-04-00/photo_5889750475220299958_y.jpg" xlink:type="simple" xlink:show="embed" xlink:actuate="onLoad" draw:mime-type="image/jpeg"/>
</draw:frame>
</text:p>
      <text:p text:style-name="P4">
Українська сторона звернулася до місії Міжнародного комітету Червоного Хрестаз пропозицією стимулювати роботу місії комітету в російській федерації.</text:p>
      <text:p text:style-name="P4">
Про це <text:a xlink:type="simple" xlink:href="https://t.me/Koord_shtab/832" text:style-name="Internet_20_link" text:visited-style-name="Visited_20_Internet_20_Link">
повідомляє</text:a>
 Координаційний штаб з питаньвійськовополоненими.</text:p>
      <text:p text:style-name="P4">
Під час зустрічі з представниками Міжнародного комітету Червоного Хрестасторони обговорили створення нових можливостей конструктивної взаємодії, атакож проблемні питання, які стосуються дотримання норм міжнародногогуманітарного права щодо поводження з військовополоненими.</text:p>
      <text:p text:style-name="P4">
«Давайте шукати шляхи співпраці, щоб змусити росію виконувати взяті на себезобов’язання згідно з нормами міжнародного гуманітарного права. Від нас євимога: добивайтеся виконання мандату МКЧХ в росії», — зазначив керівниквідділу супроводу та консультування родичів оборонців Координаційного штабуЮрій Таранюк.</text:p>
      <text:p text:style-name="P4">
Віен повідомив, що запити МКЧХ були задоволені українською стороною згідно знормами міжнародного гуманітарного права. Проте з боку росії подібнихрезультатів немає.</text:p>
      <text:p text:style-name="P4">
«Ми бачимо, в якому стані повертаються російські військовополонені, і в якомустані повертає наших захисників росія», – підкреслив він.</text:p>
      <text:p text:style-name="P4">
Зі свого боку, представниця МКЧХ зазначила, що організація розуміє проблеми, зякими стикаються і військовополонені, і їхні родини, бо так само з нимикомунікує.</text:p>
      <text:p text:style-name="P4">
«Головна мета – створювати не перешкоди, а простір для співпраці, – зазначилапредставниця МКЧХ. – Ми бачимо, що Україна прагне відповідати нормамміжнародного гуманітарного права в питаннях поводження з військовополоненими».</text:p>
      <text:p text:style-name="P4">
Source: <text:a xlink:type="simple" xlink:href="https://armyinform.com.ua/2023/04/13/ukrayina-zvernulasya-do-mkchh-z-propozycziyeyu-stymulyuvaty-robotu-misiyi-komitetu-v-rf/" text:style-name="Internet_20_link" text:visited-style-name="Visited_20_Internet_20_Link">
https://armyinform.com.ua/2023/04/13/ukrayina-zvernulasya-do-mkchh-z-propozycziyeyu-stymulyuvaty-robotu-misiyi-komitetu-v-rf/</text:a>
</text:p>
      <!--NEWS-->
      <text:h text:style-name="P10" text:outline-level="1">
<text:span text:style-name="T4">
Понад 3 тисячі дітей із прифронтових територій пройдуть оздоровлення коштом держави</text:span>
</text:h>
      <text:p text:style-name="P4">
Author: ['Леся Медведенко']</text:p>
      <text:p text:style-name="P4">
Time: 2023-04-13T29:00:00-04:00</text:p>
      <text:p text:style-name="P4">
Description: Про це повідомила Міністр соціальної політики України Оксана Жолнович в ефі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582069986313164_y.jpg" text:style-name="Internet_20_link" text:visited-style-name="Visited_20_Internet_20_Link">
photo_5314582069986313164_y.jpg</text:a>
']</text:p>
      <text:p text:style-name="P4">
Tags: ['ВТОРГНЕННЯ РФ', 'ДІТИ', 'ОЗДОРОВЛЕННЯ', 'СОЦЗАХИСТ ПІД ЧАС ВІЙНИ']</text:p>
      <text:p text:style-name="P4">
Category: News</text:p>
      <!--METADATA-->
      <text:p text:style-name="P4">
<draw:frame draw:style-name="fr1" draw:name="Image278" text:anchor-type="as-char" svg:width="6.9236in" svg:height="2.988687in" draw:z-index="0">
<draw:image xlink:href="../Images/AРМІЯINFORM/2023-04-13T29-00-00-04-00/photo_5314582069986313164_y.jpg" xlink:type="simple" xlink:show="embed" xlink:actuate="onLoad" draw:mime-type="image/jpeg"/>
</draw:frame>
</text:p>
      <text:p text:style-name="P4">
Про це<text:a xlink:type="simple" xlink:href="https://www.facebook.com/MLSP.gov.ua/videos/524150739904510" text:style-name="Internet_20_link" text:visited-style-name="Visited_20_Internet_20_Link">
повідомила</text:a>
Міністр соціальної політики України Оксана Жолнович в ефірі Національногомарафону «Єдині новини».</text:p>
      <text:p text:style-name="P4">
Війна в Україні триває, і держава повинна дбати про українських дітей, якіпотерпають від наслідків збройної агресії рф. Напередодні літнього сезонуМінсоцполітики внесло зміни до системи надання дітям оздоровчих послуг.</text:p>
      <text:p text:style-name="P4">
— У нас є окрема програма, спрямована на оздоровлення та відпочинок дітей ізпевних категорій громадян. На цей сезон ми переформатували допомогу, щонадається для відпочинку дітей, зокрема суттєво збільшили її розмір (це заразстановить 5 прожиткових мінімумів, близько 14 тисяч гривень). Крім того,відтепер батьки самі зможуть обрати кількість днів, коли дитина будеоздоровлюватись. Тож можна буде отримати дорожчу путівку на меншу кількістьднів або дешевшу путівку на більшу кількість днів, — зазначила ОксанаЖолнович.</text:p>
      <text:p text:style-name="P4">
Батьки зможуть обрати путівку з переліку закладів, що внесені до реєстру йвідповідають усім вимогам щодо оздоровлення дітей. На сайті Національноїсоціальної служби буде опубліковано профайл кожного з таких закладів.</text:p>
      <text:p text:style-name="P4">
— Цього року ми обираємо дітей саме з прифронтових територій, дітей зінвалідністю, дітей з багатодітних родин, тобто тих, яким найскладнішезабезпечити оздоровлення. Кожному з них через портал «Дія», смс-повідомленнячи електронну пошту буде надіслана інформація про те, що вони мають право натаке оздоровлення. Все, що вимагається — це відкрити у ПриватБанку спеціальнийрахунок, куди надійдуть кошти, якими можна буде скористатися в одному зобраних оздоровчих закладів, — пояснила Міністр соцполітики.</text:p>
      <text:p text:style-name="P4">
За її словами, з міркувань безпеки цього року до запропонованого перелікувходять лише заклади Карпатського регіону: Чернівецька, Івано-Франківська,Львівська, Закарпатська області. Всі заклади вищої категорії, що тамрозташовані, мають право подавати заявки та укладати договори з Нацсоцслужбоюна надання таких послуг.</text:p>
      <text:p text:style-name="P4">
Крім того, Мінсоцполітики активно працює з міжнародними партнерами. Зокрема єдомовленість з Португалією, яка готова приймати окремі категорії українськихгромадян для оздоровлення.</text:p>
      <text:p text:style-name="P4">
— Можливо, це будуть діти наших захисників та інші категорії українськихдітей, яких ми будемо разом із батьками відправляти на відпочинок таоздоровлення за кордоном. Тобто ми розглядаємо варіанти оздоровлення не лише вУкраїні, а й організованими групами за кордоном під супроводом із дотриманнянорм безпеки, щоб бути певними, що захист прав наших дітей забезпечено, —підкреслила Оксана Жолнович.</text:p>
      <text:p text:style-name="P4">
Source: <text:a xlink:type="simple" xlink:href="https://armyinform.com.ua/2023/04/13/ponad-3-tysyachi-ditej-iz-pryfrontovyh-terytorij-projdut-ozdorovlennya-koshtom-derzhavy/" text:style-name="Internet_20_link" text:visited-style-name="Visited_20_Internet_20_Link">
https://armyinform.com.ua/2023/04/13/ponad-3-tysyachi-ditej-iz-pryfrontovyh-terytorij-projdut-ozdorovlennya-koshtom-derzhavy/</text:a>
</text:p>
      <!--NEWS-->
      <text:h text:style-name="P10" text:outline-level="1">
<text:span text:style-name="T4">
росія за добу обстріляла 135 населених пунктів України, є загиблі та поранені</text:span>
</text:h>
      <text:p text:style-name="P4">
Author: ['АРМІЯINFORM']</text:p>
      <text:p text:style-name="P4">
Time: 2023-04-13T30:00:00-04:00</text:p>
      <text:p text:style-name="P4">
Description: Протягом минулої доби російські війська обстріляли територію 9 областей Україн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798463323587935_y.jpg" text:style-name="Internet_20_link" text:visited-style-name="Visited_20_Internet_20_Link">
photo_5314798463323587935_y.jpg</text:a>
']</text:p>
      <text:p text:style-name="P4">
Tags: ['MILITARY MEDIA CENTER', 'STOPRUSSIA', 'ВОРОЖІ ОБСТРІЛИ', 'ОБСТРІЛИ РФ']</text:p>
      <text:p text:style-name="P4">
Category: News</text:p>
      <!--METADATA-->
      <text:p text:style-name="P4">
<draw:frame draw:style-name="fr1" draw:name="Image279" text:anchor-type="as-char" svg:width="6.9236in" svg:height="4.80863in" draw:z-index="0">
<draw:image xlink:href="../Images/AРМІЯINFORM/2023-04-13T30-00-00-04-00/photo_5314798463323587935_y.jpg" xlink:type="simple" xlink:show="embed" xlink:actuate="onLoad" draw:mime-type="image/jpeg"/>
</draw:frame>
</text:p>
      <text:p text:style-name="P4">
Протягом минулої доби російські війська обстріляли територію 9 областейУкраїни.</text:p>
      <text:p text:style-name="P4">
Про це <text:a xlink:type="simple" xlink:href="https://t.me/militarymediacenter/1689" text:style-name="Internet_20_link" text:visited-style-name="Visited_20_Internet_20_Link">
повідомляє</text:a>
 Military MediaCenter.</text:p>
      <text:p text:style-name="P4">
«Загалом із різних видів озброєння (стрілецька зброя, міномети, танки,артилерія, РСЗВ, ЗРК «С-300», БПЛА, тактична авіація) здійснено обстріли 135населених пунктів, підтверджено ураження 50 об’єктів інфраструктури», —йдеться у повідомленні.</text:p>
      <text:p text:style-name="P4">
За попередньою інформацією, є загиблі та поранені, кількість жертвуточнюється.</text:p>
      <text:p text:style-name="P4">
Source: <text:a xlink:type="simple" xlink:href="https://armyinform.com.ua/2023/04/13/rosiya-za-dobu-obstrilyala-135-naselenyh-punktiv-ukrayiny-ye-zagybli-ta-poraneni/" text:style-name="Internet_20_link" text:visited-style-name="Visited_20_Internet_20_Link">
https://armyinform.com.ua/2023/04/13/rosiya-za-dobu-obstrilyala-135-naselenyh-punktiv-ukrayiny-ye-zagybli-ta-poraneni/</text:a>
</text:p>
      <!--NEWS-->
      <text:h text:style-name="P10" text:outline-level="1">
<text:span text:style-name="T4">
Брифінг представників Сил безпеки та оборони України у Military Media Center</text:span>
</text:h>
      <text:p text:style-name="P4">
Author: ['АРМІЯINFORM']</text:p>
      <text:p text:style-name="P4">
Time: 2023-04-13T31:00:00-04:00</text:p>
      <text:p text:style-name="P4">
Description: https://www.youtube.com/watch?v=GoSlPfTUkLo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БРИФІНГ']</text:p>
      <text:p text:style-name="P4">
Category: News</text:p>
      <!--METADATA-->
      <text:p text:style-name="P4">
Source: <text:a xlink:type="simple" xlink:href="https://armyinform.com.ua/2023/04/13/bryfing-predstavnykiv-syl-bezpeky-ta-oborony-ukrayiny-u-military-media-center-4/" text:style-name="Internet_20_link" text:visited-style-name="Visited_20_Internet_20_Link">
https://armyinform.com.ua/2023/04/13/bryfing-predstavnykiv-syl-bezpeky-ta-oborony-ukrayiny-u-military-media-center-4/</text:a>
</text:p>
      <!--NEWS-->
      <text:h text:style-name="P10" text:outline-level="1">
<text:span text:style-name="T4">
На північному напрямку Сили оборони проводять злагодження</text:span>
</text:h>
      <text:p text:style-name="P4">
Author: ['АРМІЯINFORM']</text:p>
      <text:p text:style-name="P4">
Time: 2023-04-13T32:00:00-04:00</text:p>
      <text:p text:style-name="P4">
Description: Днями у Північній операційній зоні було проведене заходи зі залагодження дій підрозді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ez-imeni-6.jpg" text:style-name="Internet_20_link" text:visited-style-name="Visited_20_Internet_20_Link">
bez-imeni-6.jpg</text:a>
']</text:p>
      <text:p text:style-name="P4">
Tags: ['АГРЕСІЯ РФ', 'ВТОРГНЕННЯ РФ', "КОМАНДУВАННЯ ОБ'ЄДНАНИХ СИЛ"]</text:p>
      <text:p text:style-name="P4">
Category: News</text:p>
      <!--METADATA-->
      <text:p text:style-name="P4">
<draw:frame draw:style-name="fr1" draw:name="Image280" text:anchor-type="as-char" svg:width="6.9236in" svg:height="3.98684in" draw:z-index="0">
<draw:image xlink:href="../Images/AРМІЯINFORM/2023-04-13T32-00-00-04-00/bez-imeni-6.jpg" xlink:type="simple" xlink:show="embed" xlink:actuate="onLoad" draw:mime-type="image/jpeg"/>
</draw:frame>
</text:p>
      <text:p text:style-name="P4">
Днями у Північній операційній зоні було проведене заходи зі залагодження дійпідрозділу прикриття загону керування БПЛА, з виконання стандартнихопераційних процедур та перевірки справності агрегатів бойових машин івогневих засобів.</text:p>
      <text:p text:style-name="P4">
Про це <text:a xlink:type="simple" xlink:href="https://fb.watch/jTmT1reTCq/" text:style-name="Internet_20_link" text:visited-style-name="Visited_20_Internet_20_Link">
повідомляє</text:a>
 Командування Об'єднаних СилЗС України.</text:p>
      <text:p text:style-name="P4">
«Підрозділи ударних БПЛА «ВІЙ», що діє в одному з районів Північноїопераційної зони, часу ні гає. Бійці щодня вивчають місцевість, шляхипересування, а також зручні ділянки для укриття», — йдеться в повідомленні.</text:p>
      <text:p text:style-name="P4">
Як повідомив командир загону, найважливішою складовою успіху кожної операції єелемент безпеки.</text:p>
      <text:p text:style-name="P4">
«Озброєння і техніка надають нам спроможності, але в першу чергу ми працюємонад злагодженістю дій кожного члена команди та вмінням реагувати на змінуоперативної обстановки», — наголосив офіцер.</text:p>
      <text:p text:style-name="P4">
Source: <text:a xlink:type="simple" xlink:href="https://armyinform.com.ua/2023/04/13/na-pivnichnomu-napryamku-syly-oborony-provodyat-zlagodzhennya/" text:style-name="Internet_20_link" text:visited-style-name="Visited_20_Internet_20_Link">
https://armyinform.com.ua/2023/04/13/na-pivnichnomu-napryamku-syly-oborony-provodyat-zlagodzhennya/</text:a>
</text:p>
      <!--NEWS-->
      <text:h text:style-name="P10" text:outline-level="1">
<text:span text:style-name="T4">
Крим — це Україна, і він має повернутись під її контроль — Дмитро Кулеба</text:span>
</text:h>
      <text:p text:style-name="P4">
Author: ['Світлана Кирган']</text:p>
      <text:p text:style-name="P4">
Time: 2023-04-13T33:00:00-04:00</text:p>
      <text:p text:style-name="P4">
Description: Про це Міністр закордонних справ України Дмитро Кулеба повідомив під час Пер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dmytro-kuleba.jpg" text:style-name="Internet_20_link" text:visited-style-name="Visited_20_Internet_20_Link">
dmytro-kuleba.jpg</text:a>
']</text:p>
      <text:p text:style-name="P4">
Tags: ['ВТОРГНЕННЯ РФ', 'ДМИТРО КУЛЕБА', 'КРИМ - ЦЕ УКРАЇНА']</text:p>
      <text:p text:style-name="P4">
Category: News</text:p>
      <!--METADATA-->
      <text:p text:style-name="P4">
<draw:frame draw:style-name="fr1" draw:name="Image281" text:anchor-type="as-char" svg:width="6.9236in" svg:height="4.608521in" draw:z-index="0">
<draw:image xlink:href="../Images/AРМІЯINFORM/2023-04-13T33-00-00-04-00/dmytro-kuleba.jpg" xlink:type="simple" xlink:show="embed" xlink:actuate="onLoad" draw:mime-type="image/jpeg"/>
</draw:frame>
Дмитро Кулеба. Фото: пресслужба МЗС України</text:p>
      <text:p text:style-name="P4">
Про це Міністр закордонних справ України Дмитро Кулеба повідомив під часПершої Чорноморської безпекової конференції Міжнародної Кримської платформи,яка зібрала в Бухаресті представників понад 50 країн та організацій.</text:p>
      <text:p text:style-name="P4">
«Я щиро шкодую, що не приєднався до вас сьогодні через події, які утрималимене у Києві. Я починав свій робочий день з того, що і мій шановний колегаОлексій Резніков, — з дзвінків та смс стосовно прискорення постачання зброї вУкраїну. Це те, що ми з ним робимо щодня двадцять чотири на сім, щобприскорити підготовку до контрнаступу України. І, звісно, ми всі вчора булиспустошені жахливим відео, і провели вчорашній день, мобілізуючи міжнароднуреакцію на цей жахливий злочин», — сказав Міністр закордонних справ України.</text:p>
      <text:p text:style-name="P4">
Дмитро Кулеба подякував Міністру закордонних справ Румунії Богдану Ауреску запідтримку ініціативи зібрати цей форум і ближче поглянути на сьогодення тамайбутнє Чорноморського регіону.</text:p>
      <text:p text:style-name="P4">
— Вона об’єднала миролюбні країни, які протистоять агресії та окупації. Насоб’єднують Статут та принципи ООН і спільне переконання, що Крим — це Україна,і він має повернутись під її контроль. І кожного разу, коли ви чуєте, як хтосьіз будь-якого куточка світу каже, що Крим — це щось особливе і його не вартоповертати Україні, як будь-яку іншу частину нашої території, ви повинні знатиодне: Україна з цим категорично не згодна. Немає різниці між Сімферополем,Донецьком, Луганськом, Херсоном або будь-яким іншим містом України. Всі вонимають бути і будуть знову з Україною, як це вже зробив Херсон, — підкресливМіністр закордонних справ України.</text:p>
      <text:p text:style-name="P4">
Source: <text:a xlink:type="simple" xlink:href="https://armyinform.com.ua/2023/04/13/krym-cze-ukrayina-i-vin-maye-povernutys-pid-yiyi-kontrol-dmytro-kuleba/" text:style-name="Internet_20_link" text:visited-style-name="Visited_20_Internet_20_Link">
https://armyinform.com.ua/2023/04/13/krym-cze-ukrayina-i-vin-maye-povernutys-pid-yiyi-kontrol-dmytro-kuleba/</text:a>
</text:p>
      <!--NEWS-->
      <text:h text:style-name="P10" text:outline-level="1">
<text:span text:style-name="T4">
Ми зробимо Чорне море простором миру — Олексій Резніков</text:span>
</text:h>
      <text:p text:style-name="P4">
Author: ['Єгор Брайлян']</text:p>
      <text:p text:style-name="P4">
Time: 2023-04-13T34:00:00-04:00</text:p>
      <text:p text:style-name="P4">
Description: Про це Міністр оборони України Олексій Резніков заявив під час відкриття Пер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hatsapp-image-2023-04-13-at-11.23.52-1.jpeg" text:style-name="Internet_20_link" text:visited-style-name="Visited_20_Internet_20_Link">
whatsapp-image-2023-04-13-at-11.23.52-1.jpeg</text:a>
']</text:p>
      <text:p text:style-name="P4">
Tags: ['КРИМСЬКА ПЛАТФОРМА', 'МЗС', 'ОЛЕКСІЙ РЕЗНІКОВ', 'РУМУНІЯ']</text:p>
      <text:p text:style-name="P4">
Category: News</text:p>
      <!--METADATA-->
      <text:p text:style-name="P4">
<draw:frame draw:style-name="fr1" draw:name="Image282" text:anchor-type="as-char" svg:width="6.9236in" svg:height="5.1927in" draw:z-index="0">
<draw:image xlink:href="../Images/AРМІЯINFORM/2023-04-13T34-00-00-04-00/whatsapp-image-2023-04-13-at-11.23.52-1.jpeg" xlink:type="simple" xlink:show="embed" xlink:actuate="onLoad" draw:mime-type="image/jpeg"/>
</draw:frame>
</text:p>
      <text:p text:style-name="P4">
Про це Міністр оборони України Олексій Резніков заявив під час відкриттяПершої Чорноморської безпекової конференції в межах роботи МіжнародноїКримської платформи.</text:p>
      <text:p text:style-name="P4">
— Понад 400 днів тому росія розпочала широкомасштабне вторгнення, внаслідокякого загинули тисячі людей. Вторгнення змусило мільйони українців покинутисвої домівки, знищило цілі міста, спричинило військовий конфлікт такогомасштабу, якого Європа не бачила за останні 80 років.</text:p>
      <text:p text:style-name="P4">
Після вторгнення росії в Україну для європейських країн стало очевидним, щоїжа використовується як зброя, енергія використовується як зброя, — наголосивОлексій Резніков.</text:p>
      <text:p text:style-name="P4">
Також Міністр оборони зазначив, що рівно рік тому українські Військово-МорськіСили знищили російський військовий крейсер «Москва», і це стало дуже важливимі відомим місцем для дайвінгу в Чорному морі.</text:p>
      <text:p text:style-name="P4">
Йшлося і про те, що через порушення російськими окупантами міжнародногогуманітарного права та вчинення ними воєнних злочинів необхідно об’єднатисядля створення миру в Чорноморському регіоні.</text:p>
      <text:p text:style-name="P4">
— Порушення агресором усіх існуючих принципів міжнародного правопорядкувимагає від нас перегляду критичних аспектів регіональної безпеки.</text:p>
      <text:p text:style-name="P4">
Це в інтересах кожної країни в регіоні. Ми не можемо покладатися на практику,якою користувалися донедавна — вона не дала результату. Україна відкрита дообговорення, адже єдністю зусиль вільного світу ми забезпечимо світверховенства права, а не верховенства сили. І ми зробимо Чорне море простороммиру, — резюмував Олексій Резніков у своєму вступному слові.</text:p>
      <text:p text:style-name="P4">
Source: <text:a xlink:type="simple" xlink:href="https://armyinform.com.ua/2023/04/13/my-zrobymo-chorne-more-prostorom-myru-oleksij-reznikov/" text:style-name="Internet_20_link" text:visited-style-name="Visited_20_Internet_20_Link">
https://armyinform.com.ua/2023/04/13/my-zrobymo-chorne-more-prostorom-myru-oleksij-reznikov/</text:a>
</text:p>
      <!--NEWS-->
      <text:h text:style-name="P10" text:outline-level="1">
<text:span text:style-name="T4">
Брифінг представників Центру досліджень трофейного та перспективного озброєння та військової техніки</text:span>
</text:h>
      <text:p text:style-name="P4">
Author: ['АРМІЯINFORM']</text:p>
      <text:p text:style-name="P4">
Time: 2023-04-13T35:00:00-04:00</text:p>
      <text:p text:style-name="P4">
Description: https://www.youtube.com/watch?v=yxkF2LpC-I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text:p>
      <text:p text:style-name="P4">
Category: News</text:p>
      <!--METADATA-->
      <text:p text:style-name="P4">
Source: <text:a xlink:type="simple" xlink:href="https://armyinform.com.ua/2023/04/13/bryfing-predstavnykiv-czentru-doslidzhen-trofejnogo-ta-perspektyvnogo-ozbroyennya-ta-vijskovoyi-tehniky/" text:style-name="Internet_20_link" text:visited-style-name="Visited_20_Internet_20_Link">
https://armyinform.com.ua/2023/04/13/bryfing-predstavnykiv-czentru-doslidzhen-trofejnogo-ta-perspektyvnogo-ozbroyennya-ta-vijskovoyi-tehniky/</text:a>
</text:p>
      <!--NEWS-->
      <text:h text:style-name="P10" text:outline-level="1">
<text:span text:style-name="T4">
У Криму примусово залучають евакуйованих українців до виконання найважчих робіт — Ганна Маляр</text:span>
</text:h>
      <text:p text:style-name="P4">
Author: ['АРМІЯINFORM']</text:p>
      <text:p text:style-name="P4">
Time: 2023-04-13T36:00:00-04:00</text:p>
      <text:p text:style-name="P4">
Description: Ворог активізував заходи щодо залякування населення на тимчасово окупованих територі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13-11.40.19.jpg" text:style-name="Internet_20_link" text:visited-style-name="Visited_20_Internet_20_Link">
2023-04-13-11.40.19.jpg</text:a>
']</text:p>
      <text:p text:style-name="P4">
Tags: ['MILITARY MEDIA CENTER', 'АР КРИМ', 'БРИФІНГ', 'ГАННА МАЛЯР']</text:p>
      <text:p text:style-name="P4">
Category: News</text:p>
      <!--METADATA-->
      <text:p text:style-name="P4">
<draw:frame draw:style-name="fr1" draw:name="Image283" text:anchor-type="as-char" svg:width="6.9236in" svg:height="4.615733in" draw:z-index="0">
<draw:image xlink:href="../Images/AРМІЯINFORM/2023-04-13T36-00-00-04-00/2023-04-13-11.40.19.jpg" xlink:type="simple" xlink:show="embed" xlink:actuate="onLoad" draw:mime-type="image/jpeg"/>
</draw:frame>
</text:p>
      <text:p text:style-name="P4">
Ворог активізував заходи щодо залякування населення на тимчасово окупованихтериторіях України.</text:p>
      <text:p text:style-name="P4">
Про це <text:a xlink:type="simple" xlink:href="https://armyinform.com.ua/2023/04/13/bryfing-predstavnykiv-syl-bezpeky-ta-oborony-ukrayiny-u-military-media-center-4/" text:style-name="Internet_20_link" text:visited-style-name="Visited_20_Internet_20_Link">
заявила</text:a>
 заступник Міністраоборони України Ганна Маляр під час виступу в Military Media Center.</text:p>
      <text:p text:style-name="P4">
Командування російських окупаційних військ на тимчасово окупованій територіїКриму організувало примусове залучення евакуйованих до виконання найважчихробіт з обладнання інженерно-фортифікаційних споруд під наглядом озброєнихросійських військовослужбовців.</text:p>
      <text:p text:style-name="P4">
Також, як акцентувала Ганна Маляр, розповсюджується неправдива інформація пронібито негативні наслідки повернення української влади в результатіконтрнаступу Збройних Сил України.</text:p>
      <text:p text:style-name="P4">
«У такий спосіб російські окупаційні адміністрації спонукають населенняокремих районів Запорізької й Херсонської областей терміново евакуйовуватисядо так званих безпечних регіонів рф і тимчасово окупованої території Кримунібито для уникнення каральних заходів з боку української влади», — зазначилазаступник Міністра оборони України.</text:p>
      <text:p text:style-name="P4">
Source: <text:a xlink:type="simple" xlink:href="https://armyinform.com.ua/2023/04/13/u-krymu-prymusovo-zaluchayut-evakujovanyh-ukrayincziv-do-vykonannya-najvazhchyh-robit-ganna-malyar/" text:style-name="Internet_20_link" text:visited-style-name="Visited_20_Internet_20_Link">
https://armyinform.com.ua/2023/04/13/u-krymu-prymusovo-zaluchayut-evakujovanyh-ukrayincziv-do-vykonannya-najvazhchyh-robit-ganna-malyar/</text:a>
</text:p>
      <!--NEWS-->
      <text:h text:style-name="P10" text:outline-level="1">
<text:span text:style-name="T4">
Затримано ворожого інформатора, який коригував атаки «Шахедів» по Одесі</text:span>
</text:h>
      <text:p text:style-name="P4">
Author: ['АРМІЯINFORM']</text:p>
      <text:p text:style-name="P4">
Time: 2023-04-13T37:00:00-04:00</text:p>
      <text:p text:style-name="P4">
Description: За даними контррозвідки СБУ, зловмисник поширював інформацію про місця розташу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0-00-08-e1681370187644.jpg" text:style-name="Internet_20_link" text:visited-style-name="Visited_20_Internet_20_Link">
photo_2023-04-13_10-00-08-e1681370187644.jpg</text:a>
']</text:p>
      <text:p text:style-name="P4">
Tags: ['STOPRUSSIA', 'АГРЕСІЯ РФ', 'КОЛАБОРАНТИ', 'СБУ']</text:p>
      <text:p text:style-name="P4">
Category: News</text:p>
      <!--METADATA-->
      <text:p text:style-name="P4">
<draw:frame draw:style-name="fr1" draw:name="Image284" text:anchor-type="as-char" svg:width="6.9236in" svg:height="4.74019in" draw:z-index="0">
<draw:image xlink:href="../Images/AРМІЯINFORM/2023-04-13T37-00-00-04-00/photo_2023-04-13_10-00-08-e1681370187644.jpg" xlink:type="simple" xlink:show="embed" xlink:actuate="onLoad" draw:mime-type="image/jpeg"/>
</draw:frame>
</text:p>
      <text:p text:style-name="P4">
За даними контррозвідки СБУ, зловмисник поширював інформацію про місцярозташування підрозділів Сил оборони і стратегічно важливих об’єктів оборонно-промислового комплексу Одеси.</text:p>
      <text:p text:style-name="P4">
Саме за його координатами окупанти здійснили один з ударів іранськими дронамиShahed по території обласного центру.</text:p>
      <text:p text:style-name="P4">
За даними слідства, поплічником окупантів виявився радіомеханік одного зодеських заводів військово-промислового комплексу. Чоловік поширював уствореній ним в месенджері Telegram-групі, учасники якої були переважноросіяни, інформацію про місця розташування на оборонному підприємстві та порядз ним підрозділів Сил оборони та їх озброєння. Крім того, інформатор «зливав»дані щодо виконання підприємством оборонних замовлень.</text:p>
      <text:p text:style-name="P4">
Встановлено, що після російських повітряних атак фігурант фіксував тапоширював у власній групі наслідки «прильотів» із деталізацією ступенівураження атакованих обʼєктів. Ці дані ворог міг використати для здійсненняповторних та підготовки нових ударів дронами-камікадзе по українському місту.</text:p>
      <text:p text:style-name="P4">
На підставі зібраних доказів слідчі Служби безпеки повідомили затриманому пропідозру за несанкціоноване поширення інформації про направлення, переміщеннязброї, озброєння та бойових припасів в Україну, рух, переміщення аборозміщення ЗСУ чи інших утворених відповідно до законів України військовихформувань.</text:p>
      <text:p text:style-name="P4">
Йому обрано запобіжний захід — тримання під вартою. Наразі триває досудоверозслідування для встановлення всіх обставин злочину.</text:p>
      <text:p text:style-name="P4">
<text:span text:style-name="T4">
Джерело:</text:span>
 <text:a xlink:type="simple" xlink:href="https://t.me/SBUkr/7943" text:style-name="Internet_20_link" text:visited-style-name="Visited_20_Internet_20_Link">
<text:span text:style-name="T5">
Служба безпеки України</text:span>
</text:a>
</text:p>
      <text:p text:style-name="P4">
Source: <text:a xlink:type="simple" xlink:href="https://armyinform.com.ua/2023/04/13/zatrymano-vorozhogo-informatora-yakyj-koryguvav-ataky-shahediv-po-odesi/" text:style-name="Internet_20_link" text:visited-style-name="Visited_20_Internet_20_Link">
https://armyinform.com.ua/2023/04/13/zatrymano-vorozhogo-informatora-yakyj-koryguvav-ataky-shahediv-po-odesi/</text:a>
</text:p>
      <!--NEWS-->
      <text:h text:style-name="P10" text:outline-level="1">
<text:span text:style-name="T4">
Україна з партнерами інтенсифікує роботу щодо створення спецтрибуналу проти рф — Ганна Маляр</text:span>
</text:h>
      <text:p text:style-name="P4">
Author: ['АРМІЯINFORM']</text:p>
      <text:p text:style-name="P4">
Time: 2023-04-13T38:00:00-04:00</text:p>
      <text:p text:style-name="P4">
Description: Україна наразі веде переговори з партнерами щодо збільшення воєнного потенціал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400723582175341_w-scaled-e1681375859959.jpg" text:style-name="Internet_20_link" text:visited-style-name="Visited_20_Internet_20_Link">
photo_5314400723582175341_w-scaled-e1681375859959.jpg</text:a>
']</text:p>
      <text:p text:style-name="P4">
Tags: ['MILITARY MEDIA CENTER', 'ГАННА МАЛЯР']</text:p>
      <text:p text:style-name="P4">
Category: News</text:p>
      <!--METADATA-->
      <text:p text:style-name="P4">
<draw:frame draw:style-name="fr1" draw:name="Image285" text:anchor-type="as-char" svg:width="6.9236in" svg:height="4.223396in" draw:z-index="0">
<draw:image xlink:href="../Images/AРМІЯINFORM/2023-04-13T38-00-00-04-00/photo_5314400723582175341_w-scaled-e1681375859959.jpg" xlink:type="simple" xlink:show="embed" xlink:actuate="onLoad" draw:mime-type="image/jpeg"/>
</draw:frame>
</text:p>
      <text:p text:style-name="P4">
Україна наразі веде переговори з партнерами щодо збільшення воєнногопотенціалу та посилення тиску міжнародної спільноти на агресора.</text:p>
      <text:p text:style-name="P4">
Про це під час пресконференції в Military Media Center<text:a xlink:type="simple" xlink:href="https://armyinform.com.ua/2023/04/13/bryfing-predstavnykiv-syl-bezpeky-ta-oborony-ukrayiny-u-military-media-center-4/" text:style-name="Internet_20_link" text:visited-style-name="Visited_20_Internet_20_Link">
повідомила</text:a>
 заступник Міністраоборони України Ганна Маляр.</text:p>
      <text:p text:style-name="P4">
— Україна поставила жорстко юридично грамотно питання відповідальностіросійської федерації за війну. Наша вимога — це створити спецтрибунал позлочину агресії російської федерації, — наголосила Ганна Маляр.</text:p>
      <text:p text:style-name="P4">
Вона додала, що важливо зрозуміти, що російську федерацію потрібно притягатидо відповідальності не лише за воєнні злочини та злочини проти людяності, а застрижневий злочин, який вчинено — це злочин агресії, бо інші злочини — похіднівід нього.</text:p>
      <text:p text:style-name="P4">
Source: <text:a xlink:type="simple" xlink:href="https://armyinform.com.ua/2023/04/13/ukrayina-z-partneramy-intensyfikuye-robotu-shhodo-stvorennya-specztrybunalu-proty-rf-ganna-malyar/" text:style-name="Internet_20_link" text:visited-style-name="Visited_20_Internet_20_Link">
https://armyinform.com.ua/2023/04/13/ukrayina-z-partneramy-intensyfikuye-robotu-shhodo-stvorennya-specztrybunalu-proty-rf-ganna-malyar/</text:a>
</text:p>
      <!--NEWS-->
      <text:h text:style-name="P10" text:outline-level="1">
<text:span text:style-name="T4">
Ми — спільнота, об’єднана не лише спільними цінностями, але й спільним морем — Дмитро Кулеба</text:span>
</text:h>
      <text:p text:style-name="P4">
Author: ['Світлана Кирган']</text:p>
      <text:p text:style-name="P4">
Time: 2023-04-13T39:00:00-04:00</text:p>
      <text:p text:style-name="P4">
Description: Про це Міністр закордонних справ України Дмитро Кулеба повідомив під час Перш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dmytro-kuleba-antaliya.jpeg" text:style-name="Internet_20_link" text:visited-style-name="Visited_20_Internet_20_Link">
dmytro-kuleba-antaliya.jpeg</text:a>
']</text:p>
      <text:p text:style-name="P4">
Tags: ['ВТОРГНЕННЯ РФ', 'ДМИТРО КУЛЕБА', 'КРИМСЬКА ПЛАТФОРМА', 'ЧОРНЕ МОРЕ']</text:p>
      <text:p text:style-name="P4">
Category: News</text:p>
      <!--METADATA-->
      <text:p text:style-name="P4">
<draw:frame draw:style-name="fr1" draw:name="Image286" text:anchor-type="as-char" svg:width="6.9236in" svg:height="3.63489in" draw:z-index="0">
<draw:image xlink:href="../Images/AРМІЯINFORM/2023-04-13T39-00-00-04-00/dmytro-kuleba-antaliya.jpeg" xlink:type="simple" xlink:show="embed" xlink:actuate="onLoad" draw:mime-type="image/jpeg"/>
</draw:frame>
 Ілюстративне фото</text:p>
      <text:p text:style-name="P4">
Про це Міністр закордонних справ України Дмитро Кулеба повідомив під часПершої Чорноморської безпекової конференції Міжнародної Кримської платформи.</text:p>
      <text:p text:style-name="P4">
— Я думаю, ми всі сьогодні погоджуємося, що російська агресія розбила безпекунашого регіону на багато шматочків, які потрібно знову зібрати докупи. Багатохто з нас думав, що XXI століття буде століттям розвитку миру та співпраці. Нажаль, росія пішла протилежним шляхом і повернулася в XIX століттяколоніального Кавказу, — сказав Дмитро Кулеба.</text:p>
      <text:p text:style-name="P4">
Міністр закордонних справ України подякував всім і кожному з присутніх за те,що вони були поруч у найтемніший для України час.</text:p>
      <text:p text:style-name="P4">
— У тих, хто підтримує Україну в усьому світі, так багато світла, мужності,сили. Я хочу подякувати всім і кожному з вас, присутнім тут і неприсутнім, зате, що ви були з нами в найтемнішу годину. Ми — спільнота, об’єднана не лишеспільними цінностями, а й здоровим глуздом та спільним морем. Ми всі хотіли,щоб воно було зоною миру і процвітання, а не зоною війни. Чорне море — цеінструмент для того, щоб зробити всю Європу мирною та орієнтованою на мир. Нажаль, Чорне море також є прикладом того, як швидко все може погіршитися, якщонехтувати загрозами, — зазначив Дмитро Кулеба.</text:p>
      <text:p text:style-name="P4">
Міністр закордонних справ України зазначив, що росія завжди готувалася довеликої імперіалістичної війни, аби провести чергову Ялтинську конференцію,щоби розділити Європу на сфери впливу.</text:p>
      <text:p text:style-name="P4">
— На жаль, я вважав, що Захід не мав послідовної чорноморської стратегії, тодіяк росія завжди мала її: агресивну, реваншистську. Я хотів би згадати інагадати всім, що перша пропозиція росії щодо територіальної цілісностіУкраїни: розміститися на острові Тузла в Чорному морі, розташованому міжЧорним морем і іншим морем, — зауважив Дмитро Кулеба.</text:p>
      <text:p text:style-name="P4">
Source: <text:a xlink:type="simple" xlink:href="https://armyinform.com.ua/2023/04/13/my-spilnota-obyednana-ne-lyshe-spilnymy-czinnostyamy-ale-j-spilnym-morem-dmytro-kuleba/" text:style-name="Internet_20_link" text:visited-style-name="Visited_20_Internet_20_Link">
https://armyinform.com.ua/2023/04/13/my-spilnota-obyednana-ne-lyshe-spilnymy-czinnostyamy-ale-j-spilnym-morem-dmytro-kuleba/</text:a>
</text:p>
      <!--NEWS-->
      <text:h text:style-name="P10" text:outline-level="1">
<text:span text:style-name="T4">
Ганна Маляр про ситуацію на фронті: Жорстокі зіткнення у Бахмуті, запеклі бої в Мар’янці та Авдіївці</text:span>
</text:h>
      <text:p text:style-name="P4">
Author: ['АРМІЯINFORM']</text:p>
      <text:p text:style-name="P4">
Time: 2023-04-13T40:00:00-04:00</text:p>
      <text:p text:style-name="P4">
Description: Жорстокі та найважчі зіткнення сьогодні тривають у Бахмуті. Ворог сконцентрував т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400723582175341_w-scaled-e1681375859959.jpg" text:style-name="Internet_20_link" text:visited-style-name="Visited_20_Internet_20_Link">
photo_5314400723582175341_w-scaled-e1681375859959.jpg</text:a>
']</text:p>
      <text:p text:style-name="P4">
Tags: ['MILITARY MEDIA CENTER', 'АВДІЇВКА', 'БАХМУТ', 'ВТОРГНЕННЯ РФ', 'ГАННА МАЛЯР', 'ЛИМАНСЬКИЙ НАПРЯМОК', 'МАР’ЯНКА']</text:p>
      <text:p text:style-name="P4">
Category: News</text:p>
      <!--METADATA-->
      <text:p text:style-name="P4">
<draw:frame draw:style-name="fr1" draw:name="Image287" text:anchor-type="as-char" svg:width="6.9236in" svg:height="4.223396in" draw:z-index="0">
<draw:image xlink:href="../Images/AРМІЯINFORM/2023-04-13T40-00-00-04-00/photo_5314400723582175341_w-scaled-e1681375859959.jpg" xlink:type="simple" xlink:show="embed" xlink:actuate="onLoad" draw:mime-type="image/jpeg"/>
</draw:frame>
</text:p>
      <text:p text:style-name="P4">
Жорстокі та найважчі зіткнення сьогодні тривають у Бахмуті. Ворогсконцентрував там основні свої зусилля, і Сили оборони змушені докладатизначних зусиль, щоб забезпечити оборону наших рубежів.</text:p>
      <text:p text:style-name="P4">
Про це <text:a xlink:type="simple" xlink:href="https://armyinform.com.ua/2023/04/13/bryfing-predstavnykiv-syl-bezpeky-ta-oborony-ukrayiny-u-military-media-center-4/" text:style-name="Internet_20_link" text:visited-style-name="Visited_20_Internet_20_Link">
заявила</text:a>
 заступник Міністраоборони України Ганна Маляр під час виступу в Military Media Center.</text:p>
      <text:p text:style-name="P4">
— Також сьогодні запеклі бої тривають у Мар’янці та Авдіївці. Це Мар’їнський,Авдіївський і Лиманський напрямки, — зазначила Ганна Маляр.</text:p>
      <text:p text:style-name="P4">
Вона наголосила, що українські воїни, попри складну обстановку, відчайдушноб’ються, не даючи можливості ворогу просуватись та досягати цілейзагарбницької війни.</text:p>
      <text:p text:style-name="P4">
За словами Ганни Маляр, у Бахмуті росіяни зазнають величезних втрат. Однаквони не зупиняються і хочуть досягти мети та взяти під контроль це місто.</text:p>
      <text:p text:style-name="P4">
— Попри те, що в Бахмуті ворог сконцентрував найпрофесійніші свої підрозділи:«вагнерівців», десантно-штурмові загони і спецпризначенців, росіяни не можутьдосягти своєї цілі — взяти під контроль Бахмут, — зазначила вона.</text:p>
      <text:p text:style-name="P4">
Source: <text:a xlink:type="simple" xlink:href="https://armyinform.com.ua/2023/04/13/ganna-malyar-pro-sytuacziyu-na-fronti-zhorstoki-zitknennya-u-bahmuti-zapekli-boyi-v-maryanczi-ta-avdiyivczi/" text:style-name="Internet_20_link" text:visited-style-name="Visited_20_Internet_20_Link">
https://armyinform.com.ua/2023/04/13/ganna-malyar-pro-sytuacziyu-na-fronti-zhorstoki-zitknennya-u-bahmuti-zapekli-boyi-v-maryanczi-ta-avdiyivczi/</text:a>
</text:p>
      <!--NEWS-->
      <text:h text:style-name="P10" text:outline-level="1">
<text:span text:style-name="T4">
У власність Міноборони повернуто майже 100 гектарів землі</text:span>
</text:h>
      <text:p text:style-name="P4">
Author: ['АРМІЯINFORM']</text:p>
      <text:p text:style-name="P4">
Time: 2023-04-13T41:00:00-04:00</text:p>
      <text:p text:style-name="P4">
Description: Про це під час брифінгу в Military Media Center повідомила заступник Міністр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9/77acfef9ac002e47cfc3020e10de49c60959d638.jpg" text:style-name="Internet_20_link" text:visited-style-name="Visited_20_Internet_20_Link">
77acfef9ac002e47cfc3020e10de49c60959d638.jpg</text:a>
']</text:p>
      <text:p text:style-name="P4">
Tags: ['MILITARY MEDIA CENTER', 'ВТОРГНЕННЯ РФ', 'ГАННА МАЛЯР', 'ЗЕМЛІ МІНОБОРОНИ', 'МІНОБОРОНИ']</text:p>
      <text:p text:style-name="P4">
Category: News</text:p>
      <!--METADATA-->
      <text:p text:style-name="P4">
<draw:frame draw:style-name="fr1" draw:name="Image288" text:anchor-type="as-char" svg:width="6.9236in" svg:height="4.615733in" draw:z-index="0">
<draw:image xlink:href="../Images/AРМІЯINFORM/2023-04-13T41-00-00-04-00/77acfef9ac002e47cfc3020e10de49c60959d638.jpg" xlink:type="simple" xlink:show="embed" xlink:actuate="onLoad" draw:mime-type="image/jpeg"/>
</draw:frame>
</text:p>
      <text:p text:style-name="P4">
Про це під час <text:a xlink:type="simple" xlink:href="https://armyinform.com.ua/2023/04/13/bryfing-predstavnykiv-syl-bezpeky-ta-oborony-ukrayiny-u-military-media-center-4/" text:style-name="Internet_20_link" text:visited-style-name="Visited_20_Internet_20_Link">
брифінгу</text:a>
 вMilitary Media Center повідомила заступник Міністра оборони України ГаннаМаляр.</text:p>
      <text:p text:style-name="P4">
Верховний суд поставив крапку в поновленні права Міноборони України наземельну ділянку загальною площею 95 гектарів у Хмельницькій області. Отже,земля, що свого часу була незаконно вилучена, повернена у власність оборонноговідомства.</text:p>
      <text:p text:style-name="P4">
— Також Північним апеляційним господарським судом залишено в силі рішенняГосподарського суду міста Києва, яким було визнано недійсною реєстрація правакомунальної власності за територіальною громадою міста Києва в особі Київськоїміської ради і визнано право постійного користування за Міністерством оборониУкраїни на земельну ділянку близько 3 гектарів, яка розташована в місті Києвіпо проспекту Відрадному, — зазначила Ганна Маляр.</text:p>
      <text:p text:style-name="P4">
Ця ділянка свого часу була незаконно вилучена на підставі рішення Київськоїміської ради. Нині цю землю повернули в управління оборонного відомства.</text:p>
      <text:p text:style-name="P4">
Source: <text:a xlink:type="simple" xlink:href="https://armyinform.com.ua/2023/04/13/u-vlasnist-minoborony-povernuto-majzhe-100-gektariv-zemli/" text:style-name="Internet_20_link" text:visited-style-name="Visited_20_Internet_20_Link">
https://armyinform.com.ua/2023/04/13/u-vlasnist-minoborony-povernuto-majzhe-100-gektariv-zemli/</text:a>
</text:p>
      <!--NEWS-->
      <text:h text:style-name="P10" text:outline-level="1">
<text:span text:style-name="T4">
Ракети, запущені рф по Україні, загрожують також Румунії та Молдові — Дмитро Кулеба</text:span>
</text:h>
      <text:p text:style-name="P4">
Author: ['Світлана Кирган']</text:p>
      <text:p text:style-name="P4">
Time: 2023-04-13T42:00:00-04:00</text:p>
      <text:p text:style-name="P4">
Description: Про це під час Першої Чорноморської безпекової конференції Міжнародної крим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kuleba-partnerstvo.jpg" text:style-name="Internet_20_link" text:visited-style-name="Visited_20_Internet_20_Link">
kuleba-partnerstvo.jpg</text:a>
']</text:p>
      <text:p text:style-name="P4">
Tags: ['АГРЕСІЯ РФ', 'ВТОРГНЕННЯ РФ', 'ДМИТРО КУЛЕБА', 'КРИМСЬКА ПЛАТФОРМА', 'МОЛДОВА', 'НАТО', 'РАКЕТНА ЗАГРОЗА', 'РУМУНІЯ']</text:p>
      <text:p text:style-name="P4">
Category: News</text:p>
      <!--METADATA-->
      <text:p text:style-name="P4">
<draw:frame draw:style-name="fr1" draw:name="Image289" text:anchor-type="as-char" svg:width="6.9236in" svg:height="4.615733in" draw:z-index="0">
<draw:image xlink:href="../Images/AРМІЯINFORM/2023-04-13T42-00-00-04-00/kuleba-partnerstvo.jpg" xlink:type="simple" xlink:show="embed" xlink:actuate="onLoad" draw:mime-type="image/jpeg"/>
</draw:frame>
 Дмитро Кулеба. Ілюстративне фото</text:p>
      <text:p text:style-name="P4">
Про це під час Першої Чорноморської безпекової конференції Міжнародноїкримської платформи повідомив Міністр закордонних справ України Дмитро Кулеба.</text:p>
      <text:p text:style-name="P4">
— Майбутній саміт НАТО у Вільнюсі — саме той час, щоб виправити помилкиминулого, зробивши крок уперед на шляху до членства України в НАТО, щобпоказати, що двері не тільки відчинені, а і є чіткий план, коли і як Українаувійде в них. Я відчуваю, що зараз ми всі розуміємо, що страх — це нестратегія, — сказав Міністр закордонних справ.</text:p>
      <text:p text:style-name="P4">
Він зазначив, що нині настав час розробити всеосяжну мережу безпеки для всіхнародів усіх регіонів, які відчувають загрозу від рф та перетворити Чорне морена море НАТО.</text:p>
      <text:p text:style-name="P4">
— Ракети, запущені росією по Україні, загрожують також Румунії та Молдові.російські удари по українських електростанціях спровокували відключенняелектроенергії і в Молдові. Мільйони українців відчули війну. І я користуюсяцією можливістю, щоб подякувати всім вам, вашим колегам, урядам і народам зате, що ви прийняли українських біженців, — сказав Дмитро Кулеба.</text:p>
      <text:p text:style-name="P4">
Source: <text:a xlink:type="simple" xlink:href="https://armyinform.com.ua/2023/04/13/rakety-zapushheni-rf-po-ukrayini-zagrozhuyut-takozh-rumuniyi-ta-moldovi-dmytro-kuleba/" text:style-name="Internet_20_link" text:visited-style-name="Visited_20_Internet_20_Link">
https://armyinform.com.ua/2023/04/13/rakety-zapushheni-rf-po-ukrayini-zagrozhuyut-takozh-rumuniyi-ta-moldovi-dmytro-kuleba/</text:a>
</text:p>
      <!--NEWS-->
      <text:h text:style-name="P10" text:outline-level="1">
<text:span text:style-name="T4">
Сумщину і Чернігівщину армія рф обстріляла з мінометів та ствольної артилерії</text:span>
</text:h>
      <text:p text:style-name="P4">
Author: ['АРМІЯINFORM']</text:p>
      <text:p text:style-name="P4">
Time: 2023-04-13T43:00:00-04:00</text:p>
      <text:p text:style-name="P4">
Description: Сьогодні, 13 квітня, станом на 11:00 російські окупаційні війська двічі обстріля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01379058ae50fdafa91a200e502c1df_l-2.jpg" text:style-name="Internet_20_link" text:visited-style-name="Visited_20_Internet_20_Link">
501379058ae50fdafa91a200e502c1df_l-2.jpg</text:a>
']</text:p>
      <text:p text:style-name="P4">
Tags: ['STOPRUSSIA', 'АГРЕСІЯ РФ', 'ВТОРГНЕННЯ РФ', 'ОБСТРІЛИ ПРИКОРДОННЯ', 'ОК «ПІВНІЧ»']</text:p>
      <text:p text:style-name="P4">
Category: News</text:p>
      <!--METADATA-->
      <text:p text:style-name="P4">
<draw:frame draw:style-name="fr1" draw:name="Image290" text:anchor-type="as-char" svg:width="6.9236in" svg:height="4.286862in" draw:z-index="0">
<draw:image xlink:href="../Images/AРМІЯINFORM/2023-04-13T43-00-00-04-00/501379058ae50fdafa91a200e502c1df_l-2.jpg" xlink:type="simple" xlink:show="embed" xlink:actuate="onLoad" draw:mime-type="image/jpeg"/>
</draw:frame>
</text:p>
      <text:p text:style-name="P4">
Сьогодні, 13 квітня, станом на 11:00 російські окупаційні війська двічіобстріляли прикордоння Сумської та Чернігівської області.</text:p>
      <text:p text:style-name="P4">
Про це <text:a xlink:type="simple" xlink:href="https://t.me/ok_pivnich1/1765" text:style-name="Internet_20_link" text:visited-style-name="Visited_20_Internet_20_Link">
повідомляє</text:a>
 Оперативне командування«Північ».</text:p>
      <text:p text:style-name="P4">
З 06:10 до 06:28 зафіксовано 2 приходи, ймовірно з міномету 120 мм, в районінаселеного пункту Рівне Сумської області. З 07:55 до 09:00 зафіксовано 15приходів, ймовірно зі ствольної артилерії, в районі населеного пунктуГалаганівка Чернігівської області.</text:p>
      <text:p text:style-name="P4">
Про втрати серед місцевого населення чи пошкодження цивільної інфраструктуриінформація не надходила.</text:p>
      <text:p text:style-name="P4">
Source: <text:a xlink:type="simple" xlink:href="https://armyinform.com.ua/2023/04/13/sumshhynu-i-chernigivshhynu-armiya-rf-obstrilyala-z-minometiv-ta-stvolnoyi-artyleriyi/" text:style-name="Internet_20_link" text:visited-style-name="Visited_20_Internet_20_Link">
https://armyinform.com.ua/2023/04/13/sumshhynu-i-chernigivshhynu-armiya-rf-obstrilyala-z-minometiv-ta-stvolnoyi-artyleriyi/</text:a>
</text:p>
      <!--NEWS-->
      <text:h text:style-name="P10" text:outline-level="1">
<text:span text:style-name="T4">
Щоденно для охорони та оборони важливих державних об’єктів Національна гвардія України призначає понад 300 варт</text:span>
</text:h>
      <text:p text:style-name="P4">
Author: ['Володимир Поліщук']</text:p>
      <text:p text:style-name="P4">
Time: 2023-04-13T44:00:00-04:00</text:p>
      <text:p text:style-name="P4">
Description: Національна гвардія України призначає понад 300 варт з охорони важливих об’єктів, стежи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lok-post-ngu.jpg" text:style-name="Internet_20_link" text:visited-style-name="Visited_20_Internet_20_Link">
blok-post-ngu.jpg</text:a>
']</text:p>
      <text:p text:style-name="P4">
Tags: ['MILITARY MEDIA CENTER', 'БРИФІНГ', 'МИКОЛА УРШАЛОВИЧ', 'НАЦГВАРДІЯ']</text:p>
      <text:p text:style-name="P4">
Category: News</text:p>
      <!--METADATA-->
      <text:p text:style-name="P4">
<draw:frame draw:style-name="fr1" draw:name="Image291" text:anchor-type="as-char" svg:width="6.9236in" svg:height="4.615733in" draw:z-index="0">
<draw:image xlink:href="../Images/AРМІЯINFORM/2023-04-13T44-00-00-04-00/blok-post-ngu.jpg" xlink:type="simple" xlink:show="embed" xlink:actuate="onLoad" draw:mime-type="image/jpeg"/>
</draw:frame>
</text:p>
      <text:p text:style-name="P4">
Національна гвардія України призначає понад 300 варт з охорони важливихоб’єктів, стежить за дотриманням вимог комендантської години та забезпечуєгромадську безпеку в 32 населених пунктах держави.</text:p>
      <text:p text:style-name="P4">
Також військовослужбовці НГУ на в’їздах і виїздах до населених пунктів у 21області країни перевіряють документи, у разі потреби оглядають речі татранспортні засоби, багаж і вантажі. Усього виставлено 127 блокпостів.</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ГУ полковник Микола Уршалович.</text:p>
      <text:p text:style-name="P4">
— Нацгвардійці за правопорушення затримали 1909 осіб, з яких 74 — закримінальні, зокрема чотирьох — за підозрою у причетності до скоєння злочинівпроти основ національної безпеки України, — зазначив представник ГУ НГУ. —Вилучено дві одиниці холодної зброї, 200 набоїв різних калібрів, п’ять гранат,пів кілограма вибухівки та більше як кілограм наркотичних речовин.</text:p>
      <text:p text:style-name="P4">
Під час участі в стабілізаційних діях інженерні підрозділи продовжуютьзабезпечувати роботу бригад Укренерго, що ремонтують у Херсонській областілінії електромереж.</text:p>
      <text:p text:style-name="P4">
— У районі населених пунктів Дудчани, Милове обстежено близько 2,5 гамісцевості та знешкоджено 15 вибухонебезпечних предметів, — додав МиколаУршалович. — Крім того, з 11 квітня почав виконувати завдання з розмінуваннядеокупованих територій Музиківської об’єднаної територіальної громадиХерсонської області зведений загін розмінування Національної гвардії України,це додатково 6 груп розмінування та 9 одиниць спецтехніки.</text:p>
      <text:p text:style-name="P4">
Source: <text:a xlink:type="simple" xlink:href="https://armyinform.com.ua/2023/04/13/shhodenno-dlya-ohorony-ta-oborony-vazhlyvyh-derzhavnyh-obyektiv-naczionalna-gvardiya-ukrayiny-pryznachaye-ponad-300-vart/" text:style-name="Internet_20_link" text:visited-style-name="Visited_20_Internet_20_Link">
https://armyinform.com.ua/2023/04/13/shhodenno-dlya-ohorony-ta-oborony-vazhlyvyh-derzhavnyh-obyektiv-naczionalna-gvardiya-ukrayiny-pryznachaye-ponad-300-vart/</text:a>
</text:p>
      <!--NEWS-->
      <text:h text:style-name="P10" text:outline-level="1">
<text:span text:style-name="T4">
У росії анонсували призвати на контрактну службу понад 400 тисяч осіб — Олексій Громов</text:span>
</text:h>
      <text:p text:style-name="P4">
Author: ['Яна Задубінна']</text:p>
      <text:p text:style-name="P4">
Time: 2023-04-13T45:00:00-04:00</text:p>
      <text:p text:style-name="P4">
Description: Досвід та мужність наших захисників, а також їхнє вміння застосовувати озброєння, нада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romov-435.jpg" text:style-name="Internet_20_link" text:visited-style-name="Visited_20_Internet_20_Link">
gromov-435.jpg</text:a>
']</text:p>
      <text:p text:style-name="P4">
Tags: ['MILITARY MEDIA CENTER', 'ОЛЕКСІЙ ГРОМОВ']</text:p>
      <text:p text:style-name="P4">
Category: News</text:p>
      <!--METADATA-->
      <text:p text:style-name="P4">
<draw:frame draw:style-name="fr1" draw:name="Image292" text:anchor-type="as-char" svg:width="6.9236in" svg:height="4.615733in" draw:z-index="0">
<draw:image xlink:href="../Images/AРМІЯINFORM/2023-04-13T45-00-00-04-00/gromov-435.jpg" xlink:type="simple" xlink:show="embed" xlink:actuate="onLoad" draw:mime-type="image/jpeg"/>
</draw:frame>
</text:p>
      <text:p text:style-name="P4">
Досвід та мужність наших захисників, а також їхнє вміння застосовуватиозброєння, надане країнами-партнерами, призвели до скорочення воєнногопотенціалу рф. Зі свого боку це змусить агресора вчергове переглянутистратегічні цілі війни, зокрема щодо поетапного захоплення всього ЛівобережжяУкраїни в поточному році.</text:p>
      <text:p text:style-name="P4">
Про це під час <text:a xlink:type="simple" xlink:href="https://www.youtube.com/watch" text:style-name="Internet_20_link" text:visited-style-name="Visited_20_Internet_20_Link">
брифінгу</text:a>
 вMilitary Media Center повідомив заступник начальника Головного оперативногоуправління Генерального штабу Збройних Сил України бригадний генерал ОлексійГромов.</text:p>
      <text:p text:style-name="P4">
Також він спрогнозував, що у весняно-літній період цього року ворог буденарощувати кількісні та якісні показники з’єднань та військових частинросійських військ, які ведуть війну на території України. Також агресорпродовжить формувати стратегічні резерви й перекидати їх до українськихкордонів.</text:p>
      <text:p text:style-name="P4">
<text:span text:style-name="T4">
—</text:span>
 Найбільш імовірно, кремль продовжить проведення прихованої мобілізаціїнаселення, при цьому для запобігання протестам, насамперед в густонаселенихрегіонах росії, режим путіна уникає масової мобілізації з центральнихрегіонів: москви і санкт-петербурга та надає пріоритет призову до збройних силосіб з найбільш депресивних районів. Для збільшення чисельностівійськовослужбовців контрактної служби ворогом анонсовано призов у понад 400тисяч осіб, а на строкову службу <text:span text:style-name="T4">
—</text:span>
 147 тисяч. Але незважаючи на погіршеннясоціально-демографічної та економічної ситуації в росії, проведенняагітаційної кампанії на федеральних каналах, населення вже усвідомлюєзбільшення шансів повернутись додому в пакеті та не виявляє бажання укладатиконтракти з розрекламованою так званою другою армією світу, <text:span text:style-name="T4">
—</text:span>
 зазначивбригадний генерал.</text:p>
      <text:p text:style-name="P4">
Source: <text:a xlink:type="simple" xlink:href="https://armyinform.com.ua/2023/04/13/u-rosiyi-anonsuvaly-pryzvaty-na-kontraktnu-sluzhbu-ponad-400-tysyach-osib-oleksij-gromov/" text:style-name="Internet_20_link" text:visited-style-name="Visited_20_Internet_20_Link">
https://armyinform.com.ua/2023/04/13/u-rosiyi-anonsuvaly-pryzvaty-na-kontraktnu-sluzhbu-ponad-400-tysyach-osib-oleksij-gromov/</text:a>
</text:p>
      <!--NEWS-->
      <text:h text:style-name="P10" text:outline-level="1">
<text:span text:style-name="T4">
Протягом трьох місяців у волгоградській області на контракт призвано лише 7% від квартальної потреби</text:span>
</text:h>
      <text:p text:style-name="P4">
Author: ['Євген Проворний']</text:p>
      <text:p text:style-name="P4">
Time: 2023-04-13T46:00:00-04:00</text:p>
      <text:p text:style-name="P4">
Description: Про це заступник начальника Головного оперативного управління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375240.jpg" text:style-name="Internet_20_link" text:visited-style-name="Visited_20_Internet_20_Link">
photo1681375240.jpg</text:a>
']</text:p>
      <text:p text:style-name="P4">
Tags: ['MILITARY MEDIA CENTER', 'ВТОРГНЕННЯ РФ', 'ОЛЕКСІЙ ГРОМОВ']</text:p>
      <text:p text:style-name="P4">
Category: News</text:p>
      <!--METADATA-->
      <text:p text:style-name="P4">
<draw:frame draw:style-name="fr1" draw:name="Image293" text:anchor-type="as-char" svg:width="6.9236in" svg:height="4.615733in" draw:z-index="0">
<draw:image xlink:href="../Images/AРМІЯINFORM/2023-04-13T46-00-00-04-00/photo1681375240.jpg" xlink:type="simple" xlink:show="embed" xlink:actuate="onLoad" draw:mime-type="image/jpeg"/>
</draw:frame>
Олексій Громов. Фото Дмитра Юрченка</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text:a xlink:type="simple" xlink:href="https://www.youtube.com/watch" text:style-name="Internet_20_link" text:visited-style-name="Visited_20_Internet_20_Link">
повідомив</text:a>
 під час брифінгупредставників Сил безпеки та оборони України в Military Media Center.</text:p>
      <text:p text:style-name="P4">
— Військкомати визнають відставання у виконанні планів з призову на контракт.Протягом трьох місяців у волгоградській області з 7800 осіб, запланованих нарік, призвані лише 134, що становить 7 % від квартальної потреби. А усаратовській області з 7600 осіб призвано 270 — 14 % відповідно. Не бажаючизмиритись із реальністю та припинити війну, кремль вишукує нові способизалучення населення до лав своїх збройних сил для поповнення втрат. Так,визначено завдання щодо розроблення судовими виконавцями механізмудобровільного залучення фінансових боржників до військової служби законтрактом, прискорення розгляду кримінальних проваджень за економічні злочинита спонукання підозрюваних добровільно укладати контракти для подальшогопроходження військової служби. З цією ж метою запропоновано залучати іноземнихгромадян — таджиків, узбеків та представників інших національностей, якіпідлягають видворенню з російської федерації та ще чекають на депортацію,особливо тих, хто має родини на території росії, — зазначив Олексій Громов.</text:p>
      <text:p text:style-name="P4">
Source: <text:a xlink:type="simple" xlink:href="https://armyinform.com.ua/2023/04/13/protyagom-troh-misyacziv-u-volgogradskij-oblasti-na-kontrakt-pryzvano-lyshe-7-vid-kvartalnoyi-potreby/" text:style-name="Internet_20_link" text:visited-style-name="Visited_20_Internet_20_Link">
https://armyinform.com.ua/2023/04/13/protyagom-troh-misyacziv-u-volgogradskij-oblasti-na-kontrakt-pryzvano-lyshe-7-vid-kvartalnoyi-potreby/</text:a>
</text:p>
      <!--NEWS-->
      <text:h text:style-name="P10" text:outline-level="1">
<text:span text:style-name="T4">
Цього тижня нацгвардійці знищили 430 окупантів, 2 танки та артсистеми</text:span>
</text:h>
      <text:p text:style-name="P4">
Author: ['Володимир Поліщук']</text:p>
      <text:p text:style-name="P4">
Time: 2023-04-13T47:00:00-04:00</text:p>
      <text:p text:style-name="P4">
Description: Національна гвардія України у складі Сил оборони разом із ЗСУ бере участь в оборон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2-35-40.jpg" text:style-name="Internet_20_link" text:visited-style-name="Visited_20_Internet_20_Link">
photo_2023-04-13_12-35-40.jpg</text:a>
']</text:p>
      <text:p text:style-name="P4">
Tags: ['MILITARY MEDIA CENTER', 'ВТОРГНЕННЯ РФ', 'МИКОЛА УРШАЛОВИЧ', 'НГУ']</text:p>
      <text:p text:style-name="P4">
Category: News</text:p>
      <!--METADATA-->
      <text:p text:style-name="P4">
<draw:frame draw:style-name="fr1" draw:name="Image294" text:anchor-type="as-char" svg:width="6.9236in" svg:height="4.615733in" draw:z-index="0">
<draw:image xlink:href="../Images/AРМІЯINFORM/2023-04-13T47-00-00-04-00/photo_2023-04-13_12-35-40.jpg" xlink:type="simple" xlink:show="embed" xlink:actuate="onLoad" draw:mime-type="image/jpeg"/>
</draw:frame>
 Микола Уршалович. ФотоДмитра Юрченка</text:p>
      <text:p text:style-name="P4">
Національна гвардія України у складі Сил оборони разом із ЗСУ бере участь воборонних діях у межах Слобожанського, Донецького, Таврійського операційнихрайонів, а саме — стримує наступ противника на Куп’янському, Слов’янському,Авдіївському, Новопавлівському та Запорізькому напрямках.</text:p>
      <text:p text:style-name="P4">
Про тижневі результати виконання бойових завдань Нацгвардією у складі Силоборони під час <text:a xlink:type="simple" xlink:href="https://www.youtube.com/watch" text:style-name="Internet_20_link" text:visited-style-name="Visited_20_Internet_20_Link">
брифінгу</text:a>
 вMilitary Media Center розповів заступник директора Департаменту плануваннязастосування Головного управління НГУ полковник Микола Уршалович.</text:p>
      <text:p text:style-name="P4">
— Незважаючи на щоденні обстріли та спроби противника просунутись вперед,нацгвардійці успішно ведуть оборонні дії та знищують противника, — повідомивполковник Микола Уршалович.</text:p>
      <text:p text:style-name="P4">
За його словами, ефективно протидіють ворогові бійці 4-ї бригади оперативногопризначення імені Героя України сержанта Михальчука, 1-ї Президентськоїбригади оперативного призначення імені гетьмана Петра Дорошенка, 14-ї бригадиоперативного призначення імені Івана Богуна. Упродовж минулого тижня вониразом знищили 155 загарбників, три міномети з розрахунками, дві одиниціавтомобільної техніки та дві бойові броньовані машини.</text:p>
      <text:p text:style-name="P4">
— Найбільш жорстокі та кровопролитні бої підрозділи Національної гвардіїведуть у районі лісового масиву Серебрянського лісництва, де ворог, не жаліючині власних кадрових солдатів, ні мобілізованих, ні найманців ПВК, майжебезперервно здійснює штурмові дії. Завдяки героїчним діям особового складу31-ї бригади імені генерал-майора Олександра Радієвського та 5-ї Слобожанськоїбригади штурмові дії противника були відбиті, а визначені рубежі оборонивтримані. При цьому понад 150 окупантів та 3 одиниці броньованої техніки булознищено, — підсумував їхні дії представник Головного управляння НГУ.</text:p>
      <text:p text:style-name="P4">
Також він навів інші приклади гідної відсічі нацгвардійцями ворожої навали.Зокрема в районі Авдіївки бійцями одного із загонів спеціального призначеннябуло знищено близько 35 військовослужбовців і дві бойові машини піхотипротивника.</text:p>
      <text:p text:style-name="P4">
— Підрозділи розвідки Національної гвардії виявили 284 цілі противника, значначастина яких була вражена вогневими засобами Сил оборони… Крім того,незважаючи на тяжкі погодні умови, групи аеророзвідки 27-ї Печерської бригадивиявили, а артилерійські підрозділи на Лиманському, Донецькому та Запорізькомунапрямках уразили два танки, одну САУ та 12 бойових броньованих машин.Загалом, артилерійські підрозділи НГУ виконали понад 300 вогневих завдань,підтверджено знищення близько 90 осіб противника, двох одиниць автомобільноїтехніки, склад з боєприпасами та виведено з ладу чотири артилерійські системи,— додав Микола Уршалович.</text:p>
      <text:p text:style-name="P4">
Source: <text:a xlink:type="simple" xlink:href="https://armyinform.com.ua/2023/04/13/czogo-tyzhnya-naczgvardijczi-znyshhyly-430-okupantiv-19-bojovyh-bronovanyh-mashyn-2-tanky-5-minometnyh-rozrahunkiv-5-artsystem-ta-sklad-z-boyeprypasamy/" text:style-name="Internet_20_link" text:visited-style-name="Visited_20_Internet_20_Link">
https://armyinform.com.ua/2023/04/13/czogo-tyzhnya-naczgvardijczi-znyshhyly-430-okupantiv-19-bojovyh-bronovanyh-mashyn-2-tanky-5-minometnyh-rozrahunkiv-5-artsystem-ta-sklad-z-boyeprypasamy/</text:a>
</text:p>
      <!--NEWS-->
      <text:h text:style-name="P10" text:outline-level="1">
<text:span text:style-name="T4">
Ганна Маляр: Вирішено питання про стягнення на користь МОУ понад 30 млн грн штрафних санкцій</text:span>
</text:h>
      <text:p text:style-name="P4">
Author: ['Олексій Мазепа']</text:p>
      <text:p text:style-name="P4">
Time: 2023-04-13T48:00:00-04:00</text:p>
      <text:p text:style-name="P4">
Description: Про це заявила заступник Міністра оборони України Ганна Маляр під час виступу в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mou.jpg" text:style-name="Internet_20_link" text:visited-style-name="Visited_20_Internet_20_Link">
mou.jpg</text:a>
']</text:p>
      <text:p text:style-name="P4">
Tags: ['MILITARY MEDIA CENTER', 'БРИФІНГ', 'ГАННА МАЛЯР', 'МІНОБОРОНИ']</text:p>
      <text:p text:style-name="P4">
Category: News</text:p>
      <!--METADATA-->
      <text:p text:style-name="P4">
<draw:frame draw:style-name="fr1" draw:name="Image295" text:anchor-type="as-char" svg:width="6.9236in" svg:height="4.615733in" draw:z-index="0">
<draw:image xlink:href="../Images/AРМІЯINFORM/2023-04-13T48-00-00-04-00/mou.jpg" xlink:type="simple" xlink:show="embed" xlink:actuate="onLoad" draw:mime-type="image/jpeg"/>
</draw:frame>
</text:p>
      <text:p text:style-name="P4">
Про це <text:a xlink:type="simple" xlink:href="https://armyinform.com.ua/2023/04/13/bryfing-predstavnykiv-syl-bezpeky-ta-oborony-ukrayiny-u-military-media-center-4/" text:style-name="Internet_20_link" text:visited-style-name="Visited_20_Internet_20_Link">
заявила</text:a>
 заступник Міністраоборони України Ганна Маляр під час виступу в Military Media Center.</text:p>
      <text:p text:style-name="P4">
— Протягом березня 2023 року Верховним Судом України остаточно вирішенопитання про стягнення на користь МОУ понад 30 млн гривень штрафних санкцій тапопередньої оплати у зв’язку з неналежним виконанням договірних зобов’язань.Зокрема, йдеться про порушення строків та об’єму поставки нафтопродуктів дляЗСУ — нафти, дистилятів та авіаційного гасу для техніки спеціальногопризначення, — підкреслила вона.</text:p>
      <text:p text:style-name="P4">
Так само, за рішенням суду, стягнено на користь МОУ попередню оплату у зв’язкуз неналежним виконанням договірних зобов’язань в частині порушення строків таобсягів виконання дослідно-конструкторської роботи за державним обороннимзамовленням.</text:p>
      <text:p text:style-name="P4">
— Тепер підприємство, яке не виконало свої зобов’язання щодо цієї роботи, будереалізовувати свої обов’язки у судовому порядку.</text:p>
      <text:p text:style-name="P4">
Робота із захисту інтересів МОУ триває, і ми щодня маємо нові судові рішення,які відновлюють справедливість, — акцентувала Ганна Маляр.</text:p>
      <text:p text:style-name="P4">
Source: <text:a xlink:type="simple" xlink:href="https://armyinform.com.ua/2023/04/13/ganna-malyar-vyrisheno-pytannya-pro-styagnennya-na-koryst-mou-ponad-30-mln-grn-shtrafnyh-sankczij/" text:style-name="Internet_20_link" text:visited-style-name="Visited_20_Internet_20_Link">
https://armyinform.com.ua/2023/04/13/ganna-malyar-vyrisheno-pytannya-pro-styagnennya-na-koryst-mou-ponad-30-mln-grn-shtrafnyh-sankczij/</text:a>
</text:p>
      <!--NEWS-->
      <text:h text:style-name="P10" text:outline-level="1">
<text:span text:style-name="T4">
Приватні військові компанії активно формуються у рф та на ТОТ — Олексій Громов</text:span>
</text:h>
      <text:p text:style-name="P4">
Author: ['Яна Задубінна']</text:p>
      <text:p text:style-name="P4">
Time: 2023-04-13T49:00:00-04:00</text:p>
      <text:p text:style-name="P4">
Description: Про це зазначив заступник начальника Головного оперативного управління Генераль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2-41-37.jpg" text:style-name="Internet_20_link" text:visited-style-name="Visited_20_Internet_20_Link">
photo_2023-04-13_12-41-37.jpg</text:a>
']</text:p>
      <text:p text:style-name="P4">
Tags: ['MILITARY MEDIA CENTER', 'ВТОРГНЕННЯ РФ', 'ОЛЕКСІЙ ГРОМОВ', 'ПВК']</text:p>
      <text:p text:style-name="P4">
Category: News</text:p>
      <!--METADATA-->
      <text:p text:style-name="P4">
<draw:frame draw:style-name="fr1" draw:name="Image296" text:anchor-type="as-char" svg:width="6.9236in" svg:height="4.615733in" draw:z-index="0">
<draw:image xlink:href="../Images/AРМІЯINFORM/2023-04-13T49-00-00-04-00/photo_2023-04-13_12-41-37.jpg" xlink:type="simple" xlink:show="embed" xlink:actuate="onLoad" draw:mime-type="image/jpeg"/>
</draw:frame>
</text:p>
      <text:p text:style-name="P4">
Про це зазначив заступник начальника Головного оперативного управлінняГенерального штабу Збройних Сил України бригадний генерал Олексій Громов підчас <text:a xlink:type="simple" xlink:href="https://www.youtube.com/watch" text:style-name="Internet_20_link" text:visited-style-name="Visited_20_Internet_20_Link">
брифінгу</text:a>
 у Military MediaCenter.</text:p>
      <text:p text:style-name="P4">
«У рф та на тимчасово окупованих територіях України триває активне формуванняальтернативних приватних військових компаній „Вагнер“. Водночас, за оцінкоюпартнерів, в короткостроковій перспективі такі компанії не матимуть такогомасштабу та потенціалу, як приватна військова компанія „Вагнер“. Але загаломне варто недооцінювати мобілізаційні можливості країни-агресора. Зважаючи назначний мобілізаційний ресурс, росія здатна повністю забезпечити власнізбройні сили особовим складом для ведення тривалої війни на виснаження», —наголосив бригадний генерал.</text:p>
      <text:p text:style-name="P4">
Source: <text:a xlink:type="simple" xlink:href="https://armyinform.com.ua/2023/04/13/pryvatni-vijskovi-kompaniyi-aktyvno-formuyutsya-u-rf-ta-na-tot-oleksij-gromov/" text:style-name="Internet_20_link" text:visited-style-name="Visited_20_Internet_20_Link">
https://armyinform.com.ua/2023/04/13/pryvatni-vijskovi-kompaniyi-aktyvno-formuyutsya-u-rf-ta-na-tot-oleksij-gromov/</text:a>
</text:p>
      <!--NEWS-->
      <text:h text:style-name="P10" text:outline-level="1">
<text:span text:style-name="T4">
За два тижні в районі Бахмута ворог втратив вбитими та пораненими майже 4500 осіб</text:span>
</text:h>
      <text:p text:style-name="P4">
Author: ['Євген Проворний']</text:p>
      <text:p text:style-name="P4">
Time: 2023-04-13T50:00:00-04:00</text:p>
      <text:p text:style-name="P4">
Description: Про це заступник начальника Головного оперативного управління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72108-1_large-e1681379262520.jpg" text:style-name="Internet_20_link" text:visited-style-name="Visited_20_Internet_20_Link">
172108-1_large-e1681379262520.jpg</text:a>
']</text:p>
      <text:p text:style-name="P4">
Tags: ['MILITARY MEDIA CENTER', 'ОЛЕКСІЙ ГРОМОВ']</text:p>
      <text:p text:style-name="P4">
Category: News</text:p>
      <!--METADATA-->
      <text:p text:style-name="P4">
<draw:frame draw:style-name="fr1" draw:name="Image297" text:anchor-type="as-char" svg:width="6.9236in" svg:height="4.40924in" draw:z-index="0">
<draw:image xlink:href="../Images/AРМІЯINFORM/2023-04-13T50-00-00-04-00/172108-1_large-e1681379262520.jpg" xlink:type="simple" xlink:show="embed" xlink:actuate="onLoad" draw:mime-type="image/jpeg"/>
</draw:frame>
</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text:a xlink:type="simple" xlink:href="https://www.youtube.com/watch" text:style-name="Internet_20_link" text:visited-style-name="Visited_20_Internet_20_Link">
повідомив</text:a>
 під час брифінгупредставників Сил безпеки та оборони України в Military Media Center.</text:p>
      <text:p text:style-name="P4">
— На сьогодні найтяжчим залишається Бахмутський напрямок, де противникпродовжує наступальні дії у центральній частині міста Бахмут, а також унапрямках на населені пункти Богданівка та Іванівське з метою оточення міста зпівночі та півдня. З метою посилення наступального потенціалу в район Бахмутаз Авдіївського напрямку переміщено частину сил і засобів ворога. Щодоби врайоні Бахмута противник здійснює від 40 до 50 спроб наступальних штурмовихдій, здійснює понад 500 обстрілів із застосуванням усього спектру наявногоозброєння, — зазначив Олексій Громов.</text:p>
      <text:p text:style-name="P4">
За його словами, військово-політичне керівництво російської федерації незважає на значні втрати особового складу:</text:p>
      <text:p text:style-name="P4">
— Так, лише протягом двох останніх тижнів у районі Бахмута ворог втративвбитими та пораненими майже 4500 «вагнерівців» та військовослужбовціврегулярних збройних сил російської федерації. У деяких підрозділах російськихокупаційних військ мобілізовані військовослужбовці масово відмовляються відучасті в активних бойових діях. Зазначається, що командування вчиняє жорстокі,незаконні розправи стосовно відмовників. Зокрема їх саджають у ями дляздійснення психологічного та фізичного тиску. А для найбільш непокірнихвлаштовано катівню.</text:p>
      <text:p text:style-name="P4">
Source: <text:a xlink:type="simple" xlink:href="https://armyinform.com.ua/2023/04/13/za-dva-tyzhni-v-rajoni-bahmuta-vorog-vtratyv-vbytymy-ta-poranenymy-majzhe-4500-osib/" text:style-name="Internet_20_link" text:visited-style-name="Visited_20_Internet_20_Link">
https://armyinform.com.ua/2023/04/13/za-dva-tyzhni-v-rajoni-bahmuta-vorog-vtratyv-vbytymy-ta-poranenymy-majzhe-4500-osib/</text:a>
</text:p>
      <!--NEWS-->
      <text:h text:style-name="P10" text:outline-level="1">
<text:span text:style-name="T4">
Дев’ятою бригадою у складі «Гвардії наступу» стала «Хартія»</text:span>
</text:h>
      <text:p text:style-name="P4">
Author: ['Володимир Поліщук']</text:p>
      <text:p text:style-name="P4">
Time: 2023-04-13T51:00:00-04:00</text:p>
      <text:p text:style-name="P4">
Description: Цього тижня до штурмових бригад «Гвардії наступу» додалася ще одна бригада — «Харті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vardiya-nastupu-3.jpg" text:style-name="Internet_20_link" text:visited-style-name="Visited_20_Internet_20_Link">
gvardiya-nastupu-3.jpg</text:a>
']</text:p>
      <text:p text:style-name="P4">
Tags: ['MILITARY MEDIA CENTER', 'БРИФІНГ', 'ГВАРДІЇ НАСТУПУ', 'МИКОЛА УРШАЛОВИЧ', 'НАЦГВАРДІЯ', 'ХАРТІЯ']</text:p>
      <text:p text:style-name="P4">
Category: News</text:p>
      <!--METADATA-->
      <text:p text:style-name="P4">
<draw:frame draw:style-name="fr1" draw:name="Image298" text:anchor-type="as-char" svg:width="6.9236in" svg:height="4.615733in" draw:z-index="0">
<draw:image xlink:href="../Images/AРМІЯINFORM/2023-04-13T51-00-00-04-00/gvardiya-nastupu-3.jpg" xlink:type="simple" xlink:show="embed" xlink:actuate="onLoad" draw:mime-type="image/jpeg"/>
</draw:frame>
</text:p>
      <text:p text:style-name="P4">
Цього тижня до штурмових бригад «Гвардії наступу» додалася ще одна бригада —«Хартія». Ця бригада буде 9-ю у складі «Гвардії наступу» і 7-ю бригадою вНаціональній гвардії України.</text:p>
      <text:p text:style-name="P4">
Про це під час брифінгу в Military Media Center<text:a xlink:type="simple" xlink:href="https://armyinform.com.ua/2023/04/13/bryfing-predstavnykiv-syl-bezpeky-ta-oborony-ukrayiny-u-military-media-center-4/" text:style-name="Internet_20_link" text:visited-style-name="Visited_20_Internet_20_Link">
повідомив</text:a>
 заступник директораДепартаменту планування застосування Головного управління Національної гвардіїУкраїни полковник Микола Уршалович.</text:p>
      <text:p text:style-name="P4">
— Її основою стали бійці добровольчого формування Харківської громади. Зпочатком широкомасштабного вторгнення «Хартія» об’єднала високопрофесійних імотивованих громадян, які прагнули допомогти нашій армії протистояти ворогу йне дати російським військам захопити нашу країну. Усього через місяць післястворення добровольчого формування у квітні 2022 року її бійці брали участь узвільненні села Руська Лозова в Харківській області, а вже у вересні того жроку вони були частиною Слобожанського контрнаступу, — розповів представник ГУНГУ.</text:p>
      <text:p text:style-name="P4">
АрміяInform <text:a xlink:type="simple" xlink:href="https://armyinform.com.ua/2023/04/06/ponad-20-tysyach-dobrovolcziv-podaly-zayavky-na-vstup-do-gvardiyi-nastupu/" text:style-name="Internet_20_link" text:visited-style-name="Visited_20_Internet_20_Link">
писала</text:a>
, що віддобровольців, які бажають узяти участь у звільненні України від «русскогоміра» в складі бригад НГУ, надійшло понад 20 тисяч звернень.</text:p>
      <text:p text:style-name="P4">
Полковник Уршалович зазначив, що набір до «Хартії» вже розпочався, заявкуможна подати на сайті «Гвардії наступу» або у ЦНАПах.</text:p>
      <text:p text:style-name="P4">
Source: <text:a xlink:type="simple" xlink:href="https://armyinform.com.ua/2023/04/13/devyatoyu-brygadoyu-u-skladi-gvardiyi-nastupu-stala-hartiya/" text:style-name="Internet_20_link" text:visited-style-name="Visited_20_Internet_20_Link">
https://armyinform.com.ua/2023/04/13/devyatoyu-brygadoyu-u-skladi-gvardiyi-nastupu-stala-hartiya/</text:a>
</text:p>
      <!--NEWS-->
      <text:h text:style-name="P10" text:outline-level="1">
<text:span text:style-name="T4">
Окупанти депресують через можливий наступ ЗСУ та скасовану відпустку — бригадний генерал Громов</text:span>
</text:h>
      <text:p text:style-name="P4">
Author: ['Яна Задубінна']</text:p>
      <text:p text:style-name="P4">
Time: 2023-04-13T52:00:00-04:00</text:p>
      <text:p text:style-name="P4">
Description: На Лиманському напрямку з метою виходу на адміністративний кордон Луган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2-46-42.jpg" text:style-name="Internet_20_link" text:visited-style-name="Visited_20_Internet_20_Link">
photo_2023-04-13_12-46-42.jpg</text:a>
']</text:p>
      <text:p text:style-name="P4">
Tags: ['MILITARY MEDIA CENTER', 'ВТОРГНЕННЯ РФ', 'ЛИМАНСЬКИЙ НАПРЯМОК', 'ОЛЕКСІЙ ГРОМОВ']</text:p>
      <text:p text:style-name="P4">
Category: News</text:p>
      <!--METADATA-->
      <text:p text:style-name="P4">
<draw:frame draw:style-name="fr1" draw:name="Image299" text:anchor-type="as-char" svg:width="6.9236in" svg:height="4.615733in" draw:z-index="0">
<draw:image xlink:href="../Images/AРМІЯINFORM/2023-04-13T52-00-00-04-00/photo_2023-04-13_12-46-42.jpg" xlink:type="simple" xlink:show="embed" xlink:actuate="onLoad" draw:mime-type="image/jpeg"/>
</draw:frame>
 Олексій Громов. ФотоДмитра Юрченка</text:p>
      <text:p text:style-name="P4">
На Лиманському напрямку з метою виходу на адміністративний кордон Луганськоїобласті противник продовжує наступальні дії та намагається витіснити нашівійська на правий берег річки Жеребець на рубежі Макіївка-Торське, а також ізСеребрянського лісництва.</text:p>
      <text:p text:style-name="P4">
Про це під час <text:a xlink:type="simple" xlink:href="https://www.youtube.com/watch" text:style-name="Internet_20_link" text:visited-style-name="Visited_20_Internet_20_Link">
брифінгу</text:a>
 уMilitary Media Center наголосив заступник начальника Головного оперативногоуправління Генерального штабу Збройних Сил України бригадний генерал ОлексійГромов.</text:p>
      <text:p text:style-name="P4">
Також ворог збільшив застосування оперативно-тактичної та армійської авіаціїпо позиціях наших військ. Для посилення угруповання російських окупаційнихвійськ на зазначеному напрямку зафіксоване перекидання мотострілецьких таартилерійських підрозділів, особового складу загону «Барс», а також додатковихзасобів аеророзвідки.</text:p>
      <text:p text:style-name="P4">
«Військовослужбовці рф, які дислокуються в районі населеного пункту Кремінна,знаходяться в депресивному стані через можливий наступ Збройних Сил України таскасовану відпустку. Вони в телефонних розмовах скаржаться, що з озброєннямають лише автомати, а у разі наступу наших військ із застосуванням важкоїтехніки не зможуть утримати позиції. Також, відповідно до розпорядженнякомандування російських окупаційних сил, на цьому напрямку фіксується економіябоєприпасів», — зазначив бригадний генерал Олексій Громов.</text:p>
      <text:p text:style-name="P4">
Source: <text:a xlink:type="simple" xlink:href="https://armyinform.com.ua/2023/04/13/okupanty-depresuyut-cherez-mozhlyvyj-nastup-zsu-ta-skasovanu-vidpustku-brygadnyj-general-gromov/" text:style-name="Internet_20_link" text:visited-style-name="Visited_20_Internet_20_Link">
https://armyinform.com.ua/2023/04/13/okupanty-depresuyut-cherez-mozhlyvyj-nastup-zsu-ta-skasovanu-vidpustku-brygadnyj-general-gromov/</text:a>
</text:p>
      <!--NEWS-->
      <text:h text:style-name="P10" text:outline-level="1">
<text:span text:style-name="T4">
Для світу важливо, щоби рф понесла міжнародну кримінальну відповідальність за всі злочини — Ганна Маляр</text:span>
</text:h>
      <text:p text:style-name="P4">
Author: ['АРМІЯINFORM']</text:p>
      <text:p text:style-name="P4">
Time: 2023-04-13T53:00:00-04:00</text:p>
      <text:p text:style-name="P4">
Description: Україна має скористатися можливостями міжнародних судових інстанцій, тому що в наш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1-75.jpg" text:style-name="Internet_20_link" text:visited-style-name="Visited_20_Internet_20_Link">
1-75.jpg</text:a>
']</text:p>
      <text:p text:style-name="P4">
Tags: ['MILITARY MEDIA CENTER', 'БРИФІНГ', 'ГАННА МАЛЯР']</text:p>
      <text:p text:style-name="P4">
Category: News</text:p>
      <!--METADATA-->
      <text:p text:style-name="P4">
<draw:frame draw:style-name="fr1" draw:name="Image300" text:anchor-type="as-char" svg:width="6.9236in" svg:height="3.894525in" draw:z-index="0">
<draw:image xlink:href="../Images/AРМІЯINFORM/2023-04-13T53-00-00-04-00/1-75.jpg" xlink:type="simple" xlink:show="embed" xlink:actuate="onLoad" draw:mime-type="image/jpeg"/>
</draw:frame>
</text:p>
      <text:p text:style-name="P4">
Україна має скористатися можливостями міжнародних судових інстанцій, тому що внашій історії не вперше росія вдається до знищення української нації. Тожважливо, щоби рф понесла міжнародну кримінальну відповідальність за всізлочини, які вчиняє на нашій території.</text:p>
      <text:p text:style-name="P4">
Про це під час <text:a xlink:type="simple" xlink:href="https://armyinform.com.ua/2023/04/13/bryfing-predstavnykiv-syl-bezpeky-ta-oborony-ukrayiny-u-military-media-center-4/" text:style-name="Internet_20_link" text:visited-style-name="Visited_20_Internet_20_Link">
брифінгу</text:a>
 вMilitary Media Center сказала заступник Міністра оборони України Ганна Маляр.</text:p>
      <text:p text:style-name="P4">
Статутом передбачено чотири злочини, на які поширюються юрисдикціяМіжнародного суду: воєнні злочини, злочини проти людяності, агресія і геноцид.</text:p>
      <text:p text:style-name="P4">
«Але першим і ключовим злочином є агресія. Всі інші злочини є похідними відагресії. І світ повинен на прикладі російсько-української війни усвідомити, щовсі інструменти, які були створені до цього для протидії таким війнам, непрацюють», — зазначила Ганна Маляр.</text:p>
      <text:p text:style-name="P4">
Вона нагадала, що з часів Нюрнберзького процесу у світі жодного вироку жоднійкраїні за агресію, де війни точаться постійно, не оголошено.</text:p>
      <text:p text:style-name="P4">
«Тому російсько-українська війна мусить стати тією точкою, з якої нарешті будеспільна у світі політична воля карати агресорів за такі важкі, міжнароднізлочини, зокрема за геноцид, воєнні злочини і злочини проти людяності. І це єдієвий інструмент для всіх інших агресорів, в яких можливо є такі саміамбіції, як і у путіна. Якщо він та росія не будуть покарані, то це розв’язуєруки усім іншим», — наголосила заступник Міністра оборони України.</text:p>
      <text:p text:style-name="P4">
Source: <text:a xlink:type="simple" xlink:href="https://armyinform.com.ua/2023/04/13/dlya-svitu-vazhlyvo-shhoby-rf-ponesla-mizhnarodnu-kryminalnu-vidpovidalnist-za-vsi-zlochyny-ganna-malyar/" text:style-name="Internet_20_link" text:visited-style-name="Visited_20_Internet_20_Link">
https://armyinform.com.ua/2023/04/13/dlya-svitu-vazhlyvo-shhoby-rf-ponesla-mizhnarodnu-kryminalnu-vidpovidalnist-za-vsi-zlochyny-ganna-malyar/</text:a>
</text:p>
      <!--NEWS-->
      <text:h text:style-name="P10" text:outline-level="1">
<text:span text:style-name="T4">
В Україні презентували фільм «Воїни»: історії наших захисників</text:span>
</text:h>
      <text:p text:style-name="P4">
Author: ['Валентина Вілюра']</text:p>
      <text:p text:style-name="P4">
Time: 2023-04-13T54:00:00-04:00</text:p>
      <text:p text:style-name="P4">
Description: Днями на медіасервісі MEGOGO відбулася премʼєра документального фільму «Воїни». Це перш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_04_07_34acb288175c8d13.jpg" text:style-name="Internet_20_link" text:visited-style-name="Visited_20_Internet_20_Link">
2023_04_07_34acb288175c8d13.jpg</text:a>
', '<text:a xlink:type="simple" xlink:href="https://armyinform.com.ua/wp-content/uploads/2023/04/photo_5314801074663703868_y.jpg" text:style-name="Internet_20_link" text:visited-style-name="Visited_20_Internet_20_Link">
photo_5314801074663703868_y.jpg</text:a>
']</text:p>
      <text:p text:style-name="P4">
Tags: ['ВТОРГНЕННЯ РФ', 'ПРЕЗЕНТАЦІЯ ФІЛЬМУ', 'УКРАЇНСЬКИЙ НАРОД НЕПЕРЕМОЖНИЙ']</text:p>
      <text:p text:style-name="P4">
Category: News</text:p>
      <!--METADATA-->
      <text:p text:style-name="P4">
<draw:frame draw:style-name="fr1" draw:name="Image301" text:anchor-type="as-char" svg:width="6.9236in" svg:height="4.017298in" draw:z-index="0">
<draw:image xlink:href="../Images/AРМІЯINFORM/2023-04-13T54-00-00-04-00/2023_04_07_34acb288175c8d13.jpg" xlink:type="simple" xlink:show="embed" xlink:actuate="onLoad" draw:mime-type="image/jpeg"/>
</draw:frame>
</text:p>
      <text:p text:style-name="P4">
Днями на медіасервісі MEGOGO відбулася премʼєра документального фільму«Воїни». Це перший проєкт студії у документальному жанрі. Фільм складається з6-ти частин, що розповідають про військових, які до 24 лютого 2022-го малицивільні професії, а після — не тільки опанували військову справу, а йпоказали високі результати на бойових завданнях та служать у найгарячішихточках.</text:p>
      <text:p text:style-name="P4">
Знімальна група MEGOGO ORIGINALS відвідала Харківську, Херсонську й Донецькуобласті, зокрема місто Бахмут. Завдяки цьому команді вдалося зафіксуватиреальні документальні кадри бійців на позиціях. Під час монтажу такожвикористали архівні відео героїв та матеріали з відкритих джерел.</text:p>
      <text:p text:style-name="P4">
«З початком широкомасштабної війни ми були вимушені згорнути виробництвовсіх розважальних проєктів і найбільш органічно було сконцентруватися надокументальних. Завдання циклу „Воїни“ — розказати історії захисників,завдяки яким ми можемо сьогодні жити й працювати. На наших очах пишетьсяісторія України, і ми хочемо закарбувати та показати долі хоча б небагатьох зтих, хто цю історію творить. MEGOGO має мету, щоб якомога більше українцівзмогли подивитися фільм, а наші воїни відчули необхідну їм підтримку,енергію захоплення і вдячності», — розповіла кореспондентці АрміяInformкерівниця департаменту контенту MEGOGO Марія Панченко.</text:p>
      <text:p text:style-name="P4">
<draw:frame draw:style-name="fr1" draw:name="Image302" text:anchor-type="as-char" svg:width="6.9236in" svg:height="3.894525in" draw:z-index="0">
<draw:image xlink:href="../Images/AРМІЯINFORM/2023-04-13T54-00-00-04-00/photo_5314801074663703868_y.jpg" xlink:type="simple" xlink:show="embed" xlink:actuate="onLoad" draw:mime-type="image/jpeg"/>
</draw:frame>
</text:p>
      <text:p text:style-name="P4">
У центрі сюжету кожної частини сміливі особистості, які захищають Україну вскладі різних підрозділів ЗСУ. Вони діляться невигаданими подіями сьогодення,відвертими спогадами про цивільне життя та мріями про майбутнє.</text:p>
      <text:p text:style-name="P4">
Кожен герой фільму «Воїни» демонструє боротьбу українців, силу духу, холоднийрозум та віру у Перемогу:</text:p>
      <text:p text:style-name="P4">
· Головний герой першої частини — Денис Власенко, колишній художник-постановник, жив у Гостомелі. Його війна застала одного з перших. Підавтоматні черги він вивіз сім’ю — двох синів і дружину, а потім повернувся іпішов у лави поліції.</text:p>
      <text:p text:style-name="P4">
· Головний герой другої частини — військовослужбовець Коля Сєрга з позивним«Продюсер». З перших днів військової агресії вступив до лав ЗСУ, пізнішеорганізував підрозділ «Культурний десант», до лав якого вступило безлічтворчих людей.</text:p>
      <text:p text:style-name="P4">
· У центрі сюжету третьої частини Олександр Гуц, позивний «Балу». Олександрколишній підприємець. «Балу» легендарний коригувальник артилерії, він та йогопідрозділ за підтримки артилерії знищили десятки одиниць ворожої техніки.</text:p>
      <text:p text:style-name="P4">
· Головний герой четвертої частини — Андрій Турків, стоматолог та бойовиймедик з позивним «Турок». Його робота — евакуація наших бійців з нуля. Йогопідрозділ врятував дуже багато життів.</text:p>
      <text:p text:style-name="P4">
· Головний герой п’ятої частини — боєць спецпідрозділу blgr.squad з позивним«Армор». До війни працював IT Project Manager. «Армор» з перших днів війниразом з двома найкращими друзями айтівцями став на захист України.</text:p>
      <text:p text:style-name="P4">
· У шостій частині сюжет побудований на історіях бійців Київського ТрО, яківиконували завдання на Донбасі.</text:p>
      <text:p text:style-name="P4">
Тривалість кожної частини приблизно 40 хвилин. Переглянути першу частину«Воїни» з Денисом Власенком можна на медіасервісі MEGOGO від 7 квітня. Новічастини стрічки зʼявлятимуться на сервісі щотижня.</text:p>
      <text:p text:style-name="P4">
Source: <text:a xlink:type="simple" xlink:href="https://armyinform.com.ua/2023/04/13/v-ukrayini-prezentuvaly-film-voyiny-istoriyi-nashyh-zahysnykiv/" text:style-name="Internet_20_link" text:visited-style-name="Visited_20_Internet_20_Link">
https://armyinform.com.ua/2023/04/13/v-ukrayini-prezentuvaly-film-voyiny-istoriyi-nashyh-zahysnykiv/</text:a>
</text:p>
      <!--NEWS-->
      <text:h text:style-name="P10" text:outline-level="1">
<text:span text:style-name="T4">
У корабельному угрупованні противника в Чорному морі на чергуванні залишився один носій крилатих ракет «Калібр»</text:span>
</text:h>
      <text:p text:style-name="P4">
Author: ['АРМІЯINFORM']</text:p>
      <text:p text:style-name="P4">
Time: 2023-04-13T55:00:00-04:00</text:p>
      <text:p text:style-name="P4">
Description: Станом на 13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raketa-kalibr-pusk-chorne-more.jpg" text:style-name="Internet_20_link" text:visited-style-name="Visited_20_Internet_20_Link">
raketa-kalibr-pusk-chorne-more.jpg</text:a>
', '<text:a xlink:type="simple" xlink:href="https://armyinform.com.ua/wp-content/uploads/2023/04/12-5.jpg" text:style-name="Internet_20_link" text:visited-style-name="Visited_20_Internet_20_Link">
12-5.jpg</text:a>
']</text:p>
      <text:p text:style-name="P4">
Tags: ['STOPRUSSIA', 'АГРЕСІЯ РФ', 'ВМС ЗС УКРАЇНИ']</text:p>
      <text:p text:style-name="P4">
Category: News</text:p>
      <!--METADATA-->
      <text:p text:style-name="P4">
<draw:frame draw:style-name="fr1" draw:name="Image303" text:anchor-type="as-char" svg:width="6.9236in" svg:height="4.615733in" draw:z-index="0">
<draw:image xlink:href="../Images/AРМІЯINFORM/2023-04-13T55-00-00-04-00/raketa-kalibr-pusk-chorne-more.jpg" xlink:type="simple" xlink:show="embed" xlink:actuate="onLoad" draw:mime-type="image/jpeg"/>
</draw:frame>
 Ілюстративне фото</text:p>
      <text:p text:style-name="P4">
Станом на 13 квітня в акваторіях Чорного, Азовського та Середземного морів набойовому чергуванні перебувають 13 ворожих кораблів, з них 5 носії крилатихракет «Калібр». Загальний залп складає — 40 ракет.</text:p>
      <text:p text:style-name="P4">
Про це йдеться у<text:a xlink:type="simple" xlink:href="https://www.facebook.com/navy.mil.gov.ua/posts/pfbid02KDXEGqTd15LH3EGsSRgsSusvFTCiDCuyZ8XniVEdtxFpRRskFpeyy8jGctTzVc8L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4 ворожих кораблів, з них 1 носій крилатих ракет «Калібр», загальний залп складає — 4 ракети;  * в Азовському морі ворог продовжує контролювати морські комунікації, утримуючи на бойовому чергуванні 1 корабель;  * у Середземному морі — 8 ворожих кораблів, з них 4 носії крилатих ракет «Калібр», загальний залп складає — 36 ракет.</li>
      </ul>
      <text:p text:style-name="P4">
За добу, в інтересах рф, прохід Керч-Єнікальською протокою здійснили:</text:p>
      <text:p text:style-name="P4">
до Азовського моря – 27 суден, з них 8 судна продовжили рух з протоки Босфор;</text:p>
      <text:p text:style-name="P4">
до Чорного моря – 26 суден, з них 6 суден продовжили рух у напрямку протокиБосфор;</text:p>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draw:frame draw:style-name="fr1" draw:name="Image304" text:anchor-type="as-char" svg:width="6.9236in" svg:height="6.154311in" draw:z-index="0">
<draw:image xlink:href="../Images/AРМІЯINFORM/2023-04-13T55-00-00-04-00/12-5.jpg" xlink:type="simple" xlink:show="embed" xlink:actuate="onLoad" draw:mime-type="image/jpeg"/>
</draw:frame>
</text:p>
      <text:p text:style-name="P4">
Source: <text:a xlink:type="simple" xlink:href="https://armyinform.com.ua/2023/04/13/u-korabelnomu-ugrupovanni-protyvnyka-v-chornomu-mori-na-cherguvanni-zalyshyvsya-odyn-nosij-krylatyh-raket-kalibr/" text:style-name="Internet_20_link" text:visited-style-name="Visited_20_Internet_20_Link">
https://armyinform.com.ua/2023/04/13/u-korabelnomu-ugrupovanni-protyvnyka-v-chornomu-mori-na-cherguvanni-zalyshyvsya-odyn-nosij-krylatyh-raket-kalibr/</text:a>
</text:p>
      <!--NEWS-->
      <text:h text:style-name="P10" text:outline-level="1">
<text:span text:style-name="T4">
Ворогу довелося «модернізувати» Shahed 136 реле 30-річної давності — Андрій Рудик</text:span>
</text:h>
      <text:p text:style-name="P4">
Author: ['Олег Мащенко']</text:p>
      <text:p text:style-name="P4">
Time: 2023-04-13T56:00:00-04:00</text:p>
      <text:p text:style-name="P4">
Description: «Імпортозаміщення» ВПК рф нині залишається навіть не на рівні окремих деталей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3284-scaled.jpg" text:style-name="Internet_20_link" text:visited-style-name="Visited_20_Internet_20_Link">
5f6a3284-scaled.jpg</text:a>
']</text:p>
      <text:p text:style-name="P4">
Tags: ['STOPRUSSIA', 'АГРЕСІЯ РФ', 'ДУТА ВЕЛИЧ РОСАРМІЇ']</text:p>
      <text:p text:style-name="P4">
Category: News</text:p>
      <!--METADATA-->
      <text:p text:style-name="P4">
<draw:frame draw:style-name="fr1" draw:name="Image305" text:anchor-type="as-char" svg:width="6.9236in" svg:height="4.615733in" draw:z-index="0">
<draw:image xlink:href="../Images/AРМІЯINFORM/2023-04-13T56-00-00-04-00/5f6a3284-scaled.jpg" xlink:type="simple" xlink:show="embed" xlink:actuate="onLoad" draw:mime-type="image/jpeg"/>
</draw:frame>
</text:p>
      <text:p text:style-name="P4">
«Імпортозаміщення» ВПК рф нині залишається навіть не на рівні окремих деталейта запчастин, а на рівні пропагандистської уяви кремля. Особливо цепроявляється у виробництві та модернізації безпілотних літальних апаратів. Підчас брифінгу в Military Media Center представник Центру досліджень трофейногота перспективного озброєння та військової техніки Генерального штабу ЗбройнихСил України Андрій Рудик розповів про те, що «поєднує» розпіарений іранськийShahed 136 та менш відомий російський ZALA 421-16E.</text:p>
      <text:p text:style-name="P4">
<text:span text:style-name="T5">
<text:span text:style-name="T4">
Довідково.</text:span>
 Shahed 136 — це баражуючий боєприпас, відомий як дрон-камікадзе, яким російська федерація протягом значного часу намагаласязнищувати об’єкти цивільної й критичної інфраструктури та продовжує вбиватинаше мирне населення.</text:span>
</text:p>
      <text:p text:style-name="P4">
ZALA 421-16E — розвідувальний дрон, за допомогою якого агресор наводить вогоньартилерії на позиції наших воїнів.</text:p>
      <text:p text:style-name="P4">
— Це два абсолютно різні БПЛА. Практично нічого спільного в них немає — різнабудова, типи двигунів, функціональність. Наші дослідження показали, що останнізразки Shahed 136 та ZALA 421-16E мають ряд «модифікацій», які засвідчуютьконструктивну деградацію та суттєві проблеми російського ВПК у галузівиробництва, модернізації та обслуговування безпілотних літальних апаратів, —говорить Андрій Рудик. — На відміну від мікросхем та чипів, російськафедерація здатна самостійно виготовляти прості деталі — транзистори,резонатори, резистори та реле. Технології їх виробництва відомі давно йзалишилися росії у спадок від срср. Однак, зрештою, держава-агресор зіткнуласяз проблемою і на цьому рівні. У ході досліджень більш пізніх зразків іранськихБПЛА Shahed 136 були виявлені реле 30-річної давності неросійськогопоходження. Не менш красномовним є факт того, що ворогу довелося«модернізувати» іранський літальний апарат шляхом додавання цієї деталі.</text:p>
      <text:p text:style-name="P4">
Source: <text:a xlink:type="simple" xlink:href="https://armyinform.com.ua/2023/04/13/vorogu-dovelosya-modernizuvaty-shahed-136-rele-30-richnoyi-davnosti-andrij-rudyk/" text:style-name="Internet_20_link" text:visited-style-name="Visited_20_Internet_20_Link">
https://armyinform.com.ua/2023/04/13/vorogu-dovelosya-modernizuvaty-shahed-136-rele-30-richnoyi-davnosti-andrij-rudyk/</text:a>
</text:p>
      <!--NEWS-->
      <text:h text:style-name="P10" text:outline-level="1">
<text:span text:style-name="T4">
ССО показали, як «згорів на роботі» російський «Житель»</text:span>
</text:h>
      <text:p text:style-name="P4">
Author: ['АРМІЯINFORM']</text:p>
      <text:p text:style-name="P4">
Time: 2023-04-13T57:00:00-04:00</text:p>
      <text:p text:style-name="P4">
Description: ССО разом з Силами оборони «хаймарснули» ще одну жирну ціль.    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ofik6gxoaco1bq-kopiya.jpg" text:style-name="Internet_20_link" text:visited-style-name="Visited_20_Internet_20_Link">
fofik6gxoaco1bq-kopiya.jpg</text:a>
']</text:p>
      <text:p text:style-name="P4">
Tags: ['STOPRUSSIA', 'АГРЕСІЯ РФ', 'КОМАНДУВАННЯ ССО']</text:p>
      <text:p text:style-name="P4">
Category: News</text:p>
      <!--METADATA-->
      <text:p text:style-name="P4">
<draw:frame draw:style-name="fr1" draw:name="Image306" text:anchor-type="as-char" svg:width="6.9236in" svg:height="3.802664in" draw:z-index="0">
<draw:image xlink:href="../Images/AРМІЯINFORM/2023-04-13T57-00-00-04-00/fofik6gxoaco1bq-kopiya.jpg" xlink:type="simple" xlink:show="embed" xlink:actuate="onLoad" draw:mime-type="image/jpeg"/>
</draw:frame>
 Ілюстративне фото</text:p>
      <text:p text:style-name="P4">
ССО разом з Силами оборони «хаймарснули» ще одну жирну ціль.</text:p>
      <text:p text:style-name="P4">
Про це <text:a xlink:type="simple" xlink:href="https://www.facebook.com/usofcom/videos/6814318431931223/" text:style-name="Internet_20_link" text:visited-style-name="Visited_20_Internet_20_Link">
повідомляє</text:a>
Командування ССО.</text:p>
      <text:p text:style-name="P4">
На Донецькому напрямку, оператори ССО України разом з підрозділами Сил оборонипровели комплекс заходів, в ході яких виявили позицію автоматизованої станціїпостановки перешкод Р-330Ж «Житель». Станція знаходилася досить далеко залінією зіткнення.</text:p>
      <text:p text:style-name="P4">
Координати оперативно передали побратимам одного з ракетно-артилерійськихпідрозділів, які чудово знають свою роботу.</text:p>
      <text:p text:style-name="P4">
Source: <text:a xlink:type="simple" xlink:href="https://armyinform.com.ua/2023/04/13/sso-pokazaly-yak-zgoriv-na-roboti-rosijskyj-zhytel/" text:style-name="Internet_20_link" text:visited-style-name="Visited_20_Internet_20_Link">
https://armyinform.com.ua/2023/04/13/sso-pokazaly-yak-zgoriv-na-roboti-rosijskyj-zhytel/</text:a>
</text:p>
      <!--NEWS-->
      <text:h text:style-name="P10" text:outline-level="1">
<text:span text:style-name="T4">
У виробництві БПЛА рф приховує свою залежність від закордонних компонентів</text:span>
</text:h>
      <text:p text:style-name="P4">
Author: ['Олег Мащенко']</text:p>
      <text:p text:style-name="P4">
Time: 2023-04-13T58:00:00-04:00</text:p>
      <text:p text:style-name="P4">
Description: Про це під час брифінгу в Military Media Center повідомив представник Центру досліджен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2756-scaled.jpg" text:style-name="Internet_20_link" text:visited-style-name="Visited_20_Internet_20_Link">
5f6a2756-scaled.jpg</text:a>
', '<text:a xlink:type="simple" xlink:href="https://armyinform.com.ua/wp-content/uploads/2023/04/5f6a2748-150x150.jpg" text:style-name="Internet_20_link" text:visited-style-name="Visited_20_Internet_20_Link">
5f6a2748-150x150.jpg</text:a>
', '<text:a xlink:type="simple" xlink:href="https://armyinform.com.ua/wp-content/uploads/2023/04/5f6a2751-150x150.jpg" text:style-name="Internet_20_link" text:visited-style-name="Visited_20_Internet_20_Link">
5f6a2751-150x150.jpg</text:a>
', '<text:a xlink:type="simple" xlink:href="https://armyinform.com.ua/wp-content/uploads/2023/04/5f6a2758-150x150.jpg" text:style-name="Internet_20_link" text:visited-style-name="Visited_20_Internet_20_Link">
5f6a2758-150x150.jpg</text:a>
', '<text:a xlink:type="simple" xlink:href="https://armyinform.com.ua/wp-content/uploads/2023/04/5f6a2775-150x150.jpg" text:style-name="Internet_20_link" text:visited-style-name="Visited_20_Internet_20_Link">
5f6a2775-150x150.jpg</text:a>
']</text:p>
      <text:p text:style-name="P4">
Tags: ['STOPRUSSIA', 'АГРЕСІЯ РФ', 'КРАХ РОСІЙСЬКОЇ ЕКОНОМІКИ']</text:p>
      <text:p text:style-name="P4">
Category: News</text:p>
      <!--METADATA-->
      <text:p text:style-name="P4">
<draw:frame draw:style-name="fr1" draw:name="Image307" text:anchor-type="as-char" svg:width="6.9236in" svg:height="4.615733in" draw:z-index="0">
<draw:image xlink:href="../Images/AРМІЯINFORM/2023-04-13T58-00-00-04-00/5f6a2756-scaled.jpg" xlink:type="simple" xlink:show="embed" xlink:actuate="onLoad" draw:mime-type="image/jpeg"/>
</draw:frame>
</text:p>
      <text:p text:style-name="P4">
Про це під час <text:span text:style-name="T5">
<text:a xlink:type="simple" xlink:href="https://armyinform.com.ua/2023/04/13/bryfing-predstavnykiv-czentru-doslidzhen-trofejnogo-ta-perspektyvnogo-ozbroyennya-ta-vijskovoyi-tehniky/" text:style-name="Internet_20_link" text:visited-style-name="Visited_20_Internet_20_Link">
брифінгу</text:a>
</text:span>
 в <text:span text:style-name="T5">
<text:a xlink:type="simple" xlink:href="https://t.me/militarymediacenter/1675" text:style-name="Internet_20_link" text:visited-style-name="Visited_20_Internet_20_Link">
Military MediaCenter</text:a>
</text:span>
 повідомив представник Центрудосліджень трофейного та перспективного озброєння та військової технікиГенерального штабу Збройних Сил України Андрій Рудик.</text:p>
      <text:p text:style-name="P4">
— Окрім власне російських «маніпуляцій» з БПЛА Shahed 136, було встановлено,що Іран перестав заперечувати свою причетність до нього. Цілком імовірно, щосама назва «Герань-2» була обрана російською федерацією не лише з логікинайменувань номенклатури озброєння, а й для прикриття та видавання цього БПЛАяк своєї розробки. Варто нагадати, що іранське походження окремих деталей уцих дронах свідомо приховувалося. Однак в останні місяці ситуація змінилася, —зауважив офіцер.</text:p>
      <text:p text:style-name="P4">
Присутнім під час заходу продемонстрували фото надсвічника з маркуванняміранської компанії MADO — першого подібного випадку.</text:p>
      <text:p text:style-name="P4">
— Окрім «нового» реле, військовослужбовці Центру виявили в БПЛА Shahed 136 такзваний GSM-трансивер. Основною функцією цього пристрою є приймання тапередавання інформації каналами GSM-стандарту 3G, 4G. Як виявилось,російського в ньому нічого немає — жодної мікросхеми чи чипу. Навіть накорпусі немає жодних російських маркувань. Традиційне для такого обладнання«клеймо» фсб також відсутнє. Звідси висновок, що подібний пристрійвиготовлявся та встановлювався нашвидкуруч. Хоча при цьому маркуванняцентрального мікропроцесора повністю знищене, а тому не вдалося встановитийого походження. Однак можемо констатувати, що він не російського виробництва,— говорить Андрій Рудик.</text:p>
      <text:p text:style-name="P4">
— Можна побачити деякі іноземні комплектуючі й у складі ZALA 421-16E. Цепроцесор, оперативна пам’ять, інтернет-комутатор та аудіокодек польотногоконтролера, приймач глобальної навігаційної супутникової системи внавігаційній платі, сенсор повітряної швидкості, барометричний висотомір таконтролер інерціальної навігаційної системи тощо. Варто звернути увагу на те,що кожен з цих компонентів не є новим. Цілком можливо, що вонивикористовувалися деінде, до того як потрапити у цей безпілотник.</text:p>
      <text:p text:style-name="P4">
— Камера БПЛА ZALA 421-16E — це пристрій, встановлений на двохосьовомугіростабілізованому підвісі, що працює у видимому та інфрачервоному(тепловізійному) діапазонах. Сумісно з лінією візування камер встановленийлазерний цілевказівник. Ми припускаємо, що таке конструкторське рішення слугуєяк наведення для інших БПЛА. Однак наразі ця інформація перевіряється в ходідосліджень. Як і раніше згадані мікросхеми, камера не є «надбанням»російського ВПК у галузі виробництва БПЛА. Всі її складові мають іноземнепоходження, — додав офіцер.</text:p>
      <text:p text:style-name="P4">
За слова спікера, виявлені в обох безпілотниках «модифікації» свідчать продекілька фактів. Передусім про те, що російський ВПК у принципі не здатенсамостійно забезпечувати повний цикл виробництва власних та обслуговуванняіранських БПЛА. Не лише базові компоненти, а навіть останні «модифікації»мають іноземне походження. Очевидно, що російський ВПК у виробництві БПЛАсуттєво залежний від закордонних компонентів.</text:p>
      <text:p text:style-name="P4">
<text:a xlink:type="simple" xlink:href="https://armyinform.com.ua/wp-content/uploads/2023/04/5f6a2748-scaled.jpg" text:style-name="Internet_20_link" text:visited-style-name="Visited_20_Internet_20_Link">
<draw:frame draw:style-name="fr1" draw:name="Image308" text:anchor-type="as-char" svg:width="6.9236in" svg:height="6.9236in" draw:z-index="0">
<draw:image xlink:href="../Images/AРМІЯINFORM/2023-04-13T58-00-00-04-00/5f6a2748-150x150.jpg" xlink:type="simple" xlink:show="embed" xlink:actuate="onLoad" draw:mime-type="image/jpeg"/>
</draw:frame>
</text:a>
</text:p>
      <text:p text:style-name="P4">
<text:a xlink:type="simple" xlink:href="https://armyinform.com.ua/wp-content/uploads/2023/04/5f6a2751-scaled.jpg" text:style-name="Internet_20_link" text:visited-style-name="Visited_20_Internet_20_Link">
<draw:frame draw:style-name="fr1" draw:name="Image309" text:anchor-type="as-char" svg:width="6.9236in" svg:height="6.9236in" draw:z-index="0">
<draw:image xlink:href="../Images/AРМІЯINFORM/2023-04-13T58-00-00-04-00/5f6a2751-150x150.jpg" xlink:type="simple" xlink:show="embed" xlink:actuate="onLoad" draw:mime-type="image/jpeg"/>
</draw:frame>
</text:a>
</text:p>
      <text:p text:style-name="P4">
<text:a xlink:type="simple" xlink:href="https://armyinform.com.ua/wp-content/uploads/2023/04/5f6a2758-scaled.jpg" text:style-name="Internet_20_link" text:visited-style-name="Visited_20_Internet_20_Link">
<draw:frame draw:style-name="fr1" draw:name="Image310" text:anchor-type="as-char" svg:width="6.9236in" svg:height="6.9236in" draw:z-index="0">
<draw:image xlink:href="../Images/AРМІЯINFORM/2023-04-13T58-00-00-04-00/5f6a2758-150x150.jpg" xlink:type="simple" xlink:show="embed" xlink:actuate="onLoad" draw:mime-type="image/jpeg"/>
</draw:frame>
</text:a>
</text:p>
      <text:p text:style-name="P4">
<text:a xlink:type="simple" xlink:href="https://armyinform.com.ua/wp-content/uploads/2023/04/5f6a2775-scaled.jpg" text:style-name="Internet_20_link" text:visited-style-name="Visited_20_Internet_20_Link">
<draw:frame draw:style-name="fr1" draw:name="Image311" text:anchor-type="as-char" svg:width="6.9236in" svg:height="6.9236in" draw:z-index="0">
<draw:image xlink:href="../Images/AРМІЯINFORM/2023-04-13T58-00-00-04-00/5f6a2775-150x150.jpg" xlink:type="simple" xlink:show="embed" xlink:actuate="onLoad" draw:mime-type="image/jpeg"/>
</draw:frame>
</text:a>
</text:p>
      <text:p text:style-name="P4">
Source: <text:a xlink:type="simple" xlink:href="https://armyinform.com.ua/2023/04/13/u-vyrobnycztvi-bpla-rf-pryhovuye-svoyu-zalezhnist-vid-zakordonnyh-komponentiv/" text:style-name="Internet_20_link" text:visited-style-name="Visited_20_Internet_20_Link">
https://armyinform.com.ua/2023/04/13/u-vyrobnycztvi-bpla-rf-pryhovuye-svoyu-zalezhnist-vid-zakordonnyh-komponentiv/</text:a>
</text:p>
      <!--NEWS-->
      <text:h text:style-name="P10" text:outline-level="1">
<text:span text:style-name="T4">
З лютого 2022 року росія витратила щонайменше 50% свого запасу зенітних ракет дальнього радіуса дії</text:span>
</text:h>
      <text:p text:style-name="P4">
Author: ['Євген Проворний']</text:p>
      <text:p text:style-name="P4">
Time: 2023-04-13T59:00:00-04:00</text:p>
      <text:p text:style-name="P4">
Description: Про це заступник начальника Головного оперативного управління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1681375240-scaled.jpeg" text:style-name="Internet_20_link" text:visited-style-name="Visited_20_Internet_20_Link">
photo1681375240-scaled.jpeg</text:a>
']</text:p>
      <text:p text:style-name="P4">
Tags: ['STOPRUSSIA', 'АГРЕСІЯ РФ']</text:p>
      <text:p text:style-name="P4">
Category: News</text:p>
      <!--METADATA-->
      <text:p text:style-name="P4">
<draw:frame draw:style-name="fr1" draw:name="Image312" text:anchor-type="as-char" svg:width="6.9236in" svg:height="4.615733in" draw:z-index="0">
<draw:image xlink:href="../Images/AРМІЯINFORM/2023-04-13T59-00-00-04-00/photo1681375240-scaled.jpeg" xlink:type="simple" xlink:show="embed" xlink:actuate="onLoad" draw:mime-type="image/jpeg"/>
</draw:frame>
</text:p>
      <text:p text:style-name="P4">
Про це заступник начальника Головного оперативного управління Генеральногоштабу Збройних Сил України бригадний генерал Олексій Громов<text:a xlink:type="simple" xlink:href="https://www.youtube.com/watch" text:style-name="Internet_20_link" text:visited-style-name="Visited_20_Internet_20_Link">
повідомив</text:a>
 під час брифінгупредставників Сил безпеки та оборони України в Military Media Center.</text:p>
      <text:p text:style-name="P4">
– За наявними даними, у червні цього року російська федерація планує розпочатисерійне виробництво стратегічних крилатих ракет повітряного базування типуХ-50, що дасть змогу кремлю восени активізувати ракетні удари по територіїнашої країни. Водночас, за наявною інформацією, з лютого 2022 року росіявитратила щонайменше 50% свого запасу зенітних ракет дальнього радіуса дії,використавши щонайменше 8000 таких ракет, переважно класу «земля-земля». Прицьому на теперішньому рівні виробництва росія не зможе відновити свій резерв усередньостроковій перспективі, що потенційно може поставити під загрозуздатність москви захищати свої стратегічні інтереси на Далекому Сході та накордоні з країнами НАТО, – зазначив Олексій Громов.</text:p>
      <text:p text:style-name="P4">
Фото Дмитра Юрченка</text:p>
      <text:p text:style-name="P4">
Source: <text:a xlink:type="simple" xlink:href="https://armyinform.com.ua/2023/04/13/z-lyutogo-2022-roku-rosiya-vytratyla-shhonajmenshe-50-svogo-zapasu-zenitnyh-raket-dalnogo-radiusa-diyi/" text:style-name="Internet_20_link" text:visited-style-name="Visited_20_Internet_20_Link">
https://armyinform.com.ua/2023/04/13/z-lyutogo-2022-roku-rosiya-vytratyla-shhonajmenshe-50-svogo-zapasu-zenitnyh-raket-dalnogo-radiusa-diyi/</text:a>
</text:p>
      <!--NEWS-->
      <text:h text:style-name="P10" text:outline-level="1">
<text:span text:style-name="T4">
російські прикордонники дружнім вогнем ліквідували власний безпілотник</text:span>
</text:h>
      <text:p text:style-name="P4">
Author: ['Яна Задубінна']</text:p>
      <text:p text:style-name="P4">
Time: 2023-04-13T60:00:00-04:00</text:p>
      <text:p text:style-name="P4">
Description: У бєлгородській області прикордонники країни-агресора постійно втрачають вартісне май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60689258-427.jpg" text:style-name="Internet_20_link" text:visited-style-name="Visited_20_Internet_20_Link">
1560689258-427.jpg</text:a>
']</text:p>
      <text:p text:style-name="P4">
Tags: ['STOPRUSSIA', 'АГРЕСІЯ РФ']</text:p>
      <text:p text:style-name="P4">
Category: News</text:p>
      <!--METADATA-->
      <text:p text:style-name="P4">
<draw:frame draw:style-name="fr1" draw:name="Image313" text:anchor-type="as-char" svg:width="6.9236in" svg:height="3.89773in" draw:z-index="0">
<draw:image xlink:href="../Images/AРМІЯINFORM/2023-04-13T60-00-00-04-00/1560689258-427.jpg" xlink:type="simple" xlink:show="embed" xlink:actuate="onLoad" draw:mime-type="image/jpeg"/>
</draw:frame>
Ілюстративне фото</text:p>
      <text:p text:style-name="P4">
У бєлгородській області прикордонники країни-агресора постійно втрачаютьвартісне майно. 30 березня вони знищили безпілотний літальний апарат, оцінноювартістю в три мільйони російських рублів, внаслідок дружнього вогню одного зпідрозділів російських окупаційних військ.</text:p>
      <text:p text:style-name="P4">
Про це під час <text:a xlink:type="simple" xlink:href="https://www.youtube.com/watch" text:style-name="Internet_20_link" text:visited-style-name="Visited_20_Internet_20_Link">
брифінгу</text:a>
 вMilitary Media Center зазначив заступник начальника Головного оперативногоуправління Генерального штабу Збройних Сил України бригадний генерал ОлексійГромов.</text:p>
      <text:p text:style-name="P4">
— А вже 5 квітня внаслідок порушення техніки безпеки, вибуху та руйнуваннябудівлі був знищений сучасний радіолокаційний комплекс «Єнот», оцінноювартістю у 14,5 мільйонів російських рублів, — повідомив Олексій Громов.</text:p>
      <text:p text:style-name="P4">
Source: <text:a xlink:type="simple" xlink:href="https://armyinform.com.ua/2023/04/13/rosijski-prykordonnyky-druzhnim-vognem-likviduvaly-vlasnyj-bezpilotnyk/" text:style-name="Internet_20_link" text:visited-style-name="Visited_20_Internet_20_Link">
https://armyinform.com.ua/2023/04/13/rosijski-prykordonnyky-druzhnim-vognem-likviduvaly-vlasnyj-bezpilotnyk/</text:a>
</text:p>
      <!--NEWS-->
      <text:h text:style-name="P10" text:outline-level="1">
<text:span text:style-name="T4">
Рівно 9 років тому російські війська вторглися на український Донбас — Дмитро Кулеба</text:span>
</text:h>
      <text:p text:style-name="P4">
Author: ['Світлана Кирган']</text:p>
      <text:p text:style-name="P4">
Time: 2023-04-13T61:00:00-04:00</text:p>
      <text:p text:style-name="P4">
Description: Про це під час Першої Чорноморської безпекової конференції Міжнародної крим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dae203b836138ac1563d7bedc1092d8e.png" text:style-name="Internet_20_link" text:visited-style-name="Visited_20_Internet_20_Link">
dae203b836138ac1563d7bedc1092d8e.png</text:a>
']</text:p>
      <text:p text:style-name="P4">
Tags: ['STOPRUSSIA', 'АГРЕСІЯ РФ', 'АТО/ООС', 'ДМИТРО КУЛЕБА']</text:p>
      <text:p text:style-name="P4">
Category: News</text:p>
      <!--METADATA-->
      <text:p text:style-name="P4">
<draw:frame draw:style-name="fr1" draw:name="Image314" text:anchor-type="as-char" svg:width="6.9236in" svg:height="4.335338in" draw:z-index="0">
<draw:image xlink:href="../Images/AРМІЯINFORM/2023-04-13T61-00-00-04-00/dae203b836138ac1563d7bedc1092d8e.png" xlink:type="simple" xlink:show="embed" xlink:actuate="onLoad" draw:mime-type="image/png"/>
</draw:frame>
 Ілюстративнефото</text:p>
      <text:p text:style-name="P4">
Про це під час Першої Чорноморської безпекової конференції Міжнародноїкримської платформи наголосив Міністр закордонних справ України Дмитро Кулеба.</text:p>
      <text:p text:style-name="P4">
– Сьогодні минув рівно рік з моменту ураження ракетного крейсера «Москва»,який незабаром після цього затонув. Ця подія значно покращила безпековуситуацію у Чорному морі.</text:p>
      <text:p text:style-name="P4">
Міністр закордонних справ України зазначив, що 13 квітня також відзначаєтьсясумна для України річниця – Рівно 9 років тому російські війська вторглися наукраїнський Донбас.</text:p>
      <text:p text:style-name="P4">
– Капітан СБУ 41-річний Геннадій Беліченко загинув на місці, ставши першоюбойовою жертвою російської війни на Донбасі. Тоді в українських збройних силахще діяв наказ уникати будь-яких бойових дій, оскільки поширеною була думка, щовійни можна уникнути. Але коли в тебе стріляють, немає іншого виходу, окрім якстріляти у відповідь. Тоді 29-річний лейтенант Вадим Сухаревський відкриввогонь у відповідь і відбив атаку окупантів. Цей момент увійшов в історію.Зараз Вадиму 38 років, він полковник, командир бригади, – розповів ДмитроКулеба.</text:p>
      <text:p text:style-name="P4">
Source: <text:a xlink:type="simple" xlink:href="https://armyinform.com.ua/2023/04/13/rivno-9-rokiv-tomu-rosijski-vijska-vtorglysya-na-ukrayinskyj-donbas-dmytro-kuleba/" text:style-name="Internet_20_link" text:visited-style-name="Visited_20_Internet_20_Link">
https://armyinform.com.ua/2023/04/13/rivno-9-rokiv-tomu-rosijski-vijska-vtorglysya-na-ukrayinskyj-donbas-dmytro-kuleba/</text:a>
</text:p>
      <!--NEWS-->
      <text:h text:style-name="P10" text:outline-level="1">
<text:span text:style-name="T4">
За добу піротехніки ДСНС знешкодили понад 400 вибухонебезпечних предметів</text:span>
</text:h>
      <text:p text:style-name="P4">
Author: ['АРМІЯINFORM']</text:p>
      <text:p text:style-name="P4">
Time: 2023-04-13T62:00:00-04:00</text:p>
      <text:p text:style-name="P4">
Description: Протягом минулої доби, 12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9a5a7db791be056.jpg" text:style-name="Internet_20_link" text:visited-style-name="Visited_20_Internet_20_Link">
29a5a7db791be056.jpg</text:a>
', '<text:a xlink:type="simple" xlink:href="https://armyinform.com.ua/wp-content/uploads/2023/04/340918066_740183690916132_3338526204819790965_n.jpg" text:style-name="Internet_20_link" text:visited-style-name="Visited_20_Internet_20_Link">
340918066_740183690916132_3338526204819790965_n.jpg</text:a>
']</text:p>
      <text:p text:style-name="P4">
Tags: ['STOPRUSSIA', 'АГРЕСІЯ РФ', 'ВІЙНА', 'ВТОРГНЕННЯ РФ', 'ДСНС УКРАЇНИ', 'РОЗМІНУВАННЯ']</text:p>
      <text:p text:style-name="P4">
Category: News</text:p>
      <!--METADATA-->
      <text:p text:style-name="P4">
<draw:frame draw:style-name="fr1" draw:name="Image315" text:anchor-type="as-char" svg:width="6.9236in" svg:height="3.892602in" draw:z-index="0">
<draw:image xlink:href="../Images/AРМІЯINFORM/2023-04-13T62-00-00-04-00/29a5a7db791be056.jpg" xlink:type="simple" xlink:show="embed" xlink:actuate="onLoad" draw:mime-type="image/jpeg"/>
</draw:frame>
Ілюстративне фото</text:p>
      <text:p text:style-name="P4">
<text:span text:style-name="T4">
Протягом минулої доби,</text:span>
 <text:span text:style-name="T4">
12 квітня</text:span>
 <text:span text:style-name="T4">
,</text:span>
 піротехнічні підрозділиДержавної служби України з надзвичайних ситуацій <text:span text:style-name="T4">
147 разів</text:span>
 залучалися довиконання завдань з розмінування.</text:p>
      <text:p text:style-name="P4">
Про це <text:span text:style-name="T5">
<text:a xlink:type="simple" xlink:href="https://dsns.gov.ua/uk/news/nadzvicaini-podiyi/informaciia-shhodo-diialnosti-pirotexnicnix-pidrozdiliv-dsns-101" text:style-name="Internet_20_link" text:visited-style-name="Visited_20_Internet_20_Link">
повідомляє</text:a>
</text:span>
 ДСНСУкраїни.</text:p>
      <text:p text:style-name="P4">
Піротехнічними підрозділами виявлено, вилучено і знешкоджено <text:span text:style-name="T4">
4</text:span>
 <text:span text:style-name="T4">
18</text:span>
<text:span text:style-name="T4">
вибухонебезпечних</text:span>
 <text:span text:style-name="T4">
предметів.</text:span>
 Обстежено (очищено) територію площеюпонад <text:span text:style-name="T4">
82 гектари</text:span>
.</text:p>
      <text:p text:style-name="P4">
Найчастіше піротехнічні підрозділи працювали: в Харківській області 16 698разів, Київщині — 7422, Донеччині — 4631, Чернігівщині — 4433, Миколаївщині —4342, Херсонщині — 4402, Сумщині — 1804, Черкащині — 1085.</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50 655разів</text:span>
 до виконання завдань з розмінування. Знешкоджено <text:span text:style-name="T4">
344 399вибухонебезпечних предметів</text:span>
 , зокрема <text:span text:style-name="T4">
2 205 авіаційних бомб</text:span>
. Обстежено(очищено) територію площею <text:span text:style-name="T4">
82 006 гектарів</text:span>
.</text:p>
      <text:p text:style-name="P4">
Усього залишається 174 тис. кв. км потенційно небезпечних територій, щостановить 30% від загальної площі держави.</text:p>
      <text:p text:style-name="P4">
<draw:frame draw:style-name="fr1" draw:name="Image316" text:anchor-type="as-char" svg:width="6.9236in" svg:height="5.804039in" draw:z-index="0">
<draw:image xlink:href="../Images/AРМІЯINFORM/2023-04-13T62-00-00-04-00/340918066_740183690916132_3338526204819790965_n.jpg" xlink:type="simple" xlink:show="embed" xlink:actuate="onLoad" draw:mime-type="image/jpeg"/>
</draw:frame>
</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Source: <text:a xlink:type="simple" xlink:href="https://armyinform.com.ua/2023/04/13/za-dobu-pirotehniky-dsns-zneshkodyly-ponad-400-vybuhonebezpechnyh-predmetiv-5/" text:style-name="Internet_20_link" text:visited-style-name="Visited_20_Internet_20_Link">
https://armyinform.com.ua/2023/04/13/za-dobu-pirotehniky-dsns-zneshkodyly-ponad-400-vybuhonebezpechnyh-predmetiv-5/</text:a>
</text:p>
      <!--NEWS-->
      <text:h text:style-name="P10" text:outline-level="1">
<text:span text:style-name="T4">
Катастрофічну втрату рейтингу моспатріархат компенсує аґресивною поведінкою</text:span>
</text:h>
      <text:p text:style-name="P4">
Author: ['АРМІЯINFORM']</text:p>
      <text:p text:style-name="P4">
Time: 2023-04-13T63:00:00-04:00</text:p>
      <text:p text:style-name="P4">
Description: Внаслідок широкомасштабної війни, зв’язаною росією проти України, упц мп швидко втрача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314582069986313442_y.jpg" text:style-name="Internet_20_link" text:visited-style-name="Visited_20_Internet_20_Link">
photo_5314582069986313442_y.jpg</text:a>
']</text:p>
      <text:p text:style-name="P4">
Tags: ['ВТОРГНЕННЯ РФ', 'МОСПАТРІАРХАТ', 'РЕЛІГІЯ']</text:p>
      <text:p text:style-name="P4">
Category: News</text:p>
      <!--METADATA-->
      <text:p text:style-name="P4">
<draw:frame draw:style-name="fr1" draw:name="Image317" text:anchor-type="as-char" svg:width="6.9236in" svg:height="4.298402in" draw:z-index="0">
<draw:image xlink:href="../Images/AРМІЯINFORM/2023-04-13T63-00-00-04-00/photo_5314582069986313442_y.jpg" xlink:type="simple" xlink:show="embed" xlink:actuate="onLoad" draw:mime-type="image/jpeg"/>
</draw:frame>
</text:p>
      <text:p text:style-name="P4">
Внаслідок широкомасштабної війни, зв’язаною росією проти України, упц мпшвидко втрачає авторитет посеред українців, але намагається зупинити цейпроцес агресивними діями.</text:p>
      <text:p text:style-name="P4">
Про це в інтерв’ю АрміяІnform<text:a xlink:type="simple" xlink:href="https://armyinform.com.ua/2023/04/13/diyalnist-mospatriarhatu-v-ukrayini-obyektyvno-ye-zagrozoyu-naczbezpeczi-nashoyi-krayiny-profesor-oleksandr-sagan/" text:style-name="Internet_20_link" text:visited-style-name="Visited_20_Internet_20_Link">
розповів</text:a>
завідувач відділення релігієзнавства Інституту філософії імені Г. С. СковородиНАН України, доктор філософських наук, професор Олександр Саган.</text:p>
      <text:p text:style-name="P4">
«Широкомасштабне вторгнення і ракети, які падають на наші міста й села, атакож проповіді московського патріарха кірілла, в яких він не лише підтримуєвійну, але й фактично закликає знищувати українців (за це він навіть обіцяє«відпущення гріхів» і потрапляння в рай), суттєво змінили ставлення багатьохукраїнських віруючих до московського патріархату. Соціологи стверджують, щорівень підтримки упц мп зменшився з 15% (до широкомасштабного вторгнення) до4% (станом на квітень 2022 року), — зазначив він.</text:p>
      <text:p text:style-name="P4">
За його словами, водночас в Україні суттєво побільшало прихильників ідеїрозриву зв’язків упц мп із московським патріархатом. Так, у березні 2022-го їїпідтримувало 63% опитаних, а в квітні цього року — вже 74% (соціологічнедослідження групи «Рейтинг»).</text:p>
      <text:p text:style-name="P4">
«Керівництво упц мп намагається компенсувати таке катастрофічне падіннярейтингу церкви своєю аґресивною поведінкою та звинуваченням держави Україна внібито „рейдерських захопленнях“ храмів. Робиться багато заяв, особливо дляіноземних ЗМІ, в яких перекручують очевидні факти чи маніпулюють ними», —сказав Олександр Саган.</text:p>
      <text:p text:style-name="P4">
Source: <text:a xlink:type="simple" xlink:href="https://armyinform.com.ua/2023/04/13/katastrofichnu-vtratu-rejtyngu-mospatriarhat-kompensuye-agresyvnoyu-povedinkoyu/" text:style-name="Internet_20_link" text:visited-style-name="Visited_20_Internet_20_Link">
https://armyinform.com.ua/2023/04/13/katastrofichnu-vtratu-rejtyngu-mospatriarhat-kompensuye-agresyvnoyu-povedinkoyu/</text:a>
</text:p>
      <!--NEWS-->
      <text:h text:style-name="P10" text:outline-level="1">
<text:span text:style-name="T4">
Суд у Гаазі зобов’язав росію сплатити $5 млрд за викрадене майно Криму</text:span>
</text:h>
      <text:p text:style-name="P4">
Author: ['АРМІЯINFORM']</text:p>
      <text:p text:style-name="P4">
Time: 2023-04-13T64:00:00-04:00</text:p>
      <text:p text:style-name="P4">
Description: Компенсацію у 5 мільярдів доларів США російська федерація зобов’язана сплатити НА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b4f335d-93f6-4f57-9278-c044d71b5d11.jpg" text:style-name="Internet_20_link" text:visited-style-name="Visited_20_Internet_20_Link">
5b4f335d-93f6-4f57-9278-c044d71b5d11.jpg</text:a>
']</text:p>
      <text:p text:style-name="P4">
Tags: ['STOPRUSSIA', 'АГРЕСІЯ РФ', 'АРБІТРАЖНИЙ ТРИБУНАЛ', 'НАФТОГАЗ', 'СУД У ГААЗІ']</text:p>
      <text:p text:style-name="P4">
Category: News</text:p>
      <!--METADATA-->
      <text:p text:style-name="P4">
<draw:frame draw:style-name="fr1" draw:name="Image318" text:anchor-type="as-char" svg:width="6.9236in" svg:height="3.894525in" draw:z-index="0">
<draw:image xlink:href="../Images/AРМІЯINFORM/2023-04-13T64-00-00-04-00/5b4f335d-93f6-4f57-9278-c044d71b5d11.jpg" xlink:type="simple" xlink:show="embed" xlink:actuate="onLoad" draw:mime-type="image/jpeg"/>
</draw:frame>
</text:p>
      <text:p text:style-name="P4">
Компенсацію у 5 мільярдів доларів США російська федерація зобов’язана сплатитиНАК «Нафтогаз України» за збитки, завдані захопленням активів компаній Групи«Нафтогаз» в АР Крим у 2014 році. Таке рішення ухвалив Арбітражний трибуналпри Постійній палаті Третейського суду в Гаазі 12 квітня 2023 року.</text:p>
      <text:p text:style-name="P4">
Про це <text:a xlink:type="simple" xlink:href="https://www.naftogaz.com/news/russia-pay-5bn-compensation-naftogaz-crimea" text:style-name="Internet_20_link" text:visited-style-name="Visited_20_Internet_20_Link">
повідомляє</text:a>
 пресслужба НАК «Нафтогаз України».</text:p>
      <text:p text:style-name="P4">
«Попри намагання росії завадити правосуддю, Арбітражний трибунал зобов’язав рфкомпенсувати «Нафтогазу» збитки обсягом у 5 млрд доларів США. Йдеться пронаслідки захоплення росією наших активів у Криму в 2014 році. Тепер росія маєвиконати це рішення відповідно до своїх зобов’язань за міжнародним правом», —сказав очільник Групи «Нафтогаз» Олексій Чернишов.</text:p>
      <text:p text:style-name="P4">
Арбітражний трибунал підтвердив, що росія повинна в повному обсязікомпенсувати збитки «Нафтогазу», спричинені незаконним захопленням росієюактивів компаній Групи Нафтогаз у Криму.</text:p>
      <text:p text:style-name="P4">
Арбітражні рішення можна виконувати через механізм примусового виконання.Відтак, у разі відмови росії від добровільного виконання рішення суду,відповідно до Нью-Йоркської конвенції 1958 року, «Нафтогаз» має праворозпочати процес визнання та допуску до примусового виконання рішення натериторії тих держав, де знаходяться активи російської федерації.</text:p>
      <text:p text:style-name="P4">
Суд встановив, що сума такої компенсації повинна дорівнювати справедливійринковій вартості активів «Нафтогазу» до моменту їхньої експропріації. Попринаполягання росії на тому, що «Нафтогаз» не має права на будь-яку компенсаціюза експропріацію його активів, Арбітражний трибунал не погодився з такимтвердженням.</text:p>
      <text:p text:style-name="P4">
Сума компенсації, встановлена цим рішенням, є найбільшою сумою, присудженоюміжнародним арбітражним трибуналом як компенсація за експропріацію росієюактивів у Криму.</text:p>
      <text:p text:style-name="P4">
Крім цього, суд ухвалив рішення, що росія повинна відшкодувати «Нафтогазу»витрати, пов’язані з цим арбітражним провадженням.</text:p>
      <text:p text:style-name="P4">
Source: <text:a xlink:type="simple" xlink:href="https://armyinform.com.ua/2023/04/13/sud-u-gaazi-zobovyazav-rosiyu-splatyty-5-mlrd-za-vykradene-majno-krymu/" text:style-name="Internet_20_link" text:visited-style-name="Visited_20_Internet_20_Link">
https://armyinform.com.ua/2023/04/13/sud-u-gaazi-zobovyazav-rosiyu-splatyty-5-mlrd-za-vykradene-majno-krymu/</text:a>
</text:p>
      <!--NEWS-->
      <text:h text:style-name="P10" text:outline-level="1">
<text:span text:style-name="T4">
Біля Запорізької АЕС вибухнула російська міна — Енергоатом</text:span>
</text:h>
      <text:p text:style-name="P4">
Author: ['АРМІЯINFORM']</text:p>
      <text:p text:style-name="P4">
Time: 2023-04-13T65:00:00-04:00</text:p>
      <text:p text:style-name="P4">
Description: Біля машинної зали четвертого енергоблоку Запорізької атомної електростанції, що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aes-1.jpg" text:style-name="Internet_20_link" text:visited-style-name="Visited_20_Internet_20_Link">
zaes-1.jpg</text:a>
']</text:p>
      <text:p text:style-name="P4">
Tags: ['ЗАЕС', 'НАЕК ЕНЕРГОАТОМ']</text:p>
      <text:p text:style-name="P4">
Category: News</text:p>
      <!--METADATA-->
      <text:p text:style-name="P4">
<draw:frame draw:style-name="fr1" draw:name="Image319" text:anchor-type="as-char" svg:width="6.9236in" svg:height="3.894525in" draw:z-index="0">
<draw:image xlink:href="../Images/AРМІЯINFORM/2023-04-13T65-00-00-04-00/zaes-1.jpg" xlink:type="simple" xlink:show="embed" xlink:actuate="onLoad" draw:mime-type="image/jpeg"/>
</draw:frame>
</text:p>
      <text:p text:style-name="P4">
Біля машинної зали четвертого енергоблоку Запорізької атомної електростанції,що в Енергодарі, вибухнула російська міна.</text:p>
      <text:p text:style-name="P4">
Про це йдеться у <text:a xlink:type="simple" xlink:href="https://t.me/energoatom_ua/12713" text:style-name="Internet_20_link" text:visited-style-name="Visited_20_Internet_20_Link">
повідомленні</text:a>
 ДК «НАЕК«Енергоатом», яка є оператором українських АЕС.</text:p>
      <text:p text:style-name="P4">
«російські окупанти продовжують перетворювати Запорізьку АЕС у військову базу,мінуючи периметр довкола станції. І ці дії не можуть не мати наслідків. Заінформацією джерел, біля машинної зали 4-го енергоблоку пролунав вибух. Якзаявили самі ж ядерні терористи, здетонувала їхня міна», — йдеться уповідомленні.</text:p>
      <text:p text:style-name="P4">
Як зазначили на держпідприємстві, звуки вибуху чули українські атомники, які<text:a xlink:type="simple" xlink:href="https://armyinform.com.ua/2022/12/14/magate-zabezpechyt-postijnu-prysutnist-ekspertiv-na-vsih-aes-ukrayiny/" text:style-name="Internet_20_link" text:visited-style-name="Visited_20_Internet_20_Link">
продовжують працювати</text:a>
 на ЗАЕС.Однак росіяни намагалися «заспокоїти» працівників та швидко приховати сліди,аби цього не побачили експерти МАГАТЕ.</text:p>
      <text:p text:style-name="P4">
Source: <text:a xlink:type="simple" xlink:href="https://armyinform.com.ua/2023/04/13/bilya-zaporizkoyi-aes-vybuhnula-rosijska-mina-energoatom/" text:style-name="Internet_20_link" text:visited-style-name="Visited_20_Internet_20_Link">
https://armyinform.com.ua/2023/04/13/bilya-zaporizkoyi-aes-vybuhnula-rosijska-mina-energoatom/</text:a>
</text:p>
      <!--NEWS-->
      <text:h text:style-name="P10" text:outline-level="1">
<text:span text:style-name="T4">
Разом з народом Польщі вшановуємо пам’ять жертв Катинського злочину — Президент України</text:span>
</text:h>
      <text:p text:style-name="P4">
Author: ['АРМІЯINFORM']</text:p>
      <text:p text:style-name="P4">
Time: 2023-04-13T66:00:00-04:00</text:p>
      <text:p text:style-name="P4">
Description: Україна в скорботі з братнім польським народом вшановує пам’ять жертв Катинсь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c1d9b784ec75b53be8b581575613d6a.png" text:style-name="Internet_20_link" text:visited-style-name="Visited_20_Internet_20_Link">
0c1d9b784ec75b53be8b581575613d6a.png</text:a>
']</text:p>
      <text:p text:style-name="P4">
Tags: ['КАТИНЬ', 'ПОЛЬЩА', 'ПРЕЗИДЕНТ УКРАЇНИ']</text:p>
      <text:p text:style-name="P4">
Category: News</text:p>
      <!--METADATA-->
      <text:p text:style-name="P4">
<draw:frame draw:style-name="fr1" draw:name="Image320" text:anchor-type="as-char" svg:width="6.9236in" svg:height="4.335338in" draw:z-index="0">
<draw:image xlink:href="../Images/AРМІЯINFORM/2023-04-13T66-00-00-04-00/0c1d9b784ec75b53be8b581575613d6a.png" xlink:type="simple" xlink:show="embed" xlink:actuate="onLoad" draw:mime-type="image/png"/>
</draw:frame>
</text:p>
      <text:p text:style-name="P4">
Україна в скорботі з братнім польським народом вшановує пам’ять жертвКатинського злочину.</text:p>
      <text:p text:style-name="P4">
Про це Президент України Володимир Зеленський<text:a xlink:type="simple" xlink:href="https://twitter.com/zelenskyyua/status/1646445319624818688" text:style-name="Internet_20_link" text:visited-style-name="Visited_20_Internet_20_Link">
повідомив</text:a>
 у Твіттері.</text:p>
      <text:p text:style-name="P4">
«Сьогодні в скорботі з братнім польським народом вшановуємо пам’ять жертвКатинського злочину. Вічна їм пам’ять! Як і 83 роки тому, московськийтоталітарний режим продовжує вбивати й катувати. Спільно боремось із цим зломна полі бою. І обов’язково переможемо!» — йдеться у його дописі.</text:p>
      <text:p text:style-name="P4">
Як відомо, Катинський злочин — масова страта військовополонених польськихофіцерів 1940 року, яку здійснили органи Народного комісаріату внутрішніхсправ СРСР. Розстріл проводили одночасно у кількох місцях - головним чином уКатинському лісі (поблизу села Катинь Смоленської області).</text:p>
      <text:p text:style-name="P4">
Загалом були вбиті майже 22 тисячі громадян Польщі.</text:p>
      <text:p text:style-name="P4">
Source: <text:a xlink:type="simple" xlink:href="https://armyinform.com.ua/2023/04/13/razom-z-narodom-polshhi-vshanovuyemo-pamyat-zhertv-katynskogo-zlochynu-prezydent-ukrayiny/" text:style-name="Internet_20_link" text:visited-style-name="Visited_20_Internet_20_Link">
https://armyinform.com.ua/2023/04/13/razom-z-narodom-polshhi-vshanovuyemo-pamyat-zhertv-katynskogo-zlochynu-prezydent-ukrayiny/</text:a>
</text:p>
      <!--NEWS-->
      <text:h text:style-name="P10" text:outline-level="1">
<text:span text:style-name="T4">
рф перейшла до тактик «аби хоч кудись долетіло й вибухнуло», «аби хоч щось показало/підсвітило» — Андрій Рудик</text:span>
</text:h>
      <text:p text:style-name="P4">
Author: ['Олег Мащенко']</text:p>
      <text:p text:style-name="P4">
Time: 2023-04-13T67:00:00-04:00</text:p>
      <text:p text:style-name="P4">
Description: Таку думку висловив під час брифінгу в Military Media Center представник Цент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5f6a3245.jpg" text:style-name="Internet_20_link" text:visited-style-name="Visited_20_Internet_20_Link">
5f6a3245.jpg</text:a>
', '<text:a xlink:type="simple" xlink:href="https://armyinform.com.ua/wp-content/uploads/2023/04/5f6a2754-150x150.jpg" text:style-name="Internet_20_link" text:visited-style-name="Visited_20_Internet_20_Link">
5f6a2754-150x150.jpg</text:a>
', '<text:a xlink:type="simple" xlink:href="https://armyinform.com.ua/wp-content/uploads/2023/04/5f6a2756-1-150x150.jpg" text:style-name="Internet_20_link" text:visited-style-name="Visited_20_Internet_20_Link">
5f6a2756-1-150x150.jpg</text:a>
', '<text:a xlink:type="simple" xlink:href="https://armyinform.com.ua/wp-content/uploads/2023/04/5f6a2758-1-150x150.jpg" text:style-name="Internet_20_link" text:visited-style-name="Visited_20_Internet_20_Link">
5f6a2758-1-150x150.jpg</text:a>
', '<text:a xlink:type="simple" xlink:href="https://armyinform.com.ua/wp-content/uploads/2023/04/5f6a2767-150x150.jpg" text:style-name="Internet_20_link" text:visited-style-name="Visited_20_Internet_20_Link">
5f6a2767-150x150.jpg</text:a>
', '<text:a xlink:type="simple" xlink:href="https://armyinform.com.ua/wp-content/uploads/2023/04/5f6a2772-150x150.jpg" text:style-name="Internet_20_link" text:visited-style-name="Visited_20_Internet_20_Link">
5f6a2772-150x150.jpg</text:a>
', '<text:a xlink:type="simple" xlink:href="https://armyinform.com.ua/wp-content/uploads/2023/04/5f6a2775-1-150x150.jpg" text:style-name="Internet_20_link" text:visited-style-name="Visited_20_Internet_20_Link">
5f6a2775-1-150x150.jpg</text:a>
', '<text:a xlink:type="simple" xlink:href="https://armyinform.com.ua/wp-content/uploads/2023/04/5f6a2751-1-150x150.jpg" text:style-name="Internet_20_link" text:visited-style-name="Visited_20_Internet_20_Link">
5f6a2751-1-150x150.jpg</text:a>
', '<text:a xlink:type="simple" xlink:href="https://armyinform.com.ua/wp-content/uploads/2023/04/5f6a2748-1.jpg" text:style-name="Internet_20_link" text:visited-style-name="Visited_20_Internet_20_Link">
5f6a2748-1.jpg</text:a>
']</text:p>
      <text:p text:style-name="P4">
Tags: ['MILITARY MEDIA CENTER', 'SHAHED-136', 'АНДРІЙ РУДИК', 'БПЛА ZALA', 'ВТОРГНЕННЯ РФ', 'ДУТА ВЕЛИЧ РОСАРМІЇ']</text:p>
      <text:p text:style-name="P4">
Category: News</text:p>
      <!--METADATA-->
      <text:p text:style-name="P4">
<draw:frame draw:style-name="fr1" draw:name="Image321" text:anchor-type="as-char" svg:width="6.9236in" svg:height="4.615733in" draw:z-index="0">
<draw:image xlink:href="../Images/AРМІЯINFORM/2023-04-13T67-00-00-04-00/5f6a3245.jpg" xlink:type="simple" xlink:show="embed" xlink:actuate="onLoad" draw:mime-type="image/jpeg"/>
</draw:frame>
Представник Центру досліджень трофейного та перспективного озброєння тавійськової техніки Генерального штабу Збройних Сил України Андрій Рудик</text:p>
      <text:p text:style-name="P4">
Таку думку висловив під час<text:a xlink:type="simple" xlink:href="https://armyinform.com.ua/2023/04/13/bryfing-predstavnykiv-czentru-doslidzhen-trofejnogo-ta-perspektyvnogo-ozbroyennya-ta-vijskovoyi-tehniky/" text:style-name="Internet_20_link" text:visited-style-name="Visited_20_Internet_20_Link">
брифінгу</text:a>
 в<text:a xlink:type="simple" xlink:href="https://t.me/militarymediacenter/1675" text:style-name="Internet_20_link" text:visited-style-name="Visited_20_Internet_20_Link">
Military Media Center</text:a>
 представникЦентру досліджень трофейного та перспективного озброєння та військової технікиГенерального штабу Збройних Сил України Андрій Рудик.</text:p>
      <text:p text:style-name="P4">
— Міжнародні санкції, попри заяви кремля, діють та завдають серйозних проблемдержаві-агресору. Це ви можете побачити, оцінивши ступінь зношеності рядумікросхем та чіпів. росія змушена шукати шляхи обходу санкцій, за будь-якуціну діставати навіть найпростіші аудіокодеки. Як наслідок, російський ВПК уцій галузі конструктивно деградує. Свідченням цього є виявлення 30-річних релезакордонного походження в БПЛА Shahed 136. Також плати закордонного походженнята власне російського. Одразу ж помітною буде різниця в акуратності таретельності друкування плат і припаювання до них окремих елементів, — зауваживАндрій Рудик.</text:p>
      <text:p text:style-name="P4">
<text:a xlink:type="simple" xlink:href="https://armyinform.com.ua/wp-content/uploads/2023/04/5f6a2754.jpg" text:style-name="Internet_20_link" text:visited-style-name="Visited_20_Internet_20_Link">
<draw:frame draw:style-name="fr1" draw:name="Image322" text:anchor-type="as-char" svg:width="6.9236in" svg:height="6.9236in" draw:z-index="0">
<draw:image xlink:href="../Images/AРМІЯINFORM/2023-04-13T67-00-00-04-00/5f6a2754-150x150.jpg" xlink:type="simple" xlink:show="embed" xlink:actuate="onLoad" draw:mime-type="image/jpeg"/>
</draw:frame>
</text:a>
</text:p>
      <text:p text:style-name="P4">
<text:a xlink:type="simple" xlink:href="https://armyinform.com.ua/wp-content/uploads/2023/04/5f6a2756-1.jpg" text:style-name="Internet_20_link" text:visited-style-name="Visited_20_Internet_20_Link">
<draw:frame draw:style-name="fr1" draw:name="Image323" text:anchor-type="as-char" svg:width="6.9236in" svg:height="6.9236in" draw:z-index="0">
<draw:image xlink:href="../Images/AРМІЯINFORM/2023-04-13T67-00-00-04-00/5f6a2756-1-150x150.jpg" xlink:type="simple" xlink:show="embed" xlink:actuate="onLoad" draw:mime-type="image/jpeg"/>
</draw:frame>
</text:a>
</text:p>
      <text:p text:style-name="P4">
<text:a xlink:type="simple" xlink:href="https://armyinform.com.ua/wp-content/uploads/2023/04/5f6a2758-1.jpg" text:style-name="Internet_20_link" text:visited-style-name="Visited_20_Internet_20_Link">
<draw:frame draw:style-name="fr1" draw:name="Image324" text:anchor-type="as-char" svg:width="6.9236in" svg:height="6.9236in" draw:z-index="0">
<draw:image xlink:href="../Images/AРМІЯINFORM/2023-04-13T67-00-00-04-00/5f6a2758-1-150x150.jpg" xlink:type="simple" xlink:show="embed" xlink:actuate="onLoad" draw:mime-type="image/jpeg"/>
</draw:frame>
</text:a>
</text:p>
      <text:p text:style-name="P4">
<text:a xlink:type="simple" xlink:href="https://armyinform.com.ua/wp-content/uploads/2023/04/5f6a2767.jpg" text:style-name="Internet_20_link" text:visited-style-name="Visited_20_Internet_20_Link">
<draw:frame draw:style-name="fr1" draw:name="Image325" text:anchor-type="as-char" svg:width="6.9236in" svg:height="6.9236in" draw:z-index="0">
<draw:image xlink:href="../Images/AРМІЯINFORM/2023-04-13T67-00-00-04-00/5f6a2767-150x150.jpg" xlink:type="simple" xlink:show="embed" xlink:actuate="onLoad" draw:mime-type="image/jpeg"/>
</draw:frame>
</text:a>
</text:p>
      <text:p text:style-name="P4">
<text:a xlink:type="simple" xlink:href="https://armyinform.com.ua/wp-content/uploads/2023/04/5f6a2772.jpg" text:style-name="Internet_20_link" text:visited-style-name="Visited_20_Internet_20_Link">
<draw:frame draw:style-name="fr1" draw:name="Image326" text:anchor-type="as-char" svg:width="6.9236in" svg:height="6.9236in" draw:z-index="0">
<draw:image xlink:href="../Images/AРМІЯINFORM/2023-04-13T67-00-00-04-00/5f6a2772-150x150.jpg" xlink:type="simple" xlink:show="embed" xlink:actuate="onLoad" draw:mime-type="image/jpeg"/>
</draw:frame>
</text:a>
</text:p>
      <text:p text:style-name="P4">
<text:a xlink:type="simple" xlink:href="https://armyinform.com.ua/wp-content/uploads/2023/04/5f6a2775-1.jpg" text:style-name="Internet_20_link" text:visited-style-name="Visited_20_Internet_20_Link">
<draw:frame draw:style-name="fr1" draw:name="Image327" text:anchor-type="as-char" svg:width="6.9236in" svg:height="6.9236in" draw:z-index="0">
<draw:image xlink:href="../Images/AРМІЯINFORM/2023-04-13T67-00-00-04-00/5f6a2775-1-150x150.jpg" xlink:type="simple" xlink:show="embed" xlink:actuate="onLoad" draw:mime-type="image/jpeg"/>
</draw:frame>
</text:a>
</text:p>
      <text:p text:style-name="P4">
<text:a xlink:type="simple" xlink:href="https://armyinform.com.ua/wp-content/uploads/2023/04/5f6a2751-1.jpg" text:style-name="Internet_20_link" text:visited-style-name="Visited_20_Internet_20_Link">
<draw:frame draw:style-name="fr1" draw:name="Image328" text:anchor-type="as-char" svg:width="6.9236in" svg:height="6.9236in" draw:z-index="0">
<draw:image xlink:href="../Images/AРМІЯINFORM/2023-04-13T67-00-00-04-00/5f6a2751-1-150x150.jpg" xlink:type="simple" xlink:show="embed" xlink:actuate="onLoad" draw:mime-type="image/jpeg"/>
</draw:frame>
</text:a>
</text:p>
      <text:p text:style-name="P4">
За словами офіцера, відмовившись від виготовлення навіть найпростішихкомплектуючих БПЛА, росія перейшла до тактики «аби хоч кудись долетіло йвибухнуло» (Shahed 136), «аби хоч щось показало/підсвітило» (ZALA 421-16E).Підтвердженням цього можна вважати удар по гуртожитку в місті Ржищів Київськоїобласті 22 березня 2023 року, в результаті якого загинули 9 цивільних осіб.Попри конструкторську деградацію, російські та іранські БПЛА становлятьнебезпеку для українських захисників та мирних громадян.</text:p>
      <text:p text:style-name="P4">
<draw:frame draw:style-name="fr1" draw:name="Image329" text:anchor-type="as-char" svg:width="6.9236in" svg:height="4.615733in" draw:z-index="0">
<draw:image xlink:href="../Images/AРМІЯINFORM/2023-04-13T67-00-00-04-00/5f6a2748-1.jpg" xlink:type="simple" xlink:show="embed" xlink:actuate="onLoad" draw:mime-type="image/jpeg"/>
</draw:frame>
</text:p>
      <text:p text:style-name="P4">
— Компоненти і «модифікації» БПЛА Shahed 136 та ZALA 421-16E засвідчують, щоросійська федерація не збирається відмовлятися від агресивних намірів щодоУкраїни і за будь-яку ціну продовжуватиме сіяти руйнування та смерть на нашійземлі. Саме тому вкрай важливо позбавити росію будь-якої можливості та навітьнайменшої здатності проводити агресію та продовжувати скоювати численнізлочини, — додав він.</text:p>
      <text:p text:style-name="P4">
<text:span text:style-name="T5">
Фото Дмитра Юрченка</text:span>
</text:p>
      <text:p text:style-name="P4">
Source: <text:a xlink:type="simple" xlink:href="https://armyinform.com.ua/2023/04/13/rf-perejshla-do-taktyk-aby-hoch-kudys-doletilo-j-vybuhnulo-aby-hoch-shhos-pokazalo-pidsvitylo-andrij-rudyk/" text:style-name="Internet_20_link" text:visited-style-name="Visited_20_Internet_20_Link">
https://armyinform.com.ua/2023/04/13/rf-perejshla-do-taktyk-aby-hoch-kudys-doletilo-j-vybuhnulo-aby-hoch-shhos-pokazalo-pidsvitylo-andrij-rudyk/</text:a>
</text:p>
      <!--NEWS-->
      <text:h text:style-name="P10" text:outline-level="1">
<text:span text:style-name="T4">
Мільярд євро на боєприпаси для України: Європейська рада погодила виділення траншу</text:span>
</text:h>
      <text:p text:style-name="P4">
Author: ['АРМІЯINFORM']</text:p>
      <text:p text:style-name="P4">
Time: 2023-04-13T68:00:00-04:00</text:p>
      <text:p text:style-name="P4">
Description: Європейська рада ухвалила виділення допомоги в розмірі один мільярд євро в рамк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7_main-v1680750971-e1681389580339.jpg" text:style-name="Internet_20_link" text:visited-style-name="Visited_20_Internet_20_Link">
7_main-v1680750971-e1681389580339.jpg</text:a>
']</text:p>
      <text:p text:style-name="P4">
Tags: ['БОЄПРИПАСИ ДЛЯ УКРАЇНИ', 'ЄВРОПЕЙСЬКА РАДА', 'ЖОЗЕП БОРРЕЛЬ', 'СВІТ ПІДТРИМУЄ УКРАЇНУ']</text:p>
      <text:p text:style-name="P4">
Category: News</text:p>
      <!--METADATA-->
      <text:p text:style-name="P4">
<draw:frame draw:style-name="fr1" draw:name="Image330" text:anchor-type="as-char" svg:width="6.9236in" svg:height="3.540927in" draw:z-index="0">
<draw:image xlink:href="../Images/AРМІЯINFORM/2023-04-13T68-00-00-04-00/7_main-v1680750971-e1681389580339.jpg" xlink:type="simple" xlink:show="embed" xlink:actuate="onLoad" draw:mime-type="image/jpeg"/>
</draw:frame>
 Ілюстративнефото</text:p>
      <text:p text:style-name="P4">
Європейська рада ухвалила виділення допомоги в розмірі один мільярд євро врамках Європейського фонду миру для підтримки Збройних Сил України.</text:p>
      <text:p text:style-name="P4">
Про це йдеться у<text:a xlink:type="simple" xlink:href="https://www.consilium.europa.eu/en/press/press-releases/2023/04/13/ammunition-for-ukraine-council-agrees-1-billion-support-under-the-european-peace-facility/" text:style-name="Internet_20_link" text:visited-style-name="Visited_20_Internet_20_Link">
повідомленні</text:a>
 пресслужби Європейської ради.</text:p>
      <text:p text:style-name="P4">
Це, як зазначено в документі, дозволить ЄС відшкодовувати державам-членамбоєприпаси, надані Україні, із запасів або за рахунок зміни пріоритетівіснуючих замовлень у період з 9 лютого по 31 травня 2023 року.</text:p>
      <text:p text:style-name="P4">
«Сьогоднішнім рішенням ми вводимо в дію першу частину історичної угоди,досягнутої лідерами ЄС, щодо підтримки негайної поставки артилерійськихбоєприпасів для українських Збройних Сил на суму 1 мільярд євро. Немає кращоїдемонстрації єдиної рішучості ЄС продовжувати підтримувати законне правоУкраїни на самооборону від жорстокого російського агресора», — зазначивВерховний представник із закордонних справ і політики безпеки ЄС ЖозепБоррель.</text:p>
      <text:p text:style-name="P4">
Разом із попередніми сімома траншами підтримки, прийнятий сьогодні західдопомоги збільшує загальний внесок ЄС для України в рамках Європейського фондумиру до 4,6 мільярда євро.</text:p>
      <text:p text:style-name="P4">
Source: <text:a xlink:type="simple" xlink:href="https://armyinform.com.ua/2023/04/13/milyard-yevro-na-boyeprypasy-dlya-ukrayiny-yevropejska-rada-pogodyla-vydilennya-transhu/" text:style-name="Internet_20_link" text:visited-style-name="Visited_20_Internet_20_Link">
https://armyinform.com.ua/2023/04/13/milyard-yevro-na-boyeprypasy-dlya-ukrayiny-yevropejska-rada-pogodyla-vydilennya-transhu/</text:a>
</text:p>
      <!--NEWS-->
      <text:h text:style-name="P10" text:outline-level="1">
<text:span text:style-name="T4">
Президент України заснував День працівника оборонно-промислового комплексу</text:span>
</text:h>
      <text:p text:style-name="P4">
Author: ['АРМІЯINFORM']</text:p>
      <text:p text:style-name="P4">
Time: 2023-04-13T69:00:00-04:00</text:p>
      <text:p text:style-name="P4">
Description: Президент України Володимир Зеленський заснував День працівника оборонно-промисл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01/ukaz.jpg" text:style-name="Internet_20_link" text:visited-style-name="Visited_20_Internet_20_Link">
ukaz.jpg</text:a>
']</text:p>
      <text:p text:style-name="P4">
Tags: ['STOPRUSSIA', 'АГРЕСІЯ РФ', 'УКАЗ', 'УКАЗ ПРЕЗИДЕНТА УКРАЇНИ']</text:p>
      <text:p text:style-name="P4">
Category: News</text:p>
      <!--METADATA-->
      <text:p text:style-name="P4">
<draw:frame draw:style-name="fr1" draw:name="Image331" text:anchor-type="as-char" svg:width="6.9236in" svg:height="4.615733in" draw:z-index="0">
<draw:image xlink:href="../Images/AРМІЯINFORM/2023-04-13T69-00-00-04-00/ukaz.jpg" xlink:type="simple" xlink:show="embed" xlink:actuate="onLoad" draw:mime-type="image/jpeg"/>
</draw:frame>
</text:p>
      <text:p text:style-name="P4">
Президент України Володимир Зеленський заснував День працівника оборонно-промислового комплексу України, який відзначатиметься <text:span text:style-name="T4">
щороку 13 квітня</text:span>
.</text:p>
      <text:p text:style-name="P4">
Про це йдеться у відповідному <text:a xlink:type="simple" xlink:href="https://www.president.gov.ua/documents/2142023-46441" text:style-name="Internet_20_link" text:visited-style-name="Visited_20_Internet_20_Link">
указі№214</text:a>
.</text:p>
      <text:p text:style-name="P4">
«Ураховуючи важливе значення оборонно-промислового комплексу для забезпеченнянаціональної безпеки та захисту державного суверенітету України, значнийвнесок працівників оборонно-промислового комплексу у зміцненняобороноздатності держави, постановляю: установити в Україні День працівникаоборонно-промислового комплексу України, який відзначати щороку 13 квітня», —йдеться в документі.</text:p>
      <text:p text:style-name="P4">
Указ набирає чинності з дня його опублікування.</text:p>
      <text:p text:style-name="P4">
Source: <text:a xlink:type="simple" xlink:href="https://armyinform.com.ua/2023/04/13/prezydent-ukrayiny-zasnuvav-den-praczivnyka-oboronno-promyslovogo-kompleksu/" text:style-name="Internet_20_link" text:visited-style-name="Visited_20_Internet_20_Link">
https://armyinform.com.ua/2023/04/13/prezydent-ukrayiny-zasnuvav-den-praczivnyka-oboronno-promyslovogo-kompleksu/</text:a>
</text:p>
      <!--NEWS-->
      <text:h text:style-name="P10" text:outline-level="1">
<text:span text:style-name="T4">
Мінветеранів у травні розпочинає пілотний проєкт із запровадження інституту помічника ветерана</text:span>
</text:h>
      <text:p text:style-name="P4">
Author: ['АРМІЯINFORM']</text:p>
      <text:p text:style-name="P4">
Time: 2023-04-13T70:00:00-04:00</text:p>
      <text:p text:style-name="P4">
Description: Про налагодження механізмів реінтеграції ветеранів з керівниками регіонів йшлося під ч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eterany.jpg" text:style-name="Internet_20_link" text:visited-style-name="Visited_20_Internet_20_Link">
veterany.jpg</text:a>
']</text:p>
      <text:p text:style-name="P4">
Tags: ['STOPRUSSIA', 'МІНВЕТЕРАНІВ', 'ЮЛІЯ ЛАПУТІНА']</text:p>
      <text:p text:style-name="P4">
Category: News</text:p>
      <!--METADATA-->
      <text:p text:style-name="P4">
<draw:frame draw:style-name="fr1" draw:name="Image332" text:anchor-type="as-char" svg:width="6.9236in" svg:height="3.894525in" draw:z-index="0">
<draw:image xlink:href="../Images/AРМІЯINFORM/2023-04-13T70-00-00-04-00/veterany.jpg" xlink:type="simple" xlink:show="embed" xlink:actuate="onLoad" draw:mime-type="image/jpeg"/>
</draw:frame>
</text:p>
      <text:p text:style-name="P4">
Про налагодження механізмів реінтеграції ветеранів з керівниками регіонівйшлося під час робочої наради міністра у справах ветеранів України ЮліїЛапутіної з представниками Львівської, Миколаївської, Дніпропетровської,Вінницької обласних військових адміністрацій.</text:p>
      <text:p text:style-name="P4">
Про це <text:a xlink:type="simple" xlink:href="https://www.kmu.gov.ua/news/yuliia-laputina-nalahodzhuiemo-optymalni-mekhanizmy-reintehratsii-veteraniv-z-kerivnykamy-rehioniv" text:style-name="Internet_20_link" text:visited-style-name="Visited_20_Internet_20_Link">
повідомляє</text:a>
 Урядовий портал.</text:p>
      <text:p text:style-name="P4">
Під час зустрічі йшлося про старт реалізації пілотного проєкту Мінветеранів іззапровадження інституту помічника ветерана в межах системи переходу відвійськової служби до цивільного життя. Розпочати його заплановано вже у травніу чотирьох областях України, і Львівська — одна з них.</text:p>
      <text:p text:style-name="P4">
«Ми плануємо, що в українських громадах за принципом "рівний — рівному"працюватимуть спеціально навчені люди, які будуть налагоджувати спілкуванняветеранів з усією бюрократичною системою, допомагатимуть із необхідноюінформацією щодо соціальних гарантій та ветеранських послуг. Індивідуальнийсупровід отримуватимуть не лише ветерани війни, а й члени їхніх сімей тародини полеглих захисників і захисниць України», — наголосила Юлія Лапутіна.</text:p>
      <text:p text:style-name="P4">
Для цього в адміністративному центрі кожної громаді буде організованосервісний офіс, де будуть працевлаштовувати таких помічників. Вінкоординуватиме їхню діяльність, забезпечуватиме взаємодію з усіма державними інедержавними інституціями за переліком тих послуг, які будуть надаватисьветеранам та їхнім родинам.</text:p>
      <text:p text:style-name="P4">
«Українське суспільство має бути готовим до масового повернення наших воїнівпісля здобуття перемоги у війні та якісної реінтеграції їх до мирного життя усвоїх громадах. Наша політика і наша філософія, що ветеранська політика — цеелемент національної безпеки, елемент стійкості держави і вона маєреалізовуватись через людиноцентричний підхід. Впевнена, що в результаті нашоїплідної співпраці кожен захисник та захисниця матимуть усі спроможності длясамореалізації в мирному житті», — зазначила очільниця Мінветеранів.</text:p>
      <text:p text:style-name="P4">
Своє чергою керівники Львівської, Вінницької, Дніпропетровської таМиколаївської областей під час наради зазначили, що місцева влада зацікавленау впровадженні зазначеного пілотного проєкту в регіонах та готові всілякодопомагати Мінветеранів у реалізації державної ветеранської політики,налагоджувати оптимальні механізми реінтеграції ветеранів у мирне життя.</text:p>
      <text:p text:style-name="P4">
Source: <text:a xlink:type="simple" xlink:href="https://armyinform.com.ua/2023/04/13/minveteraniv-u-travni-rozpochynaye-pilotnyj-proyekt-iz-zaprovadzhennya-instytutu-pomichnyka-veterana/" text:style-name="Internet_20_link" text:visited-style-name="Visited_20_Internet_20_Link">
https://armyinform.com.ua/2023/04/13/minveteraniv-u-travni-rozpochynaye-pilotnyj-proyekt-iz-zaprovadzhennya-instytutu-pomichnyka-veterana/</text:a>
</text:p>
      <!--NEWS-->
      <text:h text:style-name="P10" text:outline-level="1">
<text:span text:style-name="T4">
Представники місії МКЧХ повинні мати доступ до місць утримань військовополонених — Координаційний штаб</text:span>
</text:h>
      <text:p text:style-name="P4">
Author: ['АРМІЯINFORM']</text:p>
      <text:p text:style-name="P4">
Time: 2023-04-13T71:00:00-04:00</text:p>
      <text:p text:style-name="P4">
Description: Згідно з нормами міжнародного гуманітарного права, зокрема Женевських конвенц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892300728016416807_y.jpg" text:style-name="Internet_20_link" text:visited-style-name="Visited_20_Internet_20_Link">
photo_5892300728016416807_y.jpg</text:a>
']</text:p>
      <text:p text:style-name="P4">
Tags: ['STOPRUSSIA', 'КООРДИНАЦІЙНИЙ ШТАБ З ПИТАНЬ ПОВОДЖЕННЯ З ВІЙСЬКОВОПОЛОНЕНИМИ']</text:p>
      <text:p text:style-name="P4">
Category: News</text:p>
      <!--METADATA-->
      <text:p text:style-name="P4">
<draw:frame draw:style-name="fr1" draw:name="Image333" text:anchor-type="as-char" svg:width="6.9236in" svg:height="4.080545in" draw:z-index="0">
<draw:image xlink:href="../Images/AРМІЯINFORM/2023-04-13T71-00-00-04-00/photo_5892300728016416807_y.jpg" xlink:type="simple" xlink:show="embed" xlink:actuate="onLoad" draw:mime-type="image/jpeg"/>
</draw:frame>
</text:p>
      <text:p text:style-name="P4">
Згідно з нормами міжнародного гуманітарного права, зокрема Женевськихконвенцій, представники МКЧХ повинні мати доступ до місць утриманьвійськовополонених.</text:p>
      <text:p text:style-name="P4">
Про це <text:a xlink:type="simple" xlink:href="https://t.me/Koord_shtab/833" text:style-name="Internet_20_link" text:visited-style-name="Visited_20_Internet_20_Link">
йшлося</text:a>
 під час зустрічі представниківКоординаційного штабу з питань поводження з військовополоненими з родинамизахисників окремої бригади морської піхоти імені контрадмірала МихайлаБілинського.</text:p>
      <text:p text:style-name="P4">
Представник штабу зазначив, що це стосується як місць утримання на територіїрф, так і на тимчасово окупованих українських територіях.</text:p>
      <text:p text:style-name="P4">
За словами представника штабу, як тільки виникає ситуація, що місцезнаходженнявійськовослужбовця неможливо встановити, командир ініціює службоверозслідування.</text:p>
      <text:p text:style-name="P4">
За матеріалами розслідування військова частина надсилає сповіщення дотериторіального центру комплектування та соціальної підтримки (колишньоговійськкомату), де був мобілізований військовослужбовець.</text:p>
      <text:p text:style-name="P4">
Співробітники РТЦК та СП у найкоротший термін передають відповідне сповіщенняродичам оборонця.</text:p>
      <text:p text:style-name="P4">
Source: <text:a xlink:type="simple" xlink:href="https://armyinform.com.ua/2023/04/13/predstavnyky-misiyi-mkchh-povynni-maty-dostup-do-miscz-utryman-vijskovopolonenyh-koordynaczijnyj-shtab/" text:style-name="Internet_20_link" text:visited-style-name="Visited_20_Internet_20_Link">
https://armyinform.com.ua/2023/04/13/predstavnyky-misiyi-mkchh-povynni-maty-dostup-do-miscz-utryman-vijskovopolonenyh-koordynaczijnyj-shtab/</text:a>
</text:p>
      <!--NEWS-->
      <text:h text:style-name="P10" text:outline-level="1">
<text:span text:style-name="T4">
Норвезькі інструктори навчають українські екіпажі на танках Leopard проривати танкові перешкоди</text:span>
</text:h>
      <text:p text:style-name="P4">
Author: ['АРМІЯINFORM']</text:p>
      <text:p text:style-name="P4">
Time: 2023-04-13T72:00:00-04:00</text:p>
      <text:p text:style-name="P4">
Description: Зведена група інструкторів зі Збройних сил Королівства Норвегії у Польщі навча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41082049_139891255715778_6435473059168679474_n-e1681389874130.jpg" text:style-name="Internet_20_link" text:visited-style-name="Visited_20_Internet_20_Link">
341082049_139891255715778_6435473059168679474_n-e1681389874130.jpg</text:a>
', '<text:a xlink:type="simple" xlink:href="https://armyinform.com.ua/wp-content/uploads/2023/04/341090071_230437106236268_3400446824614682067_n-150x150.jpg" text:style-name="Internet_20_link" text:visited-style-name="Visited_20_Internet_20_Link">
341090071_230437106236268_3400446824614682067_n-150x150.jpg</text:a>
', '<text:a xlink:type="simple" xlink:href="https://armyinform.com.ua/wp-content/uploads/2023/04/340981738_1371645900286586_25292781154558880_n-150x150.jpg" text:style-name="Internet_20_link" text:visited-style-name="Visited_20_Internet_20_Link">
340981738_1371645900286586_25292781154558880_n-150x150.jpg</text:a>
', '<text:a xlink:type="simple" xlink:href="https://armyinform.com.ua/wp-content/uploads/2023/04/341080798_1995809357429628_3607908098339529940_n-150x150.jpg" text:style-name="Internet_20_link" text:visited-style-name="Visited_20_Internet_20_Link">
341080798_1995809357429628_3607908098339529940_n-150x150.jpg</text:a>
', '<text:a xlink:type="simple" xlink:href="https://armyinform.com.ua/wp-content/uploads/2023/04/341246497_618235920210809_8923025949865283864_n.jpg" text:style-name="Internet_20_link" text:visited-style-name="Visited_20_Internet_20_Link">
341246497_618235920210809_8923025949865283864_n.jpg</text:a>
']</text:p>
      <text:p text:style-name="P4">
Tags: ['STOPRUSSIA', 'ВІЙНА', 'ГШ ЗСУ', 'ІНСТРУКТОРИ']</text:p>
      <text:p text:style-name="P4">
Category: News</text:p>
      <!--METADATA-->
      <text:p text:style-name="P4">
<draw:frame draw:style-name="fr1" draw:name="Image334" text:anchor-type="as-char" svg:width="6.9236in" svg:height="4.067615in" draw:z-index="0">
<draw:image xlink:href="../Images/AРМІЯINFORM/2023-04-13T72-00-00-04-00/341082049_139891255715778_6435473059168679474_n-e1681389874130.jpg" xlink:type="simple" xlink:show="embed" xlink:actuate="onLoad" draw:mime-type="image/jpeg"/>
</draw:frame>
</text:p>
      <text:p text:style-name="P4">
Зведена група інструкторів зі Збройних сил Королівства Норвегії у Польщінавчають військовослужбовців Збройних Сил України керувати танками Leopard 2,будувати танкові перешкоди та проривати їх.</text:p>
      <text:p text:style-name="P4">
Про це<text:a xlink:type="simple" xlink:href="https%3A%2F%2Fwww.facebook.com%2FGeneralStaff.ua%2Fposts%2Fpfbid02hFAshr6yzvXYjvjmR9wyh2BpFKA1kBhMXjDyXtMjL1N6dzzZ8g9GsrRc5DokmJcPl&amp;show_text=true&amp;width=500" text:style-name="Internet_20_link" text:visited-style-name="Visited_20_Internet_20_Link">
повідомляє</text:a>
Генеральний штаб ЗСУ.</text:p>
      <text:p text:style-name="P4">
«Ми тільки частина інструкторів з усіх Сухопутних військ ЗС Норвегії. Заплечима танкових інструкторів десятирічний досвід роботи з танками. У нас єінструктори з броньованих ремонтно-евакуаційних машин Bergepanzer, які вміютьяк ремонтувати, так і керувати ними. У нас працюють інструктори і техніки зінженерної бронетехніки з багаторічним досвідом. Тож я можу сказати, що мимаємо найкращих із найкращих, щоб забезпечити це навчання», — сказав командиргрупи норвезьких інструкторів.</text:p>
      <text:p text:style-name="P4">
<text:a xlink:type="simple" xlink:href="https://armyinform.com.ua/wp-content/uploads/2023/04/341090071_230437106236268_3400446824614682067_n.jpg" text:style-name="Internet_20_link" text:visited-style-name="Visited_20_Internet_20_Link">
<draw:frame draw:style-name="fr1" draw:name="Image335" text:anchor-type="as-char" svg:width="6.9236in" svg:height="6.9236in" draw:z-index="0">
<draw:image xlink:href="../Images/AРМІЯINFORM/2023-04-13T72-00-00-04-00/341090071_230437106236268_3400446824614682067_n-150x150.jpg" xlink:type="simple" xlink:show="embed" xlink:actuate="onLoad" draw:mime-type="image/jpeg"/>
</draw:frame>
</text:a>
</text:p>
      <text:p text:style-name="P4">
<text:a xlink:type="simple" xlink:href="https://armyinform.com.ua/wp-content/uploads/2023/04/340981738_1371645900286586_25292781154558880_n.jpg" text:style-name="Internet_20_link" text:visited-style-name="Visited_20_Internet_20_Link">
<draw:frame draw:style-name="fr1" draw:name="Image336" text:anchor-type="as-char" svg:width="6.9236in" svg:height="6.9236in" draw:z-index="0">
<draw:image xlink:href="../Images/AРМІЯINFORM/2023-04-13T72-00-00-04-00/340981738_1371645900286586_25292781154558880_n-150x150.jpg" xlink:type="simple" xlink:show="embed" xlink:actuate="onLoad" draw:mime-type="image/jpeg"/>
</draw:frame>
</text:a>
</text:p>
      <text:p text:style-name="P4">
<text:a xlink:type="simple" xlink:href="https://armyinform.com.ua/wp-content/uploads/2023/04/341080798_1995809357429628_3607908098339529940_n.jpg" text:style-name="Internet_20_link" text:visited-style-name="Visited_20_Internet_20_Link">
<draw:frame draw:style-name="fr1" draw:name="Image337" text:anchor-type="as-char" svg:width="6.9236in" svg:height="6.9236in" draw:z-index="0">
<draw:image xlink:href="../Images/AРМІЯINFORM/2023-04-13T72-00-00-04-00/341080798_1995809357429628_3607908098339529940_n-150x150.jpg" xlink:type="simple" xlink:show="embed" xlink:actuate="onLoad" draw:mime-type="image/jpeg"/>
</draw:frame>
</text:a>
</text:p>
      <text:p text:style-name="P4">
За словами норвезьких інструкторів, українці швидко навчаються.</text:p>
      <text:p text:style-name="P4">
«Українці непогано зарекомендували себе у вивченні нового матеріалу. Йоголегше використовувати, оскільки він розроблений з урахуванням експлуатації», —зазначив підполковник Палле Ідстебо з Норвезької академії оборони.</text:p>
      <text:p text:style-name="P4">
<draw:frame draw:style-name="fr1" draw:name="Image338" text:anchor-type="as-char" svg:width="6.9236in" svg:height="6.9236in" draw:z-index="0">
<draw:image xlink:href="../Images/AРМІЯINFORM/2023-04-13T72-00-00-04-00/341246497_618235920210809_8923025949865283864_n.jpg" xlink:type="simple" xlink:show="embed" xlink:actuate="onLoad" draw:mime-type="image/jpeg"/>
</draw:frame>
</text:p>
      <text:p text:style-name="P4">
Source: <text:a xlink:type="simple" xlink:href="https://armyinform.com.ua/2023/04/13/norvezki-instruktory-navchayut-ukrayinski-ekipazhi-na-tankah-leopard-proryvaty-tankovi-pereshkody/" text:style-name="Internet_20_link" text:visited-style-name="Visited_20_Internet_20_Link">
https://armyinform.com.ua/2023/04/13/norvezki-instruktory-navchayut-ukrayinski-ekipazhi-na-tankah-leopard-proryvaty-tankovi-pereshkody/</text:a>
</text:p>
      <!--NEWS-->
      <text:h text:style-name="P10" text:outline-level="1">
<text:span text:style-name="T4">
Глава держави нагородив орденами і медалями майже сотню захисників України</text:span>
</text:h>
      <text:p text:style-name="P4">
Author: ['АРМІЯINFORM']</text:p>
      <text:p text:style-name="P4">
Time: 2023-04-13T73:00:00-04:00</text:p>
      <text:p text:style-name="P4">
Description: Президент України Володимир Зеленський відзначив державними нагородами 99...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6/golovna2.jpg" text:style-name="Internet_20_link" text:visited-style-name="Visited_20_Internet_20_Link">
golovna2.jpg</text:a>
']</text:p>
      <text:p text:style-name="P4">
Tags: ['УКАЗ ПРЕЗИДЕНТА УКРАЇНИ']</text:p>
      <text:p text:style-name="P4">
Category: News</text:p>
      <!--METADATA-->
      <text:p text:style-name="P4">
<draw:frame draw:style-name="fr1" draw:name="Image339" text:anchor-type="as-char" svg:width="6.9236in" svg:height="4.406583in" draw:z-index="0">
<draw:image xlink:href="../Images/AРМІЯINFORM/2023-04-13T73-00-00-04-00/golovna2.jpg" xlink:type="simple" xlink:show="embed" xlink:actuate="onLoad" draw:mime-type="image/jpeg"/>
</draw:frame>
</text:p>
      <text:p text:style-name="P4">
Президент України Володимир Зеленський відзначив державними нагородами 99військовослужбовців, серед яких — пів сотні посмертно.</text:p>
      <text:p text:style-name="P4">
Відповідний <text:a xlink:type="simple" xlink:href="https://www.president.gov.ua/documents/2172023-46429" text:style-name="Internet_20_link" text:visited-style-name="Visited_20_Internet_20_Link">
указ №217/2023</text:a>
опублікований на сайтіглави держави.</text:p>
      <text:p text:style-name="P4">
Зазначається, що нагороди присвоєно «за особисту мужність, виявлену у захистідержавного суверенітету та територіальної цілісності України, самовідданевиконання військового обов’язку».</text:p>
      <text:p text:style-name="P4">
<text:span text:style-name="T4">
Нагородити орденом Богдана Хмельницького ІІІ ступеня</text:span>
</text:p>
      <text:p text:style-name="P4">
ОЛЕКСІЙЧЕНКА Ігоря Олександровича — капітана</text:p>
      <text:p text:style-name="P4">
СОВУ Геннадія Володимировича (посмертно) — майора</text:p>
      <text:p text:style-name="P4">
СОКУРЕНКА Володимира Анатолійовича (посмертно) — полковника</text:p>
      <text:p text:style-name="P4">
ЯКИМЕНКА Артема Олександровича — лейтенанта</text:p>
      <text:p text:style-name="P4">
<text:span text:style-name="T4">
Нагородити орденом</text:span>
 <text:span text:style-name="T4">
«</text:span>
 <text:span text:style-name="T4">
За мужність</text:span>
 <text:span text:style-name="T4">
»</text:span>
 <text:span text:style-name="T4">
І ступеня</text:span>
</text:p>
      <text:p text:style-name="P4">
ЛЕЙБУ Олександра Сергійовича — старшого сержанта</text:p>
      <text:p text:style-name="P4">
<text:span text:style-name="T4">
Нагородити орденом</text:span>
 <text:span text:style-name="T4">
«</text:span>
 <text:span text:style-name="T4">
За мужність</text:span>
 <text:span text:style-name="T4">
»</text:span>
 <text:span text:style-name="T4">
ІІІ ступеня</text:span>
</text:p>
      <text:p text:style-name="P4">
АЛУПОЯ Івана Пилиповича (посмертно) — солдата</text:p>
      <text:p text:style-name="P4">
АНТУХА Олега Сергійовича (посмертно) — старшого солдата</text:p>
      <text:p text:style-name="P4">
БАРСУЧЕНКА Михайла Васильовича — старшого солдата</text:p>
      <text:p text:style-name="P4">
БЄЛІНСЬКОГО Олега Олександровича (посмертно) — солдата</text:p>
      <text:p text:style-name="P4">
БІЛАНА Миколу Васильовича (посмертно) — солдата</text:p>
      <text:p text:style-name="P4">
БІЛОРОВСЬКОГО Владислава Геннадійовича (посмертно) — головного сержанта</text:p>
      <text:p text:style-name="P4">
БРАСЛАВСЬКОГО Максима Сергійовича (посмертно) — солдата</text:p>
      <text:p text:style-name="P4">
БУРІКА Олександра Валерійовича (посмертно) — молодшого сержанта</text:p>
      <text:p text:style-name="P4">
ВЕДЕРНИКОВА Анатолія Сергійовича (посмертно) — старшого солдата</text:p>
      <text:p text:style-name="P4">
ВЛАХА Олександра Петровича (посмертно) — солдата</text:p>
      <text:p text:style-name="P4">
ВОЛОШИНА Максима Сергійовича (посмертно) — солдата</text:p>
      <text:p text:style-name="P4">
ВОЛЬСЬКОГО Миколу Миколайовича (посмертно) — старшого солдата</text:p>
      <text:p text:style-name="P4">
ГАННОХУ Олександра Миколайовича (посмертно) — солдата</text:p>
      <text:p text:style-name="P4">
ГОНТАРЧУКА Анатолія Миколайовича (посмертно) — сержанта</text:p>
      <text:p text:style-name="P4">
ГОНЧАРА Володимира Степановича (посмертно) — солдата</text:p>
      <text:p text:style-name="P4">
ГОРБАТЮКА Ярослава Сергійовича (посмертно) — сержанта</text:p>
      <text:p text:style-name="P4">
ГОРОБЦЯ Романа Сергійовича — головного сержанта</text:p>
      <text:p text:style-name="P4">
ГРОМЛЮКА Дмитра Петровича (посмертно) — старшого солдата</text:p>
      <text:p text:style-name="P4">
ДАВИДОВА Євгена Миколайовича (посмертно) — старшого солдата</text:p>
      <text:p text:style-name="P4">
ДЕМБІЦЬКОГО Олега Валерійовича (посмертно) — солдата</text:p>
      <text:p text:style-name="P4">
ДЕНИСЮКА Дениса Євгеновича (посмертно) — солдата</text:p>
      <text:p text:style-name="P4">
ЄРШОВА Артема Анатолійовича — старшого солдата</text:p>
      <text:p text:style-name="P4">
ЗАВОЙЧИНСЬКОГО Сергія Олександровича — сержанта</text:p>
      <text:p text:style-name="P4">
ЗАРИЦЬКОГО Мирослава Володимировича (посмертно) — солдата</text:p>
      <text:p text:style-name="P4">
ЗАТВОРНИЦЬКОГО Юрія Івановича (посмертно) — солдата</text:p>
      <text:p text:style-name="P4">
КАЛІТНИКА Сергія Володимировича (посмертно) — старшого солдата</text:p>
      <text:p text:style-name="P4">
КАМІНСЬКОГО Максима Анатолійовича (посмертно) — молодшого сержанта</text:p>
      <text:p text:style-name="P4">
КАТЕРИНЧУКА Юрія Віталійовича — старшого сержанта</text:p>
      <text:p text:style-name="P4">
КОБЦЯ Віталія Олеговича — старшого солдата</text:p>
      <text:p text:style-name="P4">
КОВАЛЬЧУКА Андрія Олександровича — старшого солдата</text:p>
      <text:p text:style-name="P4">
КОНДРАТЮКА Богдана Володимировича — старшого солдата</text:p>
      <text:p text:style-name="P4">
КОРНІЄНКА Вадима Вікторовича — солдата</text:p>
      <text:p text:style-name="P4">
КОСТЕНКА Руслана Володимировича (посмертно) — старшого сержанта</text:p>
      <text:p text:style-name="P4">
КОЧНЄВА Микиту Анатолійовича — молодшого сержанта</text:p>
      <text:p text:style-name="P4">
КРАВЧУКА Богдана Віталійовича — солдата</text:p>
      <text:p text:style-name="P4">
КРИЩУКА Богдана Дмитровича — солдата</text:p>
      <text:p text:style-name="P4">
КУЗЬМИНСЬКОГО Ігоря Олександровича (посмертно) — старшого сержанта</text:p>
      <text:p text:style-name="P4">
КУЧЕРЕНКА Сергія Анатолійовича (посмертно) — солдата</text:p>
      <text:p text:style-name="P4">
КУШПІТУ Ярослава Леонідовича (посмертно) — солдата</text:p>
      <text:p text:style-name="P4">
ЛАСЮКА Михайла Миколайовича (посмертно) — сержанта</text:p>
      <text:p text:style-name="P4">
ЛЕВЧУКА Ігоря Вікторовича — старшого сержанта</text:p>
      <text:p text:style-name="P4">
ЛИСАКА Максима Миколайовича (посмертно) — солдата</text:p>
      <text:p text:style-name="P4">
ЛОГІНОВА Андрія Сергійовича — солдата</text:p>
      <text:p text:style-name="P4">
ЛУПАЧОВА Петра Івановича — сержанта</text:p>
      <text:p text:style-name="P4">
ЛЮШНЯКА Дениса Олеговича (посмертно) — старшого солдата</text:p>
      <text:p text:style-name="P4">
МАЛЬЦЯ Сергія Васильовича — сержанта</text:p>
      <text:p text:style-name="P4">
МІХЕЄВА Олексія Михайловича (посмертно) — солдата</text:p>
      <text:p text:style-name="P4">
МОРОЗЕНКА Сергія Олеговича — старшого солдата</text:p>
      <text:p text:style-name="P4">
НЕСТОРА Дмитра Павловича (посмертно) — солдата</text:p>
      <text:p text:style-name="P4">
НОВИЦЬКОГО Олександра Вікторовича (посмертно) — солдата</text:p>
      <text:p text:style-name="P4">
ПАВЛІШИНА Івана Віталійовича (посмертно) — солдата</text:p>
      <text:p text:style-name="P4">
ПАВЛОВСЬКОГО Володимира Васильовича (посмертно) — солдата</text:p>
      <text:p text:style-name="P4">
ПАНЧУКА Анатолія Вікторовича — солдата</text:p>
      <text:p text:style-name="P4">
ПЕТРУКА Миколу Петровича — молодшого сержанта</text:p>
      <text:p text:style-name="P4">
ПЛОТНІКОВА Дениса Олександровича (посмертно) — старшого лейтенанта</text:p>
      <text:p text:style-name="P4">
ПОЛІЩУКА Віктора Олександровича (посмертно) — солдата</text:p>
      <text:p text:style-name="P4">
ПОЛІЩУКА Юрія Миколайовича — штаб-сержанта</text:p>
      <text:p text:style-name="P4">
ПРИДАНЮКА В’ячеслава Васильовича — старшого лейтенанта</text:p>
      <text:p text:style-name="P4">
ПРИМАКА Анатолія Васильовича (посмертно) — солдата</text:p>
      <text:p text:style-name="P4">
РОДРІГЕЗА Оскара Даміена — солдата</text:p>
      <text:p text:style-name="P4">
СЕГЕДУ Максима Миколайовича — старшого солдата</text:p>
      <text:p text:style-name="P4">
СЕЛЕЗНЬОВА Олександра Миколайовича (посмертно) — солдата</text:p>
      <text:p text:style-name="P4">
СИРОТЮКА Андрія Васильовича (посмертно) — старшого солдата</text:p>
      <text:p text:style-name="P4">
СОБКАЛОВА Віктора Борисовича — старшого солдата</text:p>
      <text:p text:style-name="P4">
СТАРКОВА Ігоря Володимировича (посмертно) — солдата</text:p>
      <text:p text:style-name="P4">
ТАТАРЧУКА Олександра Віталійовича (посмертно) — молодшого лейтенанта</text:p>
      <text:p text:style-name="P4">
ХІЛЬКА Сергія Юрійовича (посмертно) — старшого солдата</text:p>
      <text:p text:style-name="P4">
ЦИБУЛЬСЬКОГО Максима Сергійовича (посмертно) — солдата</text:p>
      <text:p text:style-name="P4">
ШАПОВАЛОВА Олега Олександровича (посмертно) — солдата</text:p>
      <text:p text:style-name="P4">
ШВЕЦЯ Андрія Васильовича (посмертно) — сержанта</text:p>
      <text:p text:style-name="P4">
ШЛАПАКА Петра Степановича (посмертно) — старшого солдата</text:p>
      <text:p text:style-name="P4">
ШЛАПАЦЬКОГО Володимира Миколайовича — старшого лейтенанта</text:p>
      <text:p text:style-name="P4">
ШТИФУРАКА Тараса Михайловича — старшого солдата</text:p>
      <text:p text:style-name="P4">
ШУСТОВА Дмитра Васильовича (посмертно) — солдата</text:p>
      <text:p text:style-name="P4">
ЯРМУРАТІЯ Сергія Михайловича — головного сержанта</text:p>
      <text:p text:style-name="P4">
<text:span text:style-name="T4">
Нагородити орденом Данила Галицького</text:span>
</text:p>
      <text:p text:style-name="P4">
ВОЙТЮКА Богдана Олександровича — капітана</text:p>
      <text:p text:style-name="P4">
МАРЧЕНКА Богдана Олеговича — майора</text:p>
      <text:p text:style-name="P4">
МІСЯЙЛА Володимира Миколайовича — підполковника</text:p>
      <text:p text:style-name="P4">
<text:span text:style-name="T4">
Нагородити медаллю</text:span>
 <text:span text:style-name="T4">
«</text:span>
 <text:span text:style-name="T4">
За військову службу Україні</text:span>
 <text:span text:style-name="T4">
»</text:span>
</text:p>
      <text:p text:style-name="P4">
АНТОНОВА Олександра Олександровича — старшого солдата</text:p>
      <text:p text:style-name="P4">
БІЛЕЦЬКОГО Ігоря Олександровича — молодшого сержанта</text:p>
      <text:p text:style-name="P4">
БОРИСОВА Сергія Юрійовича — капітана</text:p>
      <text:p text:style-name="P4">
БРОВАРНІКА Олексія Вікторовича — старшого солдата</text:p>
      <text:p text:style-name="P4">
ВІСТЯКУ Владислава Анатолійовича — старшого солдата</text:p>
      <text:p text:style-name="P4">
ЄРЕМЕНКА Валерія Вікторовича — підполковника</text:p>
      <text:p text:style-name="P4">
ЖУКОВА Олександра Євгеновича — капітана</text:p>
      <text:p text:style-name="P4">
ЗУБРИЦЬКОГО Володимира Петровича — солдата</text:p>
      <text:p text:style-name="P4">
КАФКУ Євгенія Арнольдовича — капітана</text:p>
      <text:p text:style-name="P4">
НЕЧАЯ Вадима Миколайовича — підполковника</text:p>
      <text:p text:style-name="P4">
СІРОШТАНА Дмитра Олександровича — капітана медичної служби</text:p>
      <text:p text:style-name="P4">
СМИРНОВА Дмитра Володимировича — майора</text:p>
      <text:p text:style-name="P4">
ХОЛОСТОГО Сергія Станіславовича — молодшого сержанта</text:p>
      <text:p text:style-name="P4">
ЧЕРНОУСА Сергія Валентиновича — старшого лейтенанта</text:p>
      <text:p text:style-name="P4">
ЧМІЛЯ Анатолія Васильовича — солдата</text:p>
      <text:p text:style-name="P4">
<text:span text:style-name="T4">
Нагородити медаллю</text:span>
 <text:span text:style-name="T4">
«</text:span>
 <text:span text:style-name="T4">
За врятоване життя</text:span>
 <text:span text:style-name="T4">
»</text:span>
</text:p>
      <text:p text:style-name="P4">
ДУБЕНЦЯ Віталія Вікторовича — молодшого сержанта.</text:p>
      <text:p text:style-name="P4">
Source: <text:a xlink:type="simple" xlink:href="https://armyinform.com.ua/2023/04/13/glava-derzhavy-nagorodyv-ordenamy-i-medalyamy-majzhe-sotnyu-zahysnykiv-ukrayiny/" text:style-name="Internet_20_link" text:visited-style-name="Visited_20_Internet_20_Link">
https://armyinform.com.ua/2023/04/13/glava-derzhavy-nagorodyv-ordenamy-i-medalyamy-majzhe-sotnyu-zahysnykiv-ukrayiny/</text:a>
</text:p>
      <!--NEWS-->
      <text:h text:style-name="P10" text:outline-level="1">
<text:span text:style-name="T4">
У Сеймі Польщі презентували виставку — «Маріуполь. Нескорений»</text:span>
</text:h>
      <text:p text:style-name="P4">
Author: ['АРМІЯINFORM']</text:p>
      <text:p text:style-name="P4">
Time: 2023-04-13T74:00:00-04:00</text:p>
      <text:p text:style-name="P4">
Description: Посол України Василь Зварич разом з віцеспікером Сейму Польщі Малгожатою Госєвськ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b_09950.view_.jpg" text:style-name="Internet_20_link" text:visited-style-name="Visited_20_Internet_20_Link">
lb_09950.view_.jpg</text:a>
', '<text:a xlink:type="simple" xlink:href="https://armyinform.com.ua/wp-content/uploads/2023/04/lb_00020.view_-150x150.jpg" text:style-name="Internet_20_link" text:visited-style-name="Visited_20_Internet_20_Link">
lb_00020.view_-150x150.jpg</text:a>
', '<text:a xlink:type="simple" xlink:href="https://armyinform.com.ua/wp-content/uploads/2023/04/lb_00057.view_-150x150.jpg" text:style-name="Internet_20_link" text:visited-style-name="Visited_20_Internet_20_Link">
lb_00057.view_-150x150.jpg</text:a>
', '<text:a xlink:type="simple" xlink:href="https://armyinform.com.ua/wp-content/uploads/2023/04/lb_00149.view_-150x150.jpg" text:style-name="Internet_20_link" text:visited-style-name="Visited_20_Internet_20_Link">
lb_00149.view_-150x150.jpg</text:a>
', '<text:a xlink:type="simple" xlink:href="https://armyinform.com.ua/wp-content/uploads/2023/04/lb_00166.view_-150x150.jpg" text:style-name="Internet_20_link" text:visited-style-name="Visited_20_Internet_20_Link">
lb_00166.view_-150x150.jpg</text:a>
', '<text:a xlink:type="simple" xlink:href="https://armyinform.com.ua/wp-content/uploads/2023/04/lb_00172.view_-150x150.jpg" text:style-name="Internet_20_link" text:visited-style-name="Visited_20_Internet_20_Link">
lb_00172.view_-150x150.jpg</text:a>
', '<text:a xlink:type="simple" xlink:href="https://armyinform.com.ua/wp-content/uploads/2023/04/lb_00182.view_-150x150.jpg" text:style-name="Internet_20_link" text:visited-style-name="Visited_20_Internet_20_Link">
lb_00182.view_-150x150.jpg</text:a>
']</text:p>
      <text:p text:style-name="P4">
Tags: ['ВТОРГНЕННЯ РФ', 'ДОПОМОГА ПАРТНЕРІВ', 'МАРІУПОЛЬ', 'ПОЛЬЩА', 'СВІТ ПІДТРИМУЄ УКРАЇНУ']</text:p>
      <text:p text:style-name="P4">
Category: News</text:p>
      <!--METADATA-->
      <text:p text:style-name="P4">
<draw:frame draw:style-name="fr1" draw:name="Image340" text:anchor-type="as-char" svg:width="6.9236in" svg:height="4.612849in" draw:z-index="0">
<draw:image xlink:href="../Images/AРМІЯINFORM/2023-04-13T74-00-00-04-00/lb_09950.view_.jpg" xlink:type="simple" xlink:show="embed" xlink:actuate="onLoad" draw:mime-type="image/jpeg"/>
</draw:frame>
</text:p>
      <text:p text:style-name="P4">
Посол України Василь Зварич разом з віцеспікером Сейму Польщі МалгожатоюГосєвською 12 квітня відкрили виставку «Маріуполь. Нескорений» у головній залібудівлі Сейму Республіки Польща,<text:a xlink:type="simple" xlink:href="https://www.facebook.com/100068077835901/posts/pfbid0ePpxAzhG3JK7shqwxgKnDRBapRfhKSRmQfETyxdBAqDu2TzcNdv78QaYXjhbheucl/" text:style-name="Internet_20_link" text:visited-style-name="Visited_20_Internet_20_Link">
повідомляє</text:a>
Посольство України у Польщі.</text:p>
      <text:p text:style-name="P4">
Виставка українських художників, присвячена місту-герою Маріуполю, йогозахисникам і захисницям, мешканкам і мешканцям та всьому українському народу,який героїчно обороняє свою країну від російської агресії.</text:p>
      <text:p text:style-name="P4">
<text:a xlink:type="simple" xlink:href="https://armyinform.com.ua/wp-content/uploads/2023/04/lb_00020.view_.jpg" text:style-name="Internet_20_link" text:visited-style-name="Visited_20_Internet_20_Link">
<draw:frame draw:style-name="fr1" draw:name="Image341" text:anchor-type="as-char" svg:width="6.9236in" svg:height="6.9236in" draw:z-index="0">
<draw:image xlink:href="../Images/AРМІЯINFORM/2023-04-13T74-00-00-04-00/lb_00020.view_-150x150.jpg" xlink:type="simple" xlink:show="embed" xlink:actuate="onLoad" draw:mime-type="image/jpeg"/>
</draw:frame>
</text:a>
</text:p>
      <text:p text:style-name="P4">
<text:a xlink:type="simple" xlink:href="https://armyinform.com.ua/wp-content/uploads/2023/04/lb_00057.view_.jpg" text:style-name="Internet_20_link" text:visited-style-name="Visited_20_Internet_20_Link">
<draw:frame draw:style-name="fr1" draw:name="Image342" text:anchor-type="as-char" svg:width="6.9236in" svg:height="6.9236in" draw:z-index="0">
<draw:image xlink:href="../Images/AРМІЯINFORM/2023-04-13T74-00-00-04-00/lb_00057.view_-150x150.jpg" xlink:type="simple" xlink:show="embed" xlink:actuate="onLoad" draw:mime-type="image/jpeg"/>
</draw:frame>
</text:a>
</text:p>
      <text:p text:style-name="P4">
Відкриття виставки у Сеймі Польщі стало можливим завдяки зусиллям Національноїспілки художників України та особистій підтримці проєкту віцеспікеромпольського парламенту Малгожатою Госєвською.</text:p>
      <text:p text:style-name="P4">
Віцеспікер польського парламенту у своєму виступі торкнулася поточних подій тавійни, яка триває в Україні. Вона зазначила, що представлені роботи — церозповідь про драму великого мегаполіса та його мешканців.</text:p>
      <text:p text:style-name="P4">
<text:a xlink:type="simple" xlink:href="https://armyinform.com.ua/wp-content/uploads/2023/04/lb_00149.view_.jpg" text:style-name="Internet_20_link" text:visited-style-name="Visited_20_Internet_20_Link">
<draw:frame draw:style-name="fr1" draw:name="Image343" text:anchor-type="as-char" svg:width="6.9236in" svg:height="6.9236in" draw:z-index="0">
<draw:image xlink:href="../Images/AРМІЯINFORM/2023-04-13T74-00-00-04-00/lb_00149.view_-150x150.jpg" xlink:type="simple" xlink:show="embed" xlink:actuate="onLoad" draw:mime-type="image/jpeg"/>
</draw:frame>
</text:a>
</text:p>
      <text:p text:style-name="P4">
<text:a xlink:type="simple" xlink:href="https://armyinform.com.ua/wp-content/uploads/2023/04/lb_00166.view_.jpg" text:style-name="Internet_20_link" text:visited-style-name="Visited_20_Internet_20_Link">
<draw:frame draw:style-name="fr1" draw:name="Image344" text:anchor-type="as-char" svg:width="6.9236in" svg:height="6.9236in" draw:z-index="0">
<draw:image xlink:href="../Images/AРМІЯINFORM/2023-04-13T74-00-00-04-00/lb_00166.view_-150x150.jpg" xlink:type="simple" xlink:show="embed" xlink:actuate="onLoad" draw:mime-type="image/jpeg"/>
</draw:frame>
</text:a>
</text:p>
      <text:p text:style-name="P4">
<text:a xlink:type="simple" xlink:href="https://armyinform.com.ua/wp-content/uploads/2023/04/lb_00172.view_.jpg" text:style-name="Internet_20_link" text:visited-style-name="Visited_20_Internet_20_Link">
<draw:frame draw:style-name="fr1" draw:name="Image345" text:anchor-type="as-char" svg:width="6.9236in" svg:height="6.9236in" draw:z-index="0">
<draw:image xlink:href="../Images/AРМІЯINFORM/2023-04-13T74-00-00-04-00/lb_00172.view_-150x150.jpg" xlink:type="simple" xlink:show="embed" xlink:actuate="onLoad" draw:mime-type="image/jpeg"/>
</draw:frame>
</text:a>
</text:p>
      <text:p text:style-name="P4">
<text:a xlink:type="simple" xlink:href="https://armyinform.com.ua/wp-content/uploads/2023/04/lb_00182.view_.jpg" text:style-name="Internet_20_link" text:visited-style-name="Visited_20_Internet_20_Link">
<draw:frame draw:style-name="fr1" draw:name="Image346" text:anchor-type="as-char" svg:width="6.9236in" svg:height="6.9236in" draw:z-index="0">
<draw:image xlink:href="../Images/AРМІЯINFORM/2023-04-13T74-00-00-04-00/lb_00182.view_-150x150.jpg" xlink:type="simple" xlink:show="embed" xlink:actuate="onLoad" draw:mime-type="image/jpeg"/>
</draw:frame>
</text:a>
</text:p>
      <text:p text:style-name="P4">
— Картини показують хроніку пекла, з якої виринає суміш болю та жалю завтраченими життями та варварськими руйнуваннями, завданими російськимизагарбниками, а також гордості за стійкий народ та його хоробрість, —підкреслила Малгожата Госєвська. — Для нас Маріуполь став символом війни, алея глибоко переконана, що незабаром він стане символом перемоги, а винуватціжахливих злочинів понесуть відповідальність.</text:p>
      <text:p text:style-name="P4">
— Щиро дякую українським митцям, які стали до бою на мистецькому полі бою,несуть правду про трагічні події в Україні світові та закликають і надалідопомагати Україні в її боротьбі з російським агресором задля нашої спільноїперемоги", — зазначив під час відкриття Василь Зварич.</text:p>
      <text:p text:style-name="P4">
<text:span text:style-name="T5">
Фото Канцелярії Сейму Республіки Польща.</text:span>
</text:p>
      <text:p text:style-name="P4">
<text:span text:style-name="T5">
Підготував Володимир Загребельний</text:span>
</text:p>
      <text:p text:style-name="P4">
Source: <text:a xlink:type="simple" xlink:href="https://armyinform.com.ua/2023/04/13/u-sejmi-polshhi-prezentuvaly-vystavku-mariupol-neskorenyj/" text:style-name="Internet_20_link" text:visited-style-name="Visited_20_Internet_20_Link">
https://armyinform.com.ua/2023/04/13/u-sejmi-polshhi-prezentuvaly-vystavku-mariupol-neskorenyj/</text:a>
</text:p>
      <!--NEWS-->
      <text:h text:style-name="P10" text:outline-level="1">
<text:span text:style-name="T4">
Україна, Молдова та Румунія мають не лише спільні кордони, але й спільну російську загрозу — Олексій Резніков</text:span>
</text:h>
      <text:p text:style-name="P4">
Author: ['Єгор Брайлян']</text:p>
      <text:p text:style-name="P4">
Time: 2023-04-13T75:00:00-04:00</text:p>
      <text:p text:style-name="P4">
Description: Про це заявив Міністр оборони України Олексій Резніков під час Першої Чорноморськ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7-06-32-2.jpg" text:style-name="Internet_20_link" text:visited-style-name="Visited_20_Internet_20_Link">
photo_2023-04-13_17-06-32-2.jpg</text:a>
', '<text:a xlink:type="simple" xlink:href="https://armyinform.com.ua/wp-content/uploads/2023/04/photo_2023-04-13_17-06-32-150x150.jpg" text:style-name="Internet_20_link" text:visited-style-name="Visited_20_Internet_20_Link">
photo_2023-04-13_17-06-32-150x150.jpg</text:a>
', '<text:a xlink:type="simple" xlink:href="https://armyinform.com.ua/wp-content/uploads/2023/04/photo_2023-04-13_17-06-33-2-150x150.jpg" text:style-name="Internet_20_link" text:visited-style-name="Visited_20_Internet_20_Link">
photo_2023-04-13_17-06-33-2-150x150.jpg</text:a>
']</text:p>
      <text:p text:style-name="P4">
Tags: ['STOPRUSSIA', 'АГРЕСІЯ РФ', 'КРИМСЬКА ПЛАТФОРМА', 'МЗС', 'МІНІСТЕРСТВО ОБОРОНИ УКРАЇНИ', 'МОЛДОВА', 'ОЛЕКСІЙ РЕЗНІКОВ', 'РУМУНІЯ', 'СВІТ ПІДТРИМУЄ УКРАЇНУ']</text:p>
      <text:p text:style-name="P4">
Category: News</text:p>
      <!--METADATA-->
      <text:p text:style-name="P4">
<draw:frame draw:style-name="fr1" draw:name="Image347" text:anchor-type="as-char" svg:width="6.9236in" svg:height="4.617987in" draw:z-index="0">
<draw:image xlink:href="../Images/AРМІЯINFORM/2023-04-13T75-00-00-04-00/photo_2023-04-13_17-06-32-2.jpg" xlink:type="simple" xlink:show="embed" xlink:actuate="onLoad" draw:mime-type="image/jpeg"/>
</draw:frame>
</text:p>
      <text:p text:style-name="P4">
Про це заявив Міністр оборони України Олексій Резніков під час ПершоїЧорноморської безпекової конференції Міжнародної кримської платформи.</text:p>
      <text:p text:style-name="P4">
— Сьогоднішня тристороння зустріч є життєво важливою в контексті зміцненнядобросусідських відносин між нашими країнами. Україна, Молдова та Румуніямають не лише спільні кордони, а й історію.</text:p>
      <text:p text:style-name="P4">
Ми також поділяємо спільні загрози. Це російська гібридна війна проти Молдовита широкомасштабна війна росії проти України. Остання є загрозою для всіхдержавам Азово-Чорноморського регіону.</text:p>
      <text:p text:style-name="P4">
Олексій Резніков подякував країнам-партнерам за допомогу та наголосив, щопопереду багато роботи із забезпечення миру в Чорноморському регіоні.</text:p>
      <text:p text:style-name="P4">
— Українська сторона щиро вдячна нашим сусідам за політичну, практичнупідтримку та солідарність у боротьбі з агресором. Своєю чергою ми готовіподілитися практичним досвідом відсічі збройній агресії та надати партнерамрекомендації щодо вдосконалення оборонного сектору.</text:p>
      <text:p text:style-name="P4">
Для відновлення безпеки в Азово-Чорноморському регіоні нашим країнам належитьтривала і наполеглива робота. Лише об’єднавшись, пліч-о-пліч, ми забезпечимомир, стабільне майбутнє і процвітання для народів наших країн. Разомпереможемо. Слава Україні!</text:p>
      <text:p text:style-name="P4">
<text:a xlink:type="simple" xlink:href="https://armyinform.com.ua/wp-content/uploads/2023/04/photo_2023-04-13_17-06-32.jpg" text:style-name="Internet_20_link" text:visited-style-name="Visited_20_Internet_20_Link">
<draw:frame draw:style-name="fr1" draw:name="Image348" text:anchor-type="as-char" svg:width="6.9236in" svg:height="6.9236in" draw:z-index="0">
<draw:image xlink:href="../Images/AРМІЯINFORM/2023-04-13T75-00-00-04-00/photo_2023-04-13_17-06-32-150x150.jpg" xlink:type="simple" xlink:show="embed" xlink:actuate="onLoad" draw:mime-type="image/jpeg"/>
</draw:frame>
</text:a>
</text:p>
      <text:p text:style-name="P4">
<text:a xlink:type="simple" xlink:href="https://armyinform.com.ua/wp-content/uploads/2023/04/photo_2023-04-13_17-06-33-2.jpg" text:style-name="Internet_20_link" text:visited-style-name="Visited_20_Internet_20_Link">
<draw:frame draw:style-name="fr1" draw:name="Image349" text:anchor-type="as-char" svg:width="6.9236in" svg:height="6.9236in" draw:z-index="0">
<draw:image xlink:href="../Images/AРМІЯINFORM/2023-04-13T75-00-00-04-00/photo_2023-04-13_17-06-33-2-150x150.jpg" xlink:type="simple" xlink:show="embed" xlink:actuate="onLoad" draw:mime-type="image/jpeg"/>
</draw:frame>
</text:a>
</text:p>
      <text:p text:style-name="P4">
Source: <text:a xlink:type="simple" xlink:href="https://armyinform.com.ua/2023/04/13/ukrayina-moldova-ta-rumuniya-mayut-ne-lyshe-spilni-kordony-ale-j-spilnu-rosijsku-zagrozu-oleksij-reznikov/" text:style-name="Internet_20_link" text:visited-style-name="Visited_20_Internet_20_Link">
https://armyinform.com.ua/2023/04/13/ukrayina-moldova-ta-rumuniya-mayut-ne-lyshe-spilni-kordony-ale-j-spilnu-rosijsku-zagrozu-oleksij-reznikov/</text:a>
</text:p>
      <!--NEWS-->
      <text:h text:style-name="P10" text:outline-level="1">
<text:span text:style-name="T4">
Головнокомандувач ЗСУ генерал Валерій Залужний зустрівся в Україні з французьким колегою</text:span>
</text:h>
      <text:p text:style-name="P4">
Author: ['АРМІЯINFORM']</text:p>
      <text:p text:style-name="P4">
Time: 2023-04-13T76:00:00-04:00</text:p>
      <text:p text:style-name="P4">
Description: В Україну прибув начальник об‘єднаного штабу Збройних сил Франції, генерал армії Тьєр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13_17-40-00.jpg" text:style-name="Internet_20_link" text:visited-style-name="Visited_20_Internet_20_Link">
photo_2023-04-13_17-40-00.jpg</text:a>
']</text:p>
      <text:p text:style-name="P4">
Tags: ['STOPRUSSIA', 'АГРЕСІЯ РФ', 'ВАЛЕРІЙ ЗАЛУЖНИЙ', 'ГШ ЗСУ', 'СВІТ ПІДТРИМУЄ УКРАЇНУ', 'ФРАНЦІЯ']</text:p>
      <text:p text:style-name="P4">
Category: News</text:p>
      <!--METADATA-->
      <text:p text:style-name="P4">
<draw:frame draw:style-name="fr1" draw:name="Image350" text:anchor-type="as-char" svg:width="6.9236in" svg:height="4.61393in" draw:z-index="0">
<draw:image xlink:href="../Images/AРМІЯINFORM/2023-04-13T76-00-00-04-00/photo_2023-04-13_17-40-00.jpg" xlink:type="simple" xlink:show="embed" xlink:actuate="onLoad" draw:mime-type="image/jpeg"/>
</draw:frame>
</text:p>
      <text:p text:style-name="P4">
В Україну прибув начальник об‘єднаного штабу Збройних сил Франції, генералармії Тьєрі Бюркар.</text:p>
      <text:p text:style-name="P4">
Про це повідомив Головнокомандувач ЗСУ генерал Валерій Залужний у Telegram.</text:p>
      <text:p text:style-name="P4">
– Був радий вперше вітати в Україні начальника об‘єднаного штабу Збройних силФранцузької Республіки генерала армії Тьєрі Бюркара. Це чіткий сигналпідтримки української армії з боку французьких колег у війні проти агресора, –зазначив Валерій Залужний.</text:p>
      <text:p text:style-name="P4">
Головнокомандувач провів з французьким топгенералом змістовні перемовини таознайомив його із ситуацією на фронті.</text:p>
      <text:p text:style-name="P4">
У ході перемовин Залужний також детально зупинився на потребі України вартилерійських снарядах та інших боєприпасах, засобах протиповітряної оборонита винищувачах F-16.</text:p>
      <text:p text:style-name="P4">
Сторони домовилися продовжувати співпрацю та підтримувати діалог і надалі. Зісвого боку, Збройні Сили України готові ділитися досвідом з партнерами щодоведення повномасштабної війни.</text:p>
      <text:p text:style-name="P4">
– Вдячний генералу Бюркару та народу Франції за допомогу. Ціную солідарністьта підтримку, – наголосив Головнокомандувач ЗСУ.</text:p>
      <text:p text:style-name="P4">
Source: <text:a xlink:type="simple" xlink:href="https://armyinform.com.ua/2023/04/13/golovnokomanduvach-zsu-general-valerij-zaluzhnyj-zustrivsya-v-ukrayini-z-franczuzkym-kolegoyu/" text:style-name="Internet_20_link" text:visited-style-name="Visited_20_Internet_20_Link">
https://armyinform.com.ua/2023/04/13/golovnokomanduvach-zsu-general-valerij-zaluzhnyj-zustrivsya-v-ukrayini-z-franczuzkym-kolegoyu/</text:a>
</text:p>
      <!--NEWS-->
      <text:h text:style-name="P10" text:outline-level="1">
<text:span text:style-name="T4">
Офіс Генпрокурора України: задокументовано понад 80 тисяч воєнних злочинів</text:span>
</text:h>
      <text:p text:style-name="P4">
Author: ['АРМІЯINFORM']</text:p>
      <text:p text:style-name="P4">
Time: 2023-04-13T77: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13042023ua.jpg" text:style-name="Internet_20_link" text:visited-style-name="Visited_20_Internet_20_Link">
warcrime-13042023ua.jpg</text:a>
', '<text:a xlink:type="simple" xlink:href="https://armyinform.com.ua/wp-content/uploads/2023/04/warcrime-13042023en.jpg" text:style-name="Internet_20_link" text:visited-style-name="Visited_20_Internet_20_Link">
warcrime-13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351" text:anchor-type="as-char" svg:width="6.9236in" svg:height="4.448413in" draw:z-index="0">
<draw:image xlink:href="../Images/AРМІЯINFORM/2023-04-13T77-00-00-04-00/warcrime-13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13 квітня</text:span>
 зареєстровано:</text:p>
      <ul>
        <li>
80 198 воєнних злочиниів,  * 17 057 злочинів проти національної безпеки України.</li>
      </ul>
      <text:p text:style-name="P4">
Крім того, за офіційними даними ювенальних прокурорів, <text:span text:style-name="T4">
1415 дітейпостраждали</text:span>
 внаслідок агресії рф, з них:</text:p>
      <ul>
        <li>
468 — дітей загинули,  * 947 — дітей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352" text:anchor-type="as-char" svg:width="6.9236in" svg:height="4.448413in" draw:z-index="0">
<draw:image xlink:href="../Images/AРМІЯINFORM/2023-04-13T77-00-00-04-00/warcrime-13042023en.jpg" xlink:type="simple" xlink:show="embed" xlink:actuate="onLoad" draw:mime-type="image/jpeg"/>
</draw:frame>
</text:p>
      <text:p text:style-name="P4">
Source: <text:a xlink:type="simple" xlink:href="https://armyinform.com.ua/2023/04/13/ofis-genprokurora-ukrayiny-zadokumentovano-ponad-80-tysyach-voyennyh-zlochyniv/" text:style-name="Internet_20_link" text:visited-style-name="Visited_20_Internet_20_Link">
https://armyinform.com.ua/2023/04/13/ofis-genprokurora-ukrayiny-zadokumentovano-ponad-80-tysyach-voyennyh-zlochyniv/</text:a>
</text:p>
      <!--NEWS-->
      <text:h text:style-name="P10" text:outline-level="1">
<text:span text:style-name="T4">
Глава держави вручив нагороди представникам вітчизняного ОПК</text:span>
</text:h>
      <text:p text:style-name="P4">
Author: ['АРМІЯINFORM']</text:p>
      <text:p text:style-name="P4">
Time: 2023-04-13T78:00:00-04:00</text:p>
      <text:p text:style-name="P4">
Description: Президент Володимир Зеленський започаткував в Україні День працівни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bb9a85a68d3cab0330f007cabbc62ae_1681391510_wysiwyg.jpeg" text:style-name="Internet_20_link" text:visited-style-name="Visited_20_Internet_20_Link">
abb9a85a68d3cab0330f007cabbc62ae_1681391510_wysiwyg.jpeg</text:a>
', '<text:a xlink:type="simple" xlink:href="https://armyinform.com.ua/wp-content/uploads/2023/04/090fd159ef51b23d819497f887050a66_1681391505_extra_large.jpeg" text:style-name="Internet_20_link" text:visited-style-name="Visited_20_Internet_20_Link">
090fd159ef51b23d819497f887050a66_1681391505_extra_large.jpeg</text:a>
', '<text:a xlink:type="simple" xlink:href="https://armyinform.com.ua/wp-content/uploads/2023/04/f72f79de467a39364c0924795b96f5f1_1681391512_extra_large.jpeg" text:style-name="Internet_20_link" text:visited-style-name="Visited_20_Internet_20_Link">
f72f79de467a39364c0924795b96f5f1_1681391512_extra_large.jpeg</text:a>
', '<text:a xlink:type="simple" xlink:href="https://armyinform.com.ua/wp-content/uploads/2023/04/32a700daee6c95efb6d87e5e6c106e7d_1681391505_extra_large.jpeg" text:style-name="Internet_20_link" text:visited-style-name="Visited_20_Internet_20_Link">
32a700daee6c95efb6d87e5e6c106e7d_1681391505_extra_large.jpeg</text:a>
']</text:p>
      <text:p text:style-name="P4">
Tags: ['ВОЛОДИМИР ЗЕЛЕНСЬКИЙ', 'ВПК']</text:p>
      <text:p text:style-name="P4">
Category: News</text:p>
      <!--METADATA-->
      <text:p text:style-name="P4">
<draw:frame draw:style-name="fr1" draw:name="Image353" text:anchor-type="as-char" svg:width="6.9236in" svg:height="4.612849in" draw:z-index="0">
<draw:image xlink:href="../Images/AРМІЯINFORM/2023-04-13T78-00-00-04-00/abb9a85a68d3cab0330f007cabbc62ae_1681391510_wysiwyg.jpeg" xlink:type="simple" xlink:show="embed" xlink:actuate="onLoad" draw:mime-type="image/jpeg"/>
</draw:frame>
</text:p>
      <text:p text:style-name="P4">
Президент Володимир Зеленський започаткував в Україні День працівникаоборонно-промислового комплексу, який відзначатиметься щороку 13 квітня, тавручив державні нагороди представникам вітчизняного ОПК.</text:p>
      <text:p text:style-name="P4">
Глава держави підписав указ про встановлення 13 квітня професійного дняпрацівників ОПК, щоб відзначити важливе значення оборонно-промисловогокомплексу для забезпечення національної безпеки та захисту державногосуверенітету, значний внесок працівників оборонно-промислового комплексу узміцнення обороноздатності України.</text:p>
      <text:p text:style-name="P4">
<draw:frame draw:style-name="fr1" draw:name="Image354" text:anchor-type="as-char" svg:width="6.9236in" svg:height="4.613521in" draw:z-index="0">
<draw:image xlink:href="../Images/AРМІЯINFORM/2023-04-13T78-00-00-04-00/090fd159ef51b23d819497f887050a66_1681391505_extra_large.jpeg" xlink:type="simple" xlink:show="embed" xlink:actuate="onLoad" draw:mime-type="image/jpeg"/>
</draw:frame>
</text:p>
      <text:p text:style-name="P4">
Як наголосив Володимир Зеленський, саме цього дня рік тому крилатимипротикорабельними ракетами «Нептун» українського виробництва було уражено йпотоплено флагман Чорноморського флоту РФ – ракетний крейсер «Москва».</text:p>
      <text:p text:style-name="P4">
«Сьогодні в нас – визначний день, коли ми згадуємо історичну подію для нашоїдержави, коли вшановуємо всіх, хто забезпечує саму можливість таких історичнихподій для нашої незалежності, для нашої України, для всього нашогоукраїнського народу», – сказав Президент.</text:p>
      <text:p text:style-name="P4">
За словами Глави держави, ракета українського виробництва допомогла навестилад в українській акваторії Чорного моря. Це було перше застосування «Нептуна»у бойових умовах, і воно стало історичним.</text:p>
      <text:p text:style-name="P4">
Володимир Зеленський акцентував, що нині є багато успішних прикладівзастосування вітчизняної зброї, техніки й снарядів – усього того, щовиробляється в Україні або спільно з нашою державою.</text:p>
      <text:p text:style-name="P4">
«Маємо знати свою силу, шанувати свій потенціал і всіх, хто це щоденнозабезпечує», – наголосив Президент.</text:p>
      <text:p text:style-name="P4">
Він зазначив, що має честь вітати сьогодні всіх, хто працює в українськомуОПК, модернізує, ремонтує, проектує й будує українську силу.</text:p>
      <text:p text:style-name="P4">
<draw:frame draw:style-name="fr1" draw:name="Image355" text:anchor-type="as-char" svg:width="6.9236in" svg:height="4.613521in" draw:z-index="0">
<draw:image xlink:href="../Images/AРМІЯINFORM/2023-04-13T78-00-00-04-00/f72f79de467a39364c0924795b96f5f1_1681391512_extra_large.jpeg" xlink:type="simple" xlink:show="embed" xlink:actuate="onLoad" draw:mime-type="image/jpeg"/>
</draw:frame>
</text:p>
      <text:p text:style-name="P4">
«Те, що Україна вистояла, що може боротися й звільняти свою землю завдякинашим Збройним Силам і завдяки вашій великій роботі – це промінь для нашогопереможного майбутнього. Я в це дуже вірю, і всі ми дуже віримо. Всі зарадицього живемо, боремося, працюємо. Багато в чому все це базується на нашійвпевненості у ваших уміннях і талантах, розумі й стратегічному мисленні всіх,хто ефективно працює в українському ОПК і здатний його розвивати. А також – насправжньому героїзмі тих, хто попри всі загрози ремонтує щоденно нашу техніку– ремонтує не тільки в тилу, ремонтує всюди, де це потрібно, в дуженебезпечних місцях на передовій, хто оберігає й розвиває наші виробництва тадає Україні зброю», – сказав Володимир Зеленський.</text:p>
      <text:p text:style-name="P4">
Глава держави наголосив, що наша країна має розвивати й нарощувати виробництвовітчизняного озброєння, ракет, снарядів, техніки, двигунів тощо. За йогословами, Українська держава вже почала виробляти артилерію, гармати, снаряди,розвиває нові технології в напрямку виробництва БПЛА та морських дронів.</text:p>
      <text:p text:style-name="P4">
«Український оборонно-промисловий комплекс може стати і, впевнений, станеоднією з ключових галузей нашої економіки, як це й мало б бути від часуздобуття нашої незалежності. Ми бачитимемо відповідні збільшення обсягівдержавного замовлення», – заявив Президент.</text:p>
      <text:p text:style-name="P4">
Амбітною метою Глава держави назвав досягнення спроможності Україниоборонятися, а після перемоги над ворогом – експортувати озброєння.</text:p>
      <text:p text:style-name="P4">
«Обов’язково після нашої перемоги ми будемо допомагати іншим. Це наша амбітнамета. Але ми вже довели за час цієї війни, що можемо досягти будь-якоїамбітної мети. Україна завжди співпрацюватиме в питаннях оборони ізнайсильнішими державами й компаніями світу. І зробимо все, щоб зацікавленістьсвіту у співпраці з Україною в ОПК завжди була на відповідному, високомурівні», – наголосив він.</text:p>
      <text:p text:style-name="P4">
Володимир Зеленський констатував: потенціал міцної держави базується на людях,здатних будувати ракети, техніку, лінії з виробництва боєприпасів, які можутьробити оборону технологічною, аналізують розвиток військової науки й глобальнуконкуренцію оборонно-промислових комплексів.</text:p>
      <text:p text:style-name="P4">
Присутні вшанували хвилиною мовчання пам’ять усіх героїв, людей, які загинули,працюючи на Україну й забезпечуючи її оборону.</text:p>
      <text:p text:style-name="P4">
Президент вручив високі державні нагороди працівникам ОПК. Зокрема, буловручено: орден Богдана Хмельницького III ступеня, ордени «За заслуги» II і IIIступенів, ордени Данила Галицького та орден княгині Ольги III ступеня, медалі«За працю і звитягу».</text:p>
      <text:p text:style-name="P4">
Крім того, під головуванням Володимира Зеленського відбулася нарада зкерівниками центральних органів виконавчої влади, підприємств оборонно-промислового комплексу, на якій обговорювалася стратегія розвитку вітчизняногоОПК.</text:p>
      <text:p text:style-name="P4">
<draw:frame draw:style-name="fr1" draw:name="Image356" text:anchor-type="as-char" svg:width="6.9236in" svg:height="4.613521in" draw:z-index="0">
<draw:image xlink:href="../Images/AРМІЯINFORM/2023-04-13T78-00-00-04-00/32a700daee6c95efb6d87e5e6c106e7d_1681391505_extra_large.jpeg" xlink:type="simple" xlink:show="embed" xlink:actuate="onLoad" draw:mime-type="image/jpeg"/>
</draw:frame>
</text:p>
      <text:p text:style-name="P4">
Генеральний директор ДП КБ «Луч» Олег Коростельов подякував Президентові зате, що ОПК України було піднято на високий рівень.</text:p>
      <text:p text:style-name="P4">
«Ви це зробили не під час повномасштабної війни, а набагато раніше. Завдякивам і вашому указу було поставлено на озброєння комплекс «Нептун». Тоді ж винаполягли – я пам’ятаю ту нараду – на фінансуванні цього комплексу йнеодноразово на цьому наголошували», – сказав він, звертаючись до Главидержави.</text:p>
      <text:p text:style-name="P4">
<text:span text:style-name="T4">
Джерело:</text:span>
 <text:a xlink:type="simple" xlink:href="https://www.president.gov.ua/news/mayemo-znati-svoyu-silu-shanuvati-svij-potencial-i-vsih-hto-82253" text:style-name="Internet_20_link" text:visited-style-name="Visited_20_Internet_20_Link">
<text:span text:style-name="T5">
Офіс ПрезидентаУкраїни</text:span>
</text:a>
</text:p>
      <text:p text:style-name="P4">
Source: <text:a xlink:type="simple" xlink:href="https://armyinform.com.ua/2023/04/13/glava-derzhavy-vruchyv-nagorody-predstavnykam-vitchyznyanogo-opk/" text:style-name="Internet_20_link" text:visited-style-name="Visited_20_Internet_20_Link">
https://armyinform.com.ua/2023/04/13/glava-derzhavy-vruchyv-nagorody-predstavnykam-vitchyznyanogo-opk/</text:a>
</text:p>
      <!--NEWS-->
      <text:h text:style-name="P10" text:outline-level="1">
<text:span text:style-name="T4">
У прикордонних районах Чернігівщини виявлено два схрони з російськими боєприпасами</text:span>
</text:h>
      <text:p text:style-name="P4">
Author: ['АРМІЯINFORM']</text:p>
      <text:p text:style-name="P4">
Time: 2023-04-13T79:00:00-04:00</text:p>
      <text:p text:style-name="P4">
Description: Служба безпеки встановила місцезнаходження ще двох схронів з російськими засоб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86d5afeaab8d3b05dc4d45296eb82d7-e1681394694265.jpeg" text:style-name="Internet_20_link" text:visited-style-name="Visited_20_Internet_20_Link">
686d5afeaab8d3b05dc4d45296eb82d7-e1681394694265.jpeg</text:a>
']</text:p>
      <text:p text:style-name="P4">
Tags: ['STOPRUSSIA', 'АГРЕСІЯ РФ', 'СБУ']</text:p>
      <text:p text:style-name="P4">
Category: News</text:p>
      <!--METADATA-->
      <text:p text:style-name="P4">
<draw:frame draw:style-name="fr1" draw:name="Image357" text:anchor-type="as-char" svg:width="6.9236in" svg:height="7.294094in" draw:z-index="0">
<draw:image xlink:href="../Images/AРМІЯINFORM/2023-04-13T79-00-00-04-00/686d5afeaab8d3b05dc4d45296eb82d7-e1681394694265.jpeg" xlink:type="simple" xlink:show="embed" xlink:actuate="onLoad" draw:mime-type="image/jpeg"/>
</draw:frame>
</text:p>
      <text:p text:style-name="P4">
Служба безпеки встановила місцезнаходження ще двох схронів з російськимизасобами ураження під час контрдиверсійних заходів у прикордонних районахЧернігівщини.</text:p>
      <text:p text:style-name="P4">
Встановлено, що окупанти приховали ці арсенали перед контрнаступом Сил оборониминулого року.</text:p>
      <text:p text:style-name="P4">
У результаті оперативних дій у покинутій будівлі поблизу одного з військовихоб’єктів виявлено:</text:p>
      <ul>
        <li>
21 артилерійський снаряд калібру 30 мм;  * бойові гранати;  * 800 набоїв до стрілецької зброї.</li>
      </ul>
      <text:p text:style-name="P4">
Інший замаскований ворожий тайник знайдено у нежитловому приміщенні поруч іззерносховищем.</text:p>
      <text:p text:style-name="P4">
Зі схрону вилучено:</text:p>
      <ul>
        <li>
два постріли до реактивних протитанкових гранатометів та пороховий заряд до них;  * набої калібру 7,62 мм.</li>
      </ul>
      <text:p text:style-name="P4">
Наразі виявлені боєприпаси направлено на потреби підрозділів Збройних СилУкраїни.</text:p>
      <text:p text:style-name="P4">
Контрдиверсійні заходи проводили співробітники СБУ у Чернігівській області.</text:p>
      <text:p text:style-name="P4">
<text:span text:style-name="T4">
Джерело:</text:span>
 <text:a xlink:type="simple" xlink:href="https://ssu.gov.ua/novyny/sbu-vyiavyla-dva-skhrony-z-rosiiskym-boieprypasamy-u-prykordonnykh-raionakh-chernihivshchyny" text:style-name="Internet_20_link" text:visited-style-name="Visited_20_Internet_20_Link">
<text:span text:style-name="T5">
СБУ</text:span>
</text:a>
</text:p>
      <text:p text:style-name="P4">
Source: <text:a xlink:type="simple" xlink:href="https://armyinform.com.ua/2023/04/13/u-prykordonnyh-rajonah-chernigivshhyny-vyyavleno-dva-shrony-z-rosijskym-boyeprypasamy/" text:style-name="Internet_20_link" text:visited-style-name="Visited_20_Internet_20_Link">
https://armyinform.com.ua/2023/04/13/u-prykordonnyh-rajonah-chernigivshhyny-vyyavleno-dva-shrony-z-rosijskym-boyeprypasamy/</text:a>
</text:p>
      <!--NEWS-->
      <text:h text:style-name="P10" text:outline-level="1">
<text:span text:style-name="T4">
Сили оборони протягом доби відбили 20 атак росіян</text:span>
</text:h>
      <text:p text:style-name="P4">
Author: ['АРМІЯINFORM']</text:p>
      <text:p text:style-name="P4">
Time: 2023-04-13T80:00:00-04:00</text:p>
      <text:p text:style-name="P4">
Description: Про це повідомляє Генеральний штаб ЗС України.    «Незважаючи на значні втр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ГШ ЗСУ']</text:p>
      <text:p text:style-name="P4">
Category: News</text:p>
      <!--METADATA-->
      <text:p text:style-name="P4">
<draw:frame draw:style-name="fr1" draw:name="Image358" text:anchor-type="as-char" svg:width="6.9236in" svg:height="4.170843in" draw:z-index="0">
<draw:image xlink:href="../Images/AРМІЯINFORM/2023-04-13T80-00-00-04-00/vidbyly-atak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b4CQRgHnSvYWqoVLmtcshtaK3Abamq51TfgqJAERcuAJoNkHnvdqBLAiVJZXTHgbl" text:style-name="Internet_20_link" text:visited-style-name="Visited_20_Internet_20_Link">
повідомляє</text:a>
Генеральний штаб ЗС України.</text:p>
      <text:p text:style-name="P4">
«Незважаючи на значні втрати, росіяни не відмовляються від своїх планів зокупації нашої території. Продовжують зосереджувати основні зусилля на веденнінаступальних дій на Лиманському, Бахмутському, Авдіївському та Мар’їнськомунапрямках. Найзапекліші бої тривають за Бахмут та Мар’їнку. Протягом доби,завдяки злагодженості дій підрозділів сил оборони та стійкості наших воїнів,було відбито близько 20 атак противника», — йдеться в повідомленні..</text:p>
      <text:p text:style-name="P4">
Source: <text:a xlink:type="simple" xlink:href="https://armyinform.com.ua/2023/04/13/syly-oborony-protyagom-doby-vidbyly-20-atak-rosiyan/" text:style-name="Internet_20_link" text:visited-style-name="Visited_20_Internet_20_Link">
https://armyinform.com.ua/2023/04/13/syly-oborony-protyagom-doby-vidbyly-20-atak-rosiyan/</text:a>
</text:p>
      <!--NEWS-->
      <text:h text:style-name="P10" text:outline-level="1">
<text:span text:style-name="T4">
росіяни завдали по Україні 11 авіаударів та понад 20 обстрілів із РСЗВ — постраждали цивільні громадяни</text:span>
</text:h>
      <text:p text:style-name="P4">
Author: ['АРМІЯINFORM']</text:p>
      <text:p text:style-name="P4">
Time: 2023-04-13T81:00:00-04:00</text:p>
      <text:p text:style-name="P4">
Description: Про це повідомляє Генеральний штаб ЗС України.  «Триває чотириста чотирнадцята доб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1040728078_0_0_3146_1770_1920x0_80_0_0_1665f11f0531350b041e17426b426c1a.jpg" text:style-name="Internet_20_link" text:visited-style-name="Visited_20_Internet_20_Link">
1040728078_0_0_3146_1770_1920x0_80_0_0_1665f11f0531350b041e17426b426c1a.jpg</text:a>
']</text:p>
      <text:p text:style-name="P4">
Tags: ['STOPRUSSIA', 'АГРЕСІЯ РФ', 'ВТОРГНЕННЯ РФ', 'ГШ ЗСУ']</text:p>
      <text:p text:style-name="P4">
Category: News</text:p>
      <!--METADATA-->
      <text:p text:style-name="P4">
<draw:frame draw:style-name="fr1" draw:name="Image359" text:anchor-type="as-char" svg:width="6.9236in" svg:height="3.894525in" draw:z-index="0">
<draw:image xlink:href="../Images/AРМІЯINFORM/2023-04-13T81-00-00-04-00/1040728078_0_0_3146_1770_1920x0_80_0_0_1665f11f0531350b041e17426b426c1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b4CQRgHnSvYWqoVLmtcshtaK3Abamq51TfgqJAERcuAJoNkHnvdqBLAiVJZXTHgbl" text:style-name="Internet_20_link" text:visited-style-name="Visited_20_Internet_20_Link">
повідомляє</text:a>
Генеральний штаб ЗС України.</text:p>
      <text:p text:style-name="P4">
«Триває чотириста чотирнадцята доба широкомасштабної збройної агресіїросійської федерації проти України.</text:p>
      <text:p text:style-name="P4">
Російська федерація продовжує ведення загарбницької війни. Ігнорує Міжнароднегуманітарне право, завдає ударів, здійснює обстріли не лише по позиціях нашихвійськ, а й по мирних населених пунктах. Протягом доби противник завдав 11авіаційних ударів, здійснив близько 20 обстрілів із реактивних системзалпового вогню, є постраждалі серед цивільного населення.</text:p>
      <text:p text:style-name="P4">
Ймовірність завдавання ракетних та авіаційних ударів по всій території Українизалишається високою.</text:p>
      <text:p text:style-name="P4">
<text:span text:style-name="T4">
На Волинському, Поліському, Сіверському та Слобожанському напрямках</text:span>
оперативна обстановка без особливих змін, ознак формування наступальнихугруповань ворога не виявлено. На території республіки білорусь продовжуютьперебувати деякі підрозділи територіальних військ збройних сил російськоїфедерації. Триває комплексна перевірка бойової готовності збройних силреспубліки білорусь.</text:p>
      <text:p text:style-name="P4">
Зберігається військова присутність противника у прикордонних з Україноюрайонах Курської та Бєлгородської областей.</text:p>
      <text:p text:style-name="P4">
Протягом доби окупанти обстріляли населені пункти Студенок, Іскрисківщина,Волфине Сумської області, а також Уди, Козача Лопань, Тернова, Стариця, Гатищета Бударки на Харківщині.</text:p>
      <text:p text:style-name="P4">
<text:span text:style-name="T4">
На Куп’янському напрямку</text:span>
 ворожих обстрілів зазнали Красне Перше, Дворічна,Западне, Масютівка та Табаївка Харківської області.</text:p>
      <text:p text:style-name="P4">
<text:span text:style-name="T4">
На Лиманському напрямку</text:span>
 протягом доби противник вів безуспішні наступальнідії в районі Білогорівки. Артилерійських обстрілів зазнали Новоселівське,Стельмахівка, Невське, Білогорівка Луганської області та Спірне на Донеччині.</text:p>
      <text:p text:style-name="P4">
<text:span text:style-name="T4">
На Бахмутському напрямку</text:span>
 ворог продовжує вести наступальні дії. Триваютьважкі бої за місто Бахмут. Противник провів атаку в районі населеного пунктуПредтечине, проте успіху не мав. Від ворожих обстрілів постраждали Оріхово-Василівка, Новомаркове, Григорівка, Богданівка, Хромове, Бахмут, Іванівське,Біла Гора, Новодмитрівка, Курдюмівка, Північне та Залізне Донецької області.</text:p>
      <text:p text:style-name="P4">
<text:span text:style-name="T4">
На Авдіївському напрямку</text:span>
 противник здійснив артилерійські обстрілинаселених пунктів Степове, Авдіївка, Водяне, Первомайське та КарлівкаДонецької області.</text:p>
      <text:p text:style-name="P4">
<text:span text:style-name="T4">
На Мар’їнському напрямку</text:span>
 протягом доби наші захисники відбили численніворожі атаки в районі Мар’їнки Донецької області. Водночас ворожих обстрілівзазнали Невельське, Красногорівка, Мар’їнка, Побєда та Новомихайлівка.</text:p>
      <text:p text:style-name="P4">
<text:span text:style-name="T4">
На Шахтарському напрямку</text:span>
 ворог наступальних дій не проводив. Здійснивобстріли населених пунктів Шахтарське, Велика Новосілка, Вугледар,Пречистівка, Золота Нива Донецької області.</text:p>
      <text:p text:style-name="P4">
<text:span text:style-name="T4">
На Запорізькому та Херсонському напрямках</text:span>
 противник продовжує вестиоборонні дії. Протягом доби здійснив обстріли населених пунктів, що поряд злінією бойового зіткнення. Серед них – Ольгівське, Червоне, Гуляйполе,Чарівне, Мала Токмачка, Новоданилівка, Оріхів, Новоандріївка, СтепногірськЗапорізької області; Степанівка і Антонівка Херсонської області та містоХерсон», — йдеться в повідомленні.</text:p>
      <text:p text:style-name="P4">
Source: <text:a xlink:type="simple" xlink:href="https://armyinform.com.ua/2023/04/13/rosiyany-zavdaly-po-ukrayini-11-aviaudariv-postrazhdaly-czyvilni-gromadyany/" text:style-name="Internet_20_link" text:visited-style-name="Visited_20_Internet_20_Link">
https://armyinform.com.ua/2023/04/13/rosiyany-zavdaly-po-ukrayini-11-aviaudariv-postrazhdaly-czyvilni-gromadyany/</text:a>
</text:p>
      <!--NEWS-->
      <text:h text:style-name="P10" text:outline-level="1">
<text:span text:style-name="T4">
Авіація Сил оборони за добу завдала 3 удари по районах зосередження росіян</text:span>
</text:h>
      <text:p text:style-name="P4">
Author: ['АРМІЯINFORM']</text:p>
      <text:p text:style-name="P4">
Time: 2023-04-13T82:00:00-04:00</text:p>
      <text:p text:style-name="P4">
Description: Про це повідомляє Генеральний штаб ЗС України.    «Авіація Сил оборони за до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ukrayinska-aviacziya.jpg" text:style-name="Internet_20_link" text:visited-style-name="Visited_20_Internet_20_Link">
ukrayinska-aviacziya.jpg</text:a>
']</text:p>
      <text:p text:style-name="P4">
Tags: ['STOPRUSSIA', 'АВІАЦІЯ ЗСУ', 'АГРЕСІЯ РФ', 'ВТОРГНЕННЯ РФ', 'ГШ ЗСУ']</text:p>
      <text:p text:style-name="P4">
Category: News</text:p>
      <!--METADATA-->
      <text:p text:style-name="P4">
<draw:frame draw:style-name="fr1" draw:name="Image360" text:anchor-type="as-char" svg:width="6.9236in" svg:height="5.185007in" draw:z-index="0">
<draw:image xlink:href="../Images/AРМІЯINFORM/2023-04-13T82-00-00-04-00/ukrayinska-aviacziya.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b4CQRgHnSvYWqoVLmtcshtaK3Abamq51TfgqJAERcuAJoNkHnvdqBLAiVJZXTHgbl" text:style-name="Internet_20_link" text:visited-style-name="Visited_20_Internet_20_Link">
повідомляє</text:a>
Генеральний штаб ЗС України.</text:p>
      <text:p text:style-name="P4">
«Авіація Сил оборони за добу завдала 3 удари по районах зосередження особовогоскладу та військової техніки окупантів, а підрозділи ракетних військ іартилерії уразили 2 пункти управління, 2 райони зосередження живої сили,озброєння та військової техніки противника, а також радіолокаційну станцію тастанцію радіоелектронної боротьби.</text:p>
      <text:p text:style-name="P4">
Підтримуйте Збройні Сили! Переможемо!</text:p>
      <text:p text:style-name="P4">
Слава Україні!», - йдеться в повідомленні.</text:p>
      <text:p text:style-name="P4">
Source: <text:a xlink:type="simple" xlink:href="https://armyinform.com.ua/2023/04/13/viacziya-syl-oborony-za-dobu-zavdala-3-udary-po-rajonah-zoseredzhennya-rosiyan/" text:style-name="Internet_20_link" text:visited-style-name="Visited_20_Internet_20_Link">
https://armyinform.com.ua/2023/04/13/viacziya-syl-oborony-za-dobu-zavdala-3-udary-po-rajonah-zoseredzhennya-rosiyan/</text:a>
</text:p>
      <!--NEWS-->
      <text:h text:style-name="P10" text:outline-level="1">
<text:span text:style-name="T4">
Глава держави: Готуємо хлопців і дуже чекаємо обіцяної партнерами зброї</text:span>
</text:h>
      <text:p text:style-name="P4">
Author: ['АРМІЯINFORM']</text:p>
      <text:p text:style-name="P4">
Time: 2023-04-13T83:00:00-04:00</text:p>
      <text:p text:style-name="P4">
Description: Сьогодні провів військовий кабінет – особливий формат роботи з керівниками нашого сект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ОЛОДИМИР ЗЕЛЕНСЬКИЙ', 'ДОПОМОГА ПАРТНЕРІВ']</text:p>
      <text:p text:style-name="P4">
Category: News</text:p>
      <!--METADATA-->
      <text:p text:style-name="P4">
Сьогодні провів військовий кабінет – особливий формат роботи з керівникаминашого сектору оборони, нашими командувачами, розвідкою, Офісом. Лише те, щопрямо необхідно для управління передовою і забезпечення активних дій України,захисту нашої держави від російського терору. Це було змістовно.</text:p>
      <text:p text:style-name="P4">
І наші дії – будуть потужними. Готуємо хлопців. І дуже чекаємо постачаннязброї, обіцяного партнерами. І по максимуму – наближаємо перемогу. Помаксимуму – дух єдності. По максимуму – ефективність. Підготовка – теж помаксимуму.</text:p>
      <text:p text:style-name="P4">
Ворог обов’язково нестиме втрати у відповідь за кожен удар по українцях.  Слава всім, хто зараз у бою заради України! Дякую всім, хто працює зарадинашої оборони і перемоги!  Дякую всім, хто допомагає!  Слава Україні!</text:p>
      <text:p text:style-name="P4">
<text:span text:style-name="T4">
Джерело:</text:span>
 <text:a xlink:type="simple" xlink:href="https://t.me/V_Zelenskiy_official/5841" text:style-name="Internet_20_link" text:visited-style-name="Visited_20_Internet_20_Link">
Zelenskiy / Official</text:a>
</text:p>
      <text:p text:style-name="P4">
Source: <text:a xlink:type="simple" xlink:href="https://armyinform.com.ua/2023/04/13/glava-derzhavy-gotuyemo-hlopcziv-i-duzhe-chekayemo-obiczyanoyi-partneramy-zbroyi/" text:style-name="Internet_20_link" text:visited-style-name="Visited_20_Internet_20_Link">
https://armyinform.com.ua/2023/04/13/glava-derzhavy-gotuyemo-hlopcziv-i-duzhe-chekayemo-obiczyanoyi-partneramy-zbroyi/</text:a>
</text:p>
      <!--NEWS-->
      <text:h text:style-name="P10" text:outline-level="1">
<text:span text:style-name="T4">
На Луганщині окупанти відбирають у громадян телефони, побоюючись витоку інформації щодо їхніх підрозділів</text:span>
</text:h>
      <text:p text:style-name="P4">
Author: ['АРМІЯINFORM']</text:p>
      <text:p text:style-name="P4">
Time: 2023-04-13T84:00:00-04:00</text:p>
      <text:p text:style-name="P4">
Description: Про це повідомляє Генеральний штаб ЗС України.    «У окремих населених пункта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ТОРГНЕННЯ РФ']</text:p>
      <text:p text:style-name="P4">
Category: News</text:p>
      <!--METADATA-->
      <text:p text:style-name="P4">
<draw:frame draw:style-name="fr1" draw:name="Image361" text:anchor-type="as-char" svg:width="6.9236in" svg:height="5.140773in" draw:z-index="0">
<draw:image xlink:href="../Images/AРМІЯINFORM/2023-04-13T84-00-00-04-00/okupanty.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2b4CQRgHnSvYWqoVLmtcshtaK3Abamq51TfgqJAERcuAJoNkHnvdqBLAiVJZXTHgbl" text:style-name="Internet_20_link" text:visited-style-name="Visited_20_Internet_20_Link">
повідомляє</text:a>
Генеральний штаб ЗС України.</text:p>
      <text:p text:style-name="P4">
«У окремих населених пунктах Троїцького району <text:span text:style-name="T4">
Луганської області,</text:span>
російські окупанти посилюють контррозвідувальний режим через побоювання витокуінформації щодо дислокації їхніх підрозділів. Збільшилась кількість патрулів.Під час обходу помешкань, у людей відбираються мобільні телефони. Введенозаборону щодо залишення населених пунктів», — йдеться в повідомленні.</text:p>
      <text:p text:style-name="P4">
Source: <text:a xlink:type="simple" xlink:href="https://armyinform.com.ua/2023/04/13/na-luganshhyni-okupanty-vidbyrayut-u-gromadyan-telefony-poboyuyuchys-vytoku-informacziyi-shhodo-yihnih-pidrozdiliv/" text:style-name="Internet_20_link" text:visited-style-name="Visited_20_Internet_20_Link">
https://armyinform.com.ua/2023/04/13/na-luganshhyni-okupanty-vidbyrayut-u-gromadyan-telefony-poboyuyuchys-vytoku-informacziyi-shhodo-yihnih-pidrozdiliv/</text:a>
</text:p>
      <!--NEWS-->
      <text:h text:style-name="P10" text:outline-level="1">
<text:span text:style-name="T4">
Дипломатам з ЄС продемонстрували рештки російської військової техніки, які містять електроніку західного виробництва</text:span>
</text:h>
      <text:p text:style-name="P4">
Author: ['АРМІЯINFORM']</text:p>
      <text:p text:style-name="P4">
Time: 2023-04-13T85:00:00-04:00</text:p>
      <text:p text:style-name="P4">
Description: В Офісі Президента України за участю першого віце-прем'єр-міністра – міністра економі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f72664a2c65265f045171217e64b1f3_1681300398_extra_large.jpeg" text:style-name="Internet_20_link" text:visited-style-name="Visited_20_Internet_20_Link">
4f72664a2c65265f045171217e64b1f3_1681300398_extra_large.jpeg</text:a>
', '<text:a xlink:type="simple" xlink:href="https://armyinform.com.ua/wp-content/uploads/2023/04/ab31c0032cc041e71bb01500363d8ace_1681300400_extra_large.jpeg" text:style-name="Internet_20_link" text:visited-style-name="Visited_20_Internet_20_Link">
ab31c0032cc041e71bb01500363d8ace_1681300400_extra_large.jpeg</text:a>
', '<text:a xlink:type="simple" xlink:href="https://armyinform.com.ua/wp-content/uploads/2023/04/3356514351f781d0a36e7a2d772415c7_1681300393_extra_large.jpeg" text:style-name="Internet_20_link" text:visited-style-name="Visited_20_Internet_20_Link">
3356514351f781d0a36e7a2d772415c7_1681300393_extra_large.jpeg</text:a>
']</text:p>
      <text:p text:style-name="P4">
Tags: ['STOPRUSSIA', 'АНТИРОСІЙСЬКІ САНКЦІЇ', 'ВТОРГНЕННЯ РФ', 'ОФІС ПРЕЗИДЕНТА УКРАЇНИ', 'СВІТ ПІДТРИМУЄ УКРАЇНУ']</text:p>
      <text:p text:style-name="P4">
Category: News</text:p>
      <!--METADATA-->
      <text:p text:style-name="P4">
<draw:frame draw:style-name="fr1" draw:name="Image362" text:anchor-type="as-char" svg:width="6.9236in" svg:height="4.613521in" draw:z-index="0">
<draw:image xlink:href="../Images/AРМІЯINFORM/2023-04-13T85-00-00-04-00/4f72664a2c65265f045171217e64b1f3_1681300398_extra_large.jpeg" xlink:type="simple" xlink:show="embed" xlink:actuate="onLoad" draw:mime-type="image/jpeg"/>
</draw:frame>
</text:p>
      <text:p text:style-name="P4">
В Офісі Президента України за участю першого віце-прем'єр-міністра – міністраекономіки Юлії Свириденко й радників керівника Офісу Глави держави ВладиславаВласюка та Дарії Зарівної відбувся черговий брифінг для голів дипломатичнихмісій країн Європейського Союзу та Представництва ЄС в Україні, присвяченийпріоритетним питанням санкційної політики щодо росії.</text:p>
      <text:p text:style-name="P4">
<draw:frame draw:style-name="fr1" draw:name="Image363" text:anchor-type="as-char" svg:width="6.9236in" svg:height="4.613521in" draw:z-index="0">
<draw:image xlink:href="../Images/AРМІЯINFORM/2023-04-13T85-00-00-04-00/ab31c0032cc041e71bb01500363d8ace_1681300400_extra_large.jpeg" xlink:type="simple" xlink:show="embed" xlink:actuate="onLoad" draw:mime-type="image/jpeg"/>
</draw:frame>
__</text:p>
      <text:p text:style-name="P4">
Основну увагу під час заходу було зосереджено на необхідності подальшогопосилення санкційного тиску на країну-агресора, зокрема в контексті підготовки11-го санкційного пакету ЄС, а також на важливості реалізації ранішезапроваджених обмежень. Крім того, організатори заходу поінформували учасниківпро результати роботи Міжнародної санкційної групи Єрмака-Макфола таукраїнської Міжвідомчої робочої групи з питань реалізації державної санкційноїполітики.</text:p>
      <text:p text:style-name="P4">
«Україна вже має практичні напрацювання щодо механізму використанняконфіскованих російських активів для відновлення нашої економіки. Закликаємодержави ЄС прискорити доопрацювання нормативно-правової бази та практичнихінструментів для використання конфіскованих російських активів за кордоном,необхідних для потреб відбудови України», – зазначила Юлія Свириденко.</text:p>
      <text:p text:style-name="P4">
Перший віце-прем'єр-міністр – міністр економіки додала, що санкційний режиммає посилюватися, поки триває війна.</text:p>
      <text:p text:style-name="P4">
У своїй презентації радник керівника Офісу Глави держави Владислав Власюкакцентував на таких санкційних пріоритетах: розширення санкційного тиску наросійські банки та «росатом», посилення санкцій проти пропагандистів іпредставників шоу-бізнесу рф, подальші обмеження щодо російського ВПК тависокотехнологічних галузей, які мають безпосередній стосунок до виробництваозброєння. Владислав Власюк навів приклади обходу санкцій і закликав доякнайшвидшого усунення наявних прогалин.</text:p>
      <text:p text:style-name="P4">
«Наступного тижня Міжнародна санкційна група Єрмака-Макфола презентує План дій2.0 щодо посилення санкцій проти росії. Перший документ став основою длязапровадження багатьох санкційних обмежень, тож сподіваємося, що План 2.0 будесправжньою дорожньою картою для запровадження подальших санкцій», – зазначиввін.</text:p>
      <text:p text:style-name="P4">
Радниця керівника Офісу Президента Дарія Зарівна окремо зупинилася напріоритетності накладення санкцій на пропагандистів.</text:p>
      <text:p text:style-name="P4">
«Ця війна – також інформаційна. Пропагандисти – одна із запорук існуванняпутінського режиму. Саме вони щодня впливають на мільйони росіян через ЗМІ,стимулюючи ненависть до України та прагнення продовжувати війну.Прокремлівські журналісти, артисти, радикальні громадські об’єднання – важливіоб’єкти для санкційного тиску. Накладення обмежень на їхні закордонні активи,на можливості подорожувати світом неодмінно посилять ефект у боротьбі загресором. Окремої уваги в контексті запровадження персональних санкційзаслуговують і російські чиновники, які безпосередньо залучені до процесунелегальної депортації українських дітей. Саме в цьому пріоритетному напрямінайближчим часом активізує роботу спеціальна група з питань захисту та безпекидітей, яка вже розробляє відповідний план дій», – розповіла Дарія Зарівна.</text:p>
      <text:p text:style-name="P4">
<draw:frame draw:style-name="fr1" draw:name="Image364" text:anchor-type="as-char" svg:width="6.9236in" svg:height="4.613521in" draw:z-index="0">
<draw:image xlink:href="../Images/AРМІЯINFORM/2023-04-13T85-00-00-04-00/3356514351f781d0a36e7a2d772415c7_1681300393_extra_large.jpeg" xlink:type="simple" xlink:show="embed" xlink:actuate="onLoad" draw:mime-type="image/jpeg"/>
</draw:frame>
__</text:p>
      <text:p text:style-name="P4">
За результатами брифінгу українська сторона подякувала учасникам заходу запідтримку, яку Україна відчуває з боку урядів і громадян країн ЄС, а такожзакликала європейських партнерів до подальшої згуртованості й рішучості успільній протидії російському агресору задля пришвидшення перемоги.</text:p>
      <text:p text:style-name="P4">
На завершення заходу за сприяння Центрального науково-дослідного інститутуозброєння та військової техніки Збройних Сил України відбулася демонстраціяспеціальної експозиції, де представники дипломатичних місій країнЄвропейського Союзу змогли ознайомитися з рештками знищеної російськоївійськової техніки, які містять елементи електроніки та побутової технікизахідного виробництва.</text:p>
      <text:p text:style-name="P4">
<text:span text:style-name="T4">
Джерело:</text:span>
 <text:a xlink:type="simple" xlink:href="https://www.president.gov.ua/news/v-ofisi-prezidenta-ukrayini-vidbuvsya-brifing-dlya-goliv-dip-82249" text:style-name="Internet_20_link" text:visited-style-name="Visited_20_Internet_20_Link">
<text:span text:style-name="T5">
Офіс ПрезидентаУкраїни</text:span>
</text:a>
</text:p>
      <text:p text:style-name="P4">
Source: <text:a xlink:type="simple" xlink:href="https://armyinform.com.ua/2023/04/13/dyplomatam-z-yes-prodemonstruvaly-reshtky-rosijskoyi-vijskovoyi-tehniky-yaki-mistyat-elektroniku-zahidnogo-vyrobnycztva/" text:style-name="Internet_20_link" text:visited-style-name="Visited_20_Internet_20_Link">
https://armyinform.com.ua/2023/04/13/dyplomatam-z-yes-prodemonstruvaly-reshtky-rosijskoyi-vijskovoyi-tehniky-yaki-mistyat-elektroniku-zahidnogo-vyrobnycztva/</text:a>
</text:p>
      <!--NEWS-->
      <text:h text:style-name="P10" text:outline-level="1">
<text:span text:style-name="T4">
Прагнення не провокувати росію створило ідеальні умови для її агресії — Олексій Резніков</text:span>
</text:h>
      <text:p text:style-name="P4">
Author: ['Єгор Брайлян']</text:p>
      <text:p text:style-name="P4">
Time: 2023-04-13T86:00:00-04:00</text:p>
      <text:p text:style-name="P4">
Description: Про це заявив Міністр оборони України Олексій Резніков під час виступу на Перш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0ce443f0-86b4-4204-b93e-6e1cd3c9f7f6.jpg" text:style-name="Internet_20_link" text:visited-style-name="Visited_20_Internet_20_Link">
0ce443f0-86b4-4204-b93e-6e1cd3c9f7f6.jpg</text:a>
']</text:p>
      <text:p text:style-name="P4">
Tags: ['ГРУЗІЯ', 'КРИМ', 'КРИМСЬКА ПЛАТФОРМА', 'МІНІСТЕРСТВО ОБОРОНИ УКРАЇНИ', 'ОЛЕКСІЙ РЕЗНІКОВ', 'РУМУНІЯ']</text:p>
      <text:p text:style-name="P4">
Category: News</text:p>
      <!--METADATA-->
      <text:p text:style-name="P4">
<draw:frame draw:style-name="fr1" draw:name="Image365" text:anchor-type="as-char" svg:width="6.9236in" svg:height="4.615733in" draw:z-index="0">
<draw:image xlink:href="../Images/AРМІЯINFORM/2023-04-13T86-00-00-04-00/0ce443f0-86b4-4204-b93e-6e1cd3c9f7f6.jpg" xlink:type="simple" xlink:show="embed" xlink:actuate="onLoad" draw:mime-type="image/jpeg"/>
</draw:frame>
</text:p>
      <text:p text:style-name="P4">
Про це заявив Міністр оборони України Олексій Резніков під час виступу наПершій Чорноморській безпековій конференції Міжнародної кримської платформи.</text:p>
      <text:p text:style-name="P4">
<text:span text:style-name="T4">
—</text:span>
 Після Будапештського меморандуму росія намагалася захопити острів Тузла.Пізніше шлях України та Грузії до НАТО було заблоковано на саміті НАТО тут, уцій дивовижній столиці Бухарест. Потім відбувся напад рф на Грузію та окупаціяКриму.</text:p>
      <text:p text:style-name="P4">
На думку Олексія Резнікова, сучасна агресивна політика росії проти сусідів єрезультатом наступних тенденцій:</text:p>
      <ul>
        <li>
прагнення не провокувати росіян, щоб діяти постфактум, коли все сталося;  * примушувати жертву агресії до компромісів.</li>
      </ul>
      <text:p text:style-name="P4">
<text:span text:style-name="T4">
—</text:span>
 Саме це є ідеальними умовами для агресора, якому вдалося спроєктуватисилу і досягнути цілей. Насправді весь світ стане дуже небезпечним місцем, ане лише наш регіон, якщо російська агресія буде успішною. Бо буде величезнаспокуса для інших агресорів. У нас є бачення загальної конфігурації безпеки таконкретних кроків, які потрібно зробити, <text:span text:style-name="T4">
—</text:span>
 сказав Олексій Резніков.</text:p>
      <text:p text:style-name="P4">
Source: <text:a xlink:type="simple" xlink:href="https://armyinform.com.ua/2023/04/13/pragnennya-ne-provokuvaty-rosiyu-stvorylo-idealni-umovy-dlya-yiyi-agresiyi-oleksij-reznikov/" text:style-name="Internet_20_link" text:visited-style-name="Visited_20_Internet_20_Link">
https://armyinform.com.ua/2023/04/13/pragnennya-ne-provokuvaty-rosiyu-stvorylo-idealni-umovy-dlya-yiyi-agresiyi-oleksij-reznikov/</text:a>
</text:p>
      <!--NEWS-->
      <text:h text:style-name="P10" text:outline-level="1">
<text:span text:style-name="T4">
Денис Шмигаль закликав США до лідерства в конфіскації російських активів</text:span>
</text:h>
      <text:p text:style-name="P4">
Author: ['АРМІЯINFORM']</text:p>
      <text:p text:style-name="P4">
Time: 2023-04-13T87:00:00-04:00</text:p>
      <text:p text:style-name="P4">
Description: Україна платить величезну ціну за стримування імперських амбіцій росії і тому мо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372_820_360_0_0_auto.jpg" text:style-name="Internet_20_link" text:visited-style-name="Visited_20_Internet_20_Link">
thumb_202372_820_360_0_0_auto.jpg</text:a>
']</text:p>
      <text:p text:style-name="P4">
Tags: ['STOPRUSSIA', 'АГРЕСІЯ РФ', 'АНТИРОСІЙСЬКІ САНКЦІЇ', 'ДЕНИС ШМИГАЛЬ']</text:p>
      <text:p text:style-name="P4">
Category: News</text:p>
      <!--METADATA-->
      <text:p text:style-name="P4">
<draw:frame draw:style-name="fr1" draw:name="Image366" text:anchor-type="as-char" svg:width="6.9236in" svg:height="4.610104in" draw:z-index="0">
<draw:image xlink:href="../Images/AРМІЯINFORM/2023-04-13T87-00-00-04-00/thumb_202372_820_360_0_0_auto.jpg" xlink:type="simple" xlink:show="embed" xlink:actuate="onLoad" draw:mime-type="image/jpeg"/>
</draw:frame>
</text:p>
      <text:p text:style-name="P4">
Україна платить величезну ціну за стримування імперських амбіцій росії і томуможе розраховувати на новий «План Маршалла», який відбудує і трансформує нашуекономіку. Про це зазначив Прем’єр-міністр Денис Шмигаль під час виступу наФорумі партнерства США та України, що організований Американською торговельноюпалатою спільно з Адміністрацією США.</text:p>
      <text:p text:style-name="P4">
«Ми сповнені рішучості не лише вийти з цієї війни переможцями, але й бутиповністю інтегрованими у глобальні ланцюжки доданої вартості та створитиможливості для українських та іноземних компаній процвітати від веденнябізнесу в Україні та з Україною. Ми будемо відбудовувати краще. За принципомbuild back better. Приватні іноземні інвестиції, особливо зі СполученихШтатів, закладуть основу для такої трансформації», — зауважив Денис Шмигаль.</text:p>
      <text:p text:style-name="P4">
Прем’єр-міністр відзначив перспективність інвестицій у такі галузі якенергетика, оборонно-промисловий комплекс, аграрний сектор, ІТ, видобутоккритичної сировини, будівництво нової інфраструктури та нового житла.</text:p>
      <text:p text:style-name="P4">
«Україна пропонує чотири основні джерела фінансування Плану відновлення:конфісковані російські кошти в Україні та світі, кошти міжнародних партнерів,в тому числі міжнародних фінансових організацій, безпосередньо кошти здержавного бюджету України, а також кошти донорів та приватного сектору. Дужеважливо, аби саме конфісковані російські суверенні кошти стали основнимресурсом для відбудови», — наголосив Денис Шмигаль.</text:p>
      <text:p text:style-name="P4">
Глава Уряду нагадав про пропозиції України створити спеціальний Компенсаційниймеханізм та ухвалити відповідне національне законодавство, яке дозволитьконфіскувати заморожені приватні та суверенні російські активи. Також ДенисШмигаль висловив сподівання на лідерство США у цьому питанні.</text:p>
      <text:p text:style-name="P4">
<text:span text:style-name="T4">
Джерело:</text:span>
 <text:a xlink:type="simple" xlink:href="https://www.kmu.gov.ua/news/denys-shmyhal-zaklykav-ssha-do-liderstva-v-konfiskatsii-rosiiskykh-aktyviv" text:style-name="Internet_20_link" text:visited-style-name="Visited_20_Internet_20_Link">
<text:span text:style-name="T5">
Урядовий портал</text:span>
</text:a>
</text:p>
      <text:p text:style-name="P4">
Source: <text:a xlink:type="simple" xlink:href="https://armyinform.com.ua/2023/04/13/denys-shmygal-zaklykav-ssha-do-liderstva-v-konfiskacziyi-rosijskyh-aktyviv/" text:style-name="Internet_20_link" text:visited-style-name="Visited_20_Internet_20_Link">
https://armyinform.com.ua/2023/04/13/denys-shmygal-zaklykav-ssha-do-liderstva-v-konfiskacziyi-rosijskyh-aktyviv/</text:a>
</text:p>
      <!--NEWS-->
      <text:h text:style-name="P10" text:outline-level="1">
<text:span text:style-name="T4">
«Офіцери впізнали у ньому дуже страшного нациста з батальйону «Торнадо» – перехоплення ГУР</text:span>
</text:h>
      <text:p text:style-name="P4">
Author: ['АРМІЯINFORM']</text:p>
      <text:p text:style-name="P4">
Time: 2023-04-13T88:00:00-04:00</text:p>
      <text:p text:style-name="P4">
Description: У черговому перехопленні ГУР МОУ військовослужбовець рф розповідає дружині про жорсток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ГУР МО УКРАЇНИ']</text:p>
      <text:p text:style-name="P4">
Category: News</text:p>
      <!--METADATA-->
      <text:p text:style-name="P4">
<draw:frame draw:style-name="fr1" draw:name="Image367" text:anchor-type="as-char" svg:width="6.9236in" svg:height="3.894525in" draw:z-index="0">
<draw:image xlink:href="../Images/AРМІЯINFORM/2023-04-13T88-00-00-04-00/gurperehoplennya.jpg" xlink:type="simple" xlink:show="embed" xlink:actuate="onLoad" draw:mime-type="image/jpeg"/>
</draw:frame>
</text:p>
      <text:p text:style-name="P4">
У черговому перехопленні ГУР МОУ військовослужбовець рф розповідає дружині прожорстоке катування українського військового з батальйону «Торнадо».</text:p>
      <text:p text:style-name="P4">
<text:span text:style-name="T4">
Джерело:</text:span>
 <text:a xlink:type="simple" xlink:href="https://gur.gov.ua/content/ofytsery-uznaly-v-nyom-tornado-eto-ochen-strashnyi-natsyst.html" text:style-name="Internet_20_link" text:visited-style-name="Visited_20_Internet_20_Link">
<text:span text:style-name="T5">
ГУР МОУ</text:span>
</text:a>
</text:p>
      <text:p text:style-name="P4">
Source: <text:a xlink:type="simple" xlink:href="https://armyinform.com.ua/2023/04/13/oficzery-vpiznaly-u-nomu-duzhe-strashnogo-naczysta-z-bataljonu-tornado-perehoplennya-gur/" text:style-name="Internet_20_link" text:visited-style-name="Visited_20_Internet_20_Link">
https://armyinform.com.ua/2023/04/13/oficzery-vpiznaly-u-nomu-duzhe-strashnogo-naczysta-z-bataljonu-tornado-perehoplennya-gur/</text:a>
</text:p>
      <!--NEWS-->
      <text:h text:style-name="P10" text:outline-level="1">
<text:span text:style-name="T4">
За держзраду судитимуть голову райсуду на Харківщині</text:span>
</text:h>
      <text:p text:style-name="P4">
Author: ['АРМІЯINFORM']</text:p>
      <text:p text:style-name="P4">
Time: 2023-04-13T89:00:00-04:00</text:p>
      <text:p text:style-name="P4">
Description: Харківська обласна прокуратура скерувала до суду обвинувальний акт стосовно голов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6.jpg" text:style-name="Internet_20_link" text:visited-style-name="Visited_20_Internet_20_Link">
16.jpg</text:a>
']</text:p>
      <text:p text:style-name="P4">
Tags: ['STOPRUSSIA', 'АГРЕСІЯ РФ', 'КОЛАБОРАНТИ', 'ОФІС ГЕНЕРАЛЬНОГО ПРОКУРОРА УКРАЇНИ']</text:p>
      <text:p text:style-name="P4">
Category: News</text:p>
      <!--METADATA-->
      <text:p text:style-name="P4">
<draw:frame draw:style-name="fr1" draw:name="Image368" text:anchor-type="as-char" svg:width="6.9236in" svg:height="7.356325in" draw:z-index="0">
<draw:image xlink:href="../Images/AРМІЯINFORM/2023-04-13T89-00-00-04-00/16.jpg" xlink:type="simple" xlink:show="embed" xlink:actuate="onLoad" draw:mime-type="image/jpeg"/>
</draw:frame>
</text:p>
      <text:p text:style-name="P4">
Харківська обласна прокуратура скерувала до суду обвинувальний акт стосовноголови Балаклійського районного суду Харківської області за фактом державноїзради.</text:p>
      <text:p text:style-name="P4">
Досудовим розслідуванням встановлено, що голова райсуду у квітні 2022 рокувиїхав з Балакліі до окупованого м. Куп’янськ, де почав будувати «кар‘єру» приросійських загарбниках.</text:p>
      <text:p text:style-name="P4">
Він добровільно обійняв псевдопосаду «и. о. заместителя начальника управления– начальника отдела юридического сопровождения» у так званій «ВГА Харьковскойобласти».</text:p>
      <text:p text:style-name="P4">
На новій посаді обвинувачений надавав людям юридичні консультації щодозаконодавства рф, а також схиляв їх перейти на бік ворога та співпрацювати зокупаційною владою.</text:p>
      <text:p text:style-name="P4">
Наразі він перебуває на території країни-агресора. Його оголошено у розшук.</text:p>
      <text:p text:style-name="P4">
Досудове розслідування здійснювали слідчі ТУ ДБР, розташованого у містіПолтаві, оперативний супровід – співробітники ДБР, Харківського управлінняДепартаменту внутрішньої безпеки Нацполіції України, Управління СБУ вХарківській області та Департаменту контррозвідки СБУ.</text:p>
      <text:p text:style-name="P4">
<text:span text:style-name="T4">
Джерело:</text:span>
 <text:a xlink:type="simple" xlink:href="https://gp.gov.ua/ua/posts/za-derzzradu-suditimut-golovu-raisudu-na-xarkivshhini" text:style-name="Internet_20_link" text:visited-style-name="Visited_20_Internet_20_Link">
<text:span text:style-name="T5">
Офіс Генерального прокурораУкраїни</text:span>
</text:a>
</text:p>
      <text:p text:style-name="P4">
Source: <text:a xlink:type="simple" xlink:href="https://armyinform.com.ua/2023/04/13/za-derzhzradu-sudytymut-golovu-rajsudu-na-harkivshhyni/" text:style-name="Internet_20_link" text:visited-style-name="Visited_20_Internet_20_Link">
https://armyinform.com.ua/2023/04/13/za-derzhzradu-sudytymut-golovu-rajsudu-na-harkivshhyni/</text:a>
</text:p>
      <!--NEWS-->
      <text:h text:style-name="P10" text:outline-level="1">
<text:span text:style-name="T4">
Денис Шмигаль подякував Польщі за чергову партію МіГ-29</text:span>
</text:h>
      <text:p text:style-name="P4">
Author: ['АРМІЯINFORM']</text:p>
      <text:p text:style-name="P4">
Time: 2023-04-13T90:00:00-04:00</text:p>
      <text:p text:style-name="P4">
Description: Прем'єр-міністр України Денис Шмигаль під час зустрічі у Вашингтоні подяк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tm6jsmxoaegymj.jpg" text:style-name="Internet_20_link" text:visited-style-name="Visited_20_Internet_20_Link">
ftm6jsmxoaegymj.jpg</text:a>
']</text:p>
      <text:p text:style-name="P4">
Tags: ['STOPRUSSIA', 'АГРЕСІЯ РФ', 'ВИНИЩУВАЧ МІГ-29', 'ДЕНИС ШМИГАЛЬ', 'ПОЛЬЩА']</text:p>
      <text:p text:style-name="P4">
Category: News</text:p>
      <!--METADATA-->
      <text:p text:style-name="P4">
<draw:frame draw:style-name="fr1" draw:name="Image369" text:anchor-type="as-char" svg:width="6.9236in" svg:height="4.677276in" draw:z-index="0">
<draw:image xlink:href="../Images/AРМІЯINFORM/2023-04-13T90-00-00-04-00/ftm6jsmxoaegymj.jpg" xlink:type="simple" xlink:show="embed" xlink:actuate="onLoad" draw:mime-type="image/jpeg"/>
</draw:frame>
</text:p>
      <text:p text:style-name="P4">
Прем'єр-міністр України Денис Шмигаль під час зустрічі у Вашингтоні подякувавПрем’єр-міністру Польщі Матеушу Моравецькому та всьому польському народу запідтримку, яку ця країна надає нашій державі та за готовність надати партіюлітаків МіГ-29.</text:p>
      <text:p text:style-name="P4">
Про це Денис Шмигаль написав у<text:a xlink:type="simple" xlink:href="https://twitter.com/Denys_Shmyhal/status/1646552271369404430" text:style-name="Internet_20_link" text:visited-style-name="Visited_20_Internet_20_Link">
Твіттері</text:a>
.</text:p>
      <text:p text:style-name="P4">
«У Вашингтоні провели зустріч з другом України, з Матеушем Моравецьким.Подякував особисто прем'єру та всьому польському народу за підтримку, щоПольща ініціює для перемоги України. Формуємо «коаліцію винищувачів». Чекаємона МіГ-29 від Польщі», - зазначив глава уряду.</text:p>
      <text:p text:style-name="P4">
Source: <text:a xlink:type="simple" xlink:href="https://armyinform.com.ua/2023/04/13/denys-shmygal-podyakuvav-polshhi-za-chergovu-partiyu-mig-29/" text:style-name="Internet_20_link" text:visited-style-name="Visited_20_Internet_20_Link">
https://armyinform.com.ua/2023/04/13/denys-shmygal-podyakuvav-polshhi-za-chergovu-partiyu-mig-29/</text:a>
</text:p>
      <!--NEWS-->
      <text:h text:style-name="P10" text:outline-level="1">
<text:span text:style-name="T4">
На Харківщині тракторист підірвався на ворожій міні</text:span>
</text:h>
      <text:p text:style-name="P4">
Author: ['АРМІЯINFORM']</text:p>
      <text:p text:style-name="P4">
Time: 2023-04-13T91:00:00-04:00</text:p>
      <text:p text:style-name="P4">
Description: За процесуального керівництва Дергачівської окружної прокуратури Харківської обла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mg-2863.jpg" text:style-name="Internet_20_link" text:visited-style-name="Visited_20_Internet_20_Link">
img-2863.jpg</text:a>
']</text:p>
      <text:p text:style-name="P4">
Tags: ['STOPRUSSIA', 'АГРЕСІЯ РФ', 'ХАРКІВСЬКИЙ ТРИБУНАЛ']</text:p>
      <text:p text:style-name="P4">
Category: News</text:p>
      <!--METADATA-->
      <text:p text:style-name="P4">
<draw:frame draw:style-name="fr1" draw:name="Image370" text:anchor-type="as-char" svg:width="6.9236in" svg:height="4.183008in" draw:z-index="0">
<draw:image xlink:href="../Images/AРМІЯINFORM/2023-04-13T91-00-00-04-00/img-2863.jpg" xlink:type="simple" xlink:show="embed" xlink:actuate="onLoad" draw:mime-type="image/jpeg"/>
</draw:frame>
</text:p>
      <text:p text:style-name="P4">
За процесуального керівництва Дергачівської окружної прокуратури Харківськоїобласті розпочато досудове розслідування за фактом порушення законів тазвичаїв війни.</text:p>
      <text:p text:style-name="P4">
За даними слідства, 13 квітня близько 8:10 у селі Борисівка Харківськогорайону тракторист наїхав у полі на російську протитанкову міну.</text:p>
      <text:p text:style-name="P4">
Чоловік отримав поранення, наразі його госпіталізовано до лікарні.</text:p>
      <text:p text:style-name="P4">
<text:span text:style-name="T4">
Джерело:</text:span>
 <text:a xlink:type="simple" xlink:href="https://gp.gov.ua/ua/posts/na-xarkivshhini-traktorist-pidirvavsya-na-vorozii-mini-rozpocato-provadzennya" text:style-name="Internet_20_link" text:visited-style-name="Visited_20_Internet_20_Link">
<text:span text:style-name="T5">
Офіс Генерального прокурораУкраїни</text:span>
</text:a>
</text:p>
      <text:p text:style-name="P4">
Source: <text:a xlink:type="simple" xlink:href="https://armyinform.com.ua/2023/04/13/na-harkivshhyni-traktoryst-pidirvavsya-na-vorozhij-mini/" text:style-name="Internet_20_link" text:visited-style-name="Visited_20_Internet_20_Link">
https://armyinform.com.ua/2023/04/13/na-harkivshhyni-traktoryst-pidirvavsya-na-vorozhij-mini/</text:a>
</text:p>
      <!--NEWS-->
      <text:h text:style-name="P10" text:outline-level="1">
<text:span text:style-name="T4">
Треба говорити про геноцид, який росія здійснює по відношенню до українського народу — Ганна Маляр</text:span>
</text:h>
      <text:p text:style-name="P4">
Author: ['Андрій Агєєв']</text:p>
      <text:p text:style-name="P4">
Time: 2023-04-13T92:00:00-04:00</text:p>
      <text:p text:style-name="P4">
Description: —Тут головне, що є свідчення вчинення агресії російської федерації, а це вже міжнародн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golovna_malyar.jpg" text:style-name="Internet_20_link" text:visited-style-name="Visited_20_Internet_20_Link">
golovna_malyar.jpg</text:a>
']</text:p>
      <text:p text:style-name="P4">
Tags: ['STOPRUSSIA', 'АГРЕСІЯ РФ', 'ВОЄННІ ЗЛОЧИНИ', 'ВТОРГНЕННЯ РФ', 'ГАННА МАЛЯР']</text:p>
      <text:p text:style-name="P4">
Category: News</text:p>
      <!--METADATA-->
      <text:p text:style-name="P4">
<draw:frame draw:style-name="fr1" draw:name="Image371" text:anchor-type="as-char" svg:width="6.9236in" svg:height="4.615733in" draw:z-index="0">
<draw:image xlink:href="../Images/AРМІЯINFORM/2023-04-13T92-00-00-04-00/golovna_malyar.jpg" xlink:type="simple" xlink:show="embed" xlink:actuate="onLoad" draw:mime-type="image/jpeg"/>
</draw:frame>
</text:p>
      <text:p text:style-name="P4">
—Тут головне, що є свідчення вчинення агресії російської федерації, а це вжеміжнародний злочин і похідні від нього — воєнні злочини, злочини протилюдяності, зрештою, тут треба говорити про геноцид, який здійснює сьогодніросійська федерація по відношенню до українського народу. І за всі ці злочинимає бути міжнародна правова оцінка, — повідомила сьогодні в ефірі єдиногоінформаційного телемарафону заступник Міністра оборони України Ганна Маляр,коментуючи відео про страшну страту українського військовослужбовця російськимокупантами.</text:p>
      <text:p text:style-name="P4">
Акцентуючи увагу на тому, чому це відео було поширено саме зараз, хоча чітковидно, що робили його в літню пору року, заступник МО України підкреслила, щойого автори чи замовники ймовірно мали на меті залякати нас, українців.</text:p>
      <text:p text:style-name="P4">
— Хоча складно уявити, чим нас ще можна залякати після року широкомасштабноговторгнення росії в Україну. Це також може бути боротьба в середині російськихсилових еліт. І зараз ми маємо припущення, представники якого саме підрозділумогли вчинити подібну страту. Таким чином вони просто один одного топлять,видаючи на публіку такі звірства. Судячи з усього, люди, які це робили навідео, робили це не вперше. Можливо, я назву страшні речі, та фігурантиотримують від цього певне задоволення. Вони можуть це знімати, щоби потімпереглядати і самостверджуватися, або для доповіді командирам у формі звітупро виконану роботу, — зазначила Маляр.</text:p>
      <text:p text:style-name="P4">
Вона також наголосила, що добре, коли подібні злочини не залишаються гетьприхованими. Бо якби не було цього відео, з великою ймовірністю ми би вже недізнались ніколи, що таке могло статися.</text:p>
      <text:p text:style-name="P4">
— Ми маємо дуже великий шанс на міжнародному рівні засудити людей, які цейзлочин вчиняли. Безумовно, ми можемо це зробити на власному національномурівні, наші суди і правоохоронні органи спроможні зробити це фахово. Тапитання тут в іншому, як світ це оцінює. Річ у тому, що це не злочин вчиненийв середині нашої країни, нашими ж громадянами. Тут головне — що є вчиненняагресії російської федерації на нашій території — а це вже міжнародний злочині похідні від нього — воєнні злочини, злочини проти людяності. Зрештою, туттреба говорити про геноцид, який здійснює сьогодні російська федерація повідношенню до українського народу.</text:p>
      <text:p text:style-name="P4">
Варто нагадати, що після Нюрнберзького процесу не було у світі вироків заагресію. Тому важливо, аби нарешті в міжнародної спільноти була політична воляі консолідація за такий злочин притягати винуватців до відповідальності, абине розв’язувати руки іншим державам, у яких теж можуть бути подібнізагарбницькі амбіції фюрера, які є не лише в російської федерації.</text:p>
      <text:p text:style-name="P4">
Source: <text:a xlink:type="simple" xlink:href="https://armyinform.com.ua/2023/04/13/treba-govoryty-pro-genoczyd-yakyj-zdijsnyuye-sogodni-rosijska-federacziya-po-vidnoshennyu-do-ukrayinskogo-narodu-ganna-malyar/" text:style-name="Internet_20_link" text:visited-style-name="Visited_20_Internet_20_Link">
https://armyinform.com.ua/2023/04/13/treba-govoryty-pro-genoczyd-yakyj-zdijsnyuye-sogodni-rosijska-federacziya-po-vidnoshennyu-do-ukrayinskogo-narodu-ganna-malyar/</text:a>
</text:p>
      <!--NEWS-->
      <text:h text:style-name="P10" text:outline-level="1">
<text:span text:style-name="T4">
Оптимізація системи закупівель в МОУ: Міноборони і британська Crown Agents обговорили напрями співробітництва</text:span>
</text:h>
      <text:p text:style-name="P4">
Author: ['АРМІЯINFORM']</text:p>
      <text:p text:style-name="P4">
Time: 2023-04-13T93:00:00-04:00</text:p>
      <text:p text:style-name="P4">
Description: У Міністерстві оборони України відбулась офіційна зустріч з представниками міжнарод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09651922a72f7c6ca707eb4e8ebd81d314df6be.jpg" text:style-name="Internet_20_link" text:visited-style-name="Visited_20_Internet_20_Link">
f09651922a72f7c6ca707eb4e8ebd81d314df6be.jpg</text:a>
']</text:p>
      <text:p text:style-name="P4">
Tags: ['ЗАКУПІВЛІ ДЛЯ АРМІЇ', 'МІНІСТЕРСТВО ОБОРОНИ УКРАЇНИ']</text:p>
      <text:p text:style-name="P4">
Category: News</text:p>
      <!--METADATA-->
      <text:p text:style-name="P4">
<draw:frame draw:style-name="fr1" draw:name="Image372" text:anchor-type="as-char" svg:width="6.9236in" svg:height="5.1927in" draw:z-index="0">
<draw:image xlink:href="../Images/AРМІЯINFORM/2023-04-13T93-00-00-04-00/f09651922a72f7c6ca707eb4e8ebd81d314df6be.jpg" xlink:type="simple" xlink:show="embed" xlink:actuate="onLoad" draw:mime-type="image/jpeg"/>
</draw:frame>
</text:p>
      <text:p text:style-name="P4">
У Міністерстві оборони України відбулась офіційна зустріч з представникамиміжнародної британської некомерційної організації Crown Agents.  Від Міністерства оборони України делегацію очолив заступник Міністра оборониУкраїни Денис Шарапов. До складу делегації також увійшли заступник директораДепартаменту державних закупівель та постачання матеріальних ресурсівМіністерства оборони України Ярослав Федорчук.  Організацію Crown Agents представляли: генеральний директор Фергус Дрейк,генеральний директор в Україні Тетяна Коротченко, заступник генеральногодиректора в Україні Євген Вілінський.  Під час офіційної зустрічі іноземна сторона поінформувала представниківМіністерства оборони України про досвід роботи в Україні від початкуповномасштабного вторгнення росії.  Зокрема, при закупівлях для Міністерства охорони здоров’я України участькомпанії дозволила суттєво збільшити кількість постачальників та зекономитивелику частку (по окремих товарах до 45%) бюджетних коштів.  Під час переговорів учасники зустрічі також попередньо обговорили перспективнінапрями співробітництва, зокрема, щодо проведення окремих оборонних закупівель(по визначеній категорії товарів, зокрема, промислових, сільськогосподарськихтоварів, хімічного продовольства), а також можливість обміну досвідом таорганізації навчання (тестування) українських фахівців у сфері закупівель.  За результатами зустрічі сторони обговорили подальші практичні кроки дляреалізації напрямів співробітництва. Найближчим часом від організації CrownAgents очікується перелік товарів, які можливо поставити, а також комерційнапропозиція щодо організації підготовки для українських фахівців у сферізакупівель.  ДОВІДКОВО. Організація Crown Agents має офіс в Україні та від початкуповномасштабного вторгнення рф в Україну надає гуманітарну допомогу урядовиморганізаціям, постачаючи засоби індивідуального захисту, тактичні аптечки,генератори, медичне обладнання, тощо. Також, організація реалізує в Україніпроекти, які фінансуються Урядом Великої Британії та спрямовані на залученнябританського бізнесу до програм відновлення України та підтримку організаційгромадянського суспільства.  Працюючи у тісному партнерстві з Урядом України, організація Crown Agentsпереважно фокусується на сфері державних закупівель та управлінні ланцюгамипостачань.</text:p>
      <text:p text:style-name="P4">
<text:span text:style-name="T4">
Джерело:</text:span>
 <text:a xlink:type="simple" xlink:href="https://www.mil.gov.ua/news/2023/04/13/optimizacziya-sistemi-zakupivel-v-mou-minoboroni-i-britanska-crown-agents-obgovorili-napryami-spivrobitnicztva/" text:style-name="Internet_20_link" text:visited-style-name="Visited_20_Internet_20_Link">
<text:span text:style-name="T5">
Міністерство оборониУкраїни</text:span>
</text:a>
</text:p>
      <text:p text:style-name="P4">
Source: <text:a xlink:type="simple" xlink:href="https://armyinform.com.ua/2023/04/13/optymizacziya-systemy-zakupivel-v-mou-minoborony-i-brytanska-crown-agents-obgovoryly-napryamy-spivrobitnycztva/" text:style-name="Internet_20_link" text:visited-style-name="Visited_20_Internet_20_Link">
https://armyinform.com.ua/2023/04/13/optymizacziya-systemy-zakupivel-v-mou-minoborony-i-brytanska-crown-agents-obgovoryly-napryamy-spivrobitnycztva/</text:a>
</text:p>
      <!--NEWS-->
      <text:h text:style-name="P10" text:outline-level="1">
<text:span text:style-name="T4">
Денис Шмигаль: У 2023 році на проекти швидкої відбудови потрібно $14 млрд</text:span>
</text:h>
      <text:p text:style-name="P4">
Author: ['АРМІЯINFORM']</text:p>
      <text:p text:style-name="P4">
Time: 2023-04-13T94:00:00-04:00</text:p>
      <text:p text:style-name="P4">
Description: 12 квітня Прем’єр-міністр України Денис Шмигаль взяв участь у круглому сто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_202310_820_360_0_0_auto.jpg" text:style-name="Internet_20_link" text:visited-style-name="Visited_20_Internet_20_Link">
thumb_202310_820_360_0_0_auto.jpg</text:a>
']</text:p>
      <text:p text:style-name="P4">
Tags: ['STOPRUSSIA', 'АГРЕСІЯ РФ', 'СВІТ ПІДТРИМУЄ УКРАЇНУ']</text:p>
      <text:p text:style-name="P4">
Category: News</text:p>
      <!--METADATA-->
      <text:p text:style-name="P4">
<draw:frame draw:style-name="fr1" draw:name="Image373" text:anchor-type="as-char" svg:width="6.9236in" svg:height="4.610104in" draw:z-index="0">
<draw:image xlink:href="../Images/AРМІЯINFORM/2023-04-13T94-00-00-04-00/thumb_202310_820_360_0_0_auto.jpg" xlink:type="simple" xlink:show="embed" xlink:actuate="onLoad" draw:mime-type="image/jpeg"/>
</draw:frame>
</text:p>
      <text:p text:style-name="P4">
12 квітня Прем’єр-міністр України Денис Шмигаль взяв участь у круглому століміністерського рівня на підтримку України, який відбувається в межах SpringMeetings групи Світового банку та МВФ.</text:p>
      <text:p text:style-name="P4">
Захід відкрив онлайн-виступ Президента України Володимира Зеленського.</text:p>
      <text:p text:style-name="P4">
«Щоб люди поверталися в Україну, щоб агресор програвав не лише на полі бою, абуквально в усьому, нам потрібне погодження програми підтримки для покриттяпершочергових проектів швидкого відновлення», - наголосив Глава держави.</text:p>
      <text:p text:style-name="P4">
Зі свого боку Прем’єр-міністр України Денис Шмигаль підкреслив, що відновленняУкраїни розпочинається вже зараз і Уряд не буде для цього чекати завершеннявійни.</text:p>
      <text:p text:style-name="P4">
«У 2023 році на проекти швидкої відбудови потрібно $14 млрд. Ведемо перемовиниз партнерами, аби залучити всі необхідні кошти вже влітку цього року. Такзможемо виконати всі завдання в п’яти пріоритетних галузях відновлення», -відзначив очільник українського Уряду.</text:p>
      <text:p text:style-name="P4">
Денис Шмигаль також заявив, що довгострокова підтримка від міжнароднихпартнерів у розмірі 115 млрд доларів не тільки забезпечить фінансовустабільність в Україні, але і посилає чіткий сигнал росії, що союзники Українипідтримуватимуть нас стільки, скільки буде потрібно.</text:p>
      <text:p text:style-name="P4">
<text:span text:style-name="T4">
Джерело:</text:span>
 <text:span text:style-name="T5">
<text:a xlink:type="simple" xlink:href="https://www.kmu.gov.ua/news/denys-shmyhal-u-2023-rotsi-na-proekty-shvydkoi-vidbudovy-potribno-14-mlrd" text:style-name="Internet_20_link" text:visited-style-name="Visited_20_Internet_20_Link">
Урядовий портал</text:a>
</text:span>
</text:p>
      <text:p text:style-name="P4">
Source: <text:a xlink:type="simple" xlink:href="https://armyinform.com.ua/2023/04/13/denys-shmygal-u-2023-roczi-na-proekty-shvydkoyi-vidbudovy-potribno-14-mlrd/" text:style-name="Internet_20_link" text:visited-style-name="Visited_20_Internet_20_Link">
https://armyinform.com.ua/2023/04/13/denys-shmygal-u-2023-roczi-na-proekty-shvydkoyi-vidbudovy-potribno-14-mlrd/</text:a>
</text:p>
      <!--NEWS-->
      <text:h text:style-name="P10" text:outline-level="1">
<text:span text:style-name="T4">
Розсекречені деталі операції знищення крейсера «москва»</text:span>
</text:h>
      <text:p text:style-name="P4">
Author: ['Руслана Богдан']</text:p>
      <text:p text:style-name="P4">
Time: 2023-04-13T95:00:00-04:00</text:p>
      <text:p text:style-name="P4">
Description: Торік 13 квітня українські військові зробили, здавалось, неможливе. Двома ракет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_foto-4.jpg" text:style-name="Internet_20_link" text:visited-style-name="Visited_20_Internet_20_Link">
golovne_foto-4.jpg</text:a>
', '<text:a xlink:type="simple" xlink:href="https://armyinform.com.ua/wp-content/uploads/2023/04/foto_1-4.jpg" text:style-name="Internet_20_link" text:visited-style-name="Visited_20_Internet_20_Link">
foto_1-4.jpg</text:a>
', '<text:a xlink:type="simple" xlink:href="https://armyinform.com.ua/wp-content/uploads/2023/04/foto_2-1-150x150.jpg" text:style-name="Internet_20_link" text:visited-style-name="Visited_20_Internet_20_Link">
foto_2-1-150x150.jpg</text:a>
', '<text:a xlink:type="simple" xlink:href="https://armyinform.com.ua/wp-content/uploads/2023/04/foto_3-2-150x150.jpg" text:style-name="Internet_20_link" text:visited-style-name="Visited_20_Internet_20_Link">
foto_3-2-150x150.jpg</text:a>
', '<text:a xlink:type="simple" xlink:href="https://armyinform.com.ua/wp-content/uploads/2023/04/foto_4-2-e1681413510644-150x150.jpg" text:style-name="Internet_20_link" text:visited-style-name="Visited_20_Internet_20_Link">
foto_4-2-e1681413510644-150x150.jpg</text:a>
', '<text:a xlink:type="simple" xlink:href="https://armyinform.com.ua/wp-content/uploads/2023/04/foto_5-2-150x150.jpg" text:style-name="Internet_20_link" text:visited-style-name="Visited_20_Internet_20_Link">
foto_5-2-150x150.jpg</text:a>
', '<text:a xlink:type="simple" xlink:href="https://armyinform.com.ua/wp-content/uploads/2023/04/foto_6-1.jpg" text:style-name="Internet_20_link" text:visited-style-name="Visited_20_Internet_20_Link">
foto_6-1.jpg</text:a>
', '<text:a xlink:type="simple" xlink:href="https://armyinform.com.ua/wp-content/uploads/2023/04/foto_7-scaled.jpg" text:style-name="Internet_20_link" text:visited-style-name="Visited_20_Internet_20_Link">
foto_7-scaled.jpg</text:a>
', '<text:a xlink:type="simple" xlink:href="https://armyinform.com.ua/wp-content/uploads/2023/04/foto_9-1-150x150.jpg" text:style-name="Internet_20_link" text:visited-style-name="Visited_20_Internet_20_Link">
foto_9-1-150x150.jpg</text:a>
', '<text:a xlink:type="simple" xlink:href="https://armyinform.com.ua/wp-content/uploads/2023/04/foto_8-150x150.jpg" text:style-name="Internet_20_link" text:visited-style-name="Visited_20_Internet_20_Link">
foto_8-150x150.jpg</text:a>
', '<text:a xlink:type="simple" xlink:href="https://armyinform.com.ua/wp-content/uploads/2023/04/foto_10-1-150x150.jpg" text:style-name="Internet_20_link" text:visited-style-name="Visited_20_Internet_20_Link">
foto_10-1-150x150.jpg</text:a>
']</text:p>
      <text:p text:style-name="P4">
Tags: ['КРЕЙСЕР «МОСКВА»', 'УЛАМОК РАКЕТИ', 'ЩО ЗБИЛА МОСКВУ']</text:p>
      <text:p text:style-name="P4">
Category: News</text:p>
      <!--METADATA-->
      <text:p text:style-name="P4">
<draw:frame draw:style-name="fr1" draw:name="Image374" text:anchor-type="as-char" svg:width="6.9236in" svg:height="4.615733in" draw:z-index="0">
<draw:image xlink:href="../Images/AРМІЯINFORM/2023-04-13T95-00-00-04-00/golovne_foto-4.jpg" xlink:type="simple" xlink:show="embed" xlink:actuate="onLoad" draw:mime-type="image/jpeg"/>
</draw:frame>
</text:p>
      <text:p text:style-name="P4">
Торік 13 квітня українські військові зробили, здавалось, неможливе. Двомаракетами «Нептун» вони знищили флагман російського флоту – крейсер «москва». Асьогодні частину від ракети, яка поцілила у ворожий корабель, показали вНаціональному військово-морському музеї України та розповіли деталі операції,яка, безперечно, увійде в підручники з історії та військової справи всьогосвіту.</text:p>
      <text:p text:style-name="P4">
<draw:frame draw:style-name="fr1" draw:name="Image375" text:anchor-type="as-char" svg:width="6.9236in" svg:height="3.956343in" draw:z-index="0">
<draw:image xlink:href="../Images/AРМІЯINFORM/2023-04-13T95-00-00-04-00/foto_1-4.jpg" xlink:type="simple" xlink:show="embed" xlink:actuate="onLoad" draw:mime-type="image/jpeg"/>
</draw:frame>
</text:p>
      <text:p text:style-name="P4">
Крейсер «москва» був збудований в Миколаєві, його довжина 186 метрів – цемайже два футбольні поля. Називався гвардійським та брав участь у захватіострова Зміїний. Саме цей флагман флоту рф український прикордонник відправиву всім відомий напрямок.</text:p>
      <text:p text:style-name="P4">
<text:a xlink:type="simple" xlink:href="https://armyinform.com.ua/wp-content/uploads/2023/04/foto_2-1.jpg" text:style-name="Internet_20_link" text:visited-style-name="Visited_20_Internet_20_Link">
<draw:frame draw:style-name="fr1" draw:name="Image376" text:anchor-type="as-char" svg:width="6.9236in" svg:height="6.9236in" draw:z-index="0">
<draw:image xlink:href="../Images/AРМІЯINFORM/2023-04-13T95-00-00-04-00/foto_2-1-150x150.jpg" xlink:type="simple" xlink:show="embed" xlink:actuate="onLoad" draw:mime-type="image/jpeg"/>
</draw:frame>
</text:a>
</text:p>
      <text:p text:style-name="P4">
Те, що корабель потонув, досі не визнає ані керівництво, ані пропагандистськамашина рф, називаючи причиною «несправності» корабля – пожежу. Натомістьіноземні експерти вже рік дивуються і вивчають, як українським військовимвдалося відправити «москву» на дно.</text:p>
      <text:p text:style-name="P4">
Це був хмарний і дощовий день, крейсер був за 120 кілометрів від Одеси, колиз’явився на радарі оператора ПКР Р-360 «Нептун». 13 квітня 2022 року о 14:06відбувся старт першої з двох ракет «Р-360» «Нептун». Згодом прилетіла і другаракета. Вони потрапили в лівий борт у район ходового містка, кают-компанії йносового машинного відділення. За добу, 14 квітня, флагман російської арміїзатонув.</text:p>
      <text:p text:style-name="P4">
<text:a xlink:type="simple" xlink:href="https://armyinform.com.ua/wp-content/uploads/2023/04/foto_3-2.jpg" text:style-name="Internet_20_link" text:visited-style-name="Visited_20_Internet_20_Link">
<draw:frame draw:style-name="fr1" draw:name="Image377" text:anchor-type="as-char" svg:width="6.9236in" svg:height="6.9236in" draw:z-index="0">
<draw:image xlink:href="../Images/AРМІЯINFORM/2023-04-13T95-00-00-04-00/foto_3-2-150x150.jpg" xlink:type="simple" xlink:show="embed" xlink:actuate="onLoad" draw:mime-type="image/jpeg"/>
</draw:frame>
</text:a>
</text:p>
      <text:p text:style-name="P4">
<text:a xlink:type="simple" xlink:href="https://armyinform.com.ua/wp-content/uploads/2023/04/foto_4-2-e1681413510644.jpg" text:style-name="Internet_20_link" text:visited-style-name="Visited_20_Internet_20_Link">
<draw:frame draw:style-name="fr1" draw:name="Image378" text:anchor-type="as-char" svg:width="6.9236in" svg:height="6.9236in" draw:z-index="0">
<draw:image xlink:href="../Images/AРМІЯINFORM/2023-04-13T95-00-00-04-00/foto_4-2-e1681413510644-150x150.jpg" xlink:type="simple" xlink:show="embed" xlink:actuate="onLoad" draw:mime-type="image/jpeg"/>
</draw:frame>
</text:a>
</text:p>
      <text:p text:style-name="P4">
Ілюстративне фото</text:p>
      <text:p text:style-name="P4">
Тримаючи стабілізатор стартового агрегата однієї з ракет, поціливших укрейсер, завідувач Національним військово-морським музеєм України СергійВоронов не стримує усмішки:</text:p>
      <text:p text:style-name="P4">
<text:a xlink:type="simple" xlink:href="https://armyinform.com.ua/wp-content/uploads/2023/04/foto_5-2.jpg" text:style-name="Internet_20_link" text:visited-style-name="Visited_20_Internet_20_Link">
<draw:frame draw:style-name="fr1" draw:name="Image379" text:anchor-type="as-char" svg:width="6.9236in" svg:height="6.9236in" draw:z-index="0">
<draw:image xlink:href="../Images/AРМІЯINFORM/2023-04-13T95-00-00-04-00/foto_5-2-150x150.jpg" xlink:type="simple" xlink:show="embed" xlink:actuate="onLoad" draw:mime-type="image/jpeg"/>
</draw:frame>
</text:a>
</text:p>
      <text:p text:style-name="P4">
–Це був достатньо засекречений елемент ракетної зброї України, але на сьогодніми вже маємо таку можливість показати його. Це символ того, що в Україні єзброя, яка дозволить нам перемогти, і якою ми вже перемагаємо. Цей артефактнам передало Командування Військово-Морських Сил ЗСУ.</text:p>
      <text:p text:style-name="P4">
<draw:frame draw:style-name="fr1" draw:name="Image380" text:anchor-type="as-char" svg:width="6.9236in" svg:height="4.615733in" draw:z-index="0">
<draw:image xlink:href="../Images/AРМІЯINFORM/2023-04-13T95-00-00-04-00/foto_6-1.jpg" xlink:type="simple" xlink:show="embed" xlink:actuate="onLoad" draw:mime-type="image/jpeg"/>
</draw:frame>
</text:p>
      <text:p text:style-name="P4">
Ще одним експонатом музею став рятувальний круг з борту крейсера «москва». Півроку тому прикордонники виявили його на борту одного з рибальських суден.Навряд чи завдяки ньому врятувався хтось з особового складу, що перебував накрейсері. За даними, які має Сергій Воронов, там потонуло близько 500військовослужбовців рф.</text:p>
      <text:p text:style-name="P4">
<draw:frame draw:style-name="fr1" draw:name="Image381" text:anchor-type="as-char" svg:width="6.9236in" svg:height="4.615733in" draw:z-index="0">
<draw:image xlink:href="../Images/AРМІЯINFORM/2023-04-13T95-00-00-04-00/foto_7-scaled.jpg" xlink:type="simple" xlink:show="embed" xlink:actuate="onLoad" draw:mime-type="image/jpeg"/>
</draw:frame>
</text:p>
      <text:p text:style-name="P4">
Невіддільною частиною виставки є 3D шоу «Отріцатєльное всплитіе». Уривок знього показали відвідувачам відкриття експонатів та журналістам. У травні йогозможуть побачити українці. Шоу триватиме пів години, за цей час глядачспостерігатиме за крейсером «москва» від моменту, коли корабель підплив доострова Зміїний, і аж до затоплення.</text:p>
      <text:p text:style-name="P4">
<text:a xlink:type="simple" xlink:href="https://armyinform.com.ua/wp-content/uploads/2023/04/foto_9-1.jpg" text:style-name="Internet_20_link" text:visited-style-name="Visited_20_Internet_20_Link">
<draw:frame draw:style-name="fr1" draw:name="Image382" text:anchor-type="as-char" svg:width="6.9236in" svg:height="6.9236in" draw:z-index="0">
<draw:image xlink:href="../Images/AРМІЯINFORM/2023-04-13T95-00-00-04-00/foto_9-1-150x150.jpg" xlink:type="simple" xlink:show="embed" xlink:actuate="onLoad" draw:mime-type="image/jpeg"/>
</draw:frame>
</text:a>
</text:p>
      <text:p text:style-name="P4">
<text:a xlink:type="simple" xlink:href="https://armyinform.com.ua/wp-content/uploads/2023/04/foto_8.jpg" text:style-name="Internet_20_link" text:visited-style-name="Visited_20_Internet_20_Link">
<draw:frame draw:style-name="fr1" draw:name="Image383" text:anchor-type="as-char" svg:width="6.9236in" svg:height="6.9236in" draw:z-index="0">
<draw:image xlink:href="../Images/AРМІЯINFORM/2023-04-13T95-00-00-04-00/foto_8-150x150.jpg" xlink:type="simple" xlink:show="embed" xlink:actuate="onLoad" draw:mime-type="image/jpeg"/>
</draw:frame>
</text:a>
</text:p>
      <text:p text:style-name="P4">
За допомогою 3D графіки також відтворили, як виглядає крейсер зараз,затоплений на дні чорного моря. Зробили це учасники громадської організації«ДНО», розповідає очільник спостережної ради ГО Євген Миронюк:</text:p>
      <text:p text:style-name="P4">
<text:a xlink:type="simple" xlink:href="https://armyinform.com.ua/wp-content/uploads/2023/04/foto_10-1.jpg" text:style-name="Internet_20_link" text:visited-style-name="Visited_20_Internet_20_Link">
<draw:frame draw:style-name="fr1" draw:name="Image384" text:anchor-type="as-char" svg:width="6.9236in" svg:height="6.9236in" draw:z-index="0">
<draw:image xlink:href="../Images/AРМІЯINFORM/2023-04-13T95-00-00-04-00/foto_10-1-150x150.jpg" xlink:type="simple" xlink:show="embed" xlink:actuate="onLoad" draw:mime-type="image/jpeg"/>
</draw:frame>
</text:a>
</text:p>
      <text:p text:style-name="P4">
–Цей крейсер – елемент та прапор російської пропаганди. Як вони брехали прозагиблих, саму причину затоплення – це елемент брехні. На прикладі історії зцим крейсером ми хочемо показати, як бреше москва, як вона це робить. У нас єфакти та докази. Ми кажемо сьогодні, що не можна довіряти московії на слово.</text:p>
      <text:p text:style-name="P4">
У травні шоу покажуть українцям. Після цього – мешканцям Бельгії, Німеччини,Британії та Америки, і це тільки попередні домовленості.</text:p>
      <text:p text:style-name="P4">
Видно потоплений крейсер і нині. Він розташований на глибині близько 50 метріву морі, поряд величезна пляма нафтопродуктів. Після перемоги крейсер залишатьна дні. А от артефакти з нього теж стануть експонатами Національноговійськово-морського музею України, – каже його завідувач Сергій Воронов. –Тоді ж розкриють ім’я людини, яка натисла «пуск» ракет «Нептун».</text:p>
      <text:p text:style-name="P4">
<text:span text:style-name="T5">
Фото: Віктор Дехтяр,</text:span>
 <text:span text:style-name="T5">
соцмережі, створені ГО «ДНО»</text:span>
</text:p>
      <text:p text:style-name="P4">
Source: <text:a xlink:type="simple" xlink:href="https://armyinform.com.ua/2023/04/13/rozsekrecheni-detali-operacziyi-znyshhennya-krejsera-moskva/" text:style-name="Internet_20_link" text:visited-style-name="Visited_20_Internet_20_Link">
https://armyinform.com.ua/2023/04/13/rozsekrecheni-detali-operacziyi-znyshhennya-krejsera-moskva/</text:a>
</text:p>
      <!--NEWS-->
      <text:h text:style-name="P10" text:outline-level="1">
<text:span text:style-name="T4">
На Донеччині окупанти звільняють місцевих лікарів та везуть медиків з рф</text:span>
</text:h>
      <text:p text:style-name="P4">
Author: ['АРМІЯINFORM']</text:p>
      <text:p text:style-name="P4">
Time: 2023-04-13T96:00:00-04:00</text:p>
      <text:p text:style-name="P4">
Description: До тимчасово захоплених районах Луганської області окупанти везуть лікарів з рф, зам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vfev.webp" text:style-name="Internet_20_link" text:visited-style-name="Visited_20_Internet_20_Link">
fvfev.webp</text:a>
']</text:p>
      <text:p text:style-name="P4">
Tags: ['STOPRUSSIA', 'АГРЕСІЯ РФ', 'ВТОРГНЕННЯ РФ']</text:p>
      <text:p text:style-name="P4">
Category: News</text:p>
      <!--METADATA-->
      <text:p text:style-name="P4">
<draw:frame draw:style-name="fr1" draw:name="Image385" text:anchor-type="as-char" svg:width="6.9236in" svg:height="4.615733in" draw:z-index="0">
<draw:image xlink:href="../ConvertedIMGs/AРМІЯINFORM/2023-04-13T96-00-00-04-00/fvfev.png" xlink:type="simple" xlink:show="embed" xlink:actuate="onLoad" draw:mime-type="image/png"/>
</draw:frame>
Ілюстративне фото</text:p>
      <text:p text:style-name="P4">
До тимчасово захоплених районах Луганської області окупанти везуть лікарів зрф, замість звільненого місцевого медперсоналу.</text:p>
      <text:p text:style-name="P4">
Так тимчасово захопленому Сніжному (Донецька область) окупанти звільнили 10медиків, які відмовились отримувати паспорт рф. Замість них у місто прислалилікарів з Самари.</text:p>
      <text:p text:style-name="P4">
Нагадаємо, ворог продовжує переобладнувати цивільні лікарні під потребиокупаційних військ, але немає достатньої кількості лікарів. При цьому, попридефіцит лікарів, напередодні ще кілька цивільних лікарень на Сході Українивіддали на потреби терористичної організації «пвк вагнер».</text:p>
      <text:p text:style-name="P4">
<text:span text:style-name="T4">
Джерело:</text:span>
<text:a xlink:type="simple" xlink:href="https://sprotyv.mod.gov.ua/2023/04/13/na-donechchyni-okupanty-zavozyat-rosijskyh-likariv-zamist-zvilnenyh-misczevyh/" text:style-name="Internet_20_link" text:visited-style-name="Visited_20_Internet_20_Link">
 <text:span text:style-name="T5">
Центр національногоспротиву</text:span>
</text:a>
</text:p>
      <text:p text:style-name="P4">
Source: <text:a xlink:type="simple" xlink:href="https://armyinform.com.ua/2023/04/13/na-donechchyni-okupanty-zvilnyayut-misczevyh-likariv-ta-vezut-medykiv-z-rf/" text:style-name="Internet_20_link" text:visited-style-name="Visited_20_Internet_20_Link">
https://armyinform.com.ua/2023/04/13/na-donechchyni-okupanty-zvilnyayut-misczevyh-likariv-ta-vezut-medykiv-z-rf/</text:a>
</text:p>
      <!--NEWS-->
      <text:h text:style-name="P10" text:outline-level="1">
<text:span text:style-name="T4">
Міністерство оборони продовжує пошук ефективних моделей організації харчування ЗСУ: відбулася зустріч з рітейлерами</text:span>
</text:h>
      <text:p text:style-name="P4">
Author: ['АРМІЯINFORM']</text:p>
      <text:p text:style-name="P4">
Time: 2023-04-13T97:00:00-04:00</text:p>
      <text:p text:style-name="P4">
Description: Міністерство оборони України продовжує пошук рішень, направлених на забезпечення прозор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olovne_foto-2-918x540-1.jpg" text:style-name="Internet_20_link" text:visited-style-name="Visited_20_Internet_20_Link">
golovne_foto-2-918x540-1.jpg</text:a>
']</text:p>
      <text:p text:style-name="P4">
Tags: ['ДЕРЖАВНІ ЗАКУПІВЛІ', 'МІНІСТЕРСТВО ОБОРОНИ УКРАЇНИ']</text:p>
      <text:p text:style-name="P4">
Category: News</text:p>
      <!--METADATA-->
      <text:p text:style-name="P4">
<draw:frame draw:style-name="fr1" draw:name="Image386" text:anchor-type="as-char" svg:width="6.9236in" svg:height="4.072706in" draw:z-index="0">
<draw:image xlink:href="../Images/AРМІЯINFORM/2023-04-13T97-00-00-04-00/golovne_foto-2-918x540-1.jpg" xlink:type="simple" xlink:show="embed" xlink:actuate="onLoad" draw:mime-type="image/jpeg"/>
</draw:frame>
 Ілюстративне фото</text:p>
      <text:p text:style-name="P4">
Міністерство оборони України продовжує пошук рішень, направлених назабезпечення прозорих процедур закупок та ефективних моделей організаціїхарчування Збройних Сил України.  Відтак, заступник міністра оборони України Денис Шарапов разом з КомандуваннямСил Логістики Збройних Сил України провів зустріч з представниками крупнихторговельних мереж (рітейлерів).  Зокрема, на зустрічі були присутні наступні представники:  — від мережі продуктових магазинів «КОЛО» Олег Первушин та Марина Сергієнко,  — від мережі продуктових магазинів «АТБ-Маркет» Ольга Бучковська та ЄвгенійШабовта,  — від мережі продуктових магазинів «ВАРУС» Олександр Булгаков та КостянтинРомащенко,  — від мережі продуктових магазинів «АШАН» Алла Ковалевська та Руслан Дубас,  — від мережі продуктових магазинів «СІЛЬПО» (Fozzy Group) Ірина Дячук.  Під час зустрічі заступник міністра оборони України Денис Шарапов висловивпозицію щодо важливості залучення рітейлерів до процесу організації ібезперебійного забезпечення харчуванням військовослужбовців.  Представники рітейлерів поінформували, що при існуючих вимогах забезпеченнялогістики продуктів — а саме за принципом гарантування доставки продуктів дочастин при їх постійній передислокації, — є занадто ризикованим процесом длямережевого бізнесу при існуючих в МОУ цінах.  Розуміючи важливість безперервного процесу харчування сторони домовилисьвідпрацювати можливість проведення декількох пілотних проєктів, аби напрактиці проаналізувати напрями оптимізації процесу системи закупок.  Сторони домовились обмінятись додатковими напрацюваннями та продовжити пошукефективних рішень за тиждень.</text:p>
      <text:p text:style-name="P4">
<text:span text:style-name="T4">
Джерело:</text:span>
 <text:a xlink:type="simple" xlink:href="https://www.mil.gov.ua/news/2023/04/13/ministerstvo-oboroni-prodovzhue-poshuk-efektivnih-modelej-organizaczii-harchuvannya-zsu-vidbulasya-zustrich-z-ritejlerami/" text:style-name="Internet_20_link" text:visited-style-name="Visited_20_Internet_20_Link">
<text:span text:style-name="T5">
Міністерство оборониУкраїни</text:span>
</text:a>
</text:p>
      <text:p text:style-name="P4">
Source: <text:a xlink:type="simple" xlink:href="https://armyinform.com.ua/2023/04/13/ministerstvo-oborony-prodovzhuye-poshuk-efektyvnyh-modelej-organizacziyi-harchuvannya-zsu-vidbulasya-zustrich-z-ritejleramy/" text:style-name="Internet_20_link" text:visited-style-name="Visited_20_Internet_20_Link">
https://armyinform.com.ua/2023/04/13/ministerstvo-oborony-prodovzhuye-poshuk-efektyvnyh-modelej-organizacziyi-harchuvannya-zsu-vidbulasya-zustrich-z-ritejleramy/</text:a>
</text:p>
      <!--NEWS-->
      <text:h text:style-name="P10" text:outline-level="1">
<text:span text:style-name="T4">
На війні словосполучення «достатньо зброї» не існує – Олексій Данілов</text:span>
</text:h>
      <text:p text:style-name="P4">
Author: ['АРМІЯINFORM']</text:p>
      <text:p text:style-name="P4">
Time: 2023-04-13T98:00:00-04:00</text:p>
      <text:p text:style-name="P4">
Description: Секретар Ради національної безпеки і оборони України Олексій Данілов підкреслив, щ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STOPRUSSIA', 'АГРЕСІЯ РФ', 'СЕКРЕТАР РНБО УКРАЇНИ']</text:p>
      <text:p text:style-name="P4">
Category: News</text:p>
      <!--METADATA-->
      <text:p text:style-name="P4">
<draw:frame draw:style-name="fr1" draw:name="Image387" text:anchor-type="as-char" svg:width="6.9236in" svg:height="3.894525in" draw:z-index="0">
<draw:image xlink:href="../ConvertedIMGs/AРМІЯINFORM/2023-04-13T98-00-00-04-00/124169412_728e27f1-5076-4016-ae2e-9fb07e605c88.jpg.png" xlink:type="simple" xlink:show="embed" xlink:actuate="onLoad" draw:mime-type="image/png"/>
</draw:frame>
</text:p>
      <text:p text:style-name="P4">
Секретар Ради національної безпеки і оборони України Олексій Даніловпідкреслив, що наразі Україна отримує від партнерів більше зброї, але говоритипро те, що її достатньо, українські військові не можуть.</text:p>
      <text:p text:style-name="P4">
Про це він заявив в ефірі національного телемарафону «Єдині новини».</text:p>
      <text:p text:style-name="P4">
«Сьогодні ми отримуємо дедалі більше і більше допомоги від наших партнерів.Але те, що стосується достатньо чи не достатньо цієї зброї, то я вам скажу, щовійськовим ніколи не буде її достатньо. Такого словосполучення, як «достатньозброї» на війні не існує. Наші військові мають велике бажання мати якомогабільше зброї для того, щоб якомога швидше знищити тих терористів, які вдерлисяна нашу територію», - наголосив Секретар РНБО.</text:p>
      <text:p text:style-name="P4">
Також він зауважив, що існують «певні затримки» у постачанні зброї, якуобіцяли партнери України.</text:p>
      <text:p text:style-name="P4">
«Хочу звернути увагу на слова Президента, що ми чекаємо на обіцяну допомогувід наших партнерів. Я можу зауважити, на превеликий жаль, ще не всі партнеривідгукнулися. Постачання зараз йде – я не можу сказати, що його немає – але єпевні затримки по тих чи інших питаннях. Будемо вважати, що це тимчасоваситуація, яка буде відпрацьована», – зазначив Олексій Данілов.</text:p>
      <text:p text:style-name="P4">
Також він підкреслив, що Україна покладається не лише на партнерів, а й на«багато інших каналів», які дають змогу закуповувати зброю для Сил оборони, іцей процес триває щодня.</text:p>
      <text:p text:style-name="P4">
При цьому Секретар РНБО не уточнив, про який саме вид озброєння йдеться.</text:p>
      <text:p text:style-name="P4">
Source: <text:a xlink:type="simple" xlink:href="https://armyinform.com.ua/2023/04/13/na-vijni-slovospoluchennya-dostatno-zbroyi-ne-isnuye-oleksij-danilov/" text:style-name="Internet_20_link" text:visited-style-name="Visited_20_Internet_20_Link">
https://armyinform.com.ua/2023/04/13/na-vijni-slovospoluchennya-dostatno-zbroyi-ne-isnuye-oleksij-danilov/</text:a>
</text:p>
      <!--NEWS-->
      <text:h text:style-name="P10" text:outline-level="1">
<text:span text:style-name="T4">
Коротко. Війна. День 414. Відеодайджест</text:span>
</text:h>
      <text:p text:style-name="P4">
Author: ['АРМІЯINFORM']</text:p>
      <text:p text:style-name="P4">
Time: 2023-04-13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РЮ В ЗСУ']</text:p>
      <text:p text:style-name="P4">
Category: News</text:p>
      <!--METADATA-->
      <text:p text:style-name="P4">
Source: <text:a xlink:type="simple" xlink:href="https://armyinform.com.ua/2023/04/13/korotko-vijna-den-414-videodajdzhest-2/" text:style-name="Internet_20_link" text:visited-style-name="Visited_20_Internet_20_Link">
https://armyinform.com.ua/2023/04/13/korotko-vijna-den-414-videodajdzhest-2/</text:a>
</text:p>
      <!--NEWS-->
      <text:h text:style-name="P10" text:outline-level="1">
<text:span text:style-name="T4">
Офіс генпрокурора зафіксував понад 77 тисяч воєнних злочинів росіян в Україні - Костін</text:span>
</text:h>
      <text:p text:style-name="P4">
Authors: Ukrinform (Person)</text:p>
      <text:p text:style-name="P4">
Publisher: Укринформ (Organization)</text:p>
      <text:p text:style-name="P4">
Published Time: 2023-04-14T-30:09:00+03:00</text:p>
      <text:p text:style-name="P4">
Modified Time: 2023-04-14T01:09:00+03:00</text:p>
      <text:p text:style-name="P4">
Description: З часу початку повномасштабного російського вторгнення, Україна уже зареєструвала вчинення на своїй території понад 77 тисяч воєнних злочинів. — Укрінформ.</text:p>
      <text:p text:style-name="P4">
Images: ["<text:a xlink:type="simple" xlink:href="https://static.ukrinform.com/photos/2022_08/thumb_files/630_360_1659550516-968.jpg" text:style-name="Internet_20_link" text:visited-style-name="Visited_20_Internet_20_Link">
630_360_16595...</text:a>
"]</text:p>
      <text:p text:style-name="P4">
Tags: ['Російські військові', 'Воєнні злочини', 'Офіс генпрокурора', 'Андрій Костін', 'Війна з росією']</text:p>
      <text:p text:style-name="P4">
Type: Article</text:p>
      <!--METADATA-->
      <text:p text:style-name="P4">
<draw:frame draw:style-name="fr1" draw:name="Image388" text:anchor-type="as-char" svg:width="6.9236in" svg:height="3.956343in" draw:z-index="0">
<draw:image xlink:href="../Images/yкринформ/2023-04-14T-30-09-00-03-00/630_360_1659550516-968.jpg" xlink:type="simple" xlink:show="embed" xlink:actuate="onLoad" draw:mime-type="image/jpeg"/>
</draw:frame>
 З часупочатку повномасштабного російського вторгнення, Україна уже зареєструвалавчинення на своїй території понад 77 тисяч воєнних злочинів.</text:p>
      <text:p text:style-name="P4">
Як повідомляє кореспондент Укрінформу, про це в інтерв’ю <text:a xlink:type="simple" xlink:href="https://www.washingtonpost.com/washington-post-live/2023/04/12/ukraines-prosecutor-general-investigating-alleged-russian-war-crimes/" text:style-name="Internet_20_link" text:visited-style-name="Visited_20_Internet_20_Link">
</text:a>
 розповівгенеральний прокурор України Андрій Костін.</text:p>
      <text:p text:style-name="P4">
“Станом на сьогодні, ми зареєстрували більш як 77 тисяч випадків вчиненнявоєнних злочинів. Йдеться не лише про вбивства, приниження та ґвалтування, атакож про руйнування власності, примусову депортацію. &lt;...&gt;
 й масовемародерство на окупованих територіях”, - сказав Костін.</text:p>
      <text:p text:style-name="P4">
Він наголосив, що “не існує таких <text:a xlink:type="simple" xlink:href="https://www.ukrinform.ua/tag-vijskovi-zlocini" text:style-name="Internet_20_link" text:visited-style-name="Visited_20_Internet_20_Link">
 </text:a>
 , які не чинилися й не чиняться росіянами в Україні”. “Ми отримуємоінформацію звідусіль, з усіх джерел, але, звісно, найбільше - від жертввірогідних воєнних злочинів, вчинених рф”, - зазначив генпрокурор.</text:p>
      <text:p text:style-name="P4">
<text:span text:style-name="T4">
Читайте також:</text:span>
 <text:a xlink:type="simple" xlink:href="https://www.ukrinform.ua/rubric-ato/3694863-ukraina-zaklikae-ofis-prokurora-mks-nevidkladno-zvernuti-uvagu-na-stratu-ukrainskogo-bijca.html" text:style-name="Internet_20_link" text:visited-style-name="Visited_20_Internet_20_Link">
 </text:a>
</text:p>
      <text:p text:style-name="P4">
Костін додав, що Україна уже встановила та повідомила про підозру у вчиненніцих злочинів 305 особам. “Вже є 150 обвинувальних актів та 30 вироківукраїнських судів стосовно російських воєнних злочинів, вчинених на територіїУкраїни”, - зауважив він.</text:p>
      <text:p text:style-name="P4">
На його переконання, “більш як 99% воєнних злочинів, вчинених проти українців,будуть розслідувані та судимі в Україні”.</text:p>
      <text:p text:style-name="P4">
“На додачу до наших національних зусиль, розслідувань Міжнародногокримінального суду й команди прокурора Хана, ми також координуємо роботу ізвладою 20 держав, які розпочали розслідування щодо можливого вчиненняросіянами воєнних злочинів на території України”, - підсумував Костін.</text:p>
      <text:p text:style-name="P4">
<text:span text:style-name="T5">
Фото: Офіс генпрокурора</text:span>
</text:p>
      <text:p text:style-name="P4">
Source: <text:a xlink:type="simple" xlink:href="https://www.ukrinform.ua/rubric-ato/3695651-ofis-genprokurora-zafiksuvav-ponad-77-tisac-voennih-zlociniv-rosian-v-ukraini-kostin.html" text:style-name="Internet_20_link" text:visited-style-name="Visited_20_Internet_20_Link">
https://www.ukrinform.ua/rubric-ato/3695651-ofis-genprokurora-zafiksuvav-ponad-77-tisac-voennih-zlociniv-rosian-v-ukraini-kostin.html</text:a>
</text:p>
      <!--NEWS-->
      <text:h text:style-name="P10" text:outline-level="1">
<text:span text:style-name="T4">
росіяни уявляють взяття Бахмута як перемогу в Другій світовій війні - Данілов</text:span>
</text:h>
      <text:p text:style-name="P4">
Authors: Ukrinform (Person)</text:p>
      <text:p text:style-name="P4">
Publisher: Укринформ (Organization)</text:p>
      <text:p text:style-name="P4">
Published Time: 2023-04-14T-33:47:00+03:00</text:p>
      <text:p text:style-name="P4">
Modified Time: 2023-04-14T00:47:00+03:00</text:p>
      <text:p text:style-name="P4">
Description: Секретар Ради національної безпеки і оборони України Олексій Данілов заявив, що військові російської армія чомусь уявляють захоплення Бахмута як перемогу у Другій світовій війні. — Укрінформ.</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РНБО', 'Данілов', 'Війна з росією', 'Єдині новини']</text:p>
      <text:p text:style-name="P4">
Type: Article</text:p>
      <!--METADATA-->
      <text:p text:style-name="P4">
<draw:frame draw:style-name="fr1" draw:name="Image389" text:anchor-type="as-char" svg:width="6.9236in" svg:height="3.956343in" draw:z-index="0">
<draw:image xlink:href="../Images/yкринформ/2023-04-14T-33-47-00-03-00/630_360_1671467664-524.jpg" xlink:type="simple" xlink:show="embed" xlink:actuate="onLoad" draw:mime-type="image/jpeg"/>
</draw:frame>
 СекретарРади національної безпеки і оборони України Олексій Данілов заявив, щовійськові російської армія чомусь уявляють захоплення Бахмута як перемогу уДругій світовій війні.</text:p>
      <text:p text:style-name="P4">
Про це він сказав в ефірі телемарафону "Єдині новини", коментуючи зосередженняросіян на чотирьох напрямках на сході і ймовірність того, що українськимвійськовим доведеться відступити, повідомляє Укрінформ.</text:p>
      <text:p text:style-name="P4">
"Ми ні звідки відступати не збираємось. Про захоплення Бахмута росіяни ужеволають місяць-півтора. Повісять десь якусь ганчірку і кричать. Вони чомусьсобі уявляють, що для них захоплення Бахмута буде як перемога у Другійсвітовій війні. Вони божевільні, бо ввважають, що взяття одного населеногопункту - це вирішення усіх питань. Ми зі свого боку нікому нічого здавати незбираємось. Але в разі загрози остаточне рішення будуть приймати військові", -заявив Данілов.</text:p>
      <text:p text:style-name="P4">
Він зазначив, що ситуацію на фронті, а особливо найгарячіші напрямки, кожногоразу обговорюють на Ставці Верховного головнокомандувача і кожного ранку нанараді у Президента за участі керівників Міноборони, Генштабу, усіх генералів.</text:p>
      <text:p text:style-name="P4">
<text:span text:style-name="T4">
Читайте також:</text:span>
 <text:a xlink:type="simple" xlink:href="https://www.ukrinform.ua/rubric-ato/3695419-rosiani-namagautsa-otociti-bahmut-iz-pivnoci-ta-pivdna-genstab.html" text:style-name="Internet_20_link" text:visited-style-name="Visited_20_Internet_20_Link">
 <text:span text:style-name="T4">
Бахмут</text:span>
 </text:a>
</text:p>
      <text:p text:style-name="P4">
Відповідаючи на питання, чи не вбачаються у діях росіян наміри взяти у кільцеАвдіївку, Данілов сказав, що на цьому напрямку працюють професійні досвідченіукраїнські військовослужбовці і генерали, які мають досвід ведення війни з2014 року. "Тому як тільки раптом виникне загроза оточення, рішенняприйматиметься миттєво", - зазначив він.</text:p>
      <text:p text:style-name="P4">
Як повідомляв Укрінформ, зараз ворог сконцентрував усі свої професійні ударнісили на чотирьох напрямках на сході - Мар'їнський, Лиманський, Бахмутський іАвдіївка.</text:p>
      <text:p text:style-name="P4">
Упродовж останніх двох тижнів у районі міста Бахмут  <text:a xlink:type="simple" xlink:href="https://www.ukrinform.ua/tag-doneccina" text:style-name="Internet_20_link" text:visited-style-name="Visited_20_Internet_20_Link">
</text:a>
 області російська федерація втратилавбитими та пораненими майже 4,5 тисячі військовослужбовців регулярних збройнихсил рф і бойовиків приватної військової компанії “вагнер”.</text:p>
      <text:p text:style-name="P4">
<text:span text:style-name="T5">
Фото: Генштаб ЗСУ</text:span>
</text:p>
      <text:p text:style-name="P4">
Source: <text:a xlink:type="simple" xlink:href="https://www.ukrinform.ua/rubric-ato/3695642-danilov-rosiani-uavlaut-vzatta-bahmuta-ak-peremogu-v-drugij-svitovij-vijni.html" text:style-name="Internet_20_link" text:visited-style-name="Visited_20_Internet_20_Link">
https://www.ukrinform.ua/rubric-ato/3695642-danilov-rosiani-uavlaut-vzatta-bahmuta-ak-peremogu-v-drugij-svitovij-vijni.html</text:a>
</text:p>
      <!--NEWS-->
      <text:h text:style-name="P10" text:outline-level="1">
<text:span text:style-name="T4">
Ліга Європи УЄФА: «Ювентус» переміг, а «МЮ» і «Баєр» зіграли внічию у своїх матчах</text:span>
</text:h>
      <text:p text:style-name="P4">
Authors: Ukrinform (Person)</text:p>
      <text:p text:style-name="P4">
Publisher: Укринформ (Organization)</text:p>
      <text:p text:style-name="P4">
Published Time: 2023-04-14T-35:39:09+03:00</text:p>
      <text:p text:style-name="P4">
Modified Time: 2023-04-14T00:39:09+03:00</text:p>
      <text:p text:style-name="P4">
Description: «Баєр» розписав нічию з «Рояль Уніоном», а «МЮ» - із «Севільєю». — Укрінформ.</text:p>
      <text:p text:style-name="P4">
Images: ["<text:a xlink:type="simple" xlink:href="https://static.ukrinform.com/photos/2023_04/thumb_files/630_360_1681421874-775.jpg" text:style-name="Internet_20_link" text:visited-style-name="Visited_20_Internet_20_Link">
630_360_16814...</text:a>
"]</text:p>
      <text:p text:style-name="P4">
Tags: ['Футбол', 'Ліга Європи']</text:p>
      <text:p text:style-name="P4">
Type: Article</text:p>
      <!--METADATA-->
      <text:p text:style-name="P4">
<draw:frame draw:style-name="fr1" draw:name="Image390" text:anchor-type="as-char" svg:width="6.9236in" svg:height="3.956343in" draw:z-index="0">
<draw:image xlink:href="../Images/yкринформ/2023-04-14T-35-39-09-03-00/630_360_1681421874-775.jpg" xlink:type="simple" xlink:show="embed" xlink:actuate="onLoad" draw:mime-type="image/jpeg"/>
</draw:frame>
 «Баєр»розписав нічию з «Рояль Уніоном», а «МЮ» - із «Севільєю».</text:p>
      <text:p text:style-name="P4">
Закінчився ігровий день перших чвертьфінальних матчів Ліги Європи, передаєУкрінформ.</text:p>
      <text:p text:style-name="P4">
«Ювентус» мінімально здолав «Спортінг» - 1:0. Єдиний гол на рахунку Гатті.</text:p>
      <text:p text:style-name="P4">
В іншому матчі «Манчестер Юнайтед» зіграв внічию із «Севільєю» - 2:2. Забітцерзабив у ворота португальців, а Маласія і Магвайр відзначилися автоголами.</text:p>
      <text:p text:style-name="P4">
Ще один матч між «Баєром» і «Рояль Уніоном» завершився внічию - 1:1. У складінімців відзначився Вірц. Бельгійці відповіли точним ударом Боніфейса.</text:p>
      <text:p text:style-name="P4">
<text:span text:style-name="T4">
Читайте також:</text:span>
 <text:a xlink:type="simple" xlink:href="https://www.ukrinform.ua/rubric-sports/3695625-liga-evropi-uefa-roma-postupilas-feenordu.html" text:style-name="Internet_20_link" text:visited-style-name="Visited_20_Internet_20_Link">
 <text:span text:style-name="T4">
Рома</text:span>
 </text:a>
</text:p>
      <text:p text:style-name="P4">
Як повідомлялося, у першому поєдинку ігрового дня Ліги Європи «Феєнорд» здолав«Рому» (1:0).</text:p>
      <text:p text:style-name="P4">
Фото: twitter.com/juventusfc</text:p>
      <text:p text:style-name="P4">
Source: <text:a xlink:type="simple" xlink:href="https://www.ukrinform.ua/rubric-sports/3695650-liga-evropi-uefa-uventus-peremig-a-mu-i-baer-zigrali-vniciu-u-svoih-matcah.html" text:style-name="Internet_20_link" text:visited-style-name="Visited_20_Internet_20_Link">
https://www.ukrinform.ua/rubric-sports/3695650-liga-evropi-uefa-uventus-peremig-a-mu-i-baer-zigrali-vniciu-u-svoih-matcah.html</text:a>
</text:p>
      <!--NEWS-->
      <text:h text:style-name="P10" text:outline-level="1">
<text:span text:style-name="T4">
Резніков: ОПК Румунії виробляє «деякі непогані речі», які нам потрібні</text:span>
</text:h>
      <text:p text:style-name="P4">
Authors: Ukrinform (Person)</text:p>
      <text:p text:style-name="P4">
Publisher: Укринформ (Organization)</text:p>
      <text:p text:style-name="P4">
Published Time: 2023-04-14T-37:28:00+03:00</text:p>
      <text:p text:style-name="P4">
Modified Time: 2023-04-14T00:28:00+03:00</text:p>
      <text:p text:style-name="P4">
Description: Міністр оборони Олексій Резніков провів у Бухаресті у четвер зустрічі з представниками оборонно-промислового комплексу (ОПК) Румунії, який виробляє "деякі непогані речі", що  потрібні Україні для підвищення своєї обороноздатності. — Укрінформ.</text:p>
      <text:p text:style-name="P4">
Images: ["<text:a xlink:type="simple" xlink:href="https://static.ukrinform.com/photos/2023_04/thumb_files/630_360_1681398232-396.jpg" text:style-name="Internet_20_link" text:visited-style-name="Visited_20_Internet_20_Link">
630_360_16813...</text:a>
"]</text:p>
      <text:p text:style-name="P4">
Tags: ['Румунія', 'Зброя', 'ЗСУ', 'ОПК', 'Резніков', 'Кримська платформа', 'Війна з росією', '#stoprussia']</text:p>
      <text:p text:style-name="P4">
Type: Article</text:p>
      <!--METADATA-->
      <text:p text:style-name="P4">
<draw:frame draw:style-name="fr1" draw:name="Image391" text:anchor-type="as-char" svg:width="6.9236in" svg:height="3.956343in" draw:z-index="0">
<draw:image xlink:href="../Images/yкринформ/2023-04-14T-37-28-00-03-00/630_360_1681398232-396.jpg" xlink:type="simple" xlink:show="embed" xlink:actuate="onLoad" draw:mime-type="image/jpeg"/>
</draw:frame>
 Міністроборони Олексій Резніков провів у Бухаресті у четвер зустрічі з представникамиоборонно-промислового комплексу (ОПК) Румунії, який виробляє "деякі непоганіречі", що потрібні Україні для підвищення своєї обороноздатності.</text:p>
      <text:p text:style-name="P4">
Як передає власний кореспондент Укрінформу, про це Резніков повідомив на поляхПершої Чорноморської безпекової конференції у Бухаресті.</text:p>
      <text:p text:style-name="P4">
"Я мав зустріч і буду ще мати зустрічі з представниками військово-промисловогокомплексу Румунії. Їх індустрія виготовляє деякі непогані речі, які нампотрібні для підвищення обороноздатності наших сил оборони", - підкреслив <text:a xlink:type="simple" xlink:href="https://www.ukrinform.ua/tag-reznikov" text:style-name="Internet_20_link" text:visited-style-name="Visited_20_Internet_20_Link">
</text:a>
 .</text:p>
      <text:p text:style-name="P4">
Водночас міністр зазначив, що не все може розказати публічно, щоб "залишитинам можливість для маневру".</text:p>
      <text:p text:style-name="P4">
<text:span text:style-name="T4">
Читайте також:</text:span>
 <text:a xlink:type="simple" xlink:href="https://www.ukrinform.ua/rubric-ato/3695529-dla-bezpeki-regionu-neobhidna-deokupacia-krimu-i-ce-bude-zrobleno-reznikov.html" text:style-name="Internet_20_link" text:visited-style-name="Visited_20_Internet_20_Link">
 <text:span text:style-name="T4">
Резніков</text:span>
 </text:a>
</text:p>
      <text:p text:style-name="P4">
Очільник оборонного відомства України також повідомив, що під час зустрічірумунський колега запевнив його, що усі політичні сили Румунії підтримуютьУкраїну та бажають їй перемоги.</text:p>
      <text:p text:style-name="P4">
Як повідомляв Укрінформ, у столиці Румунії у четвер проходить другий(офіційний) день Першої Чорноморської безпекової <text:a xlink:type="simple" xlink:href="https://www.ukrinform.ua/rubric-polytics/3695230-u-buharesti-rozpocalasa-cornomorska-bezpekova-konferencia.html" text:style-name="Internet_20_link" text:visited-style-name="Visited_20_Internet_20_Link">
</text:a>
 , яка зібрала в Бухарестіпредставників понад 50 країн та організацій.</text:p>
      <text:p text:style-name="P4">
Source: <text:a xlink:type="simple" xlink:href="https://www.ukrinform.ua/rubric-ato/3695649-reznikov-opk-rumunii-viroblae-deaki-nepogani-reci-aki-nam-potribni.html" text:style-name="Internet_20_link" text:visited-style-name="Visited_20_Internet_20_Link">
https://www.ukrinform.ua/rubric-ato/3695649-reznikov-opk-rumunii-viroblae-deaki-nepogani-reci-aki-nam-potribni.html</text:a>
</text:p>
      <!--NEWS-->
      <text:h text:style-name="P10" text:outline-level="1">
<text:span text:style-name="T4">
США підтримують прагнення України до реформ і виконання програми МВФ - міністерка фінансів</text:span>
</text:h>
      <text:p text:style-name="P4">
Authors: Ukrinform (Person)</text:p>
      <text:p text:style-name="P4">
Publisher: Укринформ (Organization)</text:p>
      <text:p text:style-name="P4">
Published Time: 2023-04-14T-39:08:00+03:00</text:p>
      <text:p text:style-name="P4">
Modified Time: 2023-04-14T00:08:00+03:00</text:p>
      <text:p text:style-name="P4">
Description: Міністерка фінансів США Джанет Єллен висловила підтримку прагненням українського уряду реалізовувати реформи та досягати показників, зазначених у недавно ухваленій програмі МВФ для України, аби повернутися до здорового економічного зростання. — Укрінформ.</text:p>
      <text:p text:style-name="P4">
Images: ["<text:a xlink:type="simple" xlink:href="https://static.ukrinform.com/photos/2023_04/thumb_files/630_360_1681418037-1533.jpeg" text:style-name="Internet_20_link" text:visited-style-name="Visited_20_Internet_20_Link">
630_360_16814...</text:a>
", "<text:a xlink:type="simple" xlink:href="https://static.ukrinform.com/photos/2023_04/1681417227-860.jpg" text:style-name="Internet_20_link" text:visited-style-name="Visited_20_Internet_20_Link">
1681417227-86...</text:a>
"]</text:p>
      <text:p text:style-name="P4">
Tags: ['Мінфін', 'МВФ', 'Реформа', 'США', 'Україна', 'Шмигаль']</text:p>
      <text:p text:style-name="P4">
Type: Article</text:p>
      <!--METADATA-->
      <text:p text:style-name="P4">
<draw:frame draw:style-name="fr1" draw:name="Image392" text:anchor-type="as-char" svg:width="6.9236in" svg:height="3.956343in" draw:z-index="0">
<draw:image xlink:href="../Images/yкринформ/2023-04-14T-39-08-00-03-00/630_360_1681418037-1533.jpeg" xlink:type="simple" xlink:show="embed" xlink:actuate="onLoad" draw:mime-type="image/jpeg"/>
</draw:frame>
Міністерка фінансів США Джанет Єллен висловила підтримку прагненнямукраїнського уряду реалізовувати реформи та досягати показників, зазначених унедавно ухваленій програмі МВФ для України, аби повернутися до здоровогоекономічного зростання.</text:p>
      <text:p text:style-name="P4">
Про це вона заявила у четвер під час спільної з Прем’єр-міністром ДенисомШмигалем пресконференції у Вашингтоні, передає власний кореспондентУкрінформу.</text:p>
      <text:p text:style-name="P4">
<draw:frame draw:style-name="fr1" draw:name="Image393" text:anchor-type="as-char" svg:width="6.9236in" svg:height="4.596501in" draw:z-index="0">
<draw:image xlink:href="../Images/yкринформ/2023-04-14T-39-08-00-03-00/1681417227-860.jpg" xlink:type="simple" xlink:show="embed" xlink:actuate="onLoad" draw:mime-type="image/jpeg"/>
</draw:frame>
 <text:span text:style-name="T5">
Фото: ЯрославДовгопол</text:span>
</text:p>
      <text:p text:style-name="P4">
«Я високо оцінюю вашу відданість виконувати порядок денний реформ і досягатиконтрольних показників, викладених у програмі МВФ», - зауважила Єллен.</text:p>
      <text:p text:style-name="P4">
Вона підкреслила, що новий рівень підзвітності уряду України, належнеуправління та забезпечення відповідального використання міжнародної допомоги,є «істотним кроком» до виведення України на здоровий економічний шлях.</text:p>
      <text:p text:style-name="P4">
<text:span text:style-name="T4">
Читайте також:</text:span>
 <text:a xlink:type="simple" xlink:href="https://www.ukrinform.ua/rubric-economy/3695643-smigal-u-ssa-dopomoga-ukraini-ce-investicia-u-novij-svit-bez-agresii.html" text:style-name="Internet_20_link" text:visited-style-name="Visited_20_Internet_20_Link">
 <text:span text:style-name="T4">
Шмигаль</text:span>
 </text:a>
</text:p>
      <text:p text:style-name="P4">
«Будьте впевнені, Сполучені Штати підтримують Україну від першого дня цієївійни, і ми продовжимо підтримувати Україну стільки, скільки буде потрібно», -наголосила міністерка.</text:p>
      <text:p text:style-name="P4">
За її словами, Сполучені Штати пишаються тим, що є провідним партнеромУкраїни. У цьому зв’язку вона нагадала слова президента Зеленського, щопідтримка України – це не благодійність, а інвестиція в демократію таглобальну безпеку.</text:p>
      <text:p text:style-name="P4">
Як повідомляв Укрінформ, напередодні міністр фінансів США <text:a xlink:type="simple" xlink:href="https://www.ukrinform.ua/rubric-economy/3695122-vasington-planue-do-veresna-nadati-novu-grantovu-dopomogu-ukraini-minfin-ssa.html" text:style-name="Internet_20_link" text:visited-style-name="Visited_20_Internet_20_Link">
</text:a>
 про плани Вашингтоназабезпечити Україну до вересня нинішнього року додатковою фінансовоюпідтримкою, а також іншими формами допомоги.</text:p>
      <text:p text:style-name="P4">
<text:span text:style-name="T5">
Фото: kmu.gov.ua</text:span>
</text:p>
      <text:p text:style-name="P4">
Source: <text:a xlink:type="simple" xlink:href="https://www.ukrinform.ua/rubric-economy/3695648-ssa-pidtrimuut-pragnenna-ukraini-do-reform-i-vikonanna-programi-mvf-ministerka-finansiv.html" text:style-name="Internet_20_link" text:visited-style-name="Visited_20_Internet_20_Link">
https://www.ukrinform.ua/rubric-economy/3695648-ssa-pidtrimuut-pragnenna-ukraini-do-reform-i-vikonanna-programi-mvf-ministerka-finansiv.html</text:a>
</text:p>
      <!--NEWS-->
      <text:h text:style-name="P10" text:outline-level="1">
<text:span text:style-name="T4">
США підтримують прагнення України до реформ і виконання програми МВФ - міністерка фінансів</text:span>
</text:h>
      <text:p text:style-name="P4">
Authors: Ukrinform (Person)</text:p>
      <text:p text:style-name="P4">
Publisher: Укринформ (Organization)</text:p>
      <text:p text:style-name="P4">
Published Time: 2023-04-14T00:08:00+03:00</text:p>
      <text:p text:style-name="P4">
Modified Time: 2023-04-14T00:08:00+03:00</text:p>
      <text:p text:style-name="P4">
Description: Міністерка фінансів США Джанет Єллен висловила підтримку прагненням українського уряду реалізовувати реформи та досягати показників, зазначених у недавно ухваленій програмі МВФ для України, аби повернутися до здорового економічного зростання. — Укрінформ.</text:p>
      <text:p text:style-name="P4">
Images: ["<text:a xlink:type="simple" xlink:href="https://static.ukrinform.com/photos/2023_04/thumb_files/630_360_1681418037-1533.jpeg" text:style-name="Internet_20_link" text:visited-style-name="Visited_20_Internet_20_Link">
630_360_16814...</text:a>
", "<text:a xlink:type="simple" xlink:href="https://static.ukrinform.com/photos/2023_04/1681417227-860.jpg" text:style-name="Internet_20_link" text:visited-style-name="Visited_20_Internet_20_Link">
1681417227-86...</text:a>
"]</text:p>
      <text:p text:style-name="P4">
Tags: ['Мінфін', 'МВФ', 'Реформа', 'США', 'Україна', 'Шмигаль']</text:p>
      <text:p text:style-name="P4">
Type: Article</text:p>
      <!--METADATA-->
      <text:p text:style-name="P4">
<draw:frame draw:style-name="fr1" draw:name="Image394" text:anchor-type="as-char" svg:width="6.9236in" svg:height="3.956343in" draw:z-index="0">
<draw:image xlink:href="../Images/yкринформ/2023-04-14T00-08-00-03-00/630_360_1681418037-1533.jpeg" xlink:type="simple" xlink:show="embed" xlink:actuate="onLoad" draw:mime-type="image/jpeg"/>
</draw:frame>
Міністерка фінансів США Джанет Єллен висловила підтримку прагненнямукраїнського уряду реалізовувати реформи та досягати показників, зазначених унедавно ухваленій програмі МВФ для України, аби повернутися до здоровогоекономічного зростання.</text:p>
      <text:p text:style-name="P4">
Про це вона заявила у четвер під час спільної з Прем’єр-міністром ДенисомШмигалем пресконференції у Вашингтоні, передає власний кореспондентУкрінформу.</text:p>
      <text:p text:style-name="P4">
<draw:frame draw:style-name="fr1" draw:name="Image395" text:anchor-type="as-char" svg:width="6.9236in" svg:height="4.596501in" draw:z-index="0">
<draw:image xlink:href="../Images/yкринформ/2023-04-14T00-08-00-03-00/1681417227-860.jpg" xlink:type="simple" xlink:show="embed" xlink:actuate="onLoad" draw:mime-type="image/jpeg"/>
</draw:frame>
 <text:span text:style-name="T5">
Фото: ЯрославДовгопол</text:span>
</text:p>
      <text:p text:style-name="P4">
«Я високо оцінюю вашу відданість виконувати порядок денний реформ і досягатиконтрольних показників, викладених у програмі МВФ», - зауважила Єллен.</text:p>
      <text:p text:style-name="P4">
Вона підкреслила, що новий рівень підзвітності уряду України, належнеуправління та забезпечення відповідального використання міжнародної допомоги,є «істотним кроком» до виведення України на здоровий економічний шлях.</text:p>
      <text:p text:style-name="P4">
<text:span text:style-name="T4">
Читайте також:</text:span>
 <text:a xlink:type="simple" xlink:href="https://www.ukrinform.ua/rubric-economy/3695643-smigal-u-ssa-dopomoga-ukraini-ce-investicia-u-novij-svit-bez-agresii.html" text:style-name="Internet_20_link" text:visited-style-name="Visited_20_Internet_20_Link">
 <text:span text:style-name="T4">
Шмигаль</text:span>
 </text:a>
</text:p>
      <text:p text:style-name="P4">
«Будьте впевнені, Сполучені Штати підтримують Україну від першого дня цієївійни, і ми продовжимо підтримувати Україну стільки, скільки буде потрібно», -наголосила міністерка.</text:p>
      <text:p text:style-name="P4">
За її словами, Сполучені Штати пишаються тим, що є провідним партнеромУкраїни. У цьому зв’язку вона нагадала слова президента Зеленського, щопідтримка України – це не благодійність, а інвестиція в демократію таглобальну безпеку.</text:p>
      <text:p text:style-name="P4">
Як повідомляв Укрінформ, напередодні міністр фінансів США <text:a xlink:type="simple" xlink:href="https://www.ukrinform.ua/rubric-economy/3695122-vasington-planue-do-veresna-nadati-novu-grantovu-dopomogu-ukraini-minfin-ssa.html" text:style-name="Internet_20_link" text:visited-style-name="Visited_20_Internet_20_Link">
</text:a>
 про плани Вашингтоназабезпечити Україну до вересня нинішнього року додатковою фінансовоюпідтримкою, а також іншими формами допомоги.</text:p>
      <text:p text:style-name="P4">
<text:span text:style-name="T5">
Фото: kmu.gov.ua</text:span>
</text:p>
      <text:p text:style-name="P4">
Source: <text:a xlink:type="simple" xlink:href="https://www.ukrinform.ua/rubric-economy/3695648-ssa-pidtrimuut-pragnenna-ukraini-do-reform-i-vikonanna-programi-mvf-ministerka-finansiv.html" text:style-name="Internet_20_link" text:visited-style-name="Visited_20_Internet_20_Link">
https://www.ukrinform.ua/rubric-economy/3695648-ssa-pidtrimuut-pragnenna-ukraini-do-reform-i-vikonanna-programi-mvf-ministerka-finansiv.html</text:a>
</text:p>
      <!--NEWS-->
      <text:h text:style-name="P10" text:outline-level="1">
<text:span text:style-name="T4">
Резніков: ОПК Румунії виробляє «деякі непогані речі», які нам потрібні</text:span>
</text:h>
      <text:p text:style-name="P4">
Authors: Ukrinform (Person)</text:p>
      <text:p text:style-name="P4">
Publisher: Укринформ (Organization)</text:p>
      <text:p text:style-name="P4">
Published Time: 2023-04-14T00:28:00+03:00</text:p>
      <text:p text:style-name="P4">
Modified Time: 2023-04-14T00:28:00+03:00</text:p>
      <text:p text:style-name="P4">
Description: Міністр оборони Олексій Резніков провів у Бухаресті у четвер зустрічі з представниками оборонно-промислового комплексу (ОПК) Румунії, який виробляє "деякі непогані речі", що  потрібні Україні для підвищення своєї обороноздатності. — Укрінформ.</text:p>
      <text:p text:style-name="P4">
Images: ["<text:a xlink:type="simple" xlink:href="https://static.ukrinform.com/photos/2023_04/thumb_files/630_360_1681398232-396.jpg" text:style-name="Internet_20_link" text:visited-style-name="Visited_20_Internet_20_Link">
630_360_16813...</text:a>
"]</text:p>
      <text:p text:style-name="P4">
Tags: ['Румунія', 'Зброя', 'ЗСУ', 'ОПК', 'Резніков', 'Кримська платформа', 'Війна з росією', '#stoprussia']</text:p>
      <text:p text:style-name="P4">
Type: Article</text:p>
      <!--METADATA-->
      <text:p text:style-name="P4">
<draw:frame draw:style-name="fr1" draw:name="Image396" text:anchor-type="as-char" svg:width="6.9236in" svg:height="3.956343in" draw:z-index="0">
<draw:image xlink:href="../Images/yкринформ/2023-04-14T00-28-00-03-00/630_360_1681398232-396.jpg" xlink:type="simple" xlink:show="embed" xlink:actuate="onLoad" draw:mime-type="image/jpeg"/>
</draw:frame>
 Міністроборони Олексій Резніков провів у Бухаресті у четвер зустрічі з представникамиоборонно-промислового комплексу (ОПК) Румунії, який виробляє "деякі непоганіречі", що потрібні Україні для підвищення своєї обороноздатності.</text:p>
      <text:p text:style-name="P4">
Як передає власний кореспондент Укрінформу, про це Резніков повідомив на поляхПершої Чорноморської безпекової конференції у Бухаресті.</text:p>
      <text:p text:style-name="P4">
"Я мав зустріч і буду ще мати зустрічі з представниками військово-промисловогокомплексу Румунії. Їх індустрія виготовляє деякі непогані речі, які нампотрібні для підвищення обороноздатності наших сил оборони", - підкреслив <text:a xlink:type="simple" xlink:href="https://www.ukrinform.ua/tag-reznikov" text:style-name="Internet_20_link" text:visited-style-name="Visited_20_Internet_20_Link">
</text:a>
 .</text:p>
      <text:p text:style-name="P4">
Водночас міністр зазначив, що не все може розказати публічно, щоб "залишитинам можливість для маневру".</text:p>
      <text:p text:style-name="P4">
<text:span text:style-name="T4">
Читайте також:</text:span>
 <text:a xlink:type="simple" xlink:href="https://www.ukrinform.ua/rubric-ato/3695529-dla-bezpeki-regionu-neobhidna-deokupacia-krimu-i-ce-bude-zrobleno-reznikov.html" text:style-name="Internet_20_link" text:visited-style-name="Visited_20_Internet_20_Link">
 <text:span text:style-name="T4">
Резніков</text:span>
 </text:a>
</text:p>
      <text:p text:style-name="P4">
Очільник оборонного відомства України також повідомив, що під час зустрічірумунський колега запевнив його, що усі політичні сили Румунії підтримуютьУкраїну та бажають їй перемоги.</text:p>
      <text:p text:style-name="P4">
Як повідомляв Укрінформ, у столиці Румунії у четвер проходить другий(офіційний) день Першої Чорноморської безпекової <text:a xlink:type="simple" xlink:href="https://www.ukrinform.ua/rubric-polytics/3695230-u-buharesti-rozpocalasa-cornomorska-bezpekova-konferencia.html" text:style-name="Internet_20_link" text:visited-style-name="Visited_20_Internet_20_Link">
</text:a>
 , яка зібрала в Бухарестіпредставників понад 50 країн та організацій.</text:p>
      <text:p text:style-name="P4">
Source: <text:a xlink:type="simple" xlink:href="https://www.ukrinform.ua/rubric-ato/3695649-reznikov-opk-rumunii-viroblae-deaki-nepogani-reci-aki-nam-potribni.html" text:style-name="Internet_20_link" text:visited-style-name="Visited_20_Internet_20_Link">
https://www.ukrinform.ua/rubric-ato/3695649-reznikov-opk-rumunii-viroblae-deaki-nepogani-reci-aki-nam-potribni.html</text:a>
</text:p>
      <!--NEWS-->
      <text:h text:style-name="P10" text:outline-level="1">
<text:span text:style-name="T4">
Ліга Європи УЄФА: «Ювентус» переміг, а «МЮ» і «Баєр» зіграли внічию у своїх матчах</text:span>
</text:h>
      <text:p text:style-name="P4">
Authors: Ukrinform (Person)</text:p>
      <text:p text:style-name="P4">
Publisher: Укринформ (Organization)</text:p>
      <text:p text:style-name="P4">
Published Time: 2023-04-14T00:39:09+03:00</text:p>
      <text:p text:style-name="P4">
Modified Time: 2023-04-14T00:39:09+03:00</text:p>
      <text:p text:style-name="P4">
Description: «Баєр» розписав нічию з «Рояль Уніоном», а «МЮ» - із «Севільєю». — Укрінформ.</text:p>
      <text:p text:style-name="P4">
Images: ["<text:a xlink:type="simple" xlink:href="https://static.ukrinform.com/photos/2023_04/thumb_files/630_360_1681421874-775.jpg" text:style-name="Internet_20_link" text:visited-style-name="Visited_20_Internet_20_Link">
630_360_16814...</text:a>
"]</text:p>
      <text:p text:style-name="P4">
Tags: ['Футбол', 'Ліга Європи']</text:p>
      <text:p text:style-name="P4">
Type: Article</text:p>
      <!--METADATA-->
      <text:p text:style-name="P4">
<draw:frame draw:style-name="fr1" draw:name="Image397" text:anchor-type="as-char" svg:width="6.9236in" svg:height="3.956343in" draw:z-index="0">
<draw:image xlink:href="../Images/yкринформ/2023-04-14T00-39-09-03-00/630_360_1681421874-775.jpg" xlink:type="simple" xlink:show="embed" xlink:actuate="onLoad" draw:mime-type="image/jpeg"/>
</draw:frame>
 «Баєр»розписав нічию з «Рояль Уніоном», а «МЮ» - із «Севільєю».</text:p>
      <text:p text:style-name="P4">
Закінчився ігровий день перших чвертьфінальних матчів Ліги Європи, передаєУкрінформ.</text:p>
      <text:p text:style-name="P4">
«Ювентус» мінімально здолав «Спортінг» - 1:0. Єдиний гол на рахунку Гатті.</text:p>
      <text:p text:style-name="P4">
В іншому матчі «Манчестер Юнайтед» зіграв внічию із «Севільєю» - 2:2. Забітцерзабив у ворота португальців, а Маласія і Магвайр відзначилися автоголами.</text:p>
      <text:p text:style-name="P4">
Ще один матч між «Баєром» і «Рояль Уніоном» завершився внічию - 1:1. У складінімців відзначився Вірц. Бельгійці відповіли точним ударом Боніфейса.</text:p>
      <text:p text:style-name="P4">
<text:span text:style-name="T4">
Читайте також:</text:span>
 <text:a xlink:type="simple" xlink:href="https://www.ukrinform.ua/rubric-sports/3695625-liga-evropi-uefa-roma-postupilas-feenordu.html" text:style-name="Internet_20_link" text:visited-style-name="Visited_20_Internet_20_Link">
 <text:span text:style-name="T4">
Рома</text:span>
 </text:a>
</text:p>
      <text:p text:style-name="P4">
Як повідомлялося, у першому поєдинку ігрового дня Ліги Європи «Феєнорд» здолав«Рому» (1:0).</text:p>
      <text:p text:style-name="P4">
Фото: twitter.com/juventusfc</text:p>
      <text:p text:style-name="P4">
Source: <text:a xlink:type="simple" xlink:href="https://www.ukrinform.ua/rubric-sports/3695650-liga-evropi-uefa-uventus-peremig-a-mu-i-baer-zigrali-vniciu-u-svoih-matcah.html" text:style-name="Internet_20_link" text:visited-style-name="Visited_20_Internet_20_Link">
https://www.ukrinform.ua/rubric-sports/3695650-liga-evropi-uefa-uventus-peremig-a-mu-i-baer-zigrali-vniciu-u-svoih-matcah.html</text:a>
</text:p>
      <!--NEWS-->
      <text:h text:style-name="P10" text:outline-level="1">
<text:span text:style-name="T4">
росіяни уявляють взяття Бахмута як перемогу в Другій світовій війні - Данілов</text:span>
</text:h>
      <text:p text:style-name="P4">
Authors: Ukrinform (Person)</text:p>
      <text:p text:style-name="P4">
Publisher: Укринформ (Organization)</text:p>
      <text:p text:style-name="P4">
Published Time: 2023-04-14T00:47:00+03:00</text:p>
      <text:p text:style-name="P4">
Modified Time: 2023-04-14T00:47:00+03:00</text:p>
      <text:p text:style-name="P4">
Description: Секретар Ради національної безпеки і оборони України Олексій Данілов заявив, що військові російської армія чомусь уявляють захоплення Бахмута як перемогу у Другій світовій війні. — Укрінформ.</text:p>
      <text:p text:style-name="P4">
Images: ["<text:a xlink:type="simple" xlink:href="https://static.ukrinform.com/photos/2022_12/thumb_files/630_360_1671467664-524.jpg" text:style-name="Internet_20_link" text:visited-style-name="Visited_20_Internet_20_Link">
630_360_16714...</text:a>
"]</text:p>
      <text:p text:style-name="P4">
Tags: ['Бахмут', 'РНБО', 'Данілов', 'Війна з росією', 'Єдині новини']</text:p>
      <text:p text:style-name="P4">
Type: Article</text:p>
      <!--METADATA-->
      <text:p text:style-name="P4">
<draw:frame draw:style-name="fr1" draw:name="Image398" text:anchor-type="as-char" svg:width="6.9236in" svg:height="3.956343in" draw:z-index="0">
<draw:image xlink:href="../Images/yкринформ/2023-04-14T00-47-00-03-00/630_360_1671467664-524.jpg" xlink:type="simple" xlink:show="embed" xlink:actuate="onLoad" draw:mime-type="image/jpeg"/>
</draw:frame>
 СекретарРади національної безпеки і оборони України Олексій Данілов заявив, щовійськові російської армія чомусь уявляють захоплення Бахмута як перемогу уДругій світовій війні.</text:p>
      <text:p text:style-name="P4">
Про це він сказав в ефірі телемарафону "Єдині новини", коментуючи зосередженняросіян на чотирьох напрямках на сході і ймовірність того, що українськимвійськовим доведеться відступити, повідомляє Укрінформ.</text:p>
      <text:p text:style-name="P4">
"Ми ні звідки відступати не збираємось. Про захоплення Бахмута росіяни ужеволають місяць-півтора. Повісять десь якусь ганчірку і кричать. Вони чомусьсобі уявляють, що для них захоплення Бахмута буде як перемога у Другійсвітовій війні. Вони божевільні, бо ввважають, що взяття одного населеногопункту - це вирішення усіх питань. Ми зі свого боку нікому нічого здавати незбираємось. Але в разі загрози остаточне рішення будуть приймати військові", -заявив Данілов.</text:p>
      <text:p text:style-name="P4">
Він зазначив, що ситуацію на фронті, а особливо найгарячіші напрямки, кожногоразу обговорюють на Ставці Верховного головнокомандувача і кожного ранку нанараді у Президента за участі керівників Міноборони, Генштабу, усіх генералів.</text:p>
      <text:p text:style-name="P4">
<text:span text:style-name="T4">
Читайте також:</text:span>
 <text:a xlink:type="simple" xlink:href="https://www.ukrinform.ua/rubric-ato/3695419-rosiani-namagautsa-otociti-bahmut-iz-pivnoci-ta-pivdna-genstab.html" text:style-name="Internet_20_link" text:visited-style-name="Visited_20_Internet_20_Link">
 <text:span text:style-name="T4">
Бахмут</text:span>
 </text:a>
</text:p>
      <text:p text:style-name="P4">
Відповідаючи на питання, чи не вбачаються у діях росіян наміри взяти у кільцеАвдіївку, Данілов сказав, що на цьому напрямку працюють професійні досвідченіукраїнські військовослужбовці і генерали, які мають досвід ведення війни з2014 року. "Тому як тільки раптом виникне загроза оточення, рішенняприйматиметься миттєво", - зазначив він.</text:p>
      <text:p text:style-name="P4">
Як повідомляв Укрінформ, зараз ворог сконцентрував усі свої професійні ударнісили на чотирьох напрямках на сході - Мар'їнський, Лиманський, Бахмутський іАвдіївка.</text:p>
      <text:p text:style-name="P4">
Упродовж останніх двох тижнів у районі міста Бахмут  <text:a xlink:type="simple" xlink:href="https://www.ukrinform.ua/tag-doneccina" text:style-name="Internet_20_link" text:visited-style-name="Visited_20_Internet_20_Link">
</text:a>
 області російська федерація втратилавбитими та пораненими майже 4,5 тисячі військовослужбовців регулярних збройнихсил рф і бойовиків приватної військової компанії “вагнер”.</text:p>
      <text:p text:style-name="P4">
<text:span text:style-name="T5">
Фото: Генштаб ЗСУ</text:span>
</text:p>
      <text:p text:style-name="P4">
Source: <text:a xlink:type="simple" xlink:href="https://www.ukrinform.ua/rubric-ato/3695642-danilov-rosiani-uavlaut-vzatta-bahmuta-ak-peremogu-v-drugij-svitovij-vijni.html" text:style-name="Internet_20_link" text:visited-style-name="Visited_20_Internet_20_Link">
https://www.ukrinform.ua/rubric-ato/3695642-danilov-rosiani-uavlaut-vzatta-bahmuta-ak-peremogu-v-drugij-svitovij-vijni.html</text:a>
</text:p>
      <!--NEWS-->
      <text:h text:style-name="P10" text:outline-level="1">
<text:span text:style-name="T4">
Офіс генпрокурора зафіксував понад 77 тисяч воєнних злочинів росіян в Україні - Костін</text:span>
</text:h>
      <text:p text:style-name="P4">
Authors: Ukrinform (Person)</text:p>
      <text:p text:style-name="P4">
Publisher: Укринформ (Organization)</text:p>
      <text:p text:style-name="P4">
Published Time: 2023-04-14T01:09:00+03:00</text:p>
      <text:p text:style-name="P4">
Modified Time: 2023-04-14T01:09:00+03:00</text:p>
      <text:p text:style-name="P4">
Description: З часу початку повномасштабного російського вторгнення, Україна уже зареєструвала вчинення на своїй території понад 77 тисяч воєнних злочинів. — Укрінформ.</text:p>
      <text:p text:style-name="P4">
Images: ["<text:a xlink:type="simple" xlink:href="https://static.ukrinform.com/photos/2022_08/thumb_files/630_360_1659550516-968.jpg" text:style-name="Internet_20_link" text:visited-style-name="Visited_20_Internet_20_Link">
630_360_16595...</text:a>
"]</text:p>
      <text:p text:style-name="P4">
Tags: ['Російські військові', 'Воєнні злочини', 'Офіс генпрокурора', 'Андрій Костін', 'Війна з росією']</text:p>
      <text:p text:style-name="P4">
Type: Article</text:p>
      <!--METADATA-->
      <text:p text:style-name="P4">
<draw:frame draw:style-name="fr1" draw:name="Image399" text:anchor-type="as-char" svg:width="6.9236in" svg:height="3.956343in" draw:z-index="0">
<draw:image xlink:href="../Images/yкринформ/2023-04-14T01-09-00-03-00/630_360_1659550516-968.jpg" xlink:type="simple" xlink:show="embed" xlink:actuate="onLoad" draw:mime-type="image/jpeg"/>
</draw:frame>
 З часупочатку повномасштабного російського вторгнення, Україна уже зареєструвалавчинення на своїй території понад 77 тисяч воєнних злочинів.</text:p>
      <text:p text:style-name="P4">
Як повідомляє кореспондент Укрінформу, про це в інтерв’ю <text:a xlink:type="simple" xlink:href="https://www.washingtonpost.com/washington-post-live/2023/04/12/ukraines-prosecutor-general-investigating-alleged-russian-war-crimes/" text:style-name="Internet_20_link" text:visited-style-name="Visited_20_Internet_20_Link">
</text:a>
 розповівгенеральний прокурор України Андрій Костін.</text:p>
      <text:p text:style-name="P4">
“Станом на сьогодні, ми зареєстрували більш як 77 тисяч випадків вчиненнявоєнних злочинів. Йдеться не лише про вбивства, приниження та ґвалтування, атакож про руйнування власності, примусову депортацію. &lt;...&gt;
 й масовемародерство на окупованих територіях”, - сказав Костін.</text:p>
      <text:p text:style-name="P4">
Він наголосив, що “не існує таких <text:a xlink:type="simple" xlink:href="https://www.ukrinform.ua/tag-vijskovi-zlocini" text:style-name="Internet_20_link" text:visited-style-name="Visited_20_Internet_20_Link">
 </text:a>
 , які не чинилися й не чиняться росіянами в Україні”. “Ми отримуємоінформацію звідусіль, з усіх джерел, але, звісно, найбільше - від жертввірогідних воєнних злочинів, вчинених рф”, - зазначив генпрокурор.</text:p>
      <text:p text:style-name="P4">
<text:span text:style-name="T4">
Читайте також:</text:span>
 <text:a xlink:type="simple" xlink:href="https://www.ukrinform.ua/rubric-ato/3694863-ukraina-zaklikae-ofis-prokurora-mks-nevidkladno-zvernuti-uvagu-na-stratu-ukrainskogo-bijca.html" text:style-name="Internet_20_link" text:visited-style-name="Visited_20_Internet_20_Link">
 </text:a>
</text:p>
      <text:p text:style-name="P4">
Костін додав, що Україна уже встановила та повідомила про підозру у вчиненніцих злочинів 305 особам. “Вже є 150 обвинувальних актів та 30 вироківукраїнських судів стосовно російських воєнних злочинів, вчинених на територіїУкраїни”, - зауважив він.</text:p>
      <text:p text:style-name="P4">
На його переконання, “більш як 99% воєнних злочинів, вчинених проти українців,будуть розслідувані та судимі в Україні”.</text:p>
      <text:p text:style-name="P4">
“На додачу до наших національних зусиль, розслідувань Міжнародногокримінального суду й команди прокурора Хана, ми також координуємо роботу ізвладою 20 держав, які розпочали розслідування щодо можливого вчиненняросіянами воєнних злочинів на території України”, - підсумував Костін.</text:p>
      <text:p text:style-name="P4">
<text:span text:style-name="T5">
Фото: Офіс генпрокурора</text:span>
</text:p>
      <text:p text:style-name="P4">
Source: <text:a xlink:type="simple" xlink:href="https://www.ukrinform.ua/rubric-ato/3695651-ofis-genprokurora-zafiksuvav-ponad-77-tisac-voennih-zlociniv-rosian-v-ukraini-kostin.html" text:style-name="Internet_20_link" text:visited-style-name="Visited_20_Internet_20_Link">
https://www.ukrinform.ua/rubric-ato/3695651-ofis-genprokurora-zafiksuvav-ponad-77-tisac-voennih-zlociniv-rosian-v-ukraini-kostin.html</text:a>
</text:p>
      <!--NEWS-->
      <text:h text:style-name="P10" text:outline-level="1">
<text:span text:style-name="T4">
У 2023 році Україна отримає від Японії 3,5 млрд доларів США прямої бюджетної підтримки</text:span>
</text:h>
      <text:p text:style-name="P4">
Author: ['АРМІЯINFORM']</text:p>
      <text:p text:style-name="P4">
Time: 2023-04-14T98:00:00-04:00</text:p>
      <text:p text:style-name="P4">
Description: Перебуваючи з робочим візитом у США, Міністр фінансів України Сергій Марченко пров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89df50deeba3d0c381bdc6b874022cb.jpeg" text:style-name="Internet_20_link" text:visited-style-name="Visited_20_Internet_20_Link">
b89df50deeba3d0c381bdc6b874022cb.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400" text:anchor-type="as-char" svg:width="6.9236in" svg:height="4.332834in" draw:z-index="0">
<draw:image xlink:href="../Images/AРМІЯINFORM/2023-04-14T98-00-00-04-00/b89df50deeba3d0c381bdc6b874022cb.jpeg" xlink:type="simple" xlink:show="embed" xlink:actuate="onLoad" draw:mime-type="image/jpeg"/>
</draw:frame>
 Ілюстративнефото</text:p>
      <text:p text:style-name="P4">
Перебуваючи з робочим візитом у США, Міністр фінансів України Сергій Марченкопровів зустріч з Міністром фінансів Японії Сунічі Судзукі.</text:p>
      <text:p text:style-name="P4">
У зустрічі також взяли участь Заступник Міністра фінансів Ольга Зикова,Заступник Міністра фінансів з питань європейської інтеграції Юрій Драганчук,Урядовий уповноважений з питань управління державним боргом Юрій Буца.</text:p>
      <text:p text:style-name="P4">
Сторони обговорили потреби держбюджету України на пріоритетні напрямивідновлення і реконструкції країни.</text:p>
      <text:p text:style-name="P4">
«Україна надзвичайно цінує внесок Японії у пришвидшення нашої перемоги увійні, зокрема через системне надання фінансової, гуманітарної допомоги тасанкційний тиск на росію. Головуючи в G7 у 2023 році, Японія демонструєпринципове лідерство у підтримці українського питання на порядку денномуміжнародних заходів, а також у покращенні координації фінансової допомоги дляУкраїни», — зазначив Сергій Марченко.</text:p>
      <text:p text:style-name="P4">
Міністр фінансів України наголосив, що в умовах війни, зовнішнє фінансуваннямає ключову роль у збереженні макроекономічної стабільності через значнезбільшення видатків на захист і оборону.</text:p>
      <text:p text:style-name="P4">
Сунічі Судзукі підтвердив наміри Уряду Японії спрямувати в Україну 3,5 млрддоларів США прямої бюджетної підтримки протягом 2023 року. Ці кошти дозволятьпрофінансувати пріоритетні, зокрема соціальні та гуманітарні видатки.</text:p>
      <text:p text:style-name="P4">
Від початку повномасштабної війни, Японія надала Україні 581 млн доларів СШАпільгового фінансування.</text:p>
      <text:p text:style-name="P4">
Під час обговорення відновлення та реконструкції країни, Сергій Марченкозазначив, що для реалізації швидкого відновлення у 2023 році Українарозраховує на підтримку міжнародних партнерів та приватного сектору.</text:p>
      <text:p text:style-name="P4">
Нагадаємо, що за спільною оцінкою Уряду України, Світового банку, ЄвропейськоїКомісії та ООН, потреби України на швидке відновлення у 2023 році оцінюються в14,1 млрд доларів США.</text:p>
      <text:p text:style-name="P4">
Представники Міністерства фінансів Японії висловили готовність підтриматиУкраїну у відбудові, зокрема через потенційні спільні проекти з Японськимагентством міжнародного співробітництва «Джайка» (JICA).</text:p>
      <text:p text:style-name="P4">
<text:span text:style-name="T4">
Джерело:</text:span>
 <text:a xlink:type="simple" xlink:href="https://www.kmu.gov.ua/news/ukraina-otrymaie-35-mlrd-dolariv-ssha-vid-iaponii-u-2023-rotsi-ministr-finansiv-iaponii-pid-chas-zustrichi-z-serhiiem-marchenkom" text:style-name="Internet_20_link" text:visited-style-name="Visited_20_Internet_20_Link">
<text:span text:style-name="T5">
Урядовий портал</text:span>
</text:a>
</text:p>
      <text:p text:style-name="P4">
Source: <text:a xlink:type="simple" xlink:href="https://armyinform.com.ua/2023/04/14/u-2023-roczi-ukrayina-otrymaye-vid-yaponiyi-35-mlrd-dolariv-ssha-pryamoyi-byudzhetnoyi-pidtrymky/" text:style-name="Internet_20_link" text:visited-style-name="Visited_20_Internet_20_Link">
https://armyinform.com.ua/2023/04/14/u-2023-roczi-ukrayina-otrymaye-vid-yaponiyi-35-mlrd-dolariv-ssha-pryamoyi-byudzhetnoyi-pidtrymky/</text:a>
</text:p>
      <!--NEWS-->
      <text:h text:style-name="P10" text:outline-level="1">
<text:span text:style-name="T4">
Свідки воєнних злочинів та потерпілі від війни отримають комплексну та кваліфіковану допомогу</text:span>
</text:h>
      <text:p text:style-name="P4">
Author: ['АРМІЯINFORM']</text:p>
      <text:p text:style-name="P4">
Time: 2023-04-14T99:00:00-04:00</text:p>
      <text:p text:style-name="P4">
Description: Генеральний прокурор Андрій Костін підписав Концепцію реалізації механізму підтрим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1-scaled.jpg" text:style-name="Internet_20_link" text:visited-style-name="Visited_20_Internet_20_Link">
20-1-scaled.jpg</text:a>
']</text:p>
      <text:p text:style-name="P4">
Tags: ['STOPRUSSIA', 'АГРЕСІЯ РФ', 'ОФІС ГЕНЕРАЛЬНОГО ПРОКУРОРА УКРАЇНИ']</text:p>
      <text:p text:style-name="P4">
Category: News</text:p>
      <!--METADATA-->
      <text:p text:style-name="P4">
<draw:frame draw:style-name="fr1" draw:name="Image401" text:anchor-type="as-char" svg:width="6.9236in" svg:height="6.9236in" draw:z-index="0">
<draw:image xlink:href="../Images/AРМІЯINFORM/2023-04-14T99-00-00-04-00/20-1-scaled.jpg" xlink:type="simple" xlink:show="embed" xlink:actuate="onLoad" draw:mime-type="image/jpeg"/>
</draw:frame>
</text:p>
      <text:p text:style-name="P4">
Генеральний прокурор Андрій Костін підписав Концепцію реалізації механізмупідтримки потерпілих і свідків воєнних та інших міжнародних злочинів.</text:p>
      <text:p text:style-name="P4">
У складі Офісу Генпрокурора буде створено Координаційний центр. У ньому та увідповідних підрозділах регіональних прокуратур працюватимуть координатори зпитань підтримки потерпілих і свідків. Це будуть не прокурори, а фахівці зіспеціальними навичками роботи з людьми, які пережили психологічну травму.</text:p>
      <text:p text:style-name="P4">
Вони інформуватимуть потерпілих та свідків про їхні права і станрозслідування, запобігатимуть повторній травматизації, координуватимутьнадання психологічної, медичної та соціальної допомоги тощо. Загалом усе, абизабезпечити захист, підтримку та справедливість для тих, хто пережив жахивійни.</text:p>
      <text:p text:style-name="P4">
Раніше подібні практики застосовувались для найчутливіших категорій злочинів:сексуального насильства, пов’язаного з конфліктом та злочинів проти дітей.Сьогодні ми запроваджуємо підтримку для учасників усіх проваджень щодозлочинів, спричинених агресією рф. Сподіваюся, незабаром ці практики станутьнормою в усій системі прокуратури. Попри всі виклики війни, працюємо над цимщодня, – зазначив Андрій Костін.</text:p>
      <text:p text:style-name="P4">
Вже найближчим часом розпочнеться конкурс на посади таких координаторів.Їхніми обов’язками буде:</text:p>
      <ul>
        <li>
          <text:p text:style-name="P4">
забезпечення зв’язку між потерпілими/свідками та прокурорами у провадженнях;</text:p>
        </li>
        <li>
          <text:p text:style-name="P4">
допомага в отриманні юридичних консультацій, направленні заяви на отримання матеріальної допомоги;</text:p>
        </li>
        <li>
          <text:p text:style-name="P4">
інформування потерпілих та свідків про їхні права та стан розслідування;</text:p>
        </li>
        <li>
          <text:p text:style-name="P4">
вживання заходів для недопущення повторної травматизації;</text:p>
        </li>
        <li>
          <text:p text:style-name="P4">
координація надання психологічної, медичної та соціальної допомоги відповідними службами та неурядовими організаціями;</text:p>
        </li>
        <li>
          <text:p text:style-name="P4">
фізичний супровід потерпілих/свідків у суді, допомага з проїздом/проживанням;</text:p>
        </li>
        <li>
          <text:p text:style-name="P4">
надання необхідної допомоги людям з інвалідністю та іншим окремим категоріям осіб.</text:p>
        </li>
      </ul>
      <text:p text:style-name="P4">
<text:span text:style-name="T4">
Джерело:</text:span>
 <text:span text:style-name="T5">
<text:a xlink:type="simple" xlink:href="https://gp.gov.ua/ua/posts/andrii-kostin-svidki-vojennix-zlociniv-ta-poterpili-vid-viini-otrimayut-kompleksnu-ta-kvalifikovanu-dopomogu" text:style-name="Internet_20_link" text:visited-style-name="Visited_20_Internet_20_Link">
Офіс Генерального прокурораУкраїни</text:a>
</text:span>
</text:p>
      <text:p text:style-name="P4">
Source: <text:a xlink:type="simple" xlink:href="https://armyinform.com.ua/2023/04/14/svidky-voyennyh-zlochyniv-ta-poterpili-vid-vijny-otrymayut-kompleksnu-ta-kvalifikovanu-dopomogu/" text:style-name="Internet_20_link" text:visited-style-name="Visited_20_Internet_20_Link">
https://armyinform.com.ua/2023/04/14/svidky-voyennyh-zlochyniv-ta-poterpili-vid-vijny-otrymayut-kompleksnu-ta-kvalifikovanu-dopomog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